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20000C3F000057F100006AF729943FA642C075F0.wmf" manifest:media-type="image/x-wmf"/>
  <manifest:file-entry manifest:full-path="Pictures/10000201000003A800000470E2A014E267100BC1.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4.25in" table:align="center" style:writing-mode="lr-tb"/>
    </style:style>
    <style:style style:name="Table2.A" style:family="table-column">
      <style:table-column-properties style:column-width="0.6667in"/>
    </style:style>
    <style:style style:name="Table2.B" style:family="table-column">
      <style:table-column-properties style:column-width="2.2361in"/>
    </style:style>
    <style:style style:name="Table2.D" style:family="table-column">
      <style:table-column-properties style:column-width="0.6806in"/>
    </style:style>
    <style:style style:name="Table2.1" style:family="table-row">
      <style:table-row-properties style:min-row-height="0.3438in" fo:keep-together="auto"/>
    </style:style>
    <style:style style:name="Table2.A1" style:family="table-cell">
      <style:table-cell-properties style:vertical-align="middle" fo:background-color="#bfbfbf" fo:padding-left="0.0486in" fo:padding-right="0.0486in" fo:padding-top="0in" fo:padding-bottom="0in" fo:border-left="1pt solid #000000" fo:border-right="none" fo:border-top="1pt solid #000000" fo:border-bottom="none" style:writing-mode="lr-tb">
        <style:background-image/>
      </style:table-cell-properties>
    </style:style>
    <style:style style:name="Table2.D1" style:family="table-cell">
      <style:table-cell-properties style:vertical-align="middle" fo:background-color="#bfbfbf" fo:padding-left="0.0486in" fo:padding-right="0.0486in" fo:padding-top="0in" fo:padding-bottom="0in" fo:border-left="0.5pt solid #000000" fo:border-right="1pt solid #000000" fo:border-top="1pt solid #000000" fo:border-bottom="none" style:writing-mode="lr-tb">
        <style:background-image/>
      </style:table-cell-properties>
    </style:style>
    <style:style style:name="Table2.2" style:family="table-row">
      <style:table-row-properties style:min-row-height="0.2188in" fo:keep-together="auto"/>
    </style:style>
    <style:style style:name="Table2.A2" style:family="table-cell">
      <style:table-cell-properties style:vertical-align="middle" fo:padding-left="0.0486in" fo:padding-right="0.0486in" fo:padding-top="0in" fo:padding-bottom="0in" fo:border-left="1pt solid #000000" fo:border-right="none" fo:border-top="1pt solid #000000" fo:border-bottom="0.5pt solid #000000" style:writing-mode="lr-tb"/>
    </style:style>
    <style:style style:name="Table2.B2" style:family="table-cell">
      <style:table-cell-properties style:vertical-align="middle" fo:padding-left="0.0486in" fo:padding-right="0.0486in" fo:padding-top="0in" fo:padding-bottom="0in" fo:border-left="1pt solid #000000" fo:border-right="none" fo:border-top="1pt solid #000000" fo:border-bottom="0.5pt solid #000000" style:writing-mode="lr-tb"/>
    </style:style>
    <style:style style:name="Table2.C2" style:family="table-cell">
      <style:table-cell-properties style:vertical-align="middle" fo:padding-left="0.0486in" fo:padding-right="0.0486in" fo:padding-top="0in" fo:padding-bottom="0in" fo:border-left="1pt solid #000000" fo:border-right="none" fo:border-top="1pt solid #000000" fo:border-bottom="0.5pt solid #000000" style:writing-mode="lr-tb"/>
    </style:style>
    <style:style style:name="Table2.D2" style:family="table-cell">
      <style:table-cell-properties style:vertical-align="middle" fo:padding-left="0.0486in" fo:padding-right="0.0486in" fo:padding-top="0in" fo:padding-bottom="0in" fo:border-left="0.5pt solid #000000" fo:border-right="1pt solid #000000" fo:border-top="1pt solid #000000" fo:border-bottom="0.5pt solid #000000" style:writing-mode="lr-tb"/>
    </style:style>
    <style:style style:name="Table2.A3" style:family="table-cell">
      <style:table-cell-properties style:vertical-align="middle" fo:padding-left="0.0486in" fo:padding-right="0.0486in" fo:padding-top="0in" fo:padding-bottom="0in" fo:border-left="1pt solid #000000" fo:border-right="none" fo:border-top="1pt solid #000000" fo:border-bottom="0.5pt solid #000000" style:writing-mode="lr-tb"/>
    </style:style>
    <style:style style:name="Table2.B3" style:family="table-cell">
      <style:table-cell-properties style:vertical-align="middle" fo:padding-left="0.0486in" fo:padding-right="0.0486in" fo:padding-top="0in" fo:padding-bottom="0in" fo:border-left="1pt solid #000000" fo:border-right="none" fo:border-top="none" fo:border-bottom="1pt solid #000000" style:writing-mode="lr-tb"/>
    </style:style>
    <style:style style:name="Table2.C3" style:family="table-cell">
      <style:table-cell-properties style:vertical-align="middle" fo:padding-left="0.0486in" fo:padding-right="0.0486in" fo:padding-top="0in" fo:padding-bottom="0in" fo:border-left="1pt solid #000000" fo:border-right="none" fo:border-top="none" fo:border-bottom="1pt solid #000000" style:writing-mode="lr-tb"/>
    </style:style>
    <style:style style:name="Table2.D3" style:family="table-cell">
      <style:table-cell-properties style:vertical-align="middle" fo:padding-left="0.0486in" fo:padding-right="0.0486in" fo:padding-top="0in" fo:padding-bottom="0in" fo:border-left="0.5pt solid #000000" fo:border-right="1pt solid #000000" fo:border-top="none" fo:border-bottom="1pt solid #000000" style:writing-mode="lr-tb"/>
    </style:style>
    <style:style style:name="Table2.A4" style:family="table-cell">
      <style:table-cell-properties style:vertical-align="middle" fo:padding-left="0.0486in" fo:padding-right="0.0486in" fo:padding-top="0in" fo:padding-bottom="0in" fo:border-left="1pt solid #000000" fo:border-right="none" fo:border-top="1pt solid #000000" fo:border-bottom="1pt solid #000000" style:writing-mode="lr-tb"/>
    </style:style>
    <style:style style:name="Table2.D4" style:family="table-cell">
      <style:table-cell-properties style:vertical-align="middle" fo:padding-left="0.0486in" fo:padding-right="0.0486in" fo:padding-top="0in" fo:padding-bottom="0in" fo:border-left="1pt solid #000000" fo:border-right="1pt solid #000000" fo:border-top="none" fo:border-bottom="1pt solid #000000" style:writing-mode="lr-tb"/>
    </style:style>
    <style:style style:name="Table2.5" style:family="table-row">
      <style:table-row-properties style:min-row-height="0.2083in" fo:keep-together="auto"/>
    </style:style>
    <style:style style:name="Table2.A5" style:family="table-cell">
      <style:table-cell-properties style:vertical-align="bottom" fo:padding-left="0.0486in" fo:padding-right="0.0486in" fo:padding-top="0in" fo:padding-bottom="0in" fo:border="none" style:writing-mode="lr-tb"/>
    </style:style>
    <style:style style:name="Table2.A6" style:family="table-cell">
      <style:table-cell-properties style:vertical-align="middle" fo:padding-left="0.0486in" fo:padding-right="0.0486in" fo:padding-top="0in" fo:padding-bottom="0in" fo:border="none" style:writing-mode="lr-tb"/>
    </style:style>
    <style:style style:name="Table1" style:family="table">
      <style:table-properties style:width="4.125in" table:align="center" style:writing-mode="lr-tb"/>
    </style:style>
    <style:style style:name="Table1.A" style:family="table-column">
      <style:table-column-properties style:column-width="2.2917in"/>
    </style:style>
    <style:style style:name="Table1.B" style:family="table-column">
      <style:table-column-properties style:column-width="0.6667in"/>
    </style:style>
    <style:style style:name="Table1.C" style:family="table-column">
      <style:table-column-properties style:column-width="1.1667in"/>
    </style:style>
    <style:style style:name="Table1.1" style:family="table-row">
      <style:table-row-properties style:min-row-height="0.5104in" fo:keep-together="auto"/>
    </style:style>
    <style:style style:name="Table1.A1" style:family="table-cell">
      <style:table-cell-properties style:vertical-align="middle" fo:background-color="#bfbfbf" fo:padding-left="0.0486in" fo:padding-right="0.0486in" fo:padding-top="0in" fo:padding-bottom="0in" fo:border-left="1pt solid #000000" fo:border-right="none" fo:border-top="1pt solid #000000" fo:border-bottom="1pt solid #000000" style:writing-mode="lr-tb">
        <style:background-image/>
      </style:table-cell-properties>
    </style:style>
    <style:style style:name="Table1.C1" style:family="table-cell">
      <style:table-cell-properties style:vertical-align="middle" fo:background-color="#bfbfbf" fo:padding-left="0.0486in" fo:padding-right="0.0486in" fo:padding-top="0in" fo:padding-bottom="0in" fo:border="1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middle" fo:padding-left="0.0486in" fo:padding-right="0.0486in" fo:padding-top="0in" fo:padding-bottom="0in" fo:border-left="1pt solid #000000" fo:border-right="none" fo:border-top="none" fo:border-bottom="0.5pt solid #000000" style:writing-mode="lr-tb"/>
    </style:style>
    <style:style style:name="Table1.B2" style:family="table-cell">
      <style:table-cell-properties style:vertical-align="middle" fo:padding-left="0.0486in" fo:padding-right="0.0486in" fo:padding-top="0in" fo:padding-bottom="0in" fo:border-left="1pt solid #000000" fo:border-right="none" fo:border-top="none" fo:border-bottom="0.5pt solid #000000" style:writing-mode="lr-tb"/>
    </style:style>
    <style:style style:name="Table1.C2" style:family="table-cell">
      <style:table-cell-properties style:vertical-align="middle" fo:padding-left="0.0486in" fo:padding-right="0.0486in" fo:padding-top="0in" fo:padding-bottom="0in" fo:border-left="1pt solid #000000" fo:border-right="1pt solid #000000" fo:border-top="none" fo:border-bottom="0.5pt solid #000000" style:writing-mode="lr-tb"/>
    </style:style>
    <style:style style:name="Table1.A3" style:family="table-cell">
      <style:table-cell-properties style:vertical-align="middle" fo:padding-left="0.0486in" fo:padding-right="0.0486in" fo:padding-top="0in" fo:padding-bottom="0in" fo:border-left="1pt solid #000000" fo:border-right="none" fo:border-top="none" fo:border-bottom="0.5pt solid #000000" style:writing-mode="lr-tb"/>
    </style:style>
    <style:style style:name="Table1.B3" style:family="table-cell">
      <style:table-cell-properties style:vertical-align="middle" fo:padding-left="0.0486in" fo:padding-right="0.0486in" fo:padding-top="0in" fo:padding-bottom="0in" fo:border-left="1pt solid #000000" fo:border-right="none" fo:border-top="none" fo:border-bottom="0.5pt solid #000000" style:writing-mode="lr-tb"/>
    </style:style>
    <style:style style:name="Table1.C3" style:family="table-cell">
      <style:table-cell-properties style:vertical-align="middle" fo:padding-left="0.0486in" fo:padding-right="0.0486in" fo:padding-top="0in" fo:padding-bottom="0in" fo:border-left="1pt solid #000000" fo:border-right="1pt solid #000000" fo:border-top="none" fo:border-bottom="0.5pt solid #000000" style:writing-mode="lr-tb"/>
    </style:style>
    <style:style style:name="Table1.A4" style:family="table-cell">
      <style:table-cell-properties style:vertical-align="middle" fo:padding-left="0.0486in" fo:padding-right="0.0486in" fo:padding-top="0in" fo:padding-bottom="0in" fo:border-left="1pt solid #000000" fo:border-right="none" fo:border-top="none" fo:border-bottom="0.5pt solid #000000" style:writing-mode="lr-tb"/>
    </style:style>
    <style:style style:name="Table1.B4" style:family="table-cell">
      <style:table-cell-properties style:vertical-align="middle" fo:padding-left="0.0486in" fo:padding-right="0.0486in" fo:padding-top="0in" fo:padding-bottom="0in" fo:border-left="1pt solid #000000" fo:border-right="none" fo:border-top="none" fo:border-bottom="0.5pt solid #000000" style:writing-mode="lr-tb"/>
    </style:style>
    <style:style style:name="Table1.C4" style:family="table-cell">
      <style:table-cell-properties style:vertical-align="middle" fo:padding-left="0.0486in" fo:padding-right="0.0486in" fo:padding-top="0in" fo:padding-bottom="0in" fo:border-left="1pt solid #000000" fo:border-right="1pt solid #000000" fo:border-top="none" fo:border-bottom="0.5pt solid #000000" style:writing-mode="lr-tb"/>
    </style:style>
    <style:style style:name="Table1.A5" style:family="table-cell">
      <style:table-cell-properties style:vertical-align="middle" fo:padding-left="0.0486in" fo:padding-right="0.0486in" fo:padding-top="0in" fo:padding-bottom="0in" fo:border-left="1pt solid #000000" fo:border-right="none" fo:border-top="none" fo:border-bottom="0.5pt solid #000000" style:writing-mode="lr-tb"/>
    </style:style>
    <style:style style:name="Table1.B5" style:family="table-cell">
      <style:table-cell-properties style:vertical-align="middle" fo:padding-left="0.0486in" fo:padding-right="0.0486in" fo:padding-top="0in" fo:padding-bottom="0in" fo:border-left="1pt solid #000000" fo:border-right="none" fo:border-top="none" fo:border-bottom="0.5pt solid #000000" style:writing-mode="lr-tb"/>
    </style:style>
    <style:style style:name="Table1.C5" style:family="table-cell">
      <style:table-cell-properties style:vertical-align="middle" fo:padding-left="0.0486in" fo:padding-right="0.0486in" fo:padding-top="0in" fo:padding-bottom="0in" fo:border-left="1pt solid #000000" fo:border-right="1pt solid #000000" fo:border-top="none" fo:border-bottom="0.5pt solid #000000" style:writing-mode="lr-tb"/>
    </style:style>
    <style:style style:name="Table1.6" style:family="table-row">
      <style:table-row-properties style:min-row-height="0.2188in" fo:keep-together="auto"/>
    </style:style>
    <style:style style:name="Table1.A6" style:family="table-cell">
      <style:table-cell-properties style:vertical-align="middle" fo:background-color="#ffffff" fo:padding-left="0.0486in" fo:padding-right="0.0486in" fo:padding-top="0in" fo:padding-bottom="0in" fo:border-left="1pt solid #000000" fo:border-right="none" fo:border-top="none" fo:border-bottom="1pt solid #000000" style:writing-mode="lr-tb">
        <style:background-image/>
      </style:table-cell-properties>
    </style:style>
    <style:style style:name="Table1.C6" style:family="table-cell">
      <style:table-cell-properties style:vertical-align="middle" fo:background-color="#ffffff" fo:padding-left="0.0486in" fo:padding-right="0.0486in" fo:padding-top="0in" fo:padding-bottom="0in" fo:border-left="1pt solid #000000" fo:border-right="1pt solid #000000" fo:border-top="none" fo:border-bottom="1pt solid #000000" style:writing-mode="lr-tb">
        <style:background-image/>
      </style:table-cell-properties>
    </style:style>
    <style:style style:name="Table4" style:family="table">
      <style:table-properties style:width="5.4715in" table:align="center" style:writing-mode="lr-tb"/>
    </style:style>
    <style:style style:name="Table4.A" style:family="table-column">
      <style:table-column-properties style:column-width="1.2563in"/>
    </style:style>
    <style:style style:name="Table4.B" style:family="table-column">
      <style:table-column-properties style:column-width="4.2153in"/>
    </style:style>
    <style:style style:name="Table4.1" style:family="table-row">
      <style:table-row-properties style:min-row-height="0.3917in" fo:keep-together="auto"/>
    </style:style>
    <style:style style:name="Table4.A1" style:family="table-cell">
      <style:table-cell-properties style:vertical-align="middle" fo:padding-left="0.075in" fo:padding-right="0.075in" fo:padding-top="0in" fo:padding-bottom="0in" fo:border-left="1.5pt solid #000000" fo:border-right="none" fo:border-top="1.5pt solid #000000" fo:border-bottom="1.5pt solid #000000" style:writing-mode="lr-tb"/>
    </style:style>
    <style:style style:name="Table4.B1" style:family="table-cell">
      <style:table-cell-properties style:vertical-align="middle" fo:padding-left="0.075in" fo:padding-right="0.075in" fo:padding-top="0in" fo:padding-bottom="0in" fo:border="1.5pt solid #000000" style:writing-mode="lr-tb"/>
    </style:style>
    <style:style style:name="Table4.2" style:family="table-row">
      <style:table-row-properties style:min-row-height="0.4521in" fo:keep-together="auto"/>
    </style:style>
    <style:style style:name="Table4.A2" style:family="table-cell">
      <style:table-cell-properties style:vertical-align="middle" fo:padding-left="0.075in" fo:padding-right="0.075in" fo:padding-top="0in" fo:padding-bottom="0in" fo:border-left="1.5pt solid #000000" fo:border-right="none" fo:border-top="1.5pt solid #000000" fo:border-bottom="0.5pt solid #000000" style:writing-mode="lr-tb"/>
    </style:style>
    <style:style style:name="Table4.B2" style:family="table-cell">
      <style:table-cell-properties style:vertical-align="middle" fo:padding-left="0.075in" fo:padding-right="0.075in" fo:padding-top="0in" fo:padding-bottom="0in" fo:border-left="1.5pt solid #000000" fo:border-right="1.5pt solid #000000" fo:border-top="1.5pt solid #000000" fo:border-bottom="0.5pt solid #000000" style:writing-mode="lr-tb"/>
    </style:style>
    <style:style style:name="Table4.3" style:family="table-row">
      <style:table-row-properties style:min-row-height="0.384in" fo:keep-together="auto"/>
    </style:style>
    <style:style style:name="Table4.A3"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4.B3"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4.4" style:family="table-row">
      <style:table-row-properties style:min-row-height="0.3889in" fo:keep-together="auto"/>
    </style:style>
    <style:style style:name="Table4.5" style:family="table-row">
      <style:table-row-properties fo:keep-together="auto"/>
    </style:style>
    <style:style style:name="Table4.A5" style:family="table-cell">
      <style:table-cell-properties style:vertical-align="middle" fo:padding-left="0.075in" fo:padding-right="0.075in" fo:padding-top="0in" fo:padding-bottom="0in" fo:border-left="1.5pt solid #000000" fo:border-right="none" fo:border-top="0.5pt solid #000000" fo:border-bottom="1.5pt solid #000000" style:writing-mode="lr-tb"/>
    </style:style>
    <style:style style:name="Table4.B5" style:family="table-cell">
      <style:table-cell-properties style:vertical-align="middle" fo:padding-left="0.075in" fo:padding-right="0.075in" fo:padding-top="0in" fo:padding-bottom="0in" fo:border-left="1.5pt solid #000000" fo:border-right="1.5pt solid #000000" fo:border-top="0.5pt solid #000000" fo:border-bottom="1.5pt solid #000000" style:writing-mode="lr-tb"/>
    </style:style>
    <style:style style:name="Table5" style:family="table">
      <style:table-properties style:width="6.2583in" table:align="center" style:writing-mode="lr-tb"/>
    </style:style>
    <style:style style:name="Table5.A" style:family="table-column">
      <style:table-column-properties style:column-width="0.5597in"/>
    </style:style>
    <style:style style:name="Table5.B" style:family="table-column">
      <style:table-column-properties style:column-width="5.6986in"/>
    </style:style>
    <style:style style:name="Table5.1" style:family="table-row">
      <style:table-row-properties fo:keep-together="auto"/>
    </style:style>
    <style:style style:name="Table5.A1" style:family="table-cell">
      <style:table-cell-properties style:vertical-align="middle" fo:background-color="#595959" fo:padding-left="0.075in" fo:padding-right="0.075in" fo:padding-top="0in" fo:padding-bottom="0in" fo:border="1.5pt solid #000000" style:writing-mode="lr-tb">
        <style:background-image/>
      </style:table-cell-properties>
    </style:style>
    <style:style style:name="Table5.2" style:family="table-row">
      <style:table-row-properties style:min-row-height="0.384in" fo:keep-together="auto"/>
    </style:style>
    <style:style style:name="Table5.A2"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5.3" style:family="table-row">
      <style:table-row-properties style:min-row-height="0.3889in" fo:keep-together="auto"/>
    </style:style>
    <style:style style:name="Table5.A3"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5.A4" style:family="table-cell">
      <style:table-cell-properties style:vertical-align="middle" fo:background-color="#808080" fo:padding-left="0.075in" fo:padding-right="0.075in" fo:padding-top="0in" fo:padding-bottom="0in" fo:border-left="1.5pt solid #000000" fo:border-right="none" fo:border-top="0.5pt solid #000000" fo:border-bottom="0.5pt solid #000000" style:writing-mode="lr-tb">
        <style:background-image/>
      </style:table-cell-properties>
    </style:style>
    <style:style style:name="Table5.B4" style:family="table-cell">
      <style:table-cell-properties style:vertical-align="middle" fo:background-color="#808080" fo:padding-left="0.075in" fo:padding-right="0.075in" fo:padding-top="0in" fo:padding-bottom="0in" fo:border-left="1.5pt solid #000000" fo:border-right="1.5pt solid #000000" fo:border-top="0.5pt solid #000000" fo:border-bottom="0.5pt solid #000000" style:writing-mode="lr-tb">
        <style:background-image/>
      </style:table-cell-properties>
    </style:style>
    <style:style style:name="Table5.A5"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5.B5"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5.A6"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5.B6"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5.A7"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5.B7"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5.A8"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5.B8"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5.A9" style:family="table-cell">
      <style:table-cell-properties style:vertical-align="middle" fo:padding-left="0.075in" fo:padding-right="0.075in" fo:padding-top="0in" fo:padding-bottom="0in" fo:border-left="1.5pt solid #000000" fo:border-right="none" fo:border-top="0.5pt solid #000000" fo:border-bottom="1.5pt solid #000000" style:writing-mode="lr-tb"/>
    </style:style>
    <style:style style:name="Table5.B9" style:family="table-cell">
      <style:table-cell-properties style:vertical-align="middle" fo:padding-left="0.075in" fo:padding-right="0.075in" fo:padding-top="0in" fo:padding-bottom="0in" fo:border-left="1.5pt solid #000000" fo:border-right="1.5pt solid #000000" fo:border-top="0.5pt solid #000000" fo:border-bottom="1.5pt solid #000000" style:writing-mode="lr-tb"/>
    </style:style>
    <style:style style:name="Table6" style:family="table">
      <style:table-properties style:width="6.1958in" table:align="center" style:writing-mode="lr-tb"/>
    </style:style>
    <style:style style:name="Table6.A" style:family="table-column">
      <style:table-column-properties style:column-width="0.5285in"/>
    </style:style>
    <style:style style:name="Table6.B" style:family="table-column">
      <style:table-column-properties style:column-width="5.6674in"/>
    </style:style>
    <style:style style:name="Table6.1" style:family="table-row">
      <style:table-row-properties fo:keep-together="auto"/>
    </style:style>
    <style:style style:name="Table6.A1" style:family="table-cell">
      <style:table-cell-properties style:vertical-align="middle" fo:background-color="#595959" fo:padding-left="0.075in" fo:padding-right="0.075in" fo:padding-top="0in" fo:padding-bottom="0in" fo:border="1.5pt solid #000000" style:writing-mode="lr-tb">
        <style:background-image/>
      </style:table-cell-properties>
    </style:style>
    <style:style style:name="Table6.2" style:family="table-row">
      <style:table-row-properties style:min-row-height="0.384in" fo:keep-together="auto"/>
    </style:style>
    <style:style style:name="Table6.A2"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6.3" style:family="table-row">
      <style:table-row-properties style:min-row-height="0.3889in" fo:keep-together="auto"/>
    </style:style>
    <style:style style:name="Table6.A3"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6.A4" style:family="table-cell">
      <style:table-cell-properties style:vertical-align="middle" fo:background-color="#808080" fo:padding-left="0.075in" fo:padding-right="0.075in" fo:padding-top="0in" fo:padding-bottom="0in" fo:border-left="1.5pt solid #000000" fo:border-right="none" fo:border-top="0.5pt solid #000000" fo:border-bottom="0.5pt solid #000000" style:writing-mode="lr-tb">
        <style:background-image/>
      </style:table-cell-properties>
    </style:style>
    <style:style style:name="Table6.B4" style:family="table-cell">
      <style:table-cell-properties style:vertical-align="middle" fo:background-color="#808080" fo:padding-left="0.075in" fo:padding-right="0.075in" fo:padding-top="0in" fo:padding-bottom="0in" fo:border-left="1.5pt solid #000000" fo:border-right="1.5pt solid #000000" fo:border-top="0.5pt solid #000000" fo:border-bottom="0.5pt solid #000000" style:writing-mode="lr-tb">
        <style:background-image/>
      </style:table-cell-properties>
    </style:style>
    <style:style style:name="Table6.A5"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6.B5"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6.A6"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6.B6"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6.A7"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6.B7"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6.A8"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6.B8"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6.A9" style:family="table-cell">
      <style:table-cell-properties style:vertical-align="middle" fo:padding-left="0.075in" fo:padding-right="0.075in" fo:padding-top="0in" fo:padding-bottom="0in" fo:border-left="1.5pt solid #000000" fo:border-right="none" fo:border-top="0.5pt solid #000000" fo:border-bottom="1.5pt solid #000000" style:writing-mode="lr-tb"/>
    </style:style>
    <style:style style:name="Table6.B9" style:family="table-cell">
      <style:table-cell-properties style:vertical-align="middle" fo:padding-left="0.075in" fo:padding-right="0.075in" fo:padding-top="0in" fo:padding-bottom="0in" fo:border-left="1.5pt solid #000000" fo:border-right="1.5pt solid #000000" fo:border-top="0.5pt solid #000000" fo:border-bottom="1.5pt solid #000000" style:writing-mode="lr-tb"/>
    </style:style>
    <style:style style:name="Table7" style:family="table">
      <style:table-properties style:width="6.1958in" table:align="center" style:writing-mode="lr-tb"/>
    </style:style>
    <style:style style:name="Table7.A" style:family="table-column">
      <style:table-column-properties style:column-width="0.5285in"/>
    </style:style>
    <style:style style:name="Table7.B" style:family="table-column">
      <style:table-column-properties style:column-width="5.6674in"/>
    </style:style>
    <style:style style:name="Table7.1" style:family="table-row">
      <style:table-row-properties fo:keep-together="auto"/>
    </style:style>
    <style:style style:name="Table7.A1" style:family="table-cell">
      <style:table-cell-properties style:vertical-align="middle" fo:background-color="#595959" fo:padding-left="0.075in" fo:padding-right="0.075in" fo:padding-top="0in" fo:padding-bottom="0in" fo:border-left="1.5pt solid #000000" fo:border-right="1.5pt solid #000000" fo:border-top="none" fo:border-bottom="1.5pt solid #000000" style:writing-mode="lr-tb">
        <style:background-image/>
      </style:table-cell-properties>
    </style:style>
    <style:style style:name="Table7.2" style:family="table-row">
      <style:table-row-properties style:min-row-height="0.5882in" fo:keep-together="auto"/>
    </style:style>
    <style:style style:name="Table7.A2"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7.3" style:family="table-row">
      <style:table-row-properties style:min-row-height="0.3889in" fo:keep-together="auto"/>
    </style:style>
    <style:style style:name="Table7.A3"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7.A4" style:family="table-cell">
      <style:table-cell-properties style:vertical-align="middle" fo:background-color="#808080" fo:padding-left="0.075in" fo:padding-right="0.075in" fo:padding-top="0in" fo:padding-bottom="0in" fo:border-left="1.5pt solid #000000" fo:border-right="none" fo:border-top="0.5pt solid #000000" fo:border-bottom="0.5pt solid #000000" style:writing-mode="lr-tb">
        <style:background-image/>
      </style:table-cell-properties>
    </style:style>
    <style:style style:name="Table7.B4" style:family="table-cell">
      <style:table-cell-properties style:vertical-align="middle" fo:background-color="#808080" fo:padding-left="0.075in" fo:padding-right="0.075in" fo:padding-top="0in" fo:padding-bottom="0in" fo:border-left="1.5pt solid #000000" fo:border-right="1.5pt solid #000000" fo:border-top="0.5pt solid #000000" fo:border-bottom="0.5pt solid #000000" style:writing-mode="lr-tb">
        <style:background-image/>
      </style:table-cell-properties>
    </style:style>
    <style:style style:name="Table7.A5"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7.B5"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7.A6"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7.B6"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7.A7"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7.B7"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7.A8"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7.B8"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7.A9" style:family="table-cell">
      <style:table-cell-properties style:vertical-align="middle" fo:padding-left="0.075in" fo:padding-right="0.075in" fo:padding-top="0in" fo:padding-bottom="0in" fo:border-left="1.5pt solid #000000" fo:border-right="none" fo:border-top="0.5pt solid #000000" fo:border-bottom="1.5pt solid #000000" style:writing-mode="lr-tb"/>
    </style:style>
    <style:style style:name="Table7.B9" style:family="table-cell">
      <style:table-cell-properties style:vertical-align="middle" fo:padding-left="0.075in" fo:padding-right="0.075in" fo:padding-top="0in" fo:padding-bottom="0in" fo:border-left="1.5pt solid #000000" fo:border-right="1.5pt solid #000000" fo:border-top="0.5pt solid #000000" fo:border-bottom="1.5pt solid #000000" style:writing-mode="lr-tb"/>
    </style:style>
    <style:style style:name="Table8" style:family="table">
      <style:table-properties style:width="6.1854in" table:align="center" style:writing-mode="lr-tb"/>
    </style:style>
    <style:style style:name="Table8.A" style:family="table-column">
      <style:table-column-properties style:column-width="0.5236in"/>
    </style:style>
    <style:style style:name="Table8.B" style:family="table-column">
      <style:table-column-properties style:column-width="5.6618in"/>
    </style:style>
    <style:style style:name="Table8.1" style:family="table-row">
      <style:table-row-properties fo:keep-together="auto"/>
    </style:style>
    <style:style style:name="Table8.A1" style:family="table-cell">
      <style:table-cell-properties style:vertical-align="middle" fo:background-color="#595959" fo:padding-left="0.075in" fo:padding-right="0.075in" fo:padding-top="0in" fo:padding-bottom="0in" fo:border="1.5pt solid #000000" style:writing-mode="lr-tb">
        <style:background-image/>
      </style:table-cell-properties>
    </style:style>
    <style:style style:name="Table8.2" style:family="table-row">
      <style:table-row-properties style:min-row-height="0.384in" fo:keep-together="auto"/>
    </style:style>
    <style:style style:name="Table8.A2"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8.3" style:family="table-row">
      <style:table-row-properties style:min-row-height="0.3889in" fo:keep-together="auto"/>
    </style:style>
    <style:style style:name="Table8.A3"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8.A4" style:family="table-cell">
      <style:table-cell-properties style:vertical-align="middle" fo:background-color="#808080" fo:padding-left="0.075in" fo:padding-right="0.075in" fo:padding-top="0in" fo:padding-bottom="0in" fo:border-left="1.5pt solid #000000" fo:border-right="none" fo:border-top="0.5pt solid #000000" fo:border-bottom="0.5pt solid #000000" style:writing-mode="lr-tb">
        <style:background-image/>
      </style:table-cell-properties>
    </style:style>
    <style:style style:name="Table8.B4" style:family="table-cell">
      <style:table-cell-properties style:vertical-align="middle" fo:background-color="#808080" fo:padding-left="0.075in" fo:padding-right="0.075in" fo:padding-top="0in" fo:padding-bottom="0in" fo:border-left="1.5pt solid #000000" fo:border-right="1.5pt solid #000000" fo:border-top="0.5pt solid #000000" fo:border-bottom="0.5pt solid #000000" style:writing-mode="lr-tb">
        <style:background-image/>
      </style:table-cell-properties>
    </style:style>
    <style:style style:name="Table8.A5"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8.B5"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8.A6"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8.B6"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8.A7"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8.B7"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8.A8"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8.B8"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8.A9" style:family="table-cell">
      <style:table-cell-properties style:vertical-align="middle" fo:padding-left="0.075in" fo:padding-right="0.075in" fo:padding-top="0in" fo:padding-bottom="0in" fo:border-left="1.5pt solid #000000" fo:border-right="none" fo:border-top="0.5pt solid #000000" fo:border-bottom="0.5pt solid #000000" style:writing-mode="lr-tb"/>
    </style:style>
    <style:style style:name="Table8.B9" style:family="table-cell">
      <style:table-cell-properties style:vertical-align="middle" fo:padding-left="0.075in" fo:padding-right="0.075in" fo:padding-top="0in" fo:padding-bottom="0in" fo:border-left="1.5pt solid #000000" fo:border-right="1.5pt solid #000000" fo:border-top="0.5pt solid #000000" fo:border-bottom="0.5pt solid #000000" style:writing-mode="lr-tb"/>
    </style:style>
    <style:style style:name="Table8.A10" style:family="table-cell">
      <style:table-cell-properties style:vertical-align="middle" fo:padding-left="0.075in" fo:padding-right="0.075in" fo:padding-top="0in" fo:padding-bottom="0in" fo:border-left="1.5pt solid #000000" fo:border-right="none" fo:border-top="0.5pt solid #000000" fo:border-bottom="1.5pt solid #000000" style:writing-mode="lr-tb"/>
    </style:style>
    <style:style style:name="Table8.B10" style:family="table-cell">
      <style:table-cell-properties style:vertical-align="middle" fo:padding-left="0.075in" fo:padding-right="0.075in" fo:padding-top="0in" fo:padding-bottom="0in" fo:border-left="1.5pt solid #000000" fo:border-right="1.5pt solid #000000" fo:border-top="0.5pt solid #000000" fo:border-bottom="1.5pt solid #000000" style:writing-mode="lr-tb"/>
    </style:style>
    <style:style style:name="Table9" style:family="table">
      <style:table-properties style:width="6.2229in" table:align="left" style:writing-mode="lr-tb"/>
    </style:style>
    <style:style style:name="Table9.A" style:family="table-column">
      <style:table-column-properties style:column-width="0.491in"/>
    </style:style>
    <style:style style:name="Table9.B" style:family="table-column">
      <style:table-column-properties style:column-width="5.0215in"/>
    </style:style>
    <style:style style:name="Table9.C" style:family="table-column">
      <style:table-column-properties style:column-width="0.7104in"/>
    </style:style>
    <style:style style:name="Table9.1" style:family="table-row">
      <style:table-row-properties fo:keep-together="auto"/>
    </style:style>
    <style:style style:name="Table9.A1" style:family="table-cell">
      <style:table-cell-properties style:vertical-align="top" fo:background-color="#7f7f7f" fo:padding-left="0.075in" fo:padding-right="0.075in" fo:padding-top="0in" fo:padding-bottom="0in" fo:border-left="1.5pt solid #000000" fo:border-right="none" fo:border-top="1.5pt solid #000000" fo:border-bottom="1.5pt solid #000000" style:writing-mode="lr-tb">
        <style:background-image/>
      </style:table-cell-properties>
    </style:style>
    <style:style style:name="Table9.C1" style:family="table-cell">
      <style:table-cell-properties style:vertical-align="top" fo:background-color="#7f7f7f" fo:padding-left="0.075in" fo:padding-right="0.075in" fo:padding-top="0in" fo:padding-bottom="0in" fo:border="1.5pt solid #000000" style:writing-mode="lr-tb">
        <style:background-image/>
      </style:table-cell-properties>
    </style:style>
    <style:style style:name="Table10" style:family="table">
      <style:table-properties style:width="6.2569in" fo:margin-left="-0.0208in" table:align="left" style:writing-mode="lr-tb"/>
    </style:style>
    <style:style style:name="Table10.A" style:family="table-column">
      <style:table-column-properties style:column-width="0.5028in"/>
    </style:style>
    <style:style style:name="Table10.B" style:family="table-column">
      <style:table-column-properties style:column-width="5.0201in"/>
    </style:style>
    <style:style style:name="Table10.C" style:family="table-column">
      <style:table-column-properties style:column-width="0.734in"/>
    </style:style>
    <style:style style:name="Table10.1" style:family="table-row">
      <style:table-row-properties style:min-row-height="0.3021in" fo:keep-together="auto"/>
    </style:style>
    <style:style style:name="Table10.A1" style:family="table-cell">
      <style:table-cell-properties style:vertical-align="middle" fo:padding-left="0.0486in" fo:padding-right="0.0486in" fo:padding-top="0in" fo:padding-bottom="0in" fo:border-left="1.5pt solid #000000" fo:border-right="none" fo:border-top="1pt solid #000000" fo:border-bottom="0.5pt solid #000000" style:writing-mode="lr-tb"/>
    </style:style>
    <style:style style:name="Table10.C1" style:family="table-cell">
      <style:table-cell-properties style:vertical-align="middle" fo:padding-left="0.0486in" fo:padding-right="0.0486in" fo:padding-top="0in" fo:padding-bottom="0in" fo:border-left="1.5pt solid #000000" fo:border-right="1.5pt solid #000000" fo:border-top="1pt solid #000000" fo:border-bottom="0.5pt solid #000000" style:writing-mode="lr-tb"/>
    </style:style>
    <style:style style:name="Table10.A2" style:family="table-cell">
      <style:table-cell-properties style:vertical-align="middle" fo:padding-left="0.0486in" fo:padding-right="0.0486in" fo:padding-top="0in" fo:padding-bottom="0in" fo:border-left="1.5pt solid #000000" fo:border-right="none" fo:border-top="0.5pt solid #000000" fo:border-bottom="0.5pt solid #000000" style:writing-mode="lr-tb"/>
    </style:style>
    <style:style style:name="Table10.C2" style:family="table-cell">
      <style:table-cell-properties style:vertical-align="middle" fo:padding-left="0.0486in" fo:padding-right="0.0486in" fo:padding-top="0in" fo:padding-bottom="0in" fo:border-left="1.5pt solid #000000" fo:border-right="1.5pt solid #000000" fo:border-top="0.5pt solid #000000" fo:border-bottom="0.5pt solid #000000" style:writing-mode="lr-tb"/>
    </style:style>
    <style:style style:name="Table10.7" style:family="table-row">
      <style:table-row-properties style:min-row-height="0.9069in" fo:keep-together="auto"/>
    </style:style>
    <style:style style:name="Table10.8" style:family="table-row">
      <style:table-row-properties style:min-row-height="0.8813in" fo:keep-together="auto"/>
    </style:style>
    <style:style style:name="Table10.9" style:family="table-row">
      <style:table-row-properties style:min-row-height="0.2604in" fo:keep-together="auto"/>
    </style:style>
    <style:style style:name="Table10.11" style:family="table-row">
      <style:table-row-properties style:min-row-height="0.4167in" fo:keep-together="auto"/>
    </style:style>
    <style:style style:name="Table10.12" style:family="table-row">
      <style:table-row-properties style:min-row-height="0.2194in" fo:keep-together="auto"/>
    </style:style>
    <style:style style:name="Table10.13" style:family="table-row">
      <style:table-row-properties style:min-row-height="0.5868in" fo:keep-together="auto"/>
    </style:style>
    <style:style style:name="Table10.14" style:family="table-row">
      <style:table-row-properties style:min-row-height="0.5757in" fo:keep-together="auto"/>
    </style:style>
    <style:style style:name="Table10.19" style:family="table-row">
      <style:table-row-properties style:min-row-height="0.625in" fo:keep-together="auto"/>
    </style:style>
    <style:style style:name="Table10.20" style:family="table-row">
      <style:table-row-properties style:min-row-height="0.2917in" fo:keep-together="auto"/>
    </style:style>
    <style:style style:name="Table10.A25" style:family="table-cell">
      <style:table-cell-properties style:vertical-align="middle" fo:padding-left="0.0486in" fo:padding-right="0.0486in" fo:padding-top="0in" fo:padding-bottom="0in" fo:border-left="1.5pt solid #000000" fo:border-right="none" fo:border-top="0.5pt solid #000000" fo:border-bottom="1.5pt solid #000000" style:writing-mode="lr-tb"/>
    </style:style>
    <style:style style:name="Table10.C25" style:family="table-cell">
      <style:table-cell-properties style:vertical-align="middle" fo:padding-left="0.0486in" fo:padding-right="0.0486in" fo:padding-top="0in" fo:padding-bottom="0in" fo:border-left="1.5pt solid #000000" fo:border-right="1.5pt solid #000000" fo:border-top="0.5pt solid #000000" fo:border-bottom="1.5pt solid #000000" style:writing-mode="lr-tb"/>
    </style:style>
    <style:style style:name="Table11" style:family="table">
      <style:table-properties style:width="6.209in" table:align="left" style:writing-mode="lr-tb"/>
    </style:style>
    <style:style style:name="Table11.A" style:family="table-column">
      <style:table-column-properties style:column-width="0.4924in"/>
    </style:style>
    <style:style style:name="Table11.B" style:family="table-column">
      <style:table-column-properties style:column-width="5.0569in"/>
    </style:style>
    <style:style style:name="Table11.C" style:family="table-column">
      <style:table-column-properties style:column-width="0.6597in"/>
    </style:style>
    <style:style style:name="Table11.1" style:family="table-row">
      <style:table-row-properties fo:keep-together="auto"/>
    </style:style>
    <style:style style:name="Table11.A1" style:family="table-cell">
      <style:table-cell-properties style:vertical-align="top" fo:background-color="#7f7f7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1.C1" style:family="table-cell">
      <style:table-cell-properties style:vertical-align="top" fo:background-color="#7f7f7f" fo:padding-left="0.075in" fo:padding-right="0.075in" fo:padding-top="0in" fo:padding-bottom="0in" fo:border="0.5pt solid #000000" style:writing-mode="lr-tb">
        <style:background-image/>
      </style:table-cell-properties>
    </style:style>
    <style:style style:name="Table1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2" style:family="table-cell">
      <style:table-cell-properties style:vertical-align="top" fo:padding-left="0.075in" fo:padding-right="0.075in" fo:padding-top="0in" fo:padding-bottom="0in" fo:border="0.5pt solid #000000" style:writing-mode="lr-tb"/>
    </style:style>
    <style:style style:name="Table1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3" style:family="table-cell">
      <style:table-cell-properties style:vertical-align="top" fo:padding-left="0.075in" fo:padding-right="0.075in" fo:padding-top="0in" fo:padding-bottom="0in" fo:border="0.5pt solid #000000" style:writing-mode="lr-tb"/>
    </style:style>
    <style:style style:name="Table1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4" style:family="table-cell">
      <style:table-cell-properties style:vertical-align="top" fo:padding-left="0.075in" fo:padding-right="0.075in" fo:padding-top="0in" fo:padding-bottom="0in" fo:border="0.5pt solid #000000" style:writing-mode="lr-tb"/>
    </style:style>
    <style:style style:name="Table1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5" style:family="table-cell">
      <style:table-cell-properties style:vertical-align="top" fo:padding-left="0.075in" fo:padding-right="0.075in" fo:padding-top="0in" fo:padding-bottom="0in" fo:border="0.5pt solid #000000" style:writing-mode="lr-tb"/>
    </style:style>
    <style:style style:name="Table1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6" style:family="table-cell">
      <style:table-cell-properties style:vertical-align="top" fo:padding-left="0.075in" fo:padding-right="0.075in" fo:padding-top="0in" fo:padding-bottom="0in" fo:border="0.5pt solid #000000" style:writing-mode="lr-tb"/>
    </style:style>
    <style:style style:name="Table1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7" style:family="table-cell">
      <style:table-cell-properties style:vertical-align="top" fo:padding-left="0.075in" fo:padding-right="0.075in" fo:padding-top="0in" fo:padding-bottom="0in" fo:border="0.5pt solid #000000" style:writing-mode="lr-tb"/>
    </style:style>
    <style:style style:name="Table1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8" style:family="table-cell">
      <style:table-cell-properties style:vertical-align="top" fo:padding-left="0.075in" fo:padding-right="0.075in" fo:padding-top="0in" fo:padding-bottom="0in" fo:border="0.5pt solid #000000" style:writing-mode="lr-tb"/>
    </style:style>
    <style:style style:name="Table1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9" style:family="table-cell">
      <style:table-cell-properties style:vertical-align="top" fo:padding-left="0.075in" fo:padding-right="0.075in" fo:padding-top="0in" fo:padding-bottom="0in" fo:border="0.5pt solid #000000" style:writing-mode="lr-tb"/>
    </style:style>
    <style:style style:name="Table1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0" style:family="table-cell">
      <style:table-cell-properties style:vertical-align="top" fo:padding-left="0.075in" fo:padding-right="0.075in" fo:padding-top="0in" fo:padding-bottom="0in" fo:border="0.5pt solid #000000" style:writing-mode="lr-tb"/>
    </style:style>
    <style:style style:name="Table1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1" style:family="table-cell">
      <style:table-cell-properties style:vertical-align="top" fo:padding-left="0.075in" fo:padding-right="0.075in" fo:padding-top="0in" fo:padding-bottom="0in" fo:border="0.5pt solid #000000" style:writing-mode="lr-tb"/>
    </style:style>
    <style:style style:name="Table1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2" style:family="table-cell">
      <style:table-cell-properties style:vertical-align="top" fo:padding-left="0.075in" fo:padding-right="0.075in" fo:padding-top="0in" fo:padding-bottom="0in" fo:border="0.5pt solid #000000" style:writing-mode="lr-tb"/>
    </style:style>
    <style:style style:name="Table1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3" style:family="table-cell">
      <style:table-cell-properties style:vertical-align="top" fo:padding-left="0.075in" fo:padding-right="0.075in" fo:padding-top="0in" fo:padding-bottom="0in" fo:border="0.5pt solid #000000" style:writing-mode="lr-tb"/>
    </style:style>
    <style:style style:name="Table1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4" style:family="table-cell">
      <style:table-cell-properties style:vertical-align="top" fo:padding-left="0.075in" fo:padding-right="0.075in" fo:padding-top="0in" fo:padding-bottom="0in" fo:border="0.5pt solid #000000" style:writing-mode="lr-tb"/>
    </style:style>
    <style:style style:name="Table11.15" style:family="table-row">
      <style:table-row-properties style:min-row-height="0.1639in" fo:keep-together="auto"/>
    </style:style>
    <style:style style:name="Table1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5" style:family="table-cell">
      <style:table-cell-properties style:vertical-align="top" fo:padding-left="0.075in" fo:padding-right="0.075in" fo:padding-top="0in" fo:padding-bottom="0in" fo:border="0.5pt solid #000000" style:writing-mode="lr-tb"/>
    </style:style>
    <style:style style:name="Table1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6" style:family="table-cell">
      <style:table-cell-properties style:vertical-align="top" fo:padding-left="0.075in" fo:padding-right="0.075in" fo:padding-top="0in" fo:padding-bottom="0in" fo:border="0.5pt solid #000000" style:writing-mode="lr-tb"/>
    </style:style>
    <style:style style:name="Table11.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7" style:family="table-cell">
      <style:table-cell-properties style:vertical-align="top" fo:padding-left="0.075in" fo:padding-right="0.075in" fo:padding-top="0in" fo:padding-bottom="0in" fo:border="0.5pt solid #000000" style:writing-mode="lr-tb"/>
    </style:style>
    <style:style style:name="Table11.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8" style:family="table-cell">
      <style:table-cell-properties style:vertical-align="top" fo:padding-left="0.075in" fo:padding-right="0.075in" fo:padding-top="0in" fo:padding-bottom="0in" fo:border="0.5pt solid #000000" style:writing-mode="lr-tb"/>
    </style:style>
    <style:style style:name="Table11.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9" style:family="table-cell">
      <style:table-cell-properties style:vertical-align="top" fo:padding-left="0.075in" fo:padding-right="0.075in" fo:padding-top="0in" fo:padding-bottom="0in" fo:border="0.5pt solid #000000" style:writing-mode="lr-tb"/>
    </style:style>
    <style:style style:name="Table11.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20" style:family="table-cell">
      <style:table-cell-properties style:vertical-align="top" fo:padding-left="0.075in" fo:padding-right="0.075in" fo:padding-top="0in" fo:padding-bottom="0in" fo:border="0.5pt solid #000000" style:writing-mode="lr-tb"/>
    </style:style>
    <style:style style:name="Table11.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21" style:family="table-cell">
      <style:table-cell-properties style:vertical-align="top" fo:padding-left="0.075in" fo:padding-right="0.075in" fo:padding-top="0in" fo:padding-bottom="0in" fo:border="0.5pt solid #000000" style:writing-mode="lr-tb"/>
    </style:style>
    <style:style style:name="Table11.A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22" style:family="table-cell">
      <style:table-cell-properties style:vertical-align="top" fo:padding-left="0.075in" fo:padding-right="0.075in" fo:padding-top="0in" fo:padding-bottom="0in" fo:border="0.5pt solid #000000" style:writing-mode="lr-tb"/>
    </style:style>
    <style:style style:name="Table11.A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23" style:family="table-cell">
      <style:table-cell-properties style:vertical-align="top" fo:padding-left="0.075in" fo:padding-right="0.075in" fo:padding-top="0in" fo:padding-bottom="0in" fo:border="0.5pt solid #000000" style:writing-mode="lr-tb"/>
    </style:style>
    <style:style style:name="Table11.A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24" style:family="table-cell">
      <style:table-cell-properties style:vertical-align="top" fo:padding-left="0.075in" fo:padding-right="0.075in" fo:padding-top="0in" fo:padding-bottom="0in" fo:border="0.5pt solid #000000" style:writing-mode="lr-tb"/>
    </style:style>
    <style:style style:name="Table11.A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25" style:family="table-cell">
      <style:table-cell-properties style:vertical-align="top" fo:padding-left="0.075in" fo:padding-right="0.075in" fo:padding-top="0in" fo:padding-bottom="0in" fo:border="0.5pt solid #000000" style:writing-mode="lr-tb"/>
    </style:style>
    <style:style style:name="Table11.A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26" style:family="table-cell">
      <style:table-cell-properties style:vertical-align="top" fo:padding-left="0.075in" fo:padding-right="0.075in" fo:padding-top="0in" fo:padding-bottom="0in" fo:border="0.5pt solid #000000" style:writing-mode="lr-tb"/>
    </style:style>
    <style:style style:name="Table11.A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27" style:family="table-cell">
      <style:table-cell-properties style:vertical-align="top" fo:padding-left="0.075in" fo:padding-right="0.075in" fo:padding-top="0in" fo:padding-bottom="0in" fo:border="0.5pt solid #000000" style:writing-mode="lr-tb"/>
    </style:style>
    <style:style style:name="Table11.A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28" style:family="table-cell">
      <style:table-cell-properties style:vertical-align="top" fo:padding-left="0.075in" fo:padding-right="0.075in" fo:padding-top="0in" fo:padding-bottom="0in" fo:border="0.5pt solid #000000" style:writing-mode="lr-tb"/>
    </style:style>
    <style:style style:name="Table11.A2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29" style:family="table-cell">
      <style:table-cell-properties style:vertical-align="top" fo:padding-left="0.075in" fo:padding-right="0.075in" fo:padding-top="0in" fo:padding-bottom="0in" fo:border="0.5pt solid #000000" style:writing-mode="lr-tb"/>
    </style:style>
    <style:style style:name="Table12" style:family="table">
      <style:table-properties style:width="6.2688in" table:align="left" style:writing-mode="lr-tb"/>
    </style:style>
    <style:style style:name="Table12.A" style:family="table-column">
      <style:table-column-properties style:column-width="1.6278in"/>
    </style:style>
    <style:style style:name="Table12.B" style:family="table-column">
      <style:table-column-properties style:column-width="2.3167in"/>
    </style:style>
    <style:style style:name="Table12.C" style:family="table-column">
      <style:table-column-properties style:column-width="2.3243in"/>
    </style:style>
    <style:style style:name="Table12.1" style:family="table-row">
      <style:table-row-properties style:row-height="0.3583in" fo:keep-together="always"/>
    </style:style>
    <style:style style:name="Table12.A1" style:family="table-cell">
      <style:table-cell-properties style:vertical-align="middle" fo:background-color="#ffffff" fo:padding-left="0.0486in" fo:padding-right="0.0486in" fo:padding-top="0in" fo:padding-bottom="0in" fo:border-left="1pt solid #000000" fo:border-right="none" fo:border-top="1pt solid #000000" fo:border-bottom="1pt solid #000000" style:writing-mode="lr-tb">
        <style:background-image/>
      </style:table-cell-properties>
    </style:style>
    <style:style style:name="Table12.C1" style:family="table-cell">
      <style:table-cell-properties style:vertical-align="middle" fo:background-color="#ffffff" fo:padding-left="0.0486in" fo:padding-right="0.0486in" fo:padding-top="0in" fo:padding-bottom="0in" fo:border="1pt solid #000000" style:writing-mode="lr-tb">
        <style:background-image/>
      </style:table-cell-properties>
    </style:style>
    <style:style style:name="Table12.2" style:family="table-row">
      <style:table-row-properties fo:keep-together="always"/>
    </style:style>
    <style:style style:name="Table12.A2" style:family="table-cell">
      <style:table-cell-properties style:vertical-align="middle" fo:background-color="#ffffff" fo:padding-left="0.0486in" fo:padding-right="0.0486in" fo:padding-top="0in" fo:padding-bottom="0in" fo:border-left="1pt solid #000000" fo:border-right="none" fo:border-top="0.5pt solid #000000" fo:border-bottom="0.5pt solid #000000" style:writing-mode="lr-tb">
        <style:background-image/>
      </style:table-cell-properties>
    </style:style>
    <style:style style:name="Table12.B2" style:family="table-cell">
      <style:table-cell-properties style:vertical-align="middle" fo:background-color="#ffff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2.C2" style:family="table-cell">
      <style:table-cell-properties style:vertical-align="middle" fo:background-color="#ffffff" fo:padding-left="0.0486in" fo:padding-right="0.0486in" fo:padding-top="0in" fo:padding-bottom="0in" fo:border-left="0.5pt solid #000000" fo:border-right="1pt solid #000000" fo:border-top="0.5pt solid #000000" fo:border-bottom="0.5pt solid #000000" style:writing-mode="lr-tb">
        <style:background-image/>
      </style:table-cell-properties>
    </style:style>
    <style:style style:name="Table12.3" style:family="table-row">
      <style:table-row-properties fo:keep-together="always"/>
    </style:style>
    <style:style style:name="Table12.4" style:family="table-row">
      <style:table-row-properties style:min-row-height="0.2021in" fo:keep-together="always"/>
    </style:style>
    <style:style style:name="Table12.5" style:family="table-row">
      <style:table-row-properties fo:keep-together="always"/>
    </style:style>
    <style:style style:name="Table12.6" style:family="table-row">
      <style:table-row-properties fo:keep-together="always"/>
    </style:style>
    <style:style style:name="Table12.7" style:family="table-row">
      <style:table-row-properties fo:keep-together="always"/>
    </style:style>
    <style:style style:name="Table12.8" style:family="table-row">
      <style:table-row-properties fo:keep-together="always"/>
    </style:style>
    <style:style style:name="Table12.9" style:family="table-row">
      <style:table-row-properties fo:keep-together="always"/>
    </style:style>
    <style:style style:name="Table12.10" style:family="table-row">
      <style:table-row-properties fo:keep-together="always"/>
    </style:style>
    <style:style style:name="Table12.11" style:family="table-row">
      <style:table-row-properties fo:keep-together="always"/>
    </style:style>
    <style:style style:name="Table12.14" style:family="table-row">
      <style:table-row-properties fo:keep-together="always"/>
    </style:style>
    <style:style style:name="Table13" style:family="table">
      <style:table-properties style:width="6.1208in" fo:margin-left="-0.0139in" table:align="left" style:writing-mode="lr-tb"/>
    </style:style>
    <style:style style:name="Table13.A" style:family="table-column">
      <style:table-column-properties style:column-width="3.0694in"/>
    </style:style>
    <style:style style:name="Table13.B" style:family="table-column">
      <style:table-column-properties style:column-width="3.0514in"/>
    </style:style>
    <style:style style:name="Table13.1" style:family="table-row">
      <style:table-row-properties style:min-row-height="0.2813in" fo:keep-together="auto"/>
    </style:style>
    <style:style style:name="Table13.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3.B1" style:family="table-cell">
      <style:table-cell-properties style:vertical-align="middle" fo:padding-left="0.0486in" fo:padding-right="0.0486in" fo:padding-top="0in" fo:padding-bottom="0in" fo:border="0.5pt solid #000000" style:writing-mode="lr-tb"/>
    </style:style>
    <style:style style:name="Table13.2" style:family="table-row">
      <style:table-row-properties style:min-row-height="0.2396in" fo:keep-together="auto"/>
    </style:style>
    <style:style style:name="Table13.A2" style:family="table-cell">
      <style:table-cell-properties style:vertical-align="middle" fo:background-color="#ffffff" fo:padding-left="0.0486in" fo:padding-right="0.0486in" fo:padding-top="0in" fo:padding-bottom="0in" fo:border-left="0.5pt solid #000000" fo:border-right="none" fo:border-top="none" fo:border-bottom="0.5pt solid #000000" style:writing-mode="lr-tb">
        <style:background-image/>
      </style:table-cell-properties>
    </style:style>
    <style:style style:name="Table13.B2" style:family="table-cell">
      <style:table-cell-properties style:vertical-align="middle" fo:background-color="#ffffff" fo:padding-left="0.0486in" fo:padding-right="0.0486in" fo:padding-top="0in" fo:padding-bottom="0in" fo:border-left="0.5pt solid #000000" fo:border-right="0.5pt solid #000000" fo:border-top="none" fo:border-bottom="0.5pt solid #000000" style:writing-mode="lr-tb">
        <style:background-image/>
      </style:table-cell-properties>
    </style:style>
    <style:style style:name="Table13.10" style:family="table-row">
      <style:table-row-properties style:min-row-height="0.4167in" fo:keep-together="auto"/>
    </style:style>
    <style:style style:name="Table14" style:family="table">
      <style:table-properties style:width="9.0556in" fo:margin-left="-0.0174in" table:align="left" style:writing-mode="lr-tb"/>
    </style:style>
    <style:style style:name="Table14.A" style:family="table-column">
      <style:table-column-properties style:column-width="1.9444in"/>
    </style:style>
    <style:style style:name="Table14.B" style:family="table-column">
      <style:table-column-properties style:column-width="0.875in"/>
    </style:style>
    <style:style style:name="Table14.C" style:family="table-column">
      <style:table-column-properties style:column-width="1.4444in"/>
    </style:style>
    <style:style style:name="Table14.D" style:family="table-column">
      <style:table-column-properties style:column-width="1.2639in"/>
    </style:style>
    <style:style style:name="Table14.E" style:family="table-column">
      <style:table-column-properties style:column-width="1.0417in"/>
    </style:style>
    <style:style style:name="Table14.F" style:family="table-column">
      <style:table-column-properties style:column-width="2.4861in"/>
    </style:style>
    <style:style style:name="Table14.1" style:family="table-row">
      <style:table-row-properties style:min-row-height="0.6639in" fo:keep-together="auto"/>
    </style:style>
    <style:style style:name="Table14.A1" style:family="table-cell">
      <style:table-cell-properties style:vertical-align="middle" fo:background-color="#ffffff" fo:padding-left="0.0486in" fo:padding-right="0.0486in" fo:padding-top="0in" fo:padding-bottom="0in" fo:border="1pt solid #000000" style:writing-mode="lr-tb">
        <style:background-image/>
      </style:table-cell-properties>
    </style:style>
    <style:style style:name="Table14.2" style:family="table-row">
      <style:table-row-properties style:min-row-height="0.3646in" fo:keep-together="auto"/>
    </style:style>
    <style:style style:name="Table14.3" style:family="table-row">
      <style:table-row-properties style:min-row-height="0.6042in" fo:keep-together="auto"/>
    </style:style>
    <style:style style:name="Table14.A3" style:family="table-cell">
      <style:table-cell-properties style:vertical-align="middle" fo:background-color="#ffffff" fo:padding-left="0.0486in" fo:padding-right="0.0486in" fo:padding-top="0in" fo:padding-bottom="0in" fo:border-left="1pt solid #000000" fo:border-right="none" fo:border-top="none" fo:border-bottom="none" style:writing-mode="lr-tb">
        <style:background-image/>
      </style:table-cell-properties>
    </style:style>
    <style:style style:name="Table14.B3" style:family="table-cell">
      <style:table-cell-properties style:vertical-align="middle" fo:background-color="#ffffff" fo:padding-left="0.0486in" fo:padding-right="0.0486in" fo:padding-top="0in" fo:padding-bottom="0in" fo:border-left="1pt solid #000000" fo:border-right="none" fo:border-top="none" fo:border-bottom="1pt solid #000000" style:writing-mode="lr-tb">
        <style:background-image/>
      </style:table-cell-properties>
    </style:style>
    <style:style style:name="Table14.C3" style:family="table-cell">
      <style:table-cell-properties style:vertical-align="middle" fo:background-color="#ffffff" fo:padding-left="0.0486in" fo:padding-right="0.0486in" fo:padding-top="0in" fo:padding-bottom="0in" fo:border-left="1pt solid #000000" fo:border-right="none" fo:border-top="1pt solid #000000" fo:border-bottom="none" style:writing-mode="lr-tb">
        <style:background-image/>
      </style:table-cell-properties>
    </style:style>
    <style:style style:name="Table14.F3" style:family="table-cell">
      <style:table-cell-properties style:vertical-align="middle" fo:background-color="#ffffff" fo:padding-left="0.0486in" fo:padding-right="0.0486in" fo:padding-top="0in" fo:padding-bottom="0in" fo:border-left="1pt solid #000000" fo:border-right="1pt solid #000000" fo:border-top="none" fo:border-bottom="none" style:writing-mode="lr-tb">
        <style:background-image/>
      </style:table-cell-properties>
    </style:style>
    <style:style style:name="Table14.4" style:family="table-row">
      <style:table-row-properties style:min-row-height="0.4375in" fo:keep-together="auto"/>
    </style:style>
    <style:style style:name="Table14.A4" style:family="table-cell">
      <style:table-cell-properties style:vertical-align="middle" fo:background-color="#ffffff" fo:padding-left="0.0486in" fo:padding-right="0.0486in" fo:padding-top="0in" fo:padding-bottom="0in" fo:border-left="1pt solid #000000" fo:border-right="none" fo:border-top="1pt solid #000000" fo:border-bottom="1pt solid #000000" style:writing-mode="lr-tb">
        <style:background-image/>
      </style:table-cell-properties>
    </style:style>
    <style:style style:name="Table14.E4" style:family="table-cell">
      <style:table-cell-properties style:vertical-align="middle" fo:background-color="#ffffff" fo:padding-left="0.0486in" fo:padding-right="0.0486in" fo:padding-top="0in" fo:padding-bottom="0in" fo:border-left="1pt solid #000000" fo:border-right="none" fo:border-top="1pt solid #000000" fo:border-bottom="0.5pt solid #000000" style:writing-mode="lr-tb">
        <style:background-image/>
      </style:table-cell-properties>
    </style:style>
    <style:style style:name="Table14.F4" style:family="table-cell">
      <style:table-cell-properties style:vertical-align="middle" fo:background-color="#ffffff" fo:padding-left="0.0486in" fo:padding-right="0.0486in" fo:padding-top="0in" fo:padding-bottom="0in" fo:border-left="1pt solid #000000" fo:border-right="1pt solid #000000" fo:border-top="1pt solid #000000" fo:border-bottom="0.5pt solid #000000" style:writing-mode="lr-tb">
        <style:background-image/>
      </style:table-cell-properties>
    </style:style>
    <style:style style:name="Table14.5" style:family="table-row">
      <style:table-row-properties style:min-row-height="0.2604in" fo:keep-together="auto"/>
    </style:style>
    <style:style style:name="Table14.E5" style:family="table-cell">
      <style:table-cell-properties style:vertical-align="middle" fo:background-color="#ffffff" fo:padding-left="0.0486in" fo:padding-right="0.0486in" fo:padding-top="0in" fo:padding-bottom="0in" fo:border-left="1pt solid #000000" fo:border-right="none" fo:border-top="none" fo:border-bottom="0.5pt solid #000000" style:writing-mode="lr-tb">
        <style:background-image/>
      </style:table-cell-properties>
    </style:style>
    <style:style style:name="Table14.F5" style:family="table-cell">
      <style:table-cell-properties style:vertical-align="middle" fo:background-color="#ffffff" fo:padding-left="0.0486in" fo:padding-right="0.0486in" fo:padding-top="0in" fo:padding-bottom="0in" fo:border-left="1pt solid #000000" fo:border-right="1pt solid #000000" fo:border-top="none" fo:border-bottom="0.5pt solid #000000" style:writing-mode="lr-tb">
        <style:background-image/>
      </style:table-cell-properties>
    </style:style>
    <style:style style:name="Table14.6" style:family="table-row">
      <style:table-row-properties style:min-row-height="0.3757in" fo:keep-together="auto"/>
    </style:style>
    <style:style style:name="Table14.7" style:family="table-row">
      <style:table-row-properties style:min-row-height="0.334in" fo:keep-together="auto"/>
    </style:style>
    <style:style style:name="Table14.8" style:family="table-row">
      <style:table-row-properties style:min-row-height="0.2896in" fo:keep-together="auto"/>
    </style:style>
    <style:style style:name="Table14.9" style:family="table-row">
      <style:table-row-properties style:min-row-height="0.3736in" fo:keep-together="auto"/>
    </style:style>
    <style:style style:name="Table14.F9" style:family="table-cell">
      <style:table-cell-properties style:vertical-align="middle" fo:background-color="#ffffff" fo:padding-left="0.0486in" fo:padding-right="0.0486in" fo:padding-top="0in" fo:padding-bottom="0in" fo:border-left="1pt solid #000000" fo:border-right="1pt solid #000000" fo:border-top="none" fo:border-bottom="1pt solid #000000" style:writing-mode="lr-tb">
        <style:background-image/>
      </style:table-cell-properties>
    </style:style>
    <style:style style:name="Table14.10" style:family="table-row">
      <style:table-row-properties style:min-row-height="0.4167in" fo:keep-together="auto"/>
    </style:style>
    <style:style style:name="Table14.13" style:family="table-row">
      <style:table-row-properties style:min-row-height="0.3021in" fo:keep-together="auto"/>
    </style:style>
    <style:style style:name="Table14.A13" style:family="table-cell">
      <style:table-cell-properties style:vertical-align="middle" fo:background-color="#ffffff" fo:padding-left="0.0486in" fo:padding-right="0.0486in" fo:padding-top="0in" fo:padding-bottom="0in" fo:border-left="1pt solid #000000" fo:border-right="none" fo:border-top="none" fo:border-bottom="1.5pt solid #000000" style:writing-mode="lr-tb">
        <style:background-image/>
      </style:table-cell-properties>
    </style:style>
    <style:style style:name="Table14.C13" style:family="table-cell">
      <style:table-cell-properties style:vertical-align="middle" fo:background-color="#ffffff" fo:padding-left="0.0486in" fo:padding-right="0.0486in" fo:padding-top="0in" fo:padding-bottom="0in" fo:border-left="1pt solid #000000" fo:border-right="none" fo:border-top="1pt solid #000000" fo:border-bottom="1.5pt solid #000000" style:writing-mode="lr-tb">
        <style:background-image/>
      </style:table-cell-properties>
    </style:style>
    <style:style style:name="Table14.F13" style:family="table-cell">
      <style:table-cell-properties style:vertical-align="middle" fo:background-color="#ffffff" fo:padding-left="0.0486in" fo:padding-right="0.0486in" fo:padding-top="0in" fo:padding-bottom="0in" fo:border-left="1pt solid #000000" fo:border-right="1pt solid #000000" fo:border-top="none" fo:border-bottom="1.5pt solid #000000" style:writing-mode="lr-tb">
        <style:background-image/>
      </style:table-cell-properties>
    </style:style>
    <style:style style:name="Table14.14" style:family="table-row">
      <style:table-row-properties style:min-row-height="0.4271in" fo:keep-together="auto"/>
    </style:style>
    <style:style style:name="Table14.A14" style:family="table-cell">
      <style:table-cell-properties style:vertical-align="middle" fo:background-color="#ffffff" fo:padding-left="0.0486in" fo:padding-right="0.0486in" fo:padding-top="0in" fo:padding-bottom="0in" fo:border-left="1pt solid #000000" fo:border-right="none" fo:border-top="1.5pt solid #000000" fo:border-bottom="1pt solid #000000" style:writing-mode="lr-tb">
        <style:background-image/>
      </style:table-cell-properties>
    </style:style>
    <style:style style:name="Table14.E14" style:family="table-cell">
      <style:table-cell-properties style:vertical-align="middle" fo:background-color="#ffffff" fo:padding-left="0.0486in" fo:padding-right="0.0486in" fo:padding-top="0in" fo:padding-bottom="0in" fo:border-left="1pt solid #000000" fo:border-right="none" fo:border-top="1.5pt solid #000000" fo:border-bottom="0.5pt solid #000000" style:writing-mode="lr-tb">
        <style:background-image/>
      </style:table-cell-properties>
    </style:style>
    <style:style style:name="Table14.F14" style:family="table-cell">
      <style:table-cell-properties style:vertical-align="middle" fo:background-color="#ffffff" fo:padding-left="0.0486in" fo:padding-right="0.0486in" fo:padding-top="0in" fo:padding-bottom="0in" fo:border-left="1pt solid #000000" fo:border-right="1pt solid #000000" fo:border-top="1.5pt solid #000000" fo:border-bottom="0.5pt solid #000000" style:writing-mode="lr-tb">
        <style:background-image/>
      </style:table-cell-properties>
    </style:style>
    <style:style style:name="Table14.15" style:family="table-row">
      <style:table-row-properties style:min-row-height="0.4583in" fo:keep-together="auto"/>
    </style:style>
    <style:style style:name="Table14.E15" style:family="table-cell">
      <style:table-cell-properties style:vertical-align="middle" fo:background-color="#ffffff" fo:padding-left="0.0486in" fo:padding-right="0.0486in" fo:padding-top="0in" fo:padding-bottom="0in" fo:border-left="1pt solid #000000" fo:border-right="none" fo:border-top="0.5pt solid #000000" fo:border-bottom="none" style:writing-mode="lr-tb">
        <style:background-image/>
      </style:table-cell-properties>
    </style:style>
    <style:style style:name="Table14.F15" style:family="table-cell">
      <style:table-cell-properties style:vertical-align="middle" fo:background-color="#ffffff" fo:padding-left="0.0486in" fo:padding-right="0.0486in" fo:padding-top="0in" fo:padding-bottom="0in" fo:border-left="1pt solid #000000" fo:border-right="1pt solid #000000" fo:border-top="0.5pt solid #000000" fo:border-bottom="none" style:writing-mode="lr-tb">
        <style:background-image/>
      </style:table-cell-properties>
    </style:style>
    <style:style style:name="Table14.17" style:family="table-row">
      <style:table-row-properties style:min-row-height="0.4063in" fo:keep-together="auto"/>
    </style:style>
    <style:style style:name="Table14.19" style:family="table-row">
      <style:table-row-properties style:min-row-height="0.4479in" fo:keep-together="auto"/>
    </style:style>
    <style:style style:name="Table14.21" style:family="table-row">
      <style:table-row-properties style:min-row-height="0.375in" fo:keep-together="auto"/>
    </style:style>
    <style:style style:name="Table14.22" style:family="table-row">
      <style:table-row-properties style:min-row-height="0.3229in" fo:keep-together="auto"/>
    </style:style>
    <style:style style:name="Table14.C24" style:family="table-cell">
      <style:table-cell-properties style:vertical-align="middle" fo:background-color="#ffffff" fo:padding-left="0.0486in" fo:padding-right="0.0486in" fo:padding-top="0in" fo:padding-bottom="0in" fo:border-left="1pt solid #000000" fo:border-right="none" fo:border-top="0.5pt solid #000000" fo:border-bottom="0.5pt solid #000000" style:writing-mode="lr-tb">
        <style:background-image/>
      </style:table-cell-properties>
    </style:style>
    <style:style style:name="Table14.26" style:family="table-row">
      <style:table-row-properties style:min-row-height="0.4688in" fo:keep-together="auto"/>
    </style:style>
    <style:style style:name="Table14.27" style:family="table-row">
      <style:table-row-properties style:min-row-height="0.3542in" fo:keep-together="auto"/>
    </style:style>
    <style:style style:name="Table14.C27" style:family="table-cell">
      <style:table-cell-properties style:vertical-align="middle" fo:background-color="#ffffff" fo:padding-left="0.0486in" fo:padding-right="0.0486in" fo:padding-top="0in" fo:padding-bottom="0in" fo:border-left="1pt solid #000000" fo:border-right="none" fo:border-top="0.5pt solid #000000" fo:border-bottom="1pt solid #000000" style:writing-mode="lr-tb">
        <style:background-image/>
      </style:table-cell-properties>
    </style:style>
    <style:style style:name="Table15" style:family="table">
      <style:table-properties style:width="6.2319in" table:align="center" style:writing-mode="lr-tb"/>
    </style:style>
    <style:style style:name="Table15.A" style:family="table-column">
      <style:table-column-properties style:column-width="2.8181in"/>
    </style:style>
    <style:style style:name="Table15.B" style:family="table-column">
      <style:table-column-properties style:column-width="1.4764in"/>
    </style:style>
    <style:style style:name="Table15.C" style:family="table-column">
      <style:table-column-properties style:column-width="1.9375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C1" style:family="table-cell">
      <style:table-cell-properties style:vertical-align="top" fo:padding-left="0.075in" fo:padding-right="0.075in" fo:padding-top="0in" fo:padding-bottom="0in" fo:border="0.5pt solid #000000" style:writing-mode="lr-tb"/>
    </style:style>
    <style:style style:name="Table15.2" style:family="table-row">
      <style:table-row-properties style:min-row-height="0.4201in" fo:keep-together="auto"/>
    </style:style>
    <style:style style:name="Table15.5" style:family="table-row">
      <style:table-row-properties style:min-row-height="4.6021in" fo:keep-together="auto"/>
    </style:style>
    <style:style style:name="Table16" style:family="table">
      <style:table-properties style:width="6.2319in" table:align="center" style:writing-mode="lr-tb"/>
    </style:style>
    <style:style style:name="Table16.A" style:family="table-column">
      <style:table-column-properties style:column-width="3.0146in"/>
    </style:style>
    <style:style style:name="Table16.B" style:family="table-column">
      <style:table-column-properties style:column-width="1.4771in"/>
    </style:style>
    <style:style style:name="Table16.C" style:family="table-column">
      <style:table-column-properties style:column-width="1.7403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C1" style:family="table-cell">
      <style:table-cell-properties style:vertical-align="top" fo:padding-left="0.075in" fo:padding-right="0.075in" fo:padding-top="0in" fo:padding-bottom="0in" fo:border="0.5pt solid #000000" style:writing-mode="lr-tb"/>
    </style:style>
    <style:style style:name="Table16.2" style:family="table-row">
      <style:table-row-properties style:min-row-height="0.5514in" fo:keep-together="auto"/>
    </style:style>
    <style:style style:name="Table16.5" style:family="table-row">
      <style:table-row-properties style:min-row-height="4.3326in" fo:keep-together="auto"/>
    </style:style>
    <style:style style:name="Table17" style:family="table">
      <style:table-properties style:width="6.2319in" table:align="center" style:writing-mode="lr-tb"/>
    </style:style>
    <style:style style:name="Table17.A" style:family="table-column">
      <style:table-column-properties style:column-width="3.0146in"/>
    </style:style>
    <style:style style:name="Table17.B" style:family="table-column">
      <style:table-column-properties style:column-width="1.4771in"/>
    </style:style>
    <style:style style:name="Table17.C" style:family="table-column">
      <style:table-column-properties style:column-width="1.7403in"/>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C1" style:family="table-cell">
      <style:table-cell-properties style:vertical-align="top" fo:padding-left="0.075in" fo:padding-right="0.075in" fo:padding-top="0in" fo:padding-bottom="0in" fo:border="0.5pt solid #000000" style:writing-mode="lr-tb"/>
    </style:style>
    <style:style style:name="Table17.2" style:family="table-row">
      <style:table-row-properties style:min-row-height="0.5514in" fo:keep-together="auto"/>
    </style:style>
    <style:style style:name="Table18" style:family="table">
      <style:table-properties style:width="6.2319in" table:align="center" style:writing-mode="lr-tb"/>
    </style:style>
    <style:style style:name="Table18.A" style:family="table-column">
      <style:table-column-properties style:column-width="3.0146in"/>
    </style:style>
    <style:style style:name="Table18.B" style:family="table-column">
      <style:table-column-properties style:column-width="1.4771in"/>
    </style:style>
    <style:style style:name="Table18.C" style:family="table-column">
      <style:table-column-properties style:column-width="1.7403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C1" style:family="table-cell">
      <style:table-cell-properties style:vertical-align="top" fo:padding-left="0.075in" fo:padding-right="0.075in" fo:padding-top="0in" fo:padding-bottom="0in" fo:border="0.5pt solid #000000" style:writing-mode="lr-tb"/>
    </style:style>
    <style:style style:name="Table18.2" style:family="table-row">
      <style:table-row-properties style:min-row-height="0.5514in" fo:keep-together="auto"/>
    </style:style>
    <style:style style:name="Table18.5" style:family="table-row">
      <style:table-row-properties style:min-row-height="3.1507in" fo:keep-together="auto"/>
    </style:style>
    <style:style style:name="Table19" style:family="table">
      <style:table-properties style:width="6.2319in" table:align="center" style:writing-mode="lr-tb"/>
    </style:style>
    <style:style style:name="Table19.A" style:family="table-column">
      <style:table-column-properties style:column-width="3.0146in"/>
    </style:style>
    <style:style style:name="Table19.B" style:family="table-column">
      <style:table-column-properties style:column-width="1.4771in"/>
    </style:style>
    <style:style style:name="Table19.C" style:family="table-column">
      <style:table-column-properties style:column-width="1.7403in"/>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C1" style:family="table-cell">
      <style:table-cell-properties style:vertical-align="top" fo:padding-left="0.075in" fo:padding-right="0.075in" fo:padding-top="0in" fo:padding-bottom="0in" fo:border="0.5pt solid #000000" style:writing-mode="lr-tb"/>
    </style:style>
    <style:style style:name="Table19.2" style:family="table-row">
      <style:table-row-properties style:min-row-height="0.5514in" fo:keep-together="auto"/>
    </style:style>
    <style:style style:name="Table19.5" style:family="table-row">
      <style:table-row-properties style:min-row-height="4.2313in" fo:keep-together="auto"/>
    </style:style>
    <style:style style:name="Table20" style:family="table">
      <style:table-properties style:width="6.2319in" table:align="center" style:writing-mode="lr-tb"/>
    </style:style>
    <style:style style:name="Table20.A" style:family="table-column">
      <style:table-column-properties style:column-width="3.0146in"/>
    </style:style>
    <style:style style:name="Table20.B" style:family="table-column">
      <style:table-column-properties style:column-width="1.4771in"/>
    </style:style>
    <style:style style:name="Table20.C" style:family="table-column">
      <style:table-column-properties style:column-width="1.7403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C1" style:family="table-cell">
      <style:table-cell-properties style:vertical-align="top" fo:padding-left="0.075in" fo:padding-right="0.075in" fo:padding-top="0in" fo:padding-bottom="0in" fo:border="0.5pt solid #000000" style:writing-mode="lr-tb"/>
    </style:style>
    <style:style style:name="Table20.2" style:family="table-row">
      <style:table-row-properties style:min-row-height="0.5514in" fo:keep-together="auto"/>
    </style:style>
    <style:style style:name="Table20.5" style:family="table-row">
      <style:table-row-properties style:min-row-height="3.8403in" fo:keep-together="auto"/>
    </style:style>
    <style:style style:name="Table21" style:family="table">
      <style:table-properties style:width="6.2319in" table:align="center" style:writing-mode="lr-tb"/>
    </style:style>
    <style:style style:name="Table21.A" style:family="table-column">
      <style:table-column-properties style:column-width="3.0146in"/>
    </style:style>
    <style:style style:name="Table21.B" style:family="table-column">
      <style:table-column-properties style:column-width="1.4771in"/>
    </style:style>
    <style:style style:name="Table21.C" style:family="table-column">
      <style:table-column-properties style:column-width="1.7403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1.C1" style:family="table-cell">
      <style:table-cell-properties style:vertical-align="top" fo:padding-left="0.075in" fo:padding-right="0.075in" fo:padding-top="0in" fo:padding-bottom="0in" fo:border="0.5pt solid #000000" style:writing-mode="lr-tb"/>
    </style:style>
    <style:style style:name="Table21.2" style:family="table-row">
      <style:table-row-properties style:min-row-height="0.5514in" fo:keep-together="auto"/>
    </style:style>
    <style:style style:name="Table21.3" style:family="table-row">
      <style:table-row-properties style:min-row-height="0.8833in" fo:keep-together="auto"/>
    </style:style>
    <style:style style:name="Table21.4" style:family="table-row">
      <style:table-row-properties style:min-row-height="1.4361in" fo:keep-together="auto"/>
    </style:style>
    <style:style style:name="Table21.5" style:family="table-row">
      <style:table-row-properties style:min-row-height="5.2382in" fo:keep-together="auto"/>
    </style:style>
    <style:style style:name="Table22" style:family="table">
      <style:table-properties style:width="6.2319in" table:align="center" style:writing-mode="lr-tb"/>
    </style:style>
    <style:style style:name="Table22.A" style:family="table-column">
      <style:table-column-properties style:column-width="3.0146in"/>
    </style:style>
    <style:style style:name="Table22.B" style:family="table-column">
      <style:table-column-properties style:column-width="1.4771in"/>
    </style:style>
    <style:style style:name="Table22.C" style:family="table-column">
      <style:table-column-properties style:column-width="1.7403in"/>
    </style:style>
    <style:style style:name="Table22.1" style:family="table-row">
      <style:table-row-properties fo:keep-together="auto"/>
    </style:style>
    <style:style style:name="Table2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 style:family="table-cell">
      <style:table-cell-properties style:vertical-align="top" fo:padding-left="0.075in" fo:padding-right="0.075in" fo:padding-top="0in" fo:padding-bottom="0in" fo:border="0.5pt solid #000000" style:writing-mode="lr-tb"/>
    </style:style>
    <style:style style:name="Table22.2" style:family="table-row">
      <style:table-row-properties style:min-row-height="0.5514in" fo:keep-together="auto"/>
    </style:style>
    <style:style style:name="Table23" style:family="table">
      <style:table-properties style:width="6.2319in" table:align="center" style:writing-mode="lr-tb"/>
    </style:style>
    <style:style style:name="Table23.A" style:family="table-column">
      <style:table-column-properties style:column-width="3.0146in"/>
    </style:style>
    <style:style style:name="Table23.B" style:family="table-column">
      <style:table-column-properties style:column-width="1.4771in"/>
    </style:style>
    <style:style style:name="Table23.C" style:family="table-column">
      <style:table-column-properties style:column-width="1.7403in"/>
    </style:style>
    <style:style style:name="Table23.1" style:family="table-row">
      <style:table-row-properties fo:keep-together="auto"/>
    </style:style>
    <style:style style:name="Table2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1" style:family="table-cell">
      <style:table-cell-properties style:vertical-align="top" fo:padding-left="0.075in" fo:padding-right="0.075in" fo:padding-top="0in" fo:padding-bottom="0in" fo:border="0.5pt solid #000000" style:writing-mode="lr-tb"/>
    </style:style>
    <style:style style:name="Table23.2" style:family="table-row">
      <style:table-row-properties style:min-row-height="0.5514in" fo:keep-together="auto"/>
    </style:style>
    <style:style style:name="Table23.5" style:family="table-row">
      <style:table-row-properties style:min-row-height="3.6076in" fo:keep-together="auto"/>
    </style:style>
    <style:style style:name="Table24" style:family="table">
      <style:table-properties style:width="6.2319in" table:align="center" style:writing-mode="lr-tb"/>
    </style:style>
    <style:style style:name="Table24.A" style:family="table-column">
      <style:table-column-properties style:column-width="3.0146in"/>
    </style:style>
    <style:style style:name="Table24.B" style:family="table-column">
      <style:table-column-properties style:column-width="1.4771in"/>
    </style:style>
    <style:style style:name="Table24.C" style:family="table-column">
      <style:table-column-properties style:column-width="1.7403in"/>
    </style:style>
    <style:style style:name="Table24.1" style:family="table-row">
      <style:table-row-properties fo:keep-together="auto"/>
    </style:style>
    <style:style style:name="Table2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 style:family="table-cell">
      <style:table-cell-properties style:vertical-align="top" fo:padding-left="0.075in" fo:padding-right="0.075in" fo:padding-top="0in" fo:padding-bottom="0in" fo:border="0.5pt solid #000000" style:writing-mode="lr-tb"/>
    </style:style>
    <style:style style:name="Table24.2" style:family="table-row">
      <style:table-row-properties style:min-row-height="0.5514in" fo:keep-together="auto"/>
    </style:style>
    <style:style style:name="Table25" style:family="table">
      <style:table-properties style:width="6.2319in" table:align="center" style:writing-mode="lr-tb"/>
    </style:style>
    <style:style style:name="Table25.A" style:family="table-column">
      <style:table-column-properties style:column-width="3.0146in"/>
    </style:style>
    <style:style style:name="Table25.B" style:family="table-column">
      <style:table-column-properties style:column-width="1.4771in"/>
    </style:style>
    <style:style style:name="Table25.C" style:family="table-column">
      <style:table-column-properties style:column-width="1.7403in"/>
    </style:style>
    <style:style style:name="Table25.1" style:family="table-row">
      <style:table-row-properties fo:keep-together="auto"/>
    </style:style>
    <style:style style:name="Table2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1" style:family="table-cell">
      <style:table-cell-properties style:vertical-align="top" fo:padding-left="0.075in" fo:padding-right="0.075in" fo:padding-top="0in" fo:padding-bottom="0in" fo:border="0.5pt solid #000000" style:writing-mode="lr-tb"/>
    </style:style>
    <style:style style:name="Table25.2" style:family="table-row">
      <style:table-row-properties style:min-row-height="0.5514in" fo:keep-together="auto"/>
    </style:style>
    <style:style style:name="Table26" style:family="table">
      <style:table-properties style:width="6.2319in" table:align="center" style:writing-mode="lr-tb"/>
    </style:style>
    <style:style style:name="Table26.A" style:family="table-column">
      <style:table-column-properties style:column-width="3.0146in"/>
    </style:style>
    <style:style style:name="Table26.B" style:family="table-column">
      <style:table-column-properties style:column-width="1.4771in"/>
    </style:style>
    <style:style style:name="Table26.C" style:family="table-column">
      <style:table-column-properties style:column-width="1.7403in"/>
    </style:style>
    <style:style style:name="Table26.1" style:family="table-row">
      <style:table-row-properties fo:keep-together="auto"/>
    </style:style>
    <style:style style:name="Table2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C1" style:family="table-cell">
      <style:table-cell-properties style:vertical-align="top" fo:padding-left="0.075in" fo:padding-right="0.075in" fo:padding-top="0in" fo:padding-bottom="0in" fo:border="0.5pt solid #000000" style:writing-mode="lr-tb"/>
    </style:style>
    <style:style style:name="Table26.2" style:family="table-row">
      <style:table-row-properties style:min-row-height="0.65in" fo:keep-together="auto"/>
    </style:style>
    <style:style style:name="Table26.3" style:family="table-row">
      <style:table-row-properties style:min-row-height="0.884in" fo:keep-together="auto"/>
    </style:style>
    <style:style style:name="Table26.4" style:family="table-row">
      <style:table-row-properties style:min-row-height="1.8521in" fo:keep-together="auto"/>
    </style:style>
    <style:style style:name="Table27" style:family="table">
      <style:table-properties style:width="6.2319in" table:align="center" style:writing-mode="lr-tb"/>
    </style:style>
    <style:style style:name="Table27.A" style:family="table-column">
      <style:table-column-properties style:column-width="3.0146in"/>
    </style:style>
    <style:style style:name="Table27.B" style:family="table-column">
      <style:table-column-properties style:column-width="1.4771in"/>
    </style:style>
    <style:style style:name="Table27.C" style:family="table-column">
      <style:table-column-properties style:column-width="1.7403in"/>
    </style:style>
    <style:style style:name="Table27.1" style:family="table-row">
      <style:table-row-properties fo:keep-together="auto"/>
    </style:style>
    <style:style style:name="Table2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7.C1" style:family="table-cell">
      <style:table-cell-properties style:vertical-align="top" fo:padding-left="0.075in" fo:padding-right="0.075in" fo:padding-top="0in" fo:padding-bottom="0in" fo:border="0.5pt solid #000000" style:writing-mode="lr-tb"/>
    </style:style>
    <style:style style:name="Table27.2" style:family="table-row">
      <style:table-row-properties style:min-row-height="0.65in" fo:keep-together="auto"/>
    </style:style>
    <style:style style:name="Table27.5" style:family="table-row">
      <style:table-row-properties style:min-row-height="5.1924in" fo:keep-together="auto"/>
    </style:style>
    <style:style style:name="Table28" style:family="table">
      <style:table-properties style:width="6.2319in" table:align="center" style:writing-mode="lr-tb"/>
    </style:style>
    <style:style style:name="Table28.A" style:family="table-column">
      <style:table-column-properties style:column-width="3.0146in"/>
    </style:style>
    <style:style style:name="Table28.B" style:family="table-column">
      <style:table-column-properties style:column-width="1.4771in"/>
    </style:style>
    <style:style style:name="Table28.C" style:family="table-column">
      <style:table-column-properties style:column-width="1.7403in"/>
    </style:style>
    <style:style style:name="Table28.1" style:family="table-row">
      <style:table-row-properties fo:keep-together="auto"/>
    </style:style>
    <style:style style:name="Table2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8.C1" style:family="table-cell">
      <style:table-cell-properties style:vertical-align="top" fo:padding-left="0.075in" fo:padding-right="0.075in" fo:padding-top="0in" fo:padding-bottom="0in" fo:border="0.5pt solid #000000" style:writing-mode="lr-tb"/>
    </style:style>
    <style:style style:name="Table28.2" style:family="table-row">
      <style:table-row-properties style:min-row-height="0.65in" fo:keep-together="auto"/>
    </style:style>
    <style:style style:name="Table29" style:family="table">
      <style:table-properties style:width="6.2319in" table:align="center" style:writing-mode="lr-tb"/>
    </style:style>
    <style:style style:name="Table29.A" style:family="table-column">
      <style:table-column-properties style:column-width="3.1132in"/>
    </style:style>
    <style:style style:name="Table29.B" style:family="table-column">
      <style:table-column-properties style:column-width="1.3785in"/>
    </style:style>
    <style:style style:name="Table29.C" style:family="table-column">
      <style:table-column-properties style:column-width="1.7403in"/>
    </style:style>
    <style:style style:name="Table29.1" style:family="table-row">
      <style:table-row-properties style:min-row-height="0.5924in" fo:keep-together="auto"/>
    </style:style>
    <style:style style:name="Table2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C1" style:family="table-cell">
      <style:table-cell-properties style:vertical-align="top" fo:padding-left="0.075in" fo:padding-right="0.075in" fo:padding-top="0in" fo:padding-bottom="0in" fo:border="0.5pt solid #000000" style:writing-mode="lr-tb"/>
    </style:style>
    <style:style style:name="Table29.2" style:family="table-row">
      <style:table-row-properties style:min-row-height="0.5826in" fo:keep-together="auto"/>
    </style:style>
    <style:style style:name="Table29.3" style:family="table-row">
      <style:table-row-properties fo:keep-together="auto"/>
    </style:style>
    <style:style style:name="Table29.4" style:family="table-row">
      <style:table-row-properties fo:keep-together="auto"/>
    </style:style>
    <style:style style:name="Table29.5" style:family="table-row">
      <style:table-row-properties fo:keep-together="auto"/>
    </style:style>
    <style:style style:name="Table30" style:family="table">
      <style:table-properties style:width="6.2319in" table:align="center" style:writing-mode="lr-tb"/>
    </style:style>
    <style:style style:name="Table30.A" style:family="table-column">
      <style:table-column-properties style:column-width="3.0146in"/>
    </style:style>
    <style:style style:name="Table30.B" style:family="table-column">
      <style:table-column-properties style:column-width="1.4771in"/>
    </style:style>
    <style:style style:name="Table30.C" style:family="table-column">
      <style:table-column-properties style:column-width="1.7403in"/>
    </style:style>
    <style:style style:name="Table30.1" style:family="table-row">
      <style:table-row-properties fo:keep-together="auto"/>
    </style:style>
    <style:style style:name="Table3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1" style:family="table-cell">
      <style:table-cell-properties style:vertical-align="top" fo:padding-left="0.075in" fo:padding-right="0.075in" fo:padding-top="0in" fo:padding-bottom="0in" fo:border="0.5pt solid #000000" style:writing-mode="lr-tb"/>
    </style:style>
    <style:style style:name="Table30.2" style:family="table-row">
      <style:table-row-properties style:min-row-height="0.65in" fo:keep-together="auto"/>
    </style:style>
    <style:style style:name="Table31" style:family="table">
      <style:table-properties style:width="6.2319in" table:align="center" style:writing-mode="lr-tb"/>
    </style:style>
    <style:style style:name="Table31.A" style:family="table-column">
      <style:table-column-properties style:column-width="3.0146in"/>
    </style:style>
    <style:style style:name="Table31.B" style:family="table-column">
      <style:table-column-properties style:column-width="1.4771in"/>
    </style:style>
    <style:style style:name="Table31.C" style:family="table-column">
      <style:table-column-properties style:column-width="1.7403in"/>
    </style:style>
    <style:style style:name="Table31.1" style:family="table-row">
      <style:table-row-properties fo:keep-together="auto"/>
    </style:style>
    <style:style style:name="Table3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1.C1"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31.2" style:family="table-row">
      <style:table-row-properties style:min-row-height="0.65in" fo:keep-together="auto"/>
    </style:style>
    <style:style style:name="Table31.B2" style:family="table-cell">
      <style:table-cell-properties style:vertical-align="top" fo:padding-left="0.075in" fo:padding-right="0.075in" fo:padding-top="0in" fo:padding-bottom="0in" fo:border="0.5pt solid #000000" style:writing-mode="lr-tb"/>
    </style:style>
    <style:style style:name="Table31.A3" style:family="table-cell">
      <style:table-cell-properties style:vertical-align="top" fo:padding-left="0.075in" fo:padding-right="0.075in" fo:padding-top="0in" fo:padding-bottom="0in" fo:border="0.5pt solid #000000" style:writing-mode="lr-tb"/>
    </style:style>
    <style:style style:name="Table31.A4" style:family="table-cell">
      <style:table-cell-properties style:vertical-align="top" fo:padding-left="0.075in" fo:padding-right="0.075in" fo:padding-top="0in" fo:padding-bottom="0in" fo:border="0.5pt solid #000000" style:writing-mode="lr-tb"/>
    </style:style>
    <style:style style:name="Table31.5" style:family="table-row">
      <style:table-row-properties style:min-row-height="5.1313in" fo:keep-together="auto"/>
    </style:style>
    <style:style style:name="Table31.A5" style:family="table-cell">
      <style:table-cell-properties style:vertical-align="top" fo:padding-left="0.075in" fo:padding-right="0.075in" fo:padding-top="0in" fo:padding-bottom="0in" fo:border="0.5pt solid #000000" style:writing-mode="lr-tb"/>
    </style:style>
    <style:style style:name="Table32" style:family="table">
      <style:table-properties style:width="6.2319in" table:align="center" style:writing-mode="lr-tb"/>
    </style:style>
    <style:style style:name="Table32.A" style:family="table-column">
      <style:table-column-properties style:column-width="3.0146in"/>
    </style:style>
    <style:style style:name="Table32.B" style:family="table-column">
      <style:table-column-properties style:column-width="1.4771in"/>
    </style:style>
    <style:style style:name="Table32.C" style:family="table-column">
      <style:table-column-properties style:column-width="1.7403in"/>
    </style:style>
    <style:style style:name="Table32.1" style:family="table-row">
      <style:table-row-properties fo:keep-together="auto"/>
    </style:style>
    <style:style style:name="Table3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2.C1" style:family="table-cell">
      <style:table-cell-properties style:vertical-align="top" fo:padding-left="0.075in" fo:padding-right="0.075in" fo:padding-top="0in" fo:padding-bottom="0in" fo:border="0.5pt solid #000000" style:writing-mode="lr-tb"/>
    </style:style>
    <style:style style:name="Table32.2" style:family="table-row">
      <style:table-row-properties style:min-row-height="0.65in" fo:keep-together="auto"/>
    </style:style>
    <style:style style:name="Table32.5" style:family="table-row">
      <style:table-row-properties style:min-row-height="4.2688in" fo:keep-together="auto"/>
    </style:style>
    <style:style style:name="Table33" style:family="table">
      <style:table-properties style:width="6.2319in" table:align="center" style:writing-mode="lr-tb"/>
    </style:style>
    <style:style style:name="Table33.A" style:family="table-column">
      <style:table-column-properties style:column-width="3.7042in"/>
    </style:style>
    <style:style style:name="Table33.B" style:family="table-column">
      <style:table-column-properties style:column-width="1.0826in"/>
    </style:style>
    <style:style style:name="Table33.C" style:family="table-column">
      <style:table-column-properties style:column-width="1.4451in"/>
    </style:style>
    <style:style style:name="Table33.1" style:family="table-row">
      <style:table-row-properties fo:keep-together="auto"/>
    </style:style>
    <style:style style:name="Table3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C1" style:family="table-cell">
      <style:table-cell-properties style:vertical-align="top" fo:padding-left="0.075in" fo:padding-right="0.075in" fo:padding-top="0in" fo:padding-bottom="0in" fo:border="0.5pt solid #000000" style:writing-mode="lr-tb"/>
    </style:style>
    <style:style style:name="Table33.2" style:family="table-row">
      <style:table-row-properties style:min-row-height="0.7479in" fo:keep-together="auto"/>
    </style:style>
    <style:style style:name="Table34" style:family="table">
      <style:table-properties style:width="6.2319in" table:align="center" style:writing-mode="lr-tb"/>
    </style:style>
    <style:style style:name="Table34.A" style:family="table-column">
      <style:table-column-properties style:column-width="2.7507in"/>
    </style:style>
    <style:style style:name="Table34.B" style:family="table-column">
      <style:table-column-properties style:column-width="1.741in"/>
    </style:style>
    <style:style style:name="Table34.C" style:family="table-column">
      <style:table-column-properties style:column-width="1.7403in"/>
    </style:style>
    <style:style style:name="Table34.1" style:family="table-row">
      <style:table-row-properties fo:keep-together="auto"/>
    </style:style>
    <style:style style:name="Table3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C1" style:family="table-cell">
      <style:table-cell-properties style:vertical-align="top" fo:padding-left="0.075in" fo:padding-right="0.075in" fo:padding-top="0in" fo:padding-bottom="0in" fo:border="0.5pt solid #000000" style:writing-mode="lr-tb"/>
    </style:style>
    <style:style style:name="Table34.2" style:family="table-row">
      <style:table-row-properties style:min-row-height="0.6493in" fo:keep-together="auto"/>
    </style:style>
    <style:style style:name="Table35" style:family="table">
      <style:table-properties style:width="6.2319in" table:align="center" style:writing-mode="lr-tb"/>
    </style:style>
    <style:style style:name="Table35.A" style:family="table-column">
      <style:table-column-properties style:column-width="2.7194in"/>
    </style:style>
    <style:style style:name="Table35.B" style:family="table-column">
      <style:table-column-properties style:column-width="1.7722in"/>
    </style:style>
    <style:style style:name="Table35.C" style:family="table-column">
      <style:table-column-properties style:column-width="1.7403in"/>
    </style:style>
    <style:style style:name="Table35.1" style:family="table-row">
      <style:table-row-properties fo:keep-together="auto"/>
    </style:style>
    <style:style style:name="Table3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C1" style:family="table-cell">
      <style:table-cell-properties style:vertical-align="top" fo:padding-left="0.075in" fo:padding-right="0.075in" fo:padding-top="0in" fo:padding-bottom="0in" fo:border="0.5pt solid #000000" style:writing-mode="lr-tb"/>
    </style:style>
    <style:style style:name="Table35.2" style:family="table-row">
      <style:table-row-properties style:min-row-height="0.6493in" fo:keep-together="auto"/>
    </style:style>
    <style:style style:name="Table36" style:family="table">
      <style:table-properties style:width="6.2319in" table:align="center" style:writing-mode="lr-tb"/>
    </style:style>
    <style:style style:name="Table36.A" style:family="table-column">
      <style:table-column-properties style:column-width="2.7194in"/>
    </style:style>
    <style:style style:name="Table36.B" style:family="table-column">
      <style:table-column-properties style:column-width="1.7722in"/>
    </style:style>
    <style:style style:name="Table36.C" style:family="table-column">
      <style:table-column-properties style:column-width="1.7403in"/>
    </style:style>
    <style:style style:name="Table36.1" style:family="table-row">
      <style:table-row-properties fo:keep-together="auto"/>
    </style:style>
    <style:style style:name="Table3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C1" style:family="table-cell">
      <style:table-cell-properties style:vertical-align="top" fo:padding-left="0.075in" fo:padding-right="0.075in" fo:padding-top="0in" fo:padding-bottom="0in" fo:border="0.5pt solid #000000" style:writing-mode="lr-tb"/>
    </style:style>
    <style:style style:name="Table36.2" style:family="table-row">
      <style:table-row-properties style:min-row-height="0.5514in" fo:keep-together="auto"/>
    </style:style>
    <style:style style:name="Table37" style:family="table">
      <style:table-properties style:width="6.2319in" table:align="center" style:writing-mode="lr-tb"/>
    </style:style>
    <style:style style:name="Table37.A" style:family="table-column">
      <style:table-column-properties style:column-width="2.8181in"/>
    </style:style>
    <style:style style:name="Table37.B" style:family="table-column">
      <style:table-column-properties style:column-width="1.6736in"/>
    </style:style>
    <style:style style:name="Table37.C" style:family="table-column">
      <style:table-column-properties style:column-width="1.7403in"/>
    </style:style>
    <style:style style:name="Table37.1" style:family="table-row">
      <style:table-row-properties fo:keep-together="auto"/>
    </style:style>
    <style:style style:name="Table3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C1" style:family="table-cell">
      <style:table-cell-properties style:vertical-align="top" fo:padding-left="0.075in" fo:padding-right="0.075in" fo:padding-top="0in" fo:padding-bottom="0in" fo:border="0.5pt solid #000000" style:writing-mode="lr-tb"/>
    </style:style>
    <style:style style:name="Table37.2" style:family="table-row">
      <style:table-row-properties style:min-row-height="0.5514in" fo:keep-together="auto"/>
    </style:style>
    <style:style style:name="Table38" style:family="table">
      <style:table-properties style:width="6.2319in" table:align="center" style:writing-mode="lr-tb"/>
    </style:style>
    <style:style style:name="Table38.A" style:family="table-column">
      <style:table-column-properties style:column-width="2.8181in"/>
    </style:style>
    <style:style style:name="Table38.B" style:family="table-column">
      <style:table-column-properties style:column-width="1.6736in"/>
    </style:style>
    <style:style style:name="Table38.C" style:family="table-column">
      <style:table-column-properties style:column-width="1.7403in"/>
    </style:style>
    <style:style style:name="Table38.1" style:family="table-row">
      <style:table-row-properties fo:keep-together="auto"/>
    </style:style>
    <style:style style:name="Table3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C1" style:family="table-cell">
      <style:table-cell-properties style:vertical-align="top" fo:padding-left="0.075in" fo:padding-right="0.075in" fo:padding-top="0in" fo:padding-bottom="0in" fo:border="0.5pt solid #000000" style:writing-mode="lr-tb"/>
    </style:style>
    <style:style style:name="Table38.2" style:family="table-row">
      <style:table-row-properties style:min-row-height="0.5514in" fo:keep-together="auto"/>
    </style:style>
    <style:style style:name="Table39" style:family="table">
      <style:table-properties style:width="6.2319in" table:align="center" style:writing-mode="lr-tb"/>
    </style:style>
    <style:style style:name="Table39.A" style:family="table-column">
      <style:table-column-properties style:column-width="2.7194in"/>
    </style:style>
    <style:style style:name="Table39.B" style:family="table-column">
      <style:table-column-properties style:column-width="1.7722in"/>
    </style:style>
    <style:style style:name="Table39.C" style:family="table-column">
      <style:table-column-properties style:column-width="1.7403in"/>
    </style:style>
    <style:style style:name="Table39.1" style:family="table-row">
      <style:table-row-properties fo:keep-together="auto"/>
    </style:style>
    <style:style style:name="Table3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C1" style:family="table-cell">
      <style:table-cell-properties style:vertical-align="top" fo:padding-left="0.075in" fo:padding-right="0.075in" fo:padding-top="0in" fo:padding-bottom="0in" fo:border="0.5pt solid #000000" style:writing-mode="lr-tb"/>
    </style:style>
    <style:style style:name="Table39.2" style:family="table-row">
      <style:table-row-properties style:min-row-height="0.5514in" fo:keep-together="auto"/>
    </style:style>
    <style:style style:name="Table40" style:family="table">
      <style:table-properties style:width="6.2319in" table:align="center" style:writing-mode="lr-tb"/>
    </style:style>
    <style:style style:name="Table40.A" style:family="table-column">
      <style:table-column-properties style:column-width="2.7194in"/>
    </style:style>
    <style:style style:name="Table40.B" style:family="table-column">
      <style:table-column-properties style:column-width="1.7722in"/>
    </style:style>
    <style:style style:name="Table40.C" style:family="table-column">
      <style:table-column-properties style:column-width="1.7403in"/>
    </style:style>
    <style:style style:name="Table40.1" style:family="table-row">
      <style:table-row-properties fo:keep-together="auto"/>
    </style:style>
    <style:style style:name="Table4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0.C1" style:family="table-cell">
      <style:table-cell-properties style:vertical-align="top" fo:padding-left="0.075in" fo:padding-right="0.075in" fo:padding-top="0in" fo:padding-bottom="0in" fo:border="0.5pt solid #000000" style:writing-mode="lr-tb"/>
    </style:style>
    <style:style style:name="Table40.2" style:family="table-row">
      <style:table-row-properties style:min-row-height="0.5514in" fo:keep-together="auto"/>
    </style:style>
    <style:style style:name="Table41" style:family="table">
      <style:table-properties style:width="6.2319in" table:align="center" style:writing-mode="lr-tb"/>
    </style:style>
    <style:style style:name="Table41.A" style:family="table-column">
      <style:table-column-properties style:column-width="2.9167in"/>
    </style:style>
    <style:style style:name="Table41.B" style:family="table-column">
      <style:table-column-properties style:column-width="1.575in"/>
    </style:style>
    <style:style style:name="Table41.C" style:family="table-column">
      <style:table-column-properties style:column-width="1.7403in"/>
    </style:style>
    <style:style style:name="Table41.1" style:family="table-row">
      <style:table-row-properties fo:keep-together="auto"/>
    </style:style>
    <style:style style:name="Table4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C1" style:family="table-cell">
      <style:table-cell-properties style:vertical-align="top" fo:padding-left="0.075in" fo:padding-right="0.075in" fo:padding-top="0in" fo:padding-bottom="0in" fo:border="0.5pt solid #000000" style:writing-mode="lr-tb"/>
    </style:style>
    <style:style style:name="Table41.2" style:family="table-row">
      <style:table-row-properties style:min-row-height="0.5514in" fo:keep-together="auto"/>
    </style:style>
    <style:style style:name="Table41.5" style:family="table-row">
      <style:table-row-properties style:min-row-height="4.3451in" fo:keep-together="auto"/>
    </style:style>
    <style:style style:name="Table42" style:family="table">
      <style:table-properties style:width="6.2319in" table:align="center" style:writing-mode="lr-tb"/>
    </style:style>
    <style:style style:name="Table42.A" style:family="table-column">
      <style:table-column-properties style:column-width="2.9167in"/>
    </style:style>
    <style:style style:name="Table42.B" style:family="table-column">
      <style:table-column-properties style:column-width="1.575in"/>
    </style:style>
    <style:style style:name="Table42.C" style:family="table-column">
      <style:table-column-properties style:column-width="1.7403in"/>
    </style:style>
    <style:style style:name="Table42.1" style:family="table-row">
      <style:table-row-properties fo:keep-together="auto"/>
    </style:style>
    <style:style style:name="Table4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2.C1" style:family="table-cell">
      <style:table-cell-properties style:vertical-align="top" fo:padding-left="0.075in" fo:padding-right="0.075in" fo:padding-top="0in" fo:padding-bottom="0in" fo:border="0.5pt solid #000000" style:writing-mode="lr-tb"/>
    </style:style>
    <style:style style:name="Table42.2" style:family="table-row">
      <style:table-row-properties style:min-row-height="0.5514in" fo:keep-together="auto"/>
    </style:style>
    <style:style style:name="Table43" style:family="table">
      <style:table-properties style:width="6.2319in" table:align="center" style:writing-mode="lr-tb"/>
    </style:style>
    <style:style style:name="Table43.A" style:family="table-column">
      <style:table-column-properties style:column-width="2.9167in"/>
    </style:style>
    <style:style style:name="Table43.B" style:family="table-column">
      <style:table-column-properties style:column-width="1.575in"/>
    </style:style>
    <style:style style:name="Table43.C" style:family="table-column">
      <style:table-column-properties style:column-width="1.7403in"/>
    </style:style>
    <style:style style:name="Table43.1" style:family="table-row">
      <style:table-row-properties fo:keep-together="auto"/>
    </style:style>
    <style:style style:name="Table4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3.C1" style:family="table-cell">
      <style:table-cell-properties style:vertical-align="top" fo:padding-left="0.075in" fo:padding-right="0.075in" fo:padding-top="0in" fo:padding-bottom="0in" fo:border="0.5pt solid #000000" style:writing-mode="lr-tb"/>
    </style:style>
    <style:style style:name="Table43.2" style:family="table-row">
      <style:table-row-properties style:min-row-height="0.5514in" fo:keep-together="auto"/>
    </style:style>
    <style:style style:name="Table44" style:family="table">
      <style:table-properties style:width="6.2319in" table:align="center" style:writing-mode="lr-tb"/>
    </style:style>
    <style:style style:name="Table44.A" style:family="table-column">
      <style:table-column-properties style:column-width="2.9167in"/>
    </style:style>
    <style:style style:name="Table44.B" style:family="table-column">
      <style:table-column-properties style:column-width="1.575in"/>
    </style:style>
    <style:style style:name="Table44.C" style:family="table-column">
      <style:table-column-properties style:column-width="1.7403in"/>
    </style:style>
    <style:style style:name="Table44.1" style:family="table-row">
      <style:table-row-properties fo:keep-together="auto"/>
    </style:style>
    <style:style style:name="Table4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C1" style:family="table-cell">
      <style:table-cell-properties style:vertical-align="top" fo:padding-left="0.075in" fo:padding-right="0.075in" fo:padding-top="0in" fo:padding-bottom="0in" fo:border="0.5pt solid #000000" style:writing-mode="lr-tb"/>
    </style:style>
    <style:style style:name="Table44.2" style:family="table-row">
      <style:table-row-properties style:min-row-height="0.5514in" fo:keep-together="auto"/>
    </style:style>
    <style:style style:name="Table45" style:family="table">
      <style:table-properties style:width="6.2319in" table:align="center" style:writing-mode="lr-tb"/>
    </style:style>
    <style:style style:name="Table45.A" style:family="table-column">
      <style:table-column-properties style:column-width="2.9167in"/>
    </style:style>
    <style:style style:name="Table45.B" style:family="table-column">
      <style:table-column-properties style:column-width="1.575in"/>
    </style:style>
    <style:style style:name="Table45.C" style:family="table-column">
      <style:table-column-properties style:column-width="1.7403in"/>
    </style:style>
    <style:style style:name="Table45.1" style:family="table-row">
      <style:table-row-properties fo:keep-together="auto"/>
    </style:style>
    <style:style style:name="Table4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5.C1" style:family="table-cell">
      <style:table-cell-properties style:vertical-align="top" fo:padding-left="0.075in" fo:padding-right="0.075in" fo:padding-top="0in" fo:padding-bottom="0in" fo:border="0.5pt solid #000000" style:writing-mode="lr-tb"/>
    </style:style>
    <style:style style:name="Table45.2" style:family="table-row">
      <style:table-row-properties style:min-row-height="0.5514in" fo:keep-together="auto"/>
    </style:style>
    <style:style style:name="Table45.5" style:family="table-row">
      <style:table-row-properties style:min-row-height="4.5347in" fo:keep-together="auto"/>
    </style:style>
    <style:style style:name="Table46" style:family="table">
      <style:table-properties style:width="6.1701in" table:align="center" style:writing-mode="lr-tb"/>
    </style:style>
    <style:style style:name="Table46.A" style:family="table-column">
      <style:table-column-properties style:column-width="2.8549in"/>
    </style:style>
    <style:style style:name="Table46.B" style:family="table-column">
      <style:table-column-properties style:column-width="1.575in"/>
    </style:style>
    <style:style style:name="Table46.C" style:family="table-column">
      <style:table-column-properties style:column-width="1.7403in"/>
    </style:style>
    <style:style style:name="Table46.1" style:family="table-row">
      <style:table-row-properties fo:keep-together="auto"/>
    </style:style>
    <style:style style:name="Table4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6.C1" style:family="table-cell">
      <style:table-cell-properties style:vertical-align="top" fo:padding-left="0.075in" fo:padding-right="0.075in" fo:padding-top="0in" fo:padding-bottom="0in" fo:border="0.5pt solid #000000" style:writing-mode="lr-tb"/>
    </style:style>
    <style:style style:name="Table46.2" style:family="table-row">
      <style:table-row-properties style:min-row-height="0.5514in" fo:keep-together="auto"/>
    </style:style>
    <style:style style:name="Table46.5" style:family="table-row">
      <style:table-row-properties style:min-row-height="5.4028in" fo:keep-together="auto"/>
    </style:style>
    <style:style style:name="Table47" style:family="table">
      <style:table-properties style:width="6.2319in" table:align="center" style:writing-mode="lr-tb"/>
    </style:style>
    <style:style style:name="Table47.A" style:family="table-column">
      <style:table-column-properties style:column-width="2.9167in"/>
    </style:style>
    <style:style style:name="Table47.B" style:family="table-column">
      <style:table-column-properties style:column-width="0.3674in"/>
    </style:style>
    <style:style style:name="Table47.C" style:family="table-column">
      <style:table-column-properties style:column-width="1.2076in"/>
    </style:style>
    <style:style style:name="Table47.D" style:family="table-column">
      <style:table-column-properties style:column-width="0.1438in"/>
    </style:style>
    <style:style style:name="Table47.E" style:family="table-column">
      <style:table-column-properties style:column-width="1.5611in"/>
    </style:style>
    <style:style style:name="Table47.F" style:family="table-column">
      <style:table-column-properties style:column-width="0.0354in"/>
    </style:style>
    <style:style style:name="Table47.1" style:family="table-row">
      <style:table-row-properties fo:keep-together="auto"/>
    </style:style>
    <style:style style:name="Table4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7.F1" style:family="table-cell">
      <style:table-cell-properties fo:padding="0in" fo:border-left="0.5pt solid #000000" fo:border-right="none" fo:border-top="none" fo:border-bottom="none"/>
    </style:style>
    <style:style style:name="Table47.2" style:family="table-row">
      <style:table-row-properties style:min-row-height="0.5514in" fo:keep-together="auto"/>
    </style:style>
    <style:style style:name="Table47.F2" style:family="table-cell">
      <style:table-cell-properties fo:padding="0in" fo:border-left="0.5pt solid #000000" fo:border-right="none" fo:border-top="none" fo:border-bottom="none"/>
    </style:style>
    <style:style style:name="Table47.F3" style:family="table-cell">
      <style:table-cell-properties fo:padding="0in" fo:border-left="0.5pt solid #000000" fo:border-right="none" fo:border-top="none" fo:border-bottom="none"/>
    </style:style>
    <style:style style:name="Table47.F4" style:family="table-cell">
      <style:table-cell-properties fo:padding="0in" fo:border-left="0.5pt solid #000000" fo:border-right="none" fo:border-top="none" fo:border-bottom="none"/>
    </style:style>
    <style:style style:name="Table47.F5" style:family="table-cell">
      <style:table-cell-properties fo:padding="0in" fo:border-left="0.5pt solid #000000" fo:border-right="none" fo:border-top="none" fo:border-bottom="none"/>
    </style:style>
    <style:style style:name="Table47.D6" style:family="table-cell">
      <style:table-cell-properties style:vertical-align="top" fo:padding-left="0.075in" fo:padding-right="0.075in" fo:padding-top="0in" fo:padding-bottom="0in" fo:border="0.5pt solid #000000" style:writing-mode="lr-tb"/>
    </style:style>
    <style:style style:name="Table48" style:family="table">
      <style:table-properties style:width="6.2319in" table:align="center" style:writing-mode="lr-tb"/>
    </style:style>
    <style:style style:name="Table48.A" style:family="table-column">
      <style:table-column-properties style:column-width="2.9167in"/>
    </style:style>
    <style:style style:name="Table48.B" style:family="table-column">
      <style:table-column-properties style:column-width="1.575in"/>
    </style:style>
    <style:style style:name="Table48.C" style:family="table-column">
      <style:table-column-properties style:column-width="1.7403in"/>
    </style:style>
    <style:style style:name="Table48.1" style:family="table-row">
      <style:table-row-properties fo:keep-together="auto"/>
    </style:style>
    <style:style style:name="Table4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8.C1" style:family="table-cell">
      <style:table-cell-properties style:vertical-align="top" fo:padding-left="0.075in" fo:padding-right="0.075in" fo:padding-top="0in" fo:padding-bottom="0in" fo:border="0.5pt solid #000000" style:writing-mode="lr-tb"/>
    </style:style>
    <style:style style:name="Table49" style:family="table">
      <style:table-properties style:width="6.2319in" table:align="center" style:writing-mode="lr-tb"/>
    </style:style>
    <style:style style:name="Table49.A" style:family="table-column">
      <style:table-column-properties style:column-width="2.9167in"/>
    </style:style>
    <style:style style:name="Table49.B" style:family="table-column">
      <style:table-column-properties style:column-width="1.575in"/>
    </style:style>
    <style:style style:name="Table49.C" style:family="table-column">
      <style:table-column-properties style:column-width="1.7403in"/>
    </style:style>
    <style:style style:name="Table49.1" style:family="table-row">
      <style:table-row-properties fo:keep-together="auto"/>
    </style:style>
    <style:style style:name="Table4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9.C1" style:family="table-cell">
      <style:table-cell-properties style:vertical-align="top" fo:padding-left="0.075in" fo:padding-right="0.075in" fo:padding-top="0in" fo:padding-bottom="0in" fo:border="0.5pt solid #000000" style:writing-mode="lr-tb"/>
    </style:style>
    <style:style style:name="Table50" style:family="table">
      <style:table-properties style:width="6.2319in" table:align="center" style:writing-mode="lr-tb"/>
    </style:style>
    <style:style style:name="Table50.A" style:family="table-column">
      <style:table-column-properties style:column-width="2.9167in"/>
    </style:style>
    <style:style style:name="Table50.B" style:family="table-column">
      <style:table-column-properties style:column-width="1.575in"/>
    </style:style>
    <style:style style:name="Table50.C" style:family="table-column">
      <style:table-column-properties style:column-width="1.7403in"/>
    </style:style>
    <style:style style:name="Table50.1" style:family="table-row">
      <style:table-row-properties fo:keep-together="auto"/>
    </style:style>
    <style:style style:name="Table5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C1" style:family="table-cell">
      <style:table-cell-properties style:vertical-align="top" fo:padding-left="0.075in" fo:padding-right="0.075in" fo:padding-top="0in" fo:padding-bottom="0in" fo:border="0.5pt solid #000000" style:writing-mode="lr-tb"/>
    </style:style>
    <style:style style:name="Table50.5" style:family="table-row">
      <style:table-row-properties style:min-row-height="3.9486in" fo:keep-together="auto"/>
    </style:style>
    <style:style style:name="Table51" style:family="table">
      <style:table-properties style:width="6.2319in" table:align="center" style:writing-mode="lr-tb"/>
    </style:style>
    <style:style style:name="Table51.A" style:family="table-column">
      <style:table-column-properties style:column-width="2.9167in"/>
    </style:style>
    <style:style style:name="Table51.B" style:family="table-column">
      <style:table-column-properties style:column-width="1.575in"/>
    </style:style>
    <style:style style:name="Table51.C" style:family="table-column">
      <style:table-column-properties style:column-width="1.7403in"/>
    </style:style>
    <style:style style:name="Table51.1" style:family="table-row">
      <style:table-row-properties fo:keep-together="auto"/>
    </style:style>
    <style:style style:name="Table5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C1" style:family="table-cell">
      <style:table-cell-properties style:vertical-align="top" fo:padding-left="0.075in" fo:padding-right="0.075in" fo:padding-top="0in" fo:padding-bottom="0in" fo:border="0.5pt solid #000000" style:writing-mode="lr-tb"/>
    </style:style>
    <style:style style:name="Table52" style:family="table">
      <style:table-properties style:width="6.2319in" table:align="center" style:writing-mode="lr-tb"/>
    </style:style>
    <style:style style:name="Table52.A" style:family="table-column">
      <style:table-column-properties style:column-width="2.8181in"/>
    </style:style>
    <style:style style:name="Table52.B" style:family="table-column">
      <style:table-column-properties style:column-width="1.6736in"/>
    </style:style>
    <style:style style:name="Table52.C" style:family="table-column">
      <style:table-column-properties style:column-width="1.7403in"/>
    </style:style>
    <style:style style:name="Table52.1" style:family="table-row">
      <style:table-row-properties fo:keep-together="auto"/>
    </style:style>
    <style:style style:name="Table5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2.C1" style:family="table-cell">
      <style:table-cell-properties style:vertical-align="top" fo:padding-left="0.075in" fo:padding-right="0.075in" fo:padding-top="0in" fo:padding-bottom="0in" fo:border="0.5pt solid #000000" style:writing-mode="lr-tb"/>
    </style:style>
    <style:style style:name="Table52.2" style:family="table-row">
      <style:table-row-properties style:min-row-height="0.5514in" fo:keep-together="auto"/>
    </style:style>
    <style:style style:name="P1" style:family="paragraph" style:parent-style-name="Header" style:master-page-name="">
      <loext:graphic-properties draw:fill="none"/>
      <style:paragraph-properties fo:margin-left="1.5in" fo:margin-right="0in" fo:margin-top="0in" fo:margin-bottom="0in" loext:contextual-spacing="false" fo:line-height="100%" fo:text-align="justify" style:justify-single-word="false" fo:orphans="2" fo:widows="2" fo:text-indent="0in" style:auto-text-indent="false" style:page-number="auto" fo:background-color="transparent" style:writing-mode="lr-tb"/>
      <style:text-properties officeooo:rsid="00252a36" officeooo:paragraph-rsid="00252a36"/>
    </style:style>
    <style:style style:name="P2" style:family="paragraph" style:parent-style-name="Header">
      <loext:graphic-properties draw:fill="none"/>
      <style:paragraph-properties fo:margin-left="1.5in" fo:margin-right="0in" fo:margin-top="0in" fo:margin-bottom="0in" loext:contextual-spacing="false" fo:line-height="100%" fo:text-align="justify" style:justify-single-word="false" fo:orphans="2" fo:widows="2" fo:text-indent="0in" style:auto-text-indent="false" fo:background-color="transparent" style:writing-mode="lr-tb"/>
      <style:text-properties officeooo:rsid="00252a36" officeooo:paragraph-rsid="00252a36"/>
    </style:style>
    <style:style style:name="P3" style:family="paragraph" style:parent-style-name="Header">
      <loext:graphic-properties draw:fill="none"/>
      <style:paragraph-properties fo:margin-left="0.5in" fo:margin-right="0in" fo:margin-top="0in" fo:margin-bottom="0in" loext:contextual-spacing="false" fo:line-height="100%" fo:orphans="2" fo:widows="2" fo:text-indent="0in" style:auto-text-indent="false" fo:background-color="transparent" style:writing-mode="lr-tb"/>
      <style:text-properties officeooo:rsid="00252a36" officeooo:paragraph-rsid="00252a36"/>
    </style:style>
    <style:style style:name="P4" style:family="paragraph" style:parent-style-name="Standard">
      <style:paragraph-properties fo:margin-left="0.5in" fo:margin-right="0in" fo:text-align="justify" style:justify-single-word="false" fo:text-indent="0in" style:auto-text-indent="false"/>
      <style:text-properties style:font-name="Times New Roman1" fo:font-size="11pt" officeooo:rsid="001890c3" officeooo:paragraph-rsid="001ad51c" style:font-size-asian="11pt" style:font-size-complex="11pt"/>
    </style:style>
    <style:style style:name="P5" style:family="paragraph" style:parent-style-name="Footer">
      <style:paragraph-properties fo:text-align="end" style:justify-single-word="false"/>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text-align="justify" style:justify-single-word="false" style:text-autospace="none"/>
    </style:style>
    <style:style style:name="P8" style:family="paragraph" style:parent-style-name="Standard">
      <style:paragraph-properties fo:margin-top="0in" fo:margin-bottom="0in" loext:contextual-spacing="false" fo:line-height="100%" fo:text-align="justify" style:justify-single-word="false" style:text-autospace="none"/>
      <style:text-properties style:font-name="Times New Roman" fo:font-size="11pt" fo:font-weight="bold" style:font-size-asian="11pt" style:font-weight-asian="bold" style:font-name-complex="Times New Roman"/>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1pt" fo:font-weight="bold" style:font-name-asian="Times New Roman" style:font-size-asian="11pt" style:font-weight-asian="bold" style:font-name-complex="Times New Roman" style:font-weight-complex="bold"/>
    </style:style>
    <style:style style:name="P10" style:family="paragraph" style:parent-style-name="Standard">
      <style:paragraph-properties fo:margin-top="0in" fo:margin-bottom="0in" loext:contextual-spacing="false" fo:line-height="100%"/>
      <style:text-properties style:font-name="Times New Roman" fo:font-size="11pt" style:font-name-asian="Times New Roman" style:font-size-asian="11pt" style:font-name-complex="Times New Roman"/>
    </style:style>
    <style:style style:name="P11" style:family="paragraph" style:parent-style-name="Standard">
      <style:paragraph-properties fo:margin-top="0in" fo:margin-bottom="0in" loext:contextual-spacing="false" fo:line-height="100%" fo:text-align="center" style:justify-single-word="false"/>
      <style:text-properties style:font-name="Times New Roman" fo:font-size="11pt" style:font-name-asian="Times New Roman" style:font-size-asian="11pt" style:font-name-complex="Times New Roman"/>
    </style:style>
    <style:style style:name="P12" style:family="paragraph" style:parent-style-name="Standard">
      <style:paragraph-properties fo:margin-top="0in" fo:margin-bottom="0in" loext:contextual-spacing="false" fo:text-align="center" style:justify-single-word="false"/>
      <style:text-properties style:font-name="Times New Roman" fo:font-size="14pt" fo:font-weight="bold" style:font-size-asian="14pt" style:font-weight-asian="bold" style:font-name-complex="Times New Roman"/>
    </style:style>
    <style:style style:name="P13" style:family="paragraph" style:parent-style-name="Standard">
      <style:paragraph-properties fo:margin-top="0in" fo:margin-bottom="0in" loext:contextual-spacing="false" fo:text-align="center" style:justify-single-word="false"/>
      <style:text-properties style:font-name="Times New Roman" fo:font-size="14pt" fo:font-weight="bold" officeooo:rsid="0015a4d5" style:font-size-asian="14pt" style:font-weight-asian="bold" style:font-name-complex="Times New Roman"/>
    </style:style>
    <style:style style:name="P14" style:family="paragraph" style:parent-style-name="Standard">
      <style:paragraph-properties fo:margin-top="0in" fo:margin-bottom="0in" loext:contextual-spacing="false" fo:line-height="100%" fo:text-align="center" style:justify-single-word="fals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5" style:family="paragraph" style:parent-style-name="Standard">
      <style:paragraph-properties fo:margin-top="0in" fo:margin-bottom="0in" loext:contextual-spacing="false" fo:text-align="center" style:justify-single-word="false"/>
      <style:text-properties style:font-name="Times New Roman" fo:font-size="16pt" fo:font-weight="bold" style:font-size-asian="16pt" style:font-weight-asian="bold" style:font-name-complex="Times New Roman"/>
    </style:style>
    <style:style style:name="P16" style:family="paragraph" style:parent-style-name="Standard">
      <style:paragraph-properties fo:margin-top="0in" fo:margin-bottom="0in" loext:contextual-spacing="false" fo:line-height="100%" fo:text-align="center" style:justify-single-word="false"/>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style:font-name-asian="Times New Roman" style:font-size-asian="12pt" style:font-weight-asian="bold" style:font-name-complex="Times New Roman" style:font-size-complex="16pt"/>
    </style:style>
    <style:style style:name="P18" style:family="paragraph" style:parent-style-name="Standard">
      <style:paragraph-properties fo:margin-top="0in" fo:margin-bottom="0in" loext:contextual-spacing="false" fo:text-align="center" style:justify-single-word="false"/>
      <style:text-properties style:font-name="Times New Roman" fo:font-size="12pt" fo:font-weight="bold" style:font-name-asian="Times New Roman" style:font-size-asian="12pt" style:font-weight-asian="bold" style:font-name-complex="Times New Roman" style:font-size-complex="12pt"/>
    </style:style>
    <style:style style:name="P19" style:family="paragraph" style:parent-style-name="Standard">
      <style:paragraph-properties fo:margin-top="0in" fo:margin-bottom="0in" loext:contextual-spacing="false" fo:line-height="100%" fo:text-align="center" style:justify-single-word="false"/>
      <style:text-properties style:font-name="Times New Roman" fo:font-size="12pt" fo:font-weight="bold" style:font-name-asian="Times New Roman" style:font-size-asian="12pt" style:font-weight-asian="bold" style:font-name-complex="Times New Roman"/>
    </style:style>
    <style:style style:name="P20" style:family="paragraph" style:parent-style-name="Standard">
      <style:paragraph-properties fo:margin-top="0in" fo:margin-bottom="0in" loext:contextual-spacing="false" fo:text-align="center" style:justify-single-word="false"/>
      <style:text-properties style:font-name="Times New Roman" fo:font-size="12pt" style:font-size-asian="12pt" style:font-name-complex="Times New Roman" style:font-size-complex="12pt"/>
    </style:style>
    <style:style style:name="P21" style:family="paragraph" style:parent-style-name="Standard">
      <style:paragraph-properties fo:margin-top="0in" fo:margin-bottom="0in" loext:contextual-spacing="false" fo:line-height="100%"/>
      <style:text-properties style:font-name="Times New Roman" fo:font-size="12pt" style:font-size-asian="12pt" style:font-name-complex="Times New Roman" style:font-size-complex="12pt"/>
    </style:style>
    <style:style style:name="P22" style:family="paragraph" style:parent-style-name="Standard">
      <style:paragraph-properties fo:margin-top="0in" fo:margin-bottom="0in" loext:contextual-spacing="false" fo:line-height="100%" fo:text-align="center" style:justify-single-word="false"/>
      <style:text-properties style:font-name="Times New Roman" fo:font-size="12pt" fo:font-style="italic" style:font-size-asian="12pt" style:font-style-asian="italic" style:font-name-complex="Times New Roman" style:font-size-complex="12pt"/>
    </style:style>
    <style:style style:name="P23" style:family="paragraph" style:parent-style-name="Standard">
      <style:paragraph-properties fo:margin-top="0in" fo:margin-bottom="0in" loext:contextual-spacing="false" fo:text-align="center" style:justify-single-word="false"/>
      <style:text-properties style:font-name="Times New Roman" fo:font-size="12pt" style:font-name-asian="Times New Roman" style:font-size-asian="12pt" style:font-name-complex="Times New Roman" style:font-size-complex="12pt"/>
    </style:style>
    <style:style style:name="P24"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0168171" style:font-name-asian="Times New Roman" style:font-size-asian="12pt" style:font-name-complex="Times New Roman" style:font-size-complex="12pt"/>
    </style:style>
    <style:style style:name="P25" style:family="paragraph" style:parent-style-name="Standard">
      <style:paragraph-properties fo:margin-top="0in" fo:margin-bottom="0in" loext:contextual-spacing="false" fo:line-height="100%" fo:text-align="center" style:justify-single-word="false"/>
      <style:text-properties style:font-name="Times New Roman" style:font-name-asian="Times New Roman" style:font-name-complex="Times New Roman" style:font-size-complex="9pt"/>
    </style:style>
    <style:style style:name="P26" style:family="paragraph" style:parent-style-name="Standard">
      <style:paragraph-properties fo:margin-top="0in" fo:margin-bottom="0in" loext:contextual-spacing="false" fo:line-height="100%" fo:text-align="justify" style:justify-single-word="false"/>
      <style:text-properties style:font-name="Times New Roman" style:font-name-asian="Times New Roman" style:font-name-complex="Times New Roman" style:font-size-complex="9pt"/>
    </style:style>
    <style:style style:name="P27" style:family="paragraph" style:parent-style-name="Standard">
      <style:paragraph-properties fo:margin-top="0in" fo:margin-bottom="0in" loext:contextual-spacing="false" fo:line-height="100%" fo:text-align="center" style:justify-single-word="false"/>
      <style:text-properties style:font-name="Times New Roman" fo:font-weight="bold" style:font-name-asian="Times New Roman" style:font-weight-asian="bold" style:font-name-complex="Times New Roman" style:font-size-complex="9pt" style:font-weight-complex="bold"/>
    </style:style>
    <style:style style:name="P28" style:family="paragraph" style:parent-style-name="Standard">
      <style:paragraph-properties fo:margin-top="0in" fo:margin-bottom="0in" loext:contextual-spacing="false" fo:line-height="100%" fo:text-align="center" style:justify-single-word="false"/>
      <style:text-properties fo:color="#000000" style:font-name="Times New Roman" fo:font-size="12pt" fo:font-weight="bold" fo:background-color="#ffffff" style:font-name-asian="Times New Roman" style:font-size-asian="12pt" style:font-weight-asian="bold" style:font-name-complex="Times New Roman" style:font-size-complex="12pt" style:font-weight-complex="bold"/>
    </style:style>
    <style:style style:name="P29" style:family="paragraph" style:parent-style-name="Standard">
      <style:paragraph-properties fo:margin-top="0in" fo:margin-bottom="0in" loext:contextual-spacing="false" fo:line-height="100%" style:snap-to-layout-grid="false"/>
      <style:text-properties fo:color="#000000" style:font-name="Calibri" fo:font-size="11pt" fo:font-weight="bold" officeooo:paragraph-rsid="00306dd0" style:font-name-asian="Times New Roman" style:font-size-asian="11pt" style:font-weight-asian="bold" style:font-name-complex="Times New Roman" style:font-size-complex="10pt" style:font-weight-complex="bold"/>
    </style:style>
    <style:style style:name="P30" style:family="paragraph" style:parent-style-name="Standard">
      <style:paragraph-properties fo:margin-top="0in" fo:margin-bottom="0in" loext:contextual-spacing="false" fo:line-height="100%" fo:text-align="center" style:justify-single-word="false"/>
      <style:text-properties fo:color="#000009" style:font-name="Times New Roman" style:font-name-asian="Times New Roman" style:font-name-complex="Times New Roman" style:font-size-complex="9pt"/>
    </style:style>
    <style:style style:name="P31" style:family="paragraph" style:parent-style-name="Standard">
      <style:paragraph-properties fo:margin-top="0in" fo:margin-bottom="0in" loext:contextual-spacing="false" fo:line-height="100%" fo:text-align="justify" style:justify-single-word="false"/>
      <style:text-properties fo:color="#000009" style:font-name="Times New Roman" style:font-name-asian="Times New Roman" style:font-name-complex="Times New Roman" style:font-size-complex="9pt"/>
    </style:style>
    <style:style style:name="P32" style:family="paragraph" style:parent-style-name="Standard">
      <style:paragraph-properties fo:margin-top="0in" fo:margin-bottom="0in" loext:contextual-spacing="false" fo:line-height="100%" fo:text-align="center" style:justify-single-word="false"/>
      <style:text-properties fo:color="#000009" style:font-name="Times New Roman" officeooo:rsid="00327bb9" officeooo:paragraph-rsid="00327bb9" style:font-name-asian="Times New Roman" style:font-name-complex="Times New Roman" style:font-size-complex="9pt"/>
    </style:style>
    <style:style style:name="P33" style:family="paragraph" style:parent-style-name="Standard">
      <style:paragraph-properties fo:margin-top="0in" fo:margin-bottom="0in" loext:contextual-spacing="false" fo:line-height="100%" fo:text-align="center" style:justify-single-word="false"/>
      <style:text-properties fo:color="#000009" style:font-name="Times New Roman" fo:font-weight="bold" style:font-name-asian="Times New Roman" style:font-weight-asian="bold" style:font-name-complex="Times New Roman" style:font-size-complex="9pt" style:font-weight-complex="bold"/>
    </style:style>
    <style:style style:name="P34" style:family="paragraph" style:parent-style-name="Standard">
      <style:paragraph-properties fo:margin-top="0in" fo:margin-bottom="0in" loext:contextual-spacing="false" fo:line-height="100%" fo:text-align="center" style:justify-single-word="false"/>
      <style:text-properties fo:color="#000009" style:font-name="Times New Roman" fo:font-weight="bold" fo:background-color="transparent" style:font-name-asian="Times New Roman" style:font-weight-asian="bold" style:font-name-complex="Times New Roman" style:font-size-complex="9pt" style:font-weight-complex="bold"/>
    </style:style>
    <style:style style:name="P35" style:family="paragraph" style:parent-style-name="Standard">
      <style:paragraph-properties fo:margin-top="0in" fo:margin-bottom="0in" loext:contextual-spacing="false"/>
      <style:text-properties text:display="none"/>
    </style:style>
    <style:style style:name="P36" style:family="paragraph" style:parent-style-name="Standard">
      <style:paragraph-properties fo:margin-top="0in" fo:margin-bottom="0in" loext:contextual-spacing="false" fo:line-height="100%"/>
      <style:text-properties fo:color="#222222" style:font-name="Times New Roman" fo:font-size="11pt" style:font-name-asian="Times New Roman" style:font-size-asian="11pt" style:font-name-complex="Times New Roman"/>
    </style:style>
    <style:style style:name="P37" style:family="paragraph" style:parent-style-name="Standard">
      <style:paragraph-properties fo:margin-top="0in" fo:margin-bottom="0in" loext:contextual-spacing="false" fo:line-height="100%" fo:text-align="justify" style:justify-single-word="false" style:text-autospace="none"/>
      <style:text-properties fo:color="#00000a" style:font-name="Times New Roman" fo:font-size="11pt" fo:font-weight="bold" style:font-size-asian="11pt" style:font-weight-asian="bold" style:font-name-complex="Times New Roman" style:font-weight-complex="bold"/>
    </style:style>
    <style:style style:name="P38" style:family="paragraph" style:parent-style-name="Standard">
      <style:paragraph-properties fo:margin-top="0in" fo:margin-bottom="0in" loext:contextual-spacing="false" fo:line-height="100%" fo:text-align="justify" style:justify-single-word="false" style:text-autospace="none"/>
      <style:text-properties fo:color="#00000a" style:font-name="Times New Roman" fo:font-size="11pt" style:font-size-asian="11pt" style:font-name-complex="Times New Roman" style:font-weight-complex="bold"/>
    </style:style>
    <style:style style:name="P39" style:family="paragraph" style:parent-style-name="Standard">
      <style:paragraph-properties fo:margin-top="0in" fo:margin-bottom="0in" loext:contextual-spacing="false" fo:line-height="100%" fo:text-align="center" style:justify-single-word="false"/>
      <style:text-properties style:use-window-font-color="true" style:font-name="Times New Roman" fo:font-weight="bold" fo:background-color="transparent" style:font-name-asian="Times New Roman" style:font-weight-asian="bold" style:font-name-complex="Times New Roman" style:font-size-complex="9pt" style:font-weight-complex="bold"/>
    </style:style>
    <style:style style:name="P40" style:family="paragraph" style:parent-style-name="Standard">
      <style:paragraph-properties fo:margin-top="0in" fo:margin-bottom="0in" loext:contextual-spacing="false" fo:line-height="100%" fo:text-align="center" style:justify-single-word="false"/>
      <style:text-properties style:use-window-font-color="true" fo:background-color="transparent"/>
    </style:style>
    <style:style style:name="P41" style:family="paragraph" style:parent-style-name="Standard">
      <style:paragraph-properties fo:margin-top="0in" fo:margin-bottom="0in" loext:contextual-spacing="false" fo:text-align="center" style:justify-single-word="false" fo:break-before="page"/>
      <style:text-properties style:font-name="Times New Roman" fo:font-size="11pt" fo:font-weight="bold" style:font-size-asian="11pt" style:font-weight-asian="bold" style:font-name-complex="Times New Roman"/>
    </style:style>
    <style:style style:name="P42" style:family="paragraph" style:parent-style-name="Standard">
      <style:paragraph-properties fo:margin-top="0in" fo:margin-bottom="0in" loext:contextual-spacing="false" fo:line-height="100%" fo:text-align="center" style:justify-single-word="false" fo:break-before="page"/>
      <style:text-properties style:font-name="Times New Roman" fo:font-size="16pt" fo:font-weight="bold" style:font-name-asian="Times New Roman" style:font-size-asian="16pt" style:font-weight-asian="bold" style:font-name-complex="Times New Roman" style:font-size-complex="16pt"/>
    </style:style>
    <style:style style:name="P43" style:family="paragraph" style:parent-style-name="Standard">
      <style:paragraph-properties fo:break-before="page"/>
    </style:style>
    <style:style style:name="P44" style:family="paragraph" style:parent-style-name="EMENTA">
      <style:paragraph-properties fo:break-before="page"/>
    </style:style>
    <style:style style:name="P45" style:family="paragraph" style:parent-style-name="Texto_20_Normal">
      <style:paragraph-properties fo:break-before="page"/>
      <style:text-properties fo:font-variant="small-caps" fo:font-size="14pt" fo:font-weight="bold" style:font-size-asian="14pt" style:font-weight-asian="bold"/>
    </style:style>
    <style:style style:name="P46" style:family="paragraph" style:parent-style-name="Standard">
      <style:paragraph-properties fo:text-align="justify" style:justify-single-word="false" style:text-autospace="none"/>
      <style:text-properties fo:font-weight="bold" style:font-weight-asian="bold" style:font-weight-complex="bold"/>
    </style:style>
    <style:style style:name="P47" style:family="paragraph" style:parent-style-name="Standard">
      <style:paragraph-properties fo:text-align="center" style:justify-single-word="false"/>
      <style:text-properties style:font-name="Times New Roman" fo:font-size="11pt" fo:font-weight="bold" style:font-size-asian="11pt" style:font-weight-asian="bold" style:font-name-complex="Times New Roman"/>
    </style:style>
    <style:style style:name="P48" style:family="paragraph" style:parent-style-name="Standard">
      <style:paragraph-properties style:snap-to-layout-grid="false"/>
      <style:text-properties style:font-name="Times New Roman" fo:font-size="11pt" fo:font-weight="bold" style:font-size-asian="11pt" style:font-weight-asian="bold" style:font-name-complex="Times New Roman"/>
    </style:style>
    <style:style style:name="P49" style:family="paragraph" style:parent-style-name="Standard">
      <style:paragraph-properties style:snap-to-layout-grid="false"/>
      <style:text-properties style:font-name="Times New Roman" fo:font-size="11pt" style:text-underline-style="solid" style:text-underline-width="auto" style:text-underline-color="font-color" fo:font-weight="bold" style:font-size-asian="11pt" style:font-weight-asian="bold" style:font-name-complex="Times New Roman"/>
    </style:style>
    <style:style style:name="P50" style:family="paragraph" style:parent-style-name="Standard">
      <style:text-properties style:font-name="Times New Roman" style:font-name-complex="Times New Roman"/>
    </style:style>
    <style:style style:name="P51" style:family="paragraph" style:parent-style-name="Standard">
      <style:paragraph-properties fo:text-align="center" style:justify-single-word="false"/>
      <style:text-properties style:font-name="Times New Roman" style:font-name-complex="Times New Roman"/>
    </style:style>
    <style:style style:name="P52" style:family="paragraph" style:parent-style-name="Standard">
      <style:paragraph-properties fo:text-align="center" style:justify-single-word="false"/>
      <style:text-properties style:font-name="Times New Roman" fo:font-size="20pt" officeooo:paragraph-rsid="0015a4d5" style:font-size-asian="20pt" style:font-name-complex="Times New Roman" style:font-size-complex="20pt"/>
    </style:style>
    <style:style style:name="P53" style:family="paragraph" style:parent-style-name="Standard">
      <style:paragraph-properties fo:text-align="center" style:justify-single-word="false"/>
      <style:text-properties style:font-name="Times New Roman" fo:font-size="20pt" officeooo:rsid="0015a4d5" officeooo:paragraph-rsid="0015a4d5" style:font-size-asian="20pt" style:font-name-complex="Times New Roman" style:font-size-complex="20pt"/>
    </style:style>
    <style:style style:name="P54" style:family="paragraph" style:parent-style-name="Standard">
      <style:text-properties style:font-name="Times New Roman" fo:font-size="12pt" style:font-size-asian="12pt" style:font-name-complex="Times New Roman" style:font-size-complex="12pt"/>
    </style:style>
    <style:style style:name="P55"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style>
    <style:style style:name="P56" style:family="paragraph" style:parent-style-name="Standard">
      <style:text-properties fo:font-variant="small-caps" style:font-name="Times New Roman" fo:font-size="14pt" fo:font-weight="bold" style:font-size-asian="14pt" style:font-weight-asian="bold" style:font-name-complex="Times New Roman"/>
    </style:style>
    <style:style style:name="P57" style:family="paragraph" style:parent-style-name="Standard">
      <style:paragraph-properties fo:text-align="justify" style:justify-single-word="false" style:text-autospace="none"/>
      <style:text-properties style:font-weight-complex="bold"/>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autospace="none"/>
    </style:style>
    <style:style style:name="P60" style:family="paragraph" style:parent-style-name="Standard">
      <style:paragraph-properties fo:text-align="justify" style:justify-single-word="false" style:text-autospace="none"/>
      <style:text-properties fo:color="#000009" fo:font-weight="bold" style:font-weight-asian="bold"/>
    </style:style>
    <style:style style:name="P61" style:family="paragraph" style:parent-style-name="Standard">
      <style:paragraph-properties style:snap-to-layout-grid="false"/>
      <style:text-properties fo:language="pt" fo:country="BR" style:language-asian="pt" style:country-asian="BR" style:font-size-complex="11pt"/>
    </style:style>
    <style:style style:name="P62" style:family="paragraph" style:parent-style-name="Standard">
      <style:paragraph-properties style:snap-to-layout-grid="false"/>
      <style:text-properties fo:color="#00000a" style:font-name="Times New Roman" fo:font-size="11pt" fo:font-weight="bold" style:font-size-asian="11pt" style:font-weight-asian="bold" style:font-name-complex="Times New Roman" style:font-weight-complex="bold"/>
    </style:style>
    <style:style style:name="P63" style:family="paragraph" style:parent-style-name="Standard">
      <style:paragraph-properties style:snap-to-layout-grid="false"/>
      <style:text-properties fo:color="#ff0000" style:text-line-through-style="solid" style:text-line-through-type="single" style:font-name="Times New Roman" fo:font-size="11pt" fo:font-weight="bold" style:font-size-asian="11pt" style:font-weight-asian="bold" style:font-name-complex="Times New Roman" style:font-weight-complex="bold"/>
    </style:style>
    <style:style style:name="P64" style:family="paragraph" style:parent-style-name="Standard">
      <style:paragraph-properties fo:margin-top="0.1945in" fo:margin-bottom="0.0827in" loext:contextual-spacing="false" fo:line-height="100%" fo:text-align="center" style:justify-single-word="false"/>
      <style:text-properties style:font-name="Times New Roman" fo:font-size="11pt" fo:font-weight="bold" style:font-size-asian="11pt" style:font-weight-asian="bold" style:font-name-complex="Times New Roman"/>
    </style:style>
    <style:style style:name="P65" style:family="paragraph" style:parent-style-name="Standard">
      <style:paragraph-properties fo:margin-top="0in" fo:margin-bottom="0.0835in" loext:contextual-spacing="false" fo:line-height="100%" fo:text-align="center" style:justify-single-word="false"/>
    </style:style>
    <style:style style:name="P66" style:family="paragraph" style:parent-style-name="Standard">
      <style:paragraph-properties fo:margin-top="0in" fo:margin-bottom="0.0835in" loext:contextual-spacing="false" fo:line-height="100%" fo:text-align="center" style:justify-single-word="false"/>
      <style:text-properties officeooo:paragraph-rsid="00168171"/>
    </style:style>
    <style:style style:name="P67" style:family="paragraph" style:parent-style-name="Standard">
      <style:paragraph-properties fo:margin-top="0in" fo:margin-bottom="0.0835in" loext:contextual-spacing="false" fo:line-height="100%" fo:text-align="center" style:justify-single-word="false"/>
      <style:text-properties style:font-name="Times New Roman" fo:font-size="12pt" style:font-size-asian="12pt" style:font-name-complex="Times New Roman" style:font-size-complex="12pt"/>
    </style:style>
    <style:style style:name="P68" style:family="paragraph" style:parent-style-name="Standard">
      <style:paragraph-properties fo:margin-top="0in" fo:margin-bottom="0.0835in" loext:contextual-spacing="false" fo:line-height="100%" fo:text-align="center" style:justify-single-word="false"/>
      <style:text-properties style:font-name="Times New Roman" fo:font-size="12pt" officeooo:paragraph-rsid="00168171" style:font-size-asian="12pt" style:font-name-complex="Times New Roman" style:font-size-complex="12pt"/>
    </style:style>
    <style:style style:name="P69" style:family="paragraph" style:parent-style-name="Standard">
      <style:paragraph-properties fo:margin-top="0in" fo:margin-bottom="0.0835in" loext:contextual-spacing="false" fo:line-height="100%" fo:text-align="center" style:justify-single-word="false"/>
      <style:text-properties style:font-name="Times New Roman" fo:font-size="12pt" fo:font-weight="bold" style:font-size-asian="12pt" style:font-weight-asian="bold" style:font-name-complex="Times New Roman" style:font-size-complex="12pt"/>
    </style:style>
    <style:style style:name="P70" style:family="paragraph" style:parent-style-name="Standard">
      <style:paragraph-properties fo:margin-top="0in" fo:margin-bottom="0.0835in" loext:contextual-spacing="false" fo:line-height="100%" fo:text-align="justify" style:justify-single-word="false"/>
      <style:text-properties style:font-name="Times New Roman" fo:font-size="12pt" fo:font-weight="bold" style:font-size-asian="12pt" style:font-weight-asian="bold" style:font-name-complex="Times New Roman" style:font-size-complex="12pt"/>
    </style:style>
    <style:style style:name="P71" style:family="paragraph" style:parent-style-name="Standard">
      <style:paragraph-properties fo:margin-top="0in" fo:margin-bottom="0.0835in" loext:contextual-spacing="false" fo:line-height="100%" fo:text-align="center" style:justify-single-word="false"/>
      <style:text-properties style:font-name="Times New Roman" fo:font-size="12pt" fo:font-weight="bold" style:font-name-asian="Times New Roman" style:font-size-asian="12pt" style:font-weight-asian="bold" style:font-name-complex="Times New Roman" style:font-size-complex="12pt"/>
    </style:style>
    <style:style style:name="P72" style:family="paragraph" style:parent-style-name="Standard">
      <style:paragraph-properties fo:margin-top="0in" fo:margin-bottom="0.0835in" loext:contextual-spacing="false" fo:line-height="100%" fo:text-align="center" style:justify-single-word="false"/>
      <style:text-properties style:font-name="Times New Roman" fo:font-size="12pt" officeooo:paragraph-rsid="00168171" style:font-name-asian="Times New Roman" style:font-size-asian="12pt" style:font-name-complex="Times New Roman" style:font-size-complex="12pt"/>
    </style:style>
    <style:style style:name="P73" style:family="paragraph" style:parent-style-name="Standard">
      <style:paragraph-properties fo:margin-top="0in" fo:margin-bottom="0.0835in" loext:contextual-spacing="false" fo:line-height="100%" fo:text-align="center" style:justify-single-word="false"/>
      <style:text-properties fo:color="#000000" style:font-name="Times New Roman" fo:font-size="12pt" fo:font-weight="bold" style:font-size-asian="12pt" style:font-weight-asian="bold" style:font-name-complex="Times New Roman" style:font-size-complex="12pt"/>
    </style:style>
    <style:style style:name="P74" style:family="paragraph" style:parent-style-name="Standard">
      <style:paragraph-properties fo:margin-top="0in" fo:margin-bottom="0.0835in" loext:contextual-spacing="false" fo:line-height="100%" fo:text-align="center" style:justify-single-word="false"/>
      <style:text-properties fo:color="#000000" style:font-name="Times New Roman" fo:font-size="12pt" fo:font-weight="bold" style:font-name-asian="Times New Roman" style:font-size-asian="12pt" style:font-weight-asian="bold" style:font-name-complex="Times New Roman" style:font-size-complex="12pt"/>
    </style:style>
    <style:style style:name="P75" style:family="paragraph" style:parent-style-name="Standard">
      <style:paragraph-properties fo:margin-top="0in" fo:margin-bottom="0.0835in" loext:contextual-spacing="false" fo:line-height="100%" fo:text-align="center" style:justify-single-word="false"/>
      <style:text-properties fo:color="#000000" style:font-name="Times New Roman" fo:font-size="12pt" style:font-size-asian="12pt" style:font-name-complex="Times New Roman" style:font-size-complex="12pt"/>
    </style:style>
    <style:style style:name="P76" style:family="paragraph" style:parent-style-name="Standard">
      <style:paragraph-properties fo:margin-top="0in" fo:margin-bottom="0.0835in" loext:contextual-spacing="false" fo:line-height="100%" fo:text-align="center" style:justify-single-word="false"/>
      <style:text-properties fo:color="#000000" style:font-name="Times New Roman" fo:font-size="12pt" officeooo:paragraph-rsid="00168171" style:font-size-asian="12pt" style:font-name-complex="Times New Roman" style:font-size-complex="12pt"/>
    </style:style>
    <style:style style:name="P77" style:family="paragraph" style:parent-style-name="Standard">
      <style:paragraph-properties fo:margin-top="0in" fo:margin-bottom="0.139in" loext:contextual-spacing="false" fo:line-height="115%" fo:break-before="page"/>
      <style:text-properties style:font-name="Times New Roman" fo:font-size="12pt" fo:font-weight="bold" style:font-size-asian="12pt" style:font-weight-asian="bold" style:font-name-complex="Times New Roman"/>
    </style:style>
    <style:style style:name="P78" style:family="paragraph" style:parent-style-name="Standard">
      <style:paragraph-properties fo:margin-top="0in" fo:margin-bottom="0.139in" loext:contextual-spacing="false" fo:line-height="115%" fo:break-before="page"/>
      <style:text-properties style:font-name="Times New Roman" style:font-name-complex="Times New Roman"/>
    </style:style>
    <style:style style:name="P79" style:family="paragraph" style:parent-style-name="Standard">
      <style:paragraph-properties fo:margin-top="0in" fo:margin-bottom="0.139in" loext:contextual-spacing="false" fo:line-height="115%" fo:break-before="page"/>
      <style:text-properties fo:font-variant="small-caps" style:font-name="Times New Roman" fo:font-size="14pt" fo:font-weight="bold" style:font-size-asian="14pt" style:font-weight-asian="bold" style:font-name-complex="Times New Roman"/>
    </style:style>
    <style:style style:name="P80" style:family="paragraph" style:parent-style-name="Standard">
      <style:paragraph-properties fo:margin-top="0in" fo:margin-bottom="0.139in" loext:contextual-spacing="false" fo:line-height="115%" fo:break-before="page"/>
    </style:style>
    <style:style style:name="P81" style:family="paragraph" style:parent-style-name="Standard">
      <style:paragraph-properties fo:margin-top="0in" fo:margin-bottom="0.139in" loext:contextual-spacing="false" fo:line-height="115%"/>
    </style:style>
    <style:style style:name="P82" style:family="paragraph" style:parent-style-name="Standard">
      <style:paragraph-properties fo:margin-top="0in" fo:margin-bottom="0.139in" loext:contextual-spacing="false" fo:line-height="115%"/>
      <style:text-properties fo:color="#000009" fo:font-size="14pt" fo:letter-spacing="0.0008in" fo:font-weight="bold" style:font-size-asian="14pt" style:font-weight-asian="bold" style:font-size-complex="14pt" style:font-weight-complex="bold"/>
    </style:style>
    <style:style style:name="P83" style:family="paragraph" style:parent-style-name="Standard">
      <style:paragraph-properties fo:margin-top="0in" fo:margin-bottom="0.139in" loext:contextual-spacing="false" fo:line-height="115%"/>
      <style:text-properties fo:font-variant="small-caps" style:font-name="Times New Roman" fo:font-size="14pt" fo:font-weight="bold" style:font-size-asian="14pt" style:font-weight-asian="bold" style:font-name-complex="Times New Roman"/>
    </style:style>
    <style:style style:name="P84" style:family="paragraph" style:parent-style-name="Standard">
      <style:paragraph-properties fo:margin-top="0in" fo:margin-bottom="0.139in" loext:contextual-spacing="false" fo:line-height="115%"/>
      <style:text-properties style:font-name="Times New Roman" style:font-name-complex="Times New Roman"/>
    </style:style>
    <style:style style:name="P85" style:family="paragraph" style:parent-style-name="Standard">
      <style:paragraph-properties fo:margin-top="0.0835in" fo:margin-bottom="0.0835in" loext:contextual-spacing="false" fo:line-height="100%"/>
      <style:text-properties style:font-name="Times New Roman" style:font-name-complex="Times New Roman"/>
    </style:style>
    <style:style style:name="P86" style:family="paragraph" style:parent-style-name="Standard">
      <style:paragraph-properties fo:margin-top="0.0835in" fo:margin-bottom="0.0835in" loext:contextual-spacing="false" fo:text-align="center" style:justify-single-word="false"/>
      <style:text-properties fo:color="#000000" style:font-name="Times New Roman" fo:font-size="12pt" fo:font-weight="bold" fo:background-color="#ffffff" style:font-name-asian="Times New Roman" style:font-size-asian="12pt" style:font-weight-asian="bold" style:font-name-complex="Times New Roman" style:font-size-complex="12pt" style:font-weight-complex="bold"/>
    </style:style>
    <style:style style:name="P87" style:family="paragraph" style:parent-style-name="Standard">
      <style:paragraph-properties fo:margin-top="0.0835in" fo:margin-bottom="0.0835in" loext:contextual-spacing="false" fo:text-align="center" style:justify-single-word="false"/>
      <style:text-properties fo:color="#000000" style:font-name="Times New Roman" fo:font-size="12pt" fo:font-weight="bold" officeooo:paragraph-rsid="00168171" fo:background-color="#ffffff" style:font-name-asian="Times New Roman" style:font-size-asian="12pt" style:font-weight-asian="bold" style:font-name-complex="Times New Roman" style:font-size-complex="12pt" style:font-weight-complex="bold"/>
    </style:style>
    <style:style style:name="P88" style:family="paragraph" style:parent-style-name="Standard">
      <style:paragraph-properties fo:margin-top="0.0835in" fo:margin-bottom="0.0835in" loext:contextual-spacing="false" fo:line-height="100%" fo:text-align="justify" style:justify-single-word="false" style:text-autospace="none"/>
      <style:text-properties fo:color="#000000" style:font-name="Times New Roman" fo:font-size="12pt" fo:background-color="#ffffff" style:font-name-asian="Times New Roman" style:font-size-asian="12pt" style:font-name-complex="Times New Roman" style:font-size-complex="12pt"/>
    </style:style>
    <style:style style:name="P89" style:family="paragraph" style:parent-style-name="Standard">
      <style:paragraph-properties fo:margin-top="0.0835in" fo:margin-bottom="0.0835in" loext:contextual-spacing="false" fo:line-height="100%" fo:text-align="justify" style:justify-single-word="false" style:text-autospace="none"/>
      <style:text-properties fo:color="#000000" style:font-name="Times New Roman" fo:font-size="12pt" fo:language="en" fo:country="US" fo:background-color="#ffffff" style:font-name-asian="Times New Roman" style:font-size-asian="12pt" style:font-name-complex="Times New Roman" style:font-size-complex="12pt"/>
    </style:style>
    <style:style style:name="P90" style:family="paragraph" style:parent-style-name="Standard">
      <style:paragraph-properties fo:margin-top="0.0835in" fo:margin-bottom="0.0835in" loext:contextual-spacing="false" fo:line-height="100%">
        <style:tab-stops>
          <style:tab-stop style:position="6.4957in" style:type="right"/>
        </style:tab-stops>
      </style:paragraph-properties>
      <style:text-properties fo:text-transform="uppercase" fo:color="#000000" style:font-name="Times New Roman" fo:font-size="10pt" fo:language="none" fo:country="none" fo:font-weight="bold" fo:background-color="#ffffff" style:font-name-asian="Times New Roman" style:font-size-asian="10pt" style:language-asian="none" style:country-asian="none" style:font-weight-asian="bold" style:font-name-complex="Times New Roman" style:font-size-complex="10pt" style:font-weight-complex="bold"/>
    </style:style>
    <style:style style:name="P91" style:family="paragraph" style:parent-style-name="Standard">
      <style:paragraph-properties fo:margin-top="0.0835in" fo:margin-bottom="0.0835in" loext:contextual-spacing="false" fo:line-height="100%" fo:text-align="justify" style:justify-single-word="false" style:text-autospace="none"/>
    </style:style>
    <style:style style:name="P92" style:family="paragraph" style:parent-style-name="Standard">
      <style:paragraph-properties fo:margin-top="0.0835in" fo:margin-bottom="0.0835in" loext:contextual-spacing="false" fo:line-height="100%" fo:text-align="justify" style:justify-single-word="false" style:text-autospace="none"/>
      <style:text-properties officeooo:paragraph-rsid="001acf73"/>
    </style:style>
    <style:style style:name="P93" style:family="paragraph" style:parent-style-name="Standard">
      <style:paragraph-properties fo:margin-top="0.0835in" fo:margin-bottom="0.0835in" loext:contextual-spacing="false" fo:line-height="100%" style:text-autospace="none"/>
    </style:style>
    <style:style style:name="P94" style:family="paragraph" style:parent-style-name="Standard">
      <style:paragraph-properties fo:margin-top="0.0835in" fo:margin-bottom="0.0835in" loext:contextual-spacing="false" fo:text-align="justify" style:justify-single-word="false"/>
    </style:style>
    <style:style style:name="P95" style:family="paragraph" style:parent-style-name="Standard">
      <style:paragraph-properties fo:margin-top="0.0835in" fo:margin-bottom="0.0835in" loext:contextual-spacing="false" fo:line-height="100%" fo:text-align="justify" style:justify-single-word="false" style:text-autospace="none"/>
      <style:text-properties fo:color="#00000a" style:font-name="Times New Roman" fo:font-size="11pt" fo:font-weight="bold" style:font-size-asian="11pt" style:font-weight-asian="bold" style:font-name-complex="Times New Roman" style:font-weight-complex="bold"/>
    </style:style>
    <style:style style:name="P96" style:family="paragraph" style:parent-style-name="EMENTA">
      <style:paragraph-properties fo:margin-top="0.0835in" fo:margin-bottom="0.0835in" loext:contextual-spacing="false"/>
    </style:style>
    <style:style style:name="P97" style:family="paragraph" style:parent-style-name="Standard_20__28_user_29__20__28_user_29_">
      <style:paragraph-properties fo:margin-top="0.0835in" fo:margin-bottom="0.0835in" loext:contextual-spacing="false" fo:line-height="100%" fo:text-align="center" style:justify-single-word="false" style:snap-to-layout-grid="false"/>
      <style:text-properties style:font-name="Times New Roman" fo:font-size="12pt" fo:font-weight="bold" style:font-size-asian="12pt" style:font-weight-asian="bold" style:font-name-complex="Times New Roman" style:font-size-complex="12pt"/>
    </style:style>
    <style:style style:name="P98" style:family="paragraph" style:parent-style-name="Standard_20__28_user_29__20__28_user_29_">
      <style:paragraph-properties fo:margin-top="0.0835in" fo:margin-bottom="0.0835in" loext:contextual-spacing="false" fo:line-height="100%" style:snap-to-layout-grid="false"/>
      <style:text-properties style:font-name="Times New Roman" fo:font-size="12pt" style:font-size-asian="12pt" style:font-name-complex="Times New Roman" style:font-size-complex="12pt" style:font-weight-complex="bold"/>
    </style:style>
    <style:style style:name="P99" style:family="paragraph" style:parent-style-name="Standard_20__28_user_29__20__28_user_29_">
      <style:paragraph-properties fo:margin-top="0.0835in" fo:margin-bottom="0.0835in" loext:contextual-spacing="false" fo:line-height="100%" fo:text-align="justify" style:justify-single-word="false" style:snap-to-layout-grid="false"/>
      <style:text-properties style:font-name="Times New Roman" fo:font-size="12pt" style:font-size-asian="12pt" style:font-name-complex="Times New Roman" style:font-size-complex="12pt" style:font-weight-complex="bold"/>
    </style:style>
    <style:style style:name="P100" style:family="paragraph" style:parent-style-name="Standard">
      <style:paragraph-properties fo:margin-left="-0.3929in" fo:margin-right="0in" fo:margin-top="0.1945in" fo:margin-bottom="0.028in" loext:contextual-spacing="false" fo:line-height="100%" fo:text-align="center" style:justify-single-word="false" fo:text-indent="0in" style:auto-text-indent="false"/>
      <style:text-properties style:font-name="Times New Roman" fo:font-size="16pt" style:font-name-asian="Times New Roman" style:font-size-asian="16pt" style:font-name-complex="Times New Roman" style:font-size-complex="16pt"/>
    </style:style>
    <style:style style:name="P101" style:family="paragraph" style:parent-style-name="Standard">
      <style:paragraph-properties fo:margin-top="0.0835in" fo:margin-bottom="0.1252in"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102" style:family="paragraph" style:parent-style-name="Standard">
      <style:paragraph-properties fo:margin-top="0.0835in" fo:margin-bottom="0.1252in" loext:contextual-spacing="false" fo:text-align="center" style:justify-single-word="false"/>
      <style:text-properties style:font-name="Times New Roman" style:font-name-complex="Times New Roman"/>
    </style:style>
    <style:style style:name="P103" style:family="paragraph" style:parent-style-name="Standard">
      <style:paragraph-properties fo:margin-top="0.0835in" fo:margin-bottom="0.1252in" loext:contextual-spacing="false" fo:text-align="justify" style:justify-single-word="false"/>
    </style:style>
    <style:style style:name="P104" style:family="paragraph" style:parent-style-name="Standard">
      <style:paragraph-properties fo:margin-left="0in" fo:margin-right="0in" fo:margin-top="0.1in" fo:margin-bottom="0.1in" loext:contextual-spacing="false" fo:text-align="justify" style:justify-single-word="false" fo:text-indent="0.3154in" style:auto-text-indent="false"/>
      <style:text-properties style:font-name="Times New Roman" style:font-name-complex="Times New Roman"/>
    </style:style>
    <style:style style:name="P105" style:family="paragraph" style:parent-style-name="Standard">
      <style:paragraph-properties fo:margin-left="0in" fo:margin-right="0in" fo:text-align="justify" style:justify-single-word="false" fo:text-indent="0.7874in" style:auto-text-indent="false" style:text-autospace="none"/>
      <style:text-properties fo:color="#000009" style:font-name="Times New Roman" fo:font-size="11pt" style:font-size-asian="11pt" style:font-name-complex="Times New Roman"/>
    </style:style>
    <style:style style:name="P106" style:family="paragraph" style:parent-style-name="Standard">
      <style:paragraph-properties fo:margin-left="0in" fo:margin-right="0in" fo:text-align="justify" style:justify-single-word="false" fo:text-indent="0.7874in" style:auto-text-indent="false" style:text-autospace="none"/>
    </style:style>
    <style:style style:name="P107" style:family="paragraph" style:parent-style-name="Standard">
      <style:paragraph-properties fo:margin-left="0.7874in" fo:margin-right="0in" fo:line-height="115%" fo:text-align="justify" style:justify-single-word="false" fo:text-indent="0.7874in" style:auto-text-indent="false" style:text-autospace="none"/>
    </style:style>
    <style:style style:name="P108" style:family="paragraph" style:parent-style-name="Standard">
      <style:paragraph-properties fo:margin-top="0.0835in" fo:margin-bottom="0.0346in" loext:contextual-spacing="false" fo:text-align="justify" style:justify-single-word="false">
        <style:tab-stops>
          <style:tab-stop style:position="0.5in"/>
        </style:tab-stops>
      </style:paragraph-properties>
      <style:text-properties style:font-name="Times New Roman" style:font-name-complex="Times New Roman"/>
    </style:style>
    <style:style style:name="P109" style:family="paragraph" style:parent-style-name="Standard">
      <style:paragraph-properties fo:margin-left="0in" fo:margin-right="0in" fo:margin-top="0in" fo:margin-bottom="0in" loext:contextual-spacing="false" fo:text-align="justify" style:justify-single-word="false" fo:text-indent="0.5909in" style:auto-text-indent="false"/>
    </style:style>
    <style:style style:name="P110" style:family="paragraph" style:parent-style-name="Standard">
      <style:paragraph-properties fo:margin-left="0in" fo:margin-right="0in" fo:margin-top="0in" fo:margin-bottom="0in" loext:contextual-spacing="false" fo:text-align="justify" style:justify-single-word="false" fo:text-indent="0.5909in" style:auto-text-indent="false"/>
      <style:text-properties style:font-name="Times New Roman" fo:font-size="11pt" style:font-size-asian="11pt" style:font-name-complex="Times New Roman"/>
    </style:style>
    <style:style style:name="P111" style:family="paragraph" style:parent-style-name="Standard">
      <style:paragraph-properties fo:margin-left="0in" fo:margin-right="0in" fo:margin-top="0in" fo:margin-bottom="0in" loext:contextual-spacing="false" fo:text-align="justify" style:justify-single-word="false" fo:text-indent="0.5909in" style:auto-text-indent="false"/>
      <style:text-properties style:font-name="Times New Roman" style:font-name-complex="Times New Roman"/>
    </style:style>
    <style:style style:name="P112" style:family="paragraph" style:parent-style-name="Standard">
      <style:paragraph-properties fo:margin-left="0in" fo:margin-right="0in" fo:margin-top="0in" fo:margin-bottom="0in" loext:contextual-spacing="false" fo:text-align="justify" style:justify-single-word="false" fo:text-indent="0.5909in" style:auto-text-indent="false"/>
      <style:text-properties style:font-name="Times New Roman" fo:font-weight="bold" style:font-weight-asian="bold" style:font-name-complex="Times New Roman" style:font-size-complex="9pt" style:font-weight-complex="bold"/>
    </style:style>
    <style:style style:name="P113" style:family="paragraph" style:parent-style-name="Standard">
      <style:paragraph-properties fo:margin-top="0in" fo:margin-bottom="0.1665in" loext:contextual-spacing="false" fo:line-height="100%" fo:text-align="center" style:justify-single-word="false"/>
    </style:style>
    <style:style style:name="P114" style:family="paragraph" style:parent-style-name="Standard">
      <style:paragraph-properties fo:margin-left="0in" fo:margin-right="0in" fo:margin-top="0.0835in" fo:margin-bottom="0.0835in" loext:contextual-spacing="false" fo:text-align="justify" style:justify-single-word="false" fo:text-indent="0.2992in" style:auto-text-indent="false">
        <style:tab-stops>
          <style:tab-stop style:position="0.0984in"/>
        </style:tab-stops>
      </style:paragraph-properties>
      <style:text-properties style:font-name="Times New Roman" style:font-name-complex="Times New Roman"/>
    </style:style>
    <style:style style:name="P115" style:family="paragraph" style:parent-style-name="Standard">
      <style:paragraph-properties fo:margin-top="0.0835in" fo:margin-bottom="0in" loext:contextual-spacing="false" fo:line-height="100%" fo:text-align="justify" style:justify-single-word="false"/>
    </style:style>
    <style:style style:name="P116" style:family="paragraph" style:parent-style-name="Standard">
      <style:paragraph-properties fo:margin-top="0.0835in" fo:margin-bottom="0in" loext:contextual-spacing="false" fo:line-height="100%" fo:text-align="justify" style:justify-single-word="false" style:text-autospace="none"/>
    </style:style>
    <style:style style:name="P117" style:family="paragraph" style:parent-style-name="Standard">
      <style:paragraph-properties fo:margin-top="0.0835in" fo:margin-bottom="0in" loext:contextual-spacing="false" fo:line-height="100%" style:text-autospace="none"/>
    </style:style>
    <style:style style:name="P118" style:family="paragraph" style:parent-style-name="Standard">
      <style:paragraph-properties fo:margin-top="0.0835in" fo:margin-bottom="0in" loext:contextual-spacing="false" fo:line-height="100%" style:text-autospace="none"/>
      <style:text-properties style:font-name="Times New Roman" fo:font-size="11pt" fo:font-weight="bold" style:font-size-asian="11pt" style:font-weight-asian="bold" style:font-name-complex="Times New Roman"/>
    </style:style>
    <style:style style:name="P119" style:family="paragraph" style:parent-style-name="Standard">
      <style:paragraph-properties fo:margin-top="0.0835in" fo:margin-bottom="0in" loext:contextual-spacing="false" fo:line-height="100%" fo:text-align="justify" style:justify-single-word="false" style:text-autospace="none"/>
      <style:text-properties style:font-name="Times New Roman" fo:font-size="11pt" fo:font-weight="bold" style:font-size-asian="11pt" style:font-weight-asian="bold" style:font-name-complex="Times New Roman"/>
    </style:style>
    <style:style style:name="P120" style:family="paragraph" style:parent-style-name="Standard">
      <style:paragraph-properties fo:margin-top="0.0835in" fo:margin-bottom="0in" loext:contextual-spacing="false" fo:line-height="100%" style:text-autospace="none"/>
      <style:text-properties style:font-name="Times New Roman" fo:font-size="11pt" fo:font-weight="bold" fo:background-color="#ffffff" style:font-size-asian="11pt" style:font-weight-asian="bold" style:font-name-complex="Times New Roman"/>
    </style:style>
    <style:style style:name="P121" style:family="paragraph" style:parent-style-name="Standard">
      <style:paragraph-properties fo:margin-top="0.0835in" fo:margin-bottom="0in" loext:contextual-spacing="false" fo:line-height="100%" fo:text-align="justify" style:justify-single-word="false" style:text-autospace="none"/>
      <style:text-properties style:font-name="Times New Roman" fo:font-size="11pt" style:text-underline-style="solid" style:text-underline-width="auto" style:text-underline-color="font-color" fo:font-weight="bold" fo:background-color="#ffffff" style:font-size-asian="11pt" style:font-weight-asian="bold" style:font-name-complex="Times New Roman"/>
    </style:style>
    <style:style style:name="P122" style:family="paragraph" style:parent-style-name="Standard">
      <style:paragraph-properties fo:margin-top="0.0835in" fo:margin-bottom="0in" loext:contextual-spacing="false" fo:line-height="100%" fo:text-align="justify" style:justify-single-word="false" style:text-autospace="none"/>
      <style:text-properties style:font-name="Times New Roman" fo:font-size="11pt" fo:language="pt" fo:country="BR" fo:font-weight="bold" fo:background-color="#ffffff" style:font-size-asian="11pt" style:language-asian="pt" style:country-asian="BR" style:font-weight-asian="bold" style:font-name-complex="Times New Roman" style:font-size-complex="11pt"/>
    </style:style>
    <style:style style:name="P123" style:family="paragraph" style:parent-style-name="Standard">
      <style:paragraph-properties fo:margin-top="0.0835in" fo:margin-bottom="0in" loext:contextual-spacing="false" fo:line-height="100%" fo:text-align="justify" style:justify-single-word="false" style:text-autospace="none"/>
      <style:text-properties style:font-name="Times New Roman" fo:font-size="11pt" fo:language="pt" fo:country="BR" fo:font-weight="bold" style:font-size-asian="11pt" style:language-asian="pt" style:country-asian="BR" style:font-weight-asian="bold" style:font-name-complex="Times New Roman" style:font-size-complex="11pt"/>
    </style:style>
    <style:style style:name="P124" style:family="paragraph" style:parent-style-name="Standard">
      <style:paragraph-properties fo:margin-top="0.0835in" fo:margin-bottom="0in" loext:contextual-spacing="false" fo:line-height="100%" fo:text-align="justify" style:justify-single-word="false" fo:hyphenation-ladder-count="no-limit">
        <style:tab-stops>
          <style:tab-stop style:position="0.2445in"/>
        </style:tab-stops>
      </style:paragraph-properties>
      <style:text-properties style:font-name="Times New Roman" fo:font-size="11pt" fo:language="pt" fo:country="BR" fo:font-weight="bold" style:font-size-asian="11pt" style:language-asian="pt" style:country-asian="BR" style:font-weight-asian="bold" style:font-name-complex="Times New Roman" style:font-size-complex="11pt" fo:hyphenate="false" fo:hyphenation-remain-char-count="2" fo:hyphenation-push-char-count="2"/>
    </style:style>
    <style:style style:name="P125" style:family="paragraph" style:parent-style-name="Standard">
      <style:paragraph-properties fo:margin-top="0.0835in" fo:margin-bottom="0in" loext:contextual-spacing="false" fo:line-height="100%" fo:text-align="justify" style:justify-single-word="false"/>
      <style:text-properties style:font-name="Times New Roman" fo:font-size="11pt" fo:language="pt" fo:country="BR" style:text-underline-style="solid" style:text-underline-width="auto" style:text-underline-color="font-color" fo:font-weight="bold" style:font-size-asian="11pt" style:language-asian="pt" style:country-asian="BR" style:font-weight-asian="bold" style:font-name-complex="Times New Roman" style:font-size-complex="11pt"/>
    </style:style>
    <style:style style:name="P126" style:family="paragraph" style:parent-style-name="Standard">
      <style:paragraph-properties fo:margin-top="0.0835in" fo:margin-bottom="0in" loext:contextual-spacing="false"/>
      <style:text-properties fo:color="#00000a" style:font-name="Times New Roman" fo:font-size="11pt" fo:font-weight="bold" style:font-size-asian="11pt" style:font-weight-asian="bold" style:font-name-complex="Times New Roman" style:font-weight-complex="bold"/>
    </style:style>
    <style:style style:name="P127" style:family="paragraph" style:parent-style-name="Standard">
      <style:paragraph-properties fo:margin-top="0.0835in" fo:margin-bottom="0in" loext:contextual-spacing="false" fo:line-height="100%" fo:text-align="justify" style:justify-single-word="false" style:text-autospace="none"/>
      <style:text-properties fo:color="#00000a" style:font-name="Times New Roman" fo:font-size="11pt" fo:font-weight="bold" style:font-size-asian="11pt" style:font-weight-asian="bold" style:font-name-complex="Times New Roman" style:font-weight-complex="bold"/>
    </style:style>
    <style:style style:name="P128" style:family="paragraph" style:parent-style-name="Standard">
      <style:paragraph-properties fo:margin-top="0.0835in" fo:margin-bottom="0in" loext:contextual-spacing="false" fo:line-height="100%" fo:text-align="justify" style:justify-single-word="false" style:text-autospace="none"/>
      <style:text-properties fo:color="#00000a" style:font-name="Times New Roman" fo:font-size="11pt" fo:font-weight="bold" fo:background-color="#ffffff" style:font-size-asian="11pt" style:font-weight-asian="bold" style:font-name-complex="Times New Roman" style:font-weight-complex="bold"/>
    </style:style>
    <style:style style:name="P129" style:family="paragraph" style:parent-style-name="Standard">
      <style:paragraph-properties fo:margin-top="0.0835in" fo:margin-bottom="0in" loext:contextual-spacing="false" fo:line-height="100%" fo:text-align="justify" style:justify-single-word="false" style:text-autospace="none"/>
      <style:text-properties fo:color="#00000a" style:font-name="Times New Roman" fo:font-size="11pt" style:font-size-asian="11pt" style:font-name-complex="Times New Roman" style:font-weight-complex="bold"/>
    </style:style>
    <style:style style:name="P130" style:family="paragraph" style:parent-style-name="Standard">
      <style:paragraph-properties fo:margin-top="0.0835in" fo:margin-bottom="0in" loext:contextual-spacing="false" fo:line-height="100%" fo:text-align="justify" style:justify-single-word="false" style:text-autospace="none"/>
      <style:text-properties fo:color="#00000a" style:font-name="Times New Roman" fo:font-size="11pt" fo:background-color="#ffffff" style:font-size-asian="11pt" style:font-name-complex="Times New Roman" style:font-weight-complex="bold"/>
    </style:style>
    <style:style style:name="P131" style:family="paragraph" style:parent-style-name="Standard">
      <style:paragraph-properties fo:margin-top="0.0835in" fo:margin-bottom="0in" loext:contextual-spacing="false" fo:line-height="100%" fo:text-align="justify" style:justify-single-word="false" style:text-autospace="none"/>
      <style:text-properties fo:color="#00000a" style:font-name="Times New Roman" fo:font-size="11pt" style:text-underline-style="solid" style:text-underline-width="auto" style:text-underline-color="font-color" fo:font-weight="bold" style:font-size-asian="11pt" style:font-weight-asian="bold" style:font-name-complex="Times New Roman" style:font-weight-complex="bold"/>
    </style:style>
    <style:style style:name="P132" style:family="paragraph" style:parent-style-name="Standard">
      <style:paragraph-properties fo:margin-top="0.0835in" fo:margin-bottom="0in" loext:contextual-spacing="false" fo:line-height="100%" fo:text-align="justify" style:justify-single-word="false" style:text-autospace="none"/>
      <style:text-properties fo:color="#00000a" style:font-name="Times New Roman" fo:font-size="11pt" fo:language="en" fo:country="US" style:text-underline-style="solid" style:text-underline-width="auto" style:text-underline-color="font-color" fo:font-weight="bold" style:font-size-asian="11pt" style:font-weight-asian="bold" style:font-name-complex="Times New Roman" style:font-weight-complex="bold"/>
    </style:style>
    <style:style style:name="P133" style:family="paragraph" style:parent-style-name="Standard">
      <style:paragraph-properties fo:margin-top="0.0835in" fo:margin-bottom="0in" loext:contextual-spacing="false" fo:line-height="100%" fo:text-align="justify" style:justify-single-word="false" style:text-autospace="none"/>
      <style:text-properties fo:color="#00000a" style:font-name="Times New Roman" fo:font-size="11pt" fo:language="pt" fo:country="BR" style:text-underline-style="solid" style:text-underline-width="auto" style:text-underline-color="font-color" fo:font-weight="bold" style:font-size-asian="11pt" style:language-asian="pt" style:country-asian="BR" style:font-weight-asian="bold" style:font-name-complex="Times New Roman" style:font-size-complex="11pt" style:font-weight-complex="bold"/>
    </style:style>
    <style:style style:name="P134" style:family="paragraph" style:parent-style-name="Standard">
      <style:paragraph-properties fo:margin-top="0.0835in" fo:margin-bottom="0in" loext:contextual-spacing="false" fo:line-height="100%" fo:text-align="justify" style:justify-single-word="false" style:text-autospace="none"/>
      <style:text-properties fo:color="#00000a" style:font-name="Times New Roman" fo:font-size="10pt" fo:font-weight="bold" style:font-size-asian="10pt" style:font-weight-asian="bold" style:font-name-complex="Times New Roman" style:font-size-complex="10pt" style:font-weight-complex="bold"/>
    </style:style>
    <style:style style:name="P135" style:family="paragraph" style:parent-style-name="Standard">
      <style:paragraph-properties fo:margin-top="0.0835in" fo:margin-bottom="0in" loext:contextual-spacing="false" fo:line-height="100%" style:text-autospace="none"/>
      <style:text-properties fo:color="#000000" style:font-name="Times New Roman" fo:font-size="11pt" fo:font-weight="bold" style:font-size-asian="11pt" style:font-weight-asian="bold" style:font-name-complex="Times New Roman"/>
    </style:style>
    <style:style style:name="P136" style:family="paragraph" style:parent-style-name="Standard">
      <style:paragraph-properties fo:margin-top="0.0835in" fo:margin-bottom="0.1665in" loext:contextual-spacing="false" fo:line-height="100%" fo:text-align="justify" style:justify-single-word="false" style:text-autospace="none"/>
      <style:text-properties fo:font-size="11pt" fo:background-color="#ffffff" style:font-size-asian="11pt"/>
    </style:style>
    <style:style style:name="P137" style:family="paragraph" style:parent-style-name="Standard">
      <style:paragraph-properties fo:margin-top="0.0835in" fo:margin-bottom="0.1665in" loext:contextual-spacing="false" fo:line-height="100%" fo:text-align="justify" style:justify-single-word="false" style:text-autospace="none"/>
      <style:text-properties fo:color="#00000a" style:font-name="Times New Roman" fo:font-size="11pt" style:text-underline-style="solid" style:text-underline-width="auto" style:text-underline-color="font-color" fo:font-weight="bold" style:font-size-asian="11pt" style:font-weight-asian="bold" style:font-name-complex="Times New Roman" style:font-weight-complex="bold"/>
    </style:style>
    <style:style style:name="P138" style:family="paragraph" style:parent-style-name="Standard">
      <style:paragraph-properties fo:margin-top="0.0835in" fo:margin-bottom="0.1665in" loext:contextual-spacing="false" fo:line-height="100%" fo:text-align="justify" style:justify-single-word="false" style:text-autospace="none"/>
      <style:text-properties fo:color="#00000a" style:font-name="Times New Roman" fo:font-size="11pt" fo:font-weight="bold" style:font-size-asian="11pt" style:font-weight-asian="bold" style:font-name-complex="Times New Roman" style:font-weight-complex="bold"/>
    </style:style>
    <style:style style:name="P139" style:family="paragraph" style:parent-style-name="Standard">
      <style:paragraph-properties fo:margin-top="0.0835in" fo:margin-bottom="0.1665in" loext:contextual-spacing="false" fo:line-height="100%" fo:text-align="justify" style:justify-single-word="false" style:text-autospace="none"/>
      <style:text-properties fo:color="#00000a" style:font-name="Times New Roman" fo:font-size="11pt" fo:language="en" fo:country="US" style:text-underline-style="solid" style:text-underline-width="auto" style:text-underline-color="font-color" fo:font-weight="bold" style:font-size-asian="11pt" style:font-weight-asian="bold" style:font-name-complex="Times New Roman" style:font-weight-complex="bold"/>
    </style:style>
    <style:style style:name="P140" style:family="paragraph" style:parent-style-name="Standard">
      <style:paragraph-properties fo:margin-top="0.0835in" fo:margin-bottom="0.1665in" loext:contextual-spacing="false" fo:line-height="100%" fo:text-align="justify" style:justify-single-word="false" style:text-autospace="none"/>
      <style:text-properties fo:color="#00000a" style:font-name="Times New Roman" fo:font-size="11pt" fo:language="en" fo:country="US" fo:font-weight="bold" style:font-size-asian="11pt" style:font-weight-asian="bold" style:font-name-complex="Times New Roman" style:font-weight-complex="bold"/>
    </style:style>
    <style:style style:name="P141" style:family="paragraph" style:parent-style-name="Standard">
      <style:paragraph-properties fo:margin-top="0.0835in" fo:margin-bottom="0.1665in" loext:contextual-spacing="false" fo:line-height="100%" fo:text-align="justify" style:justify-single-word="false" style:text-autospace="none"/>
    </style:style>
    <style:style style:name="P142" style:family="paragraph" style:parent-style-name="Standard">
      <style:paragraph-properties fo:margin-top="0.0835in" fo:margin-bottom="0.1665in" loext:contextual-spacing="false" fo:line-height="100%" style:text-autospace="none"/>
    </style:style>
    <style:style style:name="P143" style:family="paragraph" style:parent-style-name="EMENTA">
      <style:paragraph-properties fo:margin-top="0.0835in" fo:margin-bottom="0.1665in" loext:contextual-spacing="false"/>
      <style:text-properties fo:color="#00000a" fo:font-size="11pt" fo:language="pt" fo:country="BR" style:text-underline-style="solid" style:text-underline-width="auto" style:text-underline-color="font-color" fo:font-weight="bold" style:font-size-asian="11pt" style:language-asian="pt" style:country-asian="BR" style:font-weight-asian="bold" style:font-size-complex="11pt" style:font-weight-complex="bold"/>
    </style:style>
    <style:style style:name="P144" style:family="paragraph" style:parent-style-name="Standard">
      <style:paragraph-properties fo:margin-top="0in" fo:margin-bottom="0.1252in" loext:contextual-spacing="true" fo:text-align="justify" style:justify-single-word="false"/>
    </style:style>
    <style:style style:name="P145" style:family="paragraph" style:parent-style-name="Standard">
      <style:paragraph-properties fo:margin-top="0in" fo:margin-bottom="0.1252in" loext:contextual-spacing="true" fo:text-align="justify" style:justify-single-word="false" style:text-autospace="none"/>
    </style:style>
    <style:style style:name="P146" style:family="paragraph" style:parent-style-name="Standard">
      <style:paragraph-properties fo:margin-top="0.1945in" fo:margin-bottom="0.1252in" loext:contextual-spacing="true" style:line-height-at-least="0.1417in" fo:text-align="justify" style:justify-single-word="false"/>
    </style:style>
    <style:style style:name="P147" style:family="paragraph" style:parent-style-name="Contents_20_2">
      <style:paragraph-properties>
        <style:tab-stops>
          <style:tab-stop style:position="0.5in"/>
          <style:tab-stop style:position="6.489in" style:type="right" style:leader-style="dotted" style:leader-text="."/>
        </style:tab-stops>
      </style:paragraph-properties>
    </style:style>
    <style:style style:name="P148" style:family="paragraph" style:parent-style-name="Contents_20_2">
      <style:paragraph-properties>
        <style:tab-stops>
          <style:tab-stop style:position="0.6252in"/>
          <style:tab-stop style:position="6.489in" style:type="right" style:leader-style="dotted" style:leader-text="."/>
        </style:tab-stops>
      </style:paragraph-properties>
    </style:style>
    <style:style style:name="P149" style:family="paragraph" style:parent-style-name="Contents_20_2">
      <style:paragraph-properties>
        <style:tab-stops>
          <style:tab-stop style:position="6.489in" style:type="right" style:leader-style="dotted" style:leader-text="."/>
        </style:tab-stops>
      </style:paragraph-properties>
    </style:style>
    <style:style style:name="P150" style:family="paragraph" style:parent-style-name="EMENTA">
      <style:paragraph-properties fo:line-height="100%"/>
    </style:style>
    <style:style style:name="P151" style:family="paragraph" style:parent-style-name="EMENTA">
      <style:paragraph-properties fo:text-align="center" style:justify-single-word="false"/>
      <style:text-properties fo:color="#ffffff" fo:font-size="12pt" fo:language="pt" fo:country="BR" fo:font-weight="bold" style:font-size-asian="12pt" style:language-asian="pt" style:country-asian="BR" style:font-weight-asian="bold" style:font-size-complex="12pt"/>
    </style:style>
    <style:style style:name="P152" style:family="paragraph" style:parent-style-name="EMENTA">
      <style:paragraph-properties fo:text-align="center" style:justify-single-word="false"/>
      <style:text-properties fo:color="#ffffff" fo:language="pt" fo:country="BR" fo:font-weight="bold" style:language-asian="pt" style:country-asian="BR" style:font-weight-asian="bold" style:font-size-complex="11pt"/>
    </style:style>
    <style:style style:name="P153" style:family="paragraph" style:parent-style-name="EMENTA">
      <style:text-properties fo:language="pt" fo:country="BR" style:language-asian="pt" style:country-asian="BR" style:font-size-complex="11pt"/>
    </style:style>
    <style:style style:name="P154" style:family="paragraph" style:parent-style-name="EMENTA">
      <style:paragraph-properties fo:text-align="center" style:justify-single-word="false"/>
      <style:text-properties fo:language="pt" fo:country="BR" style:language-asian="pt" style:country-asian="BR" style:font-size-complex="11pt"/>
    </style:style>
    <style:style style:name="P155" style:family="paragraph" style:parent-style-name="EMENTA">
      <style:paragraph-properties>
        <style:tab-stops>
          <style:tab-stop style:position="4.0374in"/>
        </style:tab-stops>
      </style:paragraph-properties>
      <style:text-properties fo:language="pt" fo:country="BR" style:language-asian="pt" style:country-asian="BR" style:font-size-complex="11pt"/>
    </style:style>
    <style:style style:name="P156" style:family="paragraph" style:parent-style-name="EMENTA">
      <style:paragraph-properties fo:text-align="center" style:justify-single-word="false"/>
      <style:text-properties fo:language="pt" fo:country="BR" fo:font-weight="bold" style:language-asian="pt" style:country-asian="BR" style:font-weight-asian="bold" style:font-size-complex="11pt"/>
    </style:style>
    <style:style style:name="P157" style:family="paragraph" style:parent-style-name="EMENTA">
      <style:text-properties fo:language="pt" fo:country="BR" fo:font-style="italic" style:language-asian="pt" style:country-asian="BR" style:font-style-asian="italic" style:font-size-complex="11pt"/>
    </style:style>
    <style:style style:name="P158" style:family="paragraph" style:parent-style-name="EMENTA">
      <style:text-properties fo:language="pt" fo:country="BR" fo:background-color="#ffffff" style:language-asian="pt" style:country-asian="BR"/>
    </style:style>
    <style:style style:name="P159" style:family="paragraph" style:parent-style-name="EMENTA">
      <style:text-properties fo:language="pt" fo:country="BR" fo:background-color="#ffffff" style:language-asian="pt" style:country-asian="BR" style:font-size-complex="11pt"/>
    </style:style>
    <style:style style:name="P160" style:family="paragraph" style:parent-style-name="EMENTA">
      <style:text-properties fo:font-size="11pt" fo:language="pt" fo:country="BR" style:text-underline-style="solid" style:text-underline-width="auto" style:text-underline-color="font-color" fo:font-weight="bold" style:font-size-asian="11pt" style:language-asian="pt" style:country-asian="BR" style:font-weight-asian="bold" style:font-size-complex="11pt"/>
    </style:style>
    <style:style style:name="P161" style:family="paragraph" style:parent-style-name="EMENTA">
      <style:text-properties fo:font-size="11pt" fo:language="pt" fo:country="BR" style:text-underline-style="solid" style:text-underline-width="auto" style:text-underline-color="font-color" fo:font-weight="bold" fo:background-color="#ffffff" style:font-size-asian="11pt" style:language-asian="pt" style:country-asian="BR" style:font-weight-asian="bold" style:font-size-complex="11pt"/>
    </style:style>
    <style:style style:name="P162" style:family="paragraph" style:parent-style-name="EMENTA">
      <style:text-properties fo:font-size="11pt" fo:language="pt" fo:country="BR" fo:font-weight="bold" fo:background-color="#ffffff" style:font-size-asian="11pt" style:language-asian="pt" style:country-asian="BR" style:font-weight-asian="bold" style:font-size-complex="11pt"/>
    </style:style>
    <style:style style:name="P163" style:family="paragraph" style:parent-style-name="EMENTA">
      <style:text-properties fo:font-size="11pt" fo:language="pt" fo:country="BR" fo:background-color="#ffffff" style:font-size-asian="11pt" style:language-asian="pt" style:country-asian="BR" style:font-size-complex="11pt"/>
    </style:style>
    <style:style style:name="P164" style:family="paragraph" style:parent-style-name="EMENTA">
      <style:text-properties fo:color="#00000a" fo:font-size="11pt" fo:language="pt" fo:country="BR" style:text-underline-style="solid" style:text-underline-width="auto" style:text-underline-color="font-color" fo:font-weight="bold" fo:background-color="#ffffff" style:font-size-asian="11pt" style:language-asian="pt" style:country-asian="BR" style:font-weight-asian="bold" style:font-size-complex="11pt" style:font-weight-complex="bold"/>
    </style:style>
    <style:style style:name="P165" style:family="paragraph" style:parent-style-name="Texto_20_Normal">
      <style:paragraph-properties fo:margin-left="0in" fo:margin-right="0in" fo:text-indent="0in" style:auto-text-indent="false"/>
    </style:style>
    <style:style style:name="P166" style:family="paragraph" style:parent-style-name="Texto_20_Normal">
      <style:paragraph-properties fo:margin-left="0in" fo:margin-right="0in" fo:text-indent="0in" style:auto-text-indent="false"/>
      <style:text-properties officeooo:paragraph-rsid="00170bd0"/>
    </style:style>
    <style:style style:name="P167" style:family="paragraph" style:parent-style-name="Texto_20_Normal">
      <style:paragraph-properties fo:margin-left="0in" fo:margin-right="0in" fo:text-indent="0in" style:auto-text-indent="false"/>
      <style:text-properties officeooo:rsid="001e711b" officeooo:paragraph-rsid="001e711b"/>
    </style:style>
    <style:style style:name="P168" style:family="paragraph" style:parent-style-name="Texto_20_Normal">
      <style:paragraph-properties fo:margin-left="0in" fo:margin-right="0in" fo:line-height="100%" fo:text-indent="0in" style:auto-text-indent="false" fo:keep-with-next="always"/>
    </style:style>
    <style:style style:name="P169" style:family="paragraph" style:parent-style-name="Texto_20_Normal">
      <style:text-properties officeooo:paragraph-rsid="00170bd0"/>
    </style:style>
    <style:style style:name="P170" style:family="paragraph" style:parent-style-name="Texto_20_Normal">
      <style:text-properties officeooo:paragraph-rsid="001ac2da"/>
    </style:style>
    <style:style style:name="P171" style:family="paragraph" style:parent-style-name="Texto_20_Normal">
      <style:text-properties fo:language="none" fo:country="none" style:language-asian="none" style:country-asian="none"/>
    </style:style>
    <style:style style:name="P172" style:family="paragraph" style:parent-style-name="Texto_20_Normal">
      <style:text-properties fo:color="#000009" fo:letter-spacing="-0.0102in"/>
    </style:style>
    <style:style style:name="P173" style:family="paragraph" style:parent-style-name="Texto_20_Normal">
      <style:text-properties style:font-name="Arial" fo:font-size="9pt" style:font-size-asian="9pt" style:font-name-complex="Arial"/>
    </style:style>
    <style:style style:name="P174" style:family="paragraph" style:parent-style-name="Texto_20_Normal">
      <style:text-properties fo:font-size="10pt" style:font-size-asian="10pt"/>
    </style:style>
    <style:style style:name="P175" style:family="paragraph" style:parent-style-name="Texto_20_Normal">
      <style:text-properties fo:font-variant="small-caps" style:font-name="Times New Roman" fo:font-size="14pt" fo:font-weight="bold" style:font-size-asian="14pt" style:font-weight-asian="bold" style:font-name-complex="Times New Roman"/>
    </style:style>
    <style:style style:name="P176" style:family="paragraph" style:parent-style-name="Texto_20_Normal">
      <style:text-properties officeooo:paragraph-rsid="002709f2"/>
    </style:style>
    <style:style style:name="P177" style:family="paragraph" style:parent-style-name="Texto_20_Normal">
      <style:text-properties fo:color="#ff0000" officeooo:rsid="001890c3" officeooo:paragraph-rsid="001890c3"/>
    </style:style>
    <style:style style:name="P178" style:family="paragraph" style:parent-style-name="Texto_20_Normal">
      <style:paragraph-properties fo:margin-left="0.8409in" fo:margin-right="0in" fo:text-indent="0in" style:auto-text-indent="false"/>
    </style:style>
    <style:style style:name="P179" style:family="paragraph" style:parent-style-name="Contents_20_1">
      <style:paragraph-properties>
        <style:tab-stops>
          <style:tab-stop style:position="0.25in"/>
          <style:tab-stop style:position="6.489in" style:type="right" style:leader-style="dotted" style:leader-text="."/>
        </style:tab-stops>
      </style:paragraph-properties>
      <style:text-properties style:font-name-complex="Times New Roman"/>
    </style:style>
    <style:style style:name="P180" style:family="paragraph" style:parent-style-name="Contents_20_1">
      <style:paragraph-properties>
        <style:tab-stops>
          <style:tab-stop style:position="0.25in"/>
          <style:tab-stop style:position="6.489in" style:type="right" style:leader-style="dotted" style:leader-text="."/>
        </style:tab-stops>
      </style:paragraph-properties>
    </style:style>
    <style:style style:name="P181" style:family="paragraph" style:parent-style-name="Contents_20_1">
      <style:paragraph-properties>
        <style:tab-stops>
          <style:tab-stop style:position="0.3752in"/>
          <style:tab-stop style:position="6.489in" style:type="right" style:leader-style="dotted" style:leader-text="."/>
        </style:tab-stops>
      </style:paragraph-properties>
    </style:style>
    <style:style style:name="P182" style:family="paragraph" style:parent-style-name="Contents_20_1">
      <style:paragraph-properties>
        <style:tab-stops>
          <style:tab-stop style:position="6.489in" style:type="right" style:leader-style="dotted" style:leader-text="."/>
        </style:tab-stops>
      </style:paragraph-properties>
    </style:style>
    <style:style style:name="P183" style:family="paragraph" style:parent-style-name="Contents_20_3">
      <style:paragraph-properties>
        <style:tab-stops>
          <style:tab-stop style:position="0.75in"/>
          <style:tab-stop style:position="6.489in" style:type="right" style:leader-style="dotted" style:leader-text="."/>
        </style:tab-stops>
      </style:paragraph-properties>
    </style:style>
    <style:style style:name="P184" style:family="paragraph" style:parent-style-name="Standard_20__28_user_29__20__28_user_29_">
      <style:text-properties style:font-name="Times New Roman" fo:font-size="12pt" style:font-size-asian="12pt" style:font-name-complex="Times New Roman" style:font-size-complex="12pt" style:font-weight-complex="bold"/>
    </style:style>
    <style:style style:name="P185" style:family="paragraph" style:parent-style-name="Standard_20__28_user_29__20__28_user_29_">
      <style:paragraph-properties fo:margin-left="0.0909in" fo:margin-right="0.1445in" fo:margin-top="0.0835in" fo:margin-bottom="0.0835in" loext:contextual-spacing="false" fo:line-height="100%" fo:text-align="center" style:justify-single-word="false" fo:text-indent="0in" style:auto-text-indent="false" style:snap-to-layout-grid="false">
        <style:tab-stops>
          <style:tab-stop style:position="2.2563in"/>
        </style:tab-stops>
      </style:paragraph-properties>
      <style:text-properties style:font-name="Times New Roman" fo:font-size="12pt" fo:font-weight="bold" style:font-size-asian="12pt" style:font-weight-asian="bold" style:font-name-complex="Times New Roman" style:font-size-complex="12pt"/>
    </style:style>
    <style:style style:name="P186" style:family="paragraph" style:parent-style-name="Standard_20__28_user_29__20__28_user_29_">
      <style:paragraph-properties fo:margin-left="0.0909in" fo:margin-right="0.1445in" fo:margin-top="0.0835in" fo:margin-bottom="0.0835in" loext:contextual-spacing="false" fo:line-height="100%" fo:text-align="justify" style:justify-single-word="false" fo:text-indent="0in" style:auto-text-indent="false" style:snap-to-layout-grid="false">
        <style:tab-stops>
          <style:tab-stop style:position="2.2563in"/>
        </style:tab-stops>
      </style:paragraph-properties>
      <style:text-properties style:font-name="Times New Roman" fo:font-size="12pt" style:font-size-asian="12pt" style:font-name-complex="Times New Roman" style:font-size-complex="12pt" style:font-weight-complex="bold"/>
    </style:style>
    <style:style style:name="P187" style:family="paragraph" style:parent-style-name="Standard_20__28_user_29__20__28_user_29_">
      <style:paragraph-properties fo:margin-left="0.0909in" fo:margin-right="0.1445in" fo:margin-top="0.0835in" fo:margin-bottom="0.0835in" loext:contextual-spacing="false" fo:text-align="justify" style:justify-single-word="false" fo:text-indent="0in" style:auto-text-indent="false" style:snap-to-layout-grid="false">
        <style:tab-stops>
          <style:tab-stop style:position="2.2563in"/>
        </style:tab-stops>
      </style:paragraph-properties>
      <style:text-properties style:font-name="Times New Roman" fo:font-size="12pt" style:font-size-asian="12pt" style:font-name-complex="Times New Roman" style:font-size-complex="12pt" style:font-weight-complex="bold"/>
    </style:style>
    <style:style style:name="P188" style:family="paragraph" style:parent-style-name="Standard_20__28_user_29__20__28_user_29_">
      <style:paragraph-properties fo:margin-left="0.0909in" fo:margin-right="0.1445in" fo:margin-top="0.0835in" fo:margin-bottom="0.0835in" loext:contextual-spacing="false" fo:line-height="100%" fo:text-align="justify" style:justify-single-word="false" fo:text-indent="0in" style:auto-text-indent="false" style:snap-to-layout-grid="false">
        <style:tab-stops>
          <style:tab-stop style:position="2.2563in"/>
        </style:tab-stops>
      </style:paragraph-properties>
      <style:text-properties style:font-name="Times New Roman" fo:font-size="12pt" style:font-size-asian="12pt" style:font-name-complex="Times New Roman" style:font-size-complex="12pt"/>
    </style:style>
    <style:style style:name="P189" style:family="paragraph" style:parent-style-name="Standard_20__28_user_29__20__28_user_29_">
      <style:paragraph-properties fo:margin-left="0.0382in" fo:margin-right="0.0437in" fo:margin-top="0.0835in" fo:margin-bottom="0.0835in" loext:contextual-spacing="false" fo:line-height="100%" fo:text-align="center" style:justify-single-word="false" fo:text-indent="0in" style:auto-text-indent="false" style:snap-to-layout-grid="false"/>
      <style:text-properties style:font-name="Times New Roman" fo:font-size="12pt" fo:font-weight="bold" style:font-size-asian="12pt" style:font-weight-asian="bold" style:font-name-complex="Times New Roman" style:font-size-complex="12pt"/>
    </style:style>
    <style:style style:name="P190" style:family="paragraph" style:parent-style-name="Standard_20__28_user_29__20__28_user_29_">
      <style:paragraph-properties fo:margin-left="0.0382in" fo:margin-right="0.0437in" fo:margin-top="0.0835in" fo:margin-bottom="0.0835in" loext:contextual-spacing="false" fo:line-height="100%" fo:text-align="justify" style:justify-single-word="false" fo:text-indent="0in" style:auto-text-indent="false"/>
      <style:text-properties style:font-name="Times New Roman" fo:font-size="12pt" style:font-size-asian="12pt" style:font-name-complex="Times New Roman" style:font-size-complex="12pt" style:font-weight-complex="bold"/>
    </style:style>
    <style:style style:name="P191" style:family="paragraph" style:parent-style-name="Standard_20__28_user_29__20__28_user_29_">
      <style:paragraph-properties fo:margin-left="0.0382in" fo:margin-right="0.0437in" fo:margin-top="0.0835in" fo:margin-bottom="0.0835in" loext:contextual-spacing="false" fo:line-height="100%" fo:text-align="justify" style:justify-single-word="false" fo:text-indent="0in" style:auto-text-indent="false" style:snap-to-layout-grid="false"/>
      <style:text-properties style:font-name="Times New Roman" fo:font-size="12pt" style:font-size-asian="12pt" style:font-name-complex="Times New Roman" style:font-size-complex="12pt" style:font-weight-complex="bold"/>
    </style:style>
    <style:style style:name="P192" style:family="paragraph" style:parent-style-name="Standard_20__28_user_29__20__28_user_29_">
      <style:paragraph-properties fo:margin-left="0.0382in" fo:margin-right="0.0437in" fo:margin-top="0.0835in" fo:margin-bottom="0.0835in" loext:contextual-spacing="false" fo:line-height="100%" fo:text-indent="0in" style:auto-text-indent="false" style:snap-to-layout-grid="false"/>
      <style:text-properties style:font-name="Times New Roman" fo:font-size="12pt" style:font-size-asian="12pt" style:font-name-complex="Times New Roman" style:font-size-complex="12pt" style:font-weight-complex="bold"/>
    </style:style>
    <style:style style:name="P193" style:family="paragraph" style:parent-style-name="Standard_20__28_user_29__20__28_user_29_">
      <style:paragraph-properties fo:margin-left="0.0382in" fo:margin-right="0.0437in" fo:margin-top="0.0835in" fo:margin-bottom="0.0835in" loext:contextual-spacing="false" fo:text-align="justify" style:justify-single-word="false" fo:text-indent="0in" style:auto-text-indent="false" style:snap-to-layout-grid="false"/>
      <style:text-properties style:font-name="Times New Roman" fo:font-size="12pt" style:font-size-asian="12pt" style:font-name-complex="Times New Roman" style:font-size-complex="12pt" style:font-weight-complex="bold"/>
    </style:style>
    <style:style style:name="P194" style:family="paragraph" style:parent-style-name="Standard_20__28_user_29__20__28_user_29_">
      <style:paragraph-properties fo:margin-left="0.0382in" fo:margin-right="0.0437in" fo:margin-top="0.0835in" fo:margin-bottom="0.0835in" loext:contextual-spacing="false" fo:line-height="100%" fo:text-align="justify" style:justify-single-word="false" fo:text-indent="0in" style:auto-text-indent="false" style:snap-to-layout-grid="false"/>
      <style:text-properties style:font-name="Times New Roman" fo:font-size="12pt" style:font-size-asian="12pt" style:font-name-complex="Times New Roman" style:font-size-complex="12pt"/>
    </style:style>
    <style:style style:name="P195" style:family="paragraph" style:parent-style-name="Standard_20__28_user_29__20__28_user_29_">
      <style:paragraph-properties fo:margin-left="0in" fo:margin-right="0.1445in" fo:margin-top="0.0835in" fo:margin-bottom="0.0835in" loext:contextual-spacing="false" fo:line-height="100%" fo:text-align="justify" style:justify-single-word="false" fo:text-indent="0in" style:auto-text-indent="false" style:snap-to-layout-grid="false">
        <style:tab-stops>
          <style:tab-stop style:position="2.2563in"/>
        </style:tab-stops>
      </style:paragraph-properties>
      <style:text-properties style:font-name="Times New Roman" fo:font-size="12pt" style:font-size-asian="12pt" style:font-name-complex="Times New Roman" style:font-size-complex="12pt" style:font-weight-complex="bold"/>
    </style:style>
    <style:style style:name="P196" style:family="paragraph" style:parent-style-name="Standard">
      <style:paragraph-properties fo:margin-top="0in" fo:margin-bottom="0.0827in" loext:contextual-spacing="false" fo:line-height="100%" fo:text-align="center" style:justify-single-word="false" fo:break-before="page"/>
      <style:text-properties style:font-name="Times New Roman" fo:font-size="16pt" fo:font-weight="bold" style:font-name-asian="Times New Roman" style:font-size-asian="16pt" style:font-weight-asian="bold" style:font-name-complex="Times New Roman" style:font-size-complex="16pt"/>
    </style:style>
    <style:style style:name="P197" style:family="paragraph" style:parent-style-name="Standard">
      <style:paragraph-properties fo:margin-left="0in" fo:margin-right="0in" fo:margin-top="0.0835in" fo:margin-bottom="0.0346in" loext:contextual-spacing="false" fo:text-align="justify" style:justify-single-word="false" fo:text-indent="0.4917in" style:auto-text-indent="false"/>
      <style:text-properties style:font-name="Times New Roman" fo:font-size="11pt" style:font-size-asian="11pt" style:font-name-complex="Times New Roman"/>
    </style:style>
    <style:style style:name="P198" style:family="paragraph" style:parent-style-name="Standard" style:list-style-name="L2">
      <style:text-properties fo:color="#ff0000" style:font-name="Times New Roman1" fo:font-size="11pt" officeooo:rsid="002c16c7" officeooo:paragraph-rsid="002c16c7" style:font-size-asian="11pt" style:font-size-complex="11pt"/>
    </style:style>
    <style:style style:name="P199" style:family="paragraph" style:parent-style-name="Standard">
      <style:paragraph-properties fo:margin-top="0in" fo:margin-bottom="0in" loext:contextual-spacing="false" fo:line-height="100%"/>
      <style:text-properties fo:color="#000009" style:font-name="Times New Roman" fo:font-size="8pt" style:font-name-asian="Times New Roman" style:font-size-asian="8pt" style:font-name-complex="Times New Roman" style:font-size-complex="8pt"/>
    </style:style>
    <style:style style:name="P200" style:family="paragraph" style:parent-style-name="Standard" style:list-style-name="WW8Num11">
      <style:paragraph-properties fo:margin-top="0in" fo:margin-bottom="0in" loext:contextual-spacing="false" fo:text-align="justify" style:justify-single-word="false"/>
      <style:text-properties style:font-name="Times New Roman" fo:font-size="11pt" style:font-size-asian="11pt" style:font-name-complex="Times New Roman"/>
    </style:style>
    <style:style style:name="P201" style:family="paragraph" style:parent-style-name="Standard" style:master-page-name="Standard">
      <style:paragraph-properties style:page-number="auto"/>
      <style:text-properties style:font-name="Times New Roman" fo:font-size="11pt" fo:font-weight="bold" style:font-size-asian="11pt" style:font-weight-asian="bold" style:font-name-complex="Times New Roman"/>
    </style:style>
    <style:style style:name="P202" style:family="paragraph" style:parent-style-name="Standard" style:master-page-name="Convert_20_1">
      <style:paragraph-properties style:page-number="auto"/>
      <style:text-properties style:font-name="Times New Roman" fo:font-size="12pt" style:font-size-asian="12pt" style:font-name-complex="Times New Roman" style:font-size-complex="12pt"/>
    </style:style>
    <style:style style:name="P203" style:family="paragraph" style:parent-style-name="Standard">
      <style:paragraph-properties fo:margin-top="0.1665in" fo:margin-bottom="0in" loext:contextual-spacing="true"/>
      <style:text-properties fo:color="#000009" style:font-name="Times New Roman" fo:font-size="8pt" style:font-name-asian="Times New Roman" style:font-size-asian="8pt" style:font-name-complex="Times New Roman" style:font-size-complex="8pt"/>
    </style:style>
    <style:style style:name="P204" style:family="paragraph" style:parent-style-name="Standard" style:master-page-name="Convert_20_3">
      <style:paragraph-properties fo:margin-top="0in" fo:margin-bottom="0.139in" loext:contextual-spacing="false" fo:line-height="115%" style:page-number="auto"/>
      <style:text-properties fo:font-variant="small-caps" fo:color="#000009" style:font-name="Times New Roman" fo:font-size="14pt" fo:letter-spacing="0.0008in" fo:font-weight="bold" style:font-size-asian="14pt" style:font-weight-asian="bold" style:font-name-complex="Times New Roman" style:font-size-complex="14pt" style:font-weight-complex="bold"/>
    </style:style>
    <style:style style:name="P205" style:family="paragraph" style:parent-style-name="Heading_20_2">
      <style:paragraph-properties fo:text-align="justify" style:justify-single-word="false"/>
    </style:style>
    <style:style style:name="P206" style:family="paragraph" style:parent-style-name="Heading_20_2">
      <style:text-properties fo:background-color="#ffffff"/>
    </style:style>
    <style:style style:name="P207" style:family="paragraph" style:parent-style-name="Heading_20_2">
      <style:paragraph-properties fo:margin-left="0in" fo:margin-right="0in" fo:text-indent="0in" style:auto-text-indent="false"/>
      <style:text-properties fo:font-size="14pt" style:font-size-asian="14pt"/>
    </style:style>
    <style:style style:name="P208" style:family="paragraph" style:parent-style-name="Heading_20_2">
      <style:paragraph-properties fo:margin-top="0.0835in" fo:margin-bottom="0.1665in" loext:contextual-spacing="true"/>
    </style:style>
    <style:style style:name="P209" style:family="paragraph" style:parent-style-name="Heading_20_2" style:list-style-name="" style:master-page-name="Convert_20_2">
      <style:paragraph-properties fo:margin-left="0.4016in" fo:margin-right="0in" fo:text-align="center" style:justify-single-word="false" fo:text-indent="-0.4016in" style:auto-text-indent="false" style:page-number="auto"/>
    </style:style>
    <style:style style:name="P210" style:family="paragraph" style:parent-style-name="Heading_20_2" style:list-style-name="">
      <style:paragraph-properties fo:margin-left="0.4016in" fo:margin-right="0in" fo:text-indent="-0.4016in" style:auto-text-indent="false"/>
    </style:style>
    <style:style style:name="P211" style:family="paragraph" style:parent-style-name="Heading_20_1" style:list-style-name="">
      <style:paragraph-properties fo:line-height="150%" fo:orphans="2" fo:widows="2"/>
      <style:text-properties fo:font-size="14pt" style:font-size-asian="14pt"/>
    </style:style>
    <style:style style:name="P212" style:family="paragraph" style:parent-style-name="Heading_20_1">
      <style:text-properties officeooo:paragraph-rsid="001acf73"/>
    </style:style>
    <style:style style:name="P213" style:family="paragraph" style:parent-style-name="Heading_20_1" style:list-style-name="">
      <style:paragraph-properties fo:line-height="150%" fo:orphans="2" fo:widows="2"/>
    </style:style>
    <style:style style:name="P214" style:family="paragraph" style:parent-style-name="Heading_20_1">
      <style:paragraph-properties fo:text-align="justify" style:justify-single-word="false"/>
    </style:style>
    <style:style style:name="P215" style:family="paragraph" style:parent-style-name="Heading_20_1">
      <style:paragraph-properties fo:break-before="page"/>
    </style:style>
    <style:style style:name="P216" style:family="paragraph" style:parent-style-name="Heading_20_1">
      <style:paragraph-properties fo:margin-top="0.25in" fo:margin-bottom="0.1665in" loext:contextual-spacing="true"/>
    </style:style>
    <style:style style:name="P217" style:family="paragraph" style:parent-style-name="Heading_20_1" style:list-style-name="">
      <style:paragraph-properties fo:margin-left="0.2992in" fo:margin-right="0in" fo:text-align="center" style:justify-single-word="false" fo:text-indent="0in" style:auto-text-indent="false"/>
    </style:style>
    <style:style style:name="P218" style:family="paragraph" style:parent-style-name="Heading_20_1" style:list-style-name="">
      <style:paragraph-properties fo:margin-left="0.2992in" fo:margin-right="0in" fo:text-align="center" style:justify-single-word="false" fo:text-indent="-0.2992in" style:auto-text-indent="false"/>
    </style:style>
    <style:style style:name="P219" style:family="paragraph" style:parent-style-name="Heading_20_1" style:list-style-name="">
      <style:paragraph-properties fo:margin-left="0.2992in" fo:margin-right="0in" fo:text-indent="-0.2992in" style:auto-text-indent="false"/>
    </style:style>
    <style:style style:name="P220" style:family="paragraph" style:parent-style-name="Heading_20_1" style:list-style-name="">
      <style:paragraph-properties fo:margin-left="0.2992in" fo:margin-right="0in" fo:text-indent="-0.2992in" style:auto-text-indent="false" fo:break-before="page"/>
    </style:style>
    <style:style style:name="P221" style:family="paragraph" style:parent-style-name="Heading_20_3" style:list-style-name="">
      <style:paragraph-properties fo:line-height="150%" fo:orphans="2" fo:widows="2"/>
    </style:style>
    <style:style style:name="P222" style:family="paragraph" style:parent-style-name="Heading_20_3">
      <style:paragraph-properties fo:margin-top="0.1665in" fo:margin-bottom="0in" loext:contextual-spacing="true"/>
      <style:text-properties fo:color="#000009" style:font-name="Times New Roman" fo:font-size="8pt" style:font-name-asian="Times New Roman" style:font-size-asian="8pt" style:font-name-complex="Times New Roman" style:font-size-complex="8pt"/>
    </style:style>
    <style:style style:name="P223" style:family="paragraph" style:parent-style-name="Heading_20_3">
      <style:paragraph-properties fo:break-before="page"/>
    </style:style>
    <style:style style:name="P224" style:family="paragraph" style:parent-style-name="Texto_20_Normal" style:list-style-name="L1">
      <style:text-properties fo:color="#ff0000" fo:font-weight="normal" officeooo:rsid="002709f2" officeooo:paragraph-rsid="002709f2" style:font-weight-asian="normal" style:font-weight-complex="normal"/>
    </style:style>
    <style:style style:name="P225" style:family="paragraph" style:parent-style-name="Texto_20_Normal" style:list-style-name="WW8Num5"/>
    <style:style style:name="P226" style:family="paragraph" style:parent-style-name="Texto_20_Normal" style:list-style-name="WW8Num10">
      <style:text-properties officeooo:paragraph-rsid="002a29d8"/>
    </style:style>
    <style:style style:name="P227" style:family="paragraph" style:parent-style-name="Texto_20_Normal" style:list-style-name="WW8Num10">
      <style:text-properties officeooo:paragraph-rsid="002709f2"/>
    </style:style>
    <style:style style:name="P228" style:family="paragraph" style:parent-style-name="Texto_20_Normal" style:list-style-name="WW8Num10">
      <style:text-properties officeooo:paragraph-rsid="002807ad"/>
    </style:style>
    <style:style style:name="P229" style:family="paragraph" style:parent-style-name="Texto_20_Normal" style:list-style-name="WW8Num10">
      <style:text-properties officeooo:paragraph-rsid="001d872e"/>
    </style:style>
    <style:style style:name="P230" style:family="paragraph" style:parent-style-name="Texto_20_Normal" style:list-style-name="WW8Num10">
      <style:text-properties officeooo:rsid="00290030" officeooo:paragraph-rsid="00290030"/>
    </style:style>
    <style:style style:name="P231" style:family="paragraph" style:parent-style-name="Texto_20_Normal" style:list-style-name="L3">
      <style:text-properties officeooo:rsid="001e711b" officeooo:paragraph-rsid="001e711b"/>
    </style:style>
    <style:style style:name="P232" style:family="paragraph" style:parent-style-name="Texto_20_Normal" style:list-style-name="L3">
      <style:text-properties officeooo:rsid="002c16c7" officeooo:paragraph-rsid="002c16c7"/>
    </style:style>
    <style:style style:name="P233" style:family="paragraph" style:parent-style-name="Texto_20_Normal" style:list-style-name="WW8Num9"/>
    <style:style style:name="P234" style:family="paragraph" style:parent-style-name="Texto_20_Normal" style:list-style-name="WW8Num9">
      <style:paragraph-properties style:text-autospace="none"/>
    </style:style>
    <style:style style:name="P235" style:family="paragraph" style:parent-style-name="Texto_20_Normal" style:list-style-name="WW8Num20"/>
    <style:style style:name="P236" style:family="paragraph" style:parent-style-name="Texto_20_Normal" style:list-style-name="WW8Num20">
      <style:text-properties style:font-name-asian="Times New Roman"/>
    </style:style>
    <style:style style:name="P237" style:family="paragraph" style:parent-style-name="Texto_20_Normal" style:list-style-name="WW8Num17"/>
    <style:style style:name="P238" style:family="paragraph" style:parent-style-name="Texto_20_Normal" style:list-style-name="WW8Num5">
      <style:paragraph-properties fo:margin-left="1.0902in" fo:margin-right="0in" fo:margin-top="0in" fo:margin-bottom="0.0835in" loext:contextual-spacing="false" fo:text-indent="-0.248in" style:auto-text-indent="false"/>
    </style:style>
    <style:style style:name="P239" style:family="paragraph" style:parent-style-name="Texto_20_Normal" style:list-style-name="L3">
      <style:paragraph-properties fo:margin-left="0in" fo:margin-right="0in" fo:text-indent="0in" style:auto-text-indent="false"/>
      <style:text-properties officeooo:rsid="001e711b" officeooo:paragraph-rsid="001e711b"/>
    </style:style>
    <style:style style:name="P240" style:family="paragraph" style:parent-style-name="Texto_20_Normal" style:list-style-name="WW8Num1">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1pt" fo:language="pt" fo:country="BR" fo:font-weight="bold" style:font-size-asian="11pt" style:language-asian="pt" style:country-asian="BR" style:font-weight-asian="bold" style:font-size-complex="11pt"/>
    </style:style>
    <style:style style:name="T4" style:family="text">
      <style:text-properties fo:font-size="11pt" fo:language="pt" fo:country="BR" fo:font-weight="bold" fo:background-color="#ffffff" loext:char-shading-value="0" style:font-size-asian="11pt" style:language-asian="pt" style:country-asian="BR" style:font-weight-asian="bold" style:font-size-complex="11pt"/>
    </style:style>
    <style:style style:name="T5" style:family="text">
      <style:text-properties fo:font-size="11pt" fo:language="pt" fo:country="BR" style:text-underline-style="solid" style:text-underline-width="auto" style:text-underline-color="font-color" fo:font-weight="bold" style:font-size-asian="11pt" style:language-asian="pt" style:country-asian="BR" style:font-weight-asian="bold" style:font-size-complex="11pt"/>
    </style:style>
    <style:style style:name="T6" style:family="text">
      <style:text-properties fo:font-size="11pt" fo:language="pt" fo:country="BR" style:font-size-asian="11pt" style:language-asian="pt" style:country-asian="BR" style:font-size-complex="11pt"/>
    </style:style>
    <style:style style:name="T7" style:family="text">
      <style:text-properties fo:font-size="11pt" fo:language="pt" fo:country="BR" fo:background-color="#ffffff" loext:char-shading-value="0" style:font-size-asian="11pt" style:language-asian="pt" style:country-asian="BR" style:font-size-complex="11pt"/>
    </style:style>
    <style:style style:name="T8" style:family="text">
      <style:text-properties fo:font-size="11pt" fo:language="en" fo:country="US" style:font-size-asian="11pt" style:language-asian="pt" style:country-asian="BR" style:font-size-complex="11pt"/>
    </style:style>
    <style:style style:name="T9" style:family="text">
      <style:text-properties style:font-name="Times New Roman" fo:font-size="11pt" fo:font-weight="bold" style:font-size-asian="11pt" style:font-weight-asian="bold" style:font-name-complex="Times New Roman"/>
    </style:style>
    <style:style style:name="T10" style:family="text">
      <style:text-properties style:font-name="Times New Roman" fo:font-size="11pt" style:font-size-asian="11pt" style:font-name-complex="Times New Roman"/>
    </style:style>
    <style:style style:name="T11" style:family="text">
      <style:text-properties style:font-name="Times New Roman" fo:font-size="11pt" fo:letter-spacing="0.0016in" style:font-size-asian="11pt" style:font-name-complex="Times New Roman"/>
    </style:style>
    <style:style style:name="T12" style:family="text">
      <style:text-properties style:font-name="Times New Roman" fo:font-size="11pt" fo:letter-spacing="-0.002in" style:font-size-asian="11pt" style:font-name-complex="Times New Roman"/>
    </style:style>
    <style:style style:name="T13" style:family="text">
      <style:text-properties style:font-name="Times New Roman" fo:font-size="11pt" fo:letter-spacing="-0.0008in" style:font-size-asian="11pt" style:font-name-complex="Times New Roman"/>
    </style:style>
    <style:style style:name="T14" style:family="text">
      <style:text-properties style:font-name="Times New Roman" fo:font-size="11pt" fo:letter-spacing="-0.0016in" style:font-size-asian="11pt" style:font-name-complex="Times New Roman"/>
    </style:style>
    <style:style style:name="T15" style:family="text">
      <style:text-properties style:font-name="Times New Roman" fo:font-size="11pt" fo:letter-spacing="0.0008in" style:font-size-asian="11pt" style:font-name-complex="Times New Roman"/>
    </style:style>
    <style:style style:name="T16" style:family="text">
      <style:text-properties style:font-name="Times New Roman" fo:font-size="11pt" fo:letter-spacing="0.0028in" style:font-size-asian="11pt" style:font-name-complex="Times New Roman"/>
    </style:style>
    <style:style style:name="T17" style:family="text">
      <style:text-properties style:font-name="Times New Roman" fo:font-size="11pt" fo:language="pt" fo:country="BR" style:text-underline-style="solid" style:text-underline-width="auto" style:text-underline-color="font-color" fo:font-weight="bold" style:font-size-asian="11pt" style:language-asian="pt" style:country-asian="BR" style:font-weight-asian="bold" style:font-name-complex="Times New Roman" style:font-size-complex="11pt"/>
    </style:style>
    <style:style style:name="T18" style:family="text">
      <style:text-properties style:font-name="Times New Roman" style:font-name-complex="Times New Roman"/>
    </style:style>
    <style:style style:name="T19" style:family="text">
      <style:text-properties style:font-name="Times New Roman" fo:font-size="12pt" style:font-size-asian="12pt" style:font-name-complex="Times New Roman" style:font-size-complex="12pt"/>
    </style:style>
    <style:style style:name="T20" style:family="text">
      <style:text-properties style:font-name="Times New Roman" fo:font-size="12pt" style:font-name-asian="Times New Roman" style:font-size-asian="12pt" style:font-name-complex="Times New Roman" style:font-size-complex="12pt"/>
    </style:style>
    <style:style style:name="T21" style:family="text">
      <style:text-properties style:font-name="Times New Roman" fo:font-size="12pt" fo:language="en" fo:country="US" style:font-name-asian="Times New Roman" style:font-size-asian="12pt" style:font-name-complex="Times New Roman" style:font-size-complex="12pt"/>
    </style:style>
    <style:style style:name="T22" style:family="text">
      <style:text-properties style:font-name="Times New Roman" fo:font-size="12pt" fo:language="en" fo:country="US" fo:font-weight="bold" style:font-name-asian="Times New Roman" style:font-size-asian="12pt" style:font-weight-asian="bold" style:font-name-complex="Times New Roman" style:font-size-complex="12pt"/>
    </style:style>
    <style:style style:name="T23" style:family="text">
      <style:text-properties style:font-name="Times New Roman" fo:font-size="10pt" fo:font-weight="bold" style:font-size-asian="10pt" style:font-weight-asian="bold" style:font-name-complex="Times New Roman" style:font-size-complex="10pt"/>
    </style:style>
    <style:style style:name="T24" style:family="text">
      <style:text-properties style:font-name="Times New Roman" fo:font-size="10pt" fo:font-weight="bold" style:font-size-asian="10pt" style:font-weight-asian="bold" style:font-name-complex="Times New Roman" style:font-size-complex="10pt" style:font-weight-complex="bold"/>
    </style:style>
    <style:style style:name="T25" style:family="text">
      <style:text-properties style:font-name="Times New Roman" fo:font-size="10pt" fo:font-weight="bold" style:font-size-asian="10pt" style:font-weight-asian="bold" style:font-name-complex="Times New Roman" style:font-size-complex="10pt" style:font-style-complex="italic"/>
    </style:style>
    <style:style style:name="T26" style:family="text">
      <style:text-properties style:font-name="Times New Roman" fo:font-size="10pt" style:font-size-asian="10pt" style:font-name-complex="Times New Roman" style:font-size-complex="10pt"/>
    </style:style>
    <style:style style:name="T27" style:family="text">
      <style:text-properties style:font-name="Times New Roman" fo:font-size="10pt" style:font-size-asian="10pt" style:font-name-complex="Times New Roman" style:font-size-complex="10pt" style:font-weight-complex="bold"/>
    </style:style>
    <style:style style:name="T28" style:family="text">
      <style:text-properties style:font-name="Times New Roman" fo:font-weight="bold" style:font-weight-asian="bold" style:font-name-complex="Times New Roman" style:font-size-complex="9pt" style:font-weight-complex="bold"/>
    </style:style>
    <style:style style:name="T29" style:family="text">
      <style:text-properties style:font-name="Times New Roman" fo:font-size="8pt" fo:font-weight="bold" style:font-name-asian="Times New Roman" style:font-size-asian="8pt" style:font-weight-asian="bold" style:font-name-complex="Times New Roman" style:font-size-complex="8pt" style:font-weight-complex="bold"/>
    </style:style>
    <style:style style:name="T30" style:family="text">
      <style:text-properties style:font-name="Times New Roman" fo:font-style="italic" style:font-style-asian="italic" style:font-name-complex="Times New Roman"/>
    </style:style>
    <style:style style:name="T31" style:family="text">
      <style:text-properties fo:font-size="12pt" style:font-size-asian="12pt" style:font-size-complex="12pt"/>
    </style:style>
    <style:style style:name="T32" style:family="text">
      <style:text-properties fo:font-size="12pt" officeooo:rsid="00170bd0" style:font-size-asian="12pt" style:font-size-complex="12pt"/>
    </style:style>
    <style:style style:name="T33" style:family="text">
      <style:text-properties fo:font-size="12pt" officeooo:rsid="002709f2" style:font-size-asian="12pt" style:font-size-complex="12pt"/>
    </style:style>
    <style:style style:name="T34" style:family="text">
      <style:text-properties fo:font-size="12pt" fo:font-weight="bold" style:font-size-asian="12pt" style:font-weight-asian="bold" style:font-size-complex="12pt"/>
    </style:style>
    <style:style style:name="T35" style:family="text">
      <style:text-properties fo:font-size="12pt" fo:font-weight="bold" officeooo:rsid="0026e038" style:font-size-asian="12pt" style:font-weight-asian="bold" style:font-size-complex="12pt"/>
    </style:style>
    <style:style style:name="T36" style:family="text">
      <style:text-properties fo:font-size="12pt" fo:font-weight="bold" officeooo:rsid="002709f2" style:font-size-asian="12pt" style:font-weight-asian="bold" style:font-size-complex="12pt"/>
    </style:style>
    <style:style style:name="T37" style:family="text">
      <style:text-properties fo:font-size="12pt" fo:language="pt" fo:country="BR" fo:font-weight="bold" style:font-size-asian="12pt" style:language-asian="pt" style:country-asian="BR" style:font-weight-asian="bold" style:font-size-complex="12pt"/>
    </style:style>
    <style:style style:name="T38" style:family="text">
      <style:text-properties fo:font-weight="normal" officeooo:rsid="00168171" fo:background-color="#f7faef" loext:char-shading-value="0" style:font-name-asian="Times New Roman" style:font-weight-asian="normal" style:font-weight-complex="normal"/>
    </style:style>
    <style:style style:name="T39" style:family="text">
      <style:text-properties fo:color="#000000"/>
    </style:style>
    <style:style style:name="T40" style:family="text">
      <style:text-properties fo:color="#000000" style:font-name="Times New Roman" fo:font-size="12pt" fo:font-weight="normal" officeooo:rsid="00168171" fo:background-color="#f7faef" loext:char-shading-value="0" style:font-name-asian="Times New Roman" style:font-size-asian="12pt" style:font-weight-asian="normal" style:font-name-complex="Times New Roman" style:font-size-complex="12pt" style:font-weight-complex="normal"/>
    </style:style>
    <style:style style:name="T41" style:family="text">
      <style:text-properties fo:color="#000000" style:font-name="Times New Roman" fo:font-size="12pt" fo:font-weight="bold" fo:background-color="#ffffff" loext:char-shading-value="0" style:font-name-asian="Times New Roman" style:font-size-asian="12pt" style:font-weight-asian="bold" style:font-name-complex="Times New Roman" style:font-size-complex="12pt"/>
    </style:style>
    <style:style style:name="T42" style:family="text">
      <style:text-properties fo:color="#000000" style:font-name="Times New Roman" fo:font-size="12pt" fo:font-weight="bold" fo:background-color="#ffffff" loext:char-shading-value="0" style:font-name-asian="Times New Roman" style:font-size-asian="12pt" style:font-weight-asian="bold" style:font-name-complex="Times New Roman" style:font-size-complex="12pt" style:font-weight-complex="bold"/>
    </style:style>
    <style:style style:name="T43" style:family="text">
      <style:text-properties fo:color="#000000" style:font-name="Times New Roman" fo:font-size="12pt" fo:background-color="#ffffff" loext:char-shading-value="0" style:font-name-asian="Times New Roman" style:font-size-asian="12pt" style:font-name-complex="Times New Roman" style:font-size-complex="12pt"/>
    </style:style>
    <style:style style:name="T44" style:family="text">
      <style:text-properties fo:color="#000000" style:font-name="Times New Roman" fo:font-size="12pt" officeooo:rsid="001acf73" fo:background-color="#ffffff" loext:char-shading-value="0" style:font-name-asian="Times New Roman" style:font-size-asian="12pt" style:font-name-complex="Times New Roman" style:font-size-complex="12pt"/>
    </style:style>
    <style:style style:name="T45" style:family="text">
      <style:text-properties fo:color="#000000" style:font-name="Times New Roman" fo:font-size="12pt" officeooo:rsid="001ad51c" fo:background-color="#ffffff" loext:char-shading-value="0" style:font-name-asian="Times New Roman" style:font-size-asian="12pt" style:font-name-complex="Times New Roman" style:font-size-complex="12pt"/>
    </style:style>
    <style:style style:name="T46" style:family="text">
      <style:text-properties fo:color="#000000" style:font-name="Times New Roman" fo:font-size="11pt" style:font-size-asian="11pt" style:font-name-complex="Times New Roman" style:font-weight-complex="bold"/>
    </style:style>
    <style:style style:name="T47" style:family="text">
      <style:text-properties fo:color="#000000" style:font-name="Times New Roman" fo:font-size="11pt" fo:font-weight="bold" style:font-size-asian="11pt" style:font-weight-asian="bold" style:font-name-complex="Times New Roman"/>
    </style:style>
    <style:style style:name="T48" style:family="text">
      <style:text-properties fo:color="#000000" style:font-name="Times New Roman" fo:font-size="11pt" fo:font-weight="bold" style:font-size-asian="11pt" style:font-weight-asian="bold" style:font-name-complex="Times New Roman" style:font-weight-complex="bold"/>
    </style:style>
    <style:style style:name="T49" style:family="text">
      <style:text-properties fo:color="#000000" style:font-name="Times New Roman" fo:font-size="11pt" fo:language="pt" fo:country="BR" officeooo:rsid="00306dd0" fo:background-color="#ffffff" loext:char-shading-value="0" style:font-name-asian="Arial" style:font-size-asian="11pt" style:font-name-complex="Times New Roman" style:font-size-complex="11pt" style:language-complex="ar" style:country-complex="SA"/>
    </style:style>
    <style:style style:name="T50" style:family="text">
      <style:text-properties fo:color="#000000" fo:font-size="11pt" fo:language="none" fo:country="none" fo:font-style="normal" fo:background-color="#ffffff" loext:char-shading-value="0" style:font-name-asian="Times New Roman" style:font-size-asian="11pt" style:language-asian="none" style:country-asian="none" style:font-style-asian="normal" style:font-name-complex="Times New Roman" style:font-size-complex="11pt" style:font-style-complex="normal"/>
    </style:style>
    <style:style style:name="T51" style:family="text">
      <style:text-properties fo:color="#000000" fo:font-weight="normal" officeooo:rsid="00168171" fo:background-color="#f7faef" loext:char-shading-value="0" style:font-weight-asian="normal" style:font-weight-complex="normal"/>
    </style:style>
    <style:style style:name="T52" style:family="text">
      <style:text-properties fo:color="#000000" fo:font-weight="normal" officeooo:rsid="00168171" fo:background-color="#f7faef" loext:char-shading-value="0" style:font-name-asian="Times New Roman" style:font-weight-asian="normal" style:font-weight-complex="normal"/>
    </style:style>
    <style:style style:name="T53" style:family="text">
      <style:text-properties fo:color="#000000" fo:language="pt" fo:country="BR" style:text-underline-style="none" style:language-asian="pt" style:country-asian="BR"/>
    </style:style>
    <style:style style:name="T54" style:family="text">
      <style:text-properties fo:color="#000000" fo:language="pt" fo:country="BR" style:text-underline-style="none" style:language-asian="pt" style:country-asian="BR" style:font-size-complex="11pt"/>
    </style:style>
    <style:style style:name="T55" style:family="text">
      <style:text-properties style:font-name-asian="Times New Roman"/>
    </style:style>
    <style:style style:name="T56" style:family="text">
      <style:text-properties fo:background-color="#ffffff" loext:char-shading-value="0"/>
    </style:style>
    <style:style style:name="T57" style:family="text">
      <style:text-properties fo:font-variant="normal" fo:text-transform="none" fo:font-weight="normal" style:font-weight-asian="normal"/>
    </style:style>
    <style:style style:name="T58" style:family="text">
      <style:text-properties fo:font-variant="normal" fo:text-transform="none" fo:color="#000000" fo:font-size="11pt" fo:language="none" fo:country="none" fo:font-weight="normal" fo:background-color="#ffffff" loext:char-shading-value="0" style:font-name-asian="Times New Roman" style:font-size-asian="11pt" style:language-asian="none" style:country-asian="none" style:font-weight-asian="normal" style:font-size-complex="11pt" style:font-weight-complex="normal"/>
    </style:style>
    <style:style style:name="T59" style:family="text">
      <style:text-properties fo:font-variant="normal" fo:text-transform="none" fo:color="#000000" fo:font-size="11pt" fo:language="none" fo:country="none" fo:font-weight="normal" fo:background-color="#ffffff" loext:char-shading-value="0" style:font-name-asian="Times New Roman" style:font-size-asian="11pt" style:language-asian="none" style:country-asian="none" style:font-weight-asian="normal" style:font-name-complex="Times New Roman" style:font-size-complex="11pt" style:font-weight-complex="normal"/>
    </style:style>
    <style:style style:name="T60" style:family="text">
      <style:text-properties fo:font-variant="normal" fo:text-transform="none" fo:color="#000000" fo:font-size="11pt" fo:language="none" fo:country="none" fo:background-color="#ffffff" loext:char-shading-value="0" style:font-name-asian="Times New Roman" style:font-size-asian="11pt" style:language-asian="none" style:country-asian="none" style:font-name-complex="Times New Roman" style:font-size-complex="11pt"/>
    </style:style>
    <style:style style:name="T61" style:family="text">
      <style:text-properties fo:font-variant="normal" fo:text-transform="none" fo:language="none" fo:country="none" style:language-asian="none" style:country-asian="none"/>
    </style:style>
    <style:style style:name="T62" style:family="text">
      <style:text-properties fo:language="none" fo:country="none" fo:background-color="#ffffff" loext:char-shading-value="0" style:language-asian="none" style:country-asian="none"/>
    </style:style>
    <style:style style:name="T63" style:family="text">
      <style:text-properties fo:language="none" fo:country="none" style:language-asian="none" style:country-asian="none"/>
    </style:style>
    <style:style style:name="T64" style:family="text">
      <style:text-properties style:text-position="-5% 100%" fo:language="none" fo:country="none" style:language-asian="none" style:country-asian="none"/>
    </style:style>
    <style:style style:name="T65" style:family="text">
      <style:text-properties fo:color="#ff0000" style:font-name="Times New Roman" fo:font-size="11pt" fo:font-weight="bold" style:font-size-asian="11pt" style:font-weight-asian="bold" style:font-name-complex="Times New Roman"/>
    </style:style>
    <style:style style:name="T66" style:family="text">
      <style:text-properties fo:color="#ff0000" officeooo:rsid="001890c3"/>
    </style:style>
    <style:style style:name="T67" style:family="text">
      <style:text-properties fo:font-style="italic" style:font-style-asian="italic"/>
    </style:style>
    <style:style style:name="T68" style:family="text">
      <style:text-properties fo:font-style="italic" style:font-style-asian="italic" style:font-style-complex="italic"/>
    </style:style>
    <style:style style:name="T69" style:family="text">
      <style:text-properties fo:font-style="italic" officeooo:rsid="001acf73" style:font-style-asian="italic" style:font-style-complex="italic"/>
    </style:style>
    <style:style style:name="T70" style:family="text">
      <style:text-properties style:text-position="super 58%" style:font-name="Times New Roman" fo:font-size="8pt" fo:font-weight="bold" style:font-name-asian="Times New Roman" style:font-size-asian="8pt" style:font-weight-asian="bold" style:font-name-complex="Times New Roman" style:font-size-complex="8pt" style:font-weight-complex="bold"/>
    </style:style>
    <style:style style:name="T71" style:family="text">
      <style:text-properties style:text-position="super 58%" style:font-name="Times New Roman" fo:font-size="11pt" style:font-size-asian="11pt" style:font-name-complex="Times New Roman"/>
    </style:style>
    <style:style style:name="T72" style:family="text">
      <style:text-properties fo:color="#000009" style:font-name="Times New Roman" fo:font-size="10pt" fo:letter-spacing="0.0008in" style:font-size-asian="10pt" style:font-name-complex="Times New Roman" style:font-size-complex="10pt"/>
    </style:style>
    <style:style style:name="T73" style:family="text">
      <style:text-properties fo:color="#000009" style:font-name="Times New Roman" fo:font-size="10pt" fo:letter-spacing="-0.0008in" style:font-size-asian="10pt" style:font-name-complex="Times New Roman" style:font-size-complex="10pt"/>
    </style:style>
    <style:style style:name="T74" style:family="text">
      <style:text-properties fo:color="#000009" style:font-name="Times New Roman" fo:font-size="10pt" style:font-size-asian="10pt" style:font-name-complex="Times New Roman" style:font-size-complex="10pt"/>
    </style:style>
    <style:style style:name="T75" style:family="text">
      <style:text-properties fo:color="#000009" style:font-name="Times New Roman" fo:font-size="10pt" fo:letter-spacing="0.0016in" style:font-size-asian="10pt" style:font-name-complex="Times New Roman" style:font-size-complex="10pt"/>
    </style:style>
    <style:style style:name="T76" style:family="text">
      <style:text-properties fo:color="#000009" style:font-name="Times New Roman" fo:font-size="10pt" fo:letter-spacing="-0.0016in" style:font-size-asian="10pt" style:font-name-complex="Times New Roman" style:font-size-complex="10pt"/>
    </style:style>
    <style:style style:name="T77" style:family="text">
      <style:text-properties fo:color="#000009" style:font-name="Times New Roman" fo:font-size="10pt" fo:letter-spacing="0.002in" style:font-size-asian="10pt" style:font-name-complex="Times New Roman" style:font-size-complex="10pt"/>
    </style:style>
    <style:style style:name="T78" style:family="text">
      <style:text-properties fo:color="#000009" style:font-name="Times New Roman" fo:font-size="10pt" fo:letter-spacing="-0.0028in" style:font-size-asian="10pt" style:font-name-complex="Times New Roman" style:font-size-complex="10pt"/>
    </style:style>
    <style:style style:name="T79" style:family="text">
      <style:text-properties fo:color="#000009" style:font-name="Times New Roman" fo:font-size="10pt" fo:letter-spacing="0.0028in" style:font-size-asian="10pt" style:font-name-complex="Times New Roman" style:font-size-complex="10pt"/>
    </style:style>
    <style:style style:name="T80" style:family="text">
      <style:text-properties fo:color="#000009" style:font-name="Times New Roman" fo:font-size="10pt" fo:letter-spacing="-0.002in" style:font-size-asian="10pt" style:font-name-complex="Times New Roman" style:font-size-complex="10pt"/>
    </style:style>
    <style:style style:name="T81" style:family="text">
      <style:text-properties fo:color="#000009" style:font-name="Times New Roman" fo:font-size="10pt" fo:letter-spacing="0.0307in" style:font-size-asian="10pt" style:font-name-complex="Times New Roman" style:font-size-complex="10pt"/>
    </style:style>
    <style:style style:name="T82" style:family="text">
      <style:text-properties fo:color="#000009" style:font-name="Times New Roman" fo:font-size="10pt" fo:letter-spacing="0.0299in" style:font-size-asian="10pt" style:font-name-complex="Times New Roman" style:font-size-complex="10pt"/>
    </style:style>
    <style:style style:name="T83" style:family="text">
      <style:text-properties fo:color="#000009" style:font-name="Times New Roman" fo:font-size="10pt" fo:letter-spacing="0.0283in" style:font-size-asian="10pt" style:font-name-complex="Times New Roman" style:font-size-complex="10pt"/>
    </style:style>
    <style:style style:name="T84" style:family="text">
      <style:text-properties fo:color="#000009" style:font-name="Times New Roman" fo:font-size="10pt" fo:letter-spacing="0.028in" style:font-size-asian="10pt" style:font-name-complex="Times New Roman" style:font-size-complex="10pt"/>
    </style:style>
    <style:style style:name="T85" style:family="text">
      <style:text-properties fo:color="#000009" style:font-name="Times New Roman" fo:font-size="10pt" fo:letter-spacing="0.0272in" style:font-size-asian="10pt" style:font-name-complex="Times New Roman" style:font-size-complex="10pt"/>
    </style:style>
    <style:style style:name="T86" style:family="text">
      <style:text-properties fo:color="#000009" style:font-name="Times New Roman" fo:font-size="10pt" fo:letter-spacing="0.0043in" style:font-size-asian="10pt" style:font-name-complex="Times New Roman" style:font-size-complex="10pt"/>
    </style:style>
    <style:style style:name="T87" style:family="text">
      <style:text-properties fo:color="#000009" style:font-name="Times New Roman" fo:font-size="10pt" fo:letter-spacing="0.0047in" style:font-size-asian="10pt" style:font-name-complex="Times New Roman" style:font-size-complex="10pt"/>
    </style:style>
    <style:style style:name="T88" style:family="text">
      <style:text-properties fo:color="#000009" style:font-name="Times New Roman" fo:font-size="10pt" fo:letter-spacing="0.0035in" style:font-size-asian="10pt" style:font-name-complex="Times New Roman" style:font-size-complex="10pt"/>
    </style:style>
    <style:style style:name="T89" style:family="text">
      <style:text-properties fo:color="#000009" style:font-name="Times New Roman" fo:font-size="10pt" fo:letter-spacing="-0.0043in" style:font-size-asian="10pt" style:font-name-complex="Times New Roman" style:font-size-complex="10pt"/>
    </style:style>
    <style:style style:name="T90" style:family="text">
      <style:text-properties fo:color="#000009" style:font-name="Times New Roman" fo:font-size="8pt" style:font-size-asian="8pt" style:font-size-complex="8pt"/>
    </style:style>
    <style:style style:name="T91" style:family="text">
      <style:text-properties fo:color="#000009" style:font-name="Times New Roman" fo:font-size="11pt" fo:letter-spacing="0.0016in" style:font-size-asian="11pt" style:font-name-complex="Times New Roman"/>
    </style:style>
    <style:style style:name="T92" style:family="text">
      <style:text-properties fo:color="#000009" style:font-name="Times New Roman" fo:font-size="11pt" style:font-size-asian="11pt" style:font-name-complex="Times New Roman"/>
    </style:style>
    <style:style style:name="T93" style:family="text">
      <style:text-properties fo:color="#000009" style:font-name="Times New Roman" fo:font-size="11pt" fo:letter-spacing="-0.002in" style:font-size-asian="11pt" style:font-name-complex="Times New Roman"/>
    </style:style>
    <style:style style:name="T94" style:family="text">
      <style:text-properties fo:color="#000009" style:font-name="Times New Roman" fo:font-size="11pt" fo:letter-spacing="-0.0008in" style:font-size-asian="11pt" style:font-name-complex="Times New Roman"/>
    </style:style>
    <style:style style:name="T95" style:family="text">
      <style:text-properties fo:color="#000009" style:font-name="Times New Roman" fo:font-size="11pt" fo:letter-spacing="0.002in" style:font-size-asian="11pt" style:font-name-complex="Times New Roman"/>
    </style:style>
    <style:style style:name="T96" style:family="text">
      <style:text-properties fo:color="#000009" style:font-name="Times New Roman" fo:font-size="11pt" fo:letter-spacing="-0.0028in" style:font-size-asian="11pt" style:font-name-complex="Times New Roman"/>
    </style:style>
    <style:style style:name="T97" style:family="text">
      <style:text-properties fo:color="#000009" style:font-name="Times New Roman" fo:font-size="11pt" fo:letter-spacing="-0.0016in" style:font-size-asian="11pt" style:font-name-complex="Times New Roman"/>
    </style:style>
    <style:style style:name="T98" style:family="text">
      <style:text-properties fo:color="#000009" style:font-name="Times New Roman" fo:font-size="11pt" fo:letter-spacing="0.0008in" style:font-size-asian="11pt" style:font-name-complex="Times New Roman"/>
    </style:style>
    <style:style style:name="T99" style:family="text">
      <style:text-properties fo:color="#000009" style:font-name="Times New Roman" fo:font-size="11pt" fo:letter-spacing="0.0173in" style:font-size-asian="11pt" style:font-name-complex="Times New Roman"/>
    </style:style>
    <style:style style:name="T100" style:family="text">
      <style:text-properties fo:color="#000009" style:font-name="Times New Roman" fo:font-size="11pt" fo:letter-spacing="0.0181in" style:font-size-asian="11pt" style:font-name-complex="Times New Roman"/>
    </style:style>
    <style:style style:name="T101" style:family="text">
      <style:text-properties fo:color="#000009" style:font-name="Times New Roman" fo:font-size="11pt" fo:letter-spacing="0.0165in" style:font-size-asian="11pt" style:font-name-complex="Times New Roman"/>
    </style:style>
    <style:style style:name="T102" style:family="text">
      <style:text-properties fo:color="#000009" style:font-name="Times New Roman" fo:font-size="11pt" fo:letter-spacing="0.0193in" style:font-size-asian="11pt" style:font-name-complex="Times New Roman"/>
    </style:style>
    <style:style style:name="T103" style:family="text">
      <style:text-properties fo:color="#000009" style:font-name="Times New Roman" fo:font-size="11pt" fo:letter-spacing="0.0319in" style:font-size-asian="11pt" style:font-name-complex="Times New Roman"/>
    </style:style>
    <style:style style:name="T104" style:family="text">
      <style:text-properties fo:color="#000009" style:font-name="Times New Roman" fo:font-size="11pt" fo:letter-spacing="0.0339in" style:font-size-asian="11pt" style:font-name-complex="Times New Roman"/>
    </style:style>
    <style:style style:name="T105" style:family="text">
      <style:text-properties fo:color="#000009" style:font-name="Times New Roman" fo:font-size="11pt" fo:letter-spacing="0.0335in" style:font-size-asian="11pt" style:font-name-complex="Times New Roman"/>
    </style:style>
    <style:style style:name="T106" style:family="text">
      <style:text-properties fo:color="#000009" style:font-name="Times New Roman" fo:font-size="11pt" fo:letter-spacing="0.0154in" style:font-size-asian="11pt" style:font-name-complex="Times New Roman"/>
    </style:style>
    <style:style style:name="T107" style:family="text">
      <style:text-properties fo:color="#000009" style:font-name="Times New Roman" fo:font-size="11pt" fo:letter-spacing="0.0146in" style:font-size-asian="11pt" style:font-name-complex="Times New Roman"/>
    </style:style>
    <style:style style:name="T108" style:family="text">
      <style:text-properties fo:color="#000009" style:font-name="Times New Roman" fo:font-size="11pt" fo:letter-spacing="0.0138in" style:font-size-asian="11pt" style:font-name-complex="Times New Roman"/>
    </style:style>
    <style:style style:name="T109" style:family="text">
      <style:text-properties fo:color="#000009" style:font-name="Times New Roman" fo:font-size="11pt" fo:letter-spacing="-0.0035in" style:font-size-asian="11pt" style:font-name-complex="Times New Roman"/>
    </style:style>
    <style:style style:name="T110" style:family="text">
      <style:text-properties fo:color="#000009" style:font-name="Times New Roman" fo:font-size="11pt" fo:letter-spacing="-0.0043in" style:font-size-asian="11pt" style:font-name-complex="Times New Roman"/>
    </style:style>
    <style:style style:name="T111" style:family="text">
      <style:text-properties fo:color="#000009" style:font-name="Times New Roman" fo:font-size="11pt" fo:letter-spacing="0.0043in" style:font-size-asian="11pt" style:font-name-complex="Times New Roman"/>
    </style:style>
    <style:style style:name="T112" style:family="text">
      <style:text-properties fo:color="#000009" style:font-name="Times New Roman" fo:font-size="11pt" fo:letter-spacing="0.0035in" style:font-size-asian="11pt" style:font-name-complex="Times New Roman"/>
    </style:style>
    <style:style style:name="T113" style:family="text">
      <style:text-properties fo:color="#000009" style:font-name="Times New Roman" fo:font-size="11pt" fo:letter-spacing="0.0028in" style:font-size-asian="11pt" style:font-name-complex="Times New Roman"/>
    </style:style>
    <style:style style:name="T114" style:family="text">
      <style:text-properties fo:color="#000009" style:font-name="Times New Roman" fo:font-size="11pt" fo:letter-spacing="0.0126in" style:font-size-asian="11pt" style:font-name-complex="Times New Roman"/>
    </style:style>
    <style:style style:name="T115" style:family="text">
      <style:text-properties fo:color="#000009" style:font-name="Times New Roman" fo:font-size="11pt" fo:letter-spacing="0.0134in" style:font-size-asian="11pt" style:font-name-complex="Times New Roman"/>
    </style:style>
    <style:style style:name="T116" style:family="text">
      <style:text-properties fo:color="#000009" style:font-name="Times New Roman" fo:font-size="11pt" fo:letter-spacing="0.011in" style:font-size-asian="11pt" style:font-name-complex="Times New Roman"/>
    </style:style>
    <style:style style:name="T117" style:family="text">
      <style:text-properties fo:color="#000009" style:font-name="Times New Roman" fo:font-size="11pt" fo:letter-spacing="0.0161in" style:font-size-asian="11pt" style:font-name-complex="Times New Roman"/>
    </style:style>
    <style:style style:name="T118" style:family="text">
      <style:text-properties fo:color="#000009" style:font-name="Times New Roman" fo:font-size="11pt" fo:letter-spacing="-0.0083in" style:font-size-asian="11pt" style:font-name-complex="Times New Roman"/>
    </style:style>
    <style:style style:name="T119" style:family="text">
      <style:text-properties fo:color="#000009" style:font-name="Times New Roman" fo:font-size="11pt" fo:letter-spacing="0.0091in" style:font-size-asian="11pt" style:font-name-complex="Times New Roman"/>
    </style:style>
    <style:style style:name="T120" style:family="text">
      <style:text-properties fo:color="#000009" style:font-name="Times New Roman" fo:font-size="11pt" fo:letter-spacing="0.0055in" style:font-size-asian="11pt" style:font-name-complex="Times New Roman"/>
    </style:style>
    <style:style style:name="T121" style:family="text">
      <style:text-properties fo:color="#000009" style:font-name="Times New Roman" fo:font-size="11pt" fo:letter-spacing="0.0075in" style:font-size-asian="11pt" style:font-name-complex="Times New Roman"/>
    </style:style>
    <style:style style:name="T122" style:family="text">
      <style:text-properties fo:color="#000009" style:font-name="Times New Roman" fo:font-size="11pt" fo:letter-spacing="0.0071in" style:font-size-asian="11pt" style:font-name-complex="Times New Roman"/>
    </style:style>
    <style:style style:name="T123" style:family="text">
      <style:text-properties fo:color="#000009" style:font-name="Times New Roman" fo:font-size="11pt" fo:letter-spacing="0.0083in" style:font-size-asian="11pt" style:font-name-complex="Times New Roman"/>
    </style:style>
    <style:style style:name="T124" style:family="text">
      <style:text-properties fo:color="#000009" style:font-name="Times New Roman" fo:font-size="11pt" fo:letter-spacing="0.0047in" style:font-size-asian="11pt" style:font-name-complex="Times New Roman"/>
    </style:style>
    <style:style style:name="T125" style:family="text">
      <style:text-properties fo:color="#000009" style:font-name="Times New Roman" fo:font-size="11pt" fo:letter-spacing="0.0063in" style:font-size-asian="11pt" style:font-name-complex="Times New Roman"/>
    </style:style>
    <style:style style:name="T126" style:family="text">
      <style:text-properties fo:color="#000009" style:text-position="super 58%" style:font-name="Times New Roman" fo:font-size="8pt" style:font-size-asian="8pt" style:font-size-complex="8pt"/>
    </style:style>
    <style:style style:name="T127" style:family="text">
      <style:text-properties fo:letter-spacing="0.0299in"/>
    </style:style>
    <style:style style:name="T128" style:family="text">
      <style:text-properties fo:letter-spacing="0.0299in" officeooo:rsid="00306dd0" fo:background-color="#ffffff" loext:char-shading-value="0"/>
    </style:style>
    <style:style style:name="T129" style:family="text">
      <style:text-properties fo:letter-spacing="0.0291in"/>
    </style:style>
    <style:style style:name="T130" style:family="text">
      <style:text-properties fo:letter-spacing="0.0291in" officeooo:rsid="00306dd0"/>
    </style:style>
    <style:style style:name="T131" style:family="text">
      <style:text-properties fo:letter-spacing="-0.0008in"/>
    </style:style>
    <style:style style:name="T132" style:family="text">
      <style:text-properties fo:letter-spacing="-0.0008in" style:text-scale="99%"/>
    </style:style>
    <style:style style:name="T133" style:family="text">
      <style:text-properties fo:letter-spacing="-0.0008in" fo:language="pt" fo:country="BR" fo:font-weight="bold" style:language-asian="pt" style:country-asian="BR" style:font-weight-asian="bold" style:font-size-complex="11pt" style:font-weight-complex="bold"/>
    </style:style>
    <style:style style:name="T134" style:family="text">
      <style:text-properties fo:letter-spacing="-0.0008in" fo:language="pt" fo:country="BR" style:language-asian="pt" style:country-asian="BR" style:font-size-complex="11pt"/>
    </style:style>
    <style:style style:name="T135" style:family="text">
      <style:text-properties fo:letter-spacing="0.0016in"/>
    </style:style>
    <style:style style:name="T136" style:family="text">
      <style:text-properties fo:letter-spacing="0.0016in" style:text-scale="99%"/>
    </style:style>
    <style:style style:name="T137" style:family="text">
      <style:text-properties fo:letter-spacing="0.0016in" fo:language="pt" fo:country="BR" style:language-asian="pt" style:country-asian="BR" style:font-size-complex="11pt"/>
    </style:style>
    <style:style style:name="T138" style:family="text">
      <style:text-properties fo:letter-spacing="0.0016in" fo:language="pt" fo:country="BR" fo:font-weight="bold" style:language-asian="pt" style:country-asian="BR" style:font-weight-asian="bold" style:font-size-complex="11pt" style:font-weight-complex="bold"/>
    </style:style>
    <style:style style:name="T139" style:family="text">
      <style:text-properties fo:letter-spacing="0.0307in"/>
    </style:style>
    <style:style style:name="T140" style:family="text">
      <style:text-properties fo:letter-spacing="-0.0016in"/>
    </style:style>
    <style:style style:name="T141" style:family="text">
      <style:text-properties fo:letter-spacing="-0.0016in" style:text-scale="99%"/>
    </style:style>
    <style:style style:name="T142" style:family="text">
      <style:text-properties fo:letter-spacing="-0.0016in" fo:language="pt" fo:country="BR" fo:font-weight="bold" style:language-asian="pt" style:country-asian="BR" style:font-weight-asian="bold" style:font-size-complex="11pt" style:font-weight-complex="bold"/>
    </style:style>
    <style:style style:name="T143" style:family="text">
      <style:text-properties fo:letter-spacing="-0.0016in" fo:language="pt" fo:country="BR" style:language-asian="pt" style:country-asian="BR" style:font-size-complex="11pt"/>
    </style:style>
    <style:style style:name="T144" style:family="text">
      <style:text-properties fo:letter-spacing="0.0008in"/>
    </style:style>
    <style:style style:name="T145" style:family="text">
      <style:text-properties fo:letter-spacing="0.0008in" fo:language="pt" fo:country="BR" style:language-asian="pt" style:country-asian="BR" style:font-size-complex="11pt"/>
    </style:style>
    <style:style style:name="T146" style:family="text">
      <style:text-properties fo:letter-spacing="0.0008in" fo:language="pt" fo:country="BR" fo:font-weight="bold" style:language-asian="pt" style:country-asian="BR" style:font-weight-asian="bold" style:font-size-complex="11pt" style:font-weight-complex="bold"/>
    </style:style>
    <style:style style:name="T147" style:family="text">
      <style:text-properties fo:letter-spacing="-0.0035in"/>
    </style:style>
    <style:style style:name="T148" style:family="text">
      <style:text-properties fo:letter-spacing="-0.0035in" fo:language="pt" fo:country="BR" style:language-asian="pt" style:country-asian="BR" style:font-size-complex="11pt"/>
    </style:style>
    <style:style style:name="T149" style:family="text">
      <style:text-properties fo:letter-spacing="0.0311in"/>
    </style:style>
    <style:style style:name="T150" style:family="text">
      <style:text-properties fo:letter-spacing="-0.002in"/>
    </style:style>
    <style:style style:name="T151" style:family="text">
      <style:text-properties fo:letter-spacing="-0.002in" fo:language="pt" fo:country="BR" style:language-asian="pt" style:country-asian="BR" style:font-size-complex="11pt"/>
    </style:style>
    <style:style style:name="T152" style:family="text">
      <style:text-properties fo:letter-spacing="0.0319in"/>
    </style:style>
    <style:style style:name="T153" style:family="text">
      <style:text-properties fo:letter-spacing="0.0283in"/>
    </style:style>
    <style:style style:name="T154" style:family="text">
      <style:text-properties fo:letter-spacing="0.002in"/>
    </style:style>
    <style:style style:name="T155" style:family="text">
      <style:text-properties fo:letter-spacing="0.002in" fo:language="pt" fo:country="BR" fo:font-weight="bold" style:language-asian="pt" style:country-asian="BR" style:font-weight-asian="bold" style:font-size-complex="11pt" style:font-weight-complex="bold"/>
    </style:style>
    <style:style style:name="T156" style:family="text">
      <style:text-properties fo:letter-spacing="0.002in" fo:language="pt" fo:country="BR" style:language-asian="pt" style:country-asian="BR" style:font-size-complex="11pt"/>
    </style:style>
    <style:style style:name="T157" style:family="text">
      <style:text-properties fo:letter-spacing="0.011in"/>
    </style:style>
    <style:style style:name="T158" style:family="text">
      <style:text-properties fo:letter-spacing="0.0102in"/>
    </style:style>
    <style:style style:name="T159" style:family="text">
      <style:text-properties fo:letter-spacing="0.0083in"/>
    </style:style>
    <style:style style:name="T160" style:family="text">
      <style:text-properties fo:letter-spacing="0.0098in"/>
    </style:style>
    <style:style style:name="T161" style:family="text">
      <style:text-properties fo:letter-spacing="0.0118in"/>
    </style:style>
    <style:style style:name="T162" style:family="text">
      <style:text-properties fo:letter-spacing="0.0118in" style:text-scale="99%"/>
    </style:style>
    <style:style style:name="T163" style:family="text">
      <style:text-properties fo:letter-spacing="-0.0043in"/>
    </style:style>
    <style:style style:name="T164" style:family="text">
      <style:text-properties fo:letter-spacing="-0.0043in" fo:language="pt" fo:country="BR" fo:font-weight="bold" style:language-asian="pt" style:country-asian="BR" style:font-weight-asian="bold" style:font-size-complex="11pt" style:font-weight-complex="bold"/>
    </style:style>
    <style:style style:name="T165" style:family="text">
      <style:text-properties fo:letter-spacing="-0.0028in"/>
    </style:style>
    <style:style style:name="T166" style:family="text">
      <style:text-properties fo:letter-spacing="-0.0028in" fo:language="pt" fo:country="BR" style:language-asian="pt" style:country-asian="BR" style:font-size-complex="11pt"/>
    </style:style>
    <style:style style:name="T167" style:family="text">
      <style:text-properties fo:letter-spacing="-0.0028in" fo:language="pt" fo:country="BR" fo:font-weight="bold" style:language-asian="pt" style:country-asian="BR" style:font-weight-asian="bold" style:font-size-complex="11pt" style:font-weight-complex="bold"/>
    </style:style>
    <style:style style:name="T168" style:family="text">
      <style:text-properties fo:letter-spacing="0.0028in" fo:language="pt" fo:country="BR" style:language-asian="pt" style:country-asian="BR" style:font-size-complex="11pt"/>
    </style:style>
    <style:style style:name="T169" style:family="text">
      <style:text-properties fo:letter-spacing="0.0028in" fo:language="pt" fo:country="BR" fo:font-weight="bold" style:language-asian="pt" style:country-asian="BR" style:font-weight-asian="bold" style:font-size-complex="11pt" style:font-weight-complex="bold"/>
    </style:style>
    <style:style style:name="T170" style:family="text">
      <style:text-properties fo:letter-spacing="0.028in"/>
    </style:style>
    <style:style style:name="T171" style:family="text">
      <style:text-properties fo:letter-spacing="0.0272in"/>
    </style:style>
    <style:style style:name="T172" style:family="text">
      <style:text-properties fo:letter-spacing="0.0047in"/>
    </style:style>
    <style:style style:name="T173" style:family="text">
      <style:text-properties fo:letter-spacing="0.0047in" fo:language="pt" fo:country="BR" style:language-asian="pt" style:country-asian="BR" style:font-size-complex="11pt"/>
    </style:style>
    <style:style style:name="T174" style:family="text">
      <style:text-properties fo:letter-spacing="0.0035in" fo:language="pt" fo:country="BR" fo:font-weight="bold" style:language-asian="pt" style:country-asian="BR" style:font-weight-asian="bold" style:font-size-complex="11pt" style:font-weight-complex="bold"/>
    </style:style>
    <style:style style:name="T175" style:family="text">
      <style:text-properties fo:letter-spacing="0.0173in"/>
    </style:style>
    <style:style style:name="T176" style:family="text">
      <style:text-properties fo:letter-spacing="0.0181in"/>
    </style:style>
    <style:style style:name="T177" style:family="text">
      <style:text-properties fo:letter-spacing="0.0193in"/>
    </style:style>
    <style:style style:name="T178" style:family="text">
      <style:text-properties fo:letter-spacing="0.0154in"/>
    </style:style>
    <style:style style:name="T179" style:family="text">
      <style:text-properties fo:letter-spacing="0.0146in"/>
    </style:style>
    <style:style style:name="T180" style:family="text">
      <style:text-properties fo:letter-spacing="0.0138in"/>
    </style:style>
    <style:style style:name="T181" style:family="text">
      <style:text-properties fo:letter-spacing="0.0126in"/>
    </style:style>
    <style:style style:name="T182" style:family="text">
      <style:text-properties fo:letter-spacing="0.0134in"/>
    </style:style>
    <style:style style:name="T183" style:family="text">
      <style:text-properties fo:letter-spacing="0.0161in"/>
    </style:style>
    <style:style style:name="T184" style:family="text">
      <style:text-properties fo:letter-spacing="0.0091in"/>
    </style:style>
    <style:style style:name="T185" style:family="text">
      <style:text-properties fo:letter-spacing="0.0055in"/>
    </style:style>
    <style:style style:name="T186" style:family="text">
      <style:text-properties fo:letter-spacing="0.0055in" fo:language="pt" fo:country="BR" style:language-asian="pt" style:country-asian="BR" style:font-size-complex="11pt"/>
    </style:style>
    <style:style style:name="T187" style:family="text">
      <style:text-properties fo:letter-spacing="0.0055in" fo:language="pt" fo:country="BR" fo:font-weight="bold" style:language-asian="pt" style:country-asian="BR" style:font-weight-asian="bold" style:font-size-complex="11pt" style:font-weight-complex="bold"/>
    </style:style>
    <style:style style:name="T188" style:family="text">
      <style:text-properties fo:letter-spacing="0.0075in"/>
    </style:style>
    <style:style style:name="T189" style:family="text">
      <style:text-properties fo:letter-spacing="0.0075in" fo:language="pt" fo:country="BR" style:language-asian="pt" style:country-asian="BR" style:font-size-complex="11pt" style:font-weight-complex="bold"/>
    </style:style>
    <style:style style:name="T190" style:family="text">
      <style:text-properties fo:letter-spacing="0.0071in"/>
    </style:style>
    <style:style style:name="T191" style:family="text">
      <style:text-properties fo:letter-spacing="0.0063in"/>
    </style:style>
    <style:style style:name="T192" style:family="text">
      <style:text-properties fo:letter-spacing="0.0063in" fo:language="pt" fo:country="BR" fo:font-weight="bold" style:language-asian="pt" style:country-asian="BR" style:font-weight-asian="bold" style:font-size-complex="11pt" style:font-weight-complex="bold"/>
    </style:style>
    <style:style style:name="T193" style:family="text">
      <style:text-properties fo:letter-spacing="0.0063in" fo:language="pt" fo:country="BR" style:language-asian="pt" style:country-asian="BR" style:font-size-complex="11pt"/>
    </style:style>
    <style:style style:name="T194" style:family="text">
      <style:text-properties fo:letter-spacing="-0.0047in"/>
    </style:style>
    <style:style style:name="T195" style:family="text">
      <style:text-properties fo:letter-spacing="-0.0047in" fo:language="pt" fo:country="BR" style:language-asian="pt" style:country-asian="BR" style:font-size-complex="11pt"/>
    </style:style>
    <style:style style:name="T196" style:family="text">
      <style:text-properties fo:letter-spacing="0.0256in"/>
    </style:style>
    <style:style style:name="T197" style:family="text">
      <style:text-properties fo:letter-spacing="0.0264in"/>
    </style:style>
    <style:style style:name="T198" style:family="text">
      <style:text-properties style:text-scale="99%"/>
    </style:style>
    <style:style style:name="T199" style:family="text">
      <style:text-properties style:text-position="-4% 100%"/>
    </style:style>
    <style:style style:name="T200" style:family="text">
      <style:text-properties style:text-position="-4% 100%" fo:letter-spacing="0.0008in"/>
    </style:style>
    <style:style style:name="T201" style:family="text">
      <style:text-properties style:text-position="-4% 100%" fo:letter-spacing="-0.0008in"/>
    </style:style>
    <style:style style:name="T202" style:family="text">
      <style:text-properties style:text-position="-4% 100%" fo:letter-spacing="-0.0035in"/>
    </style:style>
    <style:style style:name="T203" style:family="text">
      <style:text-properties style:text-position="-4% 100%" fo:letter-spacing="-0.0016in"/>
    </style:style>
    <style:style style:name="T204" style:family="text">
      <style:text-properties style:text-position="-4% 100%" fo:letter-spacing="0.0016in"/>
    </style:style>
    <style:style style:name="T205" style:family="text">
      <style:text-properties style:text-position="-4% 100%" fo:letter-spacing="-0.002in"/>
    </style:style>
    <style:style style:name="T206" style:family="text">
      <style:text-properties style:text-position="-4% 100%" fo:letter-spacing="0.002in"/>
    </style:style>
    <style:style style:name="T207" style:family="text">
      <style:text-properties fo:letter-spacing="0.0189in"/>
    </style:style>
    <style:style style:name="T208" style:family="text">
      <style:text-properties fo:letter-spacing="0.0201in"/>
    </style:style>
    <style:style style:name="T209" style:family="text">
      <style:text-properties fo:letter-spacing="0.0201in" style:text-scale="99%"/>
    </style:style>
    <style:style style:name="T210" style:family="text">
      <style:text-properties fo:letter-spacing="0.022in"/>
    </style:style>
    <style:style style:name="T211" style:family="text">
      <style:text-properties fo:letter-spacing="0.0217in"/>
    </style:style>
    <style:style style:name="T212" style:family="text">
      <style:text-properties fo:letter-spacing="0.0236in"/>
    </style:style>
    <style:style style:name="T213" style:family="text">
      <style:text-properties fo:letter-spacing="0.0228in"/>
    </style:style>
    <style:style style:name="T214" style:family="text">
      <style:text-properties fo:letter-spacing="0.0244in"/>
    </style:style>
    <style:style style:name="T215" style:family="text">
      <style:text-properties fo:letter-spacing="-0.0102in"/>
    </style:style>
    <style:style style:name="T216" style:family="text">
      <style:text-properties fo:letter-spacing="-0.0102in" fo:language="pt" fo:country="BR" style:language-asian="pt" style:country-asian="BR" style:font-size-complex="11pt"/>
    </style:style>
    <style:style style:name="T217" style:family="text">
      <style:text-properties fo:letter-spacing="0.0327in"/>
    </style:style>
    <style:style style:name="T218" style:family="text">
      <style:text-properties fo:color="#0000ff" style:font-name="Times New Roman" fo:font-size="11pt" style:text-underline-style="solid" style:text-underline-width="auto" style:text-underline-color="font-color" style:font-size-asian="11pt" style:font-name-complex="Times New Roman"/>
    </style:style>
    <style:style style:name="T219" style:family="text">
      <style:text-properties fo:language="pt" fo:country="BR" style:language-asian="pt" style:country-asian="BR"/>
    </style:style>
    <style:style style:name="T220" style:family="text">
      <style:text-properties fo:language="pt" fo:country="BR" style:language-asian="pt" style:country-asian="BR" style:font-size-complex="11pt"/>
    </style:style>
    <style:style style:name="T221" style:family="text">
      <style:text-properties fo:language="pt" fo:country="BR" style:language-asian="pt" style:country-asian="BR" style:font-size-complex="11pt" style:font-weight-complex="bold"/>
    </style:style>
    <style:style style:name="T222" style:family="text">
      <style:text-properties fo:language="pt" fo:country="BR" fo:font-style="italic" style:language-asian="pt" style:country-asian="BR" style:font-style-asian="italic" style:font-size-complex="11pt"/>
    </style:style>
    <style:style style:name="T223" style:family="text">
      <style:text-properties fo:language="pt" fo:country="BR" fo:font-style="italic" fo:font-weight="bold" style:language-asian="pt" style:country-asian="BR" style:font-style-asian="italic" style:font-weight-asian="bold" style:font-size-complex="11pt"/>
    </style:style>
    <style:style style:name="T224" style:family="text">
      <style:text-properties fo:language="pt" fo:country="BR" fo:font-style="italic" fo:background-color="#ffffff" loext:char-shading-value="0" style:language-asian="pt" style:country-asian="BR" style:font-style-asian="italic" style:font-size-complex="11pt"/>
    </style:style>
    <style:style style:name="T225" style:family="text">
      <style:text-properties fo:language="pt" fo:country="BR" fo:font-weight="bold" style:language-asian="pt" style:country-asian="BR" style:font-weight-asian="bold"/>
    </style:style>
    <style:style style:name="T226" style:family="text">
      <style:text-properties fo:language="pt" fo:country="BR" fo:font-weight="bold" style:language-asian="pt" style:country-asian="BR" style:font-weight-asian="bold" style:font-size-complex="11pt"/>
    </style:style>
    <style:style style:name="T227" style:family="text">
      <style:text-properties fo:language="pt" fo:country="BR" fo:font-weight="bold" style:language-asian="pt" style:country-asian="BR" style:font-weight-asian="bold" style:font-size-complex="11pt" style:font-weight-complex="bold"/>
    </style:style>
    <style:style style:name="T228" style:family="text">
      <style:text-properties fo:language="pt" fo:country="BR" fo:font-weight="bold" style:language-asian="pt" style:country-asian="BR" style:font-weight-asian="bold" style:font-weight-complex="bold"/>
    </style:style>
    <style:style style:name="T229" style:family="text">
      <style:text-properties fo:language="pt" fo:country="BR" fo:font-weight="bold" fo:background-color="#ffffff" loext:char-shading-value="0" style:language-asian="pt" style:country-asian="BR" style:font-weight-asian="bold"/>
    </style:style>
    <style:style style:name="T230" style:family="text">
      <style:text-properties fo:language="pt" fo:country="BR" fo:font-weight="bold" fo:background-color="#ffffff" loext:char-shading-value="0" style:language-asian="pt" style:country-asian="BR" style:font-weight-asian="bold" style:font-size-complex="11pt"/>
    </style:style>
    <style:style style:name="T231" style:family="text">
      <style:text-properties fo:language="pt" fo:country="BR" style:font-name-asian="Times New Roman" style:language-asian="pt" style:country-asian="BR" style:font-size-complex="11pt"/>
    </style:style>
    <style:style style:name="T232" style:family="text">
      <style:text-properties fo:language="pt" fo:country="BR" fo:background-color="#ffffff" loext:char-shading-value="0" style:language-asian="pt" style:country-asian="BR"/>
    </style:style>
    <style:style style:name="T233" style:family="text">
      <style:text-properties fo:language="pt" fo:country="BR" fo:background-color="#ffffff" loext:char-shading-value="0" style:language-asian="pt" style:country-asian="BR" style:font-size-complex="11pt"/>
    </style:style>
    <style:style style:name="T234" style:family="text">
      <style:text-properties fo:language="pt" fo:country="BR" fo:font-weight="normal" style:language-asian="pt" style:country-asian="BR" style:font-weight-asian="normal" style:font-size-complex="11pt" style:font-weight-complex="normal"/>
    </style:style>
    <style:style style:name="T235" style:family="text">
      <style:text-properties fo:language="en" fo:country="US" style:language-asian="pt" style:country-asian="BR"/>
    </style:style>
    <style:style style:name="T236" style:family="text">
      <style:text-properties fo:language="en" fo:country="US" style:language-asian="pt" style:country-asian="BR" style:font-size-complex="11pt"/>
    </style:style>
    <style:style style:name="T237" style:family="text">
      <style:text-properties fo:language="en" fo:country="US" fo:font-style="italic" style:language-asian="pt" style:country-asian="BR" style:font-style-asian="italic" style:font-size-complex="11pt"/>
    </style:style>
    <style:style style:name="T238" style:family="text">
      <style:text-properties fo:language="en" fo:country="US" fo:font-weight="bold" style:language-asian="pt" style:country-asian="BR" style:font-weight-asian="bold"/>
    </style:style>
    <style:style style:name="T239" style:family="text">
      <style:text-properties fo:language="en" fo:country="US" fo:font-weight="bold" style:language-asian="pt" style:country-asian="BR" style:font-weight-asian="bold" style:font-size-complex="11pt"/>
    </style:style>
    <style:style style:name="T240" style:family="text">
      <style:text-properties fo:language="en" fo:country="US" fo:font-weight="bold" fo:background-color="#ffffff" loext:char-shading-value="0" style:language-asian="pt" style:country-asian="BR" style:font-weight-asian="bold"/>
    </style:style>
    <style:style style:name="T241" style:family="text">
      <style:text-properties fo:language="en" fo:country="US" fo:font-weight="bold" fo:background-color="#ffffff" loext:char-shading-value="0" style:language-asian="pt" style:country-asian="BR" style:font-weight-asian="bold" style:font-size-complex="11pt"/>
    </style:style>
    <style:style style:name="T242" style:family="text">
      <style:text-properties fo:language="en" fo:country="US" fo:background-color="#ffffff" loext:char-shading-value="0" style:language-asian="pt" style:country-asian="BR"/>
    </style:style>
    <style:style style:name="T243" style:family="text">
      <style:text-properties fo:language="en" fo:country="US" fo:background-color="#ffffff" loext:char-shading-value="0" style:language-asian="pt" style:country-asian="BR" style:font-size-complex="11pt"/>
    </style:style>
    <style:style style:name="T244" style:family="text">
      <style:text-properties style:text-position="-3% 100%" style:font-weight-complex="bold"/>
    </style:style>
    <style:style style:name="T245" style:family="text">
      <style:text-properties fo:color="#222222" fo:language="pt" fo:country="BR" fo:background-color="#ffffff" loext:char-shading-value="0" style:language-asian="pt" style:country-asian="BR" style:font-size-complex="11pt"/>
    </style:style>
    <style:style style:name="T246" style:family="text">
      <style:text-properties fo:color="#222222" fo:language="pt" fo:country="BR" style:language-asian="pt" style:country-asian="BR" style:font-size-complex="11pt"/>
    </style:style>
    <style:style style:name="T247" style:family="text">
      <style:text-properties fo:color="#00000a" style:font-name="Times New Roman" fo:font-size="11pt" style:font-size-asian="11pt" style:font-name-complex="Times New Roman" style:font-weight-complex="bold"/>
    </style:style>
    <style:style style:name="T248" style:family="text">
      <style:text-properties fo:color="#00000a" style:font-name="Times New Roman" fo:font-size="11pt" fo:background-color="#ffffff" loext:char-shading-value="0" style:font-size-asian="11pt" style:font-name-complex="Times New Roman" style:font-weight-complex="bold"/>
    </style:style>
    <style:style style:name="T249" style:family="text">
      <style:text-properties fo:color="#00000a" style:font-name="Times New Roman" fo:font-size="11pt" fo:font-weight="bold" style:font-size-asian="11pt" style:font-weight-asian="bold" style:font-name-complex="Times New Roman" style:font-weight-complex="bold"/>
    </style:style>
    <style:style style:name="T250" style:family="text">
      <style:text-properties fo:color="#00000a" style:font-name="Times New Roman" fo:font-size="11pt" fo:font-weight="bold" fo:background-color="#ffffff" loext:char-shading-value="0" style:font-size-asian="11pt" style:font-weight-asian="bold" style:font-name-complex="Times New Roman" style:font-weight-complex="bold"/>
    </style:style>
    <style:style style:name="T251" style:family="text">
      <style:text-properties fo:color="#00000a" style:font-name="Times New Roman" fo:font-size="11pt" fo:font-style="italic" fo:font-weight="bold" style:font-size-asian="11pt" style:font-style-asian="italic" style:font-weight-asian="bold" style:font-name-complex="Times New Roman" style:font-weight-complex="bold"/>
    </style:style>
    <style:style style:name="T252" style:family="text">
      <style:text-properties fo:color="#00000a" fo:font-size="11pt" fo:language="pt" fo:country="BR" fo:font-weight="bold" style:font-size-asian="11pt" style:language-asian="pt" style:country-asian="BR" style:font-weight-asian="bold" style:font-size-complex="11pt" style:font-weight-complex="bold"/>
    </style:style>
    <style:style style:name="T253" style:family="text">
      <style:text-properties fo:color="#00000a" fo:font-size="11pt" fo:language="pt" fo:country="BR" style:font-size-asian="11pt" style:language-asian="pt" style:country-asian="BR" style:font-size-complex="11pt" style:font-weight-complex="bold"/>
    </style:style>
    <style:style style:name="T254" style:family="text">
      <style:text-properties fo:color="#333333" style:font-name="Arial" fo:language="pt" fo:country="BR" fo:background-color="#ffffff" loext:char-shading-value="0" style:language-asian="pt" style:country-asian="BR" style:font-name-complex="Arial"/>
    </style:style>
    <style:style style:name="T255" style:family="text">
      <style:text-properties fo:language="pt" fo:country="PT" style:language-asian="pt" style:country-asian="BR" style:font-size-complex="11pt"/>
    </style:style>
    <style:style style:name="T256" style:family="text">
      <style:text-properties fo:language="pt" fo:country="PT" fo:font-weight="bold" style:language-asian="pt" style:country-asian="BR" style:font-weight-asian="bold" style:font-size-complex="11pt" style:font-weight-complex="bold"/>
    </style:style>
    <style:style style:name="T257" style:family="text">
      <style:text-properties style:font-name="Verdana" fo:font-size="8.5pt" fo:language="pt" fo:country="BR" style:font-size-asian="8.5pt" style:language-asian="pt" style:country-asian="BR" style:font-name-complex="Verdana" style:font-size-complex="8.5pt"/>
    </style:style>
    <style:style style:name="T258" style:family="text">
      <style:text-properties style:font-name="Trebuchet MS" fo:font-size="8.5pt" fo:language="pt" fo:country="BR" fo:font-weight="bold" fo:background-color="#ffffff" loext:char-shading-value="0" style:font-size-asian="8.5pt" style:language-asian="pt" style:country-asian="BR" style:font-weight-asian="bold" style:font-name-complex="Trebuchet MS" style:font-size-complex="8.5pt"/>
    </style:style>
    <style:style style:name="T259" style:family="text">
      <style:text-properties style:font-name="Trebuchet MS" fo:font-size="8.5pt" fo:language="pt" fo:country="BR" fo:background-color="#ffffff" loext:char-shading-value="0" style:font-size-asian="8.5pt" style:language-asian="pt" style:country-asian="BR" style:font-name-complex="Trebuchet MS" style:font-size-complex="8.5pt"/>
    </style:style>
    <style:style style:name="T260" style:family="text">
      <style:text-properties fo:letter-spacing="-0.0098in" fo:language="pt" fo:country="BR" style:language-asian="pt" style:country-asian="BR" style:font-size-complex="11pt"/>
    </style:style>
    <style:style style:name="T261" style:family="text">
      <style:text-properties fo:letter-spacing="-0.0138in" fo:language="pt" fo:country="BR" style:language-asian="pt" style:country-asian="BR" style:font-size-complex="11pt"/>
    </style:style>
    <style:style style:name="T262" style:family="text">
      <style:text-properties fo:letter-spacing="-0.0055in" fo:language="pt" fo:country="BR" style:language-asian="pt" style:country-asian="BR" style:font-size-complex="11pt"/>
    </style:style>
    <style:style style:name="T263" style:family="text">
      <style:text-properties fo:letter-spacing="-0.0063in" fo:language="pt" fo:country="BR" fo:font-weight="bold" style:language-asian="pt" style:country-asian="BR" style:font-weight-asian="bold" style:font-size-complex="11pt" style:font-weight-complex="bold"/>
    </style:style>
    <style:style style:name="T264" style:family="text">
      <style:text-properties fo:letter-spacing="-0.0134in" fo:language="pt" fo:country="BR" style:language-asian="pt" style:country-asian="BR" style:font-size-complex="11pt"/>
    </style:style>
    <style:style style:name="T265" style:family="text">
      <style:text-properties fo:letter-spacing="-0.0173in" fo:language="pt" fo:country="BR" style:language-asian="pt" style:country-asian="BR" style:font-size-complex="11pt"/>
    </style:style>
    <style:style style:name="T266" style:family="text">
      <style:text-properties fo:letter-spacing="-0.0118in" fo:language="pt" fo:country="BR" style:language-asian="pt" style:country-asian="BR" style:font-size-complex="11pt"/>
    </style:style>
    <style:style style:name="T267" style:family="text">
      <style:text-properties fo:letter-spacing="-0.022in" fo:language="pt" fo:country="BR" style:language-asian="pt" style:country-asian="BR" style:font-size-complex="11pt"/>
    </style:style>
    <style:style style:name="T268" style:family="text">
      <style:text-properties fo:font-size="10.5pt" fo:language="pt" fo:country="BR" style:font-size-asian="10.5pt" style:language-asian="pt" style:country-asian="BR" style:font-size-complex="10.5pt"/>
    </style:style>
    <style:style style:name="T269" style:family="text">
      <style:text-properties fo:font-size="10.5pt" fo:language="pt" fo:country="BR" fo:background-color="#ffffff" loext:char-shading-value="0" style:font-size-asian="10.5pt" style:language-asian="pt" style:country-asian="BR" style:font-size-complex="10.5pt"/>
    </style:style>
    <style:style style:name="T270" style:family="text">
      <style:text-properties fo:font-size="10.5pt" fo:language="pt" fo:country="BR" fo:font-style="italic" fo:background-color="#ffffff" loext:char-shading-value="0" style:font-size-asian="10.5pt" style:language-asian="pt" style:country-asian="BR" style:font-style-asian="italic" style:font-size-complex="10.5pt" style:font-style-complex="italic"/>
    </style:style>
    <style:style style:name="T271" style:family="text">
      <style:text-properties fo:font-size="10.5pt" fo:language="pt" fo:country="BR" fo:font-weight="normal" fo:background-color="#ffffff" loext:char-shading-value="0" style:font-size-asian="10.5pt" style:language-asian="pt" style:country-asian="BR" style:font-weight-asian="normal" style:font-size-complex="10.5pt"/>
    </style:style>
    <style:style style:name="T272" style:family="text">
      <style:text-properties fo:font-size="10.5pt" fo:language="en" fo:country="US" fo:background-color="#ffffff" loext:char-shading-value="0" style:font-size-asian="10.5pt" style:language-asian="pt" style:country-asian="BR" style:font-size-complex="10.5pt"/>
    </style:style>
    <style:style style:name="T273" style:family="text">
      <style:text-properties officeooo:rsid="0015a4d5"/>
    </style:style>
    <style:style style:name="T274" style:family="text">
      <style:text-properties officeooo:rsid="00168171"/>
    </style:style>
    <style:style style:name="T275" style:family="text">
      <style:text-properties officeooo:rsid="00170bd0"/>
    </style:style>
    <style:style style:name="T276" style:family="text">
      <style:text-properties officeooo:rsid="001ac2da"/>
    </style:style>
    <style:style style:name="T277" style:family="text">
      <style:text-properties officeooo:rsid="001acf73"/>
    </style:style>
    <style:style style:name="T278" style:family="text">
      <style:text-properties officeooo:rsid="001d872e"/>
    </style:style>
    <style:style style:name="T279" style:family="text">
      <style:text-properties officeooo:rsid="001e711b"/>
    </style:style>
    <style:style style:name="T280" style:family="text">
      <style:text-properties officeooo:rsid="00214154"/>
    </style:style>
    <style:style style:name="T281" style:family="text">
      <style:text-properties officeooo:rsid="0026066c"/>
    </style:style>
    <style:style style:name="T282" style:family="text">
      <style:text-properties officeooo:rsid="002709f2"/>
    </style:style>
    <style:style style:name="T283" style:family="text">
      <style:text-properties style:use-window-font-color="true"/>
    </style:style>
    <style:style style:name="T284" style:family="text">
      <style:text-properties style:use-window-font-color="true" fo:font-style="italic" style:font-style-asian="italic" style:font-weight-complex="bold"/>
    </style:style>
    <style:style style:name="T285" style:family="text">
      <style:text-properties officeooo:rsid="002807ad"/>
    </style:style>
    <style:style style:name="T286" style:family="text">
      <style:text-properties officeooo:rsid="002a29d8"/>
    </style:style>
    <style:style style:name="T287" style:family="text">
      <style:text-properties officeooo:rsid="00306dd0"/>
    </style:style>
    <style:style style:name="T288" style:family="text">
      <style:text-properties officeooo:rsid="003115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Quadro"/>
      </text:sequence-decls>
      <text:p text:style-name="P201"/>
      <text:p text:style-name="P47"/>
      <text:p text:style-name="P51"/>
      <text:p text:style-name="P50"/>
      <text:p text:style-name="P50"/>
      <text:p text:style-name="P50"/>
      <text:p text:style-name="P52"/>
      <text:p text:style-name="P52"/>
      <text:p text:style-name="P52"/>
      <text:p text:style-name="P52">PROJETO PEDAGÓGICO <text:span text:style-name="T273">DE CURSO SUPERIOR </text:span></text:p>
      <text:p text:style-name="P53">TECNOLOGIA EM <text:span text:style-name="T281">ANÁLISE E DESENVLVIMENTO DE SISTEMAS</text:span></text:p>
      <text:p text:style-name="P51"/>
      <text:p text:style-name="P51"/>
      <text:p text:style-name="P51"/>
      <text:p text:style-name="P55"/>
      <text:p text:style-name="P12"/>
      <text:p text:style-name="P12"/>
      <text:p text:style-name="P12"/>
      <text:p text:style-name="P12"/>
      <text:p text:style-name="P12"/>
      <text:p text:style-name="P12"/>
      <text:p text:style-name="P12"/>
      <text:p text:style-name="P12"/>
      <text:p text:style-name="P12">Formosa-Goiás</text:p>
      <text:p text:style-name="P13">Fevereiro/2018</text:p>
      <text:p text:style-name="P12"><text:soft-page-break/></text:p>
      <text:p text:style-name="P41"/>
      <text:p text:style-name="P64"/>
      <text:p text:style-name="P67">Jerônimo Rodrigues da Silva</text:p>
      <text:p text:style-name="P71">Reitor</text:p>
      <text:p text:style-name="P69"/>
      <text:p text:style-name="P66"><text:span text:style-name="Strong_20_Emphasis"><text:span text:style-name="T40">NNNNNNNNNNNNNNN</text:span></text:span></text:p>
      <text:p text:style-name="P74">Pró-Reitor de Ensino</text:p>
      <text:p text:style-name="P73"/>
      <text:p text:style-name="P66"><text:span text:style-name="Strong_20_Emphasis"><text:span text:style-name="T40">NNNNNNNNNNNNNNN</text:span></text:span></text:p>
      <text:p text:style-name="P74">Pró-Reitor de Pesquisa e Pós-Graduação</text:p>
      <text:p text:style-name="P73"/>
      <text:p text:style-name="P66"><text:span text:style-name="Strong_20_Emphasis"><text:span text:style-name="T40">NNNNNNNNNNNNNNN</text:span></text:span></text:p>
      <text:p text:style-name="P74">Pró-Reitor de Extensão</text:p>
      <text:p text:style-name="P73"/>
      <text:p text:style-name="P66"><text:span text:style-name="Strong_20_Emphasis"><text:span text:style-name="T40">NNNNNNNNNNNNNNN</text:span></text:span></text:p>
      <text:p text:style-name="P74">Pró-Reitor de Desenvolvimento Institucional</text:p>
      <text:p text:style-name="P73"/>
      <text:p text:style-name="P76"><text:span text:style-name="Strong_20_Emphasis"><text:span text:style-name="T38">NNNNNNNNNNNNNNN</text:span></text:span></text:p>
      <text:p text:style-name="P74">Pró-Reitor de Administração</text:p>
      <text:p text:style-name="P75"/>
      <text:p text:style-name="P72"><text:span text:style-name="Strong_20_Emphasis"><text:span text:style-name="T51">NNNNNNNNNNNNNNN</text:span></text:span></text:p>
      <text:p text:style-name="P71">Diretor Geral - Câmpus Formosa</text:p>
      <text:p text:style-name="P69"/>
      <text:p text:style-name="P66"><text:span text:style-name="Strong_20_Emphasis"><text:span text:style-name="T40">NNNNNNNNNNNNNNN</text:span></text:span></text:p>
      <text:p text:style-name="P71">Chefe do Departamento de Áreas Acadêmicas - Câmpus Formosa</text:p>
      <text:p text:style-name="P70"/>
      <text:p text:style-name="P72"><text:span text:style-name="Strong_20_Emphasis"><text:span text:style-name="T51">NNNNNNNNNNNNNNN</text:span></text:span></text:p>
      <text:p text:style-name="P71">Coordenador dos Cursos de Informática</text:p>
      <text:p text:style-name="P42"/>
      <text:p text:style-name="P42">Equipe de Elaboração do Projeto:</text:p>
      <text:p text:style-name="P17"/>
      <text:p text:style-name="P19"/>
      <text:p text:style-name="P28">Responsáveis pela Elaboração do Projeto</text:p>
      <text:p text:style-name="P28"/>
      <text:p text:style-name="P23">Prof. Murilo de Assis Silva</text:p>
      <text:p text:style-name="P20">Prof. João Ricardo Braga de Paiva</text:p>
      <text:p text:style-name="P20">Prof. Waldeyr Mendes Cordeiro da Silva</text:p>
      <text:p text:style-name="P21"/>
      <text:p text:style-name="P86">Professores Colaboradores</text:p>
      <text:p text:style-name="P65"><text:span text:style-name="T19">Profª. </text:span><text:span text:style-name="T20">Gláucia Mendes da Silva</text:span></text:p>
      <text:p text:style-name="P24">Profª. Me. Kaithy das Chagas Oliveira</text:p>
      <text:p text:style-name="P18"/>
      <text:p text:style-name="P87"><text:span text:style-name="T274">Técnicos Administrativos</text:span> Colaboradores</text:p>
      <text:p text:style-name="P68"><text:span text:style-name="Strong_20_Emphasis"><text:span text:style-name="T52">NNNNNNNNNNNNNNN</text:span></text:span></text:p>
      <text:p text:style-name="P22">Técnico de Tecnologia da Informação</text:p>
      <text:p text:style-name="P196"/>
      <text:p text:style-name="P196">PLANO DE PROJETO DO CURSO DE TECNOLOGIA EM ANÁLISE E DESENVOLVIMENTO DE SISTEMAS</text:p>
      <text:p text:style-name="P100"/>
      <text:p text:style-name="P165"><text:span text:style-name="T34">Razão Social</text:span><text:span text:style-name="T31">:<text:tab/>Instituto Federal de Educação, Ciência e Tecnologia de Goiás</text:span></text:p>
      <text:p text:style-name="P165"><text:span text:style-name="T34">CNPJ</text:span><text:span text:style-name="T31"><text:tab/>10.870.883/0007-30</text:span></text:p>
      <text:p text:style-name="P165"><text:span text:style-name="T34">Nome Fantasia: </text:span><text:span text:style-name="T31">IFG – Câmpus Formosa</text:span></text:p>
      <text:p text:style-name="P165"><text:span text:style-name="T34">Esfera: </text:span><text:span text:style-name="T31">Federal</text:span></text:p>
      <text:p text:style-name="P165"><text:span text:style-name="T34">Endereço: </text:span><text:span text:style-name="T31">Rua 64 esquina com Rua 11, s/n, Expansão Parque Lago</text:span></text:p>
      <text:p text:style-name="P165"><text:span text:style-name="T34">Cidade/UF/CEP</text:span><text:span text:style-name="T31">: <text:s/>Formosa/GO/73813-16</text:span></text:p>
      <text:p text:style-name="P165"><text:span text:style-name="T34">Telefone/Fax</text:span><text:span text:style-name="T31">:<text:tab/>(61) 3642-9450</text:span></text:p>
      <text:p text:style-name="P165"><text:span text:style-name="T34">Site da unidade</text:span><text:span text:style-name="T31">: www.ifg.edu.br/</text:span><text:span text:style-name="T32">formosa</text:span></text:p>
      <text:p text:style-name="P166"><text:span text:style-name="T34">Curso:</text:span><text:span text:style-name="T31"> </text:span><text:span text:style-name="T32">Tecnologia em Análise e Desenvolvimento de Sistemas</text:span></text:p>
      <text:p text:style-name="P165"><text:span text:style-name="T34">Tempo de conclusão</text:span><text:span text:style-name="T31"> Mínimo de </text:span><text:span text:style-name="T32">4</text:span><text:span text:style-name="T31"> anos (</text:span><text:span text:style-name="T32">8</text:span><text:span text:style-name="T31"> semestres) - Máximo de </text:span><text:span text:style-name="T32">8</text:span><text:span text:style-name="T31"> anos (</text:span><text:span text:style-name="T32">16</text:span><text:span text:style-name="T31"> semestres)</text:span></text:p>
      <text:p text:style-name="P165"><text:span text:style-name="T34">Formação: </text:span><text:span text:style-name="T31">Tecnologia</text:span></text:p>
      <text:p text:style-name="P166"><text:span text:style-name="T34">Título do egresso: </text:span><text:span text:style-name="T31">Tecnólogo em </text:span><text:span text:style-name="T32">Análise e Desenvolvimento de Sistemas</text:span></text:p>
      <text:p text:style-name="P165"><text:span text:style-name="T34">Eixo tecnológico:</text:span><text:span text:style-name="T31"> Informação e Comunicação</text:span></text:p>
      <text:p text:style-name="P165"><text:span text:style-name="T34">Modalidade de ensino:</text:span><text:span text:style-name="T31"> Presencial</text:span></text:p>
      <text:p text:style-name="P165"><text:span text:style-name="T34">Habilitação:</text:span><text:span text:style-name="T31"> Análise e Desenvolvimento de Sistemas</text:span></text:p>
      <text:p text:style-name="P166"><text:span text:style-name="T34">Local de oferta:</text:span><text:span text:style-name="T31"> IFG – Câmpus Formosa</text:span></text:p>
      <text:p text:style-name="P165"><text:span text:style-name="T34">Coordenação:</text:span><text:span text:style-name="T31"> Informática</text:span></text:p>
      <text:p text:style-name="P165"><text:span text:style-name="T34">Número de vagas</text:span><text:span text:style-name="T31">: 30 vagas anuais</text:span></text:p>
      <text:p text:style-name="P165"><text:span text:style-name="T34">Regime:</text:span><text:span text:style-name="T31"> Semestral</text:span></text:p>
      <text:p text:style-name="P165"><text:span text:style-name="T34">Carga horária Mínima (sem estágio): </text:span><text:span text:style-name="T35">2000</text:span><text:span text:style-name="T34"> horas</text:span></text:p>
      <text:p text:style-name="P165"><text:span text:style-name="T34">Carga horária Máxima (com estágio): </text:span><text:span text:style-name="T36">2600</text:span><text:span text:style-name="T34"> horas</text:span></text:p>
      <text:p text:style-name="P165"><text:span text:style-name="T34">Horário de funcionamento</text:span><text:span text:style-name="T31"> Predominantemente </text:span><text:span text:style-name="T33">matutino</text:span></text:p>
      <text:p text:style-name="P202"/>
      <text:p text:style-name="P15">SUMÁRIO</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4">
            <text:index-source-style text:style-name="Heading"/>
          </text:index-source-styles>
        </text:table-of-content-source>
        <text:index-body>
          <text:p text:style-name="P179"><text:a xlink:type="simple" xlink:href="#__RefHeading___Toc372724987" text:style-name="Index_20_Link" text:visited-style-name="Index_20_Link"><text:span text:style-name="T63">1</text:span></text:a><text:a xlink:type="simple" xlink:href="#__RefHeading___Toc372724987" text:style-name="Index_20_Link" text:visited-style-name="Index_20_Link"><text:span text:style-name="T58"><text:tab/></text:span></text:a><text:a xlink:type="simple" xlink:href="#__RefHeading___Toc372724987" text:style-name="Index_20_Link" text:visited-style-name="Index_20_Link"><text:span text:style-name="T63">JUSTIFICATIVA E OBJETIVOS DO CURSO<text:tab/>7</text:span></text:a></text:p>
          <text:p text:style-name="P147"><text:a xlink:type="simple" xlink:href="#__RefHeading___Toc372724988" text:style-name="Index_20_Link" text:visited-style-name="Index_20_Link"><text:span text:style-name="T63">1.1</text:span></text:a><text:a xlink:type="simple" xlink:href="#__RefHeading___Toc372724988" text:style-name="Index_20_Link" text:visited-style-name="Index_20_Link"><text:span text:style-name="T60"><text:tab/></text:span></text:a><text:a xlink:type="simple" xlink:href="#__RefHeading___Toc372724988" text:style-name="Index_20_Link" text:visited-style-name="Index_20_Link"><text:span text:style-name="T63">Justificativa<text:tab/>7</text:span></text:a></text:p>
          <text:p text:style-name="P147"><text:a xlink:type="simple" xlink:href="#__RefHeading___Toc372724989" text:style-name="Index_20_Link" text:visited-style-name="Index_20_Link"><text:span text:style-name="T63">1.2</text:span></text:a><text:a xlink:type="simple" xlink:href="#__RefHeading___Toc372724989" text:style-name="Index_20_Link" text:visited-style-name="Index_20_Link"><text:span text:style-name="T60"><text:tab/></text:span></text:a><text:a xlink:type="simple" xlink:href="#__RefHeading___Toc372724989" text:style-name="Index_20_Link" text:visited-style-name="Index_20_Link"><text:span text:style-name="T63">Objetivos<text:tab/>9</text:span></text:a></text:p>
          <text:p text:style-name="P183"><text:a xlink:type="simple" xlink:href="#__RefHeading___Toc372724990" text:style-name="Index_20_Link" text:visited-style-name="Index_20_Link"><text:span text:style-name="T63">1.2.1</text:span></text:a><text:a xlink:type="simple" xlink:href="#__RefHeading___Toc372724990" text:style-name="Index_20_Link" text:visited-style-name="Index_20_Link"><text:span text:style-name="T50"><text:tab/></text:span></text:a><text:a xlink:type="simple" xlink:href="#__RefHeading___Toc372724990" text:style-name="Index_20_Link" text:visited-style-name="Index_20_Link"><text:span text:style-name="T63">Gerais<text:tab/>9</text:span></text:a></text:p>
          <text:p text:style-name="P183"><text:a xlink:type="simple" xlink:href="#__RefHeading___Toc372724991" text:style-name="Index_20_Link" text:visited-style-name="Index_20_Link"><text:span text:style-name="T63">1.2.2</text:span></text:a><text:a xlink:type="simple" xlink:href="#__RefHeading___Toc372724991" text:style-name="Index_20_Link" text:visited-style-name="Index_20_Link"><text:span text:style-name="T50"><text:tab/></text:span></text:a><text:a xlink:type="simple" xlink:href="#__RefHeading___Toc372724991" text:style-name="Index_20_Link" text:visited-style-name="Index_20_Link"><text:span text:style-name="T63">Específicos<text:tab/>10</text:span></text:a></text:p>
          <text:p text:style-name="P180"><text:a xlink:type="simple" xlink:href="#__RefHeading___Toc372724992" text:style-name="Index_20_Link" text:visited-style-name="Index_20_Link"><text:span text:style-name="T63">2</text:span></text:a><text:a xlink:type="simple" xlink:href="#__RefHeading___Toc372724992" text:style-name="Index_20_Link" text:visited-style-name="Index_20_Link"><text:span text:style-name="T59"><text:tab/></text:span></text:a><text:a xlink:type="simple" xlink:href="#__RefHeading___Toc372724992" text:style-name="Index_20_Link" text:visited-style-name="Index_20_Link"><text:span text:style-name="T63">REQUISITOS PARA ACESSO AO CURSO<text:tab/>12</text:span></text:a></text:p>
          <text:p text:style-name="P180"><text:a xlink:type="simple" xlink:href="#__RefHeading___Toc372724993" text:style-name="Index_20_Link" text:visited-style-name="Index_20_Link"><text:span text:style-name="T63">3</text:span></text:a><text:a xlink:type="simple" xlink:href="#__RefHeading___Toc372724993" text:style-name="Index_20_Link" text:visited-style-name="Index_20_Link"><text:span text:style-name="T59"><text:tab/></text:span></text:a><text:a xlink:type="simple" xlink:href="#__RefHeading___Toc372724993" text:style-name="Index_20_Link" text:visited-style-name="Index_20_Link"><text:span text:style-name="T63">PERFIL PROFISSIONAL DOS EGRESSOS<text:tab/>13</text:span></text:a></text:p>
          <text:p text:style-name="P147"><text:a xlink:type="simple" xlink:href="#__RefHeading___Toc372724994" text:style-name="Index_20_Link" text:visited-style-name="Index_20_Link"><text:span text:style-name="T63">3.1</text:span></text:a><text:a xlink:type="simple" xlink:href="#__RefHeading___Toc372724994" text:style-name="Index_20_Link" text:visited-style-name="Index_20_Link"><text:span text:style-name="T60"><text:tab/></text:span></text:a><text:a xlink:type="simple" xlink:href="#__RefHeading___Toc372724994" text:style-name="Index_20_Link" text:visited-style-name="Index_20_Link"><text:span text:style-name="T63">Competências<text:tab/>13</text:span></text:a></text:p>
          <text:p text:style-name="P147"><text:a xlink:type="simple" xlink:href="#__RefHeading___Toc372724995" text:style-name="Index_20_Link" text:visited-style-name="Index_20_Link"><text:span text:style-name="T63">3.2</text:span></text:a><text:a xlink:type="simple" xlink:href="#__RefHeading___Toc372724995" text:style-name="Index_20_Link" text:visited-style-name="Index_20_Link"><text:span text:style-name="T60"><text:tab/></text:span></text:a><text:a xlink:type="simple" xlink:href="#__RefHeading___Toc372724995" text:style-name="Index_20_Link" text:visited-style-name="Index_20_Link"><text:span text:style-name="T63">Áreas de atuação do profissional<text:tab/>13</text:span></text:a></text:p>
          <text:p text:style-name="P180"><text:a xlink:type="simple" xlink:href="#__RefHeading___Toc372724996" text:style-name="Index_20_Link" text:visited-style-name="Index_20_Link"><text:span text:style-name="T63">4</text:span></text:a><text:a xlink:type="simple" xlink:href="#__RefHeading___Toc372724996" text:style-name="Index_20_Link" text:visited-style-name="Index_20_Link"><text:span text:style-name="T59"><text:tab/></text:span></text:a><text:a xlink:type="simple" xlink:href="#__RefHeading___Toc372724996" text:style-name="Index_20_Link" text:visited-style-name="Index_20_Link"><text:span text:style-name="T63">CRITÉRIOS DE APROVEITAMENTO DE EXPERIÊNCIAS ANTERIORES<text:tab/>14</text:span></text:a></text:p>
          <text:p text:style-name="P147"><text:a xlink:type="simple" xlink:href="#__RefHeading___Toc372724997" text:style-name="Index_20_Link" text:visited-style-name="Index_20_Link"><text:span text:style-name="T63">4.1</text:span></text:a><text:a xlink:type="simple" xlink:href="#__RefHeading___Toc372724997" text:style-name="Index_20_Link" text:visited-style-name="Index_20_Link"><text:span text:style-name="T60"><text:tab/></text:span></text:a><text:a xlink:type="simple" xlink:href="#__RefHeading___Toc372724997" text:style-name="Index_20_Link" text:visited-style-name="Index_20_Link"><text:span text:style-name="T63">Portador de Diploma, Transferência Interna, Reingresso e Transferência Externa.<text:tab/>14</text:span></text:a></text:p>
          <text:p text:style-name="P183"><text:a xlink:type="simple" xlink:href="#__RefHeading___Toc372724998" text:style-name="Index_20_Link" text:visited-style-name="Index_20_Link"><text:span text:style-name="T63">4.1.1</text:span></text:a><text:a xlink:type="simple" xlink:href="#__RefHeading___Toc372724998" text:style-name="Index_20_Link" text:visited-style-name="Index_20_Link"><text:span text:style-name="T50"><text:tab/></text:span></text:a><text:a xlink:type="simple" xlink:href="#__RefHeading___Toc372724998" text:style-name="Index_20_Link" text:visited-style-name="Index_20_Link"><text:span text:style-name="T63">Portador de Diploma<text:tab/>14</text:span></text:a></text:p>
          <text:p text:style-name="P183"><text:a xlink:type="simple" xlink:href="#__RefHeading___Toc372724999" text:style-name="Index_20_Link" text:visited-style-name="Index_20_Link"><text:span text:style-name="T63">4.1.2</text:span></text:a><text:a xlink:type="simple" xlink:href="#__RefHeading___Toc372724999" text:style-name="Index_20_Link" text:visited-style-name="Index_20_Link"><text:span text:style-name="T50"><text:tab/></text:span></text:a><text:a xlink:type="simple" xlink:href="#__RefHeading___Toc372724999" text:style-name="Index_20_Link" text:visited-style-name="Index_20_Link"><text:span text:style-name="T63">Transferência Interna<text:tab/>15</text:span></text:a></text:p>
          <text:p text:style-name="P183"><text:a xlink:type="simple" xlink:href="#__RefHeading___Toc372725000" text:style-name="Index_20_Link" text:visited-style-name="Index_20_Link"><text:span text:style-name="T63">4.1.3</text:span></text:a><text:a xlink:type="simple" xlink:href="#__RefHeading___Toc372725000" text:style-name="Index_20_Link" text:visited-style-name="Index_20_Link"><text:span text:style-name="T50"><text:tab/></text:span></text:a><text:a xlink:type="simple" xlink:href="#__RefHeading___Toc372725000" text:style-name="Index_20_Link" text:visited-style-name="Index_20_Link"><text:span text:style-name="T63">Reingresso<text:tab/>15</text:span></text:a></text:p>
          <text:p text:style-name="P183"><text:a xlink:type="simple" xlink:href="#__RefHeading___Toc372725001" text:style-name="Index_20_Link" text:visited-style-name="Index_20_Link"><text:span text:style-name="T63">4.1.4</text:span></text:a><text:a xlink:type="simple" xlink:href="#__RefHeading___Toc372725001" text:style-name="Index_20_Link" text:visited-style-name="Index_20_Link"><text:span text:style-name="T50"><text:tab/></text:span></text:a><text:a xlink:type="simple" xlink:href="#__RefHeading___Toc372725001" text:style-name="Index_20_Link" text:visited-style-name="Index_20_Link"><text:span text:style-name="T63">Transferência Externa<text:tab/>15</text:span></text:a></text:p>
          <text:p text:style-name="P147"><text:a xlink:type="simple" xlink:href="#__RefHeading___Toc372725002" text:style-name="Index_20_Link" text:visited-style-name="Index_20_Link"><text:span text:style-name="T63">4.2</text:span></text:a><text:a xlink:type="simple" xlink:href="#__RefHeading___Toc372725002" text:style-name="Index_20_Link" text:visited-style-name="Index_20_Link"><text:span text:style-name="T60"><text:tab/></text:span></text:a><text:a xlink:type="simple" xlink:href="#__RefHeading___Toc372725002" text:style-name="Index_20_Link" text:visited-style-name="Index_20_Link"><text:span text:style-name="T63">Exame de Proficiência<text:tab/>15</text:span></text:a></text:p>
          <text:p text:style-name="P147"><text:a xlink:type="simple" xlink:href="#__RefHeading___Toc372725003" text:style-name="Index_20_Link" text:visited-style-name="Index_20_Link"><text:span text:style-name="T63">4.3</text:span></text:a><text:a xlink:type="simple" xlink:href="#__RefHeading___Toc372725003" text:style-name="Index_20_Link" text:visited-style-name="Index_20_Link"><text:span text:style-name="T60"><text:tab/></text:span></text:a><text:a xlink:type="simple" xlink:href="#__RefHeading___Toc372725003" text:style-name="Index_20_Link" text:visited-style-name="Index_20_Link"><text:span text:style-name="T63">Dispensa<text:tab/>16</text:span></text:a></text:p>
          <text:p text:style-name="P180"><text:a xlink:type="simple" xlink:href="#__RefHeading___Toc372725004" text:style-name="Index_20_Link" text:visited-style-name="Index_20_Link"><text:span text:style-name="T63">5</text:span></text:a><text:a xlink:type="simple" xlink:href="#__RefHeading___Toc372725004" text:style-name="Index_20_Link" text:visited-style-name="Index_20_Link"><text:span text:style-name="T59"><text:tab/></text:span></text:a><text:a xlink:type="simple" xlink:href="#__RefHeading___Toc372725004" text:style-name="Index_20_Link" text:visited-style-name="Index_20_Link"><text:span text:style-name="T63">ORGANIZAÇÃO CURRICULAR<text:tab/>17</text:span></text:a></text:p>
          <text:p text:style-name="P147"><text:a xlink:type="simple" xlink:href="#__RefHeading___Toc372725005" text:style-name="Index_20_Link" text:visited-style-name="Index_20_Link"><text:span text:style-name="T63">5.1</text:span></text:a><text:a xlink:type="simple" xlink:href="#__RefHeading___Toc372725005" text:style-name="Index_20_Link" text:visited-style-name="Index_20_Link"><text:span text:style-name="T60"><text:tab/></text:span></text:a><text:a xlink:type="simple" xlink:href="#__RefHeading___Toc372725005" text:style-name="Index_20_Link" text:visited-style-name="Index_20_Link"><text:span text:style-name="T63">A Matriz Curricular<text:tab/>17</text:span></text:a></text:p>
          <text:p text:style-name="P183"><text:a xlink:type="simple" xlink:href="#__RefHeading___Toc372725006" text:style-name="Index_20_Link" text:visited-style-name="Index_20_Link"><text:span text:style-name="T63">5.1.1</text:span></text:a><text:a xlink:type="simple" xlink:href="#__RefHeading___Toc372725006" text:style-name="Index_20_Link" text:visited-style-name="Index_20_Link"><text:span text:style-name="T50"><text:tab/></text:span></text:a><text:a xlink:type="simple" xlink:href="#__RefHeading___Toc372725006" text:style-name="Index_20_Link" text:visited-style-name="Index_20_Link"><text:span text:style-name="T63">Disciplinas Obrigatórias<text:tab/>17</text:span></text:a></text:p>
          <text:p text:style-name="P183"><text:a xlink:type="simple" xlink:href="#__RefHeading___Toc372725007" text:style-name="Index_20_Link" text:visited-style-name="Index_20_Link"><text:span text:style-name="T63">5.1.2</text:span></text:a><text:a xlink:type="simple" xlink:href="#__RefHeading___Toc372725007" text:style-name="Index_20_Link" text:visited-style-name="Index_20_Link"><text:span text:style-name="T50"><text:tab/></text:span></text:a><text:a xlink:type="simple" xlink:href="#__RefHeading___Toc372725007" text:style-name="Index_20_Link" text:visited-style-name="Index_20_Link"><text:span text:style-name="T63">Disciplinas Optativas<text:tab/>18</text:span></text:a></text:p>
          <text:p text:style-name="P183"><text:a xlink:type="simple" xlink:href="#__RefHeading___Toc372725008" text:style-name="Index_20_Link" text:visited-style-name="Index_20_Link"><text:span text:style-name="T63">5.1.3</text:span></text:a><text:a xlink:type="simple" xlink:href="#__RefHeading___Toc372725008" text:style-name="Index_20_Link" text:visited-style-name="Index_20_Link"><text:span text:style-name="T50"><text:tab/></text:span></text:a><text:a xlink:type="simple" xlink:href="#__RefHeading___Toc372725008" text:style-name="Index_20_Link" text:visited-style-name="Index_20_Link"><text:span text:style-name="T63">Carga Horária Total<text:tab/>18</text:span></text:a></text:p>
          <text:p text:style-name="P183"><text:a xlink:type="simple" xlink:href="#__RefHeading___Toc372725009" text:style-name="Index_20_Link" text:visited-style-name="Index_20_Link"><text:span text:style-name="T63">5.1.4</text:span></text:a><text:a xlink:type="simple" xlink:href="#__RefHeading___Toc372725009" text:style-name="Index_20_Link" text:visited-style-name="Index_20_Link"><text:span text:style-name="T50"><text:tab/></text:span></text:a><text:a xlink:type="simple" xlink:href="#__RefHeading___Toc372725009" text:style-name="Index_20_Link" text:visited-style-name="Index_20_Link"><text:span text:style-name="T63">Fluxograma do Curso<text:tab/>19</text:span></text:a></text:p>
          <text:p text:style-name="P147"><text:a xlink:type="simple" xlink:href="#__RefHeading___Toc372725010" text:style-name="Index_20_Link" text:visited-style-name="Index_20_Link"><text:span text:style-name="T63">5.2</text:span></text:a><text:a xlink:type="simple" xlink:href="#__RefHeading___Toc372725010" text:style-name="Index_20_Link" text:visited-style-name="Index_20_Link"><text:span text:style-name="T60"><text:tab/></text:span></text:a><text:a xlink:type="simple" xlink:href="#__RefHeading___Toc372725010" text:style-name="Index_20_Link" text:visited-style-name="Index_20_Link"><text:span text:style-name="T63">Estágio Supervisionado<text:tab/>21</text:span></text:a></text:p>
          <text:p text:style-name="P147"><text:a xlink:type="simple" xlink:href="#__RefHeading___Toc372725011" text:style-name="Index_20_Link" text:visited-style-name="Index_20_Link"><text:span text:style-name="T63">5.3</text:span></text:a><text:a xlink:type="simple" xlink:href="#__RefHeading___Toc372725011" text:style-name="Index_20_Link" text:visited-style-name="Index_20_Link"><text:span text:style-name="T60"><text:tab/></text:span></text:a><text:a xlink:type="simple" xlink:href="#__RefHeading___Toc372725011" text:style-name="Index_20_Link" text:visited-style-name="Index_20_Link"><text:span text:style-name="T63">Atividades Complementares<text:tab/>21</text:span></text:a></text:p>
          <text:p text:style-name="P147"><text:a xlink:type="simple" xlink:href="#__RefHeading___Toc372725012" text:style-name="Index_20_Link" text:visited-style-name="Index_20_Link"><text:span text:style-name="T63">5.4</text:span></text:a><text:a xlink:type="simple" xlink:href="#__RefHeading___Toc372725012" text:style-name="Index_20_Link" text:visited-style-name="Index_20_Link"><text:span text:style-name="T60"><text:tab/></text:span></text:a><text:a xlink:type="simple" xlink:href="#__RefHeading___Toc372725012" text:style-name="Index_20_Link" text:visited-style-name="Index_20_Link"><text:span text:style-name="T63">Trabalho de Conclusão de Curso<text:tab/>22</text:span></text:a></text:p>
          <text:p text:style-name="P147"><text:a xlink:type="simple" xlink:href="#__RefHeading___Toc372725013" text:style-name="Index_20_Link" text:visited-style-name="Index_20_Link"><text:span text:style-name="T63">5.5</text:span></text:a><text:a xlink:type="simple" xlink:href="#__RefHeading___Toc372725013" text:style-name="Index_20_Link" text:visited-style-name="Index_20_Link"><text:span text:style-name="T60"><text:tab/></text:span></text:a><text:a xlink:type="simple" xlink:href="#__RefHeading___Toc372725013" text:style-name="Index_20_Link" text:visited-style-name="Index_20_Link"><text:span text:style-name="T63">Ementas das Disciplinas<text:tab/>22</text:span></text:a></text:p>
          <text:p text:style-name="P180"><text:a xlink:type="simple" xlink:href="#__RefHeading___Toc372725014" text:style-name="Index_20_Link" text:visited-style-name="Index_20_Link"><text:span text:style-name="T63">6</text:span></text:a><text:a xlink:type="simple" xlink:href="#__RefHeading___Toc372725014" text:style-name="Index_20_Link" text:visited-style-name="Index_20_Link"><text:span text:style-name="T59"><text:tab/></text:span></text:a><text:a xlink:type="simple" xlink:href="#__RefHeading___Toc372725014" text:style-name="Index_20_Link" text:visited-style-name="Index_20_Link"><text:span text:style-name="T63">CRITÉRIOS DE AVALIAÇÃO DA APRENDIZAGEM APLICADOS AOS ALUNOS DO CURSO<text:tab/>23</text:span></text:a></text:p>
          <text:p text:style-name="P180"><text:a xlink:type="simple" xlink:href="#__RefHeading___Toc372725015" text:style-name="Index_20_Link" text:visited-style-name="Index_20_Link"><text:span text:style-name="T63">7</text:span></text:a><text:a xlink:type="simple" xlink:href="#__RefHeading___Toc372725015" text:style-name="Index_20_Link" text:visited-style-name="Index_20_Link"><text:span text:style-name="T59"><text:tab/></text:span></text:a><text:a xlink:type="simple" xlink:href="#__RefHeading___Toc372725015" text:style-name="Index_20_Link" text:visited-style-name="Index_20_Link"><text:span text:style-name="T63">FUNCIONAMENTO<text:tab/>24</text:span></text:a></text:p>
          <text:p text:style-name="P180"><text:a xlink:type="simple" xlink:href="#__RefHeading___Toc372725016" text:style-name="Index_20_Link" text:visited-style-name="Index_20_Link"><text:span text:style-name="T63">8</text:span></text:a><text:a xlink:type="simple" xlink:href="#__RefHeading___Toc372725016" text:style-name="Index_20_Link" text:visited-style-name="Index_20_Link"><text:span text:style-name="T59"><text:tab/></text:span></text:a><text:a xlink:type="simple" xlink:href="#__RefHeading___Toc372725016" text:style-name="Index_20_Link" text:visited-style-name="Index_20_Link"><text:span text:style-name="T63">INSTALAÇÕES E EQUIPAMENTOS<text:tab/>25</text:span></text:a></text:p>
          <text:p text:style-name="P147"><text:a xlink:type="simple" xlink:href="#__RefHeading___Toc372725017" text:style-name="Index_20_Link" text:visited-style-name="Index_20_Link"><text:span text:style-name="T63">8.1</text:span></text:a><text:a xlink:type="simple" xlink:href="#__RefHeading___Toc372725017" text:style-name="Index_20_Link" text:visited-style-name="Index_20_Link"><text:span text:style-name="T60"><text:tab/></text:span></text:a><text:a xlink:type="simple" xlink:href="#__RefHeading___Toc372725017" text:style-name="Index_20_Link" text:visited-style-name="Index_20_Link"><text:span text:style-name="T63">Biblioteca<text:tab/>25</text:span></text:a></text:p>
          <text:p text:style-name="P147"><text:soft-page-break/><text:a xlink:type="simple" xlink:href="#__RefHeading___Toc372725018" text:style-name="Index_20_Link" text:visited-style-name="Index_20_Link"><text:span text:style-name="T63">8.2</text:span></text:a><text:a xlink:type="simple" xlink:href="#__RefHeading___Toc372725018" text:style-name="Index_20_Link" text:visited-style-name="Index_20_Link"><text:span text:style-name="T60"><text:tab/></text:span></text:a><text:a xlink:type="simple" xlink:href="#__RefHeading___Toc372725018" text:style-name="Index_20_Link" text:visited-style-name="Index_20_Link"><text:span text:style-name="T63">Laboratórios<text:tab/>26</text:span></text:a></text:p>
          <text:p text:style-name="P180"><text:a xlink:type="simple" xlink:href="#__RefHeading___Toc372725019" text:style-name="Index_20_Link" text:visited-style-name="Index_20_Link"><text:span text:style-name="T63">9</text:span></text:a><text:a xlink:type="simple" xlink:href="#__RefHeading___Toc372725019" text:style-name="Index_20_Link" text:visited-style-name="Index_20_Link"><text:span text:style-name="T59"><text:tab/></text:span></text:a><text:a xlink:type="simple" xlink:href="#__RefHeading___Toc372725019" text:style-name="Index_20_Link" text:visited-style-name="Index_20_Link"><text:span text:style-name="T63">CORPO DOCENTE E TECNICO-ADMINISTRATIVO </text:span></text:a><text:a xlink:type="simple" xlink:href="#__RefHeading___Toc372725019" text:style-name="Index_20_Link" text:visited-style-name="Index_20_Link"><text:span text:style-name="T64">ENVOLVIDOS NO CURSO</text:span></text:a><text:a xlink:type="simple" xlink:href="#__RefHeading___Toc372725019" text:style-name="Index_20_Link" text:visited-style-name="Index_20_Link"><text:span text:style-name="T63"><text:tab/>32</text:span></text:a></text:p>
          <text:p text:style-name="P147"><text:a xlink:type="simple" xlink:href="#__RefHeading___Toc372725020" text:style-name="Index_20_Link" text:visited-style-name="Index_20_Link"><text:span text:style-name="T63">9.1</text:span></text:a><text:a xlink:type="simple" xlink:href="#__RefHeading___Toc372725020" text:style-name="Index_20_Link" text:visited-style-name="Index_20_Link"><text:span text:style-name="T60"><text:tab/></text:span></text:a><text:a xlink:type="simple" xlink:href="#__RefHeading___Toc372725020" text:style-name="Index_20_Link" text:visited-style-name="Index_20_Link"><text:span text:style-name="T63">Corpo Docente<text:tab/>32</text:span></text:a></text:p>
          <text:p text:style-name="P147"><text:a xlink:type="simple" xlink:href="#__RefHeading___Toc372725021" text:style-name="Index_20_Link" text:visited-style-name="Index_20_Link"><text:span text:style-name="T62">9.2</text:span></text:a><text:a xlink:type="simple" xlink:href="#__RefHeading___Toc372725021" text:style-name="Index_20_Link" text:visited-style-name="Index_20_Link"><text:span text:style-name="T60"><text:tab/></text:span></text:a><text:a xlink:type="simple" xlink:href="#__RefHeading___Toc372725021" text:style-name="Index_20_Link" text:visited-style-name="Index_20_Link"><text:span text:style-name="T62">Corpo Técnico – Administrativo</text:span></text:a><text:a xlink:type="simple" xlink:href="#__RefHeading___Toc372725021" text:style-name="Index_20_Link" text:visited-style-name="Index_20_Link"><text:span text:style-name="T63"><text:tab/>34</text:span></text:a></text:p>
          <text:p text:style-name="P181"><text:a xlink:type="simple" xlink:href="#__RefHeading___Toc372725022" text:style-name="Index_20_Link" text:visited-style-name="Index_20_Link"><text:span text:style-name="T63">10</text:span></text:a><text:a xlink:type="simple" xlink:href="#__RefHeading___Toc372725022" text:style-name="Index_20_Link" text:visited-style-name="Index_20_Link"><text:span text:style-name="T59"><text:tab/></text:span></text:a><text:a xlink:type="simple" xlink:href="#__RefHeading___Toc372725022" text:style-name="Index_20_Link" text:visited-style-name="Index_20_Link"><text:span text:style-name="T62">AUTOAVALIAÇÃO</text:span></text:a><text:a xlink:type="simple" xlink:href="#__RefHeading___Toc372725022" text:style-name="Index_20_Link" text:visited-style-name="Index_20_Link"><text:span text:style-name="T63"> DO CURSO<text:tab/>35</text:span></text:a></text:p>
          <text:p text:style-name="P181"><text:a xlink:type="simple" xlink:href="#__RefHeading___Toc372725023" text:style-name="Index_20_Link" text:visited-style-name="Index_20_Link"><text:span text:style-name="T63">11</text:span></text:a><text:a xlink:type="simple" xlink:href="#__RefHeading___Toc372725023" text:style-name="Index_20_Link" text:visited-style-name="Index_20_Link"><text:span text:style-name="T59"><text:tab/></text:span></text:a><text:a xlink:type="simple" xlink:href="#__RefHeading___Toc372725023" text:style-name="Index_20_Link" text:visited-style-name="Index_20_Link"><text:span text:style-name="T63">CERTIFICADOS E DIPLOMAS EXPEDIDOS AOS CONCLUINTES DO CURSO<text:tab/>36</text:span></text:a></text:p>
          <text:p text:style-name="P181"><text:a xlink:type="simple" xlink:href="#__RefHeading___Toc372725024" text:style-name="Index_20_Link" text:visited-style-name="Index_20_Link"><text:span text:style-name="T63">12</text:span></text:a><text:a xlink:type="simple" xlink:href="#__RefHeading___Toc372725024" text:style-name="Index_20_Link" text:visited-style-name="Index_20_Link"><text:span text:style-name="T59"><text:tab/></text:span></text:a><text:a xlink:type="simple" xlink:href="#__RefHeading___Toc372725024" text:style-name="Index_20_Link" text:visited-style-name="Index_20_Link"><text:span text:style-name="T63">ELEMENTOS NECESSÁRIOS PARA A CONSOLIDAÇÃO DO CURSO<text:tab/>37</text:span></text:a></text:p>
          <text:p text:style-name="P148"><text:a xlink:type="simple" xlink:href="#__RefHeading___Toc372725025" text:style-name="Index_20_Link" text:visited-style-name="Index_20_Link"><text:span text:style-name="T63">12.1</text:span></text:a><text:a xlink:type="simple" xlink:href="#__RefHeading___Toc372725025" text:style-name="Index_20_Link" text:visited-style-name="Index_20_Link"><text:span text:style-name="T60"><text:tab/></text:span></text:a><text:a xlink:type="simple" xlink:href="#__RefHeading___Toc372725025" text:style-name="Index_20_Link" text:visited-style-name="Index_20_Link"><text:span text:style-name="T63">Contratação de docentes e laboratoristas<text:tab/>37</text:span></text:a></text:p>
          <text:p text:style-name="P181"><text:a xlink:type="simple" xlink:href="#__RefHeading___Toc372725026" text:style-name="Index_20_Link" text:visited-style-name="Index_20_Link"><text:span text:style-name="T63">13</text:span></text:a><text:a xlink:type="simple" xlink:href="#__RefHeading___Toc372725026" text:style-name="Index_20_Link" text:visited-style-name="Index_20_Link"><text:span text:style-name="T59"><text:tab/></text:span></text:a><text:a xlink:type="simple" xlink:href="#__RefHeading___Toc372725026" text:style-name="Index_20_Link" text:visited-style-name="Index_20_Link"><text:span text:style-name="T63">BIBLIOGRAFIA<text:tab/>38</text:span></text:a></text:p>
          <text:p text:style-name="P182"><text:a xlink:type="simple" xlink:href="#__RefHeading___Toc372725027" text:style-name="Index_20_Link" text:visited-style-name="Index_20_Link"><text:span text:style-name="T63">ANEXO I<text:tab/>39</text:span></text:a></text:p>
          <text:p text:style-name="P149"><text:a xlink:type="simple" xlink:href="#__RefHeading___Toc372725028" text:style-name="Index_20_Link" text:visited-style-name="Index_20_Link"><text:span text:style-name="T63">ATIVIDADES COMPLEMENTARES<text:tab/>40</text:span></text:a></text:p>
          <text:p text:style-name="P182"><text:a xlink:type="simple" xlink:href="#__RefHeading___Toc372725029" text:style-name="Index_20_Link" text:visited-style-name="Index_20_Link"><text:span text:style-name="T63">ANEXO II<text:tab/>42</text:span></text:a></text:p>
          <text:p text:style-name="P182"><text:a xlink:type="simple" xlink:href="#__RefHeading___Toc372725030" text:style-name="Index_20_Link" text:visited-style-name="Index_20_Link"><text:span text:style-name="T63">EMENTA DAS DISCIPLINAS<text:tab/>43</text:span></text:a></text:p>
          <text:p text:style-name="P149"><text:a xlink:type="simple" xlink:href="#__RefHeading___Toc372725031" text:style-name="Index_20_Link" text:visited-style-name="Index_20_Link"><text:span text:style-name="T63">EMENTAS DAS DISCIPLINAS OBRIGATÓRIAS<text:tab/>43</text:span></text:a></text:p>
          <text:p text:style-name="P149"><text:a xlink:type="simple" xlink:href="#__RefHeading___Toc372725032" text:style-name="Index_20_Link" text:visited-style-name="Index_20_Link"><text:span text:style-name="T61">EMENTAS DISCIPLINAS OPTATIVAS<text:tab/>79</text:span></text:a></text:p>
        </text:index-body>
      </text:table-of-content>
      <text:p text:style-name="P90"/>
      <text:p text:style-name="P50"/>
      <text:p text:style-name="P79"><text:bookmark text:name="h.gjdgxs"/></text:p>
      <text:h text:style-name="Heading_20_1" text:outline-level="1"><text:bookmark-start text:name="__RefHeading___Toc372724987"/>JUSTIFICATIVA E OBJETIVOS DO CURSO<text:bookmark-end text:name="__RefHeading___Toc372724987"/></text:h>
      <text:h text:style-name="Heading_20_2" text:outline-level="2"><text:bookmark text:name="h.p3rjmvp30qnn"/><text:bookmark-start text:name="__RefHeading___Toc372724988"/>Justificativa <text:bookmark-end text:name="__RefHeading___Toc372724988"/></text:h>
      <text:p text:style-name="P177">NNNNNNNNNNNNNNNNNNNNNNNNNNNNNNNNNNNNNNNNNNNNNNNNNNNNN</text:p>
      <text:p text:style-name="Texto_20_Normal"/>
      <text:h text:style-name="Heading_20_2" text:outline-level="2"><text:bookmark text:name="h.scpte5bdp89n"/><text:bookmark-start text:name="__RefHeading___Toc372724989"/><text:bookmark text:name="h.1fob9te"/><text:bookmark text:name="h.30j0zll"/>Objetivos<text:bookmark-end text:name="__RefHeading___Toc372724989"/></text:h>
      <text:h text:style-name="Heading_20_3" text:outline-level="3"><text:bookmark text:name="h.3znysh7"/><text:bookmark-start text:name="__RefHeading___Toc372724990"/>Gera<text:span text:style-name="T275">l</text:span><text:bookmark-end text:name="__RefHeading___Toc372724990"/></text:h>
      <text:p text:style-name="P176"><text:span text:style-name="T66">NNNNNNNNNNNNNNNNNNNNNNNNNNNNNNNNNNNNNNNNNNNNNNNNNNNNN</text:span> </text:p>
      <text:p text:style-name="Standard"/>
      <text:h text:style-name="Heading_20_3" text:outline-level="3"><text:bookmark text:name="h.2et92p0"/><text:bookmark-start text:name="__RefHeading___Toc372724991"/>Específicos<text:bookmark-end text:name="__RefHeading___Toc372724991"/></text:h>
      <text:list xml:id="list659878773" text:style-name="L1">
        <text:list-item>
          <text:list>
            <text:list-item>
              <text:p text:style-name="P224">A</text:p>
            </text:list-item>
            <text:list-item>
              <text:p text:style-name="P224">B</text:p>
            </text:list-item>
            <text:list-item>
              <text:p text:style-name="P224">C</text:p>
            </text:list-item>
          </text:list>
        </text:list-item>
      </text:list>
      <text:p text:style-name="P169"/>
      <text:h text:style-name="P207" text:outline-level="2" text:is-list-header="true"><text:bookmark text:name="h.tyjcwt"/></text:h>
      <text:h text:style-name="P211" text:outline-level="1"/>
      <text:h text:style-name="P215" text:outline-level="1"><text:bookmark-start text:name="__RefHeading___Toc372724992"/>REQUISITOS PARA ACESSO AO CURSO<text:bookmark-end text:name="__RefHeading___Toc372724992"/></text:h>
      <text:list xml:id="list1287101322" text:style-name="WW8Num5">
        <text:list-item>
          <text:p text:style-name="P225"><text:bookmark text:name="h.3dy6vkm"/>Ter concluído o Ensino Médio;</text:p>
        </text:list-item>
        <text:list-item>
          <text:p text:style-name="P238">Ser aprovado no Processo Seletivo realizado pelo IFG – Câmpus Formosa ou através do SISU (Sistema de Seleção Unificada).</text:p>
        </text:list-item>
      </text:list>
      <text:p text:style-name="P170">Cada Processo Seletivo realizado pelo IFG – Câmpus Formosa será divulgado <text:span text:style-name="T276">em</text:span> edital próprio, <text:span text:style-name="T276">no qual constarão</text:span> os requisitos para a seleção e o ingresso na instituição e curso pretendido. <text:span text:style-name="T276">O edital será </text:span>publicado no <text:span text:style-name="T67">site</text:span> da instituição, bem como em outros veículos informativos.</text:p>
      <text:p text:style-name="Texto_20_Normal">A possibilidade de recebimento de alunos por meio de transferência e portadores de diplomas de Ensino Superior estará sujeita a existência de<text:span text:style-name="T283"> vagas, de acordo com o item 4 </text:span><text:span text:style-name="T284">critérios de aproveitamento de experiências anteriores</text:span><text:span text:style-name="T283">, deste documento.</text:span></text:p>
      <text:p text:style-name="P80"/>
      <text:h text:style-name="P212" text:outline-level="1"><text:bookmark-start text:name="__RefHeading___Toc372724993"/>PERFIL PROFISSIONAL DOS EGRESSOS <text:bookmark-end text:name="__RefHeading___Toc372724993"/></text:h>
      <text:p text:style-name="P4"><text:span text:style-name="T277">O perfil do egresso aqui apresentado é </text:span><text:span text:style-name="T69">ipsi literis</text:span><text:span text:style-name="T277"> retirado do Catálogo Nacional de Cursos Superiores de tecnologia do ministŕio da Educação (</text:span><text:span text:style-name="T44">BRASIL, </text:span><text:span text:style-name="T45">2016</text:span><text:span text:style-name="T277">). A saber:</text:span></text:p>
      <text:list xml:id="list2646099440" text:style-name="L2">
        <text:list-item>
          <text:p text:style-name="P198">Analisa, projeta, desenvolve, testa, implanta e mantém sistemas computacionais de informação. </text:p>
        </text:list-item>
        <text:list-item>
          <text:p text:style-name="P198">Avalia, seleciona, especifica e utiliza metodologias, tecnologias e ferramentas da Engenharia de Software, linguagens de programação e bancos de dados. </text:p>
        </text:list-item>
        <text:list-item>
          <text:p text:style-name="P198">Coordena equipes de produção de softwares. </text:p>
        </text:list-item>
        <text:list-item>
          <text:p text:style-name="P198">Vistoria, realiza perícia, avalia, emite laudo e parecer técnico em sua área de formação.</text:p>
        </text:list-item>
      </text:list>
      <text:p text:style-name="Texto_20_Normal"/>
      <text:h text:style-name="Heading_20_2" text:outline-level="2"><text:bookmark text:name="h.1t3h5sf"/><text:bookmark-start text:name="__RefHeading___Toc372724994"/>Competências<text:bookmark-end text:name="__RefHeading___Toc372724994"/></text:h>
      <text:list xml:id="list1219435917" text:style-name="WW8Num10">
        <text:list-item>
          <text:p text:style-name="P226">Dominar, acompanha<text:span text:style-name="T286">r</text:span> e incorpora<text:span text:style-name="T286">r a</text:span> constante <text:span text:style-name="T286">evolução das</text:span> <text:span text:style-name="T286">T</text:span>ecnologias da <text:span text:style-name="T286">I</text:span>nformação;</text:p>
        </text:list-item>
        <text:list-item>
          <text:p text:style-name="P227"><text:span text:style-name="T282">Empregar</text:span> <text:span text:style-name="T286">T</text:span>ecnologias da <text:span text:style-name="T286">I</text:span>nformação <text:span text:style-name="T282">e </text:span>ferramentas computacionais para a solução de problemas;</text:p>
        </text:list-item>
        <text:list-item>
          <text:p text:style-name="P228">Capacidade crítica <text:span text:style-name="T278">em</text:span> relação às implicações do uso de <text:s/>tecnologias da informação <text:span text:style-name="T282">e </text:span>ferramentas computacionais <text:s/><text:span text:style-name="T285">nas áreas </text:span>polític<text:span text:style-name="T282">as, </text:span>econômic<text:span text:style-name="T282">as, </text:span>sociais <text:span text:style-name="T285">e meio ambiente</text:span>;</text:p>
        </text:list-item>
        <text:list-item>
          <text:p text:style-name="P229"><text:span text:style-name="T286">Desenvolver e atualizar</text:span> sistemas <text:span text:style-name="T286">computacionais e</text:span> <text:span text:style-name="T286">de informação considerando evoluções</text:span> polític<text:span text:style-name="T278">as, </text:span>econômic<text:span text:style-name="T285">as, s</text:span>ocia<text:span text:style-name="T285">is e de meio ambiente.</text:span></text:p>
        </text:list-item>
        <text:list-item>
          <text:p text:style-name="P230">Atuar de forma responsável e pautada pela ética profissional.</text:p>
        </text:list-item>
        <text:list-item>
          <text:p text:style-name="P230">Relacionar-se laborativamente com outros profissionais no exercício da profissão.</text:p>
        </text:list-item>
      </text:list>
      <text:p text:style-name="P58"/>
      <text:h text:style-name="Heading_20_2" text:outline-level="2"><text:bookmark-start text:name="__RefHeading___Toc372724995"/>Áreas de atuação do profissional<text:bookmark-end text:name="__RefHeading___Toc372724995"/></text:h>
      <text:p text:style-name="Texto_20_Normal"><text:span text:style-name="T279">As ocupações</text:span> CBO (Classificação Brasileira de Ocupações) <text:span text:style-name="T279">associadas são:</text:span></text:p>
      <text:list xml:id="list3943510118" text:style-name="L3">
        <text:list-item>
          <text:p text:style-name="P231">2124-05 - Analista de desenvolvimento de sistemas.</text:p>
        </text:list-item>
        <text:list-item>
          <text:p text:style-name="P232">2124-05 -Tecnólogo em análise e desenvolvimento de sistemas.</text:p>
        </text:list-item>
        <text:list-item>
          <text:p text:style-name="P232">2124-05 -Tecnólogo em processamento de dados.</text:p>
          <text:list>
            <text:list-item>
              <text:list>
                <text:list-item>
                  <text:list>
                    <text:list-item>
                      <text:list>
                        <text:list-header>
                          <text:p text:style-name="P239"/>
                        </text:list-header>
                      </text:list>
                    </text:list-item>
                  </text:list>
                </text:list-item>
              </text:list>
            </text:list-item>
          </text:list>
        </text:list-item>
      </text:list>
      <text:p text:style-name="P167"><text:tab/>O campo de atuação inclui, mas não limita-se a:</text:p>
      <text:list xml:id="list124651291919703" text:continue-numbering="true" text:style-name="L3">
        <text:list-item>
          <text:p text:style-name="P231">Empresas de planejamento, desenvolvimento de projetos, assistência técnica e consultoria.</text:p>
        </text:list-item>
        <text:list-item>
          <text:p text:style-name="P231">Empresas de tecnologia.</text:p>
        </text:list-item>
        <text:list-item>
          <text:p text:style-name="P231">Empresas em geral (indústria, comércio e serviços).</text:p>
        </text:list-item>
        <text:list-item>
          <text:p text:style-name="P231">Organizações não-governamentais.</text:p>
        </text:list-item>
        <text:list-item>
          <text:p text:style-name="P231"><text:soft-page-break/>Órgãos públicos.</text:p>
        </text:list-item>
        <text:list-item>
          <text:p text:style-name="P231">Institutos e Centros de Pesquisa.</text:p>
        </text:list-item>
        <text:list-item>
          <text:p text:style-name="P231">Instituições de Ensino, mediante formação requerida pela legislação vigente.</text:p>
        </text:list-item>
      </text:list>
      <text:p text:style-name="Texto_20_Normal"/>
      <text:list xml:id="list2757801025" text:style-name="WW8Num1">
        <text:list-header>
          <text:p text:style-name="P240"/>
        </text:list-header>
      </text:list>
      <text:h text:style-name="P213" text:outline-level="1"/>
      <text:h text:style-name="P215" text:outline-level="1"><text:bookmark-start text:name="__RefHeading___Toc372724996"/>CRITÉRIOS DE APROVEITAMENTO DE EXPERIÊNCIAS ANTERIORES<text:bookmark-end text:name="__RefHeading___Toc372724996"/></text:h>
      <text:p text:style-name="Texto_20_Normal">Os alunos regularmente matriculados poderão solicitar ao Departamento de Áreas Acadêmicas do câmpus, em data estabelecida no calendário acadêmico da instituição, o aproveitamento de conhecimentos e estudos, nos termos do Regulamento Acadêmico dos Cursos de Graduação e do Regulamento do Exame de Proficiência, aprovados pelo Conselho Superior da Instituição.</text:p>
      <text:p text:style-name="Standard"/>
      <text:h text:style-name="P205" text:outline-level="2"><text:bookmark-start text:name="__RefHeading___Toc372724997"/>Portador de Diploma, Transferência Interna, Reingresso e Transferência Externa.<text:bookmark-end text:name="__RefHeading___Toc372724997"/></text:h>
      <text:p text:style-name="Texto_20_Normal">O ingresso no Curso de Tecnólogia em Análise e Desenvolvimento de Sistemas do IFG de candidatos pertencentes a uma das seguintes modalidades: <text:span text:style-name="T2">Portador de Diploma, Transferência Interna, Reingresso e Transferência Externa</text:span>, ocorrerá mediante a vacância de aluno regular e/ou disponibilidade de vagas em qualquer semestre corrente do curso de destino, obedecendo ao fluxograma do curso. </text:p>
      <text:p text:style-name="Texto_20_Normal">Poderão concorrer <text:span text:style-name="T280">à</text:span>s vagas candidatos diplomados ou cursando ensino superior em áreas afins a Analise e Desenvolvimento de sistemas, obedecendo ao Art. 49 da Lei 9.394/96, que diz: <text:span text:style-name="T67">“as instituições de educação superior aceitarão a transferência de alunos regulares, para cursos afins, na hipótese da existência de vagas, e mediante processo seletivo”</text:span> (BRASIL, 1996). O entendimento de áreas afins tem como referência as grandes áreas de conhecimento e respectivas subáreas estabelecidas pelo Conselho Nacional de Desenvolvimento Científico e Tecnológico - CNPq e Coordenação de Pessoal de Nível Superior - CAPES.</text:p>
      <text:p text:style-name="Texto_20_Normal"><text:span text:style-name="T55"><text:s/></text:span>A disponibilidade de vagas e/ou critérios de desempate atenderá as modalidades na seguinte ordem:</text:p>
      <text:list xml:id="list871142446" text:style-name="WW8Num9">
        <text:list-item>
          <text:p text:style-name="P233"><text:span text:style-name="T1">Primeiro</text:span>: Transferência Interna </text:p>
        </text:list-item>
        <text:list-item>
          <text:p text:style-name="P233"><text:span text:style-name="T1">Segundo</text:span>: Reingresso</text:p>
        </text:list-item>
        <text:list-item>
          <text:p text:style-name="P233"><text:span text:style-name="T1">Terceiro</text:span>: Transferência Externa</text:p>
        </text:list-item>
        <text:list-item>
          <text:p text:style-name="P234"><text:span text:style-name="T2">Quarto</text:span>: Portador de Diploma </text:p>
        </text:list-item>
      </text:list>
      <text:h text:style-name="Heading_20_3" text:outline-level="3"><text:bookmark-start text:name="__RefHeading___Toc372724998"/>Portador de Diploma<text:bookmark-end text:name="__RefHeading___Toc372724998"/></text:h>
      <text:p text:style-name="Texto_20_Normal">Esta modalidade será destinada <text:span text:style-name="T39">à</text:span> portadores de diploma de curso superior em áreas afins, reconhecido pelo Ministério de Educação (MEC), que queiram ingressar no curso de Tecnologia em Análise e Desenvolvimento de Sistemas do IFG. A seleção do candidato será feita por meio edital.</text:p>
      <text:p text:style-name="P57"/>
      <text:h text:style-name="Heading_20_3" text:outline-level="3"><text:bookmark-start text:name="__RefHeading___Toc372724999"/>Transferência Interna<text:bookmark-end text:name="__RefHeading___Toc372724999"/></text:h>
      <text:p text:style-name="Texto_20_Normal">Esta modalidade será destinada aos alunos do IFG regularmente matriculados em um curso superior de áreas afins e pretendem mudar de curso e/ou de Câmpus. O aluno/candidato não poderá ter sido beneficiado com mudança de curso anteriormente e que possua prazo legal para integralização <text:soft-page-break/>curricular no curso de Tecnologia em Análise e Desenvolvimento de Sistemas. Nesta modalidade, a seleção do candidato será feita por meio de provas, via edital. </text:p>
      <text:p text:style-name="Texto_20_Normal"/>
      <text:h text:style-name="Heading_20_3" text:outline-level="3"><text:bookmark-start text:name="__RefHeading___Toc372725000"/>Reingresso<text:bookmark-end text:name="__RefHeading___Toc372725000"/></text:h>
      <text:p text:style-name="Texto_20_Normal">Esta modalidade será destinada a alunos que perderam vínculo com o curso de Tecnologia em Análise e Desenvolvimento de Sistemas do IFG e que atendam as condições estabelecidas no parágrafo único do Art. 41 do Regulamento Acadêmico dos Cursos de Graduação do IFG (CEFET-GO, 2008). Nesta modalidade, a seleção do candidato será feita por meio de provas, via edital.</text:p>
      <text:p text:style-name="P46"/>
      <text:h text:style-name="Heading_20_3" text:outline-level="3"><text:bookmark-start text:name="__RefHeading___Toc372725001"/>Transferência Externa<text:bookmark-end text:name="__RefHeading___Toc372725001"/></text:h>
      <text:p text:style-name="Texto_20_Normal">Esta modalidade será destinada a alunos regularmente matriculados em outras Instituições de Ensino Superior no semestre corrente que queiram prosseguir o estudo no curso de Tecnologia em Análise e Desenvolvimento de Sistemas do IFG. O curso de origem deve ser reconhecido pelo Conselho Nacional de Educação (CNE), autorizado pelo Ministério de Educação (MEC) ou ser ministrado no exterior com a devida regulamentação e compatível com o curso de destino. Nesse último caso, a documentação acadêmica a ser apresentada no processo seletivo deve estar devidamente traduzida. </text:p>
      <text:p text:style-name="Texto_20_Normal">Nesta modalidade o candidato deverá ter índice de aprovação de, no mínimo, o equivalente a 2 (dois) semestres letivos do curso de destino com aprovação de 90% (noventa por cento) no curso de origem, a ser comprovada no ato da inscrição.</text:p>
      <text:p text:style-name="Texto_20_Normal">A seleção do candidato pertencente a esta modalidade será feita por meio de provas, via edital.</text:p>
      <text:p text:style-name="P57"/>
      <text:h text:style-name="Heading_20_2" text:outline-level="2"><text:bookmark-start text:name="__RefHeading___Toc372725002"/>Exame de Proficiência<text:bookmark-end text:name="__RefHeading___Toc372725002"/></text:h>
      <text:p text:style-name="Texto_20_Normal">Os alunos regularmente matriculados poderão solicitar aproveitamento de conhecimentos de acordo com o Regulamento Acadêmico dos Cursos de Graduação do IFG e segundo os procedimentos constantes do Regulamento do Exame de Proficiência. O exame de proficiência será elaborado e aplicado pelo professor da disciplina. </text:p>
      <text:p text:style-name="P46"/>
      <text:h text:style-name="Heading_20_2" text:outline-level="2"><text:bookmark-start text:name="__RefHeading___Toc372725003"/>Dispensa<text:bookmark-end text:name="__RefHeading___Toc372725003"/></text:h>
      <text:p text:style-name="Texto_20_Normal">Os alunos detentores de diplomas de graduação (curso superior) e pós-graduação (<text:span text:style-name="T68">Lato Sensu</text:span> e <text:span text:style-name="T68">Stricto Sensu</text:span>) serão examinados por meio dos seus históricos escolares e ementas dos cursos aos quais foram diplomados. Cada disciplina será avaliada levando em consideração a ementa, a carga horária e nota mínima. Para análise da ementa será considerada 75% (setenta e cinco por cento) do conteúdo programático e da carga horária. Quando ocorrer de o conteúdo programático do curso de origem ser compatível com o curso de destino, e a carga horária ser inferior à exigida, o candidato será direcionado ao item 4.2 deste documento, a critério da coordenação de curso.</text:p>
      <text:p text:style-name="P104"/>
      <text:p text:style-name="P79"/>
      <text:h text:style-name="P216" text:outline-level="1"><text:bookmark-start text:name="__RefHeading___Toc372725004"/>ORGANIZAÇÃO CURRICULAR<text:bookmark-end text:name="__RefHeading___Toc372725004"/></text:h>
      <text:h text:style-name="P208" text:outline-level="2"><text:bookmark-start text:name="__RefHeading___Toc372725005"/>Matriz Curricular<text:bookmark-end text:name="__RefHeading___Toc372725005"/></text:h>
      <text:h text:style-name="P222" text:outline-level="3" text:is-list-header="true"/>
      <text:p text:style-name="P203"><draw:frame draw:style-name="fr3" draw:name="Object1" text:anchor-type="paragraph" svg:width="6.5217in" svg:height="7.7417in" draw:z-index="8"><draw:object xlink:href="./Object 1" xlink:type="simple" xlink:show="embed" xlink:actuate="onLoad"/><draw:image xlink:href="./ObjectReplacements/Object 1" xlink:type="simple" xlink:show="embed" xlink:actuate="onLoad"/></draw:frame></text:p>
      <text:h text:style-name="P221" text:outline-level="3"/>
      <text:h text:style-name="P223" text:outline-level="3"><text:bookmark-start text:name="__RefHeading___Toc372725007"/>Disciplinas Optativas<text:bookmark-end text:name="__RefHeading___Toc372725007"/></text:h>
      <text:p text:style-name="Texto_20_Normal"/>
      <text:p text:style-name="Texto_20_Normal">No<text:span text:style-name="T127"> </text:span>que<text:span text:style-name="T129"> </text:span>se<text:span text:style-name="T127"> </text:span><text:span text:style-name="T131">r</text:span><text:span text:style-name="T135">e</text:span><text:span text:style-name="T131">f</text:span><text:span text:style-name="T135">e</text:span><text:span text:style-name="T131">r</text:span>e<text:span text:style-name="T129"> </text:span><text:span text:style-name="T135">à</text:span>s<text:span text:style-name="T139"> </text:span><text:span text:style-name="T140">d</text:span><text:span text:style-name="T144">i</text:span>s<text:span text:style-name="T131">c</text:span><text:span text:style-name="T144">i</text:span>p<text:span text:style-name="T144">li</text:span>n<text:span text:style-name="T131">a</text:span>s<text:span text:style-name="T147"> </text:span>op<text:span text:style-name="T144">t</text:span><text:span text:style-name="T131">a</text:span><text:span text:style-name="T144">ti</text:span>v<text:span text:style-name="T131">a</text:span>s, o <text:span text:style-name="T131">a</text:span><text:span text:style-name="T144">l</text:span>uno<text:span text:style-name="T149"> </text:span>d<text:span text:style-name="T150">e</text:span><text:span text:style-name="T135">v</text:span>erá<text:span text:style-name="T129"> </text:span><text:span text:style-name="T131">c</text:span>u<text:span text:style-name="T144">m</text:span>p<text:span text:style-name="T131">r</text:span><text:span text:style-name="T144">i</text:span>r<text:span text:style-name="T129"> </text:span><text:span text:style-name="T130">uma </text:span><text:span text:style-name="T135">c</text:span><text:span text:style-name="T131">a</text:span><text:span text:style-name="T150">r</text:span><text:span text:style-name="T140">g</text:span>a<text:span text:style-name="T152"> </text:span>ho<text:span text:style-name="T131">r</text:span><text:span text:style-name="T135">á</text:span><text:span text:style-name="T131">r</text:span><text:span text:style-name="T144">i</text:span>a<text:span text:style-name="T153"> </text:span><text:span text:style-name="T144">mí</text:span>n<text:span text:style-name="T140">i</text:span><text:span text:style-name="T144">m</text:span>a<text:span text:style-name="T152"> </text:span>de<text:span text:style-name="T127"> </text:span><text:span text:style-name="T128">27</text:span><text:span text:style-name="T129"> </text:span>horas, <text:span text:style-name="T287">optando por pelo menos uma disciplina da área de humanidades conforme quadro aseguir.</text:span></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table:number-columns-spanned="2" office:value-type="string">
            <text:p text:style-name="P39">Disciplinas Optativas</text:p>
          </table:table-cell>
          <table:covered-table-cell/>
          <table:table-cell table:style-name="Table2.A1" office:value-type="string">
            <text:p text:style-name="P39">Pré-requisito</text:p>
          </table:table-cell>
          <table:table-cell table:style-name="Table2.D1" office:value-type="string">
            <text:p text:style-name="P40"><text:span text:style-name="T29">CHT</text:span><text:span text:style-name="T70">1<text:line-break/>Hora Relógio</text:span></text:p>
          </table:table-cell>
        </table:table-row>
        <table:table-row table:style-name="Table2.2">
          <table:table-cell table:style-name="Table2.A2" office:value-type="string">
            <text:p text:style-name="P30">38</text:p>
          </table:table-cell>
          <table:table-cell table:style-name="Table2.B2" office:value-type="string">
            <text:p text:style-name="P26">Libras</text:p>
          </table:table-cell>
          <table:table-cell table:style-name="Table2.C2" office:value-type="string">
            <text:p text:style-name="P25">-</text:p>
          </table:table-cell>
          <table:table-cell table:style-name="Table2.D2" office:value-type="string">
            <text:p text:style-name="P25">27</text:p>
          </table:table-cell>
        </table:table-row>
        <table:table-row table:style-name="Table2.2">
          <table:table-cell table:style-name="Table2.A3" office:value-type="string">
            <text:p text:style-name="P30">39</text:p>
          </table:table-cell>
          <table:table-cell table:style-name="Table2.B3" office:value-type="string">
            <text:p text:style-name="P26">Relações Étnico-Raciais, História e Cultura Afro-Brasileira e Indígena</text:p>
          </table:table-cell>
          <table:table-cell table:style-name="Table2.C3" office:value-type="string">
            <text:p text:style-name="P25">-</text:p>
          </table:table-cell>
          <table:table-cell table:style-name="Table2.D3" office:value-type="string">
            <text:p text:style-name="P25">27</text:p>
          </table:table-cell>
        </table:table-row>
        <table:table-row table:style-name="Table2.2">
          <table:table-cell table:style-name="Table2.A4" table:number-columns-spanned="3" office:value-type="string">
            <text:p text:style-name="P30">Carga Horária Total</text:p>
          </table:table-cell>
          <table:covered-table-cell/>
          <table:covered-table-cell/>
          <table:table-cell table:style-name="Table2.D4" office:value-type="string">
            <text:p text:style-name="P27">135</text:p>
          </table:table-cell>
        </table:table-row>
        <table:table-row table:style-name="Table2.5">
          <table:table-cell table:style-name="Table2.A5" table:number-columns-spanned="4" office:value-type="string">
            <text:p text:style-name="P29"><text:span text:style-name="T126">1 </text:span><text:span text:style-name="T90">CHT: Carga Horária Total em Hora/Aula.</text:span></text:p>
          </table:table-cell>
          <table:covered-table-cell/>
          <table:covered-table-cell/>
          <table:covered-table-cell/>
        </table:table-row>
        <table:table-row table:style-name="Table2.5">
          <table:table-cell table:style-name="Table2.A6" table:number-columns-spanned="4" office:value-type="string">
            <text:p text:style-name="P199"/>
          </table:table-cell>
          <table:covered-table-cell/>
          <table:covered-table-cell/>
          <table:covered-table-cell/>
        </table:table-row>
      </table:table>
      <text:p text:style-name="P165"/>
      <text:h text:style-name="Heading_20_3" text:outline-level="3">Componentes Eletivos</text:h>
      <text:p text:style-name="Texto_20_Normal"><text:span text:style-name="T49">Componentes</text:span><text:span text:style-name="T287"> eletivos são as disciplinas que fazem parte da carga horária obrigatória, cuja oferta pode variar de acordo com fatores como: disponibilidade de professores especialistas em diferentes áreas e tendências de Tecnologia da Informação. Dessa forma, além de garantir componentes curriculares mínimos, o curso se torna dinâmico e capaz de acompanhar as atualizações do setor de tecnologia e mercado de trabalho.</text:span></text:p>
      <text:p text:style-name="Texto_20_Normal"><text:tab/></text:p>
      <text:h text:style-name="Heading_20_3" text:outline-level="3"><text:bookmark-start text:name="__RefHeading___Toc372725008"/>Carga Horária Total<text:bookmark-end text:name="__RefHeading___Toc372725008"/></text:h>
      <text:p text:style-name="Texto_20_Normal"><text:span text:style-name="T288">O</text:span> curso atende aos percentuais mínimos <text:span text:style-name="T288">totais e parciais </text:span>de horas com relação aos núcleos, conforme <text:span text:style-name="T288">os</text:span> Parecer<text:span text:style-name="T288">es</text:span> CNE/CES nº 436/2001, CNE/CP nº 29/2002 e a Resolução CNE/CP nº 03/2002.</text:p>
      <text:p text:style-name="Texto_20_Normal"/>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Detalhamento do Curso</text:p>
          </table:table-cell>
          <table:table-cell table:style-name="Table1.A1" office:value-type="string">
            <text:p text:style-name="P34">CH<text:line-break/>Hora Relógio</text:p>
          </table:table-cell>
          <table:table-cell table:style-name="Table1.C1" office:value-type="string">
            <text:p text:style-name="P34">Percentual da <text:line-break/>Carga Horária</text:p>
          </table:table-cell>
        </table:table-row>
        <table:table-row table:style-name="Table1.2">
          <table:table-cell table:style-name="Table1.A2" office:value-type="string">
            <text:p text:style-name="P31">Núcleo Básico</text:p>
          </table:table-cell>
          <table:table-cell table:style-name="Table1.B2" office:value-type="string">
            <text:p text:style-name="P32">sud</text:p>
          </table:table-cell>
          <table:table-cell table:style-name="Table1.C2" office:value-type="string">
            <text:p text:style-name="P30"/>
          </table:table-cell>
        </table:table-row>
        <table:table-row table:style-name="Table1.2">
          <table:table-cell table:style-name="Table1.A3" office:value-type="string">
            <text:p text:style-name="P31">Núcleo Profissionalizante e Específico</text:p>
          </table:table-cell>
          <table:table-cell table:style-name="Table1.B3" office:value-type="string">
            <text:p text:style-name="P30"/>
          </table:table-cell>
          <table:table-cell table:style-name="Table1.C3" office:value-type="string">
            <text:p text:style-name="P30"/>
          </table:table-cell>
        </table:table-row>
        <table:table-row table:style-name="Table1.2">
          <table:table-cell table:style-name="Table1.A4" office:value-type="string">
            <text:p text:style-name="P31">Atividades Complementares</text:p>
          </table:table-cell>
          <table:table-cell table:style-name="Table1.B4" office:value-type="string">
            <text:p text:style-name="P30"/>
          </table:table-cell>
          <table:table-cell table:style-name="Table1.C4" office:value-type="string">
            <text:p text:style-name="P30"/>
          </table:table-cell>
        </table:table-row>
        <table:table-row table:style-name="Table1.2">
          <table:table-cell table:style-name="Table1.A5" office:value-type="string">
            <text:p text:style-name="P31">Trabalho de Conclusão de Curso</text:p>
          </table:table-cell>
          <table:table-cell table:style-name="Table1.B5" office:value-type="string">
            <text:p text:style-name="P32">108</text:p>
          </table:table-cell>
          <table:table-cell table:style-name="Table1.C5" office:value-type="string">
            <text:p text:style-name="P32">-</text:p>
          </table:table-cell>
        </table:table-row>
        <table:table-row table:style-name="Table1.6">
          <table:table-cell table:style-name="Table1.A6" office:value-type="string">
            <text:p text:style-name="P33">Total de Horas</text:p>
          </table:table-cell>
          <table:table-cell table:style-name="Table1.A6" office:value-type="string">
            <text:p text:style-name="P33"/>
          </table:table-cell>
          <table:table-cell table:style-name="Table1.C6" office:value-type="string">
            <text:p text:style-name="P33"/>
          </table:table-cell>
        </table:table-row>
      </table:table>
      <text:p text:style-name="P168"/>
      <text:p text:style-name="Legenda"><text:bookmark-start text:name="_Ref369386925"/>Quadro <text:sequence text:ref-name="refQuadro0" text:name="Quadro" text:formula="ooow:Quadro+1" style:num-format="1">1</text:sequence><text:bookmark-end text:name="_Ref369386925"/> - Carga Horária Total </text:p>
      <text:h text:style-name="Heading_20_3" text:outline-level="3"><text:bookmark-start text:name="__RefHeading___Toc372725009"/>Fluxograma do Curso<text:bookmark-end text:name="__RefHeading___Toc372725009"/></text:h>
      <text:p text:style-name="Texto_20_Normal">O fluxograma do curso, apresentado a seguir, é apenas uma sugestão de caminho a ser percorrido, por período, pelo estudante. Ele completará sua formação da forma que lhe for mais conveniente, contando com a orientação da Coordenação do Curso, devendo obedecer a carga horária mínima e às necessidades de pré-requisitos que as várias disciplinas e atividades demandam.</text:p>
      <text:p text:style-name="P171"><draw:frame draw:style-name="fr2" draw:name="Imagem 1" text:anchor-type="char" svg:x="-0.7972in" svg:y="-0.5965in" svg:width="7.8854in" svg:height="9.8661in" draw:z-index="0"><draw:image xlink:href="Pictures/20000C3F000057F100006AF729943FA642C075F0.wmf" xlink:type="simple" xlink:show="embed" xlink:actuate="onLoad"/><draw:contour-polygon svg:width="8.8677in" svg:height="10.763in" svg:viewBox="0 0 22524 27338" draw:points="-11,0 -11,27338 22513,27338 22513,0" draw:recreate-on-edit="false"/></draw:frame><text:soft-page-break/></text:p>
      <text:p text:style-name="Texto_20_Normal"/>
      <text:p text:style-name="Texto_20_Normal"/>
      <text:h text:style-name="Heading_20_2" text:outline-level="2"><text:bookmark-start text:name="__RefHeading___Toc372725010"/><text:soft-page-break/>Estágio Supervisionado<text:bookmark-end text:name="__RefHeading___Toc372725010"/></text:h>
      <text:p text:style-name="P106"><text:span text:style-name="T91">D</text:span><text:span text:style-name="T92">e</text:span><text:span text:style-name="T93"> </text:span><text:span text:style-name="T94">ac</text:span><text:span text:style-name="T91">o</text:span><text:span text:style-name="T94">r</text:span><text:span text:style-name="T92">do</text:span><text:span text:style-name="T94"> c</text:span><text:span text:style-name="T92">om</text:span><text:span text:style-name="T94"> o Art. 1 d</text:span><text:span text:style-name="T92">a</text:span><text:span text:style-name="T91"> </text:span><text:span text:style-name="T93">L</text:span><text:span text:style-name="T94">e</text:span><text:span text:style-name="T92">i</text:span><text:span text:style-name="T95"> </text:span><text:span text:style-name="T92">Nº 1788</text:span><text:span text:style-name="T95">/</text:span><text:span text:style-name="T92">08,</text:span><text:span text:style-name="T96"> </text:span><text:span text:style-name="T92">de</text:span><text:span text:style-name="T97"> </text:span><text:span text:style-name="T92">25</text:span><text:span text:style-name="T97"> </text:span><text:span text:style-name="T92">de</text:span><text:span text:style-name="T97"> </text:span><text:span text:style-name="T92">s</text:span><text:span text:style-name="T94">e</text:span><text:span text:style-name="T98">t</text:span><text:span text:style-name="T94">e</text:span><text:span text:style-name="T98">m</text:span><text:span text:style-name="T91">b</text:span><text:span text:style-name="T94">r</text:span><text:span text:style-name="T92">o</text:span><text:span text:style-name="T97"> </text:span><text:span text:style-name="T92">de</text:span><text:span text:style-name="T97"> </text:span><text:span text:style-name="T92">2008,</text:span></text:p>
      <text:p text:style-name="P107"><text:span text:style-name="T72">E</text:span><text:span text:style-name="T73">s</text:span><text:span text:style-name="T74">tá</text:span><text:span text:style-name="T72">g</text:span><text:span text:style-name="T74">io</text:span><text:span text:style-name="T72"> </text:span><text:span text:style-name="T74">é</text:span><text:span text:style-name="T72"> </text:span><text:span text:style-name="T74">ato e</text:span><text:span text:style-name="T72">d</text:span><text:span text:style-name="T73">u</text:span><text:span text:style-name="T74">ca</text:span><text:span text:style-name="T75">t</text:span><text:span text:style-name="T74">i</text:span><text:span text:style-name="T73">v</text:span><text:span text:style-name="T74">o</text:span><text:span text:style-name="T75"> </text:span><text:span text:style-name="T74">e</text:span><text:span text:style-name="T75">s</text:span><text:span text:style-name="T76">c</text:span><text:span text:style-name="T72">o</text:span><text:span text:style-name="T74">lar</text:span><text:span text:style-name="T75"> s</text:span><text:span text:style-name="T73">u</text:span><text:span text:style-name="T72">p</text:span><text:span text:style-name="T74">e</text:span><text:span text:style-name="T72">r</text:span><text:span text:style-name="T73">v</text:span><text:span text:style-name="T75">i</text:span><text:span text:style-name="T73">s</text:span><text:span text:style-name="T74">i</text:span><text:span text:style-name="T72">on</text:span><text:span text:style-name="T76">a</text:span><text:span text:style-name="T72">do</text:span><text:span text:style-name="T74">,</text:span><text:span text:style-name="T72"> d</text:span><text:span text:style-name="T74">e</text:span><text:span text:style-name="T73">s</text:span><text:span text:style-name="T74">e</text:span><text:span text:style-name="T72">n</text:span><text:span text:style-name="T73">v</text:span><text:span text:style-name="T72">o</text:span><text:span text:style-name="T74">l</text:span><text:span text:style-name="T73">v</text:span><text:span text:style-name="T74">i</text:span><text:span text:style-name="T72">d</text:span><text:span text:style-name="T74">o</text:span><text:span text:style-name="T77"> </text:span><text:span text:style-name="T73">n</text:span><text:span text:style-name="T74">o</text:span><text:span text:style-name="T72"> </text:span><text:span text:style-name="T77">a</text:span><text:span text:style-name="T78">m</text:span><text:span text:style-name="T72">b</text:span><text:span text:style-name="T74">i</text:span><text:span text:style-name="T77">e</text:span><text:span text:style-name="T73">n</text:span><text:span text:style-name="T74">te</text:span><text:span text:style-name="T77"> </text:span><text:span text:style-name="T73">d</text:span><text:span text:style-name="T74">e t</text:span><text:span text:style-name="T72">r</text:span><text:span text:style-name="T74">a</text:span><text:span text:style-name="T72">b</text:span><text:span text:style-name="T74">al</text:span><text:span text:style-name="T73">h</text:span><text:span text:style-name="T72">o</text:span><text:span text:style-name="T74">,</text:span><text:span text:style-name="T79"> </text:span><text:span text:style-name="T73">q</text:span><text:span text:style-name="T72">u</text:span><text:span text:style-name="T74">e </text:span><text:span text:style-name="T73">v</text:span><text:span text:style-name="T75">i</text:span><text:span text:style-name="T80">s</text:span><text:span text:style-name="T74">a</text:span><text:span text:style-name="T81"> </text:span><text:span text:style-name="T74">à</text:span><text:span text:style-name="T82"> </text:span><text:span text:style-name="T73">p</text:span><text:span text:style-name="T72">r</text:span><text:span text:style-name="T74">e</text:span><text:span text:style-name="T72">p</text:span><text:span text:style-name="T74">a</text:span><text:span text:style-name="T72">r</text:span><text:span text:style-name="T74">aç</text:span><text:span text:style-name="T76">ã</text:span><text:span text:style-name="T74">o</text:span><text:span text:style-name="T81"> </text:span><text:span text:style-name="T72">p</text:span><text:span text:style-name="T76">a</text:span><text:span text:style-name="T72">r</text:span><text:span text:style-name="T74">a</text:span><text:span text:style-name="T82"> </text:span><text:span text:style-name="T74">o</text:span><text:span text:style-name="T83"> </text:span><text:span text:style-name="T80">t</text:span><text:span text:style-name="T72">r</text:span><text:span text:style-name="T74">a</text:span><text:span text:style-name="T72">b</text:span><text:span text:style-name="T74">al</text:span><text:span text:style-name="T73">h</text:span><text:span text:style-name="T74">o</text:span><text:span text:style-name="T81"> </text:span><text:span text:style-name="T73">p</text:span><text:span text:style-name="T72">rod</text:span><text:span text:style-name="T73">u</text:span><text:span text:style-name="T74">t</text:span><text:span text:style-name="T75">i</text:span><text:span text:style-name="T73">v</text:span><text:span text:style-name="T74">o</text:span><text:span text:style-name="T83"> </text:span><text:span text:style-name="T72">d</text:span><text:span text:style-name="T74">e</text:span><text:span text:style-name="T83"> </text:span><text:span text:style-name="T74">e</text:span><text:span text:style-name="T72">d</text:span><text:span text:style-name="T73">u</text:span><text:span text:style-name="T74">c</text:span><text:span text:style-name="T77">a</text:span><text:span text:style-name="T73">n</text:span><text:span text:style-name="T72">do</text:span><text:span text:style-name="T74">s</text:span><text:span text:style-name="T84"> </text:span><text:span text:style-name="T72">q</text:span><text:span text:style-name="T73">u</text:span><text:span text:style-name="T74">e</text:span><text:span text:style-name="T82"> </text:span><text:span text:style-name="T74">e</text:span><text:span text:style-name="T73">s</text:span><text:span text:style-name="T74">te</text:span><text:span text:style-name="T75">j</text:span><text:span text:style-name="T77">a</text:span><text:span text:style-name="T74">m</text:span><text:span text:style-name="T85"> </text:span><text:span text:style-name="T73">f</text:span><text:span text:style-name="T72">r</text:span><text:span text:style-name="T74">e</text:span><text:span text:style-name="T72">qu</text:span><text:span text:style-name="T74">e</text:span><text:span text:style-name="T73">n</text:span><text:span text:style-name="T74">t</text:span><text:span text:style-name="T77">a</text:span><text:span text:style-name="T78">n</text:span><text:span text:style-name="T79">d</text:span><text:span text:style-name="T74">o</text:span><text:span text:style-name="T83"> </text:span><text:span text:style-name="T74">o e</text:span><text:span text:style-name="T72">n</text:span><text:span text:style-name="T73">s</text:span><text:span text:style-name="T74">i</text:span><text:span text:style-name="T73">n</text:span><text:span text:style-name="T74">o</text:span><text:span text:style-name="T86"> </text:span><text:span text:style-name="T72">r</text:span><text:span text:style-name="T77">e</text:span><text:span text:style-name="T73">gu</text:span><text:span text:style-name="T74">lar</text:span><text:span text:style-name="T87"> </text:span><text:span text:style-name="T77">e</text:span><text:span text:style-name="T74">m </text:span><text:span text:style-name="T75">i</text:span><text:span text:style-name="T73">n</text:span><text:span text:style-name="T75">s</text:span><text:span text:style-name="T80">t</text:span><text:span text:style-name="T74">i</text:span><text:span text:style-name="T75">t</text:span><text:span text:style-name="T73">u</text:span><text:span text:style-name="T74">iç</text:span><text:span text:style-name="T72">õ</text:span><text:span text:style-name="T77">e</text:span><text:span text:style-name="T74">s</text:span><text:span text:style-name="T77"> </text:span><text:span text:style-name="T72">d</text:span><text:span text:style-name="T74">e</text:span><text:span text:style-name="T79"> </text:span><text:span text:style-name="T74">e</text:span><text:span text:style-name="T72">d</text:span><text:span text:style-name="T73">u</text:span><text:span text:style-name="T74">cação</text:span><text:span text:style-name="T88"> </text:span><text:span text:style-name="T75">s</text:span><text:span text:style-name="T78">u</text:span><text:span text:style-name="T72">p</text:span><text:span text:style-name="T77">e</text:span><text:span text:style-name="T73">r</text:span><text:span text:style-name="T74">i</text:span><text:span text:style-name="T72">o</text:span><text:span text:style-name="T89">r</text:span><text:span text:style-name="T74">,</text:span><text:span text:style-name="T79"> </text:span><text:span text:style-name="T73">d</text:span><text:span text:style-name="T74">e</text:span><text:span text:style-name="T79"> </text:span><text:span text:style-name="T74">e</text:span><text:span text:style-name="T79">d</text:span><text:span text:style-name="T78">u</text:span><text:span text:style-name="T74">c</text:span><text:span text:style-name="T77">a</text:span><text:span text:style-name="T74">ç</text:span><text:span text:style-name="T76">ã</text:span><text:span text:style-name="T74">o</text:span><text:span text:style-name="T88"> </text:span><text:span text:style-name="T72">pro</text:span><text:span text:style-name="T73">f</text:span><text:span text:style-name="T75">i</text:span><text:span text:style-name="T73">ss</text:span><text:span text:style-name="T74">i</text:span><text:span text:style-name="T79">o</text:span><text:span text:style-name="T78">n</text:span><text:span text:style-name="T77">a</text:span><text:span text:style-name="T74">l,</text:span><text:span text:style-name="T79"> </text:span><text:span text:style-name="T72">d</text:span><text:span text:style-name="T74">e</text:span><text:span text:style-name="T79"> </text:span><text:span text:style-name="T74">e</text:span><text:span text:style-name="T73">n</text:span><text:span text:style-name="T75">s</text:span><text:span text:style-name="T74">i</text:span><text:span text:style-name="T73">n</text:span><text:span text:style-name="T74">o </text:span><text:span text:style-name="T73">m</text:span><text:span text:style-name="T74">é</text:span><text:span text:style-name="T72">d</text:span><text:span text:style-name="T74">i</text:span><text:span text:style-name="T72">o</text:span><text:span text:style-name="T74">,</text:span><text:span text:style-name="T77"> </text:span><text:span text:style-name="T72">d</text:span><text:span text:style-name="T74">a</text:span><text:span text:style-name="T79"> </text:span><text:span text:style-name="T76">e</text:span><text:span text:style-name="T72">du</text:span><text:span text:style-name="T76">c</text:span><text:span text:style-name="T74">ação</text:span><text:span text:style-name="T88"> </text:span><text:span text:style-name="T74">e</text:span><text:span text:style-name="T73">s</text:span><text:span text:style-name="T72">p</text:span><text:span text:style-name="T74">ecial</text:span><text:span text:style-name="T77"> </text:span><text:span text:style-name="T74">e</text:span><text:span text:style-name="T72"> do</text:span><text:span text:style-name="T74">s </text:span><text:span text:style-name="T77">a</text:span><text:span text:style-name="T73">n</text:span><text:span text:style-name="T72">o</text:span><text:span text:style-name="T74">s </text:span><text:span text:style-name="T72">f</text:span><text:span text:style-name="T75">i</text:span><text:span text:style-name="T78">n</text:span><text:span text:style-name="T77">a</text:span><text:span text:style-name="T74">is</text:span><text:span text:style-name="T77"> </text:span><text:span text:style-name="T72">d</text:span><text:span text:style-name="T74">o</text:span><text:span text:style-name="T75"> </text:span><text:span text:style-name="T74">e</text:span><text:span text:style-name="T72">n</text:span><text:span text:style-name="T80">s</text:span><text:span text:style-name="T75">i</text:span><text:span text:style-name="T73">n</text:span><text:span text:style-name="T74">o</text:span><text:span text:style-name="T88"> </text:span><text:span text:style-name="T72">f</text:span><text:span text:style-name="T73">un</text:span><text:span text:style-name="T72">d</text:span><text:span text:style-name="T77">a</text:span><text:span text:style-name="T73">m</text:span><text:span text:style-name="T74">e</text:span><text:span text:style-name="T72">n</text:span><text:span text:style-name="T74">tal,</text:span><text:span text:style-name="T79"> </text:span><text:span text:style-name="T73">n</text:span><text:span text:style-name="T74">a</text:span><text:span text:style-name="T79"> </text:span><text:span text:style-name="T73">mo</text:span><text:span text:style-name="T72">d</text:span><text:span text:style-name="T77">a</text:span><text:span text:style-name="T74">li</text:span><text:span text:style-name="T72">d</text:span><text:span text:style-name="T74">a</text:span><text:span text:style-name="T73">d</text:span><text:span text:style-name="T74">e </text:span><text:span text:style-name="T73">p</text:span><text:span text:style-name="T72">rof</text:span><text:span text:style-name="T74">i</text:span><text:span text:style-name="T73">ss</text:span><text:span text:style-name="T74">i</text:span><text:span text:style-name="T72">on</text:span><text:span text:style-name="T74">al </text:span><text:span text:style-name="T72">d</text:span><text:span text:style-name="T74">a </text:span><text:span text:style-name="T76">e</text:span><text:span text:style-name="T79">d</text:span><text:span text:style-name="T73">u</text:span><text:span text:style-name="T74">caç</text:span><text:span text:style-name="T76">ã</text:span><text:span text:style-name="T74">o</text:span><text:span text:style-name="T72"> d</text:span><text:span text:style-name="T74">e j</text:span><text:span text:style-name="T72">o</text:span><text:span text:style-name="T73">v</text:span><text:span text:style-name="T77">e</text:span><text:span text:style-name="T73">n</text:span><text:span text:style-name="T74">s</text:span><text:span text:style-name="T73"> </text:span><text:span text:style-name="T74">e a</text:span><text:span text:style-name="T72">du</text:span><text:span text:style-name="T74">l</text:span><text:span text:style-name="T80">t</text:span><text:span text:style-name="T79">o</text:span><text:span text:style-name="T73">s (</text:span><text:span text:style-name="T75">BR</text:span><text:span text:style-name="T76">A</text:span><text:span text:style-name="T74">S</text:span><text:span text:style-name="T77">I</text:span><text:span text:style-name="T76">L</text:span><text:span text:style-name="T74">,</text:span><text:span text:style-name="T75"> </text:span><text:span text:style-name="T73">2</text:span><text:span text:style-name="T72">00</text:span><text:span text:style-name="T73">8, p. 1</text:span><text:span text:style-name="T74">).</text:span></text:p>
      <text:p text:style-name="P106"><text:span text:style-name="T91">D</text:span><text:span text:style-name="T94">e</text:span><text:span text:style-name="T92">ssa</text:span><text:span text:style-name="T99"> </text:span><text:span text:style-name="T97">m</text:span><text:span text:style-name="T91">a</text:span><text:span text:style-name="T92">n</text:span><text:span text:style-name="T94">e</text:span><text:span text:style-name="T98">i</text:span><text:span text:style-name="T94">ra</text:span><text:span text:style-name="T92">,</text:span><text:span text:style-name="T100"> </text:span><text:span text:style-name="T92">o</text:span><text:span text:style-name="T99"> </text:span><text:span text:style-name="T94">e</text:span><text:span text:style-name="T92">s</text:span><text:span text:style-name="T98">t</text:span><text:span text:style-name="T91">á</text:span><text:span text:style-name="T97">g</text:span><text:span text:style-name="T98">i</text:span><text:span text:style-name="T92">o</text:span><text:span text:style-name="T99"> </text:span><text:span text:style-name="T92">supervisionado, de caráter não obrigatório,</text:span><text:span text:style-name="T101"> </text:span><text:span text:style-name="T92">v</text:span><text:span text:style-name="T97">i</text:span><text:span text:style-name="T92">sa</text:span><text:span text:style-name="T100"> </text:span><text:span text:style-name="T92">à</text:span><text:span text:style-name="T102"> </text:span><text:span text:style-name="T98">i</text:span><text:span text:style-name="T97">n</text:span><text:span text:style-name="T95">s</text:span><text:span text:style-name="T94">er</text:span><text:span text:style-name="T91">ç</text:span><text:span text:style-name="T94">ã</text:span><text:span text:style-name="T92">o</text:span><text:span text:style-name="T99"> </text:span><text:span text:style-name="T92">do</text:span><text:span text:style-name="T101"> </text:span><text:span text:style-name="T94">e</text:span><text:span text:style-name="T92">s</text:span><text:span text:style-name="T98">t</text:span><text:span text:style-name="T92">ud</text:span><text:span text:style-name="T94">a</text:span><text:span text:style-name="T92">n</text:span><text:span text:style-name="T98">t</text:span><text:span text:style-name="T92">e</text:span><text:span text:style-name="T101"> </text:span><text:span text:style-name="T92">no</text:span><text:span text:style-name="T97"> </text:span><text:span text:style-name="T98">m</text:span><text:span text:style-name="T94">er</text:span><text:span text:style-name="T91">c</text:span><text:span text:style-name="T94">a</text:span><text:span text:style-name="T92">do de </text:span><text:span text:style-name="T97">t</text:span><text:span text:style-name="T94">r</text:span><text:span text:style-name="T91">a</text:span><text:span text:style-name="T92">b</text:span><text:span text:style-name="T94">a</text:span><text:span text:style-name="T98">l</text:span><text:span text:style-name="T92">ho de Tecnologia da Informação, p</text:span><text:span text:style-name="T94">r</text:span><text:span text:style-name="T92">o</text:span><text:span text:style-name="T97">m</text:span><text:span text:style-name="T92">o</text:span><text:span text:style-name="T91">v</text:span><text:span text:style-name="T94">e</text:span><text:span text:style-name="T92">ndo a p</text:span><text:span text:style-name="T97">o</text:span><text:span text:style-name="T92">ss</text:span><text:span text:style-name="T98">i</text:span><text:span text:style-name="T92">b</text:span><text:span text:style-name="T98">i</text:span><text:span text:style-name="T97">l</text:span><text:span text:style-name="T98">i</text:span><text:span text:style-name="T92">d</text:span><text:span text:style-name="T91">a</text:span><text:span text:style-name="T92">de </text:span><text:span text:style-name="T91">d</text:span><text:span text:style-name="T92">a </text:span><text:span text:style-name="T94">a</text:span><text:span text:style-name="T92">p</text:span><text:span text:style-name="T98">li</text:span><text:span text:style-name="T94">ca</text:span><text:span text:style-name="T91">ç</text:span><text:span text:style-name="T94">ã</text:span><text:span text:style-name="T92">o de </text:span><text:span text:style-name="T94">c</text:span><text:span text:style-name="T92">onh</text:span><text:span text:style-name="T91">e</text:span><text:span text:style-name="T94">c</text:span><text:span text:style-name="T98">im</text:span><text:span text:style-name="T94">e</text:span><text:span text:style-name="T92">n</text:span><text:span text:style-name="T98">t</text:span><text:span text:style-name="T97">o</text:span><text:span text:style-name="T92">s e </text:span><text:span text:style-name="T94">f</text:span><text:span text:style-name="T91">e</text:span><text:span text:style-name="T94">rra</text:span><text:span text:style-name="T98">m</text:span><text:span text:style-name="T91">e</text:span><text:span text:style-name="T92">n</text:span><text:span text:style-name="T97">t</text:span><text:span text:style-name="T91">a</text:span><text:span text:style-name="T92">s </text:span><text:span text:style-name="T94">a</text:span><text:span text:style-name="T92">dqu</text:span><text:span text:style-name="T98">i</text:span><text:span text:style-name="T94">r</text:span><text:span text:style-name="T98">i</text:span><text:span text:style-name="T92">d</text:span><text:span text:style-name="T94">a</text:span><text:span text:style-name="T92">s </text:span><text:span text:style-name="T94">a</text:span><text:span text:style-name="T92">o </text:span><text:span text:style-name="T97">l</text:span><text:span text:style-name="T92">o</text:span><text:span text:style-name="T91">n</text:span><text:span text:style-name="T97">g</text:span><text:span text:style-name="T92">o de </text:span><text:span text:style-name="T98">t</text:span><text:span text:style-name="T92">odo o </text:span><text:span text:style-name="T94">a</text:span><text:span text:style-name="T92">p</text:span><text:span text:style-name="T91">r</text:span><text:span text:style-name="T94">e</text:span><text:span text:style-name="T92">nd</text:span><text:span text:style-name="T97">i</text:span><text:span text:style-name="T91">z</text:span><text:span text:style-name="T94">a</text:span><text:span text:style-name="T92">do </text:span><text:span text:style-name="T91">a</text:span><text:span text:style-name="T94">ca</text:span><text:span text:style-name="T92">d</text:span><text:span text:style-name="T94">ê</text:span><text:span text:style-name="T98">mi</text:span><text:span text:style-name="T94">c</text:span><text:span text:style-name="T92">o, b</text:span><text:span text:style-name="T94">e</text:span><text:span text:style-name="T92">m </text:span><text:span text:style-name="T94">c</text:span><text:span text:style-name="T92">o</text:span><text:span text:style-name="T98">m</text:span><text:span text:style-name="T92">o, </text:span><text:span text:style-name="T94">c</text:span><text:span text:style-name="T92">on</text:span><text:span text:style-name="T91">f</text:span><text:span text:style-name="T94">r</text:span><text:span text:style-name="T92">on</text:span><text:span text:style-name="T98">t</text:span><text:span text:style-name="T94">a</text:span><text:span text:style-name="T92">r</text:span><text:span text:style-name="T103"> </text:span><text:span text:style-name="T92">s</text:span><text:span text:style-name="T98">it</text:span><text:span text:style-name="T92">u</text:span><text:span text:style-name="T94">aç</text:span><text:span text:style-name="T92">õ</text:span><text:span text:style-name="T91">e</text:span><text:span text:style-name="T92">s p</text:span><text:span text:style-name="T94">rá</text:span><text:span text:style-name="T98">ti</text:span><text:span text:style-name="T94">ca</text:span><text:span text:style-name="T92">s </text:span><text:span text:style-name="T94">c</text:span><text:span text:style-name="T92">om</text:span><text:span text:style-name="T104"> </text:span><text:span text:style-name="T94">c</text:span><text:span text:style-name="T92">on</text:span><text:span text:style-name="T91">h</text:span><text:span text:style-name="T93">e</text:span><text:span text:style-name="T91">c</text:span><text:span text:style-name="T97">i</text:span><text:span text:style-name="T98">m</text:span><text:span text:style-name="T91">e</text:span><text:span text:style-name="T92">n</text:span><text:span text:style-name="T97">t</text:span><text:span text:style-name="T92">os </text:span><text:span text:style-name="T98">t</text:span><text:span text:style-name="T94">e</text:span><text:span text:style-name="T92">ó</text:span><text:span text:style-name="T94">r</text:span><text:span text:style-name="T98">i</text:span><text:span text:style-name="T94">c</text:span><text:span text:style-name="T92">os, </text:span><text:span text:style-name="T94">a</text:span><text:span text:style-name="T91">v</text:span><text:span text:style-name="T93">a</text:span><text:span text:style-name="T95">l</text:span><text:span text:style-name="T97">i</text:span><text:span text:style-name="T94">a</text:span><text:span text:style-name="T92">ndo</text:span><text:span text:style-name="T105"> </text:span><text:span text:style-name="T97">d</text:span><text:span text:style-name="T95">i</text:span><text:span text:style-name="T97">s</text:span><text:span text:style-name="T91">c</text:span><text:span text:style-name="T94">re</text:span><text:span text:style-name="T92">p</text:span><text:span text:style-name="T91">â</text:span><text:span text:style-name="T92">n</text:span><text:span text:style-name="T94">c</text:span><text:span text:style-name="T98">i</text:span><text:span text:style-name="T94">a</text:span><text:span text:style-name="T92">s e p</text:span><text:span text:style-name="T93">r</text:span><text:span text:style-name="T92">opondo</text:span><text:span text:style-name="T94"> </text:span><text:span text:style-name="T92">so</text:span><text:span text:style-name="T97">l</text:span><text:span text:style-name="T91">u</text:span><text:span text:style-name="T94">ç</text:span><text:span text:style-name="T92">õ</text:span><text:span text:style-name="T94">e</text:span><text:span text:style-name="T92">s </text:span><text:span text:style-name="T91">p</text:span><text:span text:style-name="T94">ar</text:span><text:span text:style-name="T92">a </text:span><text:span text:style-name="T91">a</text:span><text:span text:style-name="T92">s </text:span><text:span text:style-name="T98">m</text:span><text:span text:style-name="T94">e</text:span><text:span text:style-name="T92">s</text:span><text:span text:style-name="T98">m</text:span><text:span text:style-name="T94">a</text:span><text:span text:style-name="T92">s. Esse </text:span><text:span text:style-name="T94">c</text:span><text:span text:style-name="T92">on</text:span><text:span text:style-name="T98">t</text:span><text:span text:style-name="T94">a</text:span><text:span text:style-name="T98">t</text:span><text:span text:style-name="T92">o p</text:span><text:span text:style-name="T94">er</text:span><text:span text:style-name="T98">mit</text:span><text:span text:style-name="T92">e u</text:span><text:span text:style-name="T97">m</text:span><text:span text:style-name="T92">a</text:span><text:span text:style-name="T106"> </text:span><text:span text:style-name="T98">im</text:span><text:span text:style-name="T92">po</text:span><text:span text:style-name="T94">r</text:span><text:span text:style-name="T97">t</text:span><text:span text:style-name="T91">a</text:span><text:span text:style-name="T92">n</text:span><text:span text:style-name="T98">t</text:span><text:span text:style-name="T92">e</text:span><text:span text:style-name="T107"> </text:span><text:span text:style-name="T98">t</text:span><text:span text:style-name="T94">r</text:span><text:span text:style-name="T92">o</text:span><text:span text:style-name="T91">c</text:span><text:span text:style-name="T92">a de </text:span><text:span text:style-name="T94">e</text:span><text:span text:style-name="T92">xp</text:span><text:span text:style-name="T91">e</text:span><text:span text:style-name="T93">r</text:span><text:span text:style-name="T95">i</text:span><text:span text:style-name="T94">ê</text:span><text:span text:style-name="T92">n</text:span><text:span text:style-name="T94">c</text:span><text:span text:style-name="T98">i</text:span><text:span text:style-name="T94">a</text:span><text:span text:style-name="T92">s</text:span><text:span text:style-name="T108"> </text:span><text:span text:style-name="T94">c</text:span><text:span text:style-name="T92">om</text:span><text:span text:style-name="T94"> </text:span><text:span text:style-name="T92">p</text:span><text:span text:style-name="T94">r</text:span><text:span text:style-name="T92">o</text:span><text:span text:style-name="T94">f</text:span><text:span text:style-name="T98">i</text:span><text:span text:style-name="T92">ss</text:span><text:span text:style-name="T98">i</text:span><text:span text:style-name="T92">on</text:span><text:span text:style-name="T94">a</text:span><text:span text:style-name="T98">i</text:span><text:span text:style-name="T92">s</text:span><text:span text:style-name="T109"> </text:span><text:span text:style-name="T98">j</text:span><text:span text:style-name="T92">á</text:span><text:span text:style-name="T94"> </text:span><text:span text:style-name="T98">i</text:span><text:span text:style-name="T92">ns</text:span><text:span text:style-name="T94">er</text:span><text:span text:style-name="T98">i</text:span><text:span text:style-name="T92">dos</text:span><text:span text:style-name="T109"> </text:span><text:span text:style-name="T92">no</text:span><text:span text:style-name="T97"> </text:span><text:span text:style-name="T98">m</text:span><text:span text:style-name="T94">er</text:span><text:span text:style-name="T91">c</text:span><text:span text:style-name="T94">a</text:span><text:span text:style-name="T92">do,</text:span><text:span text:style-name="T93"> </text:span><text:span text:style-name="T91">b</text:span><text:span text:style-name="T93">e</text:span><text:span text:style-name="T92">m</text:span><text:span text:style-name="T91"> </text:span><text:span text:style-name="T93">c</text:span><text:span text:style-name="T92">o</text:span><text:span text:style-name="T98">m</text:span><text:span text:style-name="T92">o o</text:span><text:span text:style-name="T94"> </text:span><text:span text:style-name="T97">g</text:span><text:span text:style-name="T94">a</text:span><text:span text:style-name="T92">nho</text:span><text:span text:style-name="T97"> </text:span><text:span text:style-name="T92">de</text:span><text:span text:style-name="T97"> </text:span><text:span text:style-name="T91">c</text:span><text:span text:style-name="T92">onh</text:span><text:span text:style-name="T94">ec</text:span><text:span text:style-name="T98">im</text:span><text:span text:style-name="T94">e</text:span><text:span text:style-name="T92">n</text:span><text:span text:style-name="T98">t</text:span><text:span text:style-name="T92">os</text:span><text:span text:style-name="T110"> </text:span><text:span text:style-name="T94">e</text:span><text:span text:style-name="T92">sp</text:span><text:span text:style-name="T91">e</text:span><text:span text:style-name="T94">c</text:span><text:span text:style-name="T98">í</text:span><text:span text:style-name="T94">f</text:span><text:span text:style-name="T98">i</text:span><text:span text:style-name="T94">c</text:span><text:span text:style-name="T92">os. Além disso, o estágio possibilita ao estudante compreender a contextualização socioeconômica do campo profissional da Análise e Desenvolvimento de Sistemas.</text:span></text:p>
      <text:p text:style-name="P106"><text:span text:style-name="T98">P</text:span><text:span text:style-name="T94">a</text:span><text:span text:style-name="T91">r</text:span><text:span text:style-name="T92">a</text:span><text:span text:style-name="T91"> </text:span><text:span text:style-name="T92">a</text:span><text:span text:style-name="T111"> </text:span><text:span text:style-name="T94">rea</text:span><text:span text:style-name="T98">li</text:span><text:span text:style-name="T91">z</text:span><text:span text:style-name="T94">açã</text:span><text:span text:style-name="T92">o</text:span><text:span text:style-name="T112"> </text:span><text:span text:style-name="T92">do</text:span><text:span text:style-name="T95"> </text:span><text:span text:style-name="T94">e</text:span><text:span text:style-name="T92">s</text:span><text:span text:style-name="T98">t</text:span><text:span text:style-name="T94">á</text:span><text:span text:style-name="T92">g</text:span><text:span text:style-name="T98">i</text:span><text:span text:style-name="T92">o,</text:span><text:span text:style-name="T98"> </text:span><text:span text:style-name="T92">o</text:span><text:span text:style-name="T113"> </text:span><text:span text:style-name="T93">I</text:span><text:span text:style-name="T98">F</text:span><text:span text:style-name="T92">G - </text:span><text:span text:style-name="T98">Câmpus</text:span><text:span text:style-name="T113"> Formosa </text:span><text:span text:style-name="T92">pod</text:span><text:span text:style-name="T94">er</text:span><text:span text:style-name="T91">á</text:span><text:span text:style-name="T98">/</text:span><text:span text:style-name="T92">d</text:span><text:span text:style-name="T94">e</text:span><text:span text:style-name="T92">v</text:span><text:span text:style-name="T91">e</text:span><text:span text:style-name="T94">r</text:span><text:span text:style-name="T92">á</text:span><text:span text:style-name="T97"> </text:span><text:span text:style-name="T91">r</text:span><text:span text:style-name="T94">ec</text:span><text:span text:style-name="T92">o</text:span><text:span text:style-name="T91">r</text:span><text:span text:style-name="T94">r</text:span><text:span text:style-name="T91">e</text:span><text:span text:style-name="T92">r</text:span><text:span text:style-name="T91"> </text:span><text:span text:style-name="T94">a</text:span><text:span text:style-name="T92">os</text:span><text:span text:style-name="T97"> </text:span><text:span text:style-name="T92">s</text:span><text:span text:style-name="T94">er</text:span><text:span text:style-name="T92">v</text:span><text:span text:style-name="T98">i</text:span><text:span text:style-name="T94">ç</text:span><text:span text:style-name="T92">os</text:span><text:span text:style-name="T106"> </text:span><text:span text:style-name="T92">de </text:span><text:span text:style-name="T94">a</text:span><text:span text:style-name="T92">g</text:span><text:span text:style-name="T94">e</text:span><text:span text:style-name="T92">n</text:span><text:span text:style-name="T98">t</text:span><text:span text:style-name="T94">e</text:span><text:span text:style-name="T92">s</text:span><text:span text:style-name="T114"> </text:span><text:span text:style-name="T91">d</text:span><text:span text:style-name="T92">e</text:span><text:span text:style-name="T115"> </text:span><text:span text:style-name="T98">i</text:span><text:span text:style-name="T92">n</text:span><text:span text:style-name="T98">t</text:span><text:span text:style-name="T94">e</text:span><text:span text:style-name="T92">g</text:span><text:span text:style-name="T94">r</text:span><text:span text:style-name="T91">a</text:span><text:span text:style-name="T94">çã</text:span><text:span text:style-name="T92">o</text:span><text:span text:style-name="T107"> </text:span><text:span text:style-name="T92">púb</text:span><text:span text:style-name="T98">li</text:span><text:span text:style-name="T94">c</text:span><text:span text:style-name="T92">os</text:span><text:span text:style-name="T116"> </text:span><text:span text:style-name="T92">e</text:span><text:span text:style-name="T117"> </text:span><text:span text:style-name="T92">p</text:span><text:span text:style-name="T94">r</text:span><text:span text:style-name="T98">i</text:span><text:span text:style-name="T92">v</text:span><text:span text:style-name="T94">a</text:span><text:span text:style-name="T92">dos,</text:span><text:span text:style-name="T116"> </text:span><text:span text:style-name="T91">e</text:span><text:span text:style-name="T92">n</text:span><text:span text:style-name="T98">t</text:span><text:span text:style-name="T94">r</text:span><text:span text:style-name="T92">e</text:span><text:span text:style-name="T107"> </text:span><text:span text:style-name="T92">o</text:span><text:span text:style-name="T108"> </text:span><text:span text:style-name="T92">s</text:span><text:span text:style-name="T97">i</text:span><text:span text:style-name="T95">s</text:span><text:span text:style-name="T98">t</text:span><text:span text:style-name="T93">e</text:span><text:span text:style-name="T95">m</text:span><text:span text:style-name="T92">a</text:span><text:span text:style-name="T114"> </text:span><text:span text:style-name="T92">de</text:span><text:span text:style-name="T106"> </text:span><text:span text:style-name="T94">e</text:span><text:span text:style-name="T92">ns</text:span><text:span text:style-name="T98">i</text:span><text:span text:style-name="T92">no</text:span><text:span text:style-name="T108"> </text:span><text:span text:style-name="T92">e</text:span><text:span text:style-name="T108"> </text:span><text:span text:style-name="T92">os</text:span><text:span text:style-name="T106"> </text:span><text:span text:style-name="T97">s</text:span><text:span text:style-name="T94">e</text:span><text:span text:style-name="T98">t</text:span><text:span text:style-name="T92">o</text:span><text:span text:style-name="T91">r</text:span><text:span text:style-name="T94">e</text:span><text:span text:style-name="T92">s</text:span><text:span text:style-name="T114"> </text:span><text:span text:style-name="T92">de</text:span><text:span text:style-name="T94"> </text:span><text:span text:style-name="T92">p</text:span><text:span text:style-name="T94">r</text:span><text:span text:style-name="T92">odu</text:span><text:span text:style-name="T91">ç</text:span><text:span text:style-name="T93">ã</text:span><text:span text:style-name="T92">o,</text:span><text:span text:style-name="T95"> </text:span><text:span text:style-name="T92">s</text:span><text:span text:style-name="T94">er</text:span><text:span text:style-name="T92">v</text:span><text:span text:style-name="T98">i</text:span><text:span text:style-name="T94">ç</text:span><text:span text:style-name="T92">os,</text:span><text:span text:style-name="T97"> </text:span><text:span text:style-name="T94">c</text:span><text:span text:style-name="T92">o</text:span><text:span text:style-name="T98">m</text:span><text:span text:style-name="T92">un</text:span><text:span text:style-name="T98">i</text:span><text:span text:style-name="T92">d</text:span><text:span text:style-name="T94">a</text:span><text:span text:style-name="T91">d</text:span><text:span text:style-name="T93">e</text:span><text:span text:style-name="T92">s</text:span><text:span text:style-name="T112"> </text:span><text:span text:style-name="T92">e</text:span><text:span text:style-name="T91"> órgãos do setor publico</text:span><text:span text:style-name="T92">,</text:span><text:span text:style-name="T95"> </text:span><text:span text:style-name="T97">m</text:span><text:span text:style-name="T91">e</text:span><text:span text:style-name="T97">d</text:span><text:span text:style-name="T98">i</text:span><text:span text:style-name="T94">a</text:span><text:span text:style-name="T92">n</text:span><text:span text:style-name="T95">t</text:span><text:span text:style-name="T92">e </text:span><text:span text:style-name="T94">c</text:span><text:span text:style-name="T92">ond</text:span><text:span text:style-name="T98">i</text:span><text:span text:style-name="T94">ç</text:span><text:span text:style-name="T92">õ</text:span><text:span text:style-name="T94">e</text:span><text:span text:style-name="T92">s</text:span><text:span text:style-name="T97"> </text:span><text:span text:style-name="T91">a</text:span><text:span text:style-name="T94">c</text:span><text:span text:style-name="T92">o</text:span><text:span text:style-name="T94">r</text:span><text:span text:style-name="T92">d</text:span><text:span text:style-name="T94">a</text:span><text:span text:style-name="T91">d</text:span><text:span text:style-name="T94">a</text:span><text:span text:style-name="T92">s </text:span><text:span text:style-name="T94">e</text:span><text:span text:style-name="T92">m</text:span><text:span text:style-name="T95"> </text:span><text:span text:style-name="T98">i</text:span><text:span text:style-name="T97">n</text:span><text:span text:style-name="T92">s</text:span><text:span text:style-name="T98">t</text:span><text:span text:style-name="T94">r</text:span><text:span text:style-name="T92">u</text:span><text:span text:style-name="T98">m</text:span><text:span text:style-name="T94">e</text:span><text:span text:style-name="T92">n</text:span><text:span text:style-name="T98">t</text:span><text:span text:style-name="T92">o</text:span><text:span text:style-name="T98"> </text:span><text:span text:style-name="T97">j</text:span><text:span text:style-name="T92">u</text:span><text:span text:style-name="T94">r</text:span><text:span text:style-name="T98">í</text:span><text:span text:style-name="T92">d</text:span><text:span text:style-name="T98">i</text:span><text:span text:style-name="T94">c</text:span><text:span text:style-name="T92">o</text:span><text:span text:style-name="T93"> </text:span><text:span text:style-name="T94">a</text:span><text:span text:style-name="T92">d</text:span><text:span text:style-name="T94">e</text:span><text:span text:style-name="T92">q</text:span><text:span text:style-name="T91">u</text:span><text:span text:style-name="T94">a</text:span><text:span text:style-name="T92">do.</text:span></text:p>
      <text:p text:style-name="P106"><text:span text:style-name="T92">A</text:span><text:span text:style-name="T118"> </text:span><text:span text:style-name="T98">m</text:span><text:span text:style-name="T94">a</text:span><text:span text:style-name="T98">t</text:span><text:span text:style-name="T94">r</text:span><text:span text:style-name="T97">i</text:span><text:span text:style-name="T92">z</text:span><text:span text:style-name="T119"> </text:span><text:span text:style-name="T92">do</text:span><text:span text:style-name="T120"> </text:span><text:span text:style-name="T98">c</text:span><text:span text:style-name="T92">u</text:span><text:span text:style-name="T94">r</text:span><text:span text:style-name="T92">so</text:span><text:span text:style-name="T121"> </text:span><text:span text:style-name="T92">de</text:span><text:span text:style-name="T122"> </text:span><text:span text:style-name="T92">Tecnologia em Análise e Desenvolvimento de Sistemas</text:span><text:span text:style-name="T123"> </text:span><text:span text:style-name="T92">do</text:span><text:span text:style-name="T122"> </text:span><text:span text:style-name="T93">I</text:span><text:span text:style-name="T98">F</text:span><text:span text:style-name="T92">G - </text:span><text:span text:style-name="T95">Câmpus</text:span><text:span text:style-name="T124"> Formosa</text:span><text:span text:style-name="T92">,</text:span><text:span text:style-name="T125"> </text:span><text:span text:style-name="T92">em atendimento</text:span><text:span text:style-name="T120"> </text:span><text:span text:style-name="T92">ao</text:span><text:span text:style-name="T121"> </text:span><text:span text:style-name="T98">Parecer CNE/CP nº 29/2002</text:span><text:span text:style-name="T92">, </text:span><text:span text:style-name="T11">e</text:span><text:span text:style-name="T14">s</text:span><text:span text:style-name="T15">t</text:span><text:span text:style-name="T13">a</text:span><text:span text:style-name="T11">b</text:span><text:span text:style-name="T13">e</text:span><text:span text:style-name="T15">l</text:span><text:span text:style-name="T11">e</text:span><text:span text:style-name="T13">c</text:span><text:span text:style-name="T10">e</text:span><text:span text:style-name="T16"> 400 </text:span><text:span text:style-name="T10">ho</text:span><text:span text:style-name="T11">r</text:span><text:span text:style-name="T12">a</text:span><text:span text:style-name="T10">s</text:span><text:span text:style-name="T113"> </text:span><text:span text:style-name="T91">c</text:span><text:span text:style-name="T92">o</text:span><text:span text:style-name="T98">m</text:span><text:span text:style-name="T92">o</text:span><text:span text:style-name="T95"> </text:span><text:span text:style-name="T94">c</text:span><text:span text:style-name="T91">a</text:span><text:span text:style-name="T109">r</text:span><text:span text:style-name="T92">ga</text:span><text:span text:style-name="T112"> </text:span><text:span text:style-name="T92">ho</text:span><text:span text:style-name="T94">r</text:span><text:span text:style-name="T91">á</text:span><text:span text:style-name="T94">r</text:span><text:span text:style-name="T98">i</text:span><text:span text:style-name="T92">a</text:span><text:span text:style-name="T95"> </text:span><text:span text:style-name="T98">m</text:span><text:span text:style-name="T97">í</text:span><text:span text:style-name="T92">n</text:span><text:span text:style-name="T98">im</text:span><text:span text:style-name="T92">a</text:span><text:span text:style-name="T112"> para reconhecimento de </text:span><text:span text:style-name="T94">e</text:span><text:span text:style-name="T92">s</text:span><text:span text:style-name="T98">t</text:span><text:span text:style-name="T91">á</text:span><text:span text:style-name="T97">g</text:span><text:span text:style-name="T98">i</text:span><text:span text:style-name="T92">o </text:span><text:span text:style-name="T94">supervisionado</text:span><text:span text:style-name="T92">, de caráter não obrigatório.</text:span><text:span text:style-name="T98"> </text:span><text:span text:style-name="T92">Embora a matriz não estabeleça obrigatoriedade no estágio, este deve s</text:span><text:span text:style-name="T94">e</text:span><text:span text:style-name="T92">r sup</text:span><text:span text:style-name="T94">er</text:span><text:span text:style-name="T92">v</text:span><text:span text:style-name="T98">i</text:span><text:span text:style-name="T92">s</text:span><text:span text:style-name="T98">i</text:span><text:span text:style-name="T92">on</text:span><text:span text:style-name="T94">a</text:span><text:span text:style-name="T92">do</text:span><text:span text:style-name="T98"> </text:span><text:span text:style-name="T92">p</text:span><text:span text:style-name="T94">e</text:span><text:span text:style-name="T97">l</text:span><text:span text:style-name="T92">a</text:span><text:span text:style-name="T120"> </text:span><text:span text:style-name="T93">I</text:span><text:span text:style-name="T91">n</text:span><text:span text:style-name="T92">s</text:span><text:span text:style-name="T98">tit</text:span><text:span text:style-name="T92">u</text:span><text:span text:style-name="T98">i</text:span><text:span text:style-name="T94">çã</text:span><text:span text:style-name="T92">o</text:span><text:span text:style-name="T124"> </text:span><text:span text:style-name="T92">de</text:span><text:span text:style-name="T120"> </text:span><text:span text:style-name="T93">e</text:span><text:span text:style-name="T92">n</text:span><text:span text:style-name="T95">s</text:span><text:span text:style-name="T98">i</text:span><text:span text:style-name="T92">no, </text:span><text:span text:style-name="T94">a</text:span><text:span text:style-name="T98">t</text:span><text:span text:style-name="T94">ra</text:span><text:span text:style-name="T91">v</text:span><text:span text:style-name="T94">é</text:span><text:span text:style-name="T92">s de </text:span><text:span text:style-name="T94">re</text:span><text:span text:style-name="T98">l</text:span><text:span text:style-name="T94">a</text:span><text:span text:style-name="T98">t</text:span><text:span text:style-name="T92">ó</text:span><text:span text:style-name="T94">r</text:span><text:span text:style-name="T98">i</text:span><text:span text:style-name="T92">os</text:span><text:span text:style-name="T124"> </text:span><text:span text:style-name="T98">t</text:span><text:span text:style-name="T91">é</text:span><text:span text:style-name="T93">c</text:span><text:span text:style-name="T92">n</text:span><text:span text:style-name="T98">i</text:span><text:span text:style-name="T94">c</text:span><text:span text:style-name="T92">os e de</text:span><text:span text:style-name="T120"> </text:span><text:span text:style-name="T94">ac</text:span><text:span text:style-name="T92">o</text:span><text:span text:style-name="T98">m</text:span><text:span text:style-name="T92">p</text:span><text:span text:style-name="T94">a</text:span><text:span text:style-name="T92">n</text:span><text:span text:style-name="T91">h</text:span><text:span text:style-name="T94">a</text:span><text:span text:style-name="T98">m</text:span><text:span text:style-name="T94">e</text:span><text:span text:style-name="T92">n</text:span><text:span text:style-name="T98">t</text:span><text:span text:style-name="T92">o</text:span><text:span text:style-name="T122"> </text:span><text:span text:style-name="T98">i</text:span><text:span text:style-name="T92">n</text:span><text:span text:style-name="T97">d</text:span><text:span text:style-name="T98">i</text:span><text:span text:style-name="T92">v</text:span><text:span text:style-name="T98">i</text:span><text:span text:style-name="T92">du</text:span><text:span text:style-name="T94">a</text:span><text:span text:style-name="T98">li</text:span><text:span text:style-name="T91">z</text:span><text:span text:style-name="T94">a</text:span><text:span text:style-name="T92">do du</text:span><text:span text:style-name="T94">ra</text:span><text:span text:style-name="T92">n</text:span><text:span text:style-name="T98">t</text:span><text:span text:style-name="T92">e</text:span><text:span text:style-name="T111"> </text:span><text:span text:style-name="T92">o p</text:span><text:span text:style-name="T94">er</text:span><text:span text:style-name="T98">í</text:span><text:span text:style-name="T92">odo</text:span><text:span text:style-name="T112"> </text:span><text:span text:style-name="T92">de </text:span><text:span text:style-name="T94">r</text:span><text:span text:style-name="T91">e</text:span><text:span text:style-name="T94">a</text:span><text:span text:style-name="T98">li</text:span><text:span text:style-name="T91">z</text:span><text:span text:style-name="T93">a</text:span><text:span text:style-name="T91">ç</text:span><text:span text:style-name="T94">ã</text:span><text:span text:style-name="T92">o da </text:span><text:span text:style-name="T94">a</text:span><text:span text:style-name="T98">ti</text:span><text:span text:style-name="T92">v</text:span><text:span text:style-name="T98">i</text:span><text:span text:style-name="T92">d</text:span><text:span text:style-name="T94">a</text:span><text:span text:style-name="T92">d</text:span><text:span text:style-name="T94">e, que não deve ultrapassar a carga de vinte horas semanais</text:span><text:span text:style-name="T92">. </text:span><text:span text:style-name="T97">C</text:span><text:span text:style-name="T91">a</text:span><text:span text:style-name="T92">be </text:span><text:span text:style-name="T98">l</text:span><text:span text:style-name="T94">e</text:span><text:span text:style-name="T97">m</text:span><text:span text:style-name="T92">b</text:span><text:span text:style-name="T91">r</text:span><text:span text:style-name="T94">a</text:span><text:span text:style-name="T92">r</text:span><text:span text:style-name="T100"> </text:span><text:span text:style-name="T92">que</text:span><text:span text:style-name="T100"> </text:span><text:span text:style-name="T92">o</text:span><text:span text:style-name="T102"> </text:span><text:span text:style-name="T94">e</text:span><text:span text:style-name="T92">s</text:span><text:span text:style-name="T98">t</text:span><text:span text:style-name="T92">ud</text:span><text:span text:style-name="T94">a</text:span><text:span text:style-name="T92">n</text:span><text:span text:style-name="T98">t</text:span><text:span text:style-name="T92">e</text:span><text:span text:style-name="T101"> </text:span><text:span text:style-name="T92">pod</text:span><text:span text:style-name="T93">e</text:span><text:span text:style-name="T91">r</text:span><text:span text:style-name="T92">á</text:span><text:span text:style-name="T102"> </text:span><text:span text:style-name="T92">d</text:span><text:span text:style-name="T91">e</text:span><text:span text:style-name="T93">c</text:span><text:span text:style-name="T95">i</text:span><text:span text:style-name="T92">d</text:span><text:span text:style-name="T98">i</text:span><text:span text:style-name="T92">r</text:span><text:span text:style-name="T99"> </text:span><text:span text:style-name="T92">cumprir essa componente curricular em uma única Instituição/Entidade ou mais de uma, tendo sempre a obrigatoriedade de perfazer a carga horária mínima exigida e de estar cursando no mínimo o quarto período do curso para o reconhecimento da componente.</text:span></text:p>
      <text:p text:style-name="P105"/>
      <text:h text:style-name="Heading_20_2" text:outline-level="2"><text:bookmark-start text:name="__RefHeading___Toc372725011"/>Atividades Complementares<text:bookmark-end text:name="__RefHeading___Toc372725011"/></text:h>
      <text:p text:style-name="Texto_20_Normal">O<text:span text:style-name="T135"> </text:span><text:span text:style-name="T144">P</text:span><text:span text:style-name="T131">a</text:span><text:span text:style-name="T135">r</text:span><text:span text:style-name="T131">ec</text:span><text:span text:style-name="T135">e</text:span>r<text:span text:style-name="T159"> </text:span>nº<text:span text:style-name="T159"> </text:span>2<text:span text:style-name="T140">8</text:span><text:span text:style-name="T154">/</text:span>2001<text:span text:style-name="T191"> </text:span>–<text:span text:style-name="T188"> </text:span><text:span text:style-name="T144">C</text:span><text:span text:style-name="T131">P</text:span><text:span text:style-name="T144">/C</text:span>NE<text:span text:style-name="T188"> </text:span><text:span text:style-name="T131">c</text:span>ons<text:span text:style-name="T144">i</text:span>d<text:span text:style-name="T135">e</text:span><text:span text:style-name="T131">r</text:span>a<text:span text:style-name="T190"> </text:span><text:span text:style-name="T131">c</text:span>o<text:span text:style-name="T144">m</text:span>o<text:span text:style-name="T159"> </text:span><text:span text:style-name="T131">c</text:span>o<text:span text:style-name="T144">m</text:span>pon<text:span text:style-name="T131">e</text:span>n<text:span text:style-name="T144">t</text:span><text:span text:style-name="T135">e</text:span>s<text:span text:style-name="T191"> </text:span><text:span text:style-name="T131">c</text:span>u<text:span text:style-name="T131">rr</text:span><text:span text:style-name="T154">i</text:span><text:span text:style-name="T131">c</text:span>u<text:span text:style-name="T140">l</text:span><text:span text:style-name="T135">a</text:span><text:span text:style-name="T131">r</text:span><text:span text:style-name="T135">e</text:span>s<text:span text:style-name="T159"> </text:span><text:span text:style-name="T131">f</text:span>o<text:span text:style-name="T131">r</text:span><text:span text:style-name="T144">m</text:span><text:span text:style-name="T131">a</text:span><text:span text:style-name="T144">ti</text:span>v<text:span text:style-name="T140">o</text:span>s<text:span text:style-name="T184"> </text:span>do <text:span text:style-name="T144">t</text:span><text:span text:style-name="T131">ra</text:span>b<text:span text:style-name="T131">a</text:span><text:span text:style-name="T144">l</text:span>ho<text:span text:style-name="T194"> </text:span><text:span text:style-name="T131">aca</text:span><text:span text:style-name="T135">d</text:span><text:span text:style-name="T131">ê</text:span><text:span text:style-name="T144">mi</text:span><text:span text:style-name="T131">c</text:span>o:<text:span text:style-name="T171"> </text:span>s<text:span text:style-name="T131">e</text:span><text:span text:style-name="T144">mi</text:span>n<text:span text:style-name="T135">á</text:span><text:span text:style-name="T150">r</text:span><text:span text:style-name="T144">i</text:span>o<text:span text:style-name="T154">s</text:span>,<text:span text:style-name="T196"> </text:span><text:span text:style-name="T131">a</text:span>p<text:span text:style-name="T131">re</text:span><text:span text:style-name="T154">s</text:span><text:span text:style-name="T150">e</text:span>n<text:span text:style-name="T154">t</text:span><text:span text:style-name="T131">aç</text:span>õ<text:span text:style-name="T131">e</text:span>s,<text:span text:style-name="T197"> </text:span><text:span text:style-name="T150">e</text:span><text:span text:style-name="T135">x</text:span>pos<text:span text:style-name="T144">i</text:span><text:span text:style-name="T131">ç</text:span>õ<text:span text:style-name="T135">e</text:span><text:span text:style-name="T140">s</text:span>,<text:span text:style-name="T170"> </text:span>p<text:span text:style-name="T131">ar</text:span><text:span text:style-name="T144">ti</text:span><text:span text:style-name="T131">c</text:span><text:span text:style-name="T144">i</text:span>p<text:span text:style-name="T135">a</text:span><text:span text:style-name="T131">çã</text:span>o<text:span text:style-name="T171"> </text:span><text:span text:style-name="T131">e</text:span>m<text:span text:style-name="T153"> </text:span><text:span text:style-name="T131">e</text:span><text:span text:style-name="T135">v</text:span><text:span text:style-name="T150">e</text:span>n<text:span text:style-name="T144">t</text:span>os<text:span text:style-name="T171"> </text:span><text:span text:style-name="T131">c</text:span><text:span text:style-name="T144">i</text:span><text:span text:style-name="T131">e</text:span>n<text:span text:style-name="T144">tí</text:span><text:span text:style-name="T131">f</text:span><text:span text:style-name="T144">i</text:span><text:span text:style-name="T131">c</text:span>os, v<text:span text:style-name="T140">i</text:span>s<text:span text:style-name="T144">it</text:span><text:span text:style-name="T131">a</text:span>s,<text:span text:style-name="T190"> </text:span><text:span text:style-name="T131">aç</text:span><text:span text:style-name="T135">õ</text:span><text:span text:style-name="T150">e</text:span>s<text:span text:style-name="T190"> </text:span><text:span text:style-name="T135">d</text:span>e<text:span text:style-name="T190"> </text:span><text:span text:style-name="T131">ca</text:span><text:span text:style-name="T135">r</text:span><text:span text:style-name="T150">á</text:span><text:span text:style-name="T154">t</text:span><text:span text:style-name="T131">e</text:span>r<text:span text:style-name="T188"> </text:span><text:span text:style-name="T131">c</text:span><text:span text:style-name="T144">i</text:span><text:span text:style-name="T131">e</text:span>n<text:span text:style-name="T144">tí</text:span><text:span text:style-name="T131">f</text:span><text:span text:style-name="T144">i</text:span><text:span text:style-name="T131">c</text:span>o,<text:span text:style-name="T191"> </text:span><text:span text:style-name="T144">t</text:span><text:span text:style-name="T131">éc</text:span>n<text:span text:style-name="T154">i</text:span><text:span text:style-name="T150">c</text:span>o,<text:span text:style-name="T191"> </text:span><text:span text:style-name="T131">c</text:span>u<text:span text:style-name="T144">lt</text:span>u<text:span text:style-name="T135">r</text:span><text:span text:style-name="T131">a</text:span>l<text:span text:style-name="T185"> </text:span>e<text:span text:style-name="T188"> </text:span><text:span text:style-name="T135">c</text:span>o<text:span text:style-name="T144">m</text:span>un<text:span text:style-name="T140">i</text:span><text:span text:style-name="T144">t</text:span><text:span text:style-name="T135">á</text:span><text:span text:style-name="T150">r</text:span><text:span text:style-name="T144">i</text:span>o,<text:span text:style-name="T172"> </text:span>p<text:span text:style-name="T131">r</text:span>odu<text:span text:style-name="T131">ç</text:span>õ<text:span text:style-name="T135">e</text:span>s<text:span text:style-name="T191"> </text:span><text:span text:style-name="T131">c</text:span>o<text:span text:style-name="T144">l</text:span><text:span text:style-name="T131">e</text:span><text:span text:style-name="T144">ti</text:span>v<text:span text:style-name="T131">a</text:span>s,<text:span text:style-name="T191"> </text:span><text:span text:style-name="T140">m</text:span>on<text:span text:style-name="T144">it</text:span>o<text:span text:style-name="T131">r</text:span><text:span text:style-name="T144">i</text:span><text:span text:style-name="T131">a</text:span>s,<text:span text:style-name="T165"> </text:span><text:span text:style-name="T131">re</text:span>so<text:span text:style-name="T144">l</text:span>u<text:span text:style-name="T131">ç</text:span><text:span text:style-name="T135">õ</text:span><text:span text:style-name="T131">e</text:span>s de<text:span text:style-name="T158"> </text:span><text:span text:style-name="T198">s</text:span><text:span text:style-name="T144">it</text:span><text:span text:style-name="T198">u</text:span><text:span text:style-name="T131">aç</text:span><text:span text:style-name="T136">õ</text:span><text:span text:style-name="T131">e</text:span><text:span text:style-name="T141">s</text:span><text:span text:style-name="T136">-</text:span><text:span text:style-name="T198">p</text:span><text:span text:style-name="T132">r</text:span><text:span text:style-name="T198">ob</text:span><text:span text:style-name="T144">l</text:span><text:span text:style-name="T131">e</text:span><text:span text:style-name="T154">m</text:span><text:span text:style-name="T150">a</text:span><text:span text:style-name="T198">,</text:span><text:span text:style-name="T182"> </text:span><text:span text:style-name="T198">p</text:span><text:span text:style-name="T132">r</text:span><text:span text:style-name="T198">o</text:span><text:span text:style-name="T144">j</text:span><text:span text:style-name="T131">e</text:span><text:span text:style-name="T144">t</text:span><text:span text:style-name="T198">os</text:span><text:span text:style-name="T161"> </text:span>de <text:span text:style-name="T150">e</text:span>n<text:span text:style-name="T154">s</text:span><text:span text:style-name="T140">i</text:span>no, <text:span text:style-name="T131">e</text:span>n<text:span text:style-name="T140">s</text:span><text:span text:style-name="T154">i</text:span>no d<text:span text:style-name="T144">i</text:span><text:span text:style-name="T131">r</text:span><text:span text:style-name="T144">i</text:span><text:span text:style-name="T140">g</text:span><text:span text:style-name="T144">i</text:span>do, <text:span text:style-name="T131">a</text:span>p<text:span text:style-name="T131">re</text:span>nd<text:span text:style-name="T144">i</text:span><text:span text:style-name="T135">z</text:span><text:span text:style-name="T131">a</text:span>do<text:span text:style-name="T159"> </text:span>de nov<text:span text:style-name="T131">a</text:span>s <text:span text:style-name="T200">t</text:span><text:span text:style-name="T201">ec</text:span><text:span text:style-name="T199">no</text:span><text:span text:style-name="T200">l</text:span><text:span text:style-name="T199">og</text:span><text:span text:style-name="T200">i</text:span><text:span text:style-name="T201">a</text:span><text:span text:style-name="T199">s</text:span><text:span text:style-name="T202"> </text:span><text:span text:style-name="T199">de</text:span><text:span text:style-name="T203"> </text:span><text:span text:style-name="T204">c</text:span><text:span text:style-name="T199">o</text:span><text:span text:style-name="T203">m</text:span><text:span text:style-name="T199">un</text:span><text:span text:style-name="T200">i</text:span><text:span text:style-name="T204">c</text:span><text:span text:style-name="T201">açã</text:span><text:span text:style-name="T199">o</text:span><text:span text:style-name="T203"> </text:span><text:span text:style-name="T199">e</text:span><text:span text:style-name="T201"> </text:span><text:span text:style-name="T204">e</text:span><text:span text:style-name="T199">n</text:span><text:span text:style-name="T203">s</text:span><text:span text:style-name="T200">i</text:span><text:span text:style-name="T199">no,</text:span><text:span text:style-name="T205"> </text:span><text:span text:style-name="T204">r</text:span><text:span text:style-name="T205">e</text:span><text:span text:style-name="T206">l</text:span><text:span text:style-name="T201">a</text:span><text:span text:style-name="T200">t</text:span><text:span text:style-name="T199">ó</text:span><text:span text:style-name="T201">r</text:span><text:span text:style-name="T200">i</text:span><text:span text:style-name="T199">os</text:span><text:span text:style-name="T205"> </text:span><text:span text:style-name="T199">de</text:span><text:span text:style-name="T203"> </text:span><text:span text:style-name="T199">p</text:span><text:span text:style-name="T204">e</text:span><text:span text:style-name="T203">s</text:span><text:span text:style-name="T199">qu</text:span><text:span text:style-name="T200">i</text:span><text:span text:style-name="T199">s</text:span><text:span text:style-name="T204">a</text:span><text:span text:style-name="T203">s</text:span><text:span text:style-name="T199">,</text:span><text:span text:style-name="T201"> e</text:span><text:span text:style-name="T199">n</text:span><text:span text:style-name="T200">t</text:span><text:span text:style-name="T201">r</text:span><text:span text:style-name="T199">e</text:span><text:span text:style-name="T205"> </text:span><text:span text:style-name="T199">ou</text:span><text:span text:style-name="T200">t</text:span><text:span text:style-name="T204">r</text:span><text:span text:style-name="T201">a</text:span><text:span text:style-name="T199">s</text:span><text:span text:style-name="T205"> </text:span><text:span text:style-name="T201">a</text:span><text:span text:style-name="T200">ti</text:span><text:span text:style-name="T203">v</text:span><text:span text:style-name="T200">i</text:span><text:span text:style-name="T204">d</text:span><text:span text:style-name="T201">a</text:span><text:span text:style-name="T199">d</text:span><text:span text:style-name="T201">e</text:span><text:span text:style-name="T199">s.</text:span></text:p>
      <text:p text:style-name="Texto_20_Normal">As<text:span text:style-name="T163"> </text:span>a<text:span text:style-name="T144">ti</text:span>v<text:span text:style-name="T144">i</text:span>d<text:span text:style-name="T131">a</text:span>d<text:span text:style-name="T131">e</text:span>s <text:span text:style-name="T144">c</text:span>o<text:span text:style-name="T144">m</text:span>p<text:span text:style-name="T140">l</text:span><text:span text:style-name="T135">e</text:span><text:span text:style-name="T144">m</text:span><text:span text:style-name="T131">e</text:span>n<text:span text:style-name="T144">t</text:span><text:span text:style-name="T131">are</text:span>s<text:span text:style-name="T158"> </text:span><text:span text:style-name="T135">c</text:span>o<text:span text:style-name="T140">m</text:span>p<text:span text:style-name="T135">õ</text:span><text:span text:style-name="T131">e</text:span>m<text:span text:style-name="T181"> </text:span>o<text:span text:style-name="T181"> </text:span><text:span text:style-name="T131">c</text:span>u<text:span text:style-name="T131">rr</text:span><text:span text:style-name="T154">í</text:span><text:span text:style-name="T150">c</text:span>u<text:span text:style-name="T154">l</text:span>o<text:span text:style-name="T157"> </text:span>da<text:span text:style-name="T161"> </text:span><text:span text:style-name="T140">g</text:span><text:span text:style-name="T135">r</text:span><text:span text:style-name="T131">a</text:span>d<text:span text:style-name="T135">u</text:span><text:span text:style-name="T131">açã</text:span>o<text:span text:style-name="T157"> </text:span><text:span text:style-name="T135">e</text:span>m<text:span text:style-name="T180"> </text:span>Tecnologia em Análise e Desenvolvimento de Sistemas,<text:span text:style-name="T131"> </text:span>v<text:span text:style-name="T131">a</text:span><text:span text:style-name="T144">l</text:span>o<text:span text:style-name="T131">r</text:span><text:span text:style-name="T140">i</text:span><text:span text:style-name="T135">z</text:span><text:span text:style-name="T131">a</text:span>ndo,<text:span text:style-name="T176"> </text:span>d<text:span text:style-name="T131">e</text:span>sse<text:span text:style-name="T183"> </text:span><text:span text:style-name="T140">m</text:span>odo,<text:span text:style-name="T180"> </text:span>a<text:span text:style-name="T176"> </text:span>p<text:span text:style-name="T131">ar</text:span><text:span text:style-name="T144">ti</text:span><text:span text:style-name="T131">c</text:span><text:span text:style-name="T144">i</text:span>p<text:span text:style-name="T131">aç</text:span><text:span text:style-name="T135">ã</text:span>o<text:span text:style-name="T180"> </text:span>dos<text:span text:style-name="T179"> </text:span>p<text:span text:style-name="T131">r</text:span>o<text:span text:style-name="T135">f</text:span><text:span text:style-name="T131">e</text:span>sso<text:span text:style-name="T131">re</text:span>s<text:span text:style-name="T183"> </text:span>e<text:span text:style-name="T183"> </text:span><text:span text:style-name="T150">a</text:span><text:span text:style-name="T144">l</text:span>unos<text:span text:style-name="T183"> </text:span>na<text:span text:style-name="T178"> </text:span>v<text:span text:style-name="T144">i</text:span>da<text:span text:style-name="T179"> </text:span><text:span text:style-name="T131">a</text:span><text:span text:style-name="T135">c</text:span><text:span text:style-name="T131">a</text:span>d<text:span text:style-name="T131">ê</text:span><text:span text:style-name="T144">mi</text:span><text:span text:style-name="T135">c</text:span>a<text:span text:style-name="T178"> </text:span>do<text:span text:style-name="T178"> </text:span><text:span text:style-name="T131">IF</text:span>G<text:span text:style-name="T175"> </text:span>e<text:span text:style-name="T176"> </text:span>de<text:span text:style-name="T131"> </text:span>ou<text:span text:style-name="T144">t</text:span><text:span text:style-name="T131">ra</text:span>s <text:span text:style-name="T144">i</text:span><text:span text:style-name="T198">n</text:span><text:span text:style-name="T141">s</text:span><text:span text:style-name="T144">tit</text:span><text:span text:style-name="T198">u</text:span><text:span text:style-name="T144">i</text:span><text:span text:style-name="T131">ç</text:span><text:span text:style-name="T198">õ</text:span><text:span text:style-name="T131">e</text:span><text:span text:style-name="T198">s </text:span><text:span text:style-name="T131">e</text:span><text:span text:style-name="T198">d</text:span><text:span text:style-name="T136">u</text:span><text:span text:style-name="T150">c</text:span><text:span text:style-name="T135">a</text:span><text:span text:style-name="T131">c</text:span><text:span text:style-name="T144">i</text:span><text:span text:style-name="T198">o</text:span><text:span text:style-name="T136">n</text:span><text:span text:style-name="T150">a</text:span><text:span text:style-name="T144">i</text:span><text:span text:style-name="T198">s,</text:span><text:span text:style-name="T162"> </text:span><text:span text:style-name="T131">c</text:span>u<text:span text:style-name="T144">lt</text:span>u<text:span text:style-name="T131">ra</text:span><text:span text:style-name="T144">i</text:span>s<text:span text:style-name="T160"> </text:span>ou<text:span text:style-name="T158"> </text:span><text:span text:style-name="T150">c</text:span><text:span text:style-name="T154">i</text:span><text:span text:style-name="T131">e</text:span>n<text:span text:style-name="T144">tí</text:span><text:span text:style-name="T131">f</text:span><text:span text:style-name="T144">i</text:span><text:span text:style-name="T131">ca</text:span>s. A<text:span text:style-name="T144">l</text:span><text:span text:style-name="T131">é</text:span>m d<text:span text:style-name="T144">i</text:span>sso,<text:span text:style-name="T190"> </text:span>os<text:span text:style-name="T158"> </text:span><text:soft-page-break/><text:span text:style-name="T135">a</text:span><text:span text:style-name="T131">ca</text:span>d<text:span text:style-name="T131">ê</text:span><text:span text:style-name="T144">m</text:span><text:span text:style-name="T154">i</text:span><text:span text:style-name="T150">c</text:span>os pod<text:span text:style-name="T131">e</text:span><text:span text:style-name="T135">r</text:span><text:span text:style-name="T131">ã</text:span>o p<text:span text:style-name="T131">ar</text:span><text:span text:style-name="T144">ti</text:span><text:span text:style-name="T131">c</text:span><text:span text:style-name="T144">i</text:span>p<text:span text:style-name="T135">a</text:span>r de v<text:span text:style-name="T144">i</text:span>s<text:span text:style-name="T140">i</text:span><text:span text:style-name="T154">t</text:span><text:span text:style-name="T150">a</text:span>s <text:span text:style-name="T144">m</text:span>on<text:span text:style-name="T140">i</text:span><text:span text:style-name="T144">t</text:span>o<text:span text:style-name="T135">r</text:span><text:span text:style-name="T131">a</text:span>d<text:span text:style-name="T131">a</text:span>s, de <text:span text:style-name="T131">e</text:span>v<text:span text:style-name="T131">e</text:span>n<text:span text:style-name="T144">t</text:span>os <text:span text:style-name="T135">c</text:span>u<text:span text:style-name="T140">l</text:span><text:span text:style-name="T144">t</text:span>u<text:span text:style-name="T131">ra</text:span><text:span text:style-name="T144">i</text:span>s e <text:span text:style-name="T131">ar</text:span><text:span text:style-name="T144">tí</text:span>s<text:span text:style-name="T144">t</text:span><text:span text:style-name="T140">i</text:span><text:span text:style-name="T135">c</text:span>os e<text:span text:style-name="T160"> </text:span>de<text:span text:style-name="T184"> </text:span>d<text:span text:style-name="T131">e</text:span>b<text:span text:style-name="T131">a</text:span><text:span text:style-name="T144">t</text:span><text:span text:style-name="T135">e</text:span>s<text:span text:style-name="T191"> </text:span>sob<text:span text:style-name="T131">r</text:span>e<text:span text:style-name="T188"> </text:span><text:span text:style-name="T144">t</text:span><text:span text:style-name="T131">e</text:span><text:span text:style-name="T144">m</text:span><text:span text:style-name="T131">a</text:span>s <text:span text:style-name="T131">re</text:span><text:span text:style-name="T144">l</text:span><text:span text:style-name="T135">a</text:span><text:span text:style-name="T131">c</text:span><text:span text:style-name="T140">i</text:span>on<text:span text:style-name="T135">a</text:span>dos<text:span text:style-name="T157"> </text:span><text:span text:style-name="T150">a</text:span>o<text:span text:style-name="T180"> </text:span><text:span text:style-name="T135">e</text:span>n<text:span text:style-name="T140">s</text:span><text:span text:style-name="T154">i</text:span>no<text:span text:style-name="T176"> </text:span>e<text:span text:style-name="T180"> </text:span>à<text:span text:style-name="T180"> </text:span>p<text:span text:style-name="T131">e</text:span>squ<text:span text:style-name="T144">i</text:span>sa<text:span text:style-name="T158"> </text:span>n<text:span text:style-name="T140">o</text:span>s<text:span text:style-name="T180"> </text:span>d<text:span text:style-name="T144">i</text:span><text:span text:style-name="T131">f</text:span><text:span text:style-name="T135">e</text:span><text:span text:style-name="T131">re</text:span>n<text:span text:style-name="T144">t</text:span><text:span text:style-name="T131">e</text:span>s<text:span text:style-name="T181"> </text:span><text:span text:style-name="T131">ca</text:span><text:span text:style-name="T144">m</text:span>pos do<text:span text:style-name="T207"> </text:span>s<text:span text:style-name="T131">a</text:span>b<text:span text:style-name="T135">e</text:span>r<text:span text:style-name="T182"> </text:span><text:span text:style-name="T131">e</text:span>sp<text:span text:style-name="T131">ec</text:span><text:span text:style-name="T144">í</text:span><text:span text:style-name="T131">f</text:span><text:span text:style-name="T144">i</text:span><text:span text:style-name="T135">c</text:span>o<text:span text:style-name="T181"> </text:span>e<text:span text:style-name="T177"> </text:span>p<text:span text:style-name="T131">e</text:span>d<text:span text:style-name="T135">a</text:span>góg<text:span text:style-name="T140">i</text:span><text:span text:style-name="T135">c</text:span>o.<text:span text:style-name="T190"> </text:span>As<text:span text:style-name="T140"> </text:span>A<text:span text:style-name="T144">ti</text:span><text:span text:style-name="T140">v</text:span><text:span text:style-name="T144">i</text:span>d<text:span text:style-name="T131">a</text:span>d<text:span text:style-name="T135">e</text:span>s<text:span text:style-name="T175"> </text:span><text:span text:style-name="T144">C</text:span><text:span text:style-name="T140">o</text:span><text:span text:style-name="T144">m</text:span>p<text:span text:style-name="T144">l</text:span><text:span text:style-name="T131">e</text:span><text:span text:style-name="T144">m</text:span><text:span text:style-name="T135">e</text:span>n<text:span text:style-name="T140">t</text:span><text:span text:style-name="T135">a</text:span><text:span text:style-name="T131">re</text:span>s<text:span text:style-name="T161"> </text:span>d<text:span text:style-name="T131">e</text:span>v<text:span text:style-name="T135">e</text:span><text:span text:style-name="T150">r</text:span><text:span text:style-name="T135">ã</text:span>o<text:span text:style-name="T175"> </text:span>s<text:span text:style-name="T131">e</text:span>r<text:span text:style-name="T180"> </text:span><text:span text:style-name="T135">r</text:span><text:span text:style-name="T150">e</text:span><text:span text:style-name="T135">a</text:span><text:span text:style-name="T140">l</text:span><text:span text:style-name="T144">i</text:span><text:span text:style-name="T135">z</text:span><text:span text:style-name="T131">a</text:span><text:span text:style-name="T135">d</text:span><text:span text:style-name="T150">a</text:span>s<text:span text:style-name="T182"> </text:span>du<text:span text:style-name="T131">ra</text:span>n<text:span text:style-name="T144">t</text:span>e<text:span text:style-name="T161"> </text:span><text:span text:style-name="T144">t</text:span>odos<text:span text:style-name="T183"> </text:span>os<text:span text:style-name="T207"> </text:span>p<text:span text:style-name="T135">e</text:span><text:span text:style-name="T131">r</text:span><text:span text:style-name="T144">í</text:span>odos<text:span text:style-name="T208"> </text:span><text:span text:style-name="T198">do</text:span><text:span text:style-name="T209"> </text:span><text:span text:style-name="T144">c</text:span>u<text:span text:style-name="T131">r</text:span>so<text:span text:style-name="T177"> </text:span>de<text:span text:style-name="T207"> </text:span><text:span text:style-name="T131">f</text:span><text:span text:style-name="T135">o</text:span><text:span text:style-name="T131">r</text:span><text:span text:style-name="T144">m</text:span>a qu<text:span text:style-name="T131">e</text:span>,<text:span text:style-name="T160"> </text:span><text:span text:style-name="T131">a</text:span>o<text:span text:style-name="T181"> </text:span><text:span text:style-name="T131">c</text:span>on<text:span text:style-name="T131">c</text:span><text:span text:style-name="T144">l</text:span>u<text:span text:style-name="T144">í</text:span><text:span text:style-name="T131">-</text:span><text:span text:style-name="T144">l</text:span>o,<text:span text:style-name="T159"> </text:span><text:span text:style-name="T144">i</text:span>n<text:span text:style-name="T144">t</text:span><text:span text:style-name="T131">e</text:span>g<text:span text:style-name="T131">ra</text:span><text:span text:style-name="T144">li</text:span><text:span text:style-name="T135">z</text:span><text:span text:style-name="T131">e</text:span>m<text:span text:style-name="T158"> </text:span>150 ho<text:span text:style-name="T131">ra</text:span>s. <text:span text:style-name="T157"><text:s/></text:span>É <text:span text:style-name="T144">i</text:span><text:span text:style-name="T140">m</text:span>po<text:span text:style-name="T131">r</text:span><text:span text:style-name="T144">t</text:span><text:span text:style-name="T131">a</text:span>n<text:span text:style-name="T154">t</text:span>e <text:span text:style-name="T131">r</text:span><text:span text:style-name="T135">e</text:span>g<text:span text:style-name="T140">i</text:span><text:span text:style-name="T154">s</text:span><text:span text:style-name="T144">t</text:span><text:span text:style-name="T150">r</text:span><text:span text:style-name="T135">a</text:span>r que o <text:span text:style-name="T131">a</text:span>p<text:span text:style-name="T131">r</text:span>o<text:span text:style-name="T135">v</text:span><text:span text:style-name="T150">e</text:span><text:span text:style-name="T144">i</text:span><text:span text:style-name="T154">t</text:span><text:span text:style-name="T131">a</text:span><text:span text:style-name="T144">m</text:span><text:span text:style-name="T131">e</text:span>n<text:span text:style-name="T144">t</text:span>o da p<text:span text:style-name="T131">ar</text:span><text:span text:style-name="T144">ti</text:span><text:span text:style-name="T131">c</text:span><text:span text:style-name="T144">i</text:span>p<text:span text:style-name="T135">a</text:span><text:span text:style-name="T131">çã</text:span>o<text:span text:style-name="T210"> </text:span>do<text:span text:style-name="T211"> </text:span><text:span text:style-name="T131">a</text:span><text:span text:style-name="T135">c</text:span><text:span text:style-name="T131">a</text:span>d<text:span text:style-name="T131">ê</text:span><text:span text:style-name="T144">mi</text:span><text:span text:style-name="T131">c</text:span>o<text:span text:style-name="T212"> </text:span>n<text:span text:style-name="T131">e</text:span>s<text:span text:style-name="T144">t</text:span><text:span text:style-name="T131">a</text:span>s<text:span text:style-name="T213"> </text:span><text:span text:style-name="T150">a</text:span><text:span text:style-name="T154">t</text:span><text:span text:style-name="T144">i</text:span><text:span text:style-name="T140">v</text:span><text:span text:style-name="T144">i</text:span>d<text:span text:style-name="T131">a</text:span><text:span text:style-name="T135">d</text:span><text:span text:style-name="T150">e</text:span>s<text:span text:style-name="T210"> </text:span>ob<text:span text:style-name="T131">e</text:span>d<text:span text:style-name="T135">e</text:span><text:span text:style-name="T131">ce</text:span><text:span text:style-name="T135">r</text:span>á<text:span text:style-name="T211"> </text:span>à<text:span text:style-name="T214"> </text:span><text:span text:style-name="T131">re</text:span>gu<text:span text:style-name="T144">l</text:span><text:span text:style-name="T131">a</text:span><text:span text:style-name="T144">m</text:span><text:span text:style-name="T131">e</text:span>n<text:span text:style-name="T144">t</text:span><text:span text:style-name="T131">a</text:span><text:span text:style-name="T135">ç</text:span><text:span text:style-name="T131">ã</text:span>o<text:span text:style-name="T211"> </text:span>p<text:span text:style-name="T131">r</text:span>óp<text:span text:style-name="T131">r</text:span><text:span text:style-name="T144">i</text:span>a<text:span text:style-name="T127"> </text:span><text:span text:style-name="T131">a</text:span><text:span text:style-name="T135">p</text:span><text:span text:style-name="T131">r</text:span>ov<text:span text:style-name="T131">a</text:span>da<text:span text:style-name="T213"> </text:span>p<text:span text:style-name="T131">e</text:span><text:span text:style-name="T144">l</text:span>o<text:span text:style-name="T140"> C</text:span>ons<text:span text:style-name="T131">e</text:span><text:span text:style-name="T144">l</text:span>ho<text:span text:style-name="T150"> </text:span><text:span text:style-name="T144">S</text:span><text:span text:style-name="T140">u</text:span><text:span text:style-name="T135">p</text:span><text:span text:style-name="T131">e</text:span><text:span text:style-name="T150">r</text:span><text:span text:style-name="T154">i</text:span>o<text:span text:style-name="T215">r</text:span> ou de acordo com o proposto pelo presente documento, visto no ANEXO I.</text:p>
      <text:p text:style-name="P60"/>
      <text:h text:style-name="Heading_20_2" text:outline-level="2"><text:bookmark-start text:name="__RefHeading___Toc372725012"/>Trabalho de Conclusão de Curso<text:bookmark-end text:name="__RefHeading___Toc372725012"/></text:h>
      <text:p text:style-name="Texto_20_Normal">O<text:span text:style-name="T214"> </text:span><text:span text:style-name="T144">T</text:span><text:span text:style-name="T131">r</text:span><text:span text:style-name="T135">a</text:span>b<text:span text:style-name="T131">a</text:span><text:span text:style-name="T144">l</text:span>ho<text:span text:style-name="T139"> </text:span>de<text:span text:style-name="T152"> </text:span><text:span text:style-name="T140">C</text:span>on<text:span text:style-name="T135">c</text:span><text:span text:style-name="T144">l</text:span>u<text:span text:style-name="T140">s</text:span><text:span text:style-name="T131">ã</text:span>o<text:span text:style-name="T152"> </text:span>de<text:span text:style-name="T152"> </text:span><text:span text:style-name="T144">C</text:span>u<text:span text:style-name="T131">r</text:span>so<text:span text:style-name="T139"> </text:span><text:span text:style-name="T131">(</text:span><text:span text:style-name="T135">T</text:span><text:span text:style-name="T144">C</text:span><text:span text:style-name="T140">C</text:span>) tem natureza<text:span text:style-name="T217"> </text:span>ob<text:span text:style-name="T131">r</text:span><text:span text:style-name="T154">i</text:span><text:span text:style-name="T140">g</text:span><text:span text:style-name="T131">a</text:span><text:span text:style-name="T144">t</text:span><text:span text:style-name="T135">ó</text:span><text:span text:style-name="T131">r</text:span><text:span text:style-name="T144">i</text:span>a<text:span text:style-name="T127"> </text:span>p<text:span text:style-name="T131">ar</text:span>a<text:span text:style-name="T217"> </text:span>a conclusão do<text:span text:style-name="T127"> </text:span><text:span text:style-name="T131">c</text:span><text:span text:style-name="T135">u</text:span><text:span text:style-name="T131">r</text:span>so<text:span text:style-name="T139"> </text:span>de Tecnologia em Análise e Desenvolvimento de Sistemas<text:span text:style-name="T181"> </text:span>e<text:span text:style-name="T179"> </text:span><text:span text:style-name="T154">s</text:span><text:span text:style-name="T150">e</text:span><text:span text:style-name="T135">r</text:span><text:span text:style-name="T131">á</text:span><text:span text:style-name="T180"> </text:span>d<text:span text:style-name="T131">e</text:span><text:span text:style-name="T140">s</text:span><text:span text:style-name="T135">e</text:span>nvo<text:span text:style-name="T144">l</text:span>v<text:span text:style-name="T140">i</text:span>d<text:span text:style-name="T135">o</text:span><text:span text:style-name="T160"> </text:span>de<text:span text:style-name="T131"> ac</text:span><text:span text:style-name="T135">o</text:span><text:span text:style-name="T150">r</text:span>do<text:span text:style-name="T144"> </text:span><text:span text:style-name="T131">c</text:span>om<text:span text:style-name="T131"> r</text:span><text:span text:style-name="T135">e</text:span><text:span text:style-name="T140">g</text:span>u<text:span text:style-name="T154">l</text:span><text:span text:style-name="T131">a</text:span><text:span text:style-name="T144">m</text:span><text:span text:style-name="T131">e</text:span>n<text:span text:style-name="T144">t</text:span><text:span text:style-name="T131">a</text:span><text:span text:style-name="T135">ç</text:span><text:span text:style-name="T150">ã</text:span>o<text:span text:style-name="T135"> </text:span><text:span text:style-name="T131">e</text:span>sp<text:span text:style-name="T131">e</text:span><text:span text:style-name="T135">c</text:span><text:span text:style-name="T144">í</text:span><text:span text:style-name="T131">f</text:span><text:span text:style-name="T144">i</text:span><text:span text:style-name="T131">c</text:span>a<text:span text:style-name="T150"> </text:span><text:span text:style-name="T135">a</text:span>p<text:span text:style-name="T131">r</text:span>ov<text:span text:style-name="T131">a</text:span>do<text:span text:style-name="T131"> </text:span>no<text:span text:style-name="T140"> C</text:span>ons<text:span text:style-name="T131">e</text:span><text:span text:style-name="T144">l</text:span>ho<text:span text:style-name="T147"> </text:span><text:span text:style-name="T144">S</text:span>up<text:span text:style-name="T131">er</text:span><text:span text:style-name="T144">i</text:span><text:span text:style-name="T135">o</text:span><text:span text:style-name="T215">r.</text:span></text:p>
      <text:p text:style-name="P172"/>
      <text:h text:style-name="Heading_20_2" text:outline-level="2"><text:bookmark-start text:name="__RefHeading___Toc372725013"/>Ementas das Disciplinas<text:bookmark-end text:name="__RefHeading___Toc372725013"/></text:h>
      <text:p text:style-name="Texto_20_Normal"><text:bookmark text:name="h.26in1rg"/><text:bookmark text:name="h.2xcytpi"/><text:bookmark text:name="h.1y810tw"/><text:bookmark text:name="h.3j2qqm3"/><text:bookmark text:name="h.z337ya"/>As ementas e as bibliografias que integram a matriz curricular do curso das disciplinas estão apresentadas no ANEXO II.</text:p>
      <text:p text:style-name="P79"><text:bookmark text:name="h.1ci93xb"/></text:p>
      <text:h text:style-name="P214" text:outline-level="1"><text:bookmark-start text:name="__RefHeading___Toc372725014"/>CRITÉRIOS DE AVALIAÇÃO DA APRENDIZAGEM APLICADOS AOS ALUNOS DO CURSO<text:bookmark-end text:name="__RefHeading___Toc372725014"/></text:h>
      <text:p text:style-name="Texto_20_Normal">A avaliação dos alunos será processual e contínua. Para tanto, no acompanhamento constante do aluno estaremos observando não apenas o seu progresso quanto à construção de conhecimentos científicos, mas também a atenção, o interesse, as habilidades, a responsabilidade, a participação, a pontualidade, a assiduidade na realização de atividades e a organização nos trabalhos escolares que o mesmo apresenta. <text:s/>Assim, não apenas os aspectos quantitativos deverão ser considerados, mas também - e principalmente - os aspectos qualitativos, conforme a modalidade vigente no IFG.</text:p>
      <text:p text:style-name="Texto_20_Normal">Com relação à periodicidade de avaliações e outras questões específicas, serão determinadas pelo regulamento da Organização Didática do IFG e aplicam-se a todos os cursos oferecidos na instituição.</text:p>
      <text:p text:style-name="P108"><text:bookmark text:name="h.3whwml4"/></text:p>
      <text:p text:style-name="P79"/>
      <text:h text:style-name="Heading_20_1" text:outline-level="1"><text:bookmark-start text:name="__RefHeading___Toc372725015"/>FUNCIONAMENTO<text:bookmark-end text:name="__RefHeading___Toc372725015"/></text:h>
      <text:p text:style-name="Texto_20_Normal"><text:bookmark text:name="h.2bn6wsx"/>O curso de graduação em Tecnologia em Análise e Desenvolvimento de Sistemas funcionará no turno matutino, inicialmente com entrada anual. Serão ofertadas 30 (trinta) vagas por ano, obedecendo ao item 2 (dois) “Requisitos para Acesso ao Curso” deste documento. O curso terá a duração de 3 (três) anos, divididos em 6 (seis) semestres letivos, sendo que o tempo para integralização máxima do curso será de 12 (doze) semestres letivos. A fim de cumprir a carga horária especificada para cada período contar-se-á com cerca de 18 (dezoito) semanas por semestre.</text:p>
      <text:p text:style-name="P45"/>
      <text:h text:style-name="Heading_20_1" text:outline-level="1"><text:bookmark-start text:name="__RefHeading___Toc372725016"/>INSTALAÇÕES E EQUIPAMENTOS<text:bookmark-end text:name="__RefHeading___Toc372725016"/></text:h>
      <text:h text:style-name="Heading_20_2" text:outline-level="2"><text:bookmark-start text:name="__RefHeading___Toc372725017"/>Biblioteca<text:bookmark-end text:name="__RefHeading___Toc372725017"/></text:h>
      <text:p text:style-name="P110">O acervo bibliográfico do IFG/Câmpus Formosa atualmente conta com acervo de aproximadamente 4000 exemplares (incluindo livros, periódicos, multimeios, obras de referência) que contemplam as disciplinas gerais do ensino médio e das áreas específicas dos cursos oferecidos pela Instituição. Para os conceitos básicos da área de Tecnologia em Análise e Desenvolvimento de Sistemas, o acervo disponível para o curso aproveita alguns títulos utilizados pelos Cursos Técnicos Integrados ao Ensino Médio em: Informática para Internet e Manutenção e Suporte em Informática na modalidade de Educação de Jovens e adultos/PROEJA, e para os conteúdos tecnológicos avançados serão adquiridos títulos conforme as bibliografias básicas e complementares das disciplinas, em ordem de prioridade.</text:p>
      <text:p text:style-name="P109"><text:span text:style-name="T10">O catálogo da biblioteca está disponível online e pode ser consultado na página do IFG/Câmpus Formosa (</text:span><text:a xlink:type="simple" xlink:href="http://bibliotecas.ifg.edu.br/" text:style-name="Internet_20_link" text:visited-style-name="Visited_20_Internet_20_Link"><text:span text:style-name="T218">http://bibliotecas.ifg.edu.br/</text:span></text:a><text:span text:style-name="T10">), sendo que alguns dos títulos incluídos nas bibliografias sugeridas neste projeto já se encontram inseridos no acervo.</text:span></text:p>
      <text:p text:style-name="P109"><text:span text:style-name="T10">A biblioteca do IFG - Câmpus Formosa conta hoje com uma área de 640 m</text:span><text:span text:style-name="T71">2</text:span><text:span text:style-name="T10">, que visa atender com excelência seus usuários compostos pelos alunos, professores, servidores técnico-administrativos, além da comunidade em geral. </text:span></text:p>
      <text:p text:style-name="P110">A biblioteca do Câmpus Formosa possui:</text:p>
      <text:list xml:id="list793590914" text:style-name="WW8Num11">
        <text:list-item>
          <text:p text:style-name="P200">Circulação e Empréstimos: destinado para atender as demandas de empréstimos, devoluções e reservas dos usuários; assim como para auxiliar a localização de informações no interior da biblioteca;</text:p>
        </text:list-item>
        <text:list-item>
          <text:p text:style-name="P200">Coordenação: responsável pela administração e gestão da biblioteca, além da aquisição de material para o acervo; </text:p>
        </text:list-item>
        <text:list-item>
          <text:p text:style-name="P200">Processamento Técnico: responsável pelo tratamento técnico do acervo da biblioteca que inclui: catalogação, classificação, indexação e preparo físico do material;</text:p>
        </text:list-item>
        <text:list-item>
          <text:p text:style-name="P200">Laboratório de Informática: laboratório estruturado com computadores e acesso à internet, além de ser um espaço para realização de cursos e treinamentos. Estão previstas, aproximadamente, 15 máquinas;</text:p>
        </text:list-item>
        <text:list-item>
          <text:p text:style-name="P200">Sala de Estudo em Grupo: espaço estruturado com mesas para estudo em grupo; </text:p>
        </text:list-item>
        <text:list-item>
          <text:p text:style-name="P200">30 - Cabines de estudo individual;</text:p>
        </text:list-item>
      </text:list>
      <text:p text:style-name="P178">O atendimento da biblioteca acontece em horário integral de expediente (matutino, vespertino e noturno), de segunda a sexta-feira, e conta com um quadro de 1 servidor matutino, 1 servidor vespertino e 2 servidores no noturno</text:p>
      <text:p text:style-name="Texto_20_Normal"/>
      <text:h text:style-name="Heading_20_2" text:outline-level="2"><text:bookmark text:name="h.qsh70q"/><text:bookmark-start text:name="__RefHeading___Toc372725018"/>Laboratórios<text:bookmark-end text:name="__RefHeading___Toc372725018"/></text:h>
      <text:p text:style-name="Texto_20_Normal"><text:soft-page-break/>Atualmente o IFG/Câmpus Formosa, conta com três laboratórios de Informática, dois com programas específicos instalados e conexão com a internet e um laboratório de arquitetura de computadores.</text:p>
      <text:p text:style-name="Texto_20_Normal">Os laboratórios de informática devem apresentar infraestrutura, com equipamentos completos (Gabinete, monitor, teclado e <text:span text:style-name="T68">mouse</text:span>) e <text:span text:style-name="T68">softwares</text:span>, para atender às necessidades específicas nos tópicos abordados nas ementas de cada disciplina. </text:p>
      <text:p text:style-name="Texto_20_Normal">O dimensionamento e a otimização dos laboratórios de informática devem ser resultados da interação das necessidades dos demais cursos do IFG/Câmpus Formosa, que contemplam disciplinas afins.</text:p>
      <text:p text:style-name="Texto_20_Normal">O <text:bookmark-ref text:reference-format="text" text:ref-name="_Ref369374808">Quadro 2</text:bookmark-ref> apresenta a infraestrutura física disponível de laboratórios para realização de aulas teóricas/práticas necessárias à oferta do curso de Tecnologia em Análise e Desenvolvimento de Sistemas:</text:p>
      <text:p text:style-name="P111"/>
      <table:table table:name="Table4" table:style-name="Table4">
        <table:table-column table:style-name="Table4.A"/>
        <table:table-column table:style-name="Table4.B"/>
        <table:table-row table:style-name="Table4.1">
          <table:table-cell table:style-name="Table4.A1" office:value-type="string">
            <text:p text:style-name="P101">Finalidade</text:p>
          </table:table-cell>
          <table:table-cell table:style-name="Table4.B1" office:value-type="string">
            <text:p text:style-name="P101">Descrição</text:p>
          </table:table-cell>
        </table:table-row>
        <table:table-row table:style-name="Table4.2">
          <table:table-cell table:style-name="Table4.A2" office:value-type="string">
            <text:p text:style-name="P102">Laboratório I</text:p>
          </table:table-cell>
          <table:table-cell table:style-name="Table4.B2" office:value-type="string">
            <text:p text:style-name="P103"><text:span text:style-name="T18">Laboratório de informática com 30 computadores com programas específicos instalados e conexão com a </text:span><text:span text:style-name="T30">internet</text:span><text:span text:style-name="T18">.</text:span></text:p>
          </table:table-cell>
        </table:table-row>
        <table:table-row table:style-name="Table4.3">
          <table:table-cell table:style-name="Table4.A3" office:value-type="string">
            <text:p text:style-name="P102">Laboratório II</text:p>
          </table:table-cell>
          <table:table-cell table:style-name="Table4.B3" office:value-type="string">
            <text:p text:style-name="P103"><text:span text:style-name="T18">Laboratório de informática com 30 computadores com programas específicos instalados e conexão com a </text:span><text:span text:style-name="T30">internet</text:span><text:span text:style-name="T18">.</text:span></text:p>
          </table:table-cell>
        </table:table-row>
        <table:table-row table:style-name="Table4.4">
          <table:table-cell table:style-name="Table4.A3" office:value-type="string">
            <text:p text:style-name="P102">Laboratório III</text:p>
          </table:table-cell>
          <table:table-cell table:style-name="Table4.B3" office:value-type="string">
            <text:p text:style-name="P103"><text:span text:style-name="T18">Laboratório de informática com 30 computadores com programas específicos instalados e conexão com a </text:span><text:span text:style-name="T30">internet</text:span><text:span text:style-name="T18">.</text:span></text:p>
          </table:table-cell>
        </table:table-row>
        <table:table-row table:style-name="Table4.5">
          <table:table-cell table:style-name="Table4.A5" office:value-type="string">
            <text:p text:style-name="P102">Laboratório IV</text:p>
          </table:table-cell>
          <table:table-cell table:style-name="Table4.B5" office:value-type="string">
            <text:p text:style-name="P103"><text:span text:style-name="T18">Laboratório de arquitetura de computadores equipado com 20 computadores, </text:span><text:span text:style-name="T30">kits</text:span><text:span text:style-name="T18"> de ferramentas e aparelhos específicos de manutenção.</text:span></text:p>
          </table:table-cell>
        </table:table-row>
      </table:table>
      <text:p text:style-name="P113"><text:bookmark-start text:name="_Ref369374808"/><text:span text:style-name="T28">Quadro </text:span><text:span text:style-name="T28"><text:sequence text:ref-name="refQuadro1" text:name="Quadro" text:formula="ooow:Quadro+1" style:num-format="1">2</text:sequence></text:span><text:bookmark-end text:name="_Ref369374808"/><text:span text:style-name="T28"> - Infraestrutura física necessária para implantação e funcionamento do curso</text:span></text:p>
      <text:p text:style-name="P112"/>
      <text:p text:style-name="P111"/>
      <text:p text:style-name="P111"/>
      <text:p text:style-name="Texto_20_Normal">Apresentam-se abaixo os quadros com a discriminação da infraestrutura de laboratórios para atender o curso Superior de Tecnologia em Análise e Desenvolvimento de Sistemas.</text:p>
      <text:p text:style-name="P173"/>
      <text:p text:style-name="P173"/>
      <text:p text:style-name="P173"/>
      <text:p text:style-name="P173"/>
      <text:p text:style-name="P173"/>
      <text:p text:style-name="P173"/>
      <text:p text:style-name="P173"/>
      <table:table table:name="Table5" table:style-name="Table5">
        <table:table-column table:style-name="Table5.A"/>
        <table:table-column table:style-name="Table5.B"/>
        <table:table-row table:style-name="Table5.1">
          <table:table-cell table:style-name="Table5.A1" table:number-columns-spanned="2" office:value-type="string">
            <text:p text:style-name="P151">Laboratório I</text:p>
          </table:table-cell>
          <table:covered-table-cell/>
        </table:table-row>
        <table:table-row table:style-name="Table5.2">
          <table:table-cell table:style-name="Table5.A2" table:number-columns-spanned="2" office:value-type="string">
            <text:p text:style-name="EMENTA"><text:span text:style-name="T220">Laboratório usado para aulas de Programação, Sistemas Operacionais. </text:span><text:span text:style-name="T222">Softwares</text:span><text:span text:style-name="T220"> de análise e desenvolvimento de sistemas, banco de dados, design de interfaces e virtualização de sistemas operacionais. <text:s/></text:span></text:p>
            <text:p text:style-name="P153">Obs. Uso exclusivo para as turmas dos cursos de Informática.</text:p>
          </table:table-cell>
          <table:covered-table-cell/>
        </table:table-row>
        <table:table-row table:style-name="Table5.3">
          <table:table-cell table:style-name="Table5.A3" table:number-columns-spanned="2" office:value-type="string">
            <text:p text:style-name="EMENTA"><text:span text:style-name="T226">Equipamentos (</text:span><text:span text:style-name="T223">Hardwares</text:span><text:span text:style-name="T226"> instalados e/ou outros)</text:span></text:p>
          </table:table-cell>
          <table:covered-table-cell/>
        </table:table-row>
        <table:table-row table:style-name="Table5.1">
          <table:table-cell table:style-name="Table5.A4" office:value-type="string">
            <text:p text:style-name="P152">Qtde.</text:p>
          </table:table-cell>
          <table:table-cell table:style-name="Table5.B4" office:value-type="string">
            <text:p text:style-name="P152">Especificações</text:p>
          </table:table-cell>
        </table:table-row>
        <text:soft-page-break/>
        <table:table-row table:style-name="Table5.1">
          <table:table-cell table:style-name="Table5.A5" office:value-type="string">
            <text:p text:style-name="P154">30</text:p>
          </table:table-cell>
          <table:table-cell table:style-name="Table5.B5" office:value-type="string">
            <text:p text:style-name="P153">Microcomputador com as seguintes características:</text:p>
            <text:p text:style-name="EMENTA"><text:span text:style-name="T220">Sistema Operacional MS Windows 8 e Sistema Operacional </text:span><text:span text:style-name="T222">Linux</text:span><text:span text:style-name="T220">; Processador <text:s/></text:span><text:span text:style-name="T222">Intel</text:span><text:span text:style-name="T220"> </text:span><text:span text:style-name="T222">Core</text:span><text:span text:style-name="T220"> I5; Memória </text:span><text:span text:style-name="T222">RAM</text:span><text:span text:style-name="T220"> <text:s/>4 mb; HD 750 GB; Leitora e Gravadora de DVD e CD; <text:s/>Teclado ABNT2 USB; <text:s/></text:span><text:span text:style-name="T222">Mouse</text:span><text:span text:style-name="T220"> óptico USB; Monitor LED 18.</text:span></text:p>
          </table:table-cell>
        </table:table-row>
        <table:table-row table:style-name="Table5.1">
          <table:table-cell table:style-name="Table5.A6" office:value-type="string">
            <text:p text:style-name="P154">01</text:p>
          </table:table-cell>
          <table:table-cell table:style-name="Table5.B6" office:value-type="string">
            <text:p text:style-name="EMENTA"><text:span text:style-name="T220">Ar condicionado </text:span><text:span text:style-name="T222">Split</text:span><text:span text:style-name="T220">. Capacidade de refrigeração de 9.000 BTUs, </text:span></text:p>
          </table:table-cell>
        </table:table-row>
        <table:table-row table:style-name="Table5.1">
          <table:table-cell table:style-name="Table5.A7" office:value-type="string">
            <text:p text:style-name="P154">01</text:p>
          </table:table-cell>
          <table:table-cell table:style-name="Table5.B7" office:value-type="string">
            <text:p text:style-name="P153">Projetor Multimídia </text:p>
          </table:table-cell>
        </table:table-row>
        <table:table-row table:style-name="Table5.1">
          <table:table-cell table:style-name="Table5.A8" office:value-type="string">
            <text:p text:style-name="P154">30</text:p>
          </table:table-cell>
          <table:table-cell table:style-name="Table5.B8" office:value-type="string">
            <text:p text:style-name="P153">Cadeira com assento estofado, base giratória e regulagem de altura.</text:p>
          </table:table-cell>
        </table:table-row>
        <table:table-row table:style-name="Table5.1">
          <table:table-cell table:style-name="Table5.A9" office:value-type="string">
            <text:p text:style-name="P154">30</text:p>
          </table:table-cell>
          <table:table-cell table:style-name="Table5.B9" office:value-type="string">
            <text:p text:style-name="P153">Estabilizadores</text:p>
          </table:table-cell>
        </table:table-row>
      </table:table>
      <text:p text:style-name="P174"/>
      <table:table table:name="Table6" table:style-name="Table6">
        <table:table-column table:style-name="Table6.A"/>
        <table:table-column table:style-name="Table6.B"/>
        <table:table-row table:style-name="Table6.1">
          <table:table-cell table:style-name="Table6.A1" table:number-columns-spanned="2" office:value-type="string">
            <text:p text:style-name="P151">Laboratório II</text:p>
          </table:table-cell>
          <table:covered-table-cell/>
        </table:table-row>
        <table:table-row table:style-name="Table6.2">
          <table:table-cell table:style-name="Table6.A2" table:number-columns-spanned="2" office:value-type="string">
            <text:p text:style-name="EMENTA"><text:span text:style-name="T220">Laboratório usado para aulas de Programação, Sistemas Operacionais. </text:span><text:span text:style-name="T222">Softwares</text:span><text:span text:style-name="T220"> de análise e desenvolvimento de sistemas, banco de dados, </text:span><text:span text:style-name="T222">design</text:span><text:span text:style-name="T220"> de interfaces e virtualização de sistemas operacionais. <text:s/></text:span></text:p>
            <text:p text:style-name="P153">Obs. Uso exclusivo para as turmas dos cursos de Informática.</text:p>
          </table:table-cell>
          <table:covered-table-cell/>
        </table:table-row>
        <table:table-row table:style-name="Table6.3">
          <table:table-cell table:style-name="Table6.A3" table:number-columns-spanned="2" office:value-type="string">
            <text:p text:style-name="EMENTA"><text:span text:style-name="T226">Equipamentos (</text:span><text:span text:style-name="T223">Hardwares</text:span><text:span text:style-name="T226"> instalados e/ou outros)</text:span></text:p>
          </table:table-cell>
          <table:covered-table-cell/>
        </table:table-row>
        <table:table-row table:style-name="Table6.1">
          <table:table-cell table:style-name="Table6.A4" office:value-type="string">
            <text:p text:style-name="P152">Qtde.</text:p>
          </table:table-cell>
          <table:table-cell table:style-name="Table6.B4" office:value-type="string">
            <text:p text:style-name="P152">Especificações</text:p>
          </table:table-cell>
        </table:table-row>
        <table:table-row table:style-name="Table6.1">
          <table:table-cell table:style-name="Table6.A5" office:value-type="string">
            <text:p text:style-name="P154">30</text:p>
          </table:table-cell>
          <table:table-cell table:style-name="Table6.B5" office:value-type="string">
            <text:p text:style-name="P153">Microcomputador com as seguintes características:</text:p>
            <text:p text:style-name="EMENTA"><text:span text:style-name="T220">Sistema Operacional </text:span><text:span text:style-name="T222">MS</text:span><text:span text:style-name="T220"> </text:span><text:span text:style-name="T222">Windows</text:span><text:span text:style-name="T220"> 8 e Sistema Operacional </text:span><text:span text:style-name="T222">Linux</text:span><text:span text:style-name="T220">; Processador <text:s/></text:span><text:span text:style-name="T222">Intel Core</text:span><text:span text:style-name="T220"> I5; Memória </text:span><text:span text:style-name="T222">RAM</text:span><text:span text:style-name="T220"> 4 Mb; HD 750 GB; Leitora e Gravadora de DVD e CD; Teclado ABNT2 USB; </text:span><text:span text:style-name="T222">Mouse</text:span><text:span text:style-name="T220"> óptico USB; <text:s/>Monitor LED 18</text:span></text:p>
          </table:table-cell>
        </table:table-row>
        <table:table-row table:style-name="Table6.1">
          <table:table-cell table:style-name="Table6.A6" office:value-type="string">
            <text:p text:style-name="P154">01</text:p>
          </table:table-cell>
          <table:table-cell table:style-name="Table6.B6" office:value-type="string">
            <text:p text:style-name="EMENTA"><text:span text:style-name="T220">Ar condicionado </text:span><text:span text:style-name="T222">Split</text:span><text:span text:style-name="T220">. Capacidade de refrigeração de 9.000 BTUs, </text:span></text:p>
          </table:table-cell>
        </table:table-row>
        <table:table-row table:style-name="Table6.1">
          <table:table-cell table:style-name="Table6.A7" office:value-type="string">
            <text:p text:style-name="P154">01</text:p>
          </table:table-cell>
          <table:table-cell table:style-name="Table6.B7" office:value-type="string">
            <text:p text:style-name="P153">Projetor Multimídia </text:p>
          </table:table-cell>
        </table:table-row>
        <table:table-row table:style-name="Table6.1">
          <table:table-cell table:style-name="Table6.A8" office:value-type="string">
            <text:p text:style-name="P154">30</text:p>
          </table:table-cell>
          <table:table-cell table:style-name="Table6.B8" office:value-type="string">
            <text:p text:style-name="P153">Cadeira com assento estofado, base giratória e regulagem de altura.</text:p>
          </table:table-cell>
        </table:table-row>
        <table:table-row table:style-name="Table6.1">
          <table:table-cell table:style-name="Table6.A9" office:value-type="string">
            <text:p text:style-name="P154">30</text:p>
          </table:table-cell>
          <table:table-cell table:style-name="Table6.B9" office:value-type="string">
            <text:p text:style-name="P153">Estabilizadores</text:p>
          </table:table-cell>
        </table:table-row>
      </table:table>
      <text:p text:style-name="P44"/>
      <table:table table:name="Table7" table:style-name="Table7">
        <table:table-column table:style-name="Table7.A"/>
        <table:table-column table:style-name="Table7.B"/>
        <table:table-row table:style-name="Table7.1">
          <table:table-cell table:style-name="Table7.A1" table:number-columns-spanned="2" office:value-type="string">
            <text:p text:style-name="P151">Laboratório III</text:p>
          </table:table-cell>
          <table:covered-table-cell/>
        </table:table-row>
        <table:table-row table:style-name="Table7.2">
          <table:table-cell table:style-name="Table7.A2" table:number-columns-spanned="2" office:value-type="string">
            <text:p text:style-name="P153">Laboratório usado para Aplicativos, Programação, Sistemas Operacionais e Monitoria. </text:p>
            <text:p text:style-name="P153">Poderá ser utilizado pelos demais cursos.</text:p>
          </table:table-cell>
          <table:covered-table-cell/>
        </table:table-row>
        <table:table-row table:style-name="Table7.3">
          <table:table-cell table:style-name="Table7.A3" table:number-columns-spanned="2" office:value-type="string">
            <text:p text:style-name="EMENTA"><text:span text:style-name="T226">Equipamentos (</text:span><text:span text:style-name="T223">Hardwares</text:span><text:span text:style-name="T226"> instalados e/ou outros)</text:span></text:p>
          </table:table-cell>
          <table:covered-table-cell/>
        </table:table-row>
        <table:table-row table:style-name="Table7.1">
          <table:table-cell table:style-name="Table7.A4" office:value-type="string">
            <text:p text:style-name="P152">Qtde.</text:p>
          </table:table-cell>
          <table:table-cell table:style-name="Table7.B4" office:value-type="string">
            <text:p text:style-name="P152">Especificações</text:p>
          </table:table-cell>
        </table:table-row>
        <table:table-row table:style-name="Table7.1">
          <table:table-cell table:style-name="Table7.A5" office:value-type="string">
            <text:p text:style-name="P154">30</text:p>
          </table:table-cell>
          <table:table-cell table:style-name="Table7.B5" office:value-type="string">
            <text:p text:style-name="P153">Microcomputador com as seguintes características:</text:p>
            <text:p text:style-name="EMENTA"><text:span text:style-name="T220">Sistema Operacional </text:span><text:span text:style-name="T222">MS Windows</text:span><text:span text:style-name="T220"> 8 e Sistema Operacional </text:span><text:span text:style-name="T222">Linux</text:span><text:span text:style-name="T220">; Processador <text:s/></text:span><text:span text:style-name="T222">Intel Core</text:span><text:span text:style-name="T220"> I5; Memória </text:span><text:span text:style-name="T222">RAM</text:span><text:span text:style-name="T220"> <text:s/>4 mb; HD 750 GB; Leitora e Gravadora de DVD e CD; Teclado ABNT2 USB; </text:span><text:span text:style-name="T222">Mouse</text:span><text:span text:style-name="T220"> óptico USB; Monitor LED 18.</text:span></text:p>
          </table:table-cell>
        </table:table-row>
        <table:table-row table:style-name="Table7.1">
          <table:table-cell table:style-name="Table7.A6" office:value-type="string">
            <text:p text:style-name="P154">01</text:p>
          </table:table-cell>
          <table:table-cell table:style-name="Table7.B6" office:value-type="string">
            <text:p text:style-name="EMENTA"><text:span text:style-name="T220">Ar condicionado </text:span><text:span text:style-name="T222">Split</text:span><text:span text:style-name="T220">. Capacidade de refrigeração de 9.000 BTUs, </text:span></text:p>
          </table:table-cell>
        </table:table-row>
        <table:table-row table:style-name="Table7.1">
          <table:table-cell table:style-name="Table7.A7" office:value-type="string">
            <text:p text:style-name="P154">01</text:p>
          </table:table-cell>
          <table:table-cell table:style-name="Table7.B7" office:value-type="string">
            <text:p text:style-name="P153">Projetor Multimídia </text:p>
          </table:table-cell>
        </table:table-row>
        <table:table-row table:style-name="Table7.1">
          <table:table-cell table:style-name="Table7.A8" office:value-type="string">
            <text:p text:style-name="P154">30</text:p>
          </table:table-cell>
          <table:table-cell table:style-name="Table7.B8" office:value-type="string">
            <text:p text:style-name="P153">Cadeira com assento estofado, base giratória e regulagem de altura</text:p>
          </table:table-cell>
        </table:table-row>
        <table:table-row table:style-name="Table7.1">
          <table:table-cell table:style-name="Table7.A9" office:value-type="string">
            <text:p text:style-name="P154">30</text:p>
          </table:table-cell>
          <table:table-cell table:style-name="Table7.B9" office:value-type="string">
            <text:p text:style-name="P153">Estabilizadores</text:p>
          </table:table-cell>
        </table:table-row>
      </table:table>
      <text:p text:style-name="EMENTA"/>
      <table:table table:name="Table8" table:style-name="Table8">
        <table:table-column table:style-name="Table8.A"/>
        <table:table-column table:style-name="Table8.B"/>
        <table:table-row table:style-name="Table8.1">
          <table:table-cell table:style-name="Table8.A1" table:number-columns-spanned="2" office:value-type="string">
            <text:p text:style-name="P151">Laboratório IV</text:p>
          </table:table-cell>
          <table:covered-table-cell/>
        </table:table-row>
        <table:table-row table:style-name="Table8.2">
          <table:table-cell table:style-name="Table8.A2" table:number-columns-spanned="2" office:value-type="string">
            <text:p text:style-name="P153">Laboratório de arquitetura de computadores</text:p>
          </table:table-cell>
          <table:covered-table-cell/>
        </table:table-row>
        <table:table-row table:style-name="Table8.3">
          <table:table-cell table:style-name="Table8.A3" table:number-columns-spanned="2" office:value-type="string">
            <text:p text:style-name="EMENTA"><text:span text:style-name="T226">Equipamentos (</text:span><text:span text:style-name="T223">Hardwares</text:span><text:span text:style-name="T226"> instalados e/ou outros)</text:span></text:p>
          </table:table-cell>
          <table:covered-table-cell/>
        </table:table-row>
        <table:table-row table:style-name="Table8.1">
          <table:table-cell table:style-name="Table8.A4" office:value-type="string">
            <text:p text:style-name="P152">Qtde.</text:p>
          </table:table-cell>
          <table:table-cell table:style-name="Table8.B4" office:value-type="string">
            <text:p text:style-name="P152">Especificações</text:p>
          </table:table-cell>
        </table:table-row>
        <table:table-row table:style-name="Table8.1">
          <table:table-cell table:style-name="Table8.A5" office:value-type="string">
            <text:p text:style-name="P154">20</text:p>
          </table:table-cell>
          <table:table-cell table:style-name="Table8.B5" office:value-type="string">
            <text:p text:style-name="P153">Microcomputador com as seguintes características:</text:p>
            <text:p text:style-name="EMENTA"><text:span text:style-name="T220">•</text:span><text:span text:style-name="T231"> </text:span><text:span text:style-name="T220">Sistema Operacional </text:span><text:span text:style-name="T222">Ubuntu</text:span><text:span text:style-name="T220">; Processador </text:span><text:span text:style-name="T222">Celeron</text:span><text:span text:style-name="T220"> 2.0 Ghz; Memória RAM 1 Mb; <text:s/>HD 320 GB; <text:s text:c="2"/>Leitora e Gravadora de DVD e CD; Teclado ABNT2 USB; </text:span><text:span text:style-name="T222">Mouse</text:span><text:span text:style-name="T220"> óptico USB; <text:s/>Monitor LED 18</text:span></text:p>
          </table:table-cell>
        </table:table-row>
        <table:table-row table:style-name="Table8.1">
          <table:table-cell table:style-name="Table8.A6" office:value-type="string">
            <text:p text:style-name="P154">01</text:p>
          </table:table-cell>
          <table:table-cell table:style-name="Table8.B6" office:value-type="string">
            <text:p text:style-name="EMENTA"><text:span text:style-name="T220">Ar condicionado </text:span><text:span text:style-name="T222">Split</text:span><text:span text:style-name="T220">. Capacidade de refrigeração de 9.000 BTUs, </text:span></text:p>
          </table:table-cell>
        </table:table-row>
        <table:table-row table:style-name="Table8.1">
          <table:table-cell table:style-name="Table8.A7" office:value-type="string">
            <text:p text:style-name="P154">01</text:p>
          </table:table-cell>
          <table:table-cell table:style-name="Table8.B7" office:value-type="string">
            <text:p text:style-name="P153">Projetor Multimídia </text:p>
          </table:table-cell>
        </table:table-row>
        <table:table-row table:style-name="Table8.1">
          <table:table-cell table:style-name="Table8.A8" office:value-type="string">
            <text:p text:style-name="P154">20</text:p>
          </table:table-cell>
          <table:table-cell table:style-name="Table8.B8" office:value-type="string">
            <text:p text:style-name="P153">Cadeira com assento estofado, base giratória e regulagem de altura.</text:p>
          </table:table-cell>
        </table:table-row>
        <table:table-row table:style-name="Table8.1">
          <table:table-cell table:style-name="Table8.A9" office:value-type="string">
            <text:p text:style-name="P154">20</text:p>
          </table:table-cell>
          <table:table-cell table:style-name="Table8.B9" office:value-type="string">
            <text:p text:style-name="P153">Estabilizadores</text:p>
          </table:table-cell>
        </table:table-row>
        <table:table-row table:style-name="Table8.1">
          <table:table-cell table:style-name="Table8.A10" office:value-type="string">
            <text:p text:style-name="P154">20</text:p>
          </table:table-cell>
          <table:table-cell table:style-name="Table8.B10" office:value-type="string">
            <text:p text:style-name="EMENTA"><text:span text:style-name="T222">Kits</text:span><text:span text:style-name="T220"> de ferramentas e aparelhos específicos de manutenção. (ver tabela abaixo)</text:span></text:p>
          </table:table-cell>
        </table:table-row>
      </table:table>
      <text:p text:style-name="EMENTA"/>
      <text:p text:style-name="EMENTA"/>
      <text:p text:style-name="EMENTA"/>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52">Item</text:p>
          </table:table-cell>
          <table:table-cell table:style-name="Table9.A1" office:value-type="string">
            <text:p text:style-name="P152">Equipamentos</text:p>
          </table:table-cell>
          <table:table-cell table:style-name="Table9.C1" office:value-type="string">
            <text:p text:style-name="P152">Qtd.</text:p>
          </table:table-cell>
        </table:table-row>
      </table:table>
      <text:p text:style-name="P35"/>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4">1</text:p>
          </table:table-cell>
          <table:table-cell table:style-name="Table10.A1" office:value-type="string">
            <text:p text:style-name="EMENTA"><text:span text:style-name="T220">Abraçadeira de </text:span><text:span text:style-name="T222">Nylon</text:span><text:span text:style-name="T220"> - Enforca Gato- 2,5mm</text:span></text:p>
          </table:table-cell>
          <table:table-cell table:style-name="Table10.C1" office:value-type="string">
            <text:p text:style-name="P154">300 Un.</text:p>
          </table:table-cell>
        </table:table-row>
        <table:table-row table:style-name="Table10.1">
          <table:table-cell table:style-name="Table10.A2" office:value-type="string">
            <text:p text:style-name="P154">2</text:p>
          </table:table-cell>
          <table:table-cell table:style-name="Table10.A2" office:value-type="string">
            <text:p text:style-name="EMENTA"><text:span text:style-name="T220">ALICATE P/ CRIMPAR: - Alicate de crimpagem, cortador e decapador, utilizados na conexão em cabos - Compatível com conectores Telefonia RJ11 e Rede RJ45 - </text:span><text:span text:style-name="T222">Plugs</text:span><text:span text:style-name="T220"> 6x2, 6x4,6x6 e 8x8 - Importância da Catraca. - Corpo de aço com revestimento termoplástico - Executa a inserção das garras de contato do conector RJ-45 macho e aciona o prensa-cabo. - Crimpa, decapa e corta Chave para regulagem – Catraca.</text:span></text:p>
          </table:table-cell>
          <table:table-cell table:style-name="Table10.C2" office:value-type="string">
            <text:p text:style-name="P154">30 Un.</text:p>
          </table:table-cell>
        </table:table-row>
        <text:soft-page-break/>
        <table:table-row table:style-name="Table10.1">
          <table:table-cell table:style-name="Table10.A2" office:value-type="string">
            <text:p text:style-name="P154">3</text:p>
          </table:table-cell>
          <table:table-cell table:style-name="Table10.A2" office:value-type="string">
            <text:p text:style-name="P153">Alicate Decapador de cabo de rede cat 5e</text:p>
          </table:table-cell>
          <table:table-cell table:style-name="Table10.C2" office:value-type="string">
            <text:p text:style-name="P154">30 Un.</text:p>
          </table:table-cell>
        </table:table-row>
        <table:table-row table:style-name="Table10.1">
          <table:table-cell table:style-name="Table10.A2" office:value-type="string">
            <text:p text:style-name="P154">4</text:p>
          </table:table-cell>
          <table:table-cell table:style-name="Table10.A2" office:value-type="string">
            <text:p text:style-name="EMENTA"><text:span text:style-name="T220">Alicate Fixador </text:span><text:span text:style-name="T222">Punch Down</text:span></text:p>
          </table:table-cell>
          <table:table-cell table:style-name="Table10.C2" office:value-type="string">
            <text:p text:style-name="P154">30 Un.</text:p>
          </table:table-cell>
        </table:table-row>
        <table:table-row table:style-name="Table10.1">
          <table:table-cell table:style-name="Table10.A2" office:value-type="string">
            <text:p text:style-name="P154">5</text:p>
          </table:table-cell>
          <table:table-cell table:style-name="Table10.A2" office:value-type="string">
            <text:p text:style-name="EMENTA"><text:span text:style-name="T220">Cabo Rede </text:span><text:span text:style-name="T222">Furukawa</text:span><text:span text:style-name="T220"> Cat 5e Azul Caixa Com 305 Mts</text:span></text:p>
          </table:table-cell>
          <table:table-cell table:style-name="Table10.C2" office:value-type="string">
            <text:p text:style-name="P154">3 cx</text:p>
          </table:table-cell>
        </table:table-row>
        <table:table-row table:style-name="Table10.1">
          <table:table-cell table:style-name="Table10.A2" office:value-type="string">
            <text:p text:style-name="P154">6</text:p>
          </table:table-cell>
          <table:table-cell table:style-name="Table10.A2" office:value-type="string">
            <text:p text:style-name="EMENTA"><text:span text:style-name="T220">Cabo Rede </text:span><text:span text:style-name="T222">Furukawa</text:span><text:span text:style-name="T220"> Cat 6 e Caixa Com 305 Mts</text:span></text:p>
          </table:table-cell>
          <table:table-cell table:style-name="Table10.C2" office:value-type="string">
            <text:p text:style-name="P154">3 cx</text:p>
          </table:table-cell>
        </table:table-row>
        <table:table-row table:style-name="Table10.7">
          <table:table-cell table:style-name="Table10.A2" office:value-type="string">
            <text:p text:style-name="P154">7</text:p>
          </table:table-cell>
          <table:table-cell table:style-name="Table10.A2" office:value-type="string">
            <text:p text:style-name="EMENTA"><text:span text:style-name="T220">Conector Fêmea RJ-45 - Sistemas de Cabeamento Estruturado para tráfego de voz, dados e imagens, segundo requisitos da norma ANSI/TIA/EIA-568B.2 (</text:span><text:span text:style-name="T222">Balanced</text:span><text:span text:style-name="T220"> </text:span><text:span text:style-name="T222">Twisted Pair Cabling Components).</text:span><text:span text:style-name="T220"> Para cabeamento horizontal ou secundário, uso interno, em ponto de acesso na área de trabalho para tomadas de serviços em sistemas de cabeamento estruturado.</text:span></text:p>
          </table:table-cell>
          <table:table-cell table:style-name="Table10.C2" office:value-type="string">
            <text:p text:style-name="P154">500 Un.</text:p>
          </table:table-cell>
        </table:table-row>
        <table:table-row table:style-name="Table10.8">
          <table:table-cell table:style-name="Table10.A2" office:value-type="string">
            <text:p text:style-name="P154">8</text:p>
          </table:table-cell>
          <table:table-cell table:style-name="Table10.A2" office:value-type="string">
            <text:p text:style-name="EMENTA"><text:span text:style-name="T220">Conector Macho RJ-45 - Sistemas de Cabeamento Estruturado para tráfego de voz, dados e imagens, segundo requisitos da norma ANSI/TIA/EIA-568B.2 (</text:span><text:span text:style-name="T222">Balanced Twisted Pair Cabling Components</text:span><text:span text:style-name="T220">). Para cabeamento horizontal ou secundário, uso interno, em ponto de acesso na área de trabalho para tomadas de serviços em sistemas de cabeamento estruturado.</text:span></text:p>
          </table:table-cell>
          <table:table-cell table:style-name="Table10.C2" office:value-type="string">
            <text:p text:style-name="P154">600 Un</text:p>
          </table:table-cell>
        </table:table-row>
        <table:table-row table:style-name="Table10.9">
          <table:table-cell table:style-name="Table10.A2" office:value-type="string">
            <text:p text:style-name="P154">9</text:p>
          </table:table-cell>
          <table:table-cell table:style-name="Table10.A2" office:value-type="string">
            <text:p text:style-name="EMENTA"><text:span text:style-name="T220">Conector Macho Rj-45 </text:span><text:span text:style-name="T222">Furukawa</text:span><text:span text:style-name="T220"> Cat6e</text:span></text:p>
          </table:table-cell>
          <table:table-cell table:style-name="Table10.C2" office:value-type="string">
            <text:p text:style-name="P154">1000 Un.</text:p>
          </table:table-cell>
        </table:table-row>
        <table:table-row table:style-name="Table10.9">
          <table:table-cell table:style-name="Table10.A2" office:value-type="string">
            <text:p text:style-name="P154">10</text:p>
          </table:table-cell>
          <table:table-cell table:style-name="Table10.A2" office:value-type="string">
            <text:p text:style-name="EMENTA"><text:span text:style-name="T220">Etiquetador Rotulador Eletrônico Casio Kl120 - Visor </text:span><text:span text:style-name="T222">Lcd</text:span></text:p>
          </table:table-cell>
          <table:table-cell table:style-name="Table10.C2" office:value-type="string">
            <text:p text:style-name="P154">20 Un.</text:p>
          </table:table-cell>
        </table:table-row>
        <table:table-row table:style-name="Table10.11">
          <table:table-cell table:style-name="Table10.A2" office:value-type="string">
            <text:p text:style-name="P154">11</text:p>
          </table:table-cell>
          <table:table-cell table:style-name="Table10.A2" office:value-type="string">
            <text:p text:style-name="P153">Ferro de Solda 40W- 110/220v – Cabo emborrachado, mola metálica de proteção no corpo inicial do fio</text:p>
          </table:table-cell>
          <table:table-cell table:style-name="Table10.C2" office:value-type="string">
            <text:p text:style-name="P154">30 un.</text:p>
          </table:table-cell>
        </table:table-row>
        <table:table-row table:style-name="Table10.12">
          <table:table-cell table:style-name="Table10.A2" office:value-type="string">
            <text:p text:style-name="P154">12</text:p>
          </table:table-cell>
          <table:table-cell table:style-name="Table10.A2" office:value-type="string">
            <text:p text:style-name="P153">Fita P/ Etiquetadora Kl 9 Mm Preto/azul - Casio</text:p>
          </table:table-cell>
          <table:table-cell table:style-name="Table10.C2" office:value-type="string">
            <text:p text:style-name="P154">30 Un.</text:p>
          </table:table-cell>
        </table:table-row>
        <table:table-row table:style-name="Table10.13">
          <table:table-cell table:style-name="Table10.A2" office:value-type="string">
            <text:p text:style-name="P154">13</text:p>
          </table:table-cell>
          <table:table-cell table:style-name="Table10.A2" office:value-type="string">
            <text:p text:style-name="EMENTA"><text:span text:style-name="T222">Kit</text:span><text:span text:style-name="T220"> de Jogo De Chaves </text:span><text:span text:style-name="T222">Torx</text:span><text:span text:style-name="T220">: Material: Cromo vanádio; suporte plástico de alta resistência; Haste longa; 9 chaves nos tamanhos: T10, T15, T20, T25, T27, T30, T40, T45 e T50</text:span></text:p>
          </table:table-cell>
          <table:table-cell table:style-name="Table10.C2" office:value-type="string">
            <text:p text:style-name="P154">30 Un.</text:p>
          </table:table-cell>
        </table:table-row>
        <table:table-row table:style-name="Table10.14">
          <table:table-cell table:style-name="Table10.A2" office:value-type="string">
            <text:p text:style-name="P154">14</text:p>
          </table:table-cell>
          <table:table-cell table:style-name="Table10.A2" office:value-type="string">
            <text:p text:style-name="EMENTA"><text:span text:style-name="T222">Kit</text:span><text:span text:style-name="T220"> Jogo de Chave Allen Abaulada: Material: Cromo Vanádio; Tamanho entre 1,5 e 10mm Kit com 9 chaves; Haste Longa; Permite o manuseio em até 30° do seu eixo; Com suporte plástico: fácil de usar e guarda; Middle 10; Master 60;</text:span></text:p>
          </table:table-cell>
          <table:table-cell table:style-name="Table10.C2" office:value-type="string">
            <text:p text:style-name="P154">30 Un.</text:p>
          </table:table-cell>
        </table:table-row>
        <table:table-row table:style-name="Table10.11">
          <table:table-cell table:style-name="Table10.A2" office:value-type="string">
            <text:p text:style-name="P154">15</text:p>
          </table:table-cell>
          <table:table-cell table:style-name="Table10.A2" office:value-type="string">
            <text:p text:style-name="EMENTA"><text:span text:style-name="T220">Mídia óptica DVD-R (</text:span><text:span text:style-name="T222">Digital Versatile Disc</text:span><text:span text:style-name="T220">) gravável, com velocidade mínima de gravação de 4X e capacidade de 4,7 Gigabytes</text:span></text:p>
          </table:table-cell>
          <table:table-cell table:style-name="Table10.C2" office:value-type="string">
            <text:p text:style-name="P154">100 Un.</text:p>
          </table:table-cell>
        </table:table-row>
        <table:table-row table:style-name="Table10.9">
          <table:table-cell table:style-name="Table10.A2" office:value-type="string">
            <text:p text:style-name="P154">16</text:p>
          </table:table-cell>
          <table:table-cell table:style-name="Table10.A2" office:value-type="string">
            <text:p text:style-name="EMENTA"><text:span text:style-name="T220">Mini </text:span><text:span text:style-name="T222">Rack</text:span><text:span text:style-name="T220"> de Parede 12u X 670 mm Padrão 19 - Bege ou Preto</text:span></text:p>
          </table:table-cell>
          <table:table-cell table:style-name="Table10.C2" office:value-type="string">
            <text:p text:style-name="P154">6 Un.</text:p>
          </table:table-cell>
        </table:table-row>
        <table:table-row table:style-name="Table10.9">
          <table:table-cell table:style-name="Table10.A2" office:value-type="string">
            <text:p text:style-name="P154">17</text:p>
          </table:table-cell>
          <table:table-cell table:style-name="Table10.A2" office:value-type="string">
            <text:p text:style-name="P153">Pasta Térmica para Processador - Branca - 100g</text:p>
          </table:table-cell>
          <table:table-cell table:style-name="Table10.C2" office:value-type="string">
            <text:p text:style-name="P154">30 Un.</text:p>
          </table:table-cell>
        </table:table-row>
        <table:table-row table:style-name="Table10.9">
          <table:table-cell table:style-name="Table10.A2" office:value-type="string">
            <text:p text:style-name="P154">18</text:p>
          </table:table-cell>
          <table:table-cell table:style-name="Table10.A2" office:value-type="string">
            <text:p text:style-name="EMENTA"><text:span text:style-name="T222">Patch panel</text:span><text:span text:style-name="T220"> 24 portas </text:span><text:span text:style-name="T222">Furukawa</text:span><text:span text:style-name="T220"> Cat 5e</text:span></text:p>
          </table:table-cell>
          <table:table-cell table:style-name="Table10.C2" office:value-type="string">
            <text:p text:style-name="P154">6 Un.</text:p>
          </table:table-cell>
        </table:table-row>
        <table:table-row table:style-name="Table10.19">
          <table:table-cell table:style-name="Table10.A2" office:value-type="string">
            <text:p text:style-name="P154">19</text:p>
          </table:table-cell>
          <table:table-cell table:style-name="Table10.A2" office:value-type="string">
            <text:p text:style-name="P153">Placa de diagnóstico – PCI – Portas Serial (DB9) – Porta Paralela (DB25) – USB 2.0. Com Multímetro Interno – Compatível com CPU 64 Bit e 32bit com dois e quatro núcleos.</text:p>
          </table:table-cell>
          <table:table-cell table:style-name="Table10.C2" office:value-type="string">
            <text:p text:style-name="P154">30 Un.</text:p>
          </table:table-cell>
        </table:table-row>
        <table:table-row table:style-name="Table10.20">
          <table:table-cell table:style-name="Table10.A2" office:value-type="string">
            <text:p text:style-name="P154">20</text:p>
          </table:table-cell>
          <table:table-cell table:style-name="Table10.A2" office:value-type="string">
            <text:p text:style-name="P153">Pulseira Antiestática</text:p>
          </table:table-cell>
          <table:table-cell table:style-name="Table10.C2" office:value-type="string">
            <text:p text:style-name="P154">40 Un.</text:p>
          </table:table-cell>
        </table:table-row>
        <table:table-row table:style-name="Table10.20">
          <table:table-cell table:style-name="Table10.A2" office:value-type="string">
            <text:p text:style-name="P154">21</text:p>
          </table:table-cell>
          <table:table-cell table:style-name="Table10.A2" office:value-type="string">
            <text:p text:style-name="EMENTA"><text:span text:style-name="T236">Roteador TP-</text:span><text:span text:style-name="T237">link</text:span><text:span text:style-name="T236"> </text:span><text:span text:style-name="T237">Wireless</text:span><text:span text:style-name="T236"> 150mbps</text:span></text:p>
          </table:table-cell>
          <table:table-cell table:style-name="Table10.C2" office:value-type="string">
            <text:p text:style-name="P154">6 Un.</text:p>
          </table:table-cell>
        </table:table-row>
        <table:table-row table:style-name="Table10.20">
          <table:table-cell table:style-name="Table10.A2" office:value-type="string">
            <text:p text:style-name="P154">22</text:p>
          </table:table-cell>
          <table:table-cell table:style-name="Table10.A2" office:value-type="string">
            <text:p text:style-name="EMENTA"><text:span text:style-name="T222">Spray</text:span><text:span text:style-name="T220"> limpa contato elétrico – 130G</text:span></text:p>
          </table:table-cell>
          <table:table-cell table:style-name="Table10.C2" office:value-type="string">
            <text:p text:style-name="P154">40 Un.</text:p>
          </table:table-cell>
        </table:table-row>
        <table:table-row table:style-name="Table10.20">
          <table:table-cell table:style-name="Table10.A2" office:value-type="string">
            <text:p text:style-name="P154">23</text:p>
          </table:table-cell>
          <table:table-cell table:style-name="Table10.A2" office:value-type="string">
            <text:p text:style-name="P153">Sugador de solda em alumínio</text:p>
          </table:table-cell>
          <table:table-cell table:style-name="Table10.C2" office:value-type="string">
            <text:p text:style-name="P154">40 Un.</text:p>
          </table:table-cell>
        </table:table-row>
        <table:table-row table:style-name="Table10.20">
          <table:table-cell table:style-name="Table10.A2" office:value-type="string">
            <text:p text:style-name="P154">24</text:p>
          </table:table-cell>
          <table:table-cell table:style-name="Table10.A2" office:value-type="string">
            <text:p text:style-name="EMENTA"><text:span text:style-name="T237">Switch</text:span><text:span text:style-name="T236"> TP-</text:span><text:span text:style-name="T237">Link</text:span><text:span text:style-name="T236"> Tl-Sf1024 24 portas 10/100mbps</text:span></text:p>
          </table:table-cell>
          <table:table-cell table:style-name="Table10.C2" office:value-type="string">
            <text:p text:style-name="P154">6 Un.</text:p>
          </table:table-cell>
        </table:table-row>
        <table:table-row table:style-name="Table10.20">
          <table:table-cell table:style-name="Table10.A25" office:value-type="string">
            <text:p text:style-name="P154">25</text:p>
          </table:table-cell>
          <table:table-cell table:style-name="Table10.A25" office:value-type="string">
            <text:p text:style-name="EMENTA"><text:span text:style-name="T220">Testador de cabo de redes </text:span><text:span text:style-name="T222">Lan Tester</text:span><text:span text:style-name="T220"> RJ11 e rj45</text:span></text:p>
          </table:table-cell>
          <table:table-cell table:style-name="Table10.C25" office:value-type="string">
            <text:p text:style-name="P154">30 Un.</text:p>
          </table:table-cell>
        </table:table-row>
      </table:table>
      <text:p text:style-name="EMENTA"/>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ext:p text:style-name="P156">Item</text:p>
          </table:table-cell>
          <table:table-cell table:style-name="Table11.A1" office:value-type="string">
            <text:p text:style-name="P156">Softwares</text:p>
          </table:table-cell>
          <table:table-cell table:style-name="Table11.C1" office:value-type="string">
            <text:p text:style-name="P156">Qtd.</text:p>
          </table:table-cell>
        </table:table-row>
        <table:table-row table:style-name="Table11.1">
          <table:table-cell table:style-name="Table11.A2" office:value-type="string">
            <text:p text:style-name="P154">1</text:p>
          </table:table-cell>
          <table:table-cell table:style-name="Table11.B2" office:value-type="string">
            <text:p text:style-name="P157">Adobe Flex Builder</text:p>
          </table:table-cell>
          <table:table-cell table:style-name="Table11.C2" office:value-type="string">
            <text:p text:style-name="P154">60</text:p>
          </table:table-cell>
        </table:table-row>
        <table:table-row table:style-name="Table11.1">
          <table:table-cell table:style-name="Table11.A3" office:value-type="string">
            <text:p text:style-name="P154">2</text:p>
          </table:table-cell>
          <table:table-cell table:style-name="Table11.B3" office:value-type="string">
            <text:p text:style-name="P157">Apache Tomcat</text:p>
          </table:table-cell>
          <table:table-cell table:style-name="Table11.C3" office:value-type="string">
            <text:p text:style-name="P154">90</text:p>
          </table:table-cell>
        </table:table-row>
        <table:table-row table:style-name="Table11.1">
          <table:table-cell table:style-name="Table11.A4" office:value-type="string">
            <text:p text:style-name="P154">3</text:p>
          </table:table-cell>
          <table:table-cell table:style-name="Table11.B4" office:value-type="string">
            <text:p text:style-name="EMENTA"><text:span text:style-name="T222">Astah</text:span><text:span text:style-name="T220"> UML</text:span></text:p>
          </table:table-cell>
          <table:table-cell table:style-name="Table11.C4" office:value-type="string">
            <text:p text:style-name="P154">60</text:p>
          </table:table-cell>
        </table:table-row>
        <table:table-row table:style-name="Table11.1">
          <table:table-cell table:style-name="Table11.A5" office:value-type="string">
            <text:p text:style-name="P154">4</text:p>
          </table:table-cell>
          <table:table-cell table:style-name="Table11.B5" office:value-type="string">
            <text:p text:style-name="P153">C/C++</text:p>
          </table:table-cell>
          <table:table-cell table:style-name="Table11.C5" office:value-type="string">
            <text:p text:style-name="P154">90</text:p>
          </table:table-cell>
        </table:table-row>
        <table:table-row table:style-name="Table11.1">
          <table:table-cell table:style-name="Table11.A6" office:value-type="string">
            <text:p text:style-name="P154">5</text:p>
          </table:table-cell>
          <table:table-cell table:style-name="Table11.B6" office:value-type="string">
            <text:p text:style-name="P157">Delphi</text:p>
          </table:table-cell>
          <table:table-cell table:style-name="Table11.C6" office:value-type="string">
            <text:p text:style-name="P154">90</text:p>
          </table:table-cell>
        </table:table-row>
        <table:table-row table:style-name="Table11.1">
          <table:table-cell table:style-name="Table11.A7" office:value-type="string">
            <text:p text:style-name="P154">6</text:p>
          </table:table-cell>
          <table:table-cell table:style-name="Table11.B7" office:value-type="string">
            <text:p text:style-name="P153">DEVC++</text:p>
          </table:table-cell>
          <table:table-cell table:style-name="Table11.C7" office:value-type="string">
            <text:p text:style-name="P154">90</text:p>
          </table:table-cell>
        </table:table-row>
        <table:table-row table:style-name="Table11.1">
          <table:table-cell table:style-name="Table11.A8" office:value-type="string">
            <text:p text:style-name="P154">7</text:p>
          </table:table-cell>
          <table:table-cell table:style-name="Table11.B8" office:value-type="string">
            <text:p text:style-name="P157">DreamWeaver</text:p>
          </table:table-cell>
          <table:table-cell table:style-name="Table11.C8" office:value-type="string">
            <text:p text:style-name="P154">60</text:p>
          </table:table-cell>
        </table:table-row>
        <table:table-row table:style-name="Table11.1">
          <table:table-cell table:style-name="Table11.A9" office:value-type="string">
            <text:p text:style-name="P154">8</text:p>
          </table:table-cell>
          <table:table-cell table:style-name="Table11.B9" office:value-type="string">
            <text:p text:style-name="P157">Eclipse </text:p>
          </table:table-cell>
          <table:table-cell table:style-name="Table11.C9" office:value-type="string">
            <text:p text:style-name="P154">90</text:p>
          </table:table-cell>
        </table:table-row>
        <table:table-row table:style-name="Table11.1">
          <table:table-cell table:style-name="Table11.A10" office:value-type="string">
            <text:p text:style-name="P154">9</text:p>
          </table:table-cell>
          <table:table-cell table:style-name="Table11.B10" office:value-type="string">
            <text:p text:style-name="P157">Gantt Project</text:p>
          </table:table-cell>
          <table:table-cell table:style-name="Table11.C10" office:value-type="string">
            <text:p text:style-name="P154">30</text:p>
          </table:table-cell>
        </table:table-row>
        <table:table-row table:style-name="Table11.1">
          <table:table-cell table:style-name="Table11.A11" office:value-type="string">
            <text:p text:style-name="P154">10</text:p>
          </table:table-cell>
          <table:table-cell table:style-name="Table11.B11" office:value-type="string">
            <text:p text:style-name="P153">JAVA</text:p>
          </table:table-cell>
          <table:table-cell table:style-name="Table11.C11" office:value-type="string">
            <text:p text:style-name="P154">90</text:p>
          </table:table-cell>
        </table:table-row>
        <table:table-row table:style-name="Table11.1">
          <table:table-cell table:style-name="Table11.A12" office:value-type="string">
            <text:p text:style-name="P154">11</text:p>
          </table:table-cell>
          <table:table-cell table:style-name="Table11.B12" office:value-type="string">
            <text:p text:style-name="P157">JCreator</text:p>
          </table:table-cell>
          <table:table-cell table:style-name="Table11.C12" office:value-type="string">
            <text:p text:style-name="P154">90</text:p>
          </table:table-cell>
        </table:table-row>
        <table:table-row table:style-name="Table11.1">
          <table:table-cell table:style-name="Table11.A13" office:value-type="string">
            <text:p text:style-name="P154">12</text:p>
          </table:table-cell>
          <table:table-cell table:style-name="Table11.B13" office:value-type="string">
            <text:p text:style-name="EMENTA"><text:span text:style-name="T222">Microsoft Office Project Professional (MS Projetct</text:span><text:span text:style-name="T220">)</text:span></text:p>
          </table:table-cell>
          <table:table-cell table:style-name="Table11.C13" office:value-type="string">
            <text:p text:style-name="P154">30</text:p>
          </table:table-cell>
        </table:table-row>
        <table:table-row table:style-name="Table11.1">
          <table:table-cell table:style-name="Table11.A14" office:value-type="string">
            <text:p text:style-name="P154">13</text:p>
          </table:table-cell>
          <table:table-cell table:style-name="Table11.B14" office:value-type="string">
            <text:p text:style-name="P157">Microsoft Visual Studio</text:p>
          </table:table-cell>
          <table:table-cell table:style-name="Table11.C14" office:value-type="string">
            <text:p text:style-name="P154">60</text:p>
          </table:table-cell>
        </table:table-row>
        <table:table-row table:style-name="Table11.15">
          <table:table-cell table:style-name="Table11.A15" office:value-type="string">
            <text:p text:style-name="P154">14</text:p>
          </table:table-cell>
          <table:table-cell table:style-name="Table11.B15" office:value-type="string">
            <text:p text:style-name="P157">Microsoft Windows 2012 server</text:p>
          </table:table-cell>
          <table:table-cell table:style-name="Table11.C15" office:value-type="string">
            <text:p text:style-name="P154">30</text:p>
          </table:table-cell>
        </table:table-row>
        <table:table-row table:style-name="Table11.1">
          <table:table-cell table:style-name="Table11.A16" office:value-type="string">
            <text:p text:style-name="P154">15</text:p>
          </table:table-cell>
          <table:table-cell table:style-name="Table11.B16" office:value-type="string">
            <text:p text:style-name="P153">MySQL</text:p>
          </table:table-cell>
          <table:table-cell table:style-name="Table11.C16" office:value-type="string">
            <text:p text:style-name="P154">30</text:p>
          </table:table-cell>
        </table:table-row>
        <table:table-row table:style-name="Table11.1">
          <table:table-cell table:style-name="Table11.A17" office:value-type="string">
            <text:p text:style-name="P154">16</text:p>
          </table:table-cell>
          <table:table-cell table:style-name="Table11.B17" office:value-type="string">
            <text:p text:style-name="P157">Netbeans </text:p>
          </table:table-cell>
          <table:table-cell table:style-name="Table11.C17" office:value-type="string">
            <text:p text:style-name="P154">90</text:p>
          </table:table-cell>
        </table:table-row>
        <table:table-row table:style-name="Table11.1">
          <table:table-cell table:style-name="Table11.A18" office:value-type="string">
            <text:p text:style-name="P154">17</text:p>
          </table:table-cell>
          <table:table-cell table:style-name="Table11.B18" office:value-type="string">
            <text:p text:style-name="P157">Notepad++</text:p>
          </table:table-cell>
          <table:table-cell table:style-name="Table11.C18" office:value-type="string">
            <text:p text:style-name="P154">90</text:p>
          </table:table-cell>
        </table:table-row>
        <table:table-row table:style-name="Table11.1">
          <table:table-cell table:style-name="Table11.A19" office:value-type="string">
            <text:p text:style-name="P154">18</text:p>
          </table:table-cell>
          <table:table-cell table:style-name="Table11.B19" office:value-type="string">
            <text:p text:style-name="P157">Oracle DataBase</text:p>
          </table:table-cell>
          <table:table-cell table:style-name="Table11.C19" office:value-type="string">
            <text:p text:style-name="P154">90</text:p>
          </table:table-cell>
        </table:table-row>
        <table:table-row table:style-name="Table11.1">
          <table:table-cell table:style-name="Table11.A20" office:value-type="string">
            <text:p text:style-name="P154">19</text:p>
          </table:table-cell>
          <table:table-cell table:style-name="Table11.B20" office:value-type="string">
            <text:p text:style-name="P157">Oracle Virtual Box</text:p>
          </table:table-cell>
          <table:table-cell table:style-name="Table11.C20" office:value-type="string">
            <text:p text:style-name="P154">30</text:p>
          </table:table-cell>
        </table:table-row>
        <table:table-row table:style-name="Table11.1">
          <table:table-cell table:style-name="Table11.A21" office:value-type="string">
            <text:p text:style-name="P154">20</text:p>
          </table:table-cell>
          <table:table-cell table:style-name="Table11.B21" office:value-type="string">
            <text:p text:style-name="EMENTA"><text:span text:style-name="T220">Pacote do </text:span><text:span text:style-name="T222">BrOffice</text:span></text:p>
          </table:table-cell>
          <table:table-cell table:style-name="Table11.C21" office:value-type="string">
            <text:p text:style-name="P154">90</text:p>
          </table:table-cell>
        </table:table-row>
        <table:table-row table:style-name="Table11.1">
          <table:table-cell table:style-name="Table11.A22" office:value-type="string">
            <text:p text:style-name="P154">21</text:p>
          </table:table-cell>
          <table:table-cell table:style-name="Table11.B22" office:value-type="string">
            <text:p text:style-name="EMENTA"><text:span text:style-name="T220">Pacote </text:span><text:span text:style-name="T222">Microsoft Office Professional </text:span><text:span text:style-name="T220">2010 ou 2013 </text:span></text:p>
          </table:table-cell>
          <table:table-cell table:style-name="Table11.C22" office:value-type="string">
            <text:p text:style-name="P154">90</text:p>
          </table:table-cell>
        </table:table-row>
        <table:table-row table:style-name="Table11.1">
          <table:table-cell table:style-name="Table11.A23" office:value-type="string">
            <text:p text:style-name="P154">22</text:p>
          </table:table-cell>
          <table:table-cell table:style-name="Table11.B23" office:value-type="string">
            <text:p text:style-name="P157">PHP</text:p>
          </table:table-cell>
          <table:table-cell table:style-name="Table11.C23" office:value-type="string">
            <text:p text:style-name="P154">90</text:p>
          </table:table-cell>
        </table:table-row>
        <table:table-row table:style-name="Table11.1">
          <table:table-cell table:style-name="Table11.A24" office:value-type="string">
            <text:p text:style-name="P154">23</text:p>
          </table:table-cell>
          <table:table-cell table:style-name="Table11.B24" office:value-type="string">
            <text:p text:style-name="P157">PostgreSQL</text:p>
          </table:table-cell>
          <table:table-cell table:style-name="Table11.C24" office:value-type="string">
            <text:p text:style-name="P154">90</text:p>
          </table:table-cell>
        </table:table-row>
        <table:table-row table:style-name="Table11.1">
          <table:table-cell table:style-name="Table11.A25" office:value-type="string">
            <text:p text:style-name="P154">24</text:p>
          </table:table-cell>
          <table:table-cell table:style-name="Table11.B25" office:value-type="string">
            <text:p text:style-name="P157">Prolog</text:p>
          </table:table-cell>
          <table:table-cell table:style-name="Table11.C25" office:value-type="string">
            <text:p text:style-name="P154">90</text:p>
          </table:table-cell>
        </table:table-row>
        <table:table-row table:style-name="Table11.1">
          <table:table-cell table:style-name="Table11.A26" office:value-type="string">
            <text:p text:style-name="P154">25</text:p>
          </table:table-cell>
          <table:table-cell table:style-name="Table11.B26" office:value-type="string">
            <text:p text:style-name="P157">SQL Server 2012</text:p>
          </table:table-cell>
          <table:table-cell table:style-name="Table11.C26" office:value-type="string">
            <text:p text:style-name="P154">30</text:p>
          </table:table-cell>
        </table:table-row>
        <table:table-row table:style-name="Table11.1">
          <table:table-cell table:style-name="Table11.A27" office:value-type="string">
            <text:p text:style-name="P154">26</text:p>
          </table:table-cell>
          <table:table-cell table:style-name="Table11.B27" office:value-type="string">
            <text:p text:style-name="P157">SQLPowerArchitect</text:p>
          </table:table-cell>
          <table:table-cell table:style-name="Table11.C27" office:value-type="string">
            <text:p text:style-name="P154">90</text:p>
          </table:table-cell>
        </table:table-row>
        <table:table-row table:style-name="Table11.1">
          <table:table-cell table:style-name="Table11.A28" office:value-type="string">
            <text:p text:style-name="P154">27</text:p>
          </table:table-cell>
          <table:table-cell table:style-name="Table11.B28" office:value-type="string">
            <text:p text:style-name="P157">VMware</text:p>
          </table:table-cell>
          <table:table-cell table:style-name="Table11.C28" office:value-type="string">
            <text:p text:style-name="P154">30</text:p>
          </table:table-cell>
        </table:table-row>
        <table:table-row table:style-name="Table11.1">
          <table:table-cell table:style-name="Table11.A29" office:value-type="string">
            <text:p text:style-name="P154">28</text:p>
          </table:table-cell>
          <table:table-cell table:style-name="Table11.B29" office:value-type="string">
            <text:p text:style-name="P157">ZendServer</text:p>
          </table:table-cell>
          <table:table-cell table:style-name="Table11.C29" office:value-type="string">
            <text:p text:style-name="P154">90</text:p>
          </table:table-cell>
        </table:table-row>
      </table:table>
      <text:p text:style-name="EMENTA"/>
      <text:p text:style-name="Standard"/>
      <text:p text:style-name="Texto_20_Normal"/>
      <text:p text:style-name="Standard"/>
      <text:p text:style-name="P79"><text:bookmark text:name="h.3as4poj"/></text:p>
      <text:h text:style-name="Heading_20_1" text:outline-level="1"><text:bookmark-start text:name="__RefHeading___Toc372725019"/>CORPO DOCENTE E TECNICO-ADMINISTRATIVO <text:span text:style-name="T244">ENVOLVIDOS NO CURSO </text:span><text:bookmark-end text:name="__RefHeading___Toc372725019"/></text:h>
      <text:h text:style-name="Heading_20_2" text:outline-level="2"><text:bookmark text:name="h.1pxezwc"/><text:bookmark-start text:name="__RefHeading___Toc372725020"/>Corpo Docente <text:bookmark-end text:name="__RefHeading___Toc372725020"/></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7"><text:bookmark text:name="h.49x2ik5"/>NOMES</text:p>
          </table:table-cell>
          <table:table-cell table:style-name="Table12.A1" office:value-type="string">
            <text:p text:style-name="P185">GRADUAÇÃO</text:p>
          </table:table-cell>
          <table:table-cell table:style-name="Table12.C1" office:value-type="string">
            <text:p text:style-name="P189">PÓS-GRADUAÇÃO</text:p>
          </table:table-cell>
        </table:table-row>
        <table:table-row table:style-name="Table12.2">
          <table:table-cell table:style-name="Table12.A2" office:value-type="string">
            <text:p text:style-name="P98">Diógenes Sgarbi</text:p>
          </table:table-cell>
          <table:table-cell table:style-name="Table12.B2" office:value-type="string">
            <text:p text:style-name="P188">Licenciatura em Ciências Sociais pala FACERES - SP</text:p>
          </table:table-cell>
          <table:table-cell table:style-name="Table12.C2" office:value-type="string">
            <text:p text:style-name="P191">Especialização em Sociologia Política pela FACERES – SP</text:p>
            <text:p text:style-name="P191">Mestrando em Ciência Política – UFSCAR - SP</text:p>
          </table:table-cell>
        </table:table-row>
        <table:table-row table:style-name="Table12.3">
          <table:table-cell table:style-name="Table12.A2" office:value-type="string">
            <text:p text:style-name="P98">Dorian Erich de Castro</text:p>
          </table:table-cell>
          <table:table-cell table:style-name="Table12.B2" office:value-type="string">
            <text:p text:style-name="P188">Licenciatura e Bacharelado pela Universidade Federal de Uberlândia (UFU)</text:p>
          </table:table-cell>
          <table:table-cell table:style-name="Table12.C2" office:value-type="string">
            <text:p text:style-name="P194">Mestrado em História pela Universidade Federal de Uberlândia.</text:p>
          </table:table-cell>
        </table:table-row>
        <table:table-row table:style-name="Table12.4">
          <table:table-cell table:style-name="Table12.A2" office:value-type="string">
            <text:p text:style-name="P98">Éder Silva de Brito</text:p>
          </table:table-cell>
          <table:table-cell table:style-name="Table12.B2" office:value-type="string">
            <text:p text:style-name="P186">Bacharelado em Matemática pela Universidade Federal de Goiás</text:p>
          </table:table-cell>
          <table:table-cell table:style-name="Table12.C2" office:value-type="string">
            <text:p text:style-name="P191">Mestrando em Matemática pela Universidade de Brasília,UnB</text:p>
          </table:table-cell>
        </table:table-row>
        <table:table-row table:style-name="Table12.5">
          <table:table-cell table:style-name="Table12.A2" office:value-type="string">
            <text:p text:style-name="P98">Gláucia Mendes da Silva</text:p>
          </table:table-cell>
          <table:table-cell table:style-name="Table12.B2" office:value-type="string">
            <text:p text:style-name="P186">Licenciada em Letras Português e Inglês pela Universidade Federal de Goiás (UFG) Jataí –GO.</text:p>
          </table:table-cell>
          <table:table-cell table:style-name="Table12.C2" office:value-type="string">
            <text:p text:style-name="P191">Mestrado em Teoria Literária pela Universidade Federal de Uberlândia – UFU - MG.</text:p>
          </table:table-cell>
        </table:table-row>
        <table:table-row table:style-name="Table12.6">
          <table:table-cell table:style-name="Table12.A2" office:value-type="string">
            <text:p text:style-name="P98">Ítalo José Dutra</text:p>
          </table:table-cell>
          <table:table-cell table:style-name="Table12.B2" office:value-type="string">
            <text:p text:style-name="P186">Bacharel em Sistemas de Informação pela IESGO</text:p>
          </table:table-cell>
          <table:table-cell table:style-name="Table12.C2" office:value-type="string">
            <text:p text:style-name="P191">Especialista em Gestão Empresarial – Faculdade Cambury</text:p>
          </table:table-cell>
        </table:table-row>
        <table:table-row table:style-name="Table12.7">
          <table:table-cell table:style-name="Table12.A2" office:value-type="string">
            <text:p text:style-name="P98">João Ricardo Braga Paiva</text:p>
          </table:table-cell>
          <table:table-cell table:style-name="Table12.B2" office:value-type="string">
            <text:p text:style-name="P186">Graduado em Ciências da Computação pela Universidade Federal de Goiás – UFG;</text:p>
            <text:p text:style-name="P186">Graduado em Tecnologia em Sistemas de Informação pelo Instituto Federal de Goiás – IFG.</text:p>
          </table:table-cell>
          <table:table-cell table:style-name="Table12.C2" office:value-type="string">
            <text:p text:style-name="P99">Especialização em Desenvolvimento de Aplicações WEB baseadas na tecnologia Java – Universidade Norte do Paraná.</text:p>
          </table:table-cell>
        </table:table-row>
        <table:table-row table:style-name="Table12.8">
          <table:table-cell table:style-name="Table12.A2" office:value-type="string">
            <text:p text:style-name="P98">Kaithy das Chagas Oliveira</text:p>
          </table:table-cell>
          <table:table-cell table:style-name="Table12.B2" office:value-type="string">
            <text:p text:style-name="P186">Licenciatura em Pedagogia, pela Universidade Federal de Goiás –UFG/ Goiânia – GO.</text:p>
          </table:table-cell>
          <table:table-cell table:style-name="Table12.C2" office:value-type="string">
            <text:p text:style-name="P191">Mestrado em Educação, pela Universidade Federal de Goiás (UFG).</text:p>
          </table:table-cell>
        </table:table-row>
        <text:soft-page-break/>
        <table:table-row table:style-name="Table12.9">
          <table:table-cell table:style-name="Table12.A2" office:value-type="string">
            <text:p text:style-name="P98">Karime Chaibue</text:p>
          </table:table-cell>
          <table:table-cell table:style-name="Table12.B2" office:value-type="string">
            <text:p text:style-name="P187">Graduada em Pedagogia pela Universidade Católica de Goiás – UCG.</text:p>
            <text:p text:style-name="P186">Graduada em Letras Libras pela Universidade Federal de Santa Catarina (UFSC).</text:p>
          </table:table-cell>
          <table:table-cell table:style-name="Table12.C2" office:value-type="string">
            <text:p text:style-name="P193">Mestrado em Estudos Linguísticos pela Universidade Federal de Goiás – UFG/Goiânia.</text:p>
            <text:p text:style-name="P193">Especialista em Educação Infantil e Especial pela Universidade Cândido Mendes – RJ.</text:p>
            <text:p text:style-name="P184">Especialista em Libras pela Faculdade Padrão – GO.</text:p>
          </table:table-cell>
        </table:table-row>
        <table:table-row table:style-name="Table12.10">
          <table:table-cell table:style-name="Table12.A2" office:value-type="string">
            <text:p text:style-name="P98">Murilo de Assis Silva</text:p>
          </table:table-cell>
          <table:table-cell table:style-name="Table12.B2" office:value-type="string">
            <text:p text:style-name="P186">Graduação em Tecnologia em Sistemas de Informação pelo Instituto Federal de Educação, Ciência e Tecnologia de Goiás (IFG).</text:p>
          </table:table-cell>
          <table:table-cell table:style-name="Table12.C2" office:value-type="string">
            <text:p text:style-name="P191">Mestrando em Engenharia Elétrica pela Universidade de Brasília (UnB). Área de concentração: Sistemas Distribuídos.</text:p>
          </table:table-cell>
        </table:table-row>
        <table:table-row table:style-name="Table12.11">
          <table:table-cell table:style-name="Table12.A2" office:value-type="string">
            <text:p text:style-name="P98">Omar Arafat Kdudsi Khalil</text:p>
          </table:table-cell>
          <table:table-cell table:style-name="Table12.B2" office:value-type="string">
            <text:p text:style-name="P186">Graduado em Farmácia Industrial pela Universidade Federal de Santa Maria – UFSM.</text:p>
          </table:table-cell>
          <table:table-cell table:style-name="Table12.C2" office:value-type="string">
            <text:p text:style-name="P191">Doutor em Biotecnologia pela Universidade Estadual Paulista – UNESP.</text:p>
            <text:p text:style-name="P190">Mestre em Ciências Farmacêuticas pela Universidade Estadual Paulista – UNESP.</text:p>
          </table:table-cell>
        </table:table-row>
        <table:table-row table:style-name="Table12.4">
          <table:table-cell table:style-name="Table12.A2" office:value-type="string">
            <text:p text:style-name="P98">Paulo José de Souza Júnior</text:p>
          </table:table-cell>
          <table:table-cell table:style-name="Table12.B2" office:value-type="string">
            <text:p text:style-name="P186">Graduação em Programação e Web Design – UNISUL/SC</text:p>
          </table:table-cell>
          <table:table-cell table:style-name="Table12.C2" office:value-type="string">
            <text:p text:style-name="P191">Mestrado em Engenharia de Telecomunicações, UnB/DF. Doutorando em Engenharia de Telecomunicações, UnB/DF. Especialização em Docência Universitária, UNICESP/DF.</text:p>
          </table:table-cell>
        </table:table-row>
        <table:table-row table:style-name="Table12.4">
          <table:table-cell table:style-name="Table12.A2" office:value-type="string">
            <text:p text:style-name="P98">Valdemar Vicente Graciano Neto</text:p>
          </table:table-cell>
          <table:table-cell table:style-name="Table12.B2" office:value-type="string">
            <text:p text:style-name="P195">Graduação em Ciência da Computação do Instituto de Informática da Universidade Federal de Goiás</text:p>
          </table:table-cell>
          <table:table-cell table:style-name="Table12.C2" office:value-type="string">
            <text:p text:style-name="P191">Doutorando em Ciência da Computação e Matemática Computacional pelo Instituto de Ciências Matemáticas e Computação (ICMC) da Universidade de São Paulo, Câmpus São Carlos.</text:p>
            <text:p text:style-name="P191">Mestrado em Ciência da Computação pelo Instituto de Informática da Universidade Federal de Goiás</text:p>
          </table:table-cell>
        </table:table-row>
        <table:table-row table:style-name="Table12.14">
          <table:table-cell table:style-name="Table12.A2" office:value-type="string">
            <text:p text:style-name="P98">Victor Hugo Lopes </text:p>
          </table:table-cell>
          <table:table-cell table:style-name="Table12.B2" office:value-type="string">
            <text:p text:style-name="P186">Graduação em Sistemas de Informação pelo CEFET Uned Jataí.</text:p>
          </table:table-cell>
          <table:table-cell table:style-name="Table12.C2" office:value-type="string">
            <text:p text:style-name="P191">Mestrando em Engenharia Elétrica pela Universidade de Brasília (UnB)</text:p>
          </table:table-cell>
        </table:table-row>
        <text:soft-page-break/>
        <table:table-row table:style-name="Table12.4">
          <table:table-cell table:style-name="Table12.A2" office:value-type="string">
            <text:p text:style-name="P98">Viviane Bueno Guimarães</text:p>
          </table:table-cell>
          <table:table-cell table:style-name="Table12.B2" office:value-type="string">
            <text:p text:style-name="P186">Graduação em Tecnologia em Sistemas de Informação pelo Instituto Federal de Educação, Ciência e Tecnologia de Goiás/ Câmpus Jataí.</text:p>
          </table:table-cell>
          <table:table-cell table:style-name="Table12.C2" office:value-type="string">
            <text:p text:style-name="P192">Especialização em Desenvolvimento de Aplicações WEB baseadas na tecnologia Java – Universidade Norte do Paraná.</text:p>
          </table:table-cell>
        </table:table-row>
        <table:table-row table:style-name="Table12.4">
          <table:table-cell table:style-name="Table12.A2" office:value-type="string">
            <text:p text:style-name="P98">Waldeyr Mendes Cordeiro da Silva</text:p>
          </table:table-cell>
          <table:table-cell table:style-name="Table12.B2" office:value-type="string">
            <text:p text:style-name="P186">Graduado em Sistemas de Informação pela IESGO; Graduado em Biologia pela Universidade de Brasília - UnB</text:p>
          </table:table-cell>
          <table:table-cell table:style-name="Table12.C2" office:value-type="string">
            <text:p text:style-name="P191">Mestrando em Informática pela Universidade de Brasília – UnB;</text:p>
            <text:p text:style-name="P191">Especialista em Engenharia de Software pela UGF. </text:p>
          </table:table-cell>
        </table:table-row>
      </table:table>
      <text:p text:style-name="P85"/>
      <text:p text:style-name="P85"/>
      <text:h text:style-name="P206" text:outline-level="2"><text:bookmark-start text:name="__RefHeading___Toc372725021"/>Corpo Técnico – Administrativo <text:bookmark-end text:name="__RefHeading___Toc372725021"/></text:h>
      <table:table table:name="Table13" table:style-name="Table13">
        <table:table-column table:style-name="Table13.A"/>
        <table:table-column table:style-name="Table13.B"/>
        <table:table-row table:style-name="Table13.1">
          <table:table-cell table:style-name="Table13.A1" office:value-type="string">
            <text:p text:style-name="P9">SERVIDORES</text:p>
          </table:table-cell>
          <table:table-cell table:style-name="Table13.B1" office:value-type="string">
            <text:p text:style-name="P9">CARGO</text:p>
          </table:table-cell>
        </table:table-row>
        <table:table-row table:style-name="Table13.2">
          <table:table-cell table:style-name="Table13.A2" office:value-type="string">
            <text:p text:style-name="P36">Adriano Cordeiro de Lima</text:p>
          </table:table-cell>
          <table:table-cell table:style-name="Table13.B2" office:value-type="string">
            <text:p text:style-name="P36">Tecnólogo em Tecnologia da Informação</text:p>
          </table:table-cell>
        </table:table-row>
        <table:table-row table:style-name="Table13.2">
          <table:table-cell table:style-name="Table13.A2" office:value-type="string">
            <text:p text:style-name="P36">Aline Seixas Ferro</text:p>
          </table:table-cell>
          <table:table-cell table:style-name="Table13.B2" office:value-type="string">
            <text:p text:style-name="P36">Psicóloga</text:p>
          </table:table-cell>
        </table:table-row>
        <table:table-row table:style-name="Table13.2">
          <table:table-cell table:style-name="Table13.A2" office:value-type="string">
            <text:p text:style-name="P36">Amado Rodrigues da Silva</text:p>
          </table:table-cell>
          <table:table-cell table:style-name="Table13.B2" office:value-type="string">
            <text:p text:style-name="P36">Auxiliar em Administração</text:p>
          </table:table-cell>
        </table:table-row>
        <table:table-row table:style-name="Table13.2">
          <table:table-cell table:style-name="Table13.A2" office:value-type="string">
            <text:p text:style-name="P36">Bruna Antunes Furtado Pereira</text:p>
          </table:table-cell>
          <table:table-cell table:style-name="Table13.B2" office:value-type="string">
            <text:p text:style-name="P36">Técnico em Assuntos Educacionais</text:p>
          </table:table-cell>
        </table:table-row>
        <table:table-row table:style-name="Table13.2">
          <table:table-cell table:style-name="Table13.A2" office:value-type="string">
            <text:p text:style-name="P36">Célio Batista da Silva</text:p>
          </table:table-cell>
          <table:table-cell table:style-name="Table13.B2" office:value-type="string">
            <text:p text:style-name="P36">Assistente em Administração </text:p>
          </table:table-cell>
        </table:table-row>
        <table:table-row table:style-name="Table13.2">
          <table:table-cell table:style-name="Table13.A2" office:value-type="string">
            <text:p text:style-name="P36">Deise Lourenço de Jesus</text:p>
          </table:table-cell>
          <table:table-cell table:style-name="Table13.B2" office:value-type="string">
            <text:p text:style-name="P36">Bibliotecária</text:p>
          </table:table-cell>
        </table:table-row>
        <table:table-row table:style-name="Table13.2">
          <table:table-cell table:style-name="Table13.A2" office:value-type="string">
            <text:p text:style-name="P36">Fabiana Barros de Araújo Martins</text:p>
          </table:table-cell>
          <table:table-cell table:style-name="Table13.B2" office:value-type="string">
            <text:p text:style-name="P36">Técnico em Assuntos Educacionais</text:p>
          </table:table-cell>
        </table:table-row>
        <table:table-row table:style-name="Table13.2">
          <table:table-cell table:style-name="Table13.A2" office:value-type="string">
            <text:p text:style-name="P36">Francelina Neta Coutinho</text:p>
          </table:table-cell>
          <table:table-cell table:style-name="Table13.B2" office:value-type="string">
            <text:p text:style-name="P36">Auxiliar em Administração</text:p>
          </table:table-cell>
        </table:table-row>
        <table:table-row table:style-name="Table13.10">
          <table:table-cell table:style-name="Table13.A2" office:value-type="string">
            <text:p text:style-name="P36">Francione Neris de Sousa</text:p>
          </table:table-cell>
          <table:table-cell table:style-name="Table13.B2" office:value-type="string">
            <text:p text:style-name="P36">Assistente em Administração e coordenadora da Coordenação de Apoio ao Ensino</text:p>
          </table:table-cell>
        </table:table-row>
        <table:table-row table:style-name="Table13.2">
          <table:table-cell table:style-name="Table13.A2" office:value-type="string">
            <text:p text:style-name="P36">João Marcos Bailão de Lima</text:p>
          </table:table-cell>
          <table:table-cell table:style-name="Table13.B2" office:value-type="string">
            <text:p text:style-name="P36">Diretor-Geral</text:p>
          </table:table-cell>
        </table:table-row>
        <table:table-row table:style-name="Table13.10">
          <table:table-cell table:style-name="Table13.A2" office:value-type="string">
            <text:p text:style-name="P36">Josilaine Costa Barros Crizóstimo</text:p>
          </table:table-cell>
          <table:table-cell table:style-name="Table13.B2" office:value-type="string">
            <text:p text:style-name="P36">Coordenadora da Coordenação de Registros Acadêmicos e Escolares – CORAE</text:p>
          </table:table-cell>
        </table:table-row>
        <table:table-row table:style-name="Table13.2">
          <table:table-cell table:style-name="Table13.A2" office:value-type="string">
            <text:p text:style-name="P36">Lidiane Maria de Campos</text:p>
          </table:table-cell>
          <table:table-cell table:style-name="Table13.B2" office:value-type="string">
            <text:p text:style-name="P36">Técnica em Assuntos Educacionais – RH</text:p>
          </table:table-cell>
        </table:table-row>
        <table:table-row table:style-name="Table13.2">
          <table:table-cell table:style-name="Table13.A2" office:value-type="string">
            <text:p text:style-name="P36">Paula Gonçalves Rezende </text:p>
          </table:table-cell>
          <table:table-cell table:style-name="Table13.B2" office:value-type="string">
            <text:p text:style-name="P36">Assistente Social</text:p>
          </table:table-cell>
        </table:table-row>
        <table:table-row table:style-name="Table13.2">
          <table:table-cell table:style-name="Table13.A2" office:value-type="string">
            <text:p text:style-name="P36">Rafael Marques de Ávila Oliveira</text:p>
          </table:table-cell>
          <table:table-cell table:style-name="Table13.B2" office:value-type="string">
            <text:p text:style-name="P36">Assistente em Administração – Recursos Didáticos</text:p>
          </table:table-cell>
        </table:table-row>
        <table:table-row table:style-name="Table13.2">
          <table:table-cell table:style-name="Table13.A2" office:value-type="string">
            <text:p text:style-name="P10">Rafael Rodrigues de Souza Frois</text:p>
          </table:table-cell>
          <table:table-cell table:style-name="Table13.B2" office:value-type="string">
            <text:p text:style-name="P36">Técnico em Assuntos Educacionais</text:p>
          </table:table-cell>
        </table:table-row>
        <table:table-row table:style-name="Table13.2">
          <table:table-cell table:style-name="Table13.A2" office:value-type="string">
            <text:p text:style-name="P36">Warley da Silva Martins</text:p>
          </table:table-cell>
          <table:table-cell table:style-name="Table13.B2" office:value-type="string">
            <text:p text:style-name="P36">Técnico em Enfermagem</text:p>
          </table:table-cell>
        </table:table-row>
      </table:table>
      <text:p text:style-name="P85"/>
      <text:p text:style-name="P50"/>
      <text:p text:style-name="P50"/>
      <text:p text:style-name="P50"/>
      <text:p text:style-name="P50"/>
      <text:p text:style-name="P79"><text:bookmark text:name="h.2p2csry"/></text:p>
      <text:h text:style-name="Heading_20_1" text:outline-level="1"><text:bookmark-start text:name="__RefHeading___Toc372725022"/><text:span text:style-name="T56">AUTOAVALIAÇÃO</text:span> DO CURSO<text:bookmark-end text:name="__RefHeading___Toc372725022"/></text:h>
      <text:p text:style-name="Texto_20_Normal">A autoavaliação tem como principais objetivos produzir conhecimentos, pôr em questão os sentidos do conjunto de atividades e finalidades cumpridas pelo curso, identificar as causas dos seus problemas e deficiências, aumentar a consciência pedagógica e capacidade profissional do corpo docente e técnico-administrativo, fortalecer as relações de cooperação entre os diversos atores institucionais, tornar mais efetiva a vinculação da instituição com a comunidade, julgar acerca da relevância científica e social de suas atividades e produtos, além de prestar contas à sociedade. Com relação à autoavaliação do curso, a mesma deve ser feita através:</text:p>
      <text:list xml:id="list829104456" text:style-name="WW8Num20">
        <text:list-item>
          <text:p text:style-name="P235">Dos resultados obtidos da aplicação do Exame Nacional de Desempenho dos Estudantes (ENAD), resultados estes contidos no Relatório da Instituição disponibilizado pelo Instituto de Estudos e Pesquisas Educacionais Anísio Teixeira (INEP);</text:p>
        </text:list-item>
        <text:list-item>
          <text:p text:style-name="P235">Da análise dos dados da aplicação do questionário socioeconômico respondido por ingressantes e concluintes de cada um dos cursos participantes do referido exame, resultados estes contidos no Relatório da Instituição disponibilizado pelo Instituto de Estudos e Pesquisas Educacionais Anísio Teixeira (INEP);</text:p>
        </text:list-item>
        <text:list-item>
          <text:p text:style-name="P235">Do colegiado de áreas acadêmicas do departamento, onde o mesmo tem a atribuição: Propor e aprovar, no âmbito do departamento, projetos de reestruturação, adequação e realocação de ambientes do departamento, a ser submetido à Direção-Geral do Câmpus, bem como emitir parecer sobre projetos de mesma natureza propostos pela Direção-Geral.</text:p>
        </text:list-item>
        <text:list-item>
          <text:p text:style-name="P236">Do Conselho Departamental, onde o mesmo tem as atribuições: I - Aprovar os planos de atividades de ensino, pesquisa e extensão no âmbito do departamento; II - Julgar questões de ordem pedagógica, didática, administrativa e disciplinar no âmbito do departamento. </text:p>
        </text:list-item>
        <text:list-item>
          <text:p text:style-name="P236">Da avaliação dos professores do curso pelos discentes, auto - avaliação do professor, avaliação do professor pelo coordenador de curso, conduzidas pela CPPD – Comissão Permanente de Pessoal Docente.</text:p>
        </text:list-item>
        <text:list-item>
          <text:p text:style-name="P236">Dos relatórios de estágios curriculares de alunos.</text:p>
        </text:list-item>
        <text:list-item>
          <text:p text:style-name="P236">Do envolvimento prévio da CPA na organização do processo de avaliação dos cursos.</text:p>
        </text:list-item>
        <text:list-item>
          <text:p text:style-name="P236">Da Semana de Educação, Ciência e Tecnologia do IFG. Evento bienal com participação de empresas e encontro de egressos.</text:p>
        </text:list-item>
      </text:list>
      <text:p text:style-name="P50"><text:bookmark text:name="h.147n2zr"/></text:p>
      <text:p text:style-name="P79"/>
      <text:h text:style-name="Heading_20_1" text:outline-level="1"><text:bookmark-start text:name="__RefHeading___Toc372725023"/>CERTIFICADOS E DIPLOMAS EXPEDIDOS AOS CONCLUINTES DO CURSO<text:bookmark-end text:name="__RefHeading___Toc372725023"/></text:h>
      <text:p text:style-name="P197"><text:tab/>Será concedido pelo Instituto Federal de Educação, Ciência e Tecnologia de Goiás o Certificado de Tecnólogo em Análise em Desenvolvimento de Sistemas, ao aluno que concluir todas as atividades previstas na matriz curricular do Curso, alcançar aprovação em todas as disciplinas e obtiver, pelo menos, 75% de frequência em cada disciplina que integra a estrutura curricular. </text:p>
      <text:p text:style-name="P114"><text:bookmark text:name="h.3o7alnk"/></text:p>
      <text:p text:style-name="P78"/>
      <text:h text:style-name="Heading_20_1" text:outline-level="1"><text:bookmark-start text:name="__RefHeading___Toc372725024"/><text:span text:style-name="Título_20_1_20_Char"><text:span text:style-name="T57">ELEMENTOS NECESSÁRIOS PARA A CONSOLIDAÇÃO DO CURSO</text:span></text:span><text:bookmark-end text:name="__RefHeading___Toc372725024"/></text:h>
      <text:p text:style-name="Texto_20_Normal">A consolidação das metas definidas no Projeto Pedagógico do Curso de Tecnologia em Análise e Desenvolvimento de Sistemas está vinculada à análise de alguns pontos, como:</text:p>
      <text:list xml:id="list1783570871" text:style-name="WW8Num17">
        <text:list-item>
          <text:p text:style-name="P237">Contratação de docentes e laboratoristas;</text:p>
        </text:list-item>
        <text:list-item>
          <text:p text:style-name="P237">Estrutura dos núcleos temáticos, conteúdo das disciplinas eletivas e continuidade disciplinar;</text:p>
        </text:list-item>
        <text:list-item>
          <text:p text:style-name="P237">Construção de laboratórios, aquisição de equipamentos e materiais para as aulas de laboratório.</text:p>
        </text:list-item>
      </text:list>
      <text:p text:style-name="P59"/>
      <text:h text:style-name="Heading_20_2" text:outline-level="2"><text:bookmark-start text:name="__RefHeading___Toc372725025"/>Contratação de docentes e laboratoristas<text:bookmark-end text:name="__RefHeading___Toc372725025"/></text:h>
      <text:p text:style-name="Texto_20_Normal">A análise da Matriz Curricular indica que para o desenvolvimento satisfatório do Curso de Tecnologia em Análise e Desenvolvimento de Sistemas se faz necessário tanto o auxílio de docentes de outras áreas acadêmicas do IFG - Câmpus Formosa como a contratação adicional de docentes nas respectivas áreas do curso, qual seja de conteúdos básicos, profissionalizantes e específicos.</text:p>
      <text:p text:style-name="Texto_20_Normal">A análise é baseada no fluxograma do Curso Tecnologia em Análise e Desenvolvimento de Sistemas e nas demandas dos atuais dos cursos de PROEJA, Licenciatura, Bacharelado e Técnicos vigentes no IFG/Câmpus Formosa.</text:p>
      <text:p text:style-name="Texto_20_Normal">Para o funcionamento pleno do Curso, serão necessários técnicos administrativos para trabalhar diretamente ligado à Coordenação, atendendo às demandas mais diretas dos docentes do colegiado e daqueles que trabalham no curso.</text:p>
      <text:p text:style-name="Texto_20_Normal">Quanto ao laboratorista, é necessário técnicos especializados para trabalhar nos laboratórios de Informática do IFG/Câmpus Formosa.</text:p>
      <text:p text:style-name="P79"/>
      <text:h text:style-name="Heading_20_1" text:outline-level="1"><text:bookmark-start text:name="__RefHeading___Toc372725026"/>BIBLIOGRAFIA<text:bookmark-end text:name="__RefHeading___Toc372725026"/></text:h>
      <text:p text:style-name="P91"><text:span text:style-name="T43">SOFTWARE, Associação Brasileira das Empresas de. </text:span><text:span text:style-name="T41">Mercado Brasileiro de Software: panorama e tendências. </text:span><text:span text:style-name="T43">1ª Edição. São Paulo. 2013.</text:span></text:p>
      <text:p text:style-name="P91"><text:span text:style-name="T43">COMUNICAÇÂO, Associação Brasileira das Empresas de Tecnologia da Informação e. </text:span><text:span text:style-name="T41">Índice BRASSCOM de Convergência Digital. </text:span><text:span text:style-name="T43">6ª Edição. São Paulo. 2012.</text:span></text:p>
      <text:p text:style-name="P91"><text:span text:style-name="T43">ESTATÍSTICA, Insituto Brasileiro de Geografia e. </text:span><text:span text:style-name="T41">O setor de tecnologia da informação e comunicação no Brasil 2003-2006. </text:span><text:span text:style-name="T43">Rio de Janeiro. 2009.</text:span><text:span text:style-name="T41"> </text:span></text:p>
      <text:p text:style-name="P91"><text:span text:style-name="T43">BRASIL. Conselho Nacional de Educação, Câmara de Ensino Superior. Parecer CNE/CES nº 19/2008: </text:span><text:span text:style-name="T42">Consulta sobre o aproveitamento de competência de que se trata o art. 9º da Resolução CNE/CP nº 3, que institui as Diretrizes Curriculares Nacionais Gerais para a organização e funcionamento dos cursos superiores de tecnologia</text:span><text:span text:style-name="T43">.</text:span></text:p>
      <text:p text:style-name="P91"><text:span text:style-name="T43">BRASIL. Conselho Nacional de Educação, Câmara de Ensino Superior. Parecer CNE/CES nº 239/2008: </text:span><text:span text:style-name="T42">Carga horária das atividades complementares nos cursos superiores de tecnologia</text:span><text:span text:style-name="T43">.</text:span></text:p>
      <text:p text:style-name="P91"><text:span text:style-name="T43">BRASIL. Lei nº 11.892, de 29 de dezembro de 2008: </text:span><text:span text:style-name="T42">Institui a Rede Federal de Educação Profissional, Científica e Tecnológica, cria os Institutos Federais de Educação, Ciência e Tecnologia, e dá outras providências</text:span><text:span text:style-name="T43">.</text:span></text:p>
      <text:p text:style-name="P91"><text:span text:style-name="T43">BRASIL. Conselho Nacional de Educação, Conselho Pleno. Parecer CNE/CP nº 29/2002: </text:span><text:span text:style-name="T42">Diretrizes Curriculares Nacionais Gerais para a Educação Profissional de Nível Tecnológico</text:span><text:span text:style-name="T43">.</text:span></text:p>
      <text:p text:style-name="P91"><text:span text:style-name="T43">BRASIL. Conselho Nacional de Educação, Conselho Pleno. Resolução CNE/CP nº 3, de 18 de dezembro de 2002: </text:span><text:span text:style-name="T42">Institui as Diretrizes Curriculares Nacionais Gerais para a organização e funcionamento dos cursos superiores de tecnologia</text:span><text:span text:style-name="T43">.</text:span></text:p>
      <text:p text:style-name="P91"><text:span text:style-name="T43">BRASIL. Conselho Nacional de Educação, Câmara de Ensino Superior. Parecer CNE/CES nº 436/2001: </text:span><text:span text:style-name="T42">Cursos Superiores de Tecnologia – Formação de Tecnólogos</text:span><text:span text:style-name="T43">.</text:span></text:p>
      <text:p text:style-name="P91"><text:span text:style-name="T43">BRASIL, Lei nº 9.394 de 20 de dezembro de 1996: </text:span><text:span text:style-name="T42">Lei de Diretrizes e Bases da Educação Nacional – LDBEN</text:span><text:span text:style-name="T43">.</text:span></text:p>
      <text:p text:style-name="P92"><text:span text:style-name="T44">BRASIL</text:span><text:span text:style-name="T43">, </text:span><text:span text:style-name="T44">Catálogo Nacional de Cursos Superiores de Tecnologia, 3ª edição. Ministério da Educação, 2016.</text:span></text:p>
      <text:p text:style-name="P91"><text:span text:style-name="T21">IBGE. </text:span><text:span text:style-name="T22">Ferramenta Cidades: </text:span><text:span text:style-name="T21">Formosa – Goiás. Disponível em: &lt;</text:span> <text:span text:style-name="T21">http://cidades.ibge.gov.br/xtras/perfil.php?lang=&amp;codmun=520800&gt;. Acesso em: 19 nov. 2013.</text:span></text:p>
      <text:p text:style-name="P91"><text:span text:style-name="T21">OBSERVATÓRIO DO MUNDO DO TRABALHO. </text:span><text:span text:style-name="T22">Estudos Microrregionais: </text:span><text:span text:style-name="T21">Estudos e Pesquisas Econômicas, Sociais e Educacionais sobre as Microrregiões do Estado de Goiás – Microrregião do Entorno de Brasília. Disponível em: &lt;</text:span> <text:span text:style-name="T21">http://ifg.edu.br/observatorio/images/downloads/estudos/microrregiao_entorno_de_brasilia.pdf&gt;. Acesso em: 19 nov. 2013.</text:span></text:p>
      <text:p text:style-name="P89"/>
      <text:p text:style-name="P88"/>
      <text:p text:style-name="P54"/>
      <text:p text:style-name="P79"/>
      <text:p text:style-name="P56"/>
      <text:p text:style-name="Standard"/>
      <text:p text:style-name="Standard"/>
      <text:p text:style-name="Standard"/>
      <text:p text:style-name="Standard"/>
      <text:p text:style-name="Standard"/>
      <text:p text:style-name="Standard"/>
      <text:p text:style-name="Standard"/>
      <text:h text:style-name="P217" text:outline-level="1"><text:bookmark-start text:name="__RefHeading___Toc372725027"/>ANEXO I<text:bookmark-end text:name="__RefHeading___Toc372725027"/></text:h>
      <text:p text:style-name="Standard"/>
      <text:h text:style-name="P209" text:outline-level="2"><text:bookmark-start text:name="__RefHeading___Toc372725028"/>ATIVIDADES COMPLEMENTARES<text:bookmark-end text:name="__RefHeading___Toc372725028"/></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table:number-columns-spanned="6" office:value-type="string">
            <text:p text:style-name="P16">Curso de Tecnologia em Análise e Desenvolvimento de Sistemas - IFG/Câmpus Formosa</text:p>
          </table:table-cell>
          <table:covered-table-cell/>
          <table:covered-table-cell/>
          <table:covered-table-cell/>
          <table:covered-table-cell/>
          <table:covered-table-cell/>
        </table:table-row>
        <table:table-row table:style-name="Table14.2">
          <table:table-cell table:style-name="Table14.A1" table:number-columns-spanned="6" office:value-type="string">
            <text:p text:style-name="P14">Tabela de Atividades Complementares</text:p>
          </table:table-cell>
          <table:covered-table-cell/>
          <table:covered-table-cell/>
          <table:covered-table-cell/>
          <table:covered-table-cell/>
          <table:covered-table-cell/>
        </table:table-row>
        <table:table-row table:style-name="Table14.3">
          <table:table-cell table:style-name="Table14.A3" office:value-type="string">
            <text:p text:style-name="P9">Atividade Complementar</text:p>
          </table:table-cell>
          <table:table-cell table:style-name="Table14.B3" office:value-type="string">
            <text:p text:style-name="P9">Carga horária Máxima</text:p>
          </table:table-cell>
          <table:table-cell table:style-name="Table14.C3" table:number-columns-spanned="2" office:value-type="string">
            <text:p text:style-name="P9">Atividade Desenvolvida</text:p>
          </table:table-cell>
          <table:covered-table-cell/>
          <table:table-cell table:style-name="Table14.A3" office:value-type="string">
            <text:p text:style-name="P9">Horas Consideradas</text:p>
          </table:table-cell>
          <table:table-cell table:style-name="Table14.F3" office:value-type="string">
            <text:p text:style-name="P9">Critérios/Local/Tempo</text:p>
          </table:table-cell>
        </table:table-row>
        <table:table-row table:style-name="Table14.4">
          <table:table-cell table:style-name="Table14.A4" table:number-rows-spanned="6" office:value-type="string">
            <text:p text:style-name="P11">1. Participação em Eventos</text:p>
          </table:table-cell>
          <table:table-cell table:style-name="Table14.B3" table:number-rows-spanned="6" office:value-type="string">
            <text:p text:style-name="P11">30</text:p>
          </table:table-cell>
          <table:table-cell table:style-name="Table14.A4" table:number-rows-spanned="6" office:value-type="string">
            <text:p text:style-name="P11">Participação em seminários, semanas acadêmicas, simpósios e congressos (Iniciação Científica ou não).</text:p>
          </table:table-cell>
          <table:table-cell table:style-name="Table14.A4" table:number-rows-spanned="3" office:value-type="string">
            <text:p text:style-name="P11">Ouvinte</text:p>
          </table:table-cell>
          <table:table-cell table:style-name="Table14.E4" office:value-type="string">
            <text:p text:style-name="P11">3</text:p>
          </table:table-cell>
          <table:table-cell table:style-name="Table14.F4" office:value-type="string">
            <text:p text:style-name="P11">Evento ou local regional</text:p>
          </table:table-cell>
        </table:table-row>
        <table:table-row table:style-name="Table14.5">
          <table:covered-table-cell/>
          <table:covered-table-cell/>
          <table:covered-table-cell/>
          <table:covered-table-cell/>
          <table:table-cell table:style-name="Table14.E5" office:value-type="string">
            <text:p text:style-name="P11">4</text:p>
          </table:table-cell>
          <table:table-cell table:style-name="Table14.F5" office:value-type="string">
            <text:p text:style-name="P11">Evento nacional</text:p>
          </table:table-cell>
        </table:table-row>
        <table:table-row table:style-name="Table14.6">
          <table:covered-table-cell/>
          <table:covered-table-cell/>
          <table:covered-table-cell/>
          <table:covered-table-cell/>
          <table:table-cell table:style-name="Table14.E5" office:value-type="string">
            <text:p text:style-name="P11">5</text:p>
          </table:table-cell>
          <table:table-cell table:style-name="Table14.F5" office:value-type="string">
            <text:p text:style-name="P11">Evento internacional</text:p>
          </table:table-cell>
        </table:table-row>
        <table:table-row table:style-name="Table14.7">
          <table:covered-table-cell/>
          <table:covered-table-cell/>
          <table:covered-table-cell/>
          <table:table-cell table:style-name="Table14.B3" table:number-rows-spanned="3" office:value-type="string">
            <text:p text:style-name="P11">Apresentador</text:p>
          </table:table-cell>
          <table:table-cell table:style-name="Table14.E5" office:value-type="string">
            <text:p text:style-name="P11">3</text:p>
          </table:table-cell>
          <table:table-cell table:style-name="Table14.F5" office:value-type="string">
            <text:p text:style-name="P11">Evento ou local regional</text:p>
          </table:table-cell>
        </table:table-row>
        <table:table-row table:style-name="Table14.8">
          <table:covered-table-cell/>
          <table:covered-table-cell/>
          <table:covered-table-cell/>
          <table:covered-table-cell/>
          <table:table-cell table:style-name="Table14.E5" office:value-type="string">
            <text:p text:style-name="P11">4</text:p>
          </table:table-cell>
          <table:table-cell table:style-name="Table14.F5" office:value-type="string">
            <text:p text:style-name="P11">Evento nacional</text:p>
          </table:table-cell>
        </table:table-row>
        <table:table-row table:style-name="Table14.9">
          <table:covered-table-cell/>
          <table:covered-table-cell/>
          <table:covered-table-cell/>
          <table:covered-table-cell/>
          <table:table-cell table:style-name="Table14.B3" office:value-type="string">
            <text:p text:style-name="P11">5</text:p>
          </table:table-cell>
          <table:table-cell table:style-name="Table14.F9" office:value-type="string">
            <text:p text:style-name="P11">Evento internacional</text:p>
          </table:table-cell>
        </table:table-row>
        <table:table-row table:style-name="Table14.10">
          <table:table-cell table:style-name="Table14.B3" table:number-rows-spanned="2" office:value-type="string">
            <text:p text:style-name="P11">2. Atividades de Extensão</text:p>
          </table:table-cell>
          <table:table-cell table:style-name="Table14.B3" table:number-rows-spanned="2" office:value-type="string">
            <text:p text:style-name="P11">40</text:p>
          </table:table-cell>
          <table:table-cell table:style-name="Table14.A4" table:number-columns-spanned="2" office:value-type="string">
            <text:p text:style-name="P11">Participação em projetos de extensão</text:p>
          </table:table-cell>
          <table:covered-table-cell/>
          <table:table-cell table:style-name="Table14.B3" office:value-type="string">
            <text:p text:style-name="P11">15</text:p>
          </table:table-cell>
          <table:table-cell table:style-name="Table14.F9" office:value-type="string">
            <text:p text:style-name="P11">Por semestre</text:p>
          </table:table-cell>
        </table:table-row>
        <table:table-row table:style-name="Table14.10">
          <table:covered-table-cell/>
          <table:covered-table-cell/>
          <table:table-cell table:style-name="Table14.B3" table:number-columns-spanned="2" office:value-type="string">
            <text:p text:style-name="P11">Organização de eventos</text:p>
          </table:table-cell>
          <table:covered-table-cell/>
          <table:table-cell table:style-name="Table14.B3" office:value-type="string">
            <text:p text:style-name="P11">10</text:p>
          </table:table-cell>
          <table:table-cell table:style-name="Table14.F9" office:value-type="string">
            <text:p text:style-name="P11">Por evento</text:p>
          </table:table-cell>
        </table:table-row>
        <table:table-row table:style-name="Table14.4">
          <table:table-cell table:style-name="Table14.B3" office:value-type="string">
            <text:p text:style-name="P11">3. Atividades de Pesquisa</text:p>
          </table:table-cell>
          <table:table-cell table:style-name="Table14.B3" office:value-type="string">
            <text:p text:style-name="P11">40</text:p>
          </table:table-cell>
          <table:table-cell table:style-name="Table14.A4" table:number-columns-spanned="2" office:value-type="string">
            <text:p text:style-name="P11">Iniciação Científica - Participação em projeto de pesquisa (Bolsista ou não)</text:p>
          </table:table-cell>
          <table:covered-table-cell/>
          <table:table-cell table:style-name="Table14.B3" office:value-type="string">
            <text:p text:style-name="P11">15</text:p>
          </table:table-cell>
          <table:table-cell table:style-name="Table14.F9" office:value-type="string">
            <text:p text:style-name="P11">Por semestre</text:p>
          </table:table-cell>
        </table:table-row>
        <table:table-row table:style-name="Table14.13">
          <table:table-cell table:style-name="Table14.A13" office:value-type="string">
            <text:p text:style-name="P11">4. Atividades de Ensino</text:p>
          </table:table-cell>
          <table:table-cell table:style-name="Table14.A13" office:value-type="string">
            <text:p text:style-name="P11">40</text:p>
          </table:table-cell>
          <table:table-cell table:style-name="Table14.C13" table:number-columns-spanned="2" office:value-type="string">
            <text:p text:style-name="P11">Monitoria voluntária ou subsidiada</text:p>
          </table:table-cell>
          <table:covered-table-cell/>
          <table:table-cell table:style-name="Table14.A13" office:value-type="string">
            <text:p text:style-name="P11">15</text:p>
          </table:table-cell>
          <table:table-cell table:style-name="Table14.F13" office:value-type="string">
            <text:p text:style-name="P11">Por semestre</text:p>
          </table:table-cell>
        </table:table-row>
        <text:soft-page-break/>
        <table:table-row table:style-name="Table14.14">
          <table:table-cell table:style-name="Table14.A14" table:number-rows-spanned="4" office:value-type="string">
            <text:p text:style-name="P11">5. Publicações</text:p>
          </table:table-cell>
          <table:table-cell table:style-name="Table14.A14" table:number-rows-spanned="4" office:value-type="string">
            <text:p text:style-name="P11">30</text:p>
          </table:table-cell>
          <table:table-cell table:style-name="Table14.A14" table:number-rows-spanned="4" table:number-columns-spanned="2" office:value-type="string">
            <text:p text:style-name="P11"> </text:p>
          </table:table-cell>
          <table:covered-table-cell/>
          <table:table-cell table:style-name="Table14.E14" office:value-type="string">
            <text:p text:style-name="P11">25</text:p>
          </table:table-cell>
          <table:table-cell table:style-name="Table14.F14" office:value-type="string">
            <text:p text:style-name="P11">periódicos indexados pela CAPES</text:p>
          </table:table-cell>
        </table:table-row>
        <table:table-row table:style-name="Table14.15">
          <table:covered-table-cell/>
          <table:covered-table-cell/>
          <table:covered-table-cell/>
          <table:covered-table-cell/>
          <table:table-cell table:style-name="Table14.E15" office:value-type="string">
            <text:p text:style-name="P11">20</text:p>
          </table:table-cell>
          <table:table-cell table:style-name="Table14.F15" office:value-type="string">
            <text:p text:style-name="P11">periódicos não indexados pela CAPES</text:p>
          </table:table-cell>
        </table:table-row>
        <table:table-row table:style-name="Table14.14">
          <table:covered-table-cell/>
          <table:covered-table-cell/>
          <table:covered-table-cell/>
          <table:covered-table-cell/>
          <table:table-cell table:style-name="Table14.E5" office:value-type="string">
            <text:p text:style-name="P11">15</text:p>
          </table:table-cell>
          <table:table-cell table:style-name="Table14.F5" office:value-type="string">
            <text:p text:style-name="P11">Anais de Congresso Nacional</text:p>
          </table:table-cell>
        </table:table-row>
        <table:table-row table:style-name="Table14.17">
          <table:covered-table-cell/>
          <table:covered-table-cell/>
          <table:covered-table-cell/>
          <table:covered-table-cell/>
          <table:table-cell table:style-name="Table14.B3" office:value-type="string">
            <text:p text:style-name="P11">10</text:p>
          </table:table-cell>
          <table:table-cell table:style-name="Table14.F9" office:value-type="string">
            <text:p text:style-name="P11">Anais de Congresso Internacional</text:p>
          </table:table-cell>
        </table:table-row>
        <table:table-row table:style-name="Table14.15">
          <table:table-cell table:style-name="Table14.B3" office:value-type="string">
            <text:p text:style-name="P11">6. Participações em Órgãos colegiados</text:p>
          </table:table-cell>
          <table:table-cell table:style-name="Table14.B3" office:value-type="string">
            <text:p text:style-name="P11">15</text:p>
          </table:table-cell>
          <table:table-cell table:style-name="Table14.A4" table:number-columns-spanned="2" office:value-type="string">
            <text:p text:style-name="P11"> </text:p>
          </table:table-cell>
          <table:covered-table-cell/>
          <table:table-cell table:style-name="Table14.B3" office:value-type="string">
            <text:p text:style-name="P11">5</text:p>
          </table:table-cell>
          <table:table-cell table:style-name="Table14.F9" office:value-type="string">
            <text:p text:style-name="P11">Por semestre</text:p>
          </table:table-cell>
        </table:table-row>
        <table:table-row table:style-name="Table14.19">
          <table:table-cell table:style-name="Table14.B3" office:value-type="string">
            <text:p text:style-name="P11">7. Atuação em Programas e Núcleos Temáticos</text:p>
          </table:table-cell>
          <table:table-cell table:style-name="Table14.B3" office:value-type="string">
            <text:p text:style-name="P11">30</text:p>
          </table:table-cell>
          <table:table-cell table:style-name="Table14.A4" table:number-columns-spanned="2" office:value-type="string">
            <text:p text:style-name="P11">Programa PET, Empresa Júnior, Grupo de estudos, outros.</text:p>
          </table:table-cell>
          <table:covered-table-cell/>
          <table:table-cell table:style-name="Table14.B3" office:value-type="string">
            <text:p text:style-name="P11">10</text:p>
          </table:table-cell>
          <table:table-cell table:style-name="Table14.F9" office:value-type="string">
            <text:p text:style-name="P11">Por semestre</text:p>
          </table:table-cell>
        </table:table-row>
        <table:table-row table:style-name="Table14.17">
          <table:table-cell table:style-name="Table14.B3" table:number-rows-spanned="8" office:value-type="string">
            <text:p text:style-name="P11">8. Outras Atividades</text:p>
          </table:table-cell>
          <table:table-cell table:style-name="Table14.B3" table:number-rows-spanned="8" office:value-type="string">
            <text:p text:style-name="P11">30</text:p>
          </table:table-cell>
          <table:table-cell table:style-name="Table14.A3" table:number-rows-spanned="4" table:number-columns-spanned="2" office:value-type="string">
            <text:p text:style-name="P11">Visitas técnicas institucionais (exceto aulas práticas de disciplinas de graduação)</text:p>
          </table:table-cell>
          <table:covered-table-cell/>
          <table:table-cell table:style-name="Table14.E5" office:value-type="string">
            <text:p text:style-name="P11">2</text:p>
          </table:table-cell>
          <table:table-cell table:style-name="Table14.F5" office:value-type="string">
            <text:p text:style-name="P11">Por Munícipio, por visita</text:p>
          </table:table-cell>
        </table:table-row>
        <table:table-row table:style-name="Table14.21">
          <table:covered-table-cell/>
          <table:covered-table-cell/>
          <table:covered-table-cell/>
          <table:covered-table-cell/>
          <table:table-cell table:style-name="Table14.E5" office:value-type="string">
            <text:p text:style-name="P11">3</text:p>
          </table:table-cell>
          <table:table-cell table:style-name="Table14.F5" office:value-type="string">
            <text:p text:style-name="P11">na região (raio de até 250 km), por visita</text:p>
          </table:table-cell>
        </table:table-row>
        <table:table-row table:style-name="Table14.22">
          <table:covered-table-cell/>
          <table:covered-table-cell/>
          <table:covered-table-cell/>
          <table:covered-table-cell/>
          <table:table-cell table:style-name="Table14.E5" office:value-type="string">
            <text:p text:style-name="P11">4</text:p>
          </table:table-cell>
          <table:table-cell table:style-name="Table14.F5" office:value-type="string">
            <text:p text:style-name="P11">no Estado (raio de até 250 km), por visita</text:p>
          </table:table-cell>
        </table:table-row>
        <table:table-row table:style-name="Table14.4">
          <table:covered-table-cell/>
          <table:covered-table-cell/>
          <table:covered-table-cell/>
          <table:covered-table-cell/>
          <table:table-cell table:style-name="Table14.E5" office:value-type="string">
            <text:p text:style-name="P11">5</text:p>
          </table:table-cell>
          <table:table-cell table:style-name="Table14.F5" office:value-type="string">
            <text:p text:style-name="P11">Fora do Estado, por visita</text:p>
          </table:table-cell>
        </table:table-row>
        <table:table-row table:style-name="Table14.22">
          <table:covered-table-cell/>
          <table:covered-table-cell/>
          <table:table-cell table:style-name="Table14.C24" table:number-columns-spanned="2" office:value-type="string">
            <text:p text:style-name="P11">Palestras fora de eventos</text:p>
          </table:table-cell>
          <table:covered-table-cell/>
          <table:table-cell table:style-name="Table14.E5" office:value-type="string">
            <text:p text:style-name="P11">1</text:p>
          </table:table-cell>
          <table:table-cell table:style-name="Table14.F5" office:value-type="string">
            <text:p text:style-name="P11">Por palestra</text:p>
          </table:table-cell>
        </table:table-row>
        <table:table-row table:style-name="Table14.22">
          <table:covered-table-cell/>
          <table:covered-table-cell/>
          <table:table-cell table:style-name="Table14.C24" table:number-columns-spanned="2" office:value-type="string">
            <text:p text:style-name="P11">Desenvolvimento de protótipos</text:p>
          </table:table-cell>
          <table:covered-table-cell/>
          <table:table-cell table:style-name="Table14.E5" office:value-type="string">
            <text:p text:style-name="P11">15</text:p>
          </table:table-cell>
          <table:table-cell table:style-name="Table14.F5" office:value-type="string">
            <text:p text:style-name="P11">Por protótipo</text:p>
          </table:table-cell>
        </table:table-row>
        <table:table-row table:style-name="Table14.26">
          <table:covered-table-cell/>
          <table:covered-table-cell/>
          <table:table-cell table:style-name="Table14.C24" table:number-columns-spanned="2" office:value-type="string">
            <text:p text:style-name="P11">Aprovação em exame de suficiência e proficiência em idioma estrangeiro</text:p>
          </table:table-cell>
          <table:covered-table-cell/>
          <table:table-cell table:style-name="Table14.E5" office:value-type="string">
            <text:p text:style-name="P11">15</text:p>
          </table:table-cell>
          <table:table-cell table:style-name="Table14.F5" office:value-type="string">
            <text:p text:style-name="P11">Por idioma</text:p>
          </table:table-cell>
        </table:table-row>
        <table:table-row table:style-name="Table14.27">
          <table:covered-table-cell/>
          <table:covered-table-cell/>
          <table:table-cell table:style-name="Table14.C27" table:number-columns-spanned="2" office:value-type="string">
            <text:p text:style-name="P11">Distinções e méritos acadêmicos</text:p>
          </table:table-cell>
          <table:covered-table-cell/>
          <table:table-cell table:style-name="Table14.B3" office:value-type="string">
            <text:p text:style-name="P11">10</text:p>
          </table:table-cell>
          <table:table-cell table:style-name="Table14.F9" office:value-type="string">
            <text:p text:style-name="P11">Por distinção ou mérito</text:p>
          </table:table-cell>
        </table:table-row>
      </table:table>
      <text:p text:style-name="P82"/>
      <text:p text:style-name="P204"><text:bookmark text:name="h.32hioqz"/></text:p>
      <text:p text:style-name="P83"/>
      <text:p text:style-name="P83"/>
      <text:p text:style-name="P83"/>
      <text:p text:style-name="P83"/>
      <text:p text:style-name="P83"/>
      <text:p text:style-name="P83"/>
      <text:p text:style-name="P83"/>
      <text:p text:style-name="P83"/>
      <text:p text:style-name="P175"/>
      <text:p text:style-name="Texto_20_Normal"/>
      <text:h text:style-name="P218" text:outline-level="1"><text:bookmark-start text:name="__RefHeading___Toc372725029"/>ANEXO II<text:bookmark-end text:name="__RefHeading___Toc372725029"/></text:h>
      <text:h text:style-name="P220" text:outline-level="1"/>
      <text:h text:style-name="P219" text:outline-level="1"><text:bookmark-start text:name="__RefHeading___Toc372725030"/>EMENTA DAS DISCIPLINAS<text:bookmark-end text:name="__RefHeading___Toc372725030"/></text:h>
      <text:h text:style-name="P210" text:outline-level="2"><text:bookmark-start text:name="__RefHeading___Toc372725031"/>EMENTAS DAS DISCIPLINAS OBRIGATÓRIAS<text:bookmark-end text:name="__RefHeading___Toc372725031"/></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16"><text:span text:style-name="T247">Disciplina:</text:span><text:span text:style-name="T249"> </text:span></text:p>
            <text:p text:style-name="P127">Algoritmos</text:p>
          </table:table-cell>
          <table:table-cell table:style-name="Table15.A1" office:value-type="string">
            <text:p text:style-name="P116"><text:span text:style-name="T247">Série/Período:</text:span><text:span text:style-name="T249"> </text:span></text:p>
            <text:p text:style-name="P127">1º</text:p>
          </table:table-cell>
          <table:table-cell table:style-name="Table15.C1" office:value-type="string">
            <text:p text:style-name="P116"><text:span text:style-name="T247">CH Hora/Relógio:</text:span><text:span text:style-name="T249"> </text:span></text:p>
            <text:p text:style-name="P118">81 horas</text:p>
          </table:table-cell>
        </table:table-row>
        <table:table-row table:style-name="Table15.2">
          <table:table-cell table:style-name="Table15.A1" office:value-type="string">
            <text:p text:style-name="P38">Pré-requisito: </text:p>
            <text:p text:style-name="P37">Nenhum</text:p>
          </table:table-cell>
          <table:table-cell table:style-name="Table15.C1" table:number-columns-spanned="2" office:value-type="string">
            <text:p text:style-name="P7"><text:span text:style-name="T10">Regime:</text:span><text:span text:style-name="T9"> </text:span></text:p>
            <text:p text:style-name="P8">Obrigatória</text:p>
          </table:table-cell>
          <table:covered-table-cell/>
        </table:table-row>
        <table:table-row table:style-name="Table15.1">
          <table:table-cell table:style-name="Table15.C1" table:number-columns-spanned="3" office:value-type="string">
            <text:p text:style-name="EMENTA"><text:span text:style-name="T37">Ementa</text:span><text:span text:style-name="T220">: </text:span></text:p>
            <text:p text:style-name="P153">Conceitos de algoritmos. Conceitos de linguagens de programação. Constantes e Variáveis. Tipos de Dados. Operadores. Expressões Aritméticas, lógicas e literais. Comandos básicos. Estruturas condicionais e de repetição. Modularização; Recursividade; Variáveis compostas homogêneas e variáveis compostas heterogêneas; Estruturas de dados básicas;</text:p>
          </table:table-cell>
          <table:covered-table-cell/>
          <table:covered-table-cell/>
        </table:table-row>
        <table:table-row table:style-name="Table15.1">
          <table:table-cell table:style-name="Table15.C1" table:number-columns-spanned="3" office:value-type="string">
            <text:p text:style-name="EMENTA"><text:span text:style-name="T37">Objetivo</text:span><text:span text:style-name="T220">:</text:span></text:p>
            <text:p text:style-name="P153">Capacitar o aluno para: Conhecer os conceitos básicos de algoritmos, introduzindo as técnicas e metodologias básicas para construção e interpretação de algoritmos e programas simples; Compreender os processos básicos para a elaboração de programas computacionais. Definir estruturas de dados para melhorar a eficiência e capacidade de um programa.</text:p>
          </table:table-cell>
          <table:covered-table-cell/>
          <table:covered-table-cell/>
        </table:table-row>
        <table:table-row table:style-name="Table15.5">
          <table:table-cell table:style-name="Table15.C1" table:number-columns-spanned="3" office:value-type="string">
            <text:p text:style-name="P127">Bibliografia:</text:p>
            <text:p text:style-name="P137">Básica</text:p>
            <text:p text:style-name="EMENTA"><text:span text:style-name="T219">SCHILDT, Herbert. </text:span><text:span text:style-name="T225">C completo e total</text:span><text:span text:style-name="T219">. </text:span><text:span text:style-name="T235">Makron Books, 1997.</text:span></text:p>
            <text:p text:style-name="EMENTA"><text:span text:style-name="T235">CORMEN, T. H.; et al.. <text:s/></text:span><text:span text:style-name="T225">Algoritmos - Teoria e Prática</text:span><text:span text:style-name="T219">. 1ª ed., Rio de Janeiro: Câmpus, 2002.</text:span></text:p>
            <text:p text:style-name="EMENTA"><text:span text:style-name="T219">JAMSA, </text:span><text:a xlink:type="simple" xlink:href="http://www.americanas.com.br/home/begin.do?home=AcomArtista&amp;itemPersonId=20008&amp;departmentId=1472" text:style-name="Internet_20_link" text:visited-style-name="Visited_20_Internet_20_Link"><text:span text:style-name="Internet_20_link"><text:span text:style-name="T53">Kris</text:span></text:span></text:a><text:span text:style-name="T219">;</text:span><text:span text:style-name="apple-converted-space"><text:span text:style-name="T219"> KLANDER, </text:span></text:span><text:a xlink:type="simple" xlink:href="http://www.americanas.com.br/home/begin.do?home=AcomArtista&amp;itemPersonId=20680&amp;departmentId=1472" text:style-name="Internet_20_link" text:visited-style-name="Visited_20_Internet_20_Link"><text:span text:style-name="Internet_20_link"><text:span text:style-name="T53">Lars </text:span></text:span></text:a><text:span text:style-name="T219">. </text:span><text:span text:style-name="T225">Programando em C/C++: A Bíblia</text:span><text:span text:style-name="T219">. 1ª ed., </text:span><text:a xlink:type="simple" xlink:href="javascript:PesquisaMarca();" text:style-name="Internet_20_link" text:visited-style-name="Visited_20_Internet_20_Link"><text:span text:style-name="Internet_20_link"><text:span text:style-name="T53">Makron Books</text:span></text:span></text:a><text:span text:style-name="T219">.</text:span><text:span text:style-name="T254"> </text:span><text:span text:style-name="T219">1997.</text:span></text:p>
            <text:p text:style-name="P137">Complementar</text:p>
            <text:p text:style-name="EMENTA"><text:span text:style-name="T219">FORBELLONE, André Luiz Villar; Eberspächer, Henri Frederico. </text:span><text:span text:style-name="T228">Lógica de Programação. </text:span><text:span text:style-name="T219">2ª ed. São Paulo: Makron Books, 2000;</text:span></text:p>
            <text:p text:style-name="EMENTA"><text:span text:style-name="T219">MANZANO, J. A. N. G.; OLIVEIRA, J. F. de. <text:s/>A</text:span><text:span text:style-name="T225">lgoritmos: Lógica para Desenvolvimento de Programação de Computadores</text:span><text:span text:style-name="T219">. 23ª ed. São Paulo: Érica, 2010.</text:span></text:p>
            <text:p text:style-name="EMENTA"><text:span text:style-name="T219">MIZRAHI, V. </text:span><text:span text:style-name="T225">Treinamento em linguagem C</text:span><text:span text:style-name="T219">. 2ª ed. </text:span><text:span text:style-name="T235">Pearson. 2008.</text:span></text:p>
            <text:p text:style-name="EMENTA"><text:span text:style-name="T235">KERNIGHAN, Brian W.; Ritchie, Dennis M. C: </text:span><text:span text:style-name="T238">A Linguagem de Programação</text:span><text:span text:style-name="T235">. 16ª ed. </text:span><text:span text:style-name="T219">Câmpus, 1986.</text:span></text:p>
            <text:p text:style-name="EMENTA"><text:span text:style-name="T219">FARRER, Harry. </text:span><text:span text:style-name="T228">Algoritmos Estruturados</text:span><text:span text:style-name="T219">. 3ª Ed. LTC. Rio de Janeiro, 1999.</text:span></text:p>
            <text:p text:style-name="EMENTA"><text:span text:style-name="T219">GUIMARÃES, Ângelo de Moura.</text:span><text:span text:style-name="T228"> Algoritmos e <text:s/>Estrutura de dados</text:span><text:span text:style-name="T219"> 28º Ed. LTC. Rio de Janeiro 1994;</text:span></text:p>
          </table:table-cell>
          <table:covered-table-cell/>
          <table:covered-table-cell/>
        </table:table-row>
      </table:table>
      <text:p text:style-name="P50"/>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p text:style-name="P116"><text:span text:style-name="T247">Disciplina:</text:span><text:span text:style-name="T249"> </text:span></text:p>
            <text:p text:style-name="P127">Fundamentos da Computação</text:p>
          </table:table-cell>
          <table:table-cell table:style-name="Table16.A1" office:value-type="string">
            <text:p text:style-name="P116"><text:span text:style-name="T247">Série/Período:</text:span><text:span text:style-name="T249"> </text:span></text:p>
            <text:p text:style-name="P127">1º</text:p>
          </table:table-cell>
          <table:table-cell table:style-name="Table16.C1" office:value-type="string">
            <text:p text:style-name="P116"><text:span text:style-name="T247">CH Hora/Relógio:</text:span><text:span text:style-name="T249"> </text:span></text:p>
            <text:p text:style-name="P118">81 horas</text:p>
          </table:table-cell>
        </table:table-row>
        <table:table-row table:style-name="Table16.2">
          <table:table-cell table:style-name="Table16.A1" office:value-type="string">
            <text:p text:style-name="P129">Pré-requisito:</text:p>
            <text:p text:style-name="P127">Nenhum</text:p>
          </table:table-cell>
          <table:table-cell table:style-name="Table16.C1" table:number-columns-spanned="2" office:value-type="string">
            <text:p text:style-name="P116"><text:span text:style-name="T10">Regime:</text:span><text:span text:style-name="T9"> </text:span></text:p>
            <text:p text:style-name="P119">Obrigatória</text:p>
          </table:table-cell>
          <table:covered-table-cell/>
        </table:table-row>
        <table:table-row table:style-name="Table16.1">
          <table:table-cell table:style-name="Table16.C1" table:number-columns-spanned="3" office:value-type="string">
            <text:p text:style-name="EMENTA"><text:span text:style-name="T37">Ementa</text:span><text:span text:style-name="T220">: </text:span></text:p>
            <text:p text:style-name="EMENTA"><text:span text:style-name="T233">Introdução aos Sistemas Computacionais: importância da informática na atualidade, dado e informação, conceitos de computador e computação, tipos de dados primitivos, medidas de armazenamento; Histórico dos Computadores: as gerações de computadores; Tipos de Computadores; Arquiteturas </text:span><text:span text:style-name="T224">RISC</text:span><text:span text:style-name="T233"> e </text:span><text:span text:style-name="T224">CISC</text:span><text:span text:style-name="T233">; Sistemas de Numeração: binário, octal, decimal e hexadecimal; Software: conceitos, softwares básicos - BIOS, Drivers e Sistemas Operacionais, softwares aplicativos e utilitários, compiladores e linguagens de programação; </text:span><text:span text:style-name="T224">Hardware</text:span><text:span text:style-name="T233">: periféricos de E/S, componentes internos: placa-mãe e barramentos, CPU (UC, ULA, registradores, cache), hierarquia de memória, placas de rede, som e vídeo, </text:span><text:span text:style-name="T224">HD</text:span><text:span text:style-name="T233">, drives ópticos, fontes e gabinetes; Redes de Computadores e Internet: topologias e protocolos, serviços da Internet; Bancos de Dados: conceitos básicos; Segurança de Sistemas: ameaças, segurança física, segurança lógica e criptografia.</text:span></text:p>
          </table:table-cell>
          <table:covered-table-cell/>
          <table:covered-table-cell/>
        </table:table-row>
        <table:table-row table:style-name="Table16.1">
          <table:table-cell table:style-name="Table16.C1" table:number-columns-spanned="3" office:value-type="string">
            <text:p text:style-name="EMENTA"><text:span text:style-name="T252">Objetivo</text:span><text:span text:style-name="T253">: </text:span></text:p>
            <text:p text:style-name="EMENTA"><text:span text:style-name="T233">Fornecer ao acadêmico, conceitos sobre Computação e os Computadores (histórico, arquitetura e tipos); Obter familiaridade com termos técnicos da área de Informática; Capacitar o acadêmico para realizar conversões entre os diferentes tipos de bases numéricas utilizadas na informática; Compreender a diferença entre </text:span><text:span text:style-name="T224">Hardware</text:span><text:span text:style-name="T233">, </text:span><text:span text:style-name="T224">Software</text:span><text:span text:style-name="T233"> e </text:span><text:span text:style-name="T224">Peopleware</text:span><text:span text:style-name="T233"> (e suas especificidades) como partes de um Sistema Computacional; Conhecer basicamente o funcionamento de Redes de Computadores e Bancos de Dados e de métodos de Segurança da Informação.</text:span></text:p>
          </table:table-cell>
          <table:covered-table-cell/>
          <table:covered-table-cell/>
        </table:table-row>
        <table:table-row table:style-name="Table16.5">
          <table:table-cell table:style-name="Table16.C1" table:number-columns-spanned="3" office:value-type="string">
            <text:p text:style-name="P127">Bibliografia:</text:p>
            <text:p text:style-name="P131">Básica</text:p>
            <text:p text:style-name="EMENTA"><text:span text:style-name="T233">TANENBAUM, Andrew S. </text:span><text:span text:style-name="T230">Organização Estruturada de Computadores</text:span><text:span text:style-name="T233">. 2ª Edição. Rio de Janeiro. Ed. LTC, 2001. </text:span></text:p>
            <text:p text:style-name="EMENTA"><text:span text:style-name="T233">STALLINGS, W. </text:span><text:span text:style-name="T230">Arquitetura e Organização de Computadores.</text:span><text:span text:style-name="T233"> 5ª ed, São Paulo, Prentice Hall, 2003.</text:span></text:p>
            <text:p text:style-name="EMENTA"><text:span text:style-name="T233">MONTEIRO M. A. </text:span><text:span text:style-name="T230">Introdução à Organização de Computadores.</text:span><text:span text:style-name="T233"> 5ª ed, Editora LTC, 2007.</text:span></text:p>
            <text:p text:style-name="P160">Complementares</text:p>
            <text:p text:style-name="EMENTA"><text:span text:style-name="T233">WEBER, Raul Fernand. </text:span><text:span text:style-name="T230">Fundamentos de Arquitetura de Computadores</text:span><text:span text:style-name="T233">. Porto Alegre. Ed. Sagra Luzzato, 2001. </text:span></text:p>
            <text:p text:style-name="EMENTA"><text:span text:style-name="T233">PATTERSON, D. A.; HENESSY, J. L. </text:span><text:span text:style-name="T230">Organização e Projeto de Computadores: a interface hardware/software</text:span><text:span text:style-name="T233">. 3ª edição, São Paulo, Câmpus Elsevier, 2005.</text:span></text:p>
            <text:p text:style-name="EMENTA"><text:span text:style-name="T233">TORRES, G. </text:span><text:span text:style-name="T230">Montagem de Micros - Para Autodidatas, Estudantes e Técnicos</text:span><text:span text:style-name="T233">. São Paulo: Nova Terra, 2010.</text:span></text:p>
            <text:p text:style-name="EMENTA"><text:span text:style-name="T233">MORIMOTO, C. E. </text:span><text:span text:style-name="T230">Hardware II - O guia definitivo</text:span><text:span text:style-name="T233">. São Paulo, GdHPress, 2009.</text:span></text:p>
            <text:p text:style-name="EMENTA"><text:span text:style-name="T233">BROOKSHEAR, J. G. </text:span><text:span text:style-name="T230">Ciência da computação: uma visão abrangente</text:span><text:span text:style-name="T233">. 5ª ed. São Paulo: Bookman, 2000.</text:span></text:p>
          </table:table-cell>
          <table:covered-table-cell/>
          <table:covered-table-cell/>
        </table:table-row>
      </table:table>
      <text:p text:style-name="P50"/>
      <text:p text:style-name="P50"/>
      <table:table table:name="Table17" table:style-name="Table17">
        <table:table-column table:style-name="Table17.A"/>
        <table:table-column table:style-name="Table17.B"/>
        <table:table-column table:style-name="Table17.C"/>
        <text:soft-page-break/>
        <table:table-row table:style-name="Table17.1">
          <table:table-cell table:style-name="Table17.A1" office:value-type="string">
            <text:p text:style-name="P116"><text:span text:style-name="T247">Disciplina:</text:span><text:span text:style-name="T249"> </text:span></text:p>
            <text:p text:style-name="P127">Lógica Computacional</text:p>
          </table:table-cell>
          <table:table-cell table:style-name="Table17.A1" office:value-type="string">
            <text:p text:style-name="P116"><text:span text:style-name="T247">Série/Período:</text:span><text:span text:style-name="T249"> </text:span></text:p>
            <text:p text:style-name="P127">1º</text:p>
          </table:table-cell>
          <table:table-cell table:style-name="Table17.C1" office:value-type="string">
            <text:p text:style-name="P116"><text:span text:style-name="T247">CH Hora/Relógio:</text:span><text:span text:style-name="T249"> </text:span></text:p>
            <text:p text:style-name="P118">54 horas</text:p>
          </table:table-cell>
        </table:table-row>
        <table:table-row table:style-name="Table17.2">
          <table:table-cell table:style-name="Table17.A1" office:value-type="string">
            <text:p text:style-name="P129">Pré-requisito:</text:p>
            <text:p text:style-name="P127">Nenhum</text:p>
          </table:table-cell>
          <table:table-cell table:style-name="Table17.C1" table:number-columns-spanned="2" office:value-type="string">
            <text:p text:style-name="P116"><text:span text:style-name="T10">Regime:</text:span><text:span text:style-name="T9"> </text:span></text:p>
            <text:p text:style-name="P119">Obrigatória</text:p>
          </table:table-cell>
          <table:covered-table-cell/>
        </table:table-row>
        <table:table-row table:style-name="Table17.1">
          <table:table-cell table:style-name="Table17.C1" table:number-columns-spanned="3" office:value-type="string">
            <text:p text:style-name="EMENTA"><text:span text:style-name="T252">Ementa</text:span><text:span text:style-name="T253">:</text:span><text:span text:style-name="T6"> </text:span><text:span text:style-name="T233">Lógica formal; Conectivos e valores lógicos; Taulologias; Argumentos válidos; regras de dedução para lógica proposicional; Métodos dedutivos e outras regras; Quantificadores e predicados; Validade. Programação lógica (PROLOG);</text:span></text:p>
          </table:table-cell>
          <table:covered-table-cell/>
          <table:covered-table-cell/>
        </table:table-row>
        <table:table-row table:style-name="Table17.1">
          <table:table-cell table:style-name="Table17.C1" table:number-columns-spanned="3" office:value-type="string">
            <text:p text:style-name="P128">Objetivo:</text:p>
            <text:p text:style-name="EMENTA"><text:span text:style-name="T233">Compreender conceitos básicos de lógica formal; Compreender conceitos de lógica proposicional;</text:span><text:span text:style-name="T220"><text:line-break/></text:span><text:span text:style-name="T233">Compreender e aplicar métodos dedutivos; Implementar em linguagem PROLOG;</text:span></text:p>
          </table:table-cell>
          <table:covered-table-cell/>
          <table:covered-table-cell/>
        </table:table-row>
        <table:table-row table:style-name="Table17.1">
          <table:table-cell table:style-name="Table17.C1" table:number-columns-spanned="3" office:value-type="string">
            <text:p text:style-name="P127">Bibliografia:</text:p>
            <text:p text:style-name="P131">Básica</text:p>
            <text:p text:style-name="EMENTA"><text:span text:style-name="T220">GERSTING, Judith L. </text:span><text:span text:style-name="T226">Fundamentos Matemáticos para a Ciência da Computação</text:span><text:span text:style-name="T220">, 5ª edição, Editora LTC, 2004.</text:span></text:p>
            <text:p text:style-name="EMENTA"><text:span text:style-name="T233">BISPO, C. A. F., CASTANHEIRA, L. B., FILHO, O. M. S. </text:span><text:span text:style-name="T230">Introdução à Lógica Matemática. </text:span><text:span text:style-name="T241">Editora CENGAGE Learning</text:span><text:span text:style-name="T243">. 2011.</text:span></text:p>
            <text:p text:style-name="EMENTA"><text:span text:style-name="T243">CLOCKSIN W. F., MELLISH C. S. </text:span><text:span text:style-name="T241">Programming in Prolog</text:span><text:span text:style-name="T243">. Editora Springer, 5ª Edição, 2013.</text:span></text:p>
            <text:p text:style-name="P132">Complementar</text:p>
            <text:p text:style-name="P132"/>
            <text:p text:style-name="EMENTA"><text:span text:style-name="T243">STERLING L., Shapiro E. </text:span><text:span text:style-name="T241">The Art of Prolog, Second Edition: Advanced Programming Techniques (Logic Programming)</text:span><text:span text:style-name="T243">. </text:span><text:span text:style-name="T233">2ª Edição, The MIT Press, 1994.</text:span></text:p>
            <text:p text:style-name="EMENTA"><text:span text:style-name="T220">FARRER, Harry et al. </text:span><text:span text:style-name="T226">Programação Estruturada de Computadores: Algoritmos Estruturados</text:span><text:span text:style-name="T220">. 3ª Edição, Editora LTC, 1999.</text:span></text:p>
            <text:p text:style-name="EMENTA"><text:span text:style-name="T220">MANZANO, José A. Navarro Garcia; OLIVEIRA, Jayr Figueiredo. </text:span><text:span text:style-name="T226">Estudo Dirigido de Algoritmos</text:span><text:span text:style-name="T220">. Érica Editora, 1997.</text:span></text:p>
            <text:p text:style-name="EMENTA"><text:span text:style-name="T220">DAMAS Luís. </text:span><text:span text:style-name="T226">Linguagem C</text:span><text:span text:style-name="T220">, 10ª edição, Editora LTC, 2007.</text:span></text:p>
            <text:p text:style-name="EMENTA"><text:span text:style-name="T220">FILHO, Edgard de Alencar. </text:span><text:span text:style-name="T226">Iniciação à lógica matemática</text:span><text:span text:style-name="T220">. 18ª Edição. Editora Nobel. 2006.</text:span></text:p>
            <text:p text:style-name="EMENTA"><text:span text:style-name="T220">FAVARO, Silvio; FILHO, Osmir Kmeteuk. </text:span><text:span text:style-name="T226">Noções de lógica e matemática básica</text:span><text:span text:style-name="T220">. 1ª Edição. Ciencia Moderna. </text:span></text:p>
          </table:table-cell>
          <table:covered-table-cell/>
          <table:covered-table-cell/>
        </table:table-row>
      </table:table>
      <text:p text:style-name="P50"/>
      <text:p text:style-name="P50"/>
      <text:p text:style-name="P78"/>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16"><text:span text:style-name="T247">Disciplina:</text:span><text:span text:style-name="T249"> </text:span></text:p>
            <text:p text:style-name="P127">Matemática Elementar</text:p>
          </table:table-cell>
          <table:table-cell table:style-name="Table18.A1" office:value-type="string">
            <text:p text:style-name="P116"><text:span text:style-name="T247">Série/Período:</text:span><text:span text:style-name="T249"> </text:span></text:p>
            <text:p text:style-name="P127">1º</text:p>
          </table:table-cell>
          <table:table-cell table:style-name="Table18.C1" office:value-type="string">
            <text:p text:style-name="P116"><text:span text:style-name="T247">CH Hora/Relógio:</text:span><text:span text:style-name="T249"> </text:span></text:p>
            <text:p text:style-name="P118">54 horas</text:p>
          </table:table-cell>
        </table:table-row>
        <table:table-row table:style-name="Table18.2">
          <table:table-cell table:style-name="Table18.A1" office:value-type="string">
            <text:p text:style-name="P129">Pré-requisito:</text:p>
            <text:p text:style-name="P127">Nenhum</text:p>
          </table:table-cell>
          <table:table-cell table:style-name="Table18.C1" table:number-columns-spanned="2" office:value-type="string">
            <text:p text:style-name="P116"><text:span text:style-name="T10">Regime:</text:span><text:span text:style-name="T9"> </text:span></text:p>
            <text:p text:style-name="P119">Obrigatória</text:p>
          </table:table-cell>
          <table:covered-table-cell/>
        </table:table-row>
        <table:table-row table:style-name="Table18.1">
          <table:table-cell table:style-name="Table18.C1" table:number-columns-spanned="3" office:value-type="string">
            <text:p text:style-name="EMENTA"><text:span text:style-name="T252">Ementa</text:span><text:span text:style-name="T253">:</text:span><text:span text:style-name="T6"> </text:span></text:p>
            <text:p text:style-name="P159">Função, Função composta, Função inversa, Funções: afim, quadrática, modular, exponencial, logarítmica e trigonométrica. Progressões. Análise Combinatória.</text:p>
          </table:table-cell>
          <table:covered-table-cell/>
          <table:covered-table-cell/>
        </table:table-row>
        <table:table-row table:style-name="Table18.1">
          <table:table-cell table:style-name="Table18.C1" table:number-columns-spanned="3" office:value-type="string">
            <text:p text:style-name="EMENTA"><text:span text:style-name="T3">Objetivo</text:span><text:span text:style-name="T220">: </text:span></text:p>
            <text:p text:style-name="P158">Desenvolver habilidades de cálculo e raciocínio, bem como revisar e aprofundar conteúdos matemáticos. Identificar diferenças e analisar diferentes tipos de funções, suas características, expressão gráfica e aplicações; Revisar conhecimentos relativos às sequências, progressões numéricas e análise combinatória tendo em vista o cálculo de probabilidades.</text:p>
          </table:table-cell>
          <table:covered-table-cell/>
          <table:covered-table-cell/>
        </table:table-row>
        <table:table-row table:style-name="Table18.5">
          <table:table-cell table:style-name="Table18.C1" table:number-columns-spanned="3" office:value-type="string">
            <text:p text:style-name="P127">Bibliografia:</text:p>
            <text:p text:style-name="P131">Básica</text:p>
            <text:p text:style-name="EMENTA"><text:span text:style-name="T233">IEZZI, G. </text:span><text:span text:style-name="T230">Fundamentos de Matemática Elementar.</text:span><text:span text:style-name="T233"> Vol. 1. São Paulo: Atual, 2005.</text:span></text:p>
            <text:p text:style-name="EMENTA"><text:span text:style-name="T233">IEZZI, G. </text:span><text:span text:style-name="T230">Fundamentos de Matemática Elementar.</text:span><text:span text:style-name="T233"> Vol. 2. São Paulo: Atual, 2005.</text:span></text:p>
            <text:p text:style-name="EMENTA"><text:span text:style-name="T233">IEZZI, G. </text:span><text:span text:style-name="T230">Fundamentos de Matemática Elementar.</text:span><text:span text:style-name="T233"> Vol. 5. São Paulo: Atual, 2005.</text:span></text:p>
            <text:p text:style-name="P122"/>
            <text:p text:style-name="P160">Complementar</text:p>
            <text:p text:style-name="EMENTA"><text:span text:style-name="T233">DANTE, L.R. </text:span><text:span text:style-name="T230">Matemática: Contextos e Aplicações</text:span><text:span text:style-name="T233">. Vol. Único. São Paulo: Ática, 2011;</text:span></text:p>
            <text:p text:style-name="EMENTA"><text:span text:style-name="T233">GIOVANNI, J.R. e BONJORNO, J.R. </text:span><text:span text:style-name="T230">Matemática Completa</text:span><text:span text:style-name="T233">. Vol. Único. São Paulo: FTD, 2005;</text:span></text:p>
            <text:p text:style-name="EMENTA"><text:span text:style-name="T233">IEZZI, G. Matemática: </text:span><text:span text:style-name="T230">Ciências e Aplicações</text:span><text:span text:style-name="T233">. Vol. Único. São Paulo: Atual, 2010.</text:span></text:p>
            <text:p text:style-name="EMENTA"><text:span text:style-name="T233">MORGADO, A. C.; CARVALHO, P. C.; PITOMBEIRA, J.C.; FERNANDEZ, P. </text:span><text:span text:style-name="T230">Análise Combinatória e Probabilidade</text:span><text:span text:style-name="T233">. Coleção Professor de Matemática - Sociedade Brasileira de Matemática.</text:span></text:p>
            <text:p text:style-name="EMENTA"><text:span text:style-name="T233">BIANCHINI, E. e PACCOLA, H. </text:span><text:span text:style-name="T230">Curso de Matemática</text:span><text:span text:style-name="T233">. Vol. Único. Moderna, 2008.</text:span></text:p>
          </table:table-cell>
          <table:covered-table-cell/>
          <table:covered-table-cell/>
        </table:table-row>
      </table:table>
      <text:p text:style-name="P50"/>
      <text:p text:style-name="P78"/>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16"><text:span text:style-name="T247">Disciplina:</text:span><text:span text:style-name="T249"> </text:span></text:p>
            <text:p text:style-name="P127">Introdução à Probabilidade e Estatística </text:p>
          </table:table-cell>
          <table:table-cell table:style-name="Table19.A1" office:value-type="string">
            <text:p text:style-name="P116"><text:span text:style-name="T247">Série/Período:</text:span><text:span text:style-name="T249"> </text:span></text:p>
            <text:p text:style-name="P127">1º</text:p>
          </table:table-cell>
          <table:table-cell table:style-name="Table19.C1" office:value-type="string">
            <text:p text:style-name="P116"><text:span text:style-name="T247">CH Hora/Relógio:</text:span><text:span text:style-name="T249"> </text:span></text:p>
            <text:p text:style-name="P118">27 horas</text:p>
          </table:table-cell>
        </table:table-row>
        <table:table-row table:style-name="Table19.2">
          <table:table-cell table:style-name="Table19.A1" office:value-type="string">
            <text:p text:style-name="P129">Pré-requisito:</text:p>
            <text:p text:style-name="P127">Nenhum</text:p>
          </table:table-cell>
          <table:table-cell table:style-name="Table19.C1" table:number-columns-spanned="2" office:value-type="string">
            <text:p text:style-name="P116"><text:span text:style-name="T10">Regime:</text:span><text:span text:style-name="T9"> </text:span></text:p>
            <text:p text:style-name="P119">Obrigatória</text:p>
          </table:table-cell>
          <table:covered-table-cell/>
        </table:table-row>
        <table:table-row table:style-name="Table19.1">
          <table:table-cell table:style-name="Table19.C1" table:number-columns-spanned="3" office:value-type="string">
            <text:p text:style-name="P117"><text:span text:style-name="T249">Ementa</text:span><text:span text:style-name="T247">:</text:span><text:span text:style-name="T10"> </text:span></text:p>
            <text:p text:style-name="P158">Conceitos básicos de Estatística. Amostragem. Apresentação de Tabelas. Apresentação Gráfica. Distribuição de Freqüências. Medidas de tendência central. Medidas de dispersão. Correlação e Regressão Linear. Introdução à Probabilidade. Variáveis Aleatórias. Distribuições teóricas de Probabilidades.</text:p>
          </table:table-cell>
          <table:covered-table-cell/>
          <table:covered-table-cell/>
        </table:table-row>
        <table:table-row table:style-name="Table19.1">
          <table:table-cell table:style-name="Table19.C1" table:number-columns-spanned="3" office:value-type="string">
            <text:p text:style-name="P116"><text:span text:style-name="T249">Objetivo</text:span><text:span text:style-name="T247">:</text:span></text:p>
            <text:p text:style-name="P159">Apresentar conceitos básicos de Estatística, mostrando, por meio de aplicações e exemplos, as potencialidades do uso desta ciência, tanto no resumo e na apresentação dos dados, como na formulação de hipóteses sobre conjuntos maiores de dados (populações) quando apenas partes destes conjuntos (as amostras) foram estudadas. Apresentar conceitos básicos e teóricos de Probabilidade e relacioná-los aos estudos estatísticos aplicados. Desenvolver habilidades para a aplicação dos métodos estatísticos e probabilísticos à resolução de problemas ligados à computação.</text:p>
          </table:table-cell>
          <table:covered-table-cell/>
          <table:covered-table-cell/>
        </table:table-row>
        <table:table-row table:style-name="Table19.5">
          <table:table-cell table:style-name="Table19.C1" table:number-columns-spanned="3" office:value-type="string">
            <text:p text:style-name="P127">Bibliografia:</text:p>
            <text:p text:style-name="P131">Básica</text:p>
            <text:p text:style-name="P159">MAGALHÃES, M. N.; LIMA, A. C. P.; Noções de Probabilidade e Estatítica 5ª Ed. Edusp, São Paulo, 2004.</text:p>
            <text:p text:style-name="EMENTA"><text:span text:style-name="T233">BARBETTA, P. A.; REIS, M. M.; BORNIA, A. C. </text:span><text:span text:style-name="T230">Estatística</text:span><text:span text:style-name="T233"> </text:span><text:span text:style-name="T230">para cursos de engenharia e informática</text:span><text:span text:style-name="T233">. </text:span><text:span text:style-name="T220"><text:line-break/></text:span><text:span text:style-name="T233">Atlas, 2004.</text:span></text:p>
            <text:p text:style-name="EMENTA"><text:span text:style-name="T233">MORETTIN, P. A.; BUSSAB, W. O. </text:span><text:span text:style-name="T230">Estatística básica</text:span><text:span text:style-name="T233">. 5ª ed. São Paulo: Saraiva, 2006.</text:span></text:p>
            <text:p text:style-name="P122"/>
            <text:p text:style-name="P131">Complementar</text:p>
            <text:p text:style-name="EMENTA"><text:span text:style-name="T233">CRESPO, A. A. </text:span><text:span text:style-name="T230">Estatística fácil</text:span><text:span text:style-name="T233">. 17ª ed. São Paulo: Saraiva, 1999. </text:span></text:p>
            <text:p text:style-name="EMENTA"><text:span text:style-name="T220">SPIEGEL, M. R. </text:span><text:span text:style-name="T226">Estatística</text:span><text:span text:style-name="T220">. </text:span><text:span text:style-name="T236">3ªed. São Paulo: Makron Books, 1993.</text:span></text:p>
            <text:p text:style-name="EMENTA"><text:span text:style-name="T220">COSTA NETO, P. L. O. </text:span><text:span text:style-name="T226">Estatística</text:span><text:span text:style-name="T220">. 16ª ed. São Paulo: Ed. Edgard Blücher,1998.</text:span></text:p>
            <text:p text:style-name="EMENTA"><text:span text:style-name="T220">TRIOLA, M. F. </text:span><text:span text:style-name="T226">Introdução à estatística</text:span><text:span text:style-name="T220">. </text:span><text:span text:style-name="T226">[il].</text:span><text:span text:style-name="T220"> 7ª ed. Rio de Janeiro: LTC, 1999.</text:span></text:p>
            <text:p text:style-name="EMENTA"><text:span text:style-name="T220">LAPPONI, J. C. </text:span><text:span text:style-name="T226">Estatística usando Excel</text:span><text:span text:style-name="T220">. 4ª ed. Rio de Janeiro: Elsevier, 2005. </text:span></text:p>
          </table:table-cell>
          <table:covered-table-cell/>
          <table:covered-table-cell/>
        </table:table-row>
      </table:table>
      <text:p text:style-name="P50"/>
      <text:p text:style-name="P50"/>
      <text:p text:style-name="P50"/>
      <text:p text:style-name="P50"/>
      <text:p text:style-name="P50"/>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16"><text:span text:style-name="T247">Disciplina:</text:span><text:span text:style-name="T249"> </text:span></text:p>
            <text:p text:style-name="P127"><text:soft-page-break/>Ética e Legislação Aplicada à Informática</text:p>
          </table:table-cell>
          <table:table-cell table:style-name="Table20.A1" office:value-type="string">
            <text:p text:style-name="P116"><text:span text:style-name="T247">Série/Período:</text:span><text:span text:style-name="T249"> </text:span></text:p>
            <text:p text:style-name="P127"><text:soft-page-break/>1º</text:p>
          </table:table-cell>
          <table:table-cell table:style-name="Table20.C1" office:value-type="string">
            <text:p text:style-name="P116"><text:span text:style-name="T247">CH Hora/Relógio:</text:span><text:span text:style-name="T249"> </text:span></text:p>
            <text:p text:style-name="P118"><text:soft-page-break/>27 horas</text:p>
          </table:table-cell>
        </table:table-row>
        <table:table-row table:style-name="Table20.2">
          <table:table-cell table:style-name="Table20.A1" office:value-type="string">
            <text:p text:style-name="P129">Pré-requisito:</text:p>
            <text:p text:style-name="P127">Nenhum</text:p>
          </table:table-cell>
          <table:table-cell table:style-name="Table20.C1" table:number-columns-spanned="2" office:value-type="string">
            <text:p text:style-name="P116"><text:span text:style-name="T10">Regime:</text:span><text:span text:style-name="T9"> </text:span></text:p>
            <text:p text:style-name="P119">Obrigatória</text:p>
          </table:table-cell>
          <table:covered-table-cell/>
        </table:table-row>
        <table:table-row table:style-name="Table20.1">
          <table:table-cell table:style-name="Table20.C1" table:number-columns-spanned="3" office:value-type="string">
            <text:p text:style-name="EMENTA"><text:span text:style-name="T3">Ementa</text:span><text:span text:style-name="T220">: </text:span></text:p>
            <text:p text:style-name="P158">Ética: introdução e conceitos. Moral e valores de qualidade; Fundamentação filosófica da ética. Ética e cidadania. O desafio ético atual. Postura profissional: confiabilidade, tratamento e privacidade dos dados. Acesso não autorizado a recursos computacionais. Especificidade do Direito; origem, conceitos fundamentais. Ramos do Direito. Aspectos jurídicos da Internet e comércio eletrônico. Direitos Autorais. Propriedade Intelectual. Responsabilidade civil e penal sobre a tutela da informação. Regulamentação do trabalho do profissional da informática. Legislação relativa aos direitos de defesa do consumidor. Considerações sobre contratos de prestação de serviços. Sanções penais. Estudo de aspectos jurídicos relevantes em relação ao uso da Internet, tanto no ambiente empresarial quanto particular.</text:p>
          </table:table-cell>
          <table:covered-table-cell/>
          <table:covered-table-cell/>
        </table:table-row>
        <table:table-row table:style-name="Table20.1">
          <table:table-cell table:style-name="Table20.C1" table:number-columns-spanned="3" office:value-type="string">
            <text:p text:style-name="EMENTA"><text:span text:style-name="T226">Objetivo</text:span><text:span text:style-name="T220">:</text:span></text:p>
            <text:p text:style-name="P158">Estudar os fundamentos da ética, da moral e dos valores, bem como suas aplicações práticas; oferecendo ferramentas para um exercício profissional social e moralmente responsável. Identificar e apontar soluções para os problemas jurídicos surgidos com uso crescente da tecnologia da informação.</text:p>
          </table:table-cell>
          <table:covered-table-cell/>
          <table:covered-table-cell/>
        </table:table-row>
        <table:table-row table:style-name="Table20.5">
          <table:table-cell table:style-name="Table20.C1" table:number-columns-spanned="3" office:value-type="string">
            <text:p text:style-name="P134">Bibliografia:</text:p>
            <text:p text:style-name="P131">Básica</text:p>
            <text:p text:style-name="EMENTA"><text:span text:style-name="T233">GANDELMAN, H. De Gutenberg à Internet: </text:span><text:span text:style-name="T230">Direitos autorais na era</text:span><text:span text:style-name="T233"> </text:span><text:span text:style-name="T230">digital</text:span><text:span text:style-name="T233">. Rio de Janeiro: Record, 1997.</text:span><text:span text:style-name="T220"><text:line-break/></text:span><text:span text:style-name="T233">VÁSQUEZ, Adolfo Sánchez. </text:span><text:span text:style-name="T230">Ética</text:span><text:span text:style-name="T233">. Rio de Janeiro: Editora Civilização Brasileira, 2006.</text:span></text:p>
            <text:p text:style-name="EMENTA"><text:span text:style-name="T232">CAMARGO, M. </text:span><text:span text:style-name="T229">Fundamentos de ética geral e profissional</text:span><text:span text:style-name="T232">. 6ª Edição. São Paulo: Vozes, 2009.</text:span></text:p>
            <text:p text:style-name="P150"><text:span text:style-name="T5">Complementar</text:span><text:span text:style-name="T225">:</text:span></text:p>
            <text:p text:style-name="EMENTA"><text:span text:style-name="T233">BERTRAND, André. </text:span><text:span text:style-name="T230">A proteção jurídica dos programas de computador</text:span><text:span text:style-name="T233">. Porto Alegre: Livraria do Advogado, 1996.</text:span></text:p>
            <text:p text:style-name="EMENTA"><text:span text:style-name="T233">BITTAR, Carlos Alberto. </text:span><text:span text:style-name="T230">Direito de Autor</text:span><text:span text:style-name="T233">. 4ª Ed. Rio de Janeiro: Forense, 2003.</text:span><text:span text:style-name="T220"><text:line-break/></text:span><text:span text:style-name="T233">TENÓRIO, I.S. </text:span><text:span text:style-name="T230">Direito e Cibernética</text:span><text:span text:style-name="T233">. Rio de Janeiro: Ed. Rio, 1975</text:span></text:p>
            <text:p text:style-name="EMENTA"><text:span text:style-name="T233">LUCCA, NEWTON DE. SIMÃO FILHO, ADALBERTO. </text:span><text:span text:style-name="T230">Direito &amp; Internet</text:span><text:span text:style-name="T233"> - Aspectos Jurídicos Relevantes. São Paulo: EDIPRO, 2000.</text:span></text:p>
            <text:p text:style-name="EMENTA"><text:span text:style-name="T233">ORRICO, Hugo. </text:span><text:span text:style-name="T230">Pirataria de software</text:span><text:span text:style-name="T233">. São Paulo: MM Livros, 2004.</text:span></text:p>
            <text:p text:style-name="EMENTA"><text:span text:style-name="T232">PEREIRA, O. </text:span><text:span text:style-name="T229">O que é moral</text:span><text:span text:style-name="T232">. São Paulo: Brasiliense, 2004.</text:span></text:p>
            <text:p text:style-name="EMENTA"><text:span text:style-name="T232">VALLS, Á. L. M. </text:span><text:span text:style-name="T229">O que é ética</text:span><text:span text:style-name="T232">. São Paulo: Brasiliense, 2008.</text:span></text:p>
            <text:p text:style-name="EMENTA"><text:span text:style-name="T233">MARTINS, Sergio Pinto. </text:span><text:span text:style-name="T230">Instituições de Direito Público e Privado</text:span><text:span text:style-name="T233">. 6ª ed. São Paulo: Atlas, 2006.</text:span></text:p>
          </table:table-cell>
          <table:covered-table-cell/>
          <table:covered-table-cell/>
        </table:table-row>
      </table:table>
      <text:p text:style-name="P50"/>
      <text:p text:style-name="P50"/>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16"><text:span text:style-name="T247">Disciplina:</text:span><text:span text:style-name="T249"> </text:span></text:p>
            <text:p text:style-name="P127">Metodologia Científica</text:p>
          </table:table-cell>
          <table:table-cell table:style-name="Table21.A1" office:value-type="string">
            <text:p text:style-name="P116"><text:span text:style-name="T247">Série/Período:</text:span><text:span text:style-name="T249"> </text:span></text:p>
            <text:p text:style-name="P127">1º</text:p>
          </table:table-cell>
          <table:table-cell table:style-name="Table21.C1" office:value-type="string">
            <text:p text:style-name="P116"><text:span text:style-name="T247">CH Hora/Relógio:</text:span><text:span text:style-name="T249"> </text:span></text:p>
            <text:p text:style-name="P118">27 horas</text:p>
          </table:table-cell>
        </table:table-row>
        <text:soft-page-break/>
        <table:table-row table:style-name="Table21.2">
          <table:table-cell table:style-name="Table21.A1" office:value-type="string">
            <text:p text:style-name="P129">Pré-requisito:</text:p>
            <text:p text:style-name="P127">Nenhum</text:p>
          </table:table-cell>
          <table:table-cell table:style-name="Table21.C1" table:number-columns-spanned="2" office:value-type="string">
            <text:p text:style-name="P116"><text:span text:style-name="T10">Regime:</text:span><text:span text:style-name="T9"> </text:span></text:p>
            <text:p text:style-name="P119">Obrigatória</text:p>
          </table:table-cell>
          <table:covered-table-cell/>
        </table:table-row>
        <table:table-row table:style-name="Table21.3">
          <table:table-cell table:style-name="Table21.C1" table:number-columns-spanned="3" office:value-type="string">
            <text:p text:style-name="P117"><text:span text:style-name="T249">Ementa</text:span><text:span text:style-name="T247">:</text:span><text:span text:style-name="T10"> </text:span></text:p>
            <text:p text:style-name="EMENTA"><text:span text:style-name="T233">Ciência. Método, técnica e pesquisa</text:span><text:span text:style-name="apple-converted-space"><text:span text:style-name="T245"> </text:span></text:span><text:span text:style-name="il"><text:span text:style-name="T246">científica</text:span></text:span><text:span text:style-name="T233">. Tipos de conhecimento. Tipos de pesquisa. Bases de informações e de conhecimento científico. Artigo científico, Trabalho de Conclusão de Curso.</text:span></text:p>
          </table:table-cell>
          <table:covered-table-cell/>
          <table:covered-table-cell/>
        </table:table-row>
        <table:table-row table:style-name="Table21.4">
          <table:table-cell table:style-name="Table21.C1" table:number-columns-spanned="3" office:value-type="string">
            <text:p text:style-name="P116"><text:span text:style-name="T249">Objetivo</text:span><text:span text:style-name="T247">:</text:span></text:p>
            <text:p text:style-name="P159">Demonstrar, discutir e ensinar sobre o significado da ciência, da pesquisa, dos estudos, do método científico e de tópicos relacionados para a construção dos conhecimentos necessários à formação de um graduado. Ensinar sobre a formalização de um trabalho científico, principalmente o trabalho de conclusão de curso, a monografia e o artigo científico.</text:p>
          </table:table-cell>
          <table:covered-table-cell/>
          <table:covered-table-cell/>
        </table:table-row>
        <table:table-row table:style-name="Table21.5">
          <table:table-cell table:style-name="Table21.C1" table:number-columns-spanned="3" office:value-type="string">
            <text:p text:style-name="P127">Bibliografia:</text:p>
            <text:p text:style-name="P131">Básica</text:p>
            <text:p text:style-name="P131"/>
            <text:p text:style-name="EMENTA"><text:span text:style-name="T255">MARCONI, M. A.; LAKATOS, E. M. </text:span><text:span text:style-name="T256">Metodologia  científica</text:span><text:span text:style-name="T255">. 6. ed. rev. e ampl. São Paulo: Atlas, 2006.</text:span></text:p>
            <text:p text:style-name="EMENTA"><text:span text:style-name="T255">SEVERINO, A. J. </text:span><text:span text:style-name="T256">Metodologia do trabalho científico</text:span><text:span text:style-name="T255">. 22. ed. São Paulo: Cortez, 2005.</text:span></text:p>
            <text:p text:style-name="EMENTA"><text:span text:style-name="T220">WAZLAWICK, R. S. </text:span><text:span text:style-name="T226">Metodologia de pesquisa para ciência da computação</text:span><text:span text:style-name="T220">, Editora Elsevier, 2009.</text:span></text:p>
            <text:p text:style-name="P131">Complementar</text:p>
            <text:p text:style-name="P131"/>
            <text:p text:style-name="EMENTA"><text:span text:style-name="T255">____. </text:span><text:span text:style-name="T256">NBR 10520</text:span><text:span text:style-name="T255">. Informação e documentação: citações em documentos Rio de Janeiro: ABNT, 2002.</text:span></text:p>
            <text:p text:style-name="EMENTA"><text:span text:style-name="T255">____. </text:span><text:span text:style-name="T256">NBR 6023</text:span><text:span text:style-name="T255">. Informação e documentação: referências; elaboração. Rio de Janeiro: ABNT, 2002.</text:span></text:p>
            <text:p text:style-name="EMENTA"><text:span text:style-name="T255">____. </text:span><text:span text:style-name="T256">NBR 6028</text:span><text:span text:style-name="T255">. Informação e documentação: resumo, apresentação: Rio de Janeiro ABNT, 2003.</text:span></text:p>
            <text:p text:style-name="EMENTA"><text:span text:style-name="T255">ABNT. Associação Brasileira de Normas Técnicas. </text:span><text:span text:style-name="T256">NBR 14724</text:span><text:span text:style-name="T255">. Informação e documentação. Trabalhos acadêmicos: apresentação. Rio de Janeiro: ABNT, 2002.</text:span></text:p>
            <text:p text:style-name="EMENTA"><text:span text:style-name="T255">CERVO, A. L.; BERVIAN, P. A. </text:span><text:span text:style-name="T256">Metodologia  científica para usos de estudantes universitários</text:span><text:span text:style-name="T255">. São Paulo: Mac Graw-Hill, 1996.</text:span></text:p>
            <text:p text:style-name="EMENTA"><text:span text:style-name="T255">KÖCHE, J. C. </text:span><text:span text:style-name="T256">Fundamentos de metodologia científica</text:span><text:span text:style-name="T255">. 20ª ed. atual. São Paulo: Vozes, 2002.</text:span></text:p>
            <text:p text:style-name="EMENTA"><text:span text:style-name="T255">VIEGAS, W. </text:span><text:span text:style-name="T256">Fundamentos lógicos da metodologia  científica</text:span><text:span text:style-name="T255">. 3ª ed. rev. Brasília, Editora UNB, 2007.</text:span></text:p>
          </table:table-cell>
          <table:covered-table-cell/>
          <table:covered-table-cell/>
        </table:table-row>
      </table:table>
      <text:p text:style-name="P50"/>
      <text:p text:style-name="P50"/>
      <text:p text:style-name="P50"/>
      <text:p text:style-name="P50"/>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16"><text:span text:style-name="T247">Disciplina:</text:span><text:span text:style-name="T249"> </text:span></text:p>
            <text:p text:style-name="P127">Banco de Dados I</text:p>
          </table:table-cell>
          <table:table-cell table:style-name="Table22.A1" office:value-type="string">
            <text:p text:style-name="P116"><text:span text:style-name="T247">Série/Período:</text:span><text:span text:style-name="T249"> </text:span></text:p>
            <text:p text:style-name="P127">2º</text:p>
          </table:table-cell>
          <table:table-cell table:style-name="Table22.C1" office:value-type="string">
            <text:p text:style-name="P116"><text:span text:style-name="T247">Carga Horária:</text:span><text:span text:style-name="T249"> </text:span></text:p>
            <text:p text:style-name="P118">54 horas</text:p>
          </table:table-cell>
        </table:table-row>
        <text:soft-page-break/>
        <table:table-row table:style-name="Table22.2">
          <table:table-cell table:style-name="Table22.A1" office:value-type="string">
            <text:p text:style-name="P129">Pré-requisito:</text:p>
            <text:p text:style-name="P127">Nenhum</text:p>
          </table:table-cell>
          <table:table-cell table:style-name="Table22.C1" table:number-columns-spanned="2" office:value-type="string">
            <text:p text:style-name="P116"><text:span text:style-name="T10">Regime:</text:span><text:span text:style-name="T9"> </text:span></text:p>
            <text:p text:style-name="P119">Obrigatória</text:p>
          </table:table-cell>
          <table:covered-table-cell/>
        </table:table-row>
        <table:table-row table:style-name="Table22.1">
          <table:table-cell table:style-name="Table22.C1" table:number-columns-spanned="3" office:value-type="string">
            <text:p text:style-name="EMENTA"><text:span text:style-name="T3">Ementa</text:span><text:span text:style-name="T220">: </text:span></text:p>
            <text:p text:style-name="P159">Conceitos básicos; Modelo Relacional; Modelo Entidade Relacionamento; Modelo Objeto Relacional; Abstração em modelagem de dados; Agregação, Generalização e Cardinalidade; Linguagem SQL; Dialeto SQL, Linguagem de Definição de Dados (DDL) e Linguagem de Manipulação de Dados (DML) a partir da utilização de um Sistema Gerenciador de Banco de Dados (SGBD) e o dialeto SQL associado ao SGBD. Introdução aos sistemas gerenciadores de bancos de dados. Modelagem conceitual de dados, estudos de caso e implementação de banco de dados, Normalização.</text:p>
          </table:table-cell>
          <table:covered-table-cell/>
          <table:covered-table-cell/>
        </table:table-row>
        <table:table-row table:style-name="Table22.1">
          <table:table-cell table:style-name="Table22.C1" table:number-columns-spanned="3" office:value-type="string">
            <text:p text:style-name="EMENTA"><text:span text:style-name="T3">Objetivo</text:span><text:span text:style-name="T220">: </text:span><text:span text:style-name="T233">Introduzir ao acadêmico os conceitos necessários sobre bancos de dados e os Sistemas Gerenciadores de Bancos de Dados; Permitir ao aluno assimilar conhecimentos fundamentais em BDs, incluindo modelos de dados, arquitetura de SGBDs, acesso a BDs, segurança, integridade, controle de concorrência, processamento de transações e recuperação após falhas de BDs; Capacitar o aluno a projetar BDs relacionais para aplicações e compreender os princípios de organização dos dados; Habilitar o aluno a criar fisicamente esses BDs sobre SGBDs relacionais e acessa-los de maneira adequada via linguagem SQL.</text:span></text:p>
          </table:table-cell>
          <table:covered-table-cell/>
          <table:covered-table-cell/>
        </table:table-row>
        <table:table-row table:style-name="Table22.1">
          <table:table-cell table:style-name="Table22.C1" table:number-columns-spanned="3" office:value-type="string">
            <text:p text:style-name="P127">Bibliografia:</text:p>
            <text:p text:style-name="P131">Básica</text:p>
            <text:p text:style-name="EMENTA"><text:span text:style-name="T233">NAVATHE, S.; ELMASRI, R. </text:span><text:span text:style-name="T230">Sistemas de banco de dados</text:span><text:span text:style-name="T233">. 4ª ed. São Paulo: Pearson, 2005. 744p</text:span></text:p>
            <text:p text:style-name="EMENTA"><text:span text:style-name="T233">DATE, C. J. </text:span><text:span text:style-name="T230">Introdução a sistema de banco de dados</text:span><text:span text:style-name="T233">. 8ª ed. São Paulo: Câmpus, 2004. 900p.</text:span></text:p>
            <text:p text:style-name="EMENTA"><text:span text:style-name="T233">SILBERSCHATZ A.; KORTH G. F.; SUDARSHAN S. </text:span><text:span text:style-name="T230">Sistema de banco de dados</text:span><text:span text:style-name="T233">. 5ª ed. São Paulo: Câmpus, 2006. 805p.</text:span></text:p>
            <text:p text:style-name="EMENTA"><text:span text:style-name="T233">COUGO, Paulo. </text:span><text:span text:style-name="T230">Modelagem Conceitual e Projeto de Banco de Dados</text:span><text:span text:style-name="T233">. Rio de Janeiro: Elsevier, 1997.</text:span></text:p>
            <text:p text:style-name="P131">Complementar</text:p>
            <text:p text:style-name="EMENTA"><text:span text:style-name="T233">MACHADO, F. N. </text:span><text:span text:style-name="T230">Banco de Dados: Projeto e Implementação</text:span><text:span text:style-name="T233">. São Paulo: Érica, 2004.400p.</text:span></text:p>
            <text:p text:style-name="EMENTA"><text:span text:style-name="T233">BAPTISTA, Luciana F. </text:span><text:span text:style-name="T230">Linguagem SQL - Guia Prático de Aprendizagem</text:span><text:span text:style-name="T233">. São Paulo: Érica, 2011. 160 p.</text:span></text:p>
            <text:p text:style-name="EMENTA"><text:span text:style-name="T233">ULLMAN, Larry. </text:span><text:span text:style-name="T230">PHP 6 e MySQL 5 para Web Sites Dinâmicos</text:span><text:span text:style-name="T233">. Ciência Moderna, 2008.</text:span></text:p>
            <text:p text:style-name="EMENTA"><text:span text:style-name="T233">GEIGHLEY, Lynn. </text:span><text:span text:style-name="T230">Use a Cabeça! SQL</text:span><text:span text:style-name="T233">. Editora alta book, São Paulo, 2ª Edição, 2012.</text:span></text:p>
            <text:p text:style-name="EMENTA"><text:span text:style-name="T233">MACHADO, Felipe, ABREU, Mauricio. </text:span><text:span text:style-name="T230">Projeto de Banco de Dados, uma visão prática</text:span><text:span text:style-name="T233">. 16ª edição, editora Érica. São Paulo, 2009.</text:span></text:p>
            <text:p text:style-name="EMENTA"><text:span text:style-name="T233">ANGELOTTI, Elaini Simoni. </text:span><text:span text:style-name="T230">Banco de Dados.</text:span><text:span text:style-name="T233"> Editora do Livro Técnico, curitiva 2010.</text:span><text:span text:style-name="T220"><text:line-break/></text:span><text:span text:style-name="T233">JOBSTRAIBIZER, Flávia. </text:span><text:span text:style-name="T230">Criação de Banco de dados com MySQL</text:span><text:span text:style-name="T233">. Editora Digerati books, São Paulo, 2010.</text:span><text:span text:style-name="T220"><text:line-break/></text:span><text:span text:style-name="T233">NETO, Álvaro Pereira. </text:span><text:span text:style-name="T230">PosgtreSQL- Técnicas avançadas: Soluções Para Desenvolvedores e Administradores de Banco de Dados</text:span><text:span text:style-name="T233">. 4ª Edição.</text:span></text:p>
          </table:table-cell>
          <table:covered-table-cell/>
          <table:covered-table-cell/>
        </table:table-row>
      </table:table>
      <text:p text:style-name="P50"/>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16"><text:span text:style-name="T247">Disciplina:</text:span><text:span text:style-name="T249"> </text:span></text:p>
            <text:p text:style-name="P127">Estrutura de Dados I</text:p>
          </table:table-cell>
          <table:table-cell table:style-name="Table23.A1" office:value-type="string">
            <text:p text:style-name="P116"><text:span text:style-name="T247">Série/Período:</text:span><text:span text:style-name="T249"> </text:span></text:p>
            <text:p text:style-name="P127">2º</text:p>
          </table:table-cell>
          <table:table-cell table:style-name="Table23.C1" office:value-type="string">
            <text:p text:style-name="P116"><text:span text:style-name="T247">CH Hora/Relógio:</text:span><text:span text:style-name="T249"> </text:span></text:p>
            <text:p text:style-name="P118">81 horas</text:p>
          </table:table-cell>
        </table:table-row>
        <table:table-row table:style-name="Table23.2">
          <table:table-cell table:style-name="Table23.A1" office:value-type="string">
            <text:p text:style-name="P129">Pré-requisito:</text:p>
            <text:p text:style-name="P127">Algoritmos</text:p>
          </table:table-cell>
          <table:table-cell table:style-name="Table23.C1" table:number-columns-spanned="2" office:value-type="string">
            <text:p text:style-name="P116"><text:span text:style-name="T10">Regime:</text:span><text:span text:style-name="T9"> </text:span></text:p>
            <text:p text:style-name="P119">Obrigatória</text:p>
          </table:table-cell>
          <table:covered-table-cell/>
        </table:table-row>
        <text:soft-page-break/>
        <table:table-row table:style-name="Table23.1">
          <table:table-cell table:style-name="Table23.C1" table:number-columns-spanned="3" office:value-type="string">
            <text:p text:style-name="P117"><text:span text:style-name="T249">Ementa</text:span><text:span text:style-name="T247">:</text:span><text:span text:style-name="T10"> </text:span></text:p>
            <text:p text:style-name="P159">Tipos abstratos de dados; Listas; Listas encadeadas; Pilhas; Filas; Deque; Métodos e Algoritmos de Busca e Ordenação; Árvores;</text:p>
          </table:table-cell>
          <table:covered-table-cell/>
          <table:covered-table-cell/>
        </table:table-row>
        <table:table-row table:style-name="Table23.1">
          <table:table-cell table:style-name="Table23.C1" table:number-columns-spanned="3" office:value-type="string">
            <text:p text:style-name="P116"><text:span text:style-name="T249">Objetivo</text:span><text:span text:style-name="T247">:</text:span></text:p>
            <text:p text:style-name="EMENTA"><text:span text:style-name="T233">Compreender o conceito de tipo abstrato de dados;</text:span><text:span text:style-name="apple-converted-space"><text:span text:style-name="T232"> </text:span></text:span><text:span text:style-name="T233">Compreender as estruturas do tipo lista, pilha e fila;</text:span><text:span text:style-name="T220"><text:line-break/></text:span><text:span text:style-name="T233">Compreender e aplicar métodos de busca e ordenação; Compreender as estruturas do tipo árvore;</text:span><text:span text:style-name="T220"><text:line-break/></text:span><text:span text:style-name="T233">Implementar estruturas de dados usando uma linguagem de programação;</text:span></text:p>
          </table:table-cell>
          <table:covered-table-cell/>
          <table:covered-table-cell/>
        </table:table-row>
        <table:table-row table:style-name="Table23.5">
          <table:table-cell table:style-name="Table23.C1" table:number-columns-spanned="3" office:value-type="string">
            <text:p text:style-name="P127">Bibliografia:</text:p>
            <text:p text:style-name="P131">Básica</text:p>
            <text:p text:style-name="EMENTA"><text:span text:style-name="T233">CORMEN T. H., LEISERSON C. E., RIVEST R. L.,STEIN C..; </text:span><text:span text:style-name="T230">Algoritmos: Teoria e prática</text:span><text:span text:style-name="T233">. Editora Câmpus, Tradução da 3ª ed. americana, São Paulo-SP, 2012.</text:span></text:p>
            <text:p text:style-name="EMENTA"><text:span text:style-name="T233">LAFORE, Robert. </text:span><text:span text:style-name="T230">Estruturas de Dados e Algoritmos em Java</text:span><text:span text:style-name="T233">. Editora: Ciência Moderna, 2005.</text:span></text:p>
            <text:p text:style-name="EMENTA"><text:span text:style-name="T233">AARON M. Tenenbaum, YEDIDYAH Langsam, MOSHE J. Augenstein. </text:span><text:span text:style-name="T230">Estruturas de Dados Usando C</text:span><text:span text:style-name="T233">. Editora Pearson, 1995.</text:span></text:p>
            <text:p text:style-name="P123"/>
            <text:p text:style-name="P132">Complementar</text:p>
            <text:p text:style-name="EMENTA"><text:span text:style-name="T243">MANBER, Udi. </text:span><text:span text:style-name="T241">Introduction to Algorithms, a creative approach</text:span><text:span text:style-name="T243">. Addison-Wesley, EUA, 2nd edition, 1989.</text:span></text:p>
            <text:p text:style-name="EMENTA"><text:span text:style-name="T233">EDELWEISS N., Galante R. </text:span><text:span text:style-name="T230">Estruturas de Dados</text:span><text:span text:style-name="T233">. Editora Bookman, Série livros didáticos informática UFRS, 2009.</text:span></text:p>
            <text:p text:style-name="EMENTA"><text:span text:style-name="T233">TOSCANI L. V., Veloso P. A. S. </text:span><text:span text:style-name="T230">Projeto e Complexidade de algoritmos</text:span><text:span text:style-name="T233">. Editora Bookman, Série livros didáticos informática UFRS.</text:span></text:p>
            <text:p text:style-name="EMENTA"><text:span text:style-name="T233">SILVA, Osmar Quirino. </text:span><text:span text:style-name="T230">Estrutura de dados e Algoritmos usando C – Fundamentos e aplicações.</text:span><text:span text:style-name="T233"> 1ª Edição. Editora Ciencia Moderna. 2007.</text:span></text:p>
            <text:p text:style-name="EMENTA"><text:span text:style-name="T233">ASCENIO, Ana Fernanda Gomes. </text:span><text:span text:style-name="T230">Estrutura de Dados.</text:span><text:span text:style-name="T233"> 1ª Edição. Editora Pearson. 2011.</text:span></text:p>
            <text:p text:style-name="EMENTA"><text:span text:style-name="T233">CELES, Waldemar; et al. </text:span><text:span text:style-name="T230">Introdução a Estrutura de Dados. </text:span><text:span text:style-name="T233">1ª Edição. Editora Câmpus. 2005.</text:span></text:p>
            <text:p text:style-name="EMENTA"><text:span text:style-name="T233">SZWARCFITER, Jaime Luis; MARKEZON, Lilian. </text:span><text:span text:style-name="T230">Estrutura de Dados e seus Algoritmos. <text:s/></text:span><text:span text:style-name="T233">3ª Edição. Editora LTC. 2010.</text:span></text:p>
          </table:table-cell>
          <table:covered-table-cell/>
          <table:covered-table-cell/>
        </table:table-row>
      </table:table>
      <text:p text:style-name="P50"/>
      <text:p text:style-name="P50"/>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16"><text:span text:style-name="T247">Disciplina:</text:span><text:span text:style-name="T249"> </text:span></text:p>
            <text:p text:style-name="P127">Rede de Computadores </text:p>
          </table:table-cell>
          <table:table-cell table:style-name="Table24.A1" office:value-type="string">
            <text:p text:style-name="P116"><text:span text:style-name="T247">Série/Período:</text:span><text:span text:style-name="T249"> </text:span></text:p>
            <text:p text:style-name="P127">2º</text:p>
          </table:table-cell>
          <table:table-cell table:style-name="Table24.C1" office:value-type="string">
            <text:p text:style-name="P116"><text:span text:style-name="T247">CH Hora/Relógio:</text:span><text:span text:style-name="T249"> </text:span></text:p>
            <text:p text:style-name="P118">81 horas</text:p>
          </table:table-cell>
        </table:table-row>
        <table:table-row table:style-name="Table24.2">
          <table:table-cell table:style-name="Table24.A1" office:value-type="string">
            <text:p text:style-name="P129">Pré-requisito:</text:p>
            <text:p text:style-name="P127">Nenhum</text:p>
          </table:table-cell>
          <table:table-cell table:style-name="Table24.C1" table:number-columns-spanned="2" office:value-type="string">
            <text:p text:style-name="P116"><text:span text:style-name="T10">Regime:</text:span><text:span text:style-name="T9"> </text:span></text:p>
            <text:p text:style-name="P119">Obrigatória</text:p>
          </table:table-cell>
          <table:covered-table-cell/>
        </table:table-row>
        <table:table-row table:style-name="Table24.1">
          <table:table-cell table:style-name="Table24.C1" table:number-columns-spanned="3" office:value-type="string">
            <text:p text:style-name="P117"><text:span text:style-name="T249">Ementa</text:span><text:span text:style-name="T247">:</text:span><text:span text:style-name="T10"> </text:span></text:p>
            <text:p text:style-name="EMENTA"><text:span text:style-name="T233">Introdução à redes; Tipos de redes, Redes Cliente/Servidor: tipos de servidores. Classificação, Componentes de uma rede, Transmissão de dados. Protocolos; Conceitos básicos, O modelo OSI: Camada 7 - Aplicação, Camada 6 - Apresentação, Camada 5 - Sessão, Camada 4 - Transporte, Camada 3 - Rede, Camada 2 - </text:span><text:span text:style-name="T224">Link</text:span><text:span text:style-name="T233"> de Dados, Camada1 - Física, Padão </text:span><text:span text:style-name="T224">IEEE</text:span><text:span text:style-name="T233"> 802. </text:span><text:span text:style-name="T224">TCP/IP</text:span><text:span text:style-name="T233">; Fundamentos: Camada de Aplicação, Camada de </text:span><text:soft-page-break/><text:span text:style-name="T233">Transporte, Camada de Internet, Camada de Interface com a Rede. Endereçamento IP: Máscara de rede. Protocolos: </text:span><text:span text:style-name="T224">IP, ICMP, UDP, TCP,</text:span><text:span text:style-name="T233"> Protocolos de Aplicação: </text:span><text:span text:style-name="T224">DNS, TELNET, FTP, SMTP e HTTP</text:span><text:span text:style-name="T233">. Outros Protocolos. Cabeamento; Cabo Coaxial, Par Trançado e Fibra Óptica. Redes sem Fio. Arquiteturas de Redes Locais: </text:span><text:span text:style-name="T224">Ethernet</text:span><text:span text:style-name="T233">, </text:span><text:span text:style-name="T224">Token</text:span><text:span text:style-name="T233"> </text:span><text:span text:style-name="T224">Ring</text:span><text:span text:style-name="T233">, FDDI. Equipamentos de Redes: Repetidores e </text:span><text:span text:style-name="T224">Hubs</text:span><text:span text:style-name="T233">, Pontes e </text:span><text:span text:style-name="T224">Switches</text:span><text:span text:style-name="T233">, Roteadores.</text:span></text:p>
          </table:table-cell>
          <table:covered-table-cell/>
          <table:covered-table-cell/>
        </table:table-row>
        <table:table-row table:style-name="Table24.1">
          <table:table-cell table:style-name="Table24.C1" table:number-columns-spanned="3" office:value-type="string">
            <text:p text:style-name="P116"><text:span text:style-name="T249">Objetivo</text:span><text:span text:style-name="T247">:</text:span></text:p>
            <text:p text:style-name="P153">Capacitar o aluno em noções de redes e tipo de redes além de conhecimento na modelo OSI. Habilidades para trabalhar com equipamento de redes como repetidores, Hubs, pontes e Switches e roteadores.</text:p>
          </table:table-cell>
          <table:covered-table-cell/>
          <table:covered-table-cell/>
        </table:table-row>
        <table:table-row table:style-name="Table24.1">
          <table:table-cell table:style-name="Table24.C1" table:number-columns-spanned="3" office:value-type="string">
            <text:p text:style-name="P127">Bibliografia:</text:p>
            <text:p text:style-name="P137">Básica</text:p>
            <text:p text:style-name="EMENTA"><text:span text:style-name="T220">KUROSE, J. F. </text:span><text:span text:style-name="T226">Redes de Computadores e a Internet</text:span><text:span text:style-name="T220">. 5ª ed. São Paulo: Pearson, 2010.</text:span></text:p>
            <text:p text:style-name="EMENTA"><text:span text:style-name="T220">TANENBAUM A. S.; WETHERALL D. J. </text:span><text:span text:style-name="T226">Redes de Computadores</text:span><text:span text:style-name="T220">. 5ª ed. São Paulo: Pearson, 2011.</text:span></text:p>
            <text:p text:style-name="EMENTA"><text:span text:style-name="T220">TORRES, G. </text:span><text:span text:style-name="T226">Redes de Computadores</text:span><text:span text:style-name="T220">. <text:s/>2ª ed. Porto Alegre: Rio de Janeiro, 2009.</text:span></text:p>
            <text:p text:style-name="P133"/>
            <text:p text:style-name="P137">Complementar</text:p>
            <text:p text:style-name="EMENTA"><text:span text:style-name="T220">COULOURIS G.; DOLLIMORE J.; KINDBERG T. </text:span><text:span text:style-name="T226">Sistemas Distribuídos: Conceitos e Projeto</text:span><text:span text:style-name="T220">. 4. ed. São Paulo: Bookman, 2007.</text:span></text:p>
            <text:p text:style-name="EMENTA"><text:span text:style-name="T220">TANENBAUM A. S.; STEEN M. V. </text:span><text:span text:style-name="T226">Sistemas distribuídos: princípios e paradigmas</text:span><text:span text:style-name="T220">. 2. ed. São Paulo: Pearson, 2007</text:span></text:p>
            <text:p text:style-name="EMENTA"><text:span text:style-name="T220">MORIMOTO, C. E. </text:span><text:span text:style-name="T226">Redes: guia prático</text:span><text:span text:style-name="T220">. 2ª ed. Porto Alegre: GdHPress, 2011.</text:span></text:p>
            <text:p text:style-name="EMENTA"><text:span text:style-name="T220">ANDERSON, Al; et al. </text:span><text:span text:style-name="T226">Rede de Computadores – Use a cabeça.</text:span><text:span text:style-name="T220"> 2ª Edição. Editora Alta Books. 2010.</text:span></text:p>
            <text:p text:style-name="EMENTA"><text:span text:style-name="T220">MORAES, Alexandre Fernandes de. <text:s/></text:span><text:span text:style-name="T226">Rede de Computadores – Fundamentos.</text:span><text:span text:style-name="T220"> 6ª Edição. Editora Érica.</text:span></text:p>
            <text:p text:style-name="EMENTA"><text:span text:style-name="T220">ALENCAR, Marcelo Sampaio de. </text:span><text:span text:style-name="T226">Engenharia de Redes de Computadores. </text:span><text:span text:style-name="T220">1ª Edição. Editora Érica. 2012.</text:span></text:p>
            <text:p text:style-name="EMENTA"><text:span text:style-name="T220">GIAVAROTO, Sílvio César Roxo. </text:span><text:span text:style-name="T226">Backtrack Linux – Auditoria e Teste de Invasão em Redes de Computadores. </text:span><text:span text:style-name="T220">1ª Edição. Editora Ciencia Moderna. 2013.</text:span></text:p>
          </table:table-cell>
          <table:covered-table-cell/>
          <table:covered-table-cell/>
        </table:table-row>
      </table:table>
      <text:p text:style-name="P50"/>
      <text:p text:style-name="P50"/>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16"><text:span text:style-name="T247">Disciplina:</text:span><text:span text:style-name="T249"> </text:span></text:p>
            <text:p text:style-name="P127">Sistemas Operacionais</text:p>
          </table:table-cell>
          <table:table-cell table:style-name="Table25.A1" office:value-type="string">
            <text:p text:style-name="P116"><text:span text:style-name="T247">Série/Período:</text:span><text:span text:style-name="T249"> </text:span></text:p>
            <text:p text:style-name="P127">2º</text:p>
          </table:table-cell>
          <table:table-cell table:style-name="Table25.C1" office:value-type="string">
            <text:p text:style-name="P116"><text:span text:style-name="T247">CH Hora/Relógio:</text:span><text:span text:style-name="T249"> </text:span></text:p>
            <text:p text:style-name="P118">81 horas</text:p>
          </table:table-cell>
        </table:table-row>
        <table:table-row table:style-name="Table25.2">
          <table:table-cell table:style-name="Table25.A1" office:value-type="string">
            <text:p text:style-name="P129">Pré-requisito:</text:p>
            <text:p text:style-name="P127">Nenhum</text:p>
          </table:table-cell>
          <table:table-cell table:style-name="Table25.C1" table:number-columns-spanned="2" office:value-type="string">
            <text:p text:style-name="P116"><text:span text:style-name="T10">Regime:</text:span><text:span text:style-name="T9"> </text:span></text:p>
            <text:p text:style-name="P119">Obrigatória</text:p>
          </table:table-cell>
          <table:covered-table-cell/>
        </table:table-row>
        <table:table-row table:style-name="Table25.1">
          <table:table-cell table:style-name="Table25.C1" table:number-columns-spanned="3" office:value-type="string">
            <text:p text:style-name="P117"><text:span text:style-name="T249">Ementa</text:span><text:span text:style-name="T247">:</text:span><text:span text:style-name="T10"> </text:span></text:p>
            <text:p text:style-name="P159">Conceito Fundamental de Sistema Operacional; Tipos de Sistemas Operacionais; História dos Sistemas Operacionais; Arquiteturas Notáveis de Sistema Operacional; Processo; Comunicação entre processos; Gerência do Processador; Gerência de Memória ; Gerência de Dispositivos; Sistemas de Arquivos; Estudos de casos de sistemas operacionais atuais.</text:p>
          </table:table-cell>
          <table:covered-table-cell/>
          <table:covered-table-cell/>
        </table:table-row>
        <table:table-row table:style-name="Table25.1">
          <table:table-cell table:style-name="Table25.C1" table:number-columns-spanned="3" office:value-type="string">
            <text:p text:style-name="P116"><text:span text:style-name="T249">Objetivo</text:span><text:span text:style-name="T247">:</text:span></text:p>
            <text:p text:style-name="P159">Apresentar ao aluno os conceitos fundamentais de Sistemas Operacionais e o funcionamento do Sistema <text:soft-page-break/>Operacional sob uma ótica de arquitetura de software, apresentando-o os componentes principais de um software desta natureza, como cada componente funciona e como sua interação culmina no seu funcionamento.</text:p>
          </table:table-cell>
          <table:covered-table-cell/>
          <table:covered-table-cell/>
        </table:table-row>
        <table:table-row table:style-name="Table25.1">
          <table:table-cell table:style-name="Table25.C1" table:number-columns-spanned="3" office:value-type="string">
            <text:p text:style-name="P138">Bibliografia:</text:p>
            <text:p text:style-name="P137">Básica</text:p>
            <text:p text:style-name="EMENTA"><text:span text:style-name="T233">TANENBAUM, A. S. </text:span><text:span text:style-name="T230">Sistemas Operacionais Modernos</text:span><text:span text:style-name="T233">. PRENTICE-HALL, 2001.</text:span></text:p>
            <text:p text:style-name="EMENTA"><text:span text:style-name="T233">OLIVEIRA, R. S. CARISSIMI, A. S. E TOSCANI, S.S. </text:span><text:span text:style-name="T230">Sistemas Operacionais.</text:span><text:span text:style-name="T233"> Porto Alegre, Editora Sagra Luzzato, 2ª. Edição, 2001.</text:span></text:p>
            <text:p text:style-name="EMENTA"><text:span text:style-name="T233">MACHADO, F. E MAIA, L. P. </text:span><text:span text:style-name="T230">Arquitetura de Sistemas Operacionais.</text:span><text:span text:style-name="T233"> Rio De Janeiro, LTC, 1997.</text:span></text:p>
            <text:p text:style-name="P159"/>
            <text:p text:style-name="P137">Complementar.</text:p>
            <text:p text:style-name="EMENTA"><text:span text:style-name="T233">SHAY, W. </text:span><text:span text:style-name="T230">Sistemas Operacionais.</text:span><text:span text:style-name="T233"> Makron Books, 1996.</text:span></text:p>
            <text:p text:style-name="EMENTA"><text:span text:style-name="T233">DAVIS, W. </text:span><text:span text:style-name="T230">Sistemas Operacionais,: uma visão sistemática</text:span><text:span text:style-name="T233"> Câmpus, 1991.</text:span></text:p>
            <text:p text:style-name="EMENTA"><text:span text:style-name="T233">SILBERSCHATZ, Avi &amp; GALVIN, Peter. </text:span><text:span text:style-name="T230">Sistemas Operacionais Conceitos</text:span><text:span text:style-name="T233">. Prentice-Hall. 2005.</text:span></text:p>
            <text:p text:style-name="EMENTA"><text:span text:style-name="T233">DEITEL, H. M., DEITEL, P.J., CHOFINES, D.R. </text:span><text:span text:style-name="T230">Sistemas Operacionais.</text:span><text:span text:style-name="T233"> São Paulo: Pearson Prenticce-Hall, 2005.</text:span></text:p>
            <text:p text:style-name="EMENTA"><text:span text:style-name="T233">TANENBAUM, Andrew; Woodhull, Albert. </text:span><text:span text:style-name="T230">Sistemas Operacionais, Projeto e Implementação</text:span><text:span text:style-name="T233">. Bookman. 2008. 992 p.</text:span></text:p>
          </table:table-cell>
          <table:covered-table-cell/>
          <table:covered-table-cell/>
        </table:table-row>
      </table:table>
      <text:p text:style-name="P50"/>
      <text:p text:style-name="P50"/>
      <text:p text:style-name="P50"/>
      <text:p text:style-name="P50"/>
      <text:p text:style-name="P50"/>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16"><text:span text:style-name="T247">Disciplina:</text:span><text:span text:style-name="T249"> </text:span></text:p>
            <text:p text:style-name="P127">Cálculo Diferencial e Integral</text:p>
          </table:table-cell>
          <table:table-cell table:style-name="Table26.A1" office:value-type="string">
            <text:p text:style-name="P116"><text:span text:style-name="T247">Série/Período:</text:span><text:span text:style-name="T249"> </text:span></text:p>
            <text:p text:style-name="P127">2º</text:p>
          </table:table-cell>
          <table:table-cell table:style-name="Table26.C1" office:value-type="string">
            <text:p text:style-name="P116"><text:span text:style-name="T247">CH hora/Relógio:</text:span><text:span text:style-name="T249"> </text:span></text:p>
            <text:p text:style-name="P118">54 horas</text:p>
          </table:table-cell>
        </table:table-row>
        <table:table-row table:style-name="Table26.2">
          <table:table-cell table:style-name="Table26.A1" office:value-type="string">
            <text:p text:style-name="P129">Pré-requisito:</text:p>
            <text:p text:style-name="P127">Matemática Elementar</text:p>
          </table:table-cell>
          <table:table-cell table:style-name="Table26.C1" table:number-columns-spanned="2" office:value-type="string">
            <text:p text:style-name="P116"><text:span text:style-name="T10">Regime:</text:span><text:span text:style-name="T9"> </text:span></text:p>
            <text:p text:style-name="P119">Obrigatória</text:p>
          </table:table-cell>
          <table:covered-table-cell/>
        </table:table-row>
        <table:table-row table:style-name="Table26.3">
          <table:table-cell table:style-name="Table26.C1" table:number-columns-spanned="3" office:value-type="string">
            <text:p text:style-name="P117"><text:span text:style-name="T249">Ementa</text:span><text:span text:style-name="T247">:</text:span><text:span text:style-name="T10"> </text:span></text:p>
            <text:p text:style-name="P159">Limite e continuidade de funções; estudo das derivadas; aplicação das derivadas; funções inversas. Primitivas; Integração definida; Técnicas de integração; Cálculo de áreas; cálculo de volumes; Cálculo de comprimento de arco; Formas indeterminadas; Integrais impróprias.</text:p>
          </table:table-cell>
          <table:covered-table-cell/>
          <table:covered-table-cell/>
        </table:table-row>
        <text:soft-page-break/>
        <table:table-row table:style-name="Table26.4">
          <table:table-cell table:style-name="Table26.C1" table:number-columns-spanned="3" office:value-type="string">
            <text:p text:style-name="P116"><text:span text:style-name="T249">Objetivo</text:span><text:span text:style-name="T247">:</text:span></text:p>
            <text:p text:style-name="P159">Identificar, compreender e empregar as noções do cálculo diferencial e integral em áreas afins. Aplicar os conceitos do cálculo diferencial e integral para analisar, interpretar criticamente dados e resolver problemas. Fazer observações sistemáticas de aspectos qualitativos e geométricos de fatos e/ou objetos, selecionando-os, organizando-os e produzindo informações. Utilizar conceitos matemáticos, bem como instrumentos tecnológicos disponíveis para resolver situações-problema, sabendo validar estratégias e resultados, Caracterizar as propriedades matemáticas e relacionar seus elementos.</text:p>
          </table:table-cell>
          <table:covered-table-cell/>
          <table:covered-table-cell/>
        </table:table-row>
        <table:table-row table:style-name="Table26.1">
          <table:table-cell table:style-name="Table26.C1" table:number-columns-spanned="3" office:value-type="string">
            <text:p text:style-name="P127">Bibliografia:</text:p>
            <text:p text:style-name="P137">Básica</text:p>
            <text:p text:style-name="EMENTA"><text:span text:style-name="T233">GUIDORIZZI, Hamilton L., </text:span><text:span text:style-name="T230">Um curso de Cálculo</text:span><text:span text:style-name="T233">, vol. 1. Editora LTC.</text:span></text:p>
            <text:p text:style-name="EMENTA"><text:span text:style-name="T233">STEWART, James. <text:s/></text:span><text:span text:style-name="T230">Cálculo</text:span><text:span text:style-name="T233"> – Vol. 1, Editora Cengage Learning.</text:span></text:p>
            <text:p text:style-name="EMENTA"><text:span text:style-name="T233">ÁVILA, Geraldo S.S. </text:span><text:span text:style-name="T230">Cálculo 1: Funções de uma variável.</text:span><text:span text:style-name="T233"> Editora LTC, 6ª Edição,</text:span><text:span text:style-name="T220"><text:line-break/></text:span><text:span text:style-name="T233">1994.</text:span></text:p>
            <text:p text:style-name="P159"/>
            <text:p text:style-name="P137">Complementar</text:p>
            <text:p text:style-name="EMENTA"><text:span text:style-name="T233">LEITHOLD, L. </text:span><text:span text:style-name="T230">O Cálculo com Geometria</text:span><text:span text:style-name="T233"> </text:span><text:span text:style-name="T230">Analítica</text:span><text:span text:style-name="T233">. Editora Harbra - SP.</text:span></text:p>
            <text:p text:style-name="EMENTA"><text:span text:style-name="T233">SWOKOWSKI, E. W. <text:s/></text:span><text:span text:style-name="T230">Cálculo com Geometria Analítica</text:span><text:span text:style-name="T233"> - Ed. </text:span><text:span text:style-name="T243">McGraw-Hill Ltda – SP – Vol. 1.</text:span></text:p>
            <text:p text:style-name="EMENTA"><text:span text:style-name="T233">SIMMONS, G.F. <text:s/></text:span><text:span text:style-name="T230">Cálculo com Geometria Analítica</text:span><text:span text:style-name="T233"> - Ed. McGraw -Hill - SP - 1987 – Vol. 1.</text:span></text:p>
            <text:p text:style-name="EMENTA"><text:span text:style-name="T233">LEWIS, K. <text:s/></text:span><text:span text:style-name="T230">Cálculo e Álgebra Linear</text:span><text:span text:style-name="T233"> - LTC Volumes 1 e 2.</text:span></text:p>
            <text:p text:style-name="EMENTA"><text:span text:style-name="T233">PENNEY,E. D., EDWARDS, JR.C.H. - </text:span><text:span text:style-name="T230">Cálculo com Geometria Analítica</text:span><text:span text:style-name="T233"> - Prentice Hall do Brasil - Volumes I e II.</text:span></text:p>
          </table:table-cell>
          <table:covered-table-cell/>
          <table:covered-table-cell/>
        </table:table-row>
      </table:table>
      <text:p text:style-name="P50"/>
      <text:p text:style-name="P50"/>
      <text:p text:style-name="P50"/>
      <text:p text:style-name="P50"/>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16"><text:span text:style-name="T247">Disciplina:</text:span><text:span text:style-name="T249"> </text:span></text:p>
            <text:p text:style-name="P127">Banco de Dados II</text:p>
          </table:table-cell>
          <table:table-cell table:style-name="Table27.A1" office:value-type="string">
            <text:p text:style-name="P116"><text:span text:style-name="T247">Série/Período:</text:span><text:span text:style-name="T249"> </text:span></text:p>
            <text:p text:style-name="P127">3º</text:p>
          </table:table-cell>
          <table:table-cell table:style-name="Table27.C1" office:value-type="string">
            <text:p text:style-name="P116"><text:span text:style-name="T247">CH hora/Relógio:</text:span><text:span text:style-name="T249"> </text:span></text:p>
            <text:p text:style-name="P118">81 horas</text:p>
          </table:table-cell>
        </table:table-row>
        <table:table-row table:style-name="Table27.2">
          <table:table-cell table:style-name="Table27.A1" office:value-type="string">
            <text:p text:style-name="P129">Pré-requisito:</text:p>
            <text:p text:style-name="P127">Banco de Dados I</text:p>
          </table:table-cell>
          <table:table-cell table:style-name="Table27.C1" table:number-columns-spanned="2" office:value-type="string">
            <text:p text:style-name="P116"><text:span text:style-name="T10">Regime:</text:span><text:span text:style-name="T9"> </text:span></text:p>
            <text:p text:style-name="P119">Obrigatória</text:p>
          </table:table-cell>
          <table:covered-table-cell/>
        </table:table-row>
        <table:table-row table:style-name="Table27.1">
          <table:table-cell table:style-name="Table27.C1" table:number-columns-spanned="3" office:value-type="string">
            <text:p text:style-name="P93"><text:span text:style-name="T249">Ementa</text:span><text:span text:style-name="T247">:</text:span><text:span text:style-name="T10"> </text:span></text:p>
            <text:p text:style-name="EMENTA"><text:span text:style-name="T233">Modelagem de Bancos de Dados; Gerência de Banco de Dados em SGBDs; SGBDs livres e proprietários; Gatilhos; Procedimentos Armazenados; Visões; Funções; Aperfeiçoamento e Otimização de Consultas; Garantia de integridade de dados em SGBDs; </text:span><text:span text:style-name="T224">Backup</text:span><text:span text:style-name="T233">, restauração, exportação e importação de dados; Gestão de segurança em SGBDs; Gestão de desempenho de SGBDs. </text:span><text:span text:style-name="T224">Datamining e Business Inteligence.</text:span></text:p>
          </table:table-cell>
          <table:covered-table-cell/>
          <table:covered-table-cell/>
        </table:table-row>
        <table:table-row table:style-name="Table27.1">
          <table:table-cell table:style-name="Table27.C1" table:number-columns-spanned="3" office:value-type="string">
            <text:p text:style-name="P91"><text:span text:style-name="T249">Objetivo</text:span><text:span text:style-name="T247">:</text:span></text:p>
            <text:p text:style-name="P159">Introduzir o acadêmico aos conceitos sobre a gerência de um banco de dados em um SGBD; Propiciar uma <text:soft-page-break/>visão sobre a gestão de um Banco de Dados em um SGBD, tendo o aluno condições de garantir o correto funcionamento do banco de dados, bem como garantir um correto acesso e manipulação do BD pelos usuários e programas clientes, mediante procedimentos armazenados, gatilhos e funções.</text:p>
          </table:table-cell>
          <table:covered-table-cell/>
          <table:covered-table-cell/>
        </table:table-row>
        <table:table-row table:style-name="Table27.5">
          <table:table-cell table:style-name="Table27.C1" table:number-columns-spanned="3" office:value-type="string">
            <text:p text:style-name="P127">Bibliografia:</text:p>
            <text:p text:style-name="P137">Básica</text:p>
            <text:p text:style-name="EMENTA"><text:span text:style-name="T233">DATE, J.C. </text:span><text:span text:style-name="T230">Introdução A Sistemas de Bancos de Dados</text:span><text:span text:style-name="T233">. Rio de Janeiro, editora Elsevier, 2003, 14ª reimpressão.</text:span></text:p>
            <text:p text:style-name="EMENTA"><text:span text:style-name="T233">GONZAGA, Jorge Luiz. </text:span><text:span text:style-name="T230">Dominando o PostgreSQL</text:span><text:span text:style-name="T233">. Ciência Moderna, 2007.</text:span></text:p>
            <text:p text:style-name="EMENTA"><text:span text:style-name="T233">MANZANO, Jose Augusto N. G. </text:span><text:span text:style-name="T230">Microsoft SQL Server 2008 Express</text:span><text:span text:style-name="T233">. Brasil, Érica, 2009.</text:span></text:p>
            <text:p text:style-name="P122"/>
            <text:p text:style-name="P137">Complementar</text:p>
            <text:p text:style-name="EMENTA"><text:span text:style-name="T233">ULLMAN, Larry. </text:span><text:span text:style-name="T230">PHP 6 e MySQL 5 para Web Sites Dinâmicos</text:span><text:span text:style-name="T233">. Ciência Moderna, 2008.</text:span></text:p>
            <text:p text:style-name="EMENTA"><text:span text:style-name="T233">SILBERSCHATZ, Abrahan, KORTH, Henry F. e SUDARSHAN, S. </text:span><text:span text:style-name="T230">Sistema de Banco de Dados</text:span><text:span text:style-name="T233">. Rio de Janeiro, ed. Elsevier, 2006, 3ª reimpressão.</text:span></text:p>
            <text:p text:style-name="EMENTA"><text:span text:style-name="T233">DATE, J. C. </text:span><text:span text:style-name="T230">Introdução A Sistemas de Bancos de Dados</text:span><text:span text:style-name="T233">. Rio de Janeiro, Editora Elsevier, 2003, 14ª reimpressão.</text:span></text:p>
            <text:p text:style-name="EMENTA"><text:span text:style-name="T233">MACHADO, F. N. </text:span><text:span text:style-name="T230">Banco de Dados: Projeto e Implementação</text:span><text:span text:style-name="T233">. São Paulo: Érica, 2004.400p.</text:span></text:p>
            <text:p text:style-name="EMENTA"><text:span text:style-name="T233">BAPTISTA, Luciana F. </text:span><text:span text:style-name="T230">Linguagem SQL - Guia Prático de Aprendizagem</text:span><text:span text:style-name="T233">. São Paulo: Érica, 2011. 160 p.</text:span></text:p>
            <text:p text:style-name="EMENTA"><text:span text:style-name="T233">MILANI, Andre</text:span><text:span text:style-name="T230">. MYSQL - Guia do Programador</text:span><text:span text:style-name="T233">. Ed. 1. Novatec, 2006.</text:span></text:p>
            <text:p text:style-name="EMENTA"><text:span text:style-name="T233">NAVATHE, Elmasri. </text:span><text:span text:style-name="T230">Sistemas de Bancos de Dados</text:span><text:span text:style-name="T233">. Editora Pearson, 2011, São Paulo, 6ª Edição.</text:span></text:p>
            <text:p text:style-name="P162"/>
          </table:table-cell>
          <table:covered-table-cell/>
          <table:covered-table-cell/>
        </table:table-row>
      </table:table>
      <text:p text:style-name="P50"/>
      <text:p text:style-name="P50"/>
      <text:p text:style-name="P50"/>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16"><text:span text:style-name="T247">Disciplina:</text:span><text:span text:style-name="T249"> </text:span></text:p>
            <text:p text:style-name="P127">Estrutura de Dados II</text:p>
          </table:table-cell>
          <table:table-cell table:style-name="Table28.A1" office:value-type="string">
            <text:p text:style-name="P116"><text:span text:style-name="T247">Série/Período:</text:span><text:span text:style-name="T249"> </text:span></text:p>
            <text:p text:style-name="P127">3º</text:p>
          </table:table-cell>
          <table:table-cell table:style-name="Table28.C1" office:value-type="string">
            <text:p text:style-name="P129">CH hora/Relógio:</text:p>
            <text:p text:style-name="P118">81 horas</text:p>
          </table:table-cell>
        </table:table-row>
        <table:table-row table:style-name="Table28.2">
          <table:table-cell table:style-name="Table28.A1" office:value-type="string">
            <text:p text:style-name="P129">Pré-requisito:</text:p>
            <text:p text:style-name="P127">Estrutura de Dados I</text:p>
          </table:table-cell>
          <table:table-cell table:style-name="Table28.C1" table:number-columns-spanned="2" office:value-type="string">
            <text:p text:style-name="P116"><text:span text:style-name="T10">Regime:</text:span><text:span text:style-name="T9"> </text:span></text:p>
            <text:p text:style-name="P119">Obrigatória</text:p>
          </table:table-cell>
          <table:covered-table-cell/>
        </table:table-row>
        <table:table-row table:style-name="Table28.1">
          <table:table-cell table:style-name="Table28.C1" table:number-columns-spanned="3" office:value-type="string">
            <text:p text:style-name="P117"><text:span text:style-name="T249">Ementa</text:span><text:span text:style-name="T247">:</text:span><text:span text:style-name="T10"> </text:span></text:p>
            <text:p text:style-name="EMENTA"><text:span text:style-name="T233">Espalhamento (</text:span><text:span text:style-name="T224">hashing</text:span><text:span text:style-name="T233">). Casamento de padrão. Compressão. Grafos; Medidas de complexidade, análise assintótica de limites de complexidade. Técnicas de projeto de algoritmos eficientes: Algoritmos gulosos, Programação dinâmica, Heurística;</text:span></text:p>
          </table:table-cell>
          <table:covered-table-cell/>
          <table:covered-table-cell/>
        </table:table-row>
        <table:table-row table:style-name="Table28.1">
          <table:table-cell table:style-name="Table28.C1" table:number-columns-spanned="3" office:value-type="string">
            <text:p text:style-name="P116"><text:span text:style-name="T249">Objetivo</text:span><text:span text:style-name="T247">:</text:span></text:p>
            <text:p text:style-name="EMENTA"><text:span text:style-name="T233">Compreender os conceitos de </text:span><text:span text:style-name="T224">hash</text:span><text:span text:style-name="T233">, casamento de padrões, compressão de dados; Compreender e aplicar grafos; Executar análise da complexidade de tempo e espaço em algoritmos; Utilizar técnicas computacionais para escrever algoritmos eficientes; Implementar estruturas de dados usando uma linguagem de programação;</text:span></text:p>
          </table:table-cell>
          <table:covered-table-cell/>
          <table:covered-table-cell/>
        </table:table-row>
        <text:soft-page-break/>
        <table:table-row table:style-name="Table28.1">
          <table:table-cell table:style-name="Table28.C1" table:number-columns-spanned="3" office:value-type="string">
            <text:p text:style-name="P127">Bibliografia:</text:p>
            <text:p text:style-name="P137">Básica</text:p>
            <text:p text:style-name="EMENTA"><text:span text:style-name="T233">CORMEN T. H., LEISERSON C. E., RIVEST R. L.,STEIN C..; </text:span><text:span text:style-name="T230">Algoritmos: Teoria e Prática</text:span><text:span text:style-name="T233">. Editora Câmpus, Tradução da 3ª ed. americana, São Paulo-SP, 2012.</text:span></text:p>
            <text:p text:style-name="EMENTA"><text:span text:style-name="T233">LAFORE, Robert. </text:span><text:span text:style-name="T230">Estruturas de Dados e Algoritmos em Java</text:span><text:span text:style-name="T233">. Editora: Ciência Moderna, 2005.</text:span></text:p>
            <text:p text:style-name="EMENTA"><text:span text:style-name="T233">AARON M. Tenenbaum, YEDIDYAH Langsam, MOSHE J. Augenstein. </text:span><text:span text:style-name="T230">Estruturas de Dados Usando C</text:span><text:span text:style-name="T233">. Editora Pearson, 1995.</text:span></text:p>
            <text:p text:style-name="P139">Complementar</text:p>
            <text:p text:style-name="EMENTA"><text:span text:style-name="T236">MANBER, Udi. </text:span><text:span text:style-name="T239">Introduction to Algorithms, a creative approach</text:span><text:span text:style-name="T236">. Addison-Wesley, EUA, 2nd edition, 1989.</text:span></text:p>
            <text:p text:style-name="EMENTA"><text:span text:style-name="T232">EDELWEISS N., Galante R. </text:span><text:span text:style-name="T229">Estruturas de Dados.</text:span><text:span text:style-name="T232"> Editora Bookman, Série livros didáticos informática UFRS, 2009.</text:span></text:p>
            <text:p text:style-name="EMENTA"><text:span text:style-name="T232">TOSCANI L. V., Veloso P. A. S. </text:span><text:span text:style-name="T229">Projeto e Complexidade de algoritmos.</text:span><text:span text:style-name="T232"> Editora Bookman, Série livros didáticos informática UFRS.</text:span></text:p>
            <text:p text:style-name="EMENTA"><text:span text:style-name="T233">SILVA, Osmar Quirino. </text:span><text:span text:style-name="T230">Estrutura de dados e Algoritmos usando C – Fundamentos e aplicações.</text:span><text:span text:style-name="T233"> 1ª Edição. Editora Ciencia Moderna. 2007.</text:span></text:p>
            <text:p text:style-name="EMENTA"><text:span text:style-name="T233">ASCENIO, Ana Fernanda Gomes. </text:span><text:span text:style-name="T230">Estrutura de Dados.</text:span><text:span text:style-name="T233"> 1ª Edição. Editora Pearson. 2011.</text:span></text:p>
            <text:p text:style-name="EMENTA"><text:span text:style-name="T233">CELES, Waldemar; et al. </text:span><text:span text:style-name="T230">Introdução a Estrutura de Dados. </text:span><text:span text:style-name="T233">1ª Edição. Editora Câmpus. 2005.</text:span></text:p>
            <text:p text:style-name="EMENTA"><text:span text:style-name="T233">SZWARCFITER, Jaime Luis; MARKEZON, Lilian. </text:span><text:span text:style-name="T230">Estrutura de Dados e seus Algoritmos. <text:s/></text:span><text:span text:style-name="T233">3ª Edição. Editora LTC. 2010.</text:span></text:p>
          </table:table-cell>
          <table:covered-table-cell/>
          <table:covered-table-cell/>
        </table:table-row>
      </table:table>
      <text:p text:style-name="P50"/>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16"><text:span text:style-name="T247">Disciplina:</text:span><text:span text:style-name="T249"> </text:span></text:p>
            <text:p text:style-name="P126">Fundamentos de Sistemas de Informação</text:p>
          </table:table-cell>
          <table:table-cell table:style-name="Table29.A1" office:value-type="string">
            <text:p text:style-name="P116"><text:span text:style-name="T247">Série/Período:</text:span><text:span text:style-name="T249"> </text:span></text:p>
            <text:p text:style-name="P127">3º</text:p>
          </table:table-cell>
          <table:table-cell table:style-name="Table29.C1" office:value-type="string">
            <text:p text:style-name="P116"><text:span text:style-name="T247">CH Hora/Relógio:</text:span><text:span text:style-name="T249"> </text:span></text:p>
            <text:p text:style-name="P118">27horas</text:p>
          </table:table-cell>
        </table:table-row>
        <table:table-row table:style-name="Table29.2">
          <table:table-cell table:style-name="Table29.A1" office:value-type="string">
            <text:p text:style-name="P129">Pré-requisito:</text:p>
            <text:p text:style-name="P127">Nenhum</text:p>
          </table:table-cell>
          <table:table-cell table:style-name="Table29.C1" table:number-columns-spanned="2" office:value-type="string">
            <text:p text:style-name="P116"><text:span text:style-name="T10">Regime:</text:span><text:span text:style-name="T9"> </text:span></text:p>
            <text:p text:style-name="P119">Obrigatória</text:p>
          </table:table-cell>
          <table:covered-table-cell/>
        </table:table-row>
        <table:table-row table:style-name="Table29.3">
          <table:table-cell table:style-name="Table29.C1" table:number-columns-spanned="3" office:value-type="string">
            <text:p text:style-name="P117"><text:span text:style-name="T249">Ementa</text:span><text:span text:style-name="T247">:</text:span><text:span text:style-name="T10"> </text:span></text:p>
            <text:p text:style-name="P159">Bases conceituais e filosóficas da área de Sistemas de Informação. Os conceitos, objetivos, princípios funções e componentes dos sistemas de informação. As dimensões tecnológica, organizacional e humana dos sistemas de informação. Os tipos de sistemas de informação. Tecnologia da informação nas organizações. O profissional de sistemas de informação. Características dos profissionais de sistemas de informação e carreiras em sistemas de informação.</text:p>
          </table:table-cell>
          <table:covered-table-cell/>
          <table:covered-table-cell/>
        </table:table-row>
        <table:table-row table:style-name="Table29.4">
          <table:table-cell table:style-name="Table29.C1" table:number-columns-spanned="3" office:value-type="string">
            <text:p text:style-name="P116"><text:span text:style-name="T249">Objetivo</text:span><text:span text:style-name="T247">:</text:span></text:p>
            <text:p text:style-name="P159">Compreender os conceitos relativos à abordagem sistêmica, o conceito e características de sistemas de informação; Reconhecer os diferentes tipos de sistemas de informação a partir da identificação de suas características particulares. Permitir ao aluno que ele tenha uma visão abrangente e atualizada sobre os diversos tipos de sistemas de informação e sua importância para as organizações.</text:p>
          </table:table-cell>
          <table:covered-table-cell/>
          <table:covered-table-cell/>
        </table:table-row>
        <table:table-row table:style-name="Table29.5">
          <table:table-cell table:style-name="Table29.C1" table:number-columns-spanned="3" office:value-type="string">
            <text:p text:style-name="P138">Bibliografia:</text:p>
            <text:p text:style-name="P137"><text:soft-page-break/>Básica</text:p>
            <text:p text:style-name="EMENTA"><text:span text:style-name="T233">LAUDON, K. C.; LAUDON, J. P. </text:span><text:span text:style-name="T230">Sistemas de informações gerenciais: administrando a empresa digital</text:span><text:span text:style-name="T233">. 5ª ed. São Paulo: Pearson, 2004.</text:span></text:p>
            <text:p text:style-name="EMENTA"><text:span text:style-name="T233">O’BRIEN, James A. </text:span><text:span text:style-name="T230">Sistemas de Informação e as Decisões Gerenciais na Era da Internet</text:span><text:span text:style-name="T233">. São Paulo: Ed. Saraiva,2001.</text:span></text:p>
            <text:p text:style-name="EMENTA"><text:span text:style-name="T233">STAIR, R. M., REYNOLDS, G. W. </text:span><text:span text:style-name="T230">Princípios de sistemas de informação</text:span><text:span text:style-name="T233">. São Paulo: Pioneira. Thomson Learning, 2006.</text:span></text:p>
            <text:p text:style-name="P137">Complementar</text:p>
            <text:p text:style-name="EMENTA"><text:span text:style-name="T233">TURBAN, E., RAINER JR., R. L., POTTER, R. E. </text:span><text:span text:style-name="T230">Administração de Tecnologia da Informação: teoria e prática</text:span><text:span text:style-name="T233">. 3ª ed. Rio de Janeiro. Ed. Câmpus.</text:span></text:p>
            <text:p text:style-name="EMENTA"><text:span text:style-name="T233">BEUREM, IM. </text:span><text:span text:style-name="T230">Gerenciamento da informação: um recurso estratégico no recurso de gestão empresarial</text:span><text:span text:style-name="T233">. São Paulo, Atlas, 1998.</text:span></text:p>
            <text:p text:style-name="EMENTA"><text:span text:style-name="T233">REZENDE, D. A.; Abreu, A. F. </text:span><text:span text:style-name="T230">Tecnologia da Informação Aplicada a Sistemas de Informação Empresariais</text:span><text:span text:style-name="T233">. 2ª ed.: São Paulo, Atlas, 2001.</text:span></text:p>
            <text:p text:style-name="EMENTA"><text:span text:style-name="T232">AUDY, Jorge Luis Nicolas</text:span><text:span text:style-name="T229">. Fundamentos de Sistemas de Informação</text:span><text:span text:style-name="T232">. Bookman.</text:span></text:p>
            <text:p text:style-name="EMENTA"><text:span text:style-name="T232">ENGE, Erich et al. </text:span><text:span text:style-name="T229">A arte de SEO.</text:span><text:span text:style-name="T232"> 2ª edição. Editora Novatec. São Paulo-SP, 2012.</text:span></text:p>
            <text:p text:style-name="EMENTA"><text:span text:style-name="T242">ZENONE, L. C. </text:span><text:span text:style-name="T240">Customer Relationship Management (CRM).</text:span><text:span text:style-name="T242"> </text:span><text:span text:style-name="T232">Editora Novatec, São Paulo-SP, 2011</text:span></text:p>
          </table:table-cell>
          <table:covered-table-cell/>
          <table:covered-table-cell/>
        </table:table-row>
      </table:table>
      <text:p text:style-name="P43"/>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16"><text:span text:style-name="T247">Disciplina:</text:span><text:span text:style-name="T249"> </text:span></text:p>
            <text:p text:style-name="P127">Métodos e Técnicas de Programação</text:p>
          </table:table-cell>
          <table:table-cell table:style-name="Table30.A1" office:value-type="string">
            <text:p text:style-name="P116"><text:span text:style-name="T247">Série/Período:</text:span><text:span text:style-name="T249"> </text:span></text:p>
            <text:p text:style-name="P127">3º</text:p>
          </table:table-cell>
          <table:table-cell table:style-name="Table30.C1" office:value-type="string">
            <text:p text:style-name="P116"><text:span text:style-name="T247">CH hora/Relógio:</text:span><text:span text:style-name="T249"> </text:span></text:p>
            <text:p text:style-name="P118">81 horas</text:p>
          </table:table-cell>
        </table:table-row>
        <table:table-row table:style-name="Table30.2">
          <table:table-cell table:style-name="Table30.A1" office:value-type="string">
            <text:p text:style-name="P129">Pré-requisito:</text:p>
            <text:p text:style-name="P127">Algoritmos </text:p>
          </table:table-cell>
          <table:table-cell table:style-name="Table30.C1" table:number-columns-spanned="2" office:value-type="string">
            <text:p text:style-name="P116"><text:span text:style-name="T10">Regime:</text:span><text:span text:style-name="T9"> </text:span></text:p>
            <text:p text:style-name="P119">Obrigatória</text:p>
          </table:table-cell>
          <table:covered-table-cell/>
        </table:table-row>
        <table:table-row table:style-name="Table30.1">
          <table:table-cell table:style-name="Table30.C1" table:number-columns-spanned="3" office:value-type="string">
            <text:p text:style-name="P117"><text:span text:style-name="T249">Ementa</text:span><text:span text:style-name="T247">:</text:span><text:span text:style-name="T10"> </text:span></text:p>
            <text:p text:style-name="P153">Recursividade, criação e tratamento de exceções, bibliotecas, operação com arquivos, ambientes de programação, debugação, programação visual, conexão com banco de dados, conexão entre aplicativos em rede.</text:p>
          </table:table-cell>
          <table:covered-table-cell/>
          <table:covered-table-cell/>
        </table:table-row>
        <table:table-row table:style-name="Table30.1">
          <table:table-cell table:style-name="Table30.C1" table:number-columns-spanned="3" office:value-type="string">
            <text:p text:style-name="P116"><text:span text:style-name="T249">Objetivo</text:span><text:span text:style-name="T247">:</text:span></text:p>
            <text:p text:style-name="P153">Competências para trabalhar em programação com bibliotecas, operação com arquivos, vários ambientes de programação, criar programas com interface gráfica, realizar conexão entre um aplicativo e um banco de dados e conectar aplicativos em rede.</text:p>
          </table:table-cell>
          <table:covered-table-cell/>
          <table:covered-table-cell/>
        </table:table-row>
        <table:table-row table:style-name="Table30.1">
          <table:table-cell table:style-name="Table30.C1" table:number-columns-spanned="3" office:value-type="string">
            <text:p text:style-name="P138">Bibliografia:</text:p>
            <text:p text:style-name="P137">Básica</text:p>
            <text:p text:style-name="EMENTA"><text:span text:style-name="T220">SCHILDT, Herbert. </text:span><text:span text:style-name="T226">C completo e total</text:span><text:span text:style-name="T220">. LOCAL: Makron Books, 1997.</text:span></text:p>
            <text:p text:style-name="EMENTA"><text:span text:style-name="T6">DEITEL, H. M., DEITEL, P. J. </text:span><text:span text:style-name="T3">Java: Como programar</text:span><text:span text:style-name="T6">. </text:span><text:span text:style-name="T8">8ª ed., Pearson Prentice Hall, 2010.</text:span></text:p>
            <text:p text:style-name="EMENTA"><text:span text:style-name="T220">JAMSA, </text:span><text:a xlink:type="simple" xlink:href="http://www.americanas.com.br/home/begin.do?home=AcomArtista&amp;itemPersonId=20008&amp;departmentId=1472" text:style-name="Internet_20_link" text:visited-style-name="Visited_20_Internet_20_Link"><text:span text:style-name="Internet_20_link"><text:span text:style-name="T54">Kris</text:span></text:span></text:a><text:span text:style-name="T220">;</text:span><text:span text:style-name="apple-converted-space"><text:span text:style-name="T220"> KLANDER, </text:span></text:span><text:a xlink:type="simple" xlink:href="http://www.americanas.com.br/home/begin.do?home=AcomArtista&amp;itemPersonId=20680&amp;departmentId=1472" text:style-name="Internet_20_link" text:visited-style-name="Visited_20_Internet_20_Link"><text:span text:style-name="Internet_20_link"><text:span text:style-name="T54">Lars </text:span></text:span></text:a><text:span text:style-name="T220">. </text:span><text:span text:style-name="T226">Programando em C/C++:</text:span><text:span text:style-name="T220"> A Bíblia 1ª ed., </text:span><text:a xlink:type="simple" xlink:href="javascript:PesquisaMarca();" text:style-name="Internet_20_link" text:visited-style-name="Visited_20_Internet_20_Link"><text:span text:style-name="Internet_20_link"><text:span text:style-name="T54">Makron Books</text:span></text:span></text:a><text:span text:style-name="T220">.</text:span><text:span text:style-name="T254"> </text:span><text:span text:style-name="T220">1997.</text:span></text:p>
            <text:p text:style-name="P137">Complementares</text:p>
            <text:p text:style-name="EMENTA"><text:span text:style-name="T220">LECHETA, Ricardo R. </text:span><text:span text:style-name="T226">Desenvolvendo para Windows 8.</text:span><text:span text:style-name="T220"> Ed Novatec. 2013.</text:span></text:p>
            <text:p text:style-name="EMENTA"><text:span text:style-name="T220">MENDES, Douglas Rocha. </text:span><text:span text:style-name="T226">Programação Java em Ambiente Distribuído</text:span><text:span text:style-name="T220">. </text:span><text:span text:style-name="T236">Ed Novatec. 2011</text:span></text:p>
            <text:p text:style-name="EMENTA"><text:span text:style-name="T236">BAUER, Christian, KING, Gavin. </text:span><text:span text:style-name="T239">Java Persistance com Hibernate</text:span><text:span text:style-name="T236">. </text:span><text:span text:style-name="T220">Ed. Ciência Moderna. 2007.</text:span></text:p>
            <text:p text:style-name="EMENTA"><text:span text:style-name="T220">GONCALVES, Edson. </text:span><text:span text:style-name="T226">Dominando Eclipse - Tudo que o desenvolvedor Java precisa para criar Aplicativos para Desktop</text:span><text:span text:style-name="T220">. Ed Ciencia Moderna. 2006.</text:span></text:p>
            <text:p text:style-name="EMENTA"><text:span text:style-name="T220">GONCALVES, Edson</text:span><text:span text:style-name="verdana_5f_11_5f_cinza_5f_sublinhado"><text:span text:style-name="T257"> </text:span></text:span><text:span text:style-name="T226">Dominando Netbeans Construa Aplicativos Java Tanto Em Desktop, Como Para Web</text:span><text:span text:style-name="T220">. Ed. Ciencia Moderna. 2006</text:span></text:p>
            <text:p text:style-name="EMENTA"><text:span text:style-name="T220">DEITEL, </text:span><text:span text:style-name="T6">H. M.</text:span><text:span text:style-name="T220">. </text:span><text:span text:style-name="T226">C++ como programar</text:span><text:span text:style-name="T220">. Editora Pearson Prentice Hall, 5ª Edição.2006.</text:span></text:p>
            <text:p text:style-name="EMENTA"><text:span text:style-name="T220">LUTZ, M., ASCHER D. “</text:span><text:span text:style-name="T226">Aprendendo Python</text:span><text:span text:style-name="T220">”, Bookman, 2007.</text:span></text:p>
          </table:table-cell>
          <table:covered-table-cell/>
          <table:covered-table-cell/>
        </table:table-row>
      </table:table>
      <text:p text:style-name="P50"/>
      <text:p text:style-name="P50"/>
      <text:p text:style-name="P50"/>
      <text:p text:style-name="P50"/>
      <text:p text:style-name="P50"/>
      <text:p text:style-name="P50"/>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116"><text:span text:style-name="T247">Disciplina:</text:span><text:span text:style-name="T249"> </text:span></text:p>
            <text:p text:style-name="P127"><text:soft-page-break/>Programação Orientada a Objetos</text:p>
          </table:table-cell>
          <table:table-cell table:style-name="Table31.A1" office:value-type="string">
            <text:p text:style-name="P116"><text:span text:style-name="T247">Série/Período:</text:span><text:span text:style-name="T249"> </text:span></text:p>
            <text:p text:style-name="P127"><text:soft-page-break/>3º</text:p>
          </table:table-cell>
          <table:table-cell table:style-name="Table31.C1" office:value-type="string">
            <text:p text:style-name="P116"><text:span text:style-name="T248">CH hora/Relógio:</text:span><text:span text:style-name="T250"> </text:span></text:p>
            <text:p text:style-name="P120"><text:soft-page-break/>54 horas</text:p>
          </table:table-cell>
        </table:table-row>
        <table:table-row table:style-name="Table31.2">
          <table:table-cell table:style-name="Table31.A1" office:value-type="string">
            <text:p text:style-name="P129">Pré-requisito:</text:p>
            <text:p text:style-name="P127">Algoritmos </text:p>
          </table:table-cell>
          <table:table-cell table:style-name="Table31.B2" table:number-columns-spanned="2" office:value-type="string">
            <text:p text:style-name="P116"><text:span text:style-name="T10">Regime:</text:span><text:span text:style-name="T9"> </text:span></text:p>
            <text:p text:style-name="P119">Obrigatória</text:p>
          </table:table-cell>
          <table:covered-table-cell/>
        </table:table-row>
        <table:table-row table:style-name="Table31.1">
          <table:table-cell table:style-name="Table31.A3" table:number-columns-spanned="3" office:value-type="string">
            <text:p text:style-name="P117"><text:span text:style-name="T249">Ementa</text:span><text:span text:style-name="T247">:</text:span><text:span text:style-name="T10"> </text:span></text:p>
            <text:p text:style-name="P153">Conceitos de programação orientada a objetos: atributos, objetos, classes, interfaces, métodos, herança, polimorfismo e mensagens; Paradigma de desenvolvimento orientado a objeto; Tratamentos de Exceção; Programação visual.</text:p>
          </table:table-cell>
          <table:covered-table-cell/>
          <table:covered-table-cell/>
        </table:table-row>
        <table:table-row table:style-name="Table31.1">
          <table:table-cell table:style-name="Table31.A4" table:number-columns-spanned="3" office:value-type="string">
            <text:p text:style-name="P116"><text:span text:style-name="T249">Objetivo</text:span><text:span text:style-name="T247">:</text:span></text:p>
            <text:p text:style-name="P153">Habilitar para a programação orientada a objetos; Construção de programas orientados a objetos.</text:p>
          </table:table-cell>
          <table:covered-table-cell/>
          <table:covered-table-cell/>
        </table:table-row>
        <table:table-row table:style-name="Table31.5">
          <table:table-cell table:style-name="Table31.A5" table:number-columns-spanned="3" office:value-type="string">
            <text:p text:style-name="P127">Bibliografia:</text:p>
            <text:p text:style-name="P137">Básica</text:p>
            <text:p text:style-name="EMENTA"><text:span text:style-name="T220">DEITEL, P.J., DEITEL, H.M.,”,</text:span><text:span text:style-name="T226"> “Java – Como Programar</text:span><text:span text:style-name="T220"> 8ª. Edição, Bookman,2010.</text:span></text:p>
            <text:p text:style-name="EMENTA"><text:span text:style-name="T220">SANTOS, Rafael. </text:span><text:span text:style-name="T226">Introdução à Programação Orientada a objetos usando Java</text:span><text:span text:style-name="T220">. Editora Câmpus. 2013.</text:span></text:p>
            <text:p text:style-name="EMENTA"><text:span text:style-name="verdana_5f_11_5f_cinza_5f_sublinhado"><text:span text:style-name="T220">SCHILDT , Herbert; SKRIEN</text:span></text:span><text:span text:style-name="T220"> , </text:span><text:span text:style-name="verdana_5f_11_5f_cinza_5f_sublinhado"><text:span text:style-name="T220">Dale</text:span></text:span><text:span text:style-name="T220">. </text:span><text:span text:style-name="T226">Programação com Java - Uma Introdução Abrangente</text:span><text:span text:style-name="T220">. Ed Mcgraw Hill. 2013</text:span></text:p>
            <text:p text:style-name="P137">Complementar</text:p>
            <text:p text:style-name="EMENTA"><text:span text:style-name="T220">FREEMAN, E., FREEMAN, E., </text:span><text:span text:style-name="T226">Use a Cabeça Padrões de Projetos.</text:span><text:span text:style-name="T220"> 2ª ed., Altabooks, <text:s/>2007</text:span></text:p>
            <text:p text:style-name="EMENTA"><text:span text:style-name="T220">SINTES, A., </text:span><text:span text:style-name="T226">Aprenda Programação Orientada a Objetos em 21 dias.</text:span><text:span text:style-name="T220"> Makron Books, 2002.</text:span></text:p>
            <text:p text:style-name="EMENTA"><text:span text:style-name="T220">SIERRA, K.; BATES, B., </text:span><text:span text:style-name="T226">Use a Cabeça! Java.</text:span><text:span text:style-name="T220"> Rio de Janeiro, AltaBooks. 2005.</text:span></text:p>
            <text:p text:style-name="EMENTA"><text:span text:style-name="T220">BARNES, David J.; BARNES, David J.; KOLLING, Michael. Programação Orientada a Objetos com Java. </text:span><text:span text:style-name="T236">Editora Prentice Hall. 4ª Ed. 2009.</text:span></text:p>
            <text:p text:style-name="EMENTA"><text:span text:style-name="T236">ECKLEL, Bruce. </text:span><text:span text:style-name="T239">Thinking in Java</text:span><text:span text:style-name="T236">, Ed 4. </text:span><text:span text:style-name="T220">Prentice Hall, 2006.</text:span></text:p>
            <text:p text:style-name="EMENTA"><text:span text:style-name="Strong_20_Emphasis"><text:span text:style-name="T234">FURGERI , Sérgio. </text:span></text:span><text:span text:style-name="T226">Java 7 - Ensino Didático</text:span><text:span text:style-name="T220">. Editora Érica. 2012.</text:span></text:p>
            <text:p text:style-name="EMENTA"><text:span text:style-name="Strong_20_Emphasis"><text:span text:style-name="T234">MANZANO , José Augusto N. G.; JUNIOR , Roberto Affonso da Costa</text:span></text:span><text:span text:style-name="T220">. </text:span><text:span text:style-name="T226">Java 7 - Programação de Computadores - Guia Prático de Introdução, Orientação e Desenvolvimento</text:span><text:span text:style-name="T220">. Editora Érica. 2011</text:span></text:p>
          </table:table-cell>
          <table:covered-table-cell/>
          <table:covered-table-cell/>
        </table:table-row>
      </table:table>
      <text:p text:style-name="P50"/>
      <text:p text:style-name="P50"/>
      <text:p text:style-name="P50"/>
      <text:p text:style-name="P50"/>
      <text:p text:style-name="P50"/>
      <text:p text:style-name="P50"/>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116"><text:span text:style-name="T247">Disciplina:</text:span><text:span text:style-name="T249"> </text:span></text:p>
            <text:p text:style-name="P127">Análise Orientada a Objetos</text:p>
          </table:table-cell>
          <table:table-cell table:style-name="Table32.A1" office:value-type="string">
            <text:p text:style-name="P116"><text:span text:style-name="T247">Série/Período:</text:span><text:span text:style-name="T249"> </text:span></text:p>
            <text:p text:style-name="P127">3º</text:p>
          </table:table-cell>
          <table:table-cell table:style-name="Table32.C1" office:value-type="string">
            <text:p text:style-name="P116"><text:span text:style-name="T247">CH Hora/Relógio:</text:span><text:span text:style-name="T249"> </text:span></text:p>
            <text:p text:style-name="P118">27 horas</text:p>
          </table:table-cell>
        </table:table-row>
        <text:soft-page-break/>
        <table:table-row table:style-name="Table32.2">
          <table:table-cell table:style-name="Table32.A1" office:value-type="string">
            <text:p text:style-name="P129">Pré-requisito:</text:p>
            <text:p text:style-name="P127">Nenhum </text:p>
          </table:table-cell>
          <table:table-cell table:style-name="Table32.C1" table:number-columns-spanned="2" office:value-type="string">
            <text:p text:style-name="P116"><text:span text:style-name="T10">Regime:</text:span><text:span text:style-name="T9"> </text:span></text:p>
            <text:p text:style-name="P119">Obrigatória</text:p>
          </table:table-cell>
          <table:covered-table-cell/>
        </table:table-row>
        <table:table-row table:style-name="Table32.1">
          <table:table-cell table:style-name="Table32.C1" table:number-columns-spanned="3" office:value-type="string">
            <text:p text:style-name="P117"><text:span text:style-name="T249">Ementa</text:span><text:span text:style-name="T247">:</text:span><text:span text:style-name="T10"> </text:span></text:p>
            <text:p text:style-name="P159">Introdução ao paradigma de orientação a objetos, história, motivações; conceitos básicos de Orientação a Objetos e UML (atributos/propriedades, classes, associações), técnicas de identificação de classes (substantivos e verbos no documento de requisitos), técnicas OO (herança, encapsulamento, polimorfismo), Diagramas da UML (Estruturais, Comportamentais e Interação). Estudo de Caso.</text:p>
          </table:table-cell>
          <table:covered-table-cell/>
          <table:covered-table-cell/>
        </table:table-row>
        <table:table-row table:style-name="Table32.1">
          <table:table-cell table:style-name="Table32.C1" table:number-columns-spanned="3" office:value-type="string">
            <text:p text:style-name="P116"><text:span text:style-name="T249">Objetivo</text:span><text:span text:style-name="T247">:</text:span></text:p>
            <text:p text:style-name="P159">Apresentar os conceitos básicos de Orientação a Objetos (OO) para os discentes da disciplina; Introduzir técnicas fundamentais de OO; Introduzir técnicas de identificação de elementos do paradigma OO e análise orientada a objetos; Apresentar os diagramas da UML; Prover experiência com a utilização destes diagramas.</text:p>
          </table:table-cell>
          <table:covered-table-cell/>
          <table:covered-table-cell/>
        </table:table-row>
        <table:table-row table:style-name="Table32.5">
          <table:table-cell table:style-name="Table32.C1" table:number-columns-spanned="3" office:value-type="string">
            <text:p text:style-name="P127">Bibliografia:</text:p>
            <text:p text:style-name="P131">Básica</text:p>
            <text:p text:style-name="EMENTA"><text:span text:style-name="T233">LARMAN, Graig. </text:span><text:span text:style-name="T230">Utilizando UML e padrões</text:span><text:span text:style-name="T233">. </text:span><text:span text:style-name="T243">Porto Alegre: Bookman, 2000.</text:span></text:p>
            <text:p text:style-name="EMENTA"><text:span text:style-name="T243">WAZLAWICK, Raul Sidnei. </text:span><text:span text:style-name="T230">Análise e Projeto de Sistemas de Informação Orientado a Objetos</text:span><text:span text:style-name="T233">. Rio de Janeiro: Elsevier, 2004.</text:span></text:p>
            <text:p text:style-name="EMENTA"><text:span text:style-name="T233">BOOCH, G.; Rumbaugh J.; Jacobson I.; </text:span><text:span text:style-name="T230">UML Guia do</text:span><text:span text:style-name="T233"> </text:span><text:span text:style-name="T230">Usuário</text:span><text:span text:style-name="T233">; Ed. Câmpus; 2006.</text:span></text:p>
            <text:p text:style-name="P131">Complementar</text:p>
            <text:p text:style-name="EMENTA"><text:span text:style-name="T233">FOWLER, M.; </text:span><text:span text:style-name="T230">UML Essencial – Um breve guia para a linguagem padrão de modelagem de objetos</text:span><text:span text:style-name="T233">. Bookman; 2000.</text:span></text:p>
            <text:p text:style-name="EMENTA"><text:span text:style-name="T233">PENDER, Tom; </text:span><text:span text:style-name="T230">UML a Bíblia;</text:span><text:span text:style-name="T233"> Editora Câmpus; 2004.</text:span></text:p>
            <text:p text:style-name="EMENTA"><text:span text:style-name="T233">GUEDES, Gilleanes T. A. </text:span><text:span text:style-name="T230">UML 2 : uma abordagem prática</text:span><text:span text:style-name="T233"> - 2. ed. -- São Paulo : Novatec Editora, 2011.</text:span></text:p>
            <text:p text:style-name="EMENTA"><text:span text:style-name="T243">MCLAUGHLIN, Brett; POLLICE, Gary; WEST, David. </text:span><text:span text:style-name="T233">U</text:span><text:span text:style-name="T230">se a Cabeça! Análise e Projeto Orientado a Objetos</text:span><text:span text:style-name="T233">. 1ª Ed. Rio de Janeiro: Alta Books, 2007. </text:span></text:p>
            <text:p text:style-name="EMENTA"><text:span text:style-name="T233">HORSTMANN, Cay. </text:span><text:span text:style-name="T230">Padrões e Projeto Orientados a Objetos</text:span><text:span text:style-name="T233">. 2 Ed. Porto Alegre: Bookman, 2007.</text:span></text:p>
          </table:table-cell>
          <table:covered-table-cell/>
          <table:covered-table-cell/>
        </table:table-row>
      </table:table>
      <text:p text:style-name="P50"/>
      <text:p text:style-name="P50"/>
      <text:p text:style-name="P50"/>
      <text:p text:style-name="P50"/>
      <text:p text:style-name="P50"/>
      <text:p text:style-name="P50"/>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16"><text:span text:style-name="T247">Disciplina:</text:span><text:span text:style-name="T249"> </text:span></text:p>
            <text:p text:style-name="P116"><text:span text:style-name="T249">Engenharia de </text:span><text:span text:style-name="T251">Software</text:span></text:p>
          </table:table-cell>
          <table:table-cell table:style-name="Table33.A1" office:value-type="string">
            <text:p text:style-name="P116"><text:span text:style-name="T247">Série/Período:</text:span><text:span text:style-name="T249"> </text:span></text:p>
            <text:p text:style-name="P127">4º</text:p>
          </table:table-cell>
          <table:table-cell table:style-name="Table33.C1" office:value-type="string">
            <text:p text:style-name="P116"><text:span text:style-name="T247">CH Hora/Relógio:</text:span><text:span text:style-name="T249"> </text:span></text:p>
            <text:p text:style-name="P118">81 horas</text:p>
          </table:table-cell>
        </table:table-row>
        <text:soft-page-break/>
        <table:table-row table:style-name="Table33.2">
          <table:table-cell table:style-name="Table33.A1" office:value-type="string">
            <text:p text:style-name="P129">Pré-requisito:</text:p>
            <text:p text:style-name="P127">Programação Orientada a Objetos e Análise Orientada a Objetos</text:p>
          </table:table-cell>
          <table:table-cell table:style-name="Table33.C1" table:number-columns-spanned="2" office:value-type="string">
            <text:p text:style-name="P116"><text:span text:style-name="T10">Regime:</text:span><text:span text:style-name="T9"> </text:span></text:p>
            <text:p text:style-name="P119">Obrigatória</text:p>
          </table:table-cell>
          <table:covered-table-cell/>
        </table:table-row>
        <table:table-row table:style-name="Table33.1">
          <table:table-cell table:style-name="Table33.C1" table:number-columns-spanned="3" office:value-type="string">
            <text:p text:style-name="P117"><text:span text:style-name="T249">Ementa</text:span><text:span text:style-name="T247">:</text:span><text:span text:style-name="T10"> </text:span></text:p>
            <text:p text:style-name="EMENTA"><text:span text:style-name="T233">Visão geral da engenharia de software, suas subáreas, objetivos, desafios e propostas correntes. Dificuldades essenciais e acidentais da Engenharia de </text:span><text:span text:style-name="T224">Software</text:span><text:span text:style-name="T233">. Caracterização de </text:span><text:span text:style-name="T224">software</text:span><text:span text:style-name="T233"> (produto e processo). Modelos Prescritivos de Processos de Desenvolvimento de </text:span><text:span text:style-name="T224">Software</text:span><text:span text:style-name="T233">. Gerência de projetos de software. Garantia da Qualidade de </text:span><text:span text:style-name="T224">software</text:span><text:span text:style-name="T233">. Gerência de configuração de </text:span><text:span text:style-name="T224">software</text:span><text:span text:style-name="T233">. Paradigmas de Desenvolvimento e Manutenção de </text:span><text:span text:style-name="T224">software</text:span><text:span text:style-name="T233">. Ferramentas de apoio à Engenharia de Software (</text:span><text:span text:style-name="T224">CASE</text:span><text:span text:style-name="T233">). Considerações práticas: métodos e técnicas para Engenharia de Software.</text:span></text:p>
          </table:table-cell>
          <table:covered-table-cell/>
          <table:covered-table-cell/>
        </table:table-row>
        <table:table-row table:style-name="Table33.1">
          <table:table-cell table:style-name="Table33.C1" table:number-columns-spanned="3" office:value-type="string">
            <text:p text:style-name="P116"><text:span text:style-name="T249">Objetivo</text:span><text:span text:style-name="T247">:</text:span></text:p>
            <text:p text:style-name="EMENTA"><text:span text:style-name="T233">Tornar o aluno apto a utilizar modelos de processo de desenvolvimento de </text:span><text:span text:style-name="T224">software</text:span><text:span text:style-name="T233">, fazê-lo conhecer e delimitar as etapas do processo de desenvolvimento, conhecer os diferentes tipos de processos, as atividades associadas ao desenvolvimento em especial no tocante à qualidade do produto e do processo e às atividades de gerência do processo, apresentar uma visão geral da área e propor experiência prática de condução de projeto. Apresentá-lo a pirâmide da engenharia de </text:span><text:span text:style-name="T224">software</text:span><text:span text:style-name="T233"> de Pressman (ferramentas, métodos, processos e qualidade) e conscientizá-lo da relação entre estes elementos.</text:span></text:p>
          </table:table-cell>
          <table:covered-table-cell/>
          <table:covered-table-cell/>
        </table:table-row>
        <table:table-row table:style-name="Table33.1">
          <table:table-cell table:style-name="Table33.C1" table:number-columns-spanned="3" office:value-type="string">
            <text:p text:style-name="P127">Bibliografia:</text:p>
            <text:p text:style-name="P137">Básica</text:p>
            <text:p text:style-name="EMENTA"><text:span text:style-name="T233">PRESSMAN, R. S. </text:span><text:span text:style-name="T230">Engenharia de Software: uma abordagem profissional</text:span><text:span text:style-name="T233">, 7ª Edição, McGraw-HillBookman, Porto Alegre, 2011.</text:span></text:p>
            <text:p text:style-name="EMENTA"><text:span text:style-name="T233">SOMMERVILLE, I</text:span><text:span text:style-name="T230">. Engenharia de software. </text:span><text:span text:style-name="T233"><text:s/>9ª Edição, Ed. Pearson Prentice Hall, São Paulo, 2011.</text:span></text:p>
            <text:p text:style-name="EMENTA"><text:span text:style-name="T233">PFLEEGER, S. L., </text:span><text:span text:style-name="T230">Engenharia de Software, Teoria e Prática</text:span><text:span text:style-name="T233">. Pearson Brasil, 2004.</text:span></text:p>
            <text:p text:style-name="P137">Complementar</text:p>
            <text:p text:style-name="EMENTA"><text:span text:style-name="T233">PETERS, J.F., PEDRYCZ, W. </text:span><text:span text:style-name="T230">Engenharia de software: teoria e prática</text:span><text:span text:style-name="T233">, Editora Câmpus, Rio de Janeiro, 2001.</text:span></text:p>
            <text:p text:style-name="EMENTA"><text:span text:style-name="T233">PAULA FILHO, “</text:span><text:span text:style-name="T230">Engenharia de Software – Fundamentos, Métodos e Padrões</text:span><text:span text:style-name="T233">”, LTC, 2001;</text:span></text:p>
            <text:p text:style-name="EMENTA"><text:span text:style-name="T233">GAMMA, HELM, JOHSON, VLISSIDES, “</text:span><text:span text:style-name="T230">Padrões de Projeto</text:span><text:span text:style-name="T233">”, Bookman, 2000.</text:span></text:p>
            <text:p text:style-name="EMENTA"><text:span text:style-name="T233">WAZLAWICK, Raul Sidnei. </text:span><text:span text:style-name="T230">Análise e Projeto de Sistemas de Informação Orientado a Objetos</text:span><text:span text:style-name="T233">. Rio de Janeiro: Elsevier, 2004..</text:span></text:p>
            <text:p text:style-name="EMENTA"><text:span text:style-name="T233">Carvalho, A.M.B.R. and Chiossi, T.C.S. </text:span><text:span text:style-name="T230">Uma Introdução a Engenharia de Software</text:span><text:span text:style-name="T233">. Editora da Unicamp, 2001</text:span></text:p>
          </table:table-cell>
          <table:covered-table-cell/>
          <table:covered-table-cell/>
        </table:table-row>
      </table:table>
      <text:p text:style-name="P50"/>
      <text:p text:style-name="P50"/>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16"><text:span text:style-name="T247">Disciplina:</text:span><text:span text:style-name="T249"> </text:span></text:p>
            <text:p text:style-name="P116"><text:span text:style-name="T249">Programação para </text:span><text:span text:style-name="T251">Web</text:span><text:span text:style-name="T249"> I</text:span></text:p>
          </table:table-cell>
          <table:table-cell table:style-name="Table34.A1" office:value-type="string">
            <text:p text:style-name="P116"><text:span text:style-name="T247">Série/Período:</text:span><text:span text:style-name="T249"> </text:span></text:p>
            <text:p text:style-name="P127">4º</text:p>
          </table:table-cell>
          <table:table-cell table:style-name="Table34.C1" office:value-type="string">
            <text:p text:style-name="P116"><text:span text:style-name="T247">CH Hora/Relógio:</text:span><text:span text:style-name="T249"> </text:span></text:p>
            <text:p text:style-name="P118">81 horas</text:p>
          </table:table-cell>
        </table:table-row>
        <table:table-row table:style-name="Table34.2">
          <table:table-cell table:style-name="Table34.A1" office:value-type="string">
            <text:p text:style-name="P129">Pré-requisito:</text:p>
            <text:p text:style-name="P127">Algoritmos</text:p>
          </table:table-cell>
          <table:table-cell table:style-name="Table34.C1" table:number-columns-spanned="2" office:value-type="string">
            <text:p text:style-name="P116"><text:span text:style-name="T10">Regime:</text:span><text:span text:style-name="T9"> </text:span></text:p>
            <text:p text:style-name="P119">Obrigatória</text:p>
          </table:table-cell>
          <table:covered-table-cell/>
        </table:table-row>
        <text:soft-page-break/>
        <table:table-row table:style-name="Table34.1">
          <table:table-cell table:style-name="Table34.C1" table:number-columns-spanned="3" office:value-type="string">
            <text:p text:style-name="P93"><text:span text:style-name="T249">Ementa</text:span><text:span text:style-name="T247">:</text:span><text:span text:style-name="T10"> </text:span></text:p>
            <text:p text:style-name="EMENTA"><text:span text:style-name="T220">Introdução ao desenvolvimento de aplicações </text:span><text:span text:style-name="T222">web</text:span><text:span text:style-name="T220">. Estudo da arquitetura web, prototipação e criação de páginas estáticas e dinâmicas com ferramentas de desenvolvimento utilizando </text:span><text:span text:style-name="T222">HTML</text:span><text:span text:style-name="T220">, </text:span><text:span text:style-name="T222">CSS</text:span><text:span text:style-name="T220">, </text:span><text:span text:style-name="T222">DOM</text:span><text:span text:style-name="T220">, </text:span><text:span text:style-name="T222">AJAX,</text:span><text:span text:style-name="T220"> </text:span><text:span text:style-name="T222">JAVASCRIPT</text:span><text:span text:style-name="T220"> e </text:span><text:span text:style-name="T222">XML</text:span><text:span text:style-name="T220">.</text:span></text:p>
          </table:table-cell>
          <table:covered-table-cell/>
          <table:covered-table-cell/>
        </table:table-row>
        <table:table-row table:style-name="Table34.1">
          <table:table-cell table:style-name="Table34.C1" table:number-columns-spanned="3" office:value-type="string">
            <text:p text:style-name="P95">Objetivo:</text:p>
            <text:p text:style-name="EMENTA"><text:span text:style-name="T220">Habilitar o aluno para o desenvolvimento </text:span><text:span text:style-name="T222">web</text:span><text:span text:style-name="T220"> com estudos sobre a arquitetura </text:span><text:span text:style-name="T222">web</text:span><text:span text:style-name="T220"> e desenvolvimento de aplicações </text:span><text:span text:style-name="T222">web</text:span><text:span text:style-name="T220"> utilizando ferramentas específicas.</text:span></text:p>
          </table:table-cell>
          <table:covered-table-cell/>
          <table:covered-table-cell/>
        </table:table-row>
        <table:table-row table:style-name="Table34.1">
          <table:table-cell table:style-name="Table34.C1" table:number-columns-spanned="3" office:value-type="string">
            <text:p text:style-name="P127">Bibliografia:</text:p>
            <text:p text:style-name="P137">Básica</text:p>
            <text:p text:style-name="EMENTA"><text:span text:style-name="verdana_5f_11_5f_cinza_5f_sublinhado"><text:span text:style-name="T220">SILVA</text:span></text:span><text:span text:style-name="apple-converted-space"><text:span text:style-name="T220">, </text:span></text:span><text:span text:style-name="verdana_5f_11_5f_cinza_5f_sublinhado"><text:span text:style-name="T220">Mauricio Samy. </text:span></text:span><text:span text:style-name="verdana_5f_11_5f_cinza_5f_sublinhado"><text:span text:style-name="T226">Criando sites com </text:span></text:span><text:span text:style-name="verdana_5f_11_5f_cinza_5f_sublinhado"><text:span text:style-name="T223">HTML</text:span></text:span><text:span text:style-name="verdana_5f_11_5f_cinza_5f_sublinhado"><text:span text:style-name="T220">. </text:span></text:span><text:span text:style-name="T220">Editora Novatec. 2008.</text:span></text:p>
            <text:p text:style-name="EMENTA"><text:span text:style-name="T220">DUCKETT, Jon. </text:span><text:span text:style-name="T226">Introdução à Programação </text:span><text:span text:style-name="T223">web</text:span><text:span text:style-name="T226"> com </text:span><text:span text:style-name="T223">HTML</text:span><text:span text:style-name="T226">, </text:span><text:span text:style-name="T223">XHTML</text:span><text:span text:style-name="T226"> e </text:span><text:span text:style-name="T223">CSS</text:span><text:span text:style-name="T220">. 2º Edição. Editora Ciência Moderna.</text:span></text:p>
            <text:p text:style-name="EMENTA"><text:span text:style-name="T221">GOODMAN, Danny.</text:span><text:span text:style-name="T227"> </text:span><text:span text:style-name="T223">Javascript</text:span><text:span text:style-name="T226"> - A Bíblia</text:span><text:span text:style-name="T220">. Ed. Campus Elsevier, 2001, </text:span><text:span text:style-name="T221">ISBN:</text:span><text:span text:style-name="T220"> 8535208283.</text:span></text:p>
            <text:p text:style-name="P153"/>
            <text:p text:style-name="P137">Complementar</text:p>
            <text:p text:style-name="EMENTA"><text:span text:style-name="T220">COLLISON, </text:span><text:a xlink:type="simple" xlink:href="http://relativa.com.br/defaultlivros.asp?Origem=Pesquisa&amp;TipoPesquisa=Autor&amp;PalavraChave=Simon%20Collison" text:style-name="Internet_20_link" text:visited-style-name="Visited_20_Internet_20_Link"><text:span text:style-name="verdana_5f_11_5f_cinza_5f_sublinhado"><text:span text:style-name="T220">Simon </text:span></text:span></text:a><text:span text:style-name="T220">. </text:span><text:span text:style-name="T226">Desenvolvendo CSS na</text:span><text:span text:style-name="T220"> </text:span><text:span text:style-name="T223">Web</text:span><text:span text:style-name="T220">. Editora Alta Books. 2008.</text:span></text:p>
            <text:p text:style-name="EMENTA"><text:span text:style-name="verdana_5f_11_5f_cinza_5f_sublinhado"><text:span text:style-name="T220">SILVA</text:span></text:span><text:span text:style-name="apple-converted-space"><text:span text:style-name="T220">, </text:span></text:span><text:span text:style-name="verdana_5f_11_5f_cinza_5f_sublinhado"><text:span text:style-name="T220">Mauricio Samy</text:span></text:span><text:span text:style-name="T220">. H</text:span><text:span text:style-name="T226">TML5 - A Linguagem de Marcação que Revolucionou a </text:span><text:span text:style-name="T223">Web</text:span><text:span text:style-name="T226">.</text:span><text:span text:style-name="T220"> Editora Novatec. 2011.</text:span></text:p>
            <text:p text:style-name="EMENTA"><text:span text:style-name="T220">HOGAN, </text:span><text:a xlink:type="simple" xlink:href="http://relativa.com.br/defaultlivros.asp?Origem=Pesquisa&amp;TipoPesquisa=Autor&amp;PalavraChave=BRIAN%20P.%20HOGAN" text:style-name="Internet_20_link" text:visited-style-name="Visited_20_Internet_20_Link"><text:span text:style-name="verdana_5f_11_5f_cinza_5f_sublinhado"><text:span text:style-name="T220">Brian P. </text:span></text:span></text:a><text:span text:style-name="T220"><text:s/></text:span><text:span text:style-name="T226">Web Design para Desenvolvedores - Um Guia para as Ferramentas e Técnicas de Desing Para Programadores</text:span><text:span text:style-name="T220">. Editora Ciência Moderna. 2011.</text:span></text:p>
            <text:p text:style-name="EMENTA"><text:span text:style-name="T220">ITTS-MOULTIS, N &amp; Kirk, C. </text:span><text:span text:style-name="T226">XML Black Book.</text:span><text:span text:style-name="T220"> Makron Books, São Paulo, 2000. ISBN 85-346-1262-5 (Tradução Ariovaldo Griesi)</text:span></text:p>
            <text:p text:style-name="EMENTA"><text:span text:style-name="T220">MAHEMOFF, </text:span><text:a xlink:type="simple" xlink:href="http://relativa.com.br/defaultlivros.asp?Origem=Pesquisa&amp;TipoPesquisa=Autor&amp;PalavraChave=Michael%20Mahemoff" text:style-name="Internet_20_link" text:visited-style-name="Visited_20_Internet_20_Link"><text:span text:style-name="verdana_5f_11_5f_cinza_5f_sublinhado"><text:span text:style-name="T220">Michael </text:span></text:span></text:a><text:span text:style-name="T220">. </text:span><text:span text:style-name="T226">Padrões de Projetos AJAX</text:span><text:span text:style-name="T220">. Editora Alta Books. 2007.</text:span></text:p>
            <text:p text:style-name="EMENTA"><text:span text:style-name="T220">KING , </text:span><text:a xlink:type="simple" xlink:href="http://relativa.com.br/defaultlivros.asp?Origem=Pesquisa&amp;TipoPesquisa=Autor&amp;PalavraChave=ANDREW%20B.%20KING" text:style-name="Internet_20_link" text:visited-style-name="Visited_20_Internet_20_Link"><text:span text:style-name="verdana_5f_11_5f_cinza_5f_sublinhado"><text:span text:style-name="T220">Andrew B. </text:span></text:span></text:a><text:span text:style-name="T226">Otimização de Website - O Guia Definitivo</text:span><text:span text:style-name="T220">. Editora Alta Books. 2009.</text:span></text:p>
            <text:p text:style-name="EMENTA"><text:span text:style-name="T220">FREEMAN Elisabeth; FREEMAN, Eric. </text:span><text:span text:style-name="T226">Use a Cabeça: HTML com CSS &amp; XHTML</text:span><text:span text:style-name="T220">. 2ª Edição. Editora Alta Books.</text:span></text:p>
          </table:table-cell>
          <table:covered-table-cell/>
          <table:covered-table-cell/>
        </table:table-row>
      </table:table>
      <text:p text:style-name="P50"/>
      <text:p text:style-name="P50"/>
      <text:p text:style-name="P50"/>
      <text:p text:style-name="P50"/>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16"><text:span text:style-name="T247">Disciplina:</text:span><text:span text:style-name="T249"> </text:span></text:p>
            <text:p text:style-name="P127">Sistemas Distribuídos</text:p>
          </table:table-cell>
          <table:table-cell table:style-name="Table35.A1" office:value-type="string">
            <text:p text:style-name="P116"><text:span text:style-name="T247">Série/Período:</text:span><text:span text:style-name="T249"> </text:span></text:p>
            <text:p text:style-name="P127">4º</text:p>
          </table:table-cell>
          <table:table-cell table:style-name="Table35.C1" office:value-type="string">
            <text:p text:style-name="P116"><text:span text:style-name="T247">CH Hora/Relógio:</text:span><text:span text:style-name="T249"> </text:span></text:p>
            <text:p text:style-name="P118">81 horas</text:p>
          </table:table-cell>
        </table:table-row>
        <table:table-row table:style-name="Table35.2">
          <table:table-cell table:style-name="Table35.A1" office:value-type="string">
            <text:p text:style-name="P129">Pré-requisito:</text:p>
            <text:p text:style-name="P127">Algoritmos e Redes de Computadores</text:p>
          </table:table-cell>
          <table:table-cell table:style-name="Table35.C1" table:number-columns-spanned="2" office:value-type="string">
            <text:p text:style-name="P116"><text:span text:style-name="T10">Regime:</text:span><text:span text:style-name="T9"> </text:span></text:p>
            <text:p text:style-name="P119">Obrigatória</text:p>
          </table:table-cell>
          <table:covered-table-cell/>
        </table:table-row>
        <table:table-row table:style-name="Table35.1">
          <table:table-cell table:style-name="Table35.C1" table:number-columns-spanned="3" office:value-type="string">
            <text:p text:style-name="P117"><text:span text:style-name="T249">Ementa</text:span><text:span text:style-name="T247">:</text:span><text:span text:style-name="T10"> </text:span></text:p>
            <text:p text:style-name="EMENTA"><text:span text:style-name="T233">Conceitos fundamentais de sistemas distribuídos: Definição de sistemas distribuídos e paralelos, arquiteturas paralelas e distribuídas, coerência de cache, Aspectos no projeto de sistemas distribuídos, Sistemas </text:span><text:soft-page-break/><text:span text:style-name="T233">Operacionais em rede, gerência de processos distribuídos, gerência de arquivos distribuídos, noções de tolerância a falhas.</text:span></text:p>
          </table:table-cell>
          <table:covered-table-cell/>
          <table:covered-table-cell/>
        </table:table-row>
        <table:table-row table:style-name="Table35.1">
          <table:table-cell table:style-name="Table35.C1" table:number-columns-spanned="3" office:value-type="string">
            <text:p text:style-name="P116"><text:span text:style-name="T250">Objetivo</text:span><text:span text:style-name="T248">:</text:span></text:p>
            <text:p text:style-name="P153">Conhecimento em fundamentos, definição e arquiteturas de sistemas distribuídos e paralelos. Conhecimento de coerência de cache. Competências para projeto e gerência de sistemas distribuídos.</text:p>
          </table:table-cell>
          <table:covered-table-cell/>
          <table:covered-table-cell/>
        </table:table-row>
        <table:table-row table:style-name="Table35.1">
          <table:table-cell table:style-name="Table35.C1" table:number-columns-spanned="3" office:value-type="string">
            <text:p text:style-name="P127">Bibliografia:</text:p>
            <text:p text:style-name="P131">Básica</text:p>
            <text:p text:style-name="EMENTA"><text:span text:style-name="T233">COULOURIS G.; DOLLIMORE J.; KINDBERG T. </text:span><text:span text:style-name="T230">Sistemas Distribuídos: Conceitos e Projeto</text:span><text:span text:style-name="T233">. 4ª ed. São Paulo: Bookman, 2007.</text:span></text:p>
            <text:p text:style-name="EMENTA"><text:span text:style-name="T233">TANENBAUM A. S.; STEEN M. V. </text:span><text:span text:style-name="T230">Sistemas distribuídos: princípios e paradigmas</text:span><text:span text:style-name="T233">. 2ª ed. São Paulo: Pearson, 2007.</text:span></text:p>
            <text:p text:style-name="EMENTA"><text:span text:style-name="T233">TANENBAUM A. S.; WETHERALL D. J. </text:span><text:span text:style-name="T230">Redes de Computadores</text:span><text:span text:style-name="T233">. 5ª ed. São Paulo: Pearson, 2011.</text:span></text:p>
            <text:p text:style-name="P131">Complementar</text:p>
            <text:p text:style-name="EMENTA"><text:span text:style-name="T233">MORIMOTO, C. E. </text:span><text:span text:style-name="T230">Redes: guia prático</text:span><text:span text:style-name="T233">. 2ª ed. Porto Alegre: GdHPress, 2011. </text:span></text:p>
            <text:p text:style-name="P96"><text:span text:style-name="T233">TORRES, G. </text:span><text:span text:style-name="T230">Redes de Computadores</text:span><text:span text:style-name="T233"> 2ª ed. Porto Alegre: Rio de Janeiro, 2009.</text:span></text:p>
            <text:p text:style-name="P96"><text:span text:style-name="T233">KUROSE, J. F. </text:span><text:span text:style-name="T230">Redes de Computadores e a Internet</text:span><text:span text:style-name="T233">. 5ª ed. São Paulo: Pearson, 2010.</text:span></text:p>
            <text:p text:style-name="P94"><text:span text:style-name="T10">RIBEIRO, Uira. </text:span><text:span text:style-name="T9">Sistemas Distribuídos: Desenvolvimento aplicações de alta performance no Linux</text:span><text:span text:style-name="T10">. Editora Axcel. 2005.</text:span></text:p>
            <text:p text:style-name="P94"><text:span text:style-name="T10">MARQUES, José Alves; GUEDES, Paulo. </text:span><text:span text:style-name="T9">Tecnologia de Sistemas Distribuídos.</text:span><text:span text:style-name="T10"> 1ª Edição. Editora Fca – Editora de Informática. 1998.</text:span></text:p>
            <text:p text:style-name="P94"><text:span text:style-name="T10">ALBUQUERQUE, Fernando. </text:span><text:span text:style-name="T9">TCP/IP Internet: Programação de sistemas distribuídos – HTML, JAVASCRIPT e JAVA. </text:span><text:span text:style-name="T10">Editora Axcel. 2001.</text:span></text:p>
          </table:table-cell>
          <table:covered-table-cell/>
          <table:covered-table-cell/>
        </table:table-row>
      </table:table>
      <text:p text:style-name="P50"/>
      <text:p text:style-name="P50"/>
      <text:p text:style-name="P50"/>
      <text:p text:style-name="P50"/>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16"><text:span text:style-name="T247">Disciplina:</text:span><text:span text:style-name="T249"> </text:span></text:p>
            <text:p text:style-name="P127">Interface Humano Computador</text:p>
          </table:table-cell>
          <table:table-cell table:style-name="Table36.A1" office:value-type="string">
            <text:p text:style-name="P116"><text:span text:style-name="T247">Série/Período:</text:span><text:span text:style-name="T249"> </text:span></text:p>
            <text:p text:style-name="P127">4º</text:p>
          </table:table-cell>
          <table:table-cell table:style-name="Table36.C1" office:value-type="string">
            <text:p text:style-name="P116"><text:span text:style-name="T247">CH Hora/Relógio:</text:span><text:span text:style-name="T249"> </text:span></text:p>
            <text:p text:style-name="P118">27 horas</text:p>
          </table:table-cell>
        </table:table-row>
        <table:table-row table:style-name="Table36.2">
          <table:table-cell table:style-name="Table36.A1" office:value-type="string">
            <text:p text:style-name="P129">Pré-requisito:</text:p>
            <text:p text:style-name="P127">Nenhum</text:p>
          </table:table-cell>
          <table:table-cell table:style-name="Table36.C1" table:number-columns-spanned="2" office:value-type="string">
            <text:p text:style-name="P116"><text:span text:style-name="T10">Regime:</text:span><text:span text:style-name="T9"> </text:span></text:p>
            <text:p text:style-name="P119">Obrigatória</text:p>
          </table:table-cell>
          <table:covered-table-cell/>
        </table:table-row>
        <table:table-row table:style-name="Table36.1">
          <table:table-cell table:style-name="Table36.C1" table:number-columns-spanned="3" office:value-type="string">
            <text:p text:style-name="P117"><text:span text:style-name="T249">Ementa:</text:span><text:span text:style-name="T9"> </text:span></text:p>
            <text:p text:style-name="EMENTA"><text:span text:style-name="T233">Interação Humano-Computador: Desafios e Objetivos. Princípios de Projetos de Interface. Usabilidade de Aplicativos para Internet. Paradigmas e Metodologias para Design de Interfaces. Avaliação e Validação de Interfaces Humano-Computador; Ergonomia aplicada à informática; Ergonomia e informática: conceitos, objetivos e características, Psicologia cognitiva aplicada a interação homem-computador, Ergonomia cognitiva: conceito e aplicação da navegabilidade. Interface e Usabilidade Intrínseca; Conceitos de Usabilidade, Critérios Ergonômicos de Usabilidade, Métodos e Técnicas de Usabilidade Intrínseca. Acessibilidade na Web; Conceito e importância da Acessibilidade, Principais recomendações e diretrizes de </text:span><text:soft-page-break/><text:span text:style-name="T233">Acessibilidade, interfaces para dispositivos móveis; usabilidade universal. Interface e Usabilidade Extrínseca; Introdução ao delineamento de pesquisa e redação técnica, Navegabilidade e o Projeto de Desenvolvimento de Sistemas, Métodos e técnicas de avaliação e (re)concepção de interfaces.</text:span></text:p>
          </table:table-cell>
          <table:covered-table-cell/>
          <table:covered-table-cell/>
        </table:table-row>
        <table:table-row table:style-name="Table36.1">
          <table:table-cell table:style-name="Table36.C1" table:number-columns-spanned="3" office:value-type="string">
            <text:p text:style-name="EMENTA"><text:span text:style-name="T252">Objetivo</text:span><text:span text:style-name="T253">: </text:span><text:span text:style-name="T233">Conhecer as principais técnicas para elaboração de layout de páginas; Identificar características de usabilidade de interfaces; Compreender os procedimentos e técnicas para o desenvolvimento de sites para internet;</text:span></text:p>
          </table:table-cell>
          <table:covered-table-cell/>
          <table:covered-table-cell/>
        </table:table-row>
        <table:table-row table:style-name="Table36.1">
          <table:table-cell table:style-name="Table36.C1" table:number-columns-spanned="3" office:value-type="string">
            <text:p text:style-name="P127">Bibliografia:</text:p>
            <text:p text:style-name="P131">Básica</text:p>
            <text:p text:style-name="EMENTA"><text:span text:style-name="T233">NILSEN, Jacob. </text:span><text:span text:style-name="T230">Projetando</text:span><text:span text:style-name="T233"> </text:span><text:span text:style-name="T230">websites</text:span><text:span text:style-name="T233">. São Paulo: Editora Câmpus, 2000.</text:span></text:p>
            <text:p text:style-name="EMENTA"><text:span text:style-name="T233">ROCHA, Heloisa Vieira e BARANAUSKAS, M. Cecília. </text:span><text:span text:style-name="T230">Design e Avaliação de Interfaces Humano-Computador.</text:span><text:span text:style-name="T233"> São Paulo: Escola de Computação da USP, 2000. </text:span></text:p>
            <text:p text:style-name="EMENTA"><text:span text:style-name="T233">CASTELLS, Manuel. </text:span><text:span text:style-name="T230">A galáxia da Internet: reflexões sobre a Internet, os negócios e a sociedade</text:span><text:span text:style-name="T233">. Rio de Janeiro: Jorge Zahar, 2003.</text:span></text:p>
            <text:p text:style-name="P131">Complementar</text:p>
            <text:p text:style-name="EMENTA"><text:span text:style-name="T233">GUÉRIN, F., LAVILLE, A., DANIELLOU, François, DURAFFOURG, J. &amp; KERGUELEN, </text:span><text:span text:style-name="T230">A. Compreender o trabalho para transformá-lo. A prática da Ergonomia </text:span><text:span text:style-name="T233">(tradução de L. Sznelwar et al.). São Paulo: Edgar Blücher, 2001.</text:span></text:p>
            <text:p text:style-name="EMENTA"><text:span text:style-name="T233">JOHNSON, Steven. </text:span><text:span text:style-name="T230">Cultura da interface: como o computador transforma nossa maneira de criar e comunicar</text:span><text:span text:style-name="T233">. Rio de Janeiro: Jorge Zahar, 2001.</text:span></text:p>
            <text:p text:style-name="EMENTA"><text:span text:style-name="T233">SILVINO,Alexandre Magno Dias. </text:span><text:span text:style-name="T230">Ergonomia cognitiva e exclusão digital: a competência como elemento de (re)concepção de interfaces gráficas</text:span><text:span text:style-name="T233">. Tese de Doutorado, Universidade de Brasília, Brasília, 2004.</text:span></text:p>
            <text:p text:style-name="EMENTA"><text:span text:style-name="T233">PRESSMAN, Roger S. </text:span><text:span text:style-name="T230">Engenharia de Software.</text:span><text:span text:style-name="T233"> Rio de Janeiro: McGraw-Hill. 2002.</text:span></text:p>
            <text:p text:style-name="EMENTA"><text:span text:style-name="T243">WILLIANS, Robin ; TOLLETT, John. </text:span><text:span text:style-name="T241">Web design para não-designers</text:span><text:span text:style-name="T243">. </text:span><text:span text:style-name="T233">Ciência Moderna, São Paulo, 2001.</text:span></text:p>
            <text:p text:style-name="P164"/>
          </table:table-cell>
          <table:covered-table-cell/>
          <table:covered-table-cell/>
        </table:table-row>
        <table:table-row table:style-name="Table36.1">
          <table:table-cell table:style-name="Table36.A1" office:value-type="string">
            <text:p text:style-name="P116"><text:span text:style-name="T247">Disciplina:</text:span><text:span text:style-name="T249"> </text:span></text:p>
            <text:p text:style-name="P127">Inglês Instrumental</text:p>
          </table:table-cell>
          <table:table-cell table:style-name="Table36.A1" office:value-type="string">
            <text:p text:style-name="P116"><text:span text:style-name="T247">Série/Período:</text:span><text:span text:style-name="T249"> </text:span></text:p>
            <text:p text:style-name="P127">4º</text:p>
          </table:table-cell>
          <table:table-cell table:style-name="Table36.C1" office:value-type="string">
            <text:p text:style-name="P116"><text:span text:style-name="T247">CH Hora/Relógio:</text:span><text:span text:style-name="T249"> </text:span></text:p>
            <text:p text:style-name="P118">27 horas</text:p>
          </table:table-cell>
        </table:table-row>
        <table:table-row table:style-name="Table36.2">
          <table:table-cell table:style-name="Table36.A1" office:value-type="string">
            <text:p text:style-name="P129">Pré-requisito:</text:p>
            <text:p text:style-name="P127">Nenhum</text:p>
          </table:table-cell>
          <table:table-cell table:style-name="Table36.C1" table:number-columns-spanned="2" office:value-type="string">
            <text:p text:style-name="P116"><text:span text:style-name="T10">Regime:</text:span><text:span text:style-name="T9"> </text:span></text:p>
            <text:p text:style-name="P119">Obrigatória</text:p>
          </table:table-cell>
          <table:covered-table-cell/>
        </table:table-row>
        <table:table-row table:style-name="Table36.1">
          <table:table-cell table:style-name="Table36.C1" table:number-columns-spanned="3" office:value-type="string">
            <text:p text:style-name="P142"><text:span text:style-name="T249">Ementa</text:span><text:span text:style-name="T247">:</text:span><text:span text:style-name="T10"> </text:span></text:p>
            <text:p text:style-name="P153">Desenvolvimento da habilidade de compreensão escrita por meio da interpretação de textos acadêmicos e técnicos, a partir do conhecimento prévio do aluno em língua inglesa, com a utilização do suporte da língua portuguesa.</text:p>
          </table:table-cell>
          <table:covered-table-cell/>
          <table:covered-table-cell/>
        </table:table-row>
        <table:table-row table:style-name="Table36.1">
          <table:table-cell table:style-name="Table36.C1" table:number-columns-spanned="3" office:value-type="string">
            <text:p text:style-name="P141"><text:span text:style-name="T249">Objetivo</text:span><text:span text:style-name="T247">:</text:span></text:p>
            <text:p text:style-name="P153">Propiciar ao aprendiz recursos para ler e compreender textos escritos em língua inglesa por meio do reconhecimento e do emprego de estratégias de leitura, bem como expressar essa compreensão em língua materna tanto através do uso da habilidade de produção oral quanto escrita.</text:p>
          </table:table-cell>
          <table:covered-table-cell/>
          <table:covered-table-cell/>
        </table:table-row>
        <table:table-row table:style-name="Table36.1">
          <table:table-cell table:style-name="Table36.C1" table:number-columns-spanned="3" office:value-type="string">
            <text:p text:style-name="P140">Bibliografia:</text:p>
            <text:p text:style-name="P139">Básica</text:p>
            <text:p text:style-name="EMENTA"><text:span text:style-name="T236">CRAVEN, M. </text:span><text:span text:style-name="T239">Reading Keys - Introducing, developing and extending. </text:span><text:span text:style-name="T220">Oxford: Macmillan, 2003.</text:span></text:p>
            <text:p text:style-name="EMENTA"><text:soft-page-break/><text:span text:style-name="T220">MUNHOZ, R. </text:span><text:span text:style-name="T226">Inglês Instrumental</text:span><text:span text:style-name="T220">. Volumes I, II e III. São Paulo: Textonovo, 2004.</text:span></text:p>
            <text:p text:style-name="EMENTA"><text:span text:style-name="T220">TORRES, Décio. </text:span><text:span text:style-name="T226">Inglês com textos para Informática</text:span><text:span text:style-name="T220">. </text:span><text:span text:style-name="T236">Salvador: O autor, 2001.</text:span></text:p>
            <text:p text:style-name="P139">Complementar</text:p>
            <text:p text:style-name="EMENTA"><text:span text:style-name="T236">DIAS, R. </text:span><text:span text:style-name="T239">Reading Critically in Englis</text:span><text:span text:style-name="T236">h. Belo Horizonte: UFMG, 2002.</text:span></text:p>
            <text:p text:style-name="EMENTA"><text:span text:style-name="T236">EASTWOOD, J. </text:span><text:span text:style-name="T239">Oxford Practice Grammar. </text:span><text:span text:style-name="T220">Oxford: Oxford University Press, 2003.</text:span></text:p>
            <text:p text:style-name="EMENTA"><text:span text:style-name="T220">FERRARI, M.; RUBIN, S. G. </text:span><text:span text:style-name="T226">Inglês: de olho no mundo do trabalho</text:span><text:span text:style-name="T220">. São Paulo: Scipione, 2007.</text:span></text:p>
            <text:p text:style-name="EMENTA"><text:span text:style-name="T220">GUANDALINI, E. O. </text:span><text:span text:style-name="T226">Técnicas de leitura em inglês I e II.</text:span><text:span text:style-name="T220"> São Paulo: Textonovo, 2002.</text:span></text:p>
            <text:p text:style-name="EMENTA"><text:span text:style-name="T220">GUERIOS, F.; CORTIANO, E.; RIGONI, F. </text:span><text:span text:style-name="T226">Keys</text:span><text:span text:style-name="T220">. </text:span><text:span text:style-name="T236">São Paulo: Saraiva, 2006.</text:span></text:p>
            <text:p text:style-name="EMENTA"><text:span text:style-name="T236">HARDING, K. </text:span><text:span text:style-name="T239">English for Specific Purposes</text:span><text:span text:style-name="T236">. Oxford: Oxford Universtiy Press, 2008.</text:span></text:p>
            <text:p text:style-name="EMENTA"><text:span text:style-name="T236">HOLLAENDER, Arnon &amp; SANDERS, Sidney. </text:span><text:span text:style-name="T239">Keyword: a complete English</text:span><text:span text:style-name="T236"> </text:span><text:span text:style-name="T239">course</text:span><text:span text:style-name="T236">. </text:span><text:span text:style-name="T220">São Paulo: Moderna, 1995.</text:span></text:p>
          </table:table-cell>
          <table:covered-table-cell/>
          <table:covered-table-cell/>
        </table:table-row>
      </table:table>
      <text:p text:style-name="P50"/>
      <text:p text:style-name="P50"/>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16"><text:span text:style-name="T247">Disciplina:</text:span><text:span text:style-name="T249"> </text:span></text:p>
            <text:p text:style-name="P127">Educação Ambiental</text:p>
          </table:table-cell>
          <table:table-cell table:style-name="Table37.A1" office:value-type="string">
            <text:p text:style-name="P116"><text:span text:style-name="T247">Série/Período:</text:span><text:span text:style-name="T249"> </text:span></text:p>
            <text:p text:style-name="P127">4º</text:p>
          </table:table-cell>
          <table:table-cell table:style-name="Table37.C1" office:value-type="string">
            <text:p text:style-name="P116"><text:span text:style-name="T247">CH Hora/Relógio:</text:span><text:span text:style-name="T249"> </text:span></text:p>
            <text:p text:style-name="P118">27 horas</text:p>
          </table:table-cell>
        </table:table-row>
        <table:table-row table:style-name="Table37.2">
          <table:table-cell table:style-name="Table37.A1" office:value-type="string">
            <text:p text:style-name="P129">Pré-requisito:</text:p>
            <text:p text:style-name="P127"/>
          </table:table-cell>
          <table:table-cell table:style-name="Table37.C1" table:number-columns-spanned="2" office:value-type="string">
            <text:p text:style-name="P116"><text:span text:style-name="T10">Regime:</text:span><text:span text:style-name="T9"> </text:span></text:p>
            <text:p text:style-name="P119">Obrigatória</text:p>
            <text:p text:style-name="P121"/>
            <text:p text:style-name="P121"/>
          </table:table-cell>
          <table:covered-table-cell/>
        </table:table-row>
        <table:table-row table:style-name="Table37.1">
          <table:table-cell table:style-name="Table37.C1" table:number-columns-spanned="3" office:value-type="string">
            <text:p text:style-name="P117"><text:span text:style-name="T249">Ementa</text:span><text:span text:style-name="T247">:</text:span><text:span text:style-name="T10"> </text:span></text:p>
            <text:p text:style-name="P159">A biosfera e seu equilíbrio. Efeitos da tecnologia sobre o equilíbrio ecológico. Considerações sobre poluição da água, do solo e do ar. Preservação dos recursos naturais: medidas de controle; tecnologia aplicada. Legislação ambiental. Avaliação de impactos ambientais de projetos tecnológicos.</text:p>
          </table:table-cell>
          <table:covered-table-cell/>
          <table:covered-table-cell/>
        </table:table-row>
        <table:table-row table:style-name="Table37.1">
          <table:table-cell table:style-name="Table37.C1" table:number-columns-spanned="3" office:value-type="string">
            <text:p text:style-name="P116"><text:span text:style-name="T249">Objetivo</text:span><text:span text:style-name="T247">:</text:span></text:p>
            <text:p text:style-name="P159">Proporcionar oportunidade de desenvolver conhecimento e de reflexões sobre a problemática social e ambiental nas empresas sob os enfoques técnico e humano.</text:p>
          </table:table-cell>
          <table:covered-table-cell/>
          <table:covered-table-cell/>
        </table:table-row>
        <table:table-row table:style-name="Table37.1">
          <table:table-cell table:style-name="Table37.C1" table:number-columns-spanned="3" office:value-type="string">
            <text:p text:style-name="P127">Bibliografia:</text:p>
            <text:p text:style-name="P137">Básica</text:p>
            <text:p text:style-name="P163">HOLLIDAY, Charles. Cumprindo o prometido: casos de sucesso de desenvolvimento sustentável. Rio de Janeiro : Campus, 2002.</text:p>
            <text:p text:style-name="P163">TAKESHY, Tachizawa. Gestão ambiental e responsabilidade social corporativa. São Paulo : Atlas, 2002.</text:p>
            <text:p text:style-name="P163">TAKESHY, Tachizawa. Organizações não governamentais e terceiro setor. São Paulo : Atlas, 2002.</text:p>
            <text:p text:style-name="P137">Complementar</text:p>
            <text:p text:style-name="P136">CALLENBACH, Ernest, et. al. Gerenciamento ecológico São Paulo : Cultrix/Amana, 1993. <text:s/></text:p>
            <text:p text:style-name="P161"/>
          </table:table-cell>
          <table:covered-table-cell/>
          <table:covered-table-cell/>
        </table:table-row>
      </table:table>
      <text:p text:style-name="P50"/>
      <text:p text:style-name="P50"><text:soft-page-break/></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116"><text:span text:style-name="T247">Disciplina:</text:span><text:span text:style-name="T249"> </text:span></text:p>
            <text:p text:style-name="P127">Tópicos Avançados</text:p>
          </table:table-cell>
          <table:table-cell table:style-name="Table38.A1" office:value-type="string">
            <text:p text:style-name="P116"><text:span text:style-name="T247">Série/Período:</text:span><text:span text:style-name="T249"> </text:span></text:p>
            <text:p text:style-name="P127">4º</text:p>
          </table:table-cell>
          <table:table-cell table:style-name="Table38.C1" office:value-type="string">
            <text:p text:style-name="P116"><text:span text:style-name="T247">CH Hora/Relógio:</text:span><text:span text:style-name="T249"> </text:span></text:p>
            <text:p text:style-name="P118">27 horas</text:p>
          </table:table-cell>
        </table:table-row>
        <table:table-row table:style-name="Table38.2">
          <table:table-cell table:style-name="Table38.A1" office:value-type="string">
            <text:p text:style-name="P129">Pré-requisito:</text:p>
            <text:p text:style-name="P127"/>
          </table:table-cell>
          <table:table-cell table:style-name="Table38.C1" table:number-columns-spanned="2" office:value-type="string">
            <text:p text:style-name="P116"><text:span text:style-name="T10">Regime:</text:span><text:span text:style-name="T9"> </text:span></text:p>
            <text:p text:style-name="P119">Obrigatória</text:p>
            <text:p text:style-name="P121"/>
            <text:p text:style-name="P121"/>
          </table:table-cell>
          <table:covered-table-cell/>
        </table:table-row>
        <table:table-row table:style-name="Table38.1">
          <table:table-cell table:style-name="Table38.C1" table:number-columns-spanned="3" office:value-type="string">
            <text:p text:style-name="P117"><text:span text:style-name="T249">Ementa</text:span><text:span text:style-name="T247">:</text:span><text:span text:style-name="T10"> </text:span></text:p>
            <text:p text:style-name="P159">Tópico variável em computação segundo tendências atuais na área.</text:p>
          </table:table-cell>
          <table:covered-table-cell/>
          <table:covered-table-cell/>
        </table:table-row>
        <table:table-row table:style-name="Table38.1">
          <table:table-cell table:style-name="Table38.C1" table:number-columns-spanned="3" office:value-type="string">
            <text:p text:style-name="P116"><text:span text:style-name="T249">Objetivo</text:span><text:span text:style-name="T247">:</text:span></text:p>
            <text:p text:style-name="P159">Proporcionar ao acadêmico conteúdos básicos sobre tendências atuais na área de Tecnologia da Informação.</text:p>
          </table:table-cell>
          <table:covered-table-cell/>
          <table:covered-table-cell/>
        </table:table-row>
        <table:table-row table:style-name="Table38.1">
          <table:table-cell table:style-name="Table38.C1" table:number-columns-spanned="3" office:value-type="string">
            <text:p text:style-name="P127">Bibliografia:</text:p>
            <text:p text:style-name="P137">Básica</text:p>
            <text:p text:style-name="P163">Variável. A bibliografia deve ser definida de acordo com o tema a ser ministrado.</text:p>
          </table:table-cell>
          <table:covered-table-cell/>
          <table:covered-table-cell/>
        </table:table-row>
      </table:table>
      <text:p text:style-name="P50"/>
      <text:p text:style-name="P50"/>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16"><text:span text:style-name="T247">Disciplina:</text:span><text:span text:style-name="T249"> </text:span></text:p>
            <text:p text:style-name="P116"><text:span text:style-name="T249">Programação para </text:span><text:span text:style-name="T251">Web</text:span><text:span text:style-name="T249"> II</text:span></text:p>
          </table:table-cell>
          <table:table-cell table:style-name="Table39.A1" office:value-type="string">
            <text:p text:style-name="P116"><text:span text:style-name="T247">Série/Período:</text:span><text:span text:style-name="T249"> </text:span></text:p>
            <text:p text:style-name="P127">5º</text:p>
          </table:table-cell>
          <table:table-cell table:style-name="Table39.C1" office:value-type="string">
            <text:p text:style-name="P116"><text:span text:style-name="T247">CH Hora/Relógio:</text:span><text:span text:style-name="T249"> </text:span></text:p>
            <text:p text:style-name="P118">81 horas</text:p>
          </table:table-cell>
        </table:table-row>
        <table:table-row table:style-name="Table39.2">
          <table:table-cell table:style-name="Table39.A1" office:value-type="string">
            <text:p text:style-name="P129">Pré-requisito:</text:p>
            <text:p text:style-name="P127">Algoritmos e Redes de Computadores</text:p>
          </table:table-cell>
          <table:table-cell table:style-name="Table39.C1" table:number-columns-spanned="2" office:value-type="string">
            <text:p text:style-name="P116"><text:span text:style-name="T10">Regime:</text:span><text:span text:style-name="T9"> </text:span></text:p>
            <text:p text:style-name="P119">Obrigatória</text:p>
          </table:table-cell>
          <table:covered-table-cell/>
        </table:table-row>
        <table:table-row table:style-name="Table39.1">
          <table:table-cell table:style-name="Table39.C1" table:number-columns-spanned="3" office:value-type="string">
            <text:p text:style-name="P117"><text:span text:style-name="T249">Ementa</text:span><text:span text:style-name="T247">:</text:span><text:span text:style-name="T10"> </text:span></text:p>
            <text:p text:style-name="EMENTA"><text:span text:style-name="T220">Programação </text:span><text:span text:style-name="T222">web</text:span><text:span text:style-name="T220"> dinâmica avançada com J2EE incluindo </text:span><text:span text:style-name="T222">Containers</text:span><text:span text:style-name="T220">, </text:span><text:span text:style-name="T222">Servlets</text:span><text:span text:style-name="T220">, </text:span><text:span text:style-name="T222">Java Server Pages (JSP</text:span><text:span text:style-name="T220">), JSF, </text:span><text:span text:style-name="T222">MVC, Cookies, Sessões, JAAS</text:span><text:span text:style-name="T220"> e Filtros, acesso a Banco de Dados com JDBC, </text:span><text:span text:style-name="T222">frameworks</text:span><text:span text:style-name="T220"> de persistência objeto-relacional e </text:span><text:span text:style-name="T222">web services</text:span><text:span text:style-name="T220">.</text:span></text:p>
          </table:table-cell>
          <table:covered-table-cell/>
          <table:covered-table-cell/>
        </table:table-row>
        <table:table-row table:style-name="Table39.1">
          <table:table-cell table:style-name="Table39.C1" table:number-columns-spanned="3" office:value-type="string">
            <text:p text:style-name="P116"><text:span text:style-name="T249">Objetivo</text:span><text:span text:style-name="T247">:</text:span></text:p>
            <text:p text:style-name="EMENTA"><text:span text:style-name="T220">Capacitar o aluno para o desenvolvimento de aplicações </text:span><text:span text:style-name="T222">web</text:span><text:span text:style-name="T220"> dinâmico.</text:span></text:p>
          </table:table-cell>
          <table:covered-table-cell/>
          <table:covered-table-cell/>
        </table:table-row>
        <table:table-row table:style-name="Table39.1">
          <table:table-cell table:style-name="Table39.C1" table:number-columns-spanned="3" office:value-type="string">
            <text:p text:style-name="P127">Bibliografia:</text:p>
            <text:p text:style-name="P131">Básica</text:p>
            <text:p text:style-name="EMENTA"><text:span text:style-name="T233">GONÇALVES, E</text:span><text:span text:style-name="T230">.</text:span><text:span text:style-name="apple-converted-space"><text:span text:style-name="T258"> </text:span></text:span><text:span text:style-name="T226">Desenvolvendo Aplicações Web com JSP, SERVELTS, JAVASERVER FACES, HIBERNATE, EJB 3 PERSISTANCE E AJAX</text:span><text:span text:style-name="T220">;</text:span><text:span text:style-name="apple-converted-space"><text:span text:style-name="T259"> </text:span></text:span><text:span text:style-name="T233">Rio de Janeiro: Ciência Moderna, 2007.</text:span></text:p>
            <text:p text:style-name="EMENTA"><text:span text:style-name="T220">TERUEL , </text:span><text:a xlink:type="simple" xlink:href="http://relativa.com.br/defaultlivros.asp?Origem=Pesquisa&amp;TipoPesquisa=Autor&amp;PalavraChave=EVANDRO%20CARLOS%20TERUEL" text:style-name="Internet_20_link" text:visited-style-name="Visited_20_Internet_20_Link"><text:span text:style-name="verdana_5f_11_5f_cinza_5f_sublinhado"><text:span text:style-name="T220">Evandro Carlos.</text:span></text:span></text:a><text:span text:style-name="T220"> </text:span><text:span text:style-name="T226">Arquitetura De Sistemas Para Web Com Java Utilizando Design Patterns E Frameworks</text:span><text:span text:style-name="T220">. Editora Ciência Moderna. 2012.</text:span></text:p>
            <text:p text:style-name="EMENTA"><text:a xlink:type="simple" xlink:href="javascript:PesquisaAutor();" text:style-name="Internet_20_link" text:visited-style-name="Visited_20_Internet_20_Link"><text:span text:style-name="Internet_20_link"><text:span text:style-name="T54">BASHAM, Brian</text:span></text:span></text:a><text:span text:style-name="T220">. </text:span><text:span text:style-name="T226">Use a Cabeça: Servlets e JSP</text:span><text:span text:style-name="T220">. 2ª Ed. Editora Alta Books. <text:s/></text:span></text:p>
            <text:p text:style-name="P131">Complementar</text:p>
            <text:p text:style-name="EMENTA"><text:span text:style-name="T220">TERUEL , </text:span><text:a xlink:type="simple" xlink:href="http://relativa.com.br/defaultlivros.asp?Origem=Pesquisa&amp;TipoPesquisa=Autor&amp;PalavraChave=EVANDRO%20CARLOS%20TERUEL" text:style-name="Internet_20_link" text:visited-style-name="Visited_20_Internet_20_Link"><text:span text:style-name="verdana_5f_11_5f_cinza_5f_sublinhado"><text:span text:style-name="T220">Evandro Carlos.</text:span></text:span></text:a><text:span text:style-name="T220"> </text:span><text:span text:style-name="T226">Web Total - Desenvolva Sites com Tecnologias de Uso Livre</text:span><text:span text:style-name="T220">. Editora Érica. 2009.</text:span></text:p>
            <text:p text:style-name="EMENTA"><text:span text:style-name="T220">MALKS, D.; ALUR, D.; CRUPI, J.</text:span><text:span text:style-name="apple-converted-space"><text:span text:style-name="T220"> </text:span></text:span><text:span text:style-name="T220"> </text:span><text:span text:style-name="T226">Core J2EE Patterns -</text:span><text:span text:style-name="apple-converted-space"><text:span text:style-name="T226"> </text:span></text:span><text:span text:style-name="T226">As Melhores Práticas e Estratégias de Design</text:span><text:span text:style-name="T220">;</text:span><text:span text:style-name="apple-converted-space"><text:span text:style-name="T220"> </text:span></text:span><text:span text:style-name="T220">Rio de Janeiro: Câmpus, 2004.</text:span></text:p>
            <text:p text:style-name="EMENTA"><text:span text:style-name="il"><text:span text:style-name="T220">KURNIAWAN, Budiwan. </text:span></text:span><text:span text:style-name="il"><text:span text:style-name="T226">Java para a Web com Servlets, JSP e EJB - Um guia do programador para </text:span></text:span><text:soft-page-break/><text:span text:style-name="il"><text:span text:style-name="T226">soluções escaláveis para J2EE</text:span></text:span><text:span text:style-name="il"><text:span text:style-name="T220">. Editora Ciência Moderna, 2002.</text:span></text:span></text:p>
            <text:p text:style-name="EMENTA"><text:span text:style-name="T220">FIELDS, D.K.; KOLB, M.A. </text:span><text:span text:style-name="T226">Desenvolvendo na </text:span><text:span text:style-name="highlightedsearchterm"><text:span text:style-name="T226">Web</text:span></text:span><text:span text:style-name="T226"> com Java Server Pages.</text:span><text:span text:style-name="T220"> Editora Ciência Moderna, 2000.</text:span></text:p>
            <text:p text:style-name="EMENTA"><text:span text:style-name="T220">LUCKOW, Décio Heinzelmann; MELO, Alexandre Altair</text:span><text:span text:style-name="T226">. Programação Java para a Web</text:span><text:span text:style-name="T220">. Editora Novatec. 2010.</text:span></text:p>
            <text:p text:style-name="EMENTA"><text:span text:style-name="T220">RUMMAR , V.;NARAYAN , Prakash; NG , Tonny. </text:span><text:span text:style-name="T226">Implementando SOA usando Java EE</text:span><text:span text:style-name="T220">. Editora Alta Books. 2012.</text:span></text:p>
            <text:p text:style-name="EMENTA"><text:span text:style-name="T220">GEARY , </text:span><text:a xlink:type="simple" xlink:href="http://relativa.com.br/defaultlivros.asp?Origem=Pesquisa&amp;TipoPesquisa=Autor&amp;PalavraChave=DAVID%20M.%20GEARY" text:style-name="Internet_20_link" text:visited-style-name="Visited_20_Internet_20_Link"><text:span text:style-name="verdana_5f_11_5f_cinza_5f_sublinhado"><text:span text:style-name="T220">David M. </text:span></text:span></text:a><text:span text:style-name="il"><text:span text:style-name="T226">Java Server Pages: Avançado</text:span></text:span><text:span text:style-name="il"><text:span text:style-name="T220">. Editora Ciencia Moderna. 2002.</text:span></text:span></text:p>
            <text:p text:style-name="P115"><text:span text:style-name="il"><text:span text:style-name="T17"/></text:span></text:p>
          </table:table-cell>
          <table:covered-table-cell/>
          <table:covered-table-cell/>
        </table:table-row>
      </table:table>
      <text:p text:style-name="P50"/>
      <text:p text:style-name="P50"/>
      <text:p text:style-name="P50"/>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16"><text:span text:style-name="T247">Disciplina:</text:span><text:span text:style-name="T249"> </text:span></text:p>
            <text:p text:style-name="P127">Engenharia de Requisitos</text:p>
          </table:table-cell>
          <table:table-cell table:style-name="Table40.A1" office:value-type="string">
            <text:p text:style-name="P116"><text:span text:style-name="T247">Série/Período:</text:span><text:span text:style-name="T249"> </text:span></text:p>
            <text:p text:style-name="P127">5º</text:p>
          </table:table-cell>
          <table:table-cell table:style-name="Table40.C1" office:value-type="string">
            <text:p text:style-name="P116"><text:span text:style-name="T247">CH Hora/Relógio:</text:span><text:span text:style-name="T249"> </text:span></text:p>
            <text:p text:style-name="P118">54 horas</text:p>
          </table:table-cell>
        </table:table-row>
        <table:table-row table:style-name="Table40.2">
          <table:table-cell table:style-name="Table40.A1" office:value-type="string">
            <text:p text:style-name="P129">Pré-requisito:</text:p>
            <text:p text:style-name="P127">Engenharia de Software</text:p>
          </table:table-cell>
          <table:table-cell table:style-name="Table40.C1" table:number-columns-spanned="2" office:value-type="string">
            <text:p text:style-name="P116"><text:span text:style-name="T10">Regime:</text:span><text:span text:style-name="T9"> </text:span></text:p>
            <text:p text:style-name="P119">Obrigatória</text:p>
          </table:table-cell>
          <table:covered-table-cell/>
        </table:table-row>
        <table:table-row table:style-name="Table40.1">
          <table:table-cell table:style-name="Table40.C1" table:number-columns-spanned="3" office:value-type="string">
            <text:p text:style-name="P117"><text:span text:style-name="T249">Ementa</text:span><text:span text:style-name="T247">:</text:span><text:span text:style-name="T10"> </text:span></text:p>
            <text:p text:style-name="P159">Conceito de Requisito e Necessidade, Taxonomia e Classificação de Requisitos (Funcional, Não-Funcional, Regra de Negócio, e demais classificações da literatura), Técnicas de Elicitação de requisitos (5W2H, Etnografia, Entrevista, dentre outras), Processo de Engenharia de Requisitos; Documentação de Requisitos; Normas Técnicas para Requisitos; Estudo de Caso.</text:p>
          </table:table-cell>
          <table:covered-table-cell/>
          <table:covered-table-cell/>
        </table:table-row>
        <table:table-row table:style-name="Table40.1">
          <table:table-cell table:style-name="Table40.C1" table:number-columns-spanned="3" office:value-type="string">
            <text:p text:style-name="P116"><text:span text:style-name="T249">Objetivo</text:span><text:span text:style-name="T247">:</text:span></text:p>
            <text:p text:style-name="P159">Capacitar o aluno a conhecer a natureza de um requisito de software, as técnicas utilizadas para eliciá-los, as classificações existentes na literatura, as boas práticas para negociação, análise e documentação de requisitos, os processos de engenharia de requisitos existentes na literatura, e uma experiência de condução de processo de engenharia de requisitos no contexto da norma IEEE 830.</text:p>
          </table:table-cell>
          <table:covered-table-cell/>
          <table:covered-table-cell/>
        </table:table-row>
        <table:table-row table:style-name="Table40.1">
          <table:table-cell table:style-name="Table40.C1" table:number-columns-spanned="3" office:value-type="string">
            <text:p text:style-name="P127">Bibliografia:</text:p>
            <text:p text:style-name="P137">Básica</text:p>
            <text:p text:style-name="EMENTA"><text:span text:style-name="T233">PRESSMAN, R. S. </text:span><text:span text:style-name="T230">Engenharia de Software: uma abordagem profi.sional</text:span><text:span text:style-name="T233">, 7ª Edição, McGraw-HillBookman, Porto Alegre, 2011.</text:span></text:p>
            <text:p text:style-name="EMENTA"><text:span text:style-name="T233">SOMMERVILLE, I</text:span><text:span text:style-name="T230">. Engenharia de Software.</text:span><text:span text:style-name="T233"> </text:span><text:span text:style-name="T243">9ª Edição, Ed. Pearson Prentice Hall, São Paulo, 2011.</text:span></text:p>
            <text:p text:style-name="EMENTA"><text:span text:style-name="T243">G. Kotonya and I. SOMMERVILLE. </text:span><text:span text:style-name="T241">Requirements Engineering: processes and techniques</text:span><text:span text:style-name="T243">. </text:span><text:span text:style-name="T233">John Wiley &amp; Sons. 1998.</text:span></text:p>
            <text:p text:style-name="P143">Complementar</text:p>
            <text:p text:style-name="EMENTA"><text:span text:style-name="T233">CRAIG Larman. </text:span><text:span text:style-name="T230">Utilizando UML e padrões: uma introdução à análise e ao projeto orientados a objetos e ao processo unificado</text:span><text:span text:style-name="T233">. </text:span><text:span text:style-name="T243">2ª. Edição. Bookman, 2004.</text:span></text:p>
            <text:p text:style-name="EMENTA"><text:span text:style-name="T243">SWEBOK - </text:span><text:span text:style-name="T241">Guide to the Software Engineering Body of Knowledge</text:span><text:span text:style-name="T243">. IEEE Computer Society, 2004.</text:span></text:p>
            <text:p text:style-name="EMENTA"><text:soft-page-break/><text:span text:style-name="T243">Padrão IEEE 830 - </text:span><text:span text:style-name="T241">Recommended Practice for Software Requirements</text:span><text:span text:style-name="T243"> </text:span><text:span text:style-name="T241">Specifications</text:span><text:span text:style-name="T243">. </text:span><text:span text:style-name="T233">IEEE, 1998.</text:span></text:p>
            <text:p text:style-name="EMENTA"><text:span text:style-name="T233">WAZLAWICK, Raul Sidnei. </text:span><text:span text:style-name="T230">Análise e Projeto de Sistemas de Informação Orientado a Objetos</text:span><text:span text:style-name="T233">. </text:span><text:span text:style-name="T243">Rio de Janeiro: Elsevier, 2004.</text:span></text:p>
            <text:p text:style-name="EMENTA"><text:span text:style-name="T243">MCLAUGHLIN, Brett; POLLICE, Gary; WEST, David. </text:span><text:span text:style-name="T230">Use a Cabeça! Análise e Projeto Orientado a Objetos</text:span><text:span text:style-name="T233">. 1ª Ed. Rio de Janeiro: Alta Books, 2007.</text:span></text:p>
          </table:table-cell>
          <table:covered-table-cell/>
          <table:covered-table-cell/>
        </table:table-row>
      </table:table>
      <text:p text:style-name="P50"/>
      <text:p text:style-name="P50"/>
      <text:p text:style-name="P50"/>
      <text:p text:style-name="P50"/>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16"><text:span text:style-name="T247">Disciplina:</text:span><text:span text:style-name="T249"> </text:span></text:p>
            <text:p text:style-name="P127">Administração de Serviços para Internet</text:p>
          </table:table-cell>
          <table:table-cell table:style-name="Table41.A1" office:value-type="string">
            <text:p text:style-name="P116"><text:span text:style-name="T247">Série/Período:</text:span><text:span text:style-name="T249"> </text:span></text:p>
            <text:p text:style-name="P127">5º</text:p>
          </table:table-cell>
          <table:table-cell table:style-name="Table41.C1" office:value-type="string">
            <text:p text:style-name="P116"><text:span text:style-name="T247">CH Hora/Relógio:</text:span><text:span text:style-name="T249"> </text:span></text:p>
            <text:p text:style-name="P118">81 horas</text:p>
          </table:table-cell>
        </table:table-row>
        <table:table-row table:style-name="Table41.2">
          <table:table-cell table:style-name="Table41.A1" office:value-type="string">
            <text:p text:style-name="P129">Pré-requisito:</text:p>
            <text:p text:style-name="P127">Redes de Computadores</text:p>
          </table:table-cell>
          <table:table-cell table:style-name="Table41.C1" table:number-columns-spanned="2" office:value-type="string">
            <text:p text:style-name="P116"><text:span text:style-name="T10">Regime:</text:span><text:span text:style-name="T9"> </text:span></text:p>
            <text:p text:style-name="P119">Obrigatória</text:p>
          </table:table-cell>
          <table:covered-table-cell/>
        </table:table-row>
        <table:table-row table:style-name="Table41.1">
          <table:table-cell table:style-name="Table41.C1" table:number-columns-spanned="3" office:value-type="string">
            <text:p text:style-name="P142"><text:span text:style-name="T249">Ementa</text:span><text:span text:style-name="T247">:</text:span><text:span text:style-name="T10"> </text:span></text:p>
            <text:p text:style-name="EMENTA"><text:span text:style-name="T233">Instalação e configuração de Sistemas Operacionais Servidores; Instalação e configuração de servidores: servidores </text:span><text:span text:style-name="T224">web</text:span><text:span text:style-name="T233"> (protocolo HTTP), servidores de arquivos (protocolo SMB e FTP), servidores </text:span><text:span text:style-name="T224">DHCP</text:span><text:span text:style-name="T233">, servidores </text:span><text:span text:style-name="T224">proxy</text:span><text:span text:style-name="T233">, servidores de </text:span><text:span text:style-name="T224">e-mail</text:span><text:span text:style-name="T233"> (protocolos </text:span><text:span text:style-name="T224">SMTP, POP3, IMAP</text:span><text:span text:style-name="T233">), servidores de impressão; Configuração de </text:span><text:span text:style-name="T224">Firewall</text:span><text:span text:style-name="T233">; Instalação e configuração de serviços de acesso remoto (protocolo </text:span><text:span text:style-name="T224">VNC </text:span><text:span text:style-name="T233">e</text:span><text:span text:style-name="T224"> SSH</text:span><text:span text:style-name="T233">).</text:span></text:p>
          </table:table-cell>
          <table:covered-table-cell/>
          <table:covered-table-cell/>
        </table:table-row>
        <table:table-row table:style-name="Table41.1">
          <table:table-cell table:style-name="Table41.C1" table:number-columns-spanned="3" office:value-type="string">
            <text:p text:style-name="P141"><text:span text:style-name="T249">Objetivo</text:span><text:span text:style-name="T247">:</text:span></text:p>
            <text:p text:style-name="EMENTA"><text:span text:style-name="T233">Capacitar o acadêmico para instalar e configurar servidores de rede que provêm serviços básicos (</text:span><text:span text:style-name="T224">web</text:span><text:span text:style-name="T233">, arquivos, </text:span><text:span text:style-name="T224">DHCP</text:span><text:span text:style-name="T233">, </text:span><text:span text:style-name="T224">proxy</text:span><text:span text:style-name="T233">, </text:span><text:span text:style-name="T224">e-mail,</text:span><text:span text:style-name="T233"> impressão, </text:span><text:span text:style-name="T224">firewall</text:span><text:span text:style-name="T233"> e acesso remoto) à organizações que utilizam computadores em seus processos cotidianos;</text:span></text:p>
          </table:table-cell>
          <table:covered-table-cell/>
          <table:covered-table-cell/>
        </table:table-row>
        <text:soft-page-break/>
        <table:table-row table:style-name="Table41.5">
          <table:table-cell table:style-name="Table41.C1" table:number-columns-spanned="3" office:value-type="string">
            <text:p text:style-name="P138">Bibliografia:</text:p>
            <text:p text:style-name="P137">Básica</text:p>
            <text:p text:style-name="EMENTA"><text:span text:style-name="T233">MORIMOTO, C. E. </text:span><text:span text:style-name="T230">Servidores Linux: guia prático</text:span><text:span text:style-name="T233">. 1ª ed. Porto Alegre: GdHPress, 2008.</text:span></text:p>
            <text:p text:style-name="EMENTA"><text:span text:style-name="T233">MORIMOTO, C. E. </text:span><text:span text:style-name="T230">Redes: guia prático</text:span><text:span text:style-name="T233">. 2ª ed. Porto Alegre: GdHPress, 2011.</text:span></text:p>
            <text:p text:style-name="EMENTA"><text:span text:style-name="T233">TORRES, G. </text:span><text:span text:style-name="T230">Redes de Computadores</text:span><text:span text:style-name="T233"> 2ª ed. Porto Alegre: Rio de Janeiro, 2009.</text:span></text:p>
            <text:p text:style-name="P137">Complementar</text:p>
            <text:p text:style-name="EMENTA"><text:span text:style-name="T233">SCHRODER, C. </text:span><text:span text:style-name="T230">Redes Linux: Livro de Receitas</text:span><text:span text:style-name="T233">. 1ª ed. Rio de Janeiro: Alta Books, 2009.</text:span></text:p>
            <text:p text:style-name="EMENTA"><text:span text:style-name="T233">KUROSE, J. F. </text:span><text:span text:style-name="T230">Redes de Computadores e a Internet</text:span><text:span text:style-name="T233">. 5ª ed. São Paulo: Pearson, 2010.</text:span></text:p>
            <text:p text:style-name="EMENTA"><text:span text:style-name="T233">TANENBAUM A. S.; WETHERALL D. J. </text:span><text:span text:style-name="T230">Redes de Computadores.</text:span><text:span text:style-name="T233"> 5ª ed. São Paulo: Pearson, 2011.</text:span></text:p>
            <text:p text:style-name="EMENTA"><text:span text:style-name="T233">COULOURIS G.; DOLLIMORE J.; KINDBERG T. </text:span><text:span text:style-name="T230">Sistemas Distribuídos: Conceitos e Projeto</text:span><text:span text:style-name="T233">. 4ª ed. São Paulo: Bookman, 2007.</text:span></text:p>
            <text:p text:style-name="EMENTA"><text:span text:style-name="T233">TANENBAUM A. S.; STEEN M. V. </text:span><text:span text:style-name="T230">Sistemas distribuídos: princípios e paradigmas</text:span><text:span text:style-name="T233">. 2ª ed. São Paulo: Pearson, 2007.</text:span></text:p>
          </table:table-cell>
          <table:covered-table-cell/>
          <table:covered-table-cell/>
        </table:table-row>
      </table:table>
      <text:p text:style-name="P50"/>
      <text:p text:style-name="P50"/>
      <text:p text:style-name="P50"/>
      <text:p text:style-name="P50"/>
      <text:p text:style-name="P50"/>
      <text:p text:style-name="P50"/>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16"><text:span text:style-name="T247">Disciplina:</text:span><text:span text:style-name="T249"> </text:span></text:p>
            <text:p text:style-name="P127">Gerência de Projetos</text:p>
          </table:table-cell>
          <table:table-cell table:style-name="Table42.A1" office:value-type="string">
            <text:p text:style-name="P116"><text:span text:style-name="T247">Série/Período:</text:span><text:span text:style-name="T249"> </text:span></text:p>
            <text:p text:style-name="P127">5º</text:p>
          </table:table-cell>
          <table:table-cell table:style-name="Table42.C1" office:value-type="string">
            <text:p text:style-name="P116"><text:span text:style-name="T247">CH Hora/Relógio:</text:span><text:span text:style-name="T249"> </text:span></text:p>
            <text:p text:style-name="P118">54 horas</text:p>
          </table:table-cell>
        </table:table-row>
        <table:table-row table:style-name="Table42.2">
          <table:table-cell table:style-name="Table42.A1" office:value-type="string">
            <text:p text:style-name="P129">Pré-requisito:</text:p>
            <text:p text:style-name="P116"><text:span text:style-name="T249">Engenharia de </text:span><text:span text:style-name="T251">Software</text:span></text:p>
          </table:table-cell>
          <table:table-cell table:style-name="Table42.C1" table:number-columns-spanned="2" office:value-type="string">
            <text:p text:style-name="P116"><text:span text:style-name="T10">Regime:</text:span><text:span text:style-name="T9"> </text:span></text:p>
            <text:p text:style-name="P119">Obrigatória</text:p>
          </table:table-cell>
          <table:covered-table-cell/>
        </table:table-row>
        <table:table-row table:style-name="Table42.1">
          <table:table-cell table:style-name="Table42.C1" table:number-columns-spanned="3" office:value-type="string">
            <text:p text:style-name="P117"><text:span text:style-name="T249">Ementa</text:span><text:span text:style-name="T247">:</text:span><text:span text:style-name="T10"> </text:span></text:p>
            <text:p text:style-name="EMENTA"><text:span text:style-name="T233">Definição de Gerenciamento de Projetos. O Ciclo de Vida de um Projeto. As Fases do Ciclo de Vida do Projeto. Desempenho, Custo e Tempo em Projetos. Principais áreas do gerenciamento de projetos. Preparando a Organização para Projetos. O gerente de projetos e suas interfaces. Fluxograma do Projeto. Ferramentas Computacionais de Gerenciamento de Projetos. Gerência de escopo (planejamento, definição, WBS, verificação e controle de escopo). Gerência de tempo (definição de atividades, sequenciamento de atividades, estimativa de recursos, estimativa de duração, desenvolvimento de cronograma e controle de cronograma). Gerência de custos (estimativas, orçamento e controle). Gerência de qualidade (planejamento, garantia da qualidade e controle de qualidade). Gerência de recursos humanos (planejamento, adquirir equipe de projeto, desenvolver a equipe de projeto e gerenciar a equipe de projeto). Gerência de comunicação (planejamento, distribuição da informação, relato de desempenho e gerenciar interessados). Gerência de riscos (planejamento, identificação de riscos, análise qualitativa e quantitativa de riscos, planejamento de </text:span><text:soft-page-break/><text:span text:style-name="T233">resposta a riscos, controle e monitoramento de riscos). Gerência de aquisições (planejamento, planejamento de contratos, requisitar respostas de fornecedores, selecionar fornecedores, administração de contratos e fechamento de contrato. Gerência de integração (desenvolver carta de projeto, desenvolver escopo preliminar, desenvolver plano de gerência de projeto, dirigir e gerenciar a execução de projetos, monitorar e controlar atividades de projeto, controle de mudanças e fechamento do projeto). Estabelecer relações com o MPS.BR. Gerência de aquisições deve ser observada da perspectiva do Guia de Aquisições </text:span><text:span text:style-name="T224">Software</text:span><text:span text:style-name="T233"> de e Serviços Correlatos (MPS.BR).</text:span></text:p>
          </table:table-cell>
          <table:covered-table-cell/>
          <table:covered-table-cell/>
        </table:table-row>
        <table:table-row table:style-name="Table42.1">
          <table:table-cell table:style-name="Table42.C1" table:number-columns-spanned="3" office:value-type="string">
            <text:p text:style-name="P116"><text:span text:style-name="T249">Objetivo</text:span><text:span text:style-name="T247">:</text:span></text:p>
            <text:p text:style-name="P159">Motivar e despertar nos alunos as habilidades necessárias para gerenciar projetos sob todos os prismas desta atividade: projeto, orçamento, tempo, esforço, pessoas, qualidade, riscos, aquisições, integração e demais atividades.</text:p>
          </table:table-cell>
          <table:covered-table-cell/>
          <table:covered-table-cell/>
        </table:table-row>
        <table:table-row table:style-name="Table42.1">
          <table:table-cell table:style-name="Table42.C1" table:number-columns-spanned="3" office:value-type="string">
            <text:p text:style-name="P127">Bibliografia:</text:p>
            <text:p text:style-name="P137">Básica</text:p>
            <text:p text:style-name="EMENTA"><text:span text:style-name="T233">PMI. </text:span><text:span text:style-name="T230">Um guia de conhecimento em gerenciamento de projetos. </text:span><text:span text:style-name="T241">Guia</text:span><text:span text:style-name="T243"> </text:span><text:span text:style-name="T241">PMBOK</text:span><text:span text:style-name="T243">. 4ª ed. EUA: Project Management Institute. </text:span><text:span text:style-name="T233">2008.</text:span></text:p>
            <text:p text:style-name="EMENTA"><text:span text:style-name="T233">PRESSMAN, R. S. </text:span><text:span text:style-name="T230">Engenharia de Software: uma abordagem profissional.</text:span><text:span text:style-name="T233"> 7ª Edição, McGraw-HillBookman, Porto Alegre, 2011.</text:span></text:p>
            <text:p text:style-name="EMENTA"><text:span text:style-name="T233">SOMMERVILLE, I. </text:span><text:span text:style-name="T230">Engenharia de software.</text:span><text:span text:style-name="T233"> 9ª Edição, Ed. Pearson Prentice Hall, São Paulo, 2011.</text:span></text:p>
            <text:p text:style-name="P137">Complementar</text:p>
            <text:p text:style-name="EMENTA"><text:span text:style-name="T233">VERZUH, Eric. </text:span><text:span text:style-name="T230">MBA Compacto: Gestão de Projetos</text:span><text:span text:style-name="T233">. 5ª ed. Rio de Janeiro: Câmpus, 2000. 398 p.</text:span></text:p>
            <text:p text:style-name="EMENTA"><text:span text:style-name="T233">SANTOS, J. A. e CARVALHO, H. G. RBC </text:span><text:span text:style-name="T230">– Referencial Brasileiro de Competências em Gerenciamento de Projetos (Brazilian National Competence Baseline), ABGP.</text:span><text:span text:style-name="T233"> </text:span><text:span text:style-name="T243">Curitiba, 2005 (disponível www.abgp.org.br).</text:span></text:p>
            <text:p text:style-name="EMENTA"><text:span text:style-name="T243">KERZNER, Harold. </text:span><text:span text:style-name="T241">Project Management: A Systems Approach to Planning, Scheduling, and Controlling</text:span><text:span text:style-name="T243">, 8ª edição, Editora Jonh Wiley &amp; Sons, Inc, 2001.</text:span></text:p>
            <text:p text:style-name="EMENTA"><text:span text:style-name="T243">ISO/IEC 12207:1995</text:span><text:span text:style-name="T241">. Information technology – Software life cycle processes</text:span><text:span text:style-name="T243">.</text:span></text:p>
            <text:p text:style-name="EMENTA"><text:span text:style-name="T233">SOFTEX. MPS.BR. </text:span><text:span text:style-name="T230">Melhoria de Processo do Software Brasileiro: Guia Geral.</text:span><text:span text:style-name="T233"> SOFTEX, 2011. Disponível em http://www.softex.br/mpsbr/_guias/default.asp (25 de fevereiro de 2012)</text:span></text:p>
          </table:table-cell>
          <table:covered-table-cell/>
          <table:covered-table-cell/>
        </table:table-row>
      </table:table>
      <text:p text:style-name="P50"/>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16"><text:span text:style-name="T247">Disciplina:</text:span><text:span text:style-name="T249"> </text:span></text:p>
            <text:p text:style-name="P119">TCC1</text:p>
          </table:table-cell>
          <table:table-cell table:style-name="Table43.A1" office:value-type="string">
            <text:p text:style-name="P116"><text:span text:style-name="T247">Série/Período:</text:span><text:span text:style-name="T249"> </text:span></text:p>
            <text:p text:style-name="P127">5º</text:p>
          </table:table-cell>
          <table:table-cell table:style-name="Table43.C1" office:value-type="string">
            <text:p text:style-name="P116"><text:span text:style-name="T247">CH Hora/Relógio:</text:span><text:span text:style-name="T249"> </text:span></text:p>
            <text:p text:style-name="P118">54 horas</text:p>
          </table:table-cell>
        </table:table-row>
        <table:table-row table:style-name="Table43.2">
          <table:table-cell table:style-name="Table43.A1" office:value-type="string">
            <text:p text:style-name="P129">Pré-requisito:</text:p>
            <text:p text:style-name="P127">Todas as disciplinas anteriores a este período</text:p>
          </table:table-cell>
          <table:table-cell table:style-name="Table43.C1" table:number-columns-spanned="2" office:value-type="string">
            <text:p text:style-name="P116"><text:span text:style-name="T10">Regime:</text:span><text:span text:style-name="T9"> </text:span></text:p>
            <text:p text:style-name="P119">Obrigatória</text:p>
          </table:table-cell>
          <table:covered-table-cell/>
        </table:table-row>
        <table:table-row table:style-name="Table43.1">
          <table:table-cell table:style-name="Table43.C1" table:number-columns-spanned="3" office:value-type="string">
            <text:p text:style-name="P117"><text:span text:style-name="T247">Ementa:</text:span><text:span text:style-name="T10"> </text:span></text:p>
            <text:p text:style-name="P153">Realização de monografia sobre uma temática de Informática</text:p>
          </table:table-cell>
          <table:covered-table-cell/>
          <table:covered-table-cell/>
        </table:table-row>
        <table:table-row table:style-name="Table43.1">
          <table:table-cell table:style-name="Table43.C1" table:number-columns-spanned="3" office:value-type="string">
            <text:p text:style-name="P129">Objetivo:</text:p>
            <text:p text:style-name="P153">Exercitar ferramentas da pesquisa científica e aprofundar conhecimentos relativos à Informática.</text:p>
          </table:table-cell>
          <table:covered-table-cell/>
          <table:covered-table-cell/>
        </table:table-row>
        <table:table-row table:style-name="Table43.1">
          <table:table-cell table:style-name="Table43.C1" table:number-columns-spanned="3" office:value-type="string">
            <text:p text:style-name="P127">Bibliografia:</text:p>
            <text:p text:style-name="P131">Básica</text:p>
            <text:p text:style-name="EMENTA"><text:soft-page-break/><text:span text:style-name="T220">A</text:span><text:span text:style-name="T137">N</text:span><text:span text:style-name="T220">D</text:span><text:span text:style-name="T145">R</text:span><text:span text:style-name="T220">ADE,</text:span><text:span text:style-name="T173"> </text:span><text:span text:style-name="T220">M.</text:span><text:span text:style-name="T166"> </text:span><text:span text:style-name="T220">A.</text:span><text:span text:style-name="T186"> </text:span><text:span text:style-name="T227">I</text:span><text:span text:style-name="T146">n</text:span><text:span text:style-name="T133">t</text:span><text:span text:style-name="T164">r</text:span><text:span text:style-name="T227">o</text:span><text:span text:style-name="T133">d</text:span><text:span text:style-name="T155">u</text:span><text:span text:style-name="T133">ç</text:span><text:span text:style-name="T227">ão</text:span><text:span text:style-name="T187"> </text:span><text:span text:style-name="T227">à</text:span><text:span text:style-name="T192"> </text:span><text:span text:style-name="T133">m</text:span><text:span text:style-name="T138">e</text:span><text:span text:style-name="T133">t</text:span><text:span text:style-name="T227">o</text:span><text:span text:style-name="T146">d</text:span><text:span text:style-name="T142">o</text:span><text:span text:style-name="T155">l</text:span><text:span text:style-name="T227">og</text:span><text:span text:style-name="T146">i</text:span><text:span text:style-name="T227">a</text:span><text:span text:style-name="T174"> </text:span><text:span text:style-name="T146">d</text:span><text:span text:style-name="T227">o</text:span><text:span text:style-name="T192"> </text:span><text:span text:style-name="T133">t</text:span><text:span text:style-name="T138">r</text:span><text:span text:style-name="T227">a</text:span><text:span text:style-name="T133">b</text:span><text:span text:style-name="T227">a</text:span><text:span text:style-name="T146">lh</text:span><text:span text:style-name="T227">o</text:span><text:span text:style-name="T192"> </text:span><text:span text:style-name="T133">c</text:span><text:span text:style-name="T146">i</text:span><text:span text:style-name="T133">e</text:span><text:span text:style-name="T146">n</text:span><text:span text:style-name="T133">t</text:span><text:span text:style-name="T142">í</text:span><text:span text:style-name="T138">f</text:span><text:span text:style-name="T146">i</text:span><text:span text:style-name="T133">c</text:span><text:span text:style-name="T138">o</text:span><text:span text:style-name="T221">:</text:span><text:span text:style-name="T189"> </text:span><text:span text:style-name="T134">e</text:span><text:span text:style-name="T145">l</text:span><text:span text:style-name="T134">a</text:span><text:span text:style-name="T220">bo</text:span><text:span text:style-name="T137">r</text:span><text:span text:style-name="T134">açã</text:span><text:span text:style-name="T220">o</text:span><text:span text:style-name="T193"> </text:span><text:span text:style-name="T220">de </text:span><text:span text:style-name="T145">t</text:span><text:span text:style-name="T134">ra</text:span><text:span text:style-name="T220">b</text:span><text:span text:style-name="T137">a</text:span><text:span text:style-name="T143">l</text:span><text:span text:style-name="T220">hos</text:span><text:span text:style-name="T186"> </text:span><text:span text:style-name="T220">na</text:span><text:span text:style-name="T134"> </text:span><text:span text:style-name="T220">g</text:span><text:span text:style-name="T137">r</text:span><text:span text:style-name="T134">a</text:span><text:span text:style-name="T220">du</text:span><text:span text:style-name="T134">a</text:span><text:span text:style-name="T137">ç</text:span><text:span text:style-name="T134">ã</text:span><text:span text:style-name="T220">o.</text:span><text:span text:style-name="T166"> </text:span><text:span text:style-name="T143">9. </text:span><text:span text:style-name="T134">e</text:span><text:span text:style-name="T220">d.</text:span><text:span text:style-name="T137"> </text:span><text:span text:style-name="T134">S</text:span><text:span text:style-name="T137">ã</text:span><text:span text:style-name="T220">o</text:span><text:span text:style-name="T143"> </text:span><text:span text:style-name="T134">P</text:span><text:span text:style-name="T137">a</text:span><text:span text:style-name="T143">u</text:span><text:span text:style-name="T145">l</text:span><text:span text:style-name="T220">o:</text:span><text:span text:style-name="T260"> </text:span><text:span text:style-name="T151">A</text:span><text:span text:style-name="T145">tl</text:span><text:span text:style-name="T134">a</text:span><text:span text:style-name="T220">s,</text:span><text:span text:style-name="T151"> </text:span><text:span text:style-name="T220">2009.</text:span></text:p>
            <text:p text:style-name="EMENTA"><text:span text:style-name="T145">B</text:span><text:span text:style-name="T220">OOTH,</text:span><text:span text:style-name="T151"> </text:span><text:span text:style-name="T261">W</text:span><text:span text:style-name="T220">.</text:span><text:span text:style-name="T145"> C</text:span><text:span text:style-name="T220">.;</text:span><text:span text:style-name="T168"> </text:span><text:span text:style-name="T145">C</text:span><text:span text:style-name="T137">O</text:span><text:span text:style-name="T148">L</text:span><text:span text:style-name="T137">O</text:span><text:span text:style-name="T220">M</text:span><text:span text:style-name="T143">B</text:span><text:span text:style-name="T220">,</text:span><text:span text:style-name="T168"> </text:span><text:span text:style-name="T220">G.</text:span><text:span text:style-name="T156"> </text:span><text:span text:style-name="T220">G.;</text:span><text:span text:style-name="T143"> </text:span><text:span text:style-name="T168">W</text:span><text:span text:style-name="T151">I</text:span><text:span text:style-name="T220">LL</text:span><text:span text:style-name="T151">I</text:span><text:span text:style-name="T137">A</text:span><text:span text:style-name="T220">M</text:span><text:span text:style-name="T145">S</text:span><text:span text:style-name="T220">,</text:span><text:span text:style-name="T168"> </text:span><text:span text:style-name="T156">J</text:span><text:span text:style-name="T220">.</text:span><text:span text:style-name="T262"> </text:span><text:span text:style-name="T227">A</text:span><text:span text:style-name="T263"> </text:span><text:span text:style-name="T227">a</text:span><text:span text:style-name="T138">r</text:span><text:span text:style-name="T133">t</text:span><text:span text:style-name="T227">e</text:span><text:span text:style-name="T138"> </text:span><text:span text:style-name="T146">d</text:span><text:span text:style-name="T227">a</text:span><text:span text:style-name="T169"> </text:span><text:span text:style-name="T146">p</text:span><text:span text:style-name="T133">e</text:span><text:span text:style-name="T227">s</text:span><text:span text:style-name="T133">q</text:span><text:span text:style-name="T146">ui</text:span><text:span text:style-name="T227">sa</text:span><text:span text:style-name="T220">.</text:span><text:span text:style-name="T145"> S</text:span><text:span text:style-name="T134">ã</text:span><text:span text:style-name="T220">o</text:span><text:span text:style-name="T156"> </text:span><text:span text:style-name="T145">P</text:span><text:span text:style-name="T134">a</text:span><text:span text:style-name="T220">u</text:span><text:span text:style-name="T145">l</text:span><text:span text:style-name="T220">o:</text:span><text:span text:style-name="T137"> </text:span><text:span text:style-name="T220">M</text:span><text:span text:style-name="T134">ar</text:span><text:span text:style-name="T145">ti</text:span><text:span text:style-name="T220">ns</text:span><text:span text:style-name="T145"> </text:span><text:span text:style-name="T134">F</text:span><text:span text:style-name="T220">on</text:span><text:span text:style-name="T156">t</text:span><text:span text:style-name="T134">e</text:span><text:span text:style-name="T220">s, 2008.</text:span></text:p>
            <text:p text:style-name="EMENTA"><text:span text:style-name="T264">T</text:span><text:span text:style-name="T220">A</text:span><text:span text:style-name="T145">C</text:span><text:span text:style-name="T168">H</text:span><text:span text:style-name="T151">IZ</text:span><text:span text:style-name="T261">A</text:span><text:span text:style-name="T265">W</text:span><text:span text:style-name="T220">A,</text:span><text:span text:style-name="T262"> </text:span><text:span text:style-name="T266">T</text:span><text:span text:style-name="T143">.</text:span><text:span text:style-name="T220">; MEN</text:span><text:span text:style-name="T137">D</text:span><text:span text:style-name="T220">E</text:span><text:span text:style-name="T134">S</text:span><text:span text:style-name="T220">,</text:span><text:span text:style-name="T166"> </text:span><text:span text:style-name="T137">G</text:span><text:span text:style-name="T220">.</text:span><text:span text:style-name="T134"> </text:span><text:span text:style-name="T227">Co</text:span><text:span text:style-name="T133">m</text:span><text:span text:style-name="T227">o</text:span><text:span text:style-name="T142"> </text:span><text:span text:style-name="T138">f</text:span><text:span text:style-name="T227">a</text:span><text:span text:style-name="T133">ze</text:span><text:span text:style-name="T227">r</text:span><text:span text:style-name="T167"> </text:span><text:span text:style-name="T133">m</text:span><text:span text:style-name="T227">o</text:span><text:span text:style-name="T146">n</text:span><text:span text:style-name="T227">og</text:span><text:span text:style-name="T133">r</text:span><text:span text:style-name="T227">a</text:span><text:span text:style-name="T133">f</text:span><text:span text:style-name="T146">i</text:span><text:span text:style-name="T227">a</text:span><text:span text:style-name="T167"> </text:span><text:span text:style-name="T146">n</text:span><text:span text:style-name="T227">a</text:span><text:span text:style-name="T133"> </text:span><text:span text:style-name="T146">p</text:span><text:span text:style-name="T133">r</text:span><text:span text:style-name="T227">á</text:span><text:span text:style-name="T133">t</text:span><text:span text:style-name="T146">i</text:span><text:span text:style-name="T133">c</text:span><text:span text:style-name="T174">a</text:span><text:span text:style-name="T220">.</text:span><text:span text:style-name="T151"> </text:span><text:span text:style-name="T220">12ª </text:span><text:span text:style-name="T134">e</text:span><text:span text:style-name="T220">d. </text:span><text:span text:style-name="T143">R</text:span><text:span text:style-name="T145">i</text:span><text:span text:style-name="T220">o</text:span><text:span text:style-name="T134"> </text:span><text:span text:style-name="T220">de</text:span><text:span text:style-name="T145"> </text:span><text:span text:style-name="T220">J</text:span><text:span text:style-name="T134">a</text:span><text:span text:style-name="T220">n</text:span><text:span text:style-name="T134">e</text:span><text:span text:style-name="T145">i</text:span><text:span text:style-name="T134">r</text:span><text:span text:style-name="T220">o:</text:span><text:span text:style-name="T143"> </text:span><text:span text:style-name="T134">F</text:span><text:span text:style-name="T137">G</text:span><text:span text:style-name="T267">V</text:span><text:span text:style-name="T220">, 2006.</text:span></text:p>
            <text:p text:style-name="P131">Complementar</text:p>
            <text:p text:style-name="EMENTA"><text:span text:style-name="T137">D</text:span><text:span text:style-name="T220">e</text:span><text:span text:style-name="T151"> </text:span><text:span text:style-name="T134">ac</text:span><text:span text:style-name="T137">o</text:span><text:span text:style-name="T134">r</text:span><text:span text:style-name="T220">do</text:span><text:span text:style-name="T134"> c</text:span><text:span text:style-name="T220">om</text:span><text:span text:style-name="T134"> </text:span><text:span text:style-name="T220">o</text:span><text:span text:style-name="T134"> </text:span><text:span text:style-name="T220">p</text:span><text:span text:style-name="T134">r</text:span><text:span text:style-name="T220">o</text:span><text:span text:style-name="T145">j</text:span><text:span text:style-name="T134">e</text:span><text:span text:style-name="T145">t</text:span><text:span text:style-name="T220">o</text:span><text:span text:style-name="T143"> </text:span><text:span text:style-name="T134">e</text:span><text:span text:style-name="T220">sp</text:span><text:span text:style-name="T137">e</text:span><text:span text:style-name="T134">c</text:span><text:span text:style-name="T145">í</text:span><text:span text:style-name="T134">f</text:span><text:span text:style-name="T145">i</text:span><text:span text:style-name="T134">c</text:span><text:span text:style-name="T220">o</text:span><text:span text:style-name="T134"> </text:span><text:span text:style-name="T220">de</text:span><text:span text:style-name="T143"> </text:span><text:span text:style-name="T137">c</text:span><text:span text:style-name="T151">a</text:span><text:span text:style-name="T137">d</text:span><text:span text:style-name="T220">a</text:span><text:span text:style-name="T195"> </text:span><text:span text:style-name="T220">T</text:span><text:span text:style-name="T145">C</text:span><text:span text:style-name="T220">C</text:span><text:span text:style-name="T145"> </text:span><text:span text:style-name="T220">e</text:span><text:span text:style-name="T134"> </text:span><text:span text:style-name="T145">i</text:span><text:span text:style-name="T220">nd</text:span><text:span text:style-name="T145">i</text:span><text:span text:style-name="T134">caç</text:span><text:span text:style-name="T137">õ</text:span><text:span text:style-name="T134">e</text:span><text:span text:style-name="T220">s</text:span><text:span text:style-name="T166"> </text:span><text:span text:style-name="T220">do</text:span><text:span text:style-name="T143"> </text:span><text:span text:style-name="T220">p</text:span><text:span text:style-name="T134">r</text:span><text:span text:style-name="T220">o</text:span><text:span text:style-name="T137">f</text:span><text:span text:style-name="T134">e</text:span><text:span text:style-name="T220">sso</text:span><text:span text:style-name="T148">r</text:span><text:span text:style-name="T134">-</text:span><text:span text:style-name="T220">o</text:span><text:span text:style-name="T134">r</text:span><text:span text:style-name="T156">i</text:span><text:span text:style-name="T134">e</text:span><text:span text:style-name="T220">n</text:span><text:span text:style-name="T145">t</text:span><text:span text:style-name="T134">a</text:span><text:span text:style-name="T220">d</text:span><text:span text:style-name="T137">o</text:span><text:span text:style-name="T216">r</text:span><text:span text:style-name="T220">.</text:span></text:p>
          </table:table-cell>
          <table:covered-table-cell/>
          <table:covered-table-cell/>
        </table:table-row>
      </table:table>
      <text:p text:style-name="P50"/>
      <text:p text:style-name="P50"/>
      <text:p text:style-name="P50"/>
      <text:p text:style-name="P50"/>
      <text:p text:style-name="P50"/>
      <text:p text:style-name="P50"/>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16"><text:span text:style-name="T247">Disciplina:</text:span><text:span text:style-name="T249"> </text:span></text:p>
            <text:p text:style-name="P127">Segurança e Auditoria de Sistemas</text:p>
          </table:table-cell>
          <table:table-cell table:style-name="Table44.A1" office:value-type="string">
            <text:p text:style-name="P116"><text:span text:style-name="T247">Série/Período:</text:span><text:span text:style-name="T249"> </text:span></text:p>
            <text:p text:style-name="P127">6º</text:p>
          </table:table-cell>
          <table:table-cell table:style-name="Table44.C1" office:value-type="string">
            <text:p text:style-name="P116"><text:span text:style-name="T247">CH Hora/Relógio:</text:span><text:span text:style-name="T249"> </text:span></text:p>
            <text:p text:style-name="P118">54 horas</text:p>
          </table:table-cell>
        </table:table-row>
        <table:table-row table:style-name="Table44.2">
          <table:table-cell table:style-name="Table44.A1" office:value-type="string">
            <text:p text:style-name="P129">Pré-requisito:</text:p>
            <text:p text:style-name="P127">Nenhum</text:p>
          </table:table-cell>
          <table:table-cell table:style-name="Table44.C1" table:number-columns-spanned="2" office:value-type="string">
            <text:p text:style-name="P116"><text:span text:style-name="T10">Regime:</text:span><text:span text:style-name="T9"> </text:span></text:p>
            <text:p text:style-name="P119">Obrigatória</text:p>
          </table:table-cell>
          <table:covered-table-cell/>
        </table:table-row>
        <table:table-row table:style-name="Table44.1">
          <table:table-cell table:style-name="Table44.C1" table:number-columns-spanned="3" office:value-type="string">
            <text:p text:style-name="EMENTA"><text:span text:style-name="T252">Ementa</text:span><text:span text:style-name="T253">:</text:span><text:span text:style-name="T6"> </text:span><text:span text:style-name="T233">Aspectos de segurança e auditoria de sistemas: Visão geral sobre auditoria de sistemas: Segurança de sistemas, políticas de segurança, Privacidade na era digital. Problemas que impactam a segurança: Análise de riscos em sistemas de informação, Aspectos especiais: vírus, criptografia, acesso não autorizado, ataques. Mecanismos de garantia de segurança: </text:span><text:span text:style-name="T224">Firewall</text:span><text:span text:style-name="T233">, mecanismos de criptografia: simétrica e assimétrica, assinatura digital e certificados digitais. Plano de contingência organizacional: Metodologia de auditoria, Plano de contingência. Conhecer e aplicar </text:span><text:span text:style-name="T224">software</text:span><text:span text:style-name="T233"> para auditoria de sistemas: Técnicas de avaliação de sistemas.</text:span></text:p>
          </table:table-cell>
          <table:covered-table-cell/>
          <table:covered-table-cell/>
        </table:table-row>
        <table:table-row table:style-name="Table44.1">
          <table:table-cell table:style-name="Table44.C1" table:number-columns-spanned="3" office:value-type="string">
            <text:p text:style-name="P130">Objetivo:</text:p>
            <text:p text:style-name="P153">Habilitar o aluno na área de segurança e auditoria de sistemas. Conhecer os aspectos, visão geral, políticas e privacidade em segurança de sistemas. Competências em mecanismos de garantia de segurança, planejamento de contingência organizacional e aplicação de softwares para auditoria de sistemas.</text:p>
          </table:table-cell>
          <table:covered-table-cell/>
          <table:covered-table-cell/>
        </table:table-row>
        <table:table-row table:style-name="Table44.1">
          <table:table-cell table:style-name="Table44.C1" table:number-columns-spanned="3" office:value-type="string">
            <text:p text:style-name="P127">Bibliografia:</text:p>
            <text:p text:style-name="P137">Básica</text:p>
            <text:p text:style-name="EMENTA"><text:span text:style-name="T232">BURNETT, Steve; PAINE, Stephen. </text:span><text:span text:style-name="T229">Criptografia e segurança: o guia oficial RSA</text:span><text:span text:style-name="T232">. Rio de Janeiro: Elsevier, 2002.</text:span></text:p>
            <text:p text:style-name="EMENTA"><text:span text:style-name="T232">CENTRO DE ESTUDOS, RESPOSTA E TREINAMENTO DE INCIDENTE DE SEGURANÇA NO BRASIL. </text:span><text:span text:style-name="T229">Cartilha de segurança para Internet: </text:span><text:span text:style-name="T232">versão 3.1. São Paulo: Comitê Gestor da Internet no Brasil, 2006.</text:span></text:p>
            <text:p text:style-name="EMENTA"><text:span text:style-name="T232">THOMPSON, Marco Aurélio. </text:span><text:span text:style-name="T229">Proteção e segurança na Internet</text:span><text:span text:style-name="T232">. São Paulo: Érica, 2002.</text:span></text:p>
            <text:p text:style-name="P137">Complementar</text:p>
            <text:p text:style-name="EMENTA"><text:span text:style-name="T232">TANENBAUM, Andrew. </text:span><text:span text:style-name="T229">Redes de computadores</text:span><text:span text:style-name="T232">. 3ª ed. Rio de Janeiro: Câmpus, 1997.</text:span></text:p>
            <text:p text:style-name="EMENTA"><text:soft-page-break/><text:span text:style-name="T232">NAKAMURA, Emílio; GEUS, Paulo Lício de. </text:span><text:span text:style-name="T229">Segurança de redes em ambientes cooperativos</text:span><text:span text:style-name="T232">. São Paulo: Novaes, 2007.</text:span></text:p>
            <text:p text:style-name="EMENTA"><text:span text:style-name="T232">CASSARRO, Antônio Carlos</text:span><text:span text:style-name="T229">. Segurança e auditoria de sistemas</text:span><text:span text:style-name="T232">. [S.I.] OCEPAR, 1993.</text:span></text:p>
            <text:p text:style-name="EMENTA"><text:span text:style-name="T232">DIAS, Cláudia. </text:span><text:span text:style-name="T229">Segurança e Auditoria da Tecnologia da Informação</text:span><text:span text:style-name="T232">. Rio de Janeiro: Axcel Books, 2000.</text:span></text:p>
            <text:p text:style-name="EMENTA"><text:span text:style-name="T232">LUCCHESI, Cláudio Leonardo. </text:span><text:span text:style-name="T229">Introdução à criptografia computacional</text:span><text:span text:style-name="T232">. Campinas, SP: Papirus, 1986.</text:span></text:p>
            <text:p text:style-name="EMENTA"><text:span text:style-name="T232">TEIXEIRA JUNIOR, José Helvécio. et al. </text:span><text:span text:style-name="T229">Redes de computadores: serviços, administração e segurança</text:span><text:span text:style-name="T232">. São Paulo: Makron Books, 1999.</text:span></text:p>
            <text:p text:style-name="EMENTA"><text:span text:style-name="T232">SÊMOLA, Marcos. </text:span><text:span text:style-name="T229">Gestão de segurança da informação: uma visão executiva</text:span><text:span text:style-name="T232">. Rio de janeiro: Elsevier, 2003.</text:span></text:p>
          </table:table-cell>
          <table:covered-table-cell/>
          <table:covered-table-cell/>
        </table:table-row>
      </table:table>
      <text:p text:style-name="P50"/>
      <text:p text:style-name="P50"/>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16"><text:span text:style-name="T247">Disciplina:</text:span><text:span text:style-name="T249"> </text:span></text:p>
            <text:p text:style-name="P116"><text:span text:style-name="T249">Arquitetura e Projeto de </text:span><text:span text:style-name="T251">Software</text:span></text:p>
          </table:table-cell>
          <table:table-cell table:style-name="Table45.A1" office:value-type="string">
            <text:p text:style-name="P116"><text:span text:style-name="T247">Série/Período:</text:span><text:span text:style-name="T249"> </text:span></text:p>
            <text:p text:style-name="P127">6º</text:p>
          </table:table-cell>
          <table:table-cell table:style-name="Table45.C1" office:value-type="string">
            <text:p text:style-name="P116"><text:span text:style-name="T247">CH Hora/Relógio:</text:span><text:span text:style-name="T249"> </text:span></text:p>
            <text:p text:style-name="P118">81 horas</text:p>
          </table:table-cell>
        </table:table-row>
        <table:table-row table:style-name="Table45.2">
          <table:table-cell table:style-name="Table45.A1" office:value-type="string">
            <text:p text:style-name="P129">Pré-requisito:</text:p>
            <text:p text:style-name="P116"><text:span text:style-name="T249">Engenharia de Requisitos</text:span><text:span text:style-name="T251"> </text:span></text:p>
          </table:table-cell>
          <table:table-cell table:style-name="Table45.C1" table:number-columns-spanned="2" office:value-type="string">
            <text:p text:style-name="P116"><text:span text:style-name="T10">Regime:</text:span><text:span text:style-name="T9"> </text:span></text:p>
            <text:p text:style-name="P119">Obrigatória</text:p>
          </table:table-cell>
          <table:covered-table-cell/>
        </table:table-row>
        <table:table-row table:style-name="Table45.1">
          <table:table-cell table:style-name="Table45.C1" table:number-columns-spanned="3" office:value-type="string">
            <text:p text:style-name="P93"><text:span text:style-name="T249">Ementa</text:span><text:span text:style-name="T247">:</text:span><text:span text:style-name="T10"> </text:span></text:p>
            <text:p text:style-name="EMENTA"><text:span text:style-name="T233">Princípios de projeto de </text:span><text:span text:style-name="T224">software</text:span><text:span text:style-name="T233">. O contexto do design no ciclo de vida do </text:span><text:span text:style-name="T224">software</text:span><text:span text:style-name="T233">. Processos de </text:span><text:span text:style-name="T224">design</text:span><text:span text:style-name="T233">: arquitetura e detalhamento. Arquitetura de software (definição, principais estruturas). Padrões macro-arquiteturais (estilos de arquitetura). Padrões micro-arquiteturais (padrões de projeto ou </text:span><text:span text:style-name="T224">design</text:span><text:span text:style-name="T233"> </text:span><text:span text:style-name="T224">patterns</text:span><text:span text:style-name="T233">). Aspectos notáveis de design (concorrência, controle de eventos, distribuição, tratamento de exceções, tolerância a falhas, interface e persistência). Modelagem e notações para projeto estático (estrutura) e dinâmico (comportamento) de </text:span><text:span text:style-name="T224">software</text:span><text:span text:style-name="T233">. Padrões de projeto GOF. Considerações práticas: desenvolvimento e documentação de </text:span><text:span text:style-name="T224">software</text:span><text:span text:style-name="T233"> </text:span><text:span text:style-name="T224">design</text:span><text:span text:style-name="T233">. Normas e padrões pertinentes.</text:span></text:p>
          </table:table-cell>
          <table:covered-table-cell/>
          <table:covered-table-cell/>
        </table:table-row>
        <table:table-row table:style-name="Table45.1">
          <table:table-cell table:style-name="Table45.C1" table:number-columns-spanned="3" office:value-type="string">
            <text:p text:style-name="P91"><text:span text:style-name="T249">Objetivo</text:span><text:span text:style-name="T247">:</text:span></text:p>
            <text:p text:style-name="EMENTA"><text:span text:style-name="T233">Apresentar ao aluno as principais concepções sobre arquitetura de </text:span><text:span text:style-name="T224">software</text:span><text:span text:style-name="T233"> para Sistemas de Informação, localizar o projeto de arquitetura no processo de desenvolvimento de </text:span><text:span text:style-name="T224">software</text:span><text:span text:style-name="T233">, apresentar os padrões de projeto aplicados ao desenvolvimento de </text:span><text:span text:style-name="T224">software</text:span><text:span text:style-name="T233"> contemporâneo (Padrões GOF).</text:span></text:p>
          </table:table-cell>
          <table:covered-table-cell/>
          <table:covered-table-cell/>
        </table:table-row>
        <text:soft-page-break/>
        <table:table-row table:style-name="Table45.5">
          <table:table-cell table:style-name="Table45.C1" table:number-columns-spanned="3" office:value-type="string">
            <text:p text:style-name="P138">Bibliografia:</text:p>
            <text:p text:style-name="P137">Básica</text:p>
            <text:p text:style-name="EMENTA"><text:span text:style-name="T233">BOOCH, Grady, RUMBAUGH, James e JACOBSON, Ivar. </text:span><text:span text:style-name="T230">UML Guia do usuário</text:span><text:span text:style-name="T233">. Ed. Câmpus ou User's Guide - Addison Wesley.</text:span></text:p>
            <text:p text:style-name="EMENTA"><text:span text:style-name="T233">GAMMA, Helm, Johnson, Vlissides. </text:span><text:span text:style-name="T230">Padrões de Projeto</text:span><text:span text:style-name="T233">. Ed. Bookman.</text:span></text:p>
            <text:p text:style-name="EMENTA"><text:span text:style-name="T233">PRESSMAN, R. S. </text:span><text:span text:style-name="T230">Engenharia de Software: uma abordagem profissional.</text:span><text:span text:style-name="T233"> 7ª Edição, McGraw-HillBookman, Porto Alegre, 2011.</text:span></text:p>
            <text:p text:style-name="P137">Complementar</text:p>
            <text:p text:style-name="EMENTA"><text:span text:style-name="T233">SILVEIRA, et al. </text:span><text:span text:style-name="T230">Introdução à Arquitetura e Design de Software</text:span><text:span text:style-name="T233">. Rio de Janeiro - Edi Câmpus, 2012. </text:span><text:span text:style-name="T220"><text:line-break/></text:span><text:span text:style-name="T233">MENDES, Antonio. Arquitetura de Software. Câmpus, 2002.</text:span></text:p>
            <text:p text:style-name="EMENTA"><text:span text:style-name="T233">WAZLAWICK, Raul Sidnei. </text:span><text:span text:style-name="T230">Análise e Projeto de Sistemas de Informação Orientado a Objetos</text:span><text:span text:style-name="T233">. Rio de Janeiro: Elsevier, 2004.</text:span></text:p>
            <text:p text:style-name="EMENTA"><text:span text:style-name="T233">SOMMERVILLE, I. </text:span><text:span text:style-name="T230">Engenharia de Software.</text:span><text:span text:style-name="T233"> 9ª Edição, Ed. </text:span><text:span text:style-name="T243">Pearson Prentice Hall, São Paulo, 2011.</text:span></text:p>
            <text:p text:style-name="EMENTA"><text:span text:style-name="T233">Fowler, M.; UML Essencial . </text:span><text:span text:style-name="T230">Um breve guia para a linguagem padrão de modelagem de objetos</text:span><text:span text:style-name="T233">; Bookman; 2000.</text:span></text:p>
          </table:table-cell>
          <table:covered-table-cell/>
          <table:covered-table-cell/>
        </table:table-row>
      </table:table>
      <text:p text:style-name="P50"/>
      <text:p text:style-name="P50"/>
      <text:p text:style-name="P50"/>
      <text:p text:style-name="P50"/>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16"><text:span text:style-name="T247">Disciplina:</text:span><text:span text:style-name="T249"> </text:span></text:p>
            <text:p text:style-name="P116"><text:span text:style-name="T249">Qualidade de </text:span><text:span text:style-name="T251">Software</text:span></text:p>
          </table:table-cell>
          <table:table-cell table:style-name="Table46.A1" office:value-type="string">
            <text:p text:style-name="P116"><text:span text:style-name="T247">Série/Período:</text:span><text:span text:style-name="T249"> </text:span></text:p>
            <text:p text:style-name="P127">6º</text:p>
          </table:table-cell>
          <table:table-cell table:style-name="Table46.C1" office:value-type="string">
            <text:p text:style-name="P116"><text:span text:style-name="T247">CH Hora/Relógio:</text:span><text:span text:style-name="T249"> </text:span></text:p>
            <text:p text:style-name="P118">54 horas</text:p>
          </table:table-cell>
        </table:table-row>
        <table:table-row table:style-name="Table46.2">
          <table:table-cell table:style-name="Table46.A1" office:value-type="string">
            <text:p text:style-name="P129">Pré-requisito:</text:p>
            <text:p text:style-name="P116"><text:span text:style-name="T249">Engenharia de </text:span><text:span text:style-name="T251">Software</text:span></text:p>
          </table:table-cell>
          <table:table-cell table:style-name="Table46.C1" table:number-columns-spanned="2" office:value-type="string">
            <text:p text:style-name="P116"><text:span text:style-name="T10">Regime:</text:span><text:span text:style-name="T9"> </text:span></text:p>
            <text:p text:style-name="P119">Obrigatória</text:p>
          </table:table-cell>
          <table:covered-table-cell/>
        </table:table-row>
        <table:table-row table:style-name="Table46.1">
          <table:table-cell table:style-name="Table46.C1" table:number-columns-spanned="3" office:value-type="string">
            <text:p text:style-name="P93"><text:span text:style-name="T249">Ementa</text:span><text:span text:style-name="T247">:</text:span><text:span text:style-name="T10"> </text:span></text:p>
            <text:p text:style-name="EMENTA"><text:span text:style-name="T233">Visão geral de qualidade. Processo de </text:span><text:span text:style-name="T224">software</text:span><text:span text:style-name="T233">. Produto de Software. Qualidade de produto de </text:span><text:span text:style-name="T224">software</text:span><text:span text:style-name="T233">. Avaliação de qualidade de produto de </text:span><text:span text:style-name="T224">software</text:span><text:span text:style-name="T233">. Norma ISO 9126 para qualidade de produto. Avaliação de qualidade de processo de </text:span><text:span text:style-name="T224">software</text:span><text:span text:style-name="T233">. Melhoria de processo de </text:span><text:span text:style-name="T224">software</text:span><text:span text:style-name="T233">. Modelos C</text:span><text:span text:style-name="T224">apability Maturity Model (CMM), Software Process Improvement and Capability Determination (SPICE</text:span><text:span text:style-name="T233">) e Melhoria de Processo de </text:span><text:span text:style-name="T224">Software</text:span><text:span text:style-name="T233"> Brasileiro (MPS.Br) para avaliação e melhoria de processo de </text:span><text:span text:style-name="T224">software</text:span><text:span text:style-name="T233">. Norma ISO 9000-3 -"Diretrizes para Aplicação da ISO 9001 ao Desenvolvimento, Fornecimento e Manutenção de </text:span><text:span text:style-name="T224">Software</text:span><text:span text:style-name="T233">". Planejamento para melhoria de processo de </text:span><text:span text:style-name="T224">software</text:span><text:span text:style-name="T233">: gerenciamento de configuração, garantia de qualidade, planejamento e acompanhamento de projetos, gerenciamento de requisitos, gerenciamento de subcontratados.</text:span></text:p>
          </table:table-cell>
          <table:covered-table-cell/>
          <table:covered-table-cell/>
        </table:table-row>
        <table:table-row table:style-name="Table46.1">
          <table:table-cell table:style-name="Table46.C1" table:number-columns-spanned="3" office:value-type="string">
            <text:p text:style-name="P91"><text:span text:style-name="T249">Objetivo</text:span><text:span text:style-name="T247">:</text:span></text:p>
            <text:p text:style-name="EMENTA"><text:span text:style-name="T233">Capacitar o aluno para garantir qualidade dentro do processo de desenvolvimento de </text:span><text:span text:style-name="T224">software</text:span><text:span text:style-name="T233">, tanto no âmbito do produto quanto no âmbito do processo, apresentar ao aluno os processos de garantia de qualidade segundo as normas de qualidade amplamente disseminadas.</text:span></text:p>
          </table:table-cell>
          <table:covered-table-cell/>
          <table:covered-table-cell/>
        </table:table-row>
        <text:soft-page-break/>
        <table:table-row table:style-name="Table46.5">
          <table:table-cell table:style-name="Table46.C1" table:number-columns-spanned="3" office:value-type="string">
            <text:p text:style-name="P127">Bibliografia:</text:p>
            <text:p text:style-name="P137">Básica</text:p>
            <text:p text:style-name="EMENTA"><text:span text:style-name="T233">ROCHA, A. R; MALDONADO, J. C.; WEBER, K. C. </text:span><text:span text:style-name="T230">Qualidade de Software</text:span><text:span text:style-name="T233">: </text:span><text:span text:style-name="T230">teoria e prática</text:span><text:span text:style-name="T233">. São Paulo: Prentice-Hall, 2001. 303 p. ISBN 85-87918-54-0.</text:span></text:p>
            <text:p text:style-name="EMENTA"><text:span text:style-name="T233">WEBER, Kival Chaves; ROCHA, Ana Regina Cavalcanti da; NASCIMENTO, Célia Joseli Do</text:span><text:span text:style-name="T230">. Qualidade e produtividade em software. </text:span><text:span text:style-name="T233">4ª ed. São Paulo: Makron, 2001. 188 p. ISBN 85-346-1322-2.</text:span></text:p>
            <text:p text:style-name="EMENTA"><text:span text:style-name="T233">PRESSMAN, R. S. </text:span><text:span text:style-name="T230">Engenharia de Software: uma abordagem</text:span><text:span text:style-name="T233"> </text:span><text:span text:style-name="T230">profissional</text:span><text:span text:style-name="T233">. 7ª Edição, McGraw-HillBookman, Porto Alegre, 2011.</text:span></text:p>
            <text:p text:style-name="P137">Complementar</text:p>
            <text:p text:style-name="EMENTA"><text:span text:style-name="T233">ASSOCIAÇÃO BRASILEIRA DE NORMAS TÉCNICAS. NBRISO/IEC9126-1 </text:span><text:span text:style-name="T230">Engenharia de software - Qualidade de produto</text:span><text:span text:style-name="T233"> - </text:span><text:span text:style-name="T230">Parte 1: Modelo de qualidade</text:span><text:span text:style-name="T233">. 2003.</text:span></text:p>
            <text:p text:style-name="EMENTA"><text:span text:style-name="T233">ISO/IEC 12207:1995 – </text:span><text:span text:style-name="T230">Information technology – Software life cycle processes</text:span><text:span text:style-name="T233">.</text:span></text:p>
            <text:p text:style-name="EMENTA"><text:span text:style-name="T233">SOFTEX. MPS.BR – </text:span><text:span text:style-name="T230">Melhoria de Processo do Software Brasileiro: Guia Geral.</text:span><text:span text:style-name="T233"> SOFTEX, 2011. Disponível em http://www.softex.br/mpsbr/_guias/default.asp (25 de fevereiro de 2012).</text:span></text:p>
            <text:p text:style-name="EMENTA"><text:span text:style-name="T243">PAULK, M. C., WEBER, C. V., CURTIS, B., CHRISSIS, M. B. </text:span><text:span text:style-name="T241">The Capability Maturity Model: Guidelines for Improving the Software Process</text:span><text:span text:style-name="T243">. </text:span><text:span text:style-name="T233">[S. L.]: Addison-Wesley, 1995, 441p. 4 exemplares.</text:span></text:p>
            <text:p text:style-name="EMENTA"><text:span text:style-name="T233">ARNOLD, Kenneth L. </text:span><text:span text:style-name="T230">O guia gerencial para a ISO 9000</text:span><text:span text:style-name="T233">. Rio de Janeiro: Câmpus, 1994. ASSOCIAÇÃO BRASILEIRA DE NORMAS TÉCNICAS. NBR ISO 8402.</text:span></text:p>
          </table:table-cell>
          <table:covered-table-cell/>
          <table:covered-table-cell/>
        </table:table-row>
      </table:table>
      <text:p text:style-name="P50"/>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table:number-columns-spanned="2" office:value-type="string">
            <text:p text:style-name="P116"><text:span text:style-name="T247">Disciplina:</text:span><text:span text:style-name="T249"> </text:span></text:p>
            <text:p text:style-name="P127">Computação Gráfica e Sistemas Multimídia</text:p>
          </table:table-cell>
          <table:covered-table-cell/>
          <table:table-cell table:style-name="Table47.A1" table:number-columns-spanned="2" office:value-type="string">
            <text:p text:style-name="P116"><text:span text:style-name="T247">Série/Período:</text:span><text:span text:style-name="T249"> </text:span></text:p>
            <text:p text:style-name="P127">6º</text:p>
          </table:table-cell>
          <table:covered-table-cell/>
          <table:table-cell table:style-name="Table47.A1" office:value-type="string">
            <text:p text:style-name="P116"><text:span text:style-name="T247">CH Hora/Relógio:</text:span><text:span text:style-name="T249"> </text:span></text:p>
            <text:p text:style-name="P118">54 horas</text:p>
          </table:table-cell>
          <table:table-cell table:style-name="Table47.F1" office:value-type="string">
            <text:p text:style-name="P62"/>
          </table:table-cell>
        </table:table-row>
        <table:table-row table:style-name="Table47.2">
          <table:table-cell table:style-name="Table47.A1" table:number-columns-spanned="2" office:value-type="string">
            <text:p text:style-name="P129">Pré-requisito:</text:p>
            <text:p text:style-name="P127">Nenhum</text:p>
          </table:table-cell>
          <table:covered-table-cell/>
          <table:table-cell table:style-name="Table47.A1" table:number-columns-spanned="3" office:value-type="string">
            <text:p text:style-name="P116"><text:span text:style-name="T10">Regime:</text:span><text:span text:style-name="T9"> </text:span></text:p>
            <text:p text:style-name="P119">Obrigatória</text:p>
          </table:table-cell>
          <table:covered-table-cell/>
          <table:covered-table-cell/>
          <table:table-cell table:style-name="Table47.F2" office:value-type="string">
            <text:p text:style-name="P63"/>
          </table:table-cell>
        </table:table-row>
        <table:table-row table:style-name="Table47.1">
          <table:table-cell table:style-name="Table47.A1" table:number-columns-spanned="5" office:value-type="string">
            <text:p text:style-name="P117"><text:span text:style-name="T249">Ementa</text:span><text:span text:style-name="T247">:</text:span><text:span text:style-name="T10"> </text:span></text:p>
            <text:p text:style-name="EMENTA"><text:span text:style-name="T220">Modelo Conceitual para Compugrafia Interativa. Terminologia e Classificação. Introdução à Computação Gráfica através de pacotes independentes de dispositivo. Tecnologia básica de </text:span><text:span text:style-name="T222">hardware</text:span><text:span text:style-name="T220"> e </text:span><text:span text:style-name="T222">software</text:span><text:span text:style-name="T220">. Equipamentos de entrada e saída. Primitivas gráficas. Estruturas matriciais e vetoriais. Algoritmos básicos. Transformações Geométricas. Projeções. Visualização em 3D. Padronização. Sistemas Gráficos padrões. Modelos e Hierarquias de objetos. Interface Homem-máquina. Cores e texturas. Realismo.</text:span><text:span text:style-name="apple-converted-space"><text:span text:style-name="T220"> </text:span></text:span><text:span text:style-name="T222">Rendering</text:span><text:span text:style-name="T220">. Curvas e superfícies. Modelamento de sólidos. Animação. Tecnologias e aplicações multimídia. </text:span><text:span text:style-name="T222">Hardware</text:span><text:span text:style-name="T220"> e </text:span><text:span text:style-name="T222">software</text:span><text:span text:style-name="T220"> para multimídia. Representação e Processamento de Áudio - Música e Voz, Imagem e Vídeo. Multimídia na </text:span><text:span text:style-name="T222">Internet</text:span><text:span text:style-name="T220">. Ergonomia de interfaces multimídia. Ferramentas de desenvolvimento. Gerência de produto multimídia. Direções do futuro - Tendências.</text:span></text:p>
            <text:p text:style-name="P124"/>
          </table:table-cell>
          <table:covered-table-cell/>
          <table:covered-table-cell/>
          <table:covered-table-cell/>
          <table:covered-table-cell/>
          <table:table-cell table:style-name="Table47.F3" office:value-type="string">
            <text:p text:style-name="P48"/>
          </table:table-cell>
        </table:table-row>
        <table:table-row table:style-name="Table47.1">
          <table:table-cell table:style-name="Table47.A1" table:number-columns-spanned="5" office:value-type="string">
            <text:p text:style-name="P116"><text:span text:style-name="T249">Objetivo</text:span><text:span text:style-name="T247">:</text:span></text:p>
            <text:p text:style-name="EMENTA"><text:span text:style-name="T220">Habilitar o aluno para trabalhar com computação gráfica e sistemas multimídias. Competências para trabalhar com </text:span><text:span text:style-name="T222">hardware</text:span><text:span text:style-name="T220"> e </text:span><text:span text:style-name="T222">software</text:span><text:span text:style-name="T220"> em computação gráfica. Conhecimentos em tecnologias e aplicações </text:span><text:soft-page-break/><text:span text:style-name="T220">multimídia.</text:span></text:p>
          </table:table-cell>
          <table:covered-table-cell/>
          <table:covered-table-cell/>
          <table:covered-table-cell/>
          <table:covered-table-cell/>
          <table:table-cell table:style-name="Table47.F4" office:value-type="string">
            <text:p text:style-name="P61"/>
          </table:table-cell>
        </table:table-row>
        <table:table-row table:style-name="Table47.1">
          <table:table-cell table:style-name="Table47.A1" table:number-columns-spanned="5" office:value-type="string">
            <text:p text:style-name="P127">Bibliografia:</text:p>
            <text:p text:style-name="P131">Básica</text:p>
            <text:p text:style-name="P116"><text:span text:style-name="T247">AZEVEDO, Eduardo. </text:span><text:span text:style-name="T249">Computação Gráfica – Teoria e prática</text:span><text:span text:style-name="T247">. 1ª Edição. Editora Câmpus. 2003.</text:span></text:p>
            <text:p text:style-name="EMENTA"><text:span text:style-name="T220">FOLEY; Van Dam; Feiner; Hughes. </text:span><text:span text:style-name="T239">Computer Graphics - Principles and Practice</text:span><text:span text:style-name="T236">. </text:span><text:span text:style-name="T220">3ª Edição. Addison-Wesley. 2013.</text:span></text:p>
            <text:p text:style-name="EMENTA"><text:span text:style-name="T220">FILHO, W. P. P.</text:span><text:span text:style-name="apple-converted-space"><text:span text:style-name="T268"> </text:span></text:span><text:span text:style-name="Strong_20_Emphasis"><text:span text:style-name="T268">Multimídia: Conceitos e Aplicações. </text:span></text:span><text:span text:style-name="T220">Rio de Janeiro: Livros Técnicos e Científicos, 2000.·</text:span></text:p>
            <text:p text:style-name="P132">Complementar</text:p>
            <text:p text:style-name="EMENTA"><text:span text:style-name="T236">NEWMAN; Sproull. </text:span><text:span text:style-name="T239">Principles of Interactive Computer Graphics</text:span><text:span text:style-name="T236">. </text:span><text:span text:style-name="T220">MC Graw-Hill.<text:line-break/>TORI; Arakaki; Massola; Filgueiras. </text:span><text:span text:style-name="T226">Fundamentos de Computação Gráfica</text:span><text:span text:style-name="T220">. Editora LTC. 1987.</text:span></text:p>
            <text:p text:style-name="EMENTA"><text:span text:style-name="T220">BUGAY, E. L. e ULBRICHT, V. R.</text:span><text:span text:style-name="apple-converted-space"><text:span text:style-name="T268"> </text:span></text:span><text:span text:style-name="Strong_20_Emphasis"><text:span text:style-name="T268">Hipermídia</text:span></text:span><text:span text:style-name="T220">.. Florianópolis: Bookstore, 2000.</text:span></text:p>
            <text:p text:style-name="EMENTA"><text:span text:style-name="T220">WOLFGRAM, D. E.</text:span><text:span text:style-name="apple-converted-space"><text:span text:style-name="T268"> </text:span></text:span><text:span text:style-name="Strong_20_Emphasis"><text:span text:style-name="T268">Criando em multimídia.</text:span></text:span><text:span text:style-name="apple-converted-space"><text:span text:style-name="T268"> </text:span></text:span><text:span text:style-name="T220">Rio de Janeiro: Câmpus, 1994.</text:span></text:p>
            <text:p text:style-name="EMENTA"><text:span text:style-name="T269">BRITO, ALAN.</text:span><text:span text:style-name="apple-converted-space"><text:span text:style-name="T269"> </text:span></text:span><text:span text:style-name="Strong_20_Emphasis"><text:span text:style-name="T270">Blender 3D – Guia do usuário.</text:span></text:span><text:span text:style-name="apple-converted-space"><text:span text:style-name="T269"> </text:span></text:span><text:span text:style-name="Strong_20_Emphasis"><text:span text:style-name="T272">4ª Ed</text:span></text:span><text:span text:style-name="T272">. Novatec, 2010.</text:span></text:p>
            <text:p text:style-name="EMENTA"><text:span text:style-name="T272">GONZALES, RAFAEL e WOODS, RICHARD</text:span><text:span text:style-name="Strong_20_Emphasis"><text:span text:style-name="T272">. </text:span></text:span><text:span text:style-name="Strong_20_Emphasis"><text:span text:style-name="T269">Processamento Digital de Imagens. </text:span></text:span><text:span text:style-name="Strong_20_Emphasis"><text:span text:style-name="T271">3ª Edição</text:span></text:span><text:span text:style-name="T269">. São Paulo: Pearson, 2010.</text:span></text:p>
            <text:p text:style-name="P125"/>
          </table:table-cell>
          <table:covered-table-cell/>
          <table:covered-table-cell/>
          <table:covered-table-cell/>
          <table:covered-table-cell/>
          <table:table-cell table:style-name="Table47.F5" office:value-type="string">
            <text:p text:style-name="P49"/>
          </table:table-cell>
        </table:table-row>
        <table:table-row table:style-name="Table47.1">
          <table:table-cell table:style-name="Table47.A1" office:value-type="string">
            <text:p text:style-name="P116"><text:span text:style-name="T247">Disciplina:</text:span><text:span text:style-name="T249"> </text:span></text:p>
            <text:p text:style-name="P127">Sociologia do Trabalho</text:p>
          </table:table-cell>
          <table:table-cell table:style-name="Table47.A1" table:number-columns-spanned="2" office:value-type="string">
            <text:p text:style-name="P116"><text:span text:style-name="T247">Série/Período:</text:span><text:span text:style-name="T249"> </text:span></text:p>
            <text:p text:style-name="P127">6º</text:p>
          </table:table-cell>
          <table:covered-table-cell/>
          <table:table-cell table:style-name="Table47.D6" table:number-columns-spanned="3" office:value-type="string">
            <text:p text:style-name="P116"><text:span text:style-name="T46">CH Hora/Relógio:</text:span><text:span text:style-name="T48"> </text:span></text:p>
            <text:p text:style-name="P117"><text:span text:style-name="T47">27 horas</text:span><text:span text:style-name="T65"> </text:span></text:p>
          </table:table-cell>
          <table:covered-table-cell/>
          <table:covered-table-cell/>
        </table:table-row>
        <table:table-row table:style-name="Table47.2">
          <table:table-cell table:style-name="Table47.A1" office:value-type="string">
            <text:p text:style-name="P129">Pré-requisito:</text:p>
            <text:p text:style-name="P127">Nenhum</text:p>
          </table:table-cell>
          <table:table-cell table:style-name="Table47.D6" table:number-columns-spanned="5" office:value-type="string">
            <text:p text:style-name="P116"><text:span text:style-name="T10">Regime:</text:span><text:span text:style-name="T9"> </text:span></text:p>
            <text:p text:style-name="P119">Obrigatória</text:p>
          </table:table-cell>
          <table:covered-table-cell/>
          <table:covered-table-cell/>
          <table:covered-table-cell/>
          <table:covered-table-cell/>
        </table:table-row>
        <table:table-row table:style-name="Table47.1">
          <table:table-cell table:style-name="Table47.D6" table:number-columns-spanned="6" office:value-type="string">
            <text:p text:style-name="P117"><text:span text:style-name="T249">Ementa</text:span><text:span text:style-name="T247">:</text:span><text:span text:style-name="T10"> </text:span></text:p>
            <text:p text:style-name="P153">Introdução à sociologia do trabalho. Divisão do trabalho e capitalismo. Metamorfoses do trabalho. O trabalho e as formações urbanas. Trabalho e a relação campo/cidade. O trabalho e a organização do espaço no campo e na cidade. Trabalho e movimentos sociais. Mundialização do capital, migrações e trabalho.</text:p>
          </table:table-cell>
          <table:covered-table-cell/>
          <table:covered-table-cell/>
          <table:covered-table-cell/>
          <table:covered-table-cell/>
          <table:covered-table-cell/>
        </table:table-row>
        <table:table-row table:style-name="Table47.1">
          <table:table-cell table:style-name="Table47.D6" table:number-columns-spanned="6" office:value-type="string">
            <text:p text:style-name="P116"><text:span text:style-name="T249">Objetivo</text:span><text:span text:style-name="T247">:</text:span></text:p>
            <text:p text:style-name="P153">Compreender o trabalho em sua relação como constituído por e constituinte das variadas formações sociais, econômicas e culturais. Entender a dinâmica entre mundo do trabalho e os espaços sociais. Apreender a relação entre a divisão social do trabalho e a dinâmica campo/cidade. Compreender a mundialização do capital e suas relações com o trabalho. Contextualizar criticamente o trabalho do profissional no mundo do trabalho e o seu papel na produção do espaço social.</text:p>
          </table:table-cell>
          <table:covered-table-cell/>
          <table:covered-table-cell/>
          <table:covered-table-cell/>
          <table:covered-table-cell/>
          <table:covered-table-cell/>
        </table:table-row>
        <table:table-row table:style-name="Table47.1">
          <table:table-cell table:style-name="Table47.D6" table:number-columns-spanned="6" office:value-type="string">
            <text:p text:style-name="P127">Bibliografia:</text:p>
            <text:p text:style-name="P131">Básica</text:p>
            <text:p text:style-name="EMENTA"><text:span text:style-name="T220">DURKHEIM, Émile. </text:span><text:span text:style-name="T226">Da divisão do trabalho social</text:span><text:span text:style-name="T220">. São Paulo: Martins Fontes, 1999.</text:span></text:p>
            <text:p text:style-name="EMENTA"><text:span text:style-name="T220">MARX, Karl. </text:span><text:span text:style-name="T226">O Capital</text:span><text:span text:style-name="T220">. São Paulo: Abril Cultural, 1983.</text:span></text:p>
            <text:p text:style-name="EMENTA"><text:span text:style-name="T220">WEBER, Max</text:span><text:span text:style-name="T226">. Ensaios de Sociologia</text:span><text:span text:style-name="T220">. Rio de Janeiro: Zahar, 1982.</text:span></text:p>
            <text:p text:style-name="P131">Complementar</text:p>
            <text:p text:style-name="EMENTA"><text:span text:style-name="T220">ADORNO, Theodor. </text:span><text:span text:style-name="T226">Capitalismo Tardio ou Sociedade Industrial?</text:span><text:span text:style-name="T220"> In: COHN, Gabriel (Org): Col. </text:span><text:soft-page-break/><text:span text:style-name="T220">Grandes Cientistas Sociais. São Paulo: Ática, 1986 a, p. 62-75.</text:span></text:p>
            <text:p text:style-name="EMENTA"><text:span text:style-name="T220">ANTUNES, Ricardo. </text:span><text:span text:style-name="T226">Adeus ao Trabalho? As Metamorfoses e a Centralidade do Mundo do Trabalho</text:span><text:span text:style-name="T220">. Campinas: Ed. Cortez/Ed. da UNICAMP, 1995.</text:span></text:p>
            <text:p text:style-name="EMENTA"><text:span text:style-name="T220">BAUMAN, Zygmunt. </text:span><text:span text:style-name="T226">Globalização: as consequências humanas</text:span><text:span text:style-name="T220">. Rio de Janeiro: Jorge Zahar, 2002.</text:span></text:p>
            <text:p text:style-name="EMENTA"><text:span text:style-name="T220">HARVEY, David. </text:span><text:span text:style-name="T226">A condição pós-moderna</text:span><text:span text:style-name="T220">. São Paulo: Loyola, 1992.</text:span></text:p>
            <text:p text:style-name="EMENTA"><text:span text:style-name="T220">SANTOS, Boaventura de Souza (Org.). </text:span><text:span text:style-name="T226">A globalização e as ciências sociais</text:span><text:span text:style-name="T220">. São Paulo: Cortez, 2002.</text:span></text:p>
            <text:p text:style-name="EMENTA"><text:span text:style-name="T220">SANTOS, Milton. </text:span><text:span text:style-name="T226">A urbanização brasileira</text:span><text:span text:style-name="T220">. São Paulo: Hucitec, 1993.</text:span></text:p>
            <text:p text:style-name="EMENTA"><text:span text:style-name="T220">GIDDENS, Anthony. </text:span><text:span text:style-name="T226">Sociologia</text:span><text:span text:style-name="T220">. 4 ed. Porto Alegre: Artmed, 2005.</text:span></text:p>
          </table:table-cell>
          <table:covered-table-cell/>
          <table:covered-table-cell/>
          <table:covered-table-cell/>
          <table:covered-table-cell/>
          <table:covered-table-cell/>
        </table:table-row>
      </table:table>
      <text:p text:style-name="P50"/>
      <text:p text:style-name="P50"/>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16"><text:span text:style-name="T247">Disciplina:</text:span><text:span text:style-name="T249"> </text:span></text:p>
            <text:p text:style-name="P119">TCC2</text:p>
          </table:table-cell>
          <table:table-cell table:style-name="Table48.A1" office:value-type="string">
            <text:p text:style-name="P116"><text:span text:style-name="T247">Série/Período:</text:span><text:span text:style-name="T249"> </text:span></text:p>
            <text:p text:style-name="P127">6º</text:p>
          </table:table-cell>
          <table:table-cell table:style-name="Table48.C1" office:value-type="string">
            <text:p text:style-name="P116"><text:span text:style-name="T247">CH Hora/Relógio:</text:span><text:span text:style-name="T249"> </text:span></text:p>
            <text:p text:style-name="P135">54 horas</text:p>
          </table:table-cell>
        </table:table-row>
        <table:table-row table:style-name="Table48.1">
          <table:table-cell table:style-name="Table48.A1" office:value-type="string">
            <text:p text:style-name="P116"><text:span text:style-name="T247">Pré-requisito:</text:span><text:span text:style-name="T249"> </text:span></text:p>
            <text:p text:style-name="P127">TCC1</text:p>
          </table:table-cell>
          <table:table-cell table:style-name="Table48.C1" table:number-columns-spanned="2" office:value-type="string">
            <text:p text:style-name="P116"><text:span text:style-name="T10">Regime:</text:span><text:span text:style-name="T9"> </text:span></text:p>
            <text:p text:style-name="P118">Obrigatória</text:p>
          </table:table-cell>
          <table:covered-table-cell/>
        </table:table-row>
        <table:table-row table:style-name="Table48.1">
          <table:table-cell table:style-name="Table48.C1" table:number-columns-spanned="3" office:value-type="string">
            <text:p text:style-name="P117"><text:span text:style-name="T249">Ementa</text:span><text:span text:style-name="T247">:</text:span><text:span text:style-name="T10"> </text:span></text:p>
            <text:p text:style-name="P155">Realização de monografia sobre uma temática de Informática.<text:tab/></text:p>
          </table:table-cell>
          <table:covered-table-cell/>
          <table:covered-table-cell/>
        </table:table-row>
        <table:table-row table:style-name="Table48.1">
          <table:table-cell table:style-name="Table48.C1" table:number-columns-spanned="3" office:value-type="string">
            <text:p text:style-name="P116"><text:span text:style-name="T249">Objetivo</text:span><text:span text:style-name="T247">:</text:span></text:p>
            <text:p text:style-name="P153">Exercitar ferramentas da pesquisa científica e aprofundar conhecimentos relativos à Informática.</text:p>
          </table:table-cell>
          <table:covered-table-cell/>
          <table:covered-table-cell/>
        </table:table-row>
        <table:table-row table:style-name="Table48.1">
          <table:table-cell table:style-name="Table48.C1" table:number-columns-spanned="3" office:value-type="string">
            <text:p text:style-name="P127">Bibliografia:</text:p>
            <text:p text:style-name="P131">Básica</text:p>
            <text:p text:style-name="EMENTA"><text:span text:style-name="T220">A</text:span><text:span text:style-name="T137">N</text:span><text:span text:style-name="T220">D</text:span><text:span text:style-name="T145">R</text:span><text:span text:style-name="T220">ADE,</text:span><text:span text:style-name="T173"> </text:span><text:span text:style-name="T220">M.</text:span><text:span text:style-name="T166"> </text:span><text:span text:style-name="T220">A.</text:span><text:span text:style-name="T186"> </text:span><text:span text:style-name="T227">I</text:span><text:span text:style-name="T146">n</text:span><text:span text:style-name="T133">t</text:span><text:span text:style-name="T164">r</text:span><text:span text:style-name="T227">o</text:span><text:span text:style-name="T133">d</text:span><text:span text:style-name="T155">u</text:span><text:span text:style-name="T133">ç</text:span><text:span text:style-name="T227">ão</text:span><text:span text:style-name="T187"> </text:span><text:span text:style-name="T227">à</text:span><text:span text:style-name="T192"> </text:span><text:span text:style-name="T133">m</text:span><text:span text:style-name="T138">e</text:span><text:span text:style-name="T133">t</text:span><text:span text:style-name="T227">o</text:span><text:span text:style-name="T146">d</text:span><text:span text:style-name="T142">o</text:span><text:span text:style-name="T155">l</text:span><text:span text:style-name="T227">og</text:span><text:span text:style-name="T146">i</text:span><text:span text:style-name="T227">a</text:span><text:span text:style-name="T174"> </text:span><text:span text:style-name="T146">d</text:span><text:span text:style-name="T227">o</text:span><text:span text:style-name="T192"> </text:span><text:span text:style-name="T133">t</text:span><text:span text:style-name="T138">r</text:span><text:span text:style-name="T227">a</text:span><text:span text:style-name="T133">b</text:span><text:span text:style-name="T227">a</text:span><text:span text:style-name="T146">lh</text:span><text:span text:style-name="T227">o</text:span><text:span text:style-name="T192"> </text:span><text:span text:style-name="T133">c</text:span><text:span text:style-name="T146">i</text:span><text:span text:style-name="T133">e</text:span><text:span text:style-name="T146">n</text:span><text:span text:style-name="T133">t</text:span><text:span text:style-name="T142">í</text:span><text:span text:style-name="T138">f</text:span><text:span text:style-name="T146">i</text:span><text:span text:style-name="T133">c</text:span><text:span text:style-name="T138">o</text:span><text:span text:style-name="T221">:</text:span><text:span text:style-name="T189"> </text:span><text:span text:style-name="T134">e</text:span><text:span text:style-name="T145">l</text:span><text:span text:style-name="T134">a</text:span><text:span text:style-name="T220">bo</text:span><text:span text:style-name="T137">r</text:span><text:span text:style-name="T134">açã</text:span><text:span text:style-name="T220">o</text:span><text:span text:style-name="T193"> </text:span><text:span text:style-name="T220">de </text:span><text:span text:style-name="T145">t</text:span><text:span text:style-name="T134">ra</text:span><text:span text:style-name="T220">b</text:span><text:span text:style-name="T137">a</text:span><text:span text:style-name="T143">l</text:span><text:span text:style-name="T220">hos</text:span><text:span text:style-name="T186"> </text:span><text:span text:style-name="T220">na</text:span><text:span text:style-name="T134"> </text:span><text:span text:style-name="T220">g</text:span><text:span text:style-name="T137">r</text:span><text:span text:style-name="T134">a</text:span><text:span text:style-name="T220">du</text:span><text:span text:style-name="T134">a</text:span><text:span text:style-name="T137">ç</text:span><text:span text:style-name="T134">ã</text:span><text:span text:style-name="T220">o.</text:span><text:span text:style-name="T166"> </text:span><text:span text:style-name="T143">9. </text:span><text:span text:style-name="T134">e</text:span><text:span text:style-name="T220">d.</text:span><text:span text:style-name="T137"> </text:span><text:span text:style-name="T134">S</text:span><text:span text:style-name="T137">ã</text:span><text:span text:style-name="T220">o</text:span><text:span text:style-name="T143"> </text:span><text:span text:style-name="T134">P</text:span><text:span text:style-name="T137">a</text:span><text:span text:style-name="T143">u</text:span><text:span text:style-name="T145">l</text:span><text:span text:style-name="T220">o:</text:span><text:span text:style-name="T260"> </text:span><text:span text:style-name="T151">A</text:span><text:span text:style-name="T145">tl</text:span><text:span text:style-name="T134">a</text:span><text:span text:style-name="T220">s,</text:span><text:span text:style-name="T151"> </text:span><text:span text:style-name="T220">2009.</text:span></text:p>
            <text:p text:style-name="EMENTA"><text:span text:style-name="T145">B</text:span><text:span text:style-name="T220">OOTH,</text:span><text:span text:style-name="T151"> </text:span><text:span text:style-name="T261">W</text:span><text:span text:style-name="T220">.</text:span><text:span text:style-name="T145"> C</text:span><text:span text:style-name="T220">.;</text:span><text:span text:style-name="T168"> </text:span><text:span text:style-name="T145">C</text:span><text:span text:style-name="T137">O</text:span><text:span text:style-name="T148">L</text:span><text:span text:style-name="T137">O</text:span><text:span text:style-name="T220">M</text:span><text:span text:style-name="T143">B</text:span><text:span text:style-name="T220">,</text:span><text:span text:style-name="T168"> </text:span><text:span text:style-name="T220">G.</text:span><text:span text:style-name="T156"> </text:span><text:span text:style-name="T220">G.;</text:span><text:span text:style-name="T143"> </text:span><text:span text:style-name="T168">W</text:span><text:span text:style-name="T151">I</text:span><text:span text:style-name="T220">LL</text:span><text:span text:style-name="T151">I</text:span><text:span text:style-name="T137">A</text:span><text:span text:style-name="T220">M</text:span><text:span text:style-name="T145">S</text:span><text:span text:style-name="T220">,</text:span><text:span text:style-name="T168"> </text:span><text:span text:style-name="T156">J</text:span><text:span text:style-name="T220">.</text:span><text:span text:style-name="T262"> </text:span><text:span text:style-name="T227">A</text:span><text:span text:style-name="T263"> </text:span><text:span text:style-name="T227">a</text:span><text:span text:style-name="T138">r</text:span><text:span text:style-name="T133">t</text:span><text:span text:style-name="T227">e</text:span><text:span text:style-name="T138"> </text:span><text:span text:style-name="T146">d</text:span><text:span text:style-name="T227">a</text:span><text:span text:style-name="T169"> </text:span><text:span text:style-name="T146">p</text:span><text:span text:style-name="T133">e</text:span><text:span text:style-name="T227">s</text:span><text:span text:style-name="T133">q</text:span><text:span text:style-name="T146">ui</text:span><text:span text:style-name="T227">sa</text:span><text:span text:style-name="T220">.</text:span><text:span text:style-name="T145"> S</text:span><text:span text:style-name="T134">ã</text:span><text:span text:style-name="T220">o</text:span><text:span text:style-name="T156"> </text:span><text:span text:style-name="T145">P</text:span><text:span text:style-name="T134">a</text:span><text:span text:style-name="T220">u</text:span><text:span text:style-name="T145">l</text:span><text:span text:style-name="T220">o:</text:span><text:span text:style-name="T137"> </text:span><text:span text:style-name="T220">M</text:span><text:span text:style-name="T134">ar</text:span><text:span text:style-name="T145">ti</text:span><text:span text:style-name="T220">ns</text:span><text:span text:style-name="T145"> </text:span><text:span text:style-name="T134">F</text:span><text:span text:style-name="T220">on</text:span><text:span text:style-name="T156">t</text:span><text:span text:style-name="T134">e</text:span><text:span text:style-name="T220">s, 2008.</text:span></text:p>
            <text:p text:style-name="EMENTA"><text:span text:style-name="T264">T</text:span><text:span text:style-name="T220">A</text:span><text:span text:style-name="T145">C</text:span><text:span text:style-name="T168">H</text:span><text:span text:style-name="T151">IZ</text:span><text:span text:style-name="T261">A</text:span><text:span text:style-name="T265">W</text:span><text:span text:style-name="T220">A,</text:span><text:span text:style-name="T262"> </text:span><text:span text:style-name="T266">T</text:span><text:span text:style-name="T143">.</text:span><text:span text:style-name="T220">; MEN</text:span><text:span text:style-name="T137">D</text:span><text:span text:style-name="T220">E</text:span><text:span text:style-name="T134">S</text:span><text:span text:style-name="T220">,</text:span><text:span text:style-name="T166"> </text:span><text:span text:style-name="T137">G</text:span><text:span text:style-name="T220">.</text:span><text:span text:style-name="T134"> </text:span><text:span text:style-name="T227">Co</text:span><text:span text:style-name="T133">m</text:span><text:span text:style-name="T227">o</text:span><text:span text:style-name="T142"> </text:span><text:span text:style-name="T138">f</text:span><text:span text:style-name="T227">a</text:span><text:span text:style-name="T133">ze</text:span><text:span text:style-name="T227">r</text:span><text:span text:style-name="T167"> </text:span><text:span text:style-name="T133">m</text:span><text:span text:style-name="T227">o</text:span><text:span text:style-name="T146">n</text:span><text:span text:style-name="T227">og</text:span><text:span text:style-name="T133">r</text:span><text:span text:style-name="T227">a</text:span><text:span text:style-name="T133">f</text:span><text:span text:style-name="T146">i</text:span><text:span text:style-name="T227">a</text:span><text:span text:style-name="T167"> </text:span><text:span text:style-name="T146">n</text:span><text:span text:style-name="T227">a</text:span><text:span text:style-name="T133"> </text:span><text:span text:style-name="T146">p</text:span><text:span text:style-name="T133">r</text:span><text:span text:style-name="T227">á</text:span><text:span text:style-name="T133">t</text:span><text:span text:style-name="T146">i</text:span><text:span text:style-name="T133">c</text:span><text:span text:style-name="T174">a</text:span><text:span text:style-name="T220">.</text:span><text:span text:style-name="T151"> </text:span><text:span text:style-name="T220">12. </text:span><text:span text:style-name="T134">e</text:span><text:span text:style-name="T220">d. </text:span><text:span text:style-name="T143">R</text:span><text:span text:style-name="T145">i</text:span><text:span text:style-name="T220">o</text:span><text:span text:style-name="T134"> </text:span><text:span text:style-name="T220">de</text:span><text:span text:style-name="T145"> </text:span><text:span text:style-name="T220">J</text:span><text:span text:style-name="T134">a</text:span><text:span text:style-name="T220">n</text:span><text:span text:style-name="T134">e</text:span><text:span text:style-name="T145">i</text:span><text:span text:style-name="T134">r</text:span><text:span text:style-name="T220">o:</text:span><text:span text:style-name="T143"> </text:span><text:span text:style-name="T134">F</text:span><text:span text:style-name="T137">G</text:span><text:span text:style-name="T267">V</text:span><text:span text:style-name="T220">, 2006.</text:span></text:p>
            <text:p text:style-name="P131">Complementar</text:p>
            <text:p text:style-name="EMENTA"><text:span text:style-name="T137">D</text:span><text:span text:style-name="T220">e</text:span><text:span text:style-name="T151"> </text:span><text:span text:style-name="T134">ac</text:span><text:span text:style-name="T137">o</text:span><text:span text:style-name="T134">r</text:span><text:span text:style-name="T220">do</text:span><text:span text:style-name="T134"> c</text:span><text:span text:style-name="T220">om</text:span><text:span text:style-name="T134"> </text:span><text:span text:style-name="T220">o</text:span><text:span text:style-name="T134"> </text:span><text:span text:style-name="T220">p</text:span><text:span text:style-name="T134">r</text:span><text:span text:style-name="T220">o</text:span><text:span text:style-name="T145">j</text:span><text:span text:style-name="T134">e</text:span><text:span text:style-name="T145">t</text:span><text:span text:style-name="T220">o</text:span><text:span text:style-name="T143"> </text:span><text:span text:style-name="T134">e</text:span><text:span text:style-name="T220">sp</text:span><text:span text:style-name="T137">e</text:span><text:span text:style-name="T134">c</text:span><text:span text:style-name="T145">í</text:span><text:span text:style-name="T134">f</text:span><text:span text:style-name="T145">i</text:span><text:span text:style-name="T134">c</text:span><text:span text:style-name="T220">o</text:span><text:span text:style-name="T134"> </text:span><text:span text:style-name="T220">de</text:span><text:span text:style-name="T143"> </text:span><text:span text:style-name="T137">c</text:span><text:span text:style-name="T151">a</text:span><text:span text:style-name="T137">d</text:span><text:span text:style-name="T220">a</text:span><text:span text:style-name="T195"> </text:span><text:span text:style-name="T220">T</text:span><text:span text:style-name="T145">C</text:span><text:span text:style-name="T220">C</text:span><text:span text:style-name="T145"> </text:span><text:span text:style-name="T220">e</text:span><text:span text:style-name="T134"> </text:span><text:span text:style-name="T145">i</text:span><text:span text:style-name="T220">nd</text:span><text:span text:style-name="T145">i</text:span><text:span text:style-name="T134">caç</text:span><text:span text:style-name="T137">õ</text:span><text:span text:style-name="T134">e</text:span><text:span text:style-name="T220">s</text:span><text:span text:style-name="T166"> </text:span><text:span text:style-name="T220">do</text:span><text:span text:style-name="T143"> </text:span><text:span text:style-name="T220">p</text:span><text:span text:style-name="T134">r</text:span><text:span text:style-name="T220">o</text:span><text:span text:style-name="T137">f</text:span><text:span text:style-name="T134">e</text:span><text:span text:style-name="T220">sso</text:span><text:span text:style-name="T148">r</text:span><text:span text:style-name="T134">-</text:span><text:span text:style-name="T220">o</text:span><text:span text:style-name="T134">r</text:span><text:span text:style-name="T156">i</text:span><text:span text:style-name="T134">e</text:span><text:span text:style-name="T220">n</text:span><text:span text:style-name="T145">t</text:span><text:span text:style-name="T134">a</text:span><text:span text:style-name="T220">d</text:span><text:span text:style-name="T137">o</text:span><text:span text:style-name="T216">r</text:span><text:span text:style-name="T220">.</text:span></text:p>
          </table:table-cell>
          <table:covered-table-cell/>
          <table:covered-table-cell/>
        </table:table-row>
      </table:table>
      <text:p text:style-name="P81"><text:s/></text:p>
      <text:p text:style-name="P77"/>
      <text:h text:style-name="P210" text:outline-level="2"><text:bookmark-start text:name="__RefHeading___Toc372725032"/>EMENTAS DISCIPLINAS OPTATIVAS<text:bookmark-end text:name="__RefHeading___Toc372725032"/></text:h>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16"><text:span text:style-name="T247">Disciplina:</text:span><text:span text:style-name="T249"> </text:span></text:p>
            <text:p text:style-name="P127">Libras</text:p>
          </table:table-cell>
          <table:table-cell table:style-name="Table49.A1" office:value-type="string">
            <text:p text:style-name="P116"><text:span text:style-name="T247">Série/Período:</text:span><text:span text:style-name="T249"> </text:span></text:p>
            <text:p text:style-name="P127">5º</text:p>
          </table:table-cell>
          <table:table-cell table:style-name="Table49.C1" office:value-type="string">
            <text:p text:style-name="P116"><text:span text:style-name="T247">CH Hora/Relógio:</text:span><text:span text:style-name="T249"> </text:span></text:p>
            <text:p text:style-name="P118">27 horas</text:p>
          </table:table-cell>
        </table:table-row>
        <table:table-row table:style-name="Table49.1">
          <table:table-cell table:style-name="Table49.A1" office:value-type="string">
            <text:p text:style-name="P127">Pré-requisito:</text:p>
            <text:p text:style-name="P129">Nenhum</text:p>
          </table:table-cell>
          <table:table-cell table:style-name="Table49.C1" table:number-columns-spanned="2" office:value-type="string">
            <text:p text:style-name="P116"><text:span text:style-name="T10">Regime:</text:span><text:span text:style-name="T9"> </text:span></text:p>
            <text:p text:style-name="P118">Optativa</text:p>
          </table:table-cell>
          <table:covered-table-cell/>
        </table:table-row>
        <table:table-row table:style-name="Table49.1">
          <table:table-cell table:style-name="Table49.C1" table:number-columns-spanned="3" office:value-type="string">
            <text:p text:style-name="P117"><text:span text:style-name="T249">Ementa</text:span><text:span text:style-name="T247">:</text:span><text:span text:style-name="T10"> </text:span></text:p>
            <text:p text:style-name="P153">Aspectos históricos, legais, culturais, conceituais, gramaticais e linguísticos da Língua Brasileira de Sinais (LIBRAS). <text:s/>Vocabulário básico, construção de enunciados e comunicação na LIBRAS. A inclusão do surdo na sociedade. <text:s/></text:p>
          </table:table-cell>
          <table:covered-table-cell/>
          <table:covered-table-cell/>
        </table:table-row>
        <table:table-row table:style-name="Table49.1">
          <table:table-cell table:style-name="Table49.C1" table:number-columns-spanned="3" office:value-type="string">
            <text:p text:style-name="P116"><text:span text:style-name="T249">Objetivo</text:span><text:span text:style-name="T247">:</text:span></text:p>
            <text:p text:style-name="P153">Identificar aspectos históricos, legais, culturais, conceituais, gramaticais e linguísticos da Língua Brasileira de Sinais (LIBRAS). Utilizar com propriedade a LIBRAS para a comunicação com o surdo. <text:s/>Contribuir para a inclusão social do surdo.</text:p>
          </table:table-cell>
          <table:covered-table-cell/>
          <table:covered-table-cell/>
        </table:table-row>
        <table:table-row table:style-name="Table49.1">
          <table:table-cell table:style-name="Table49.C1" table:number-columns-spanned="3" office:value-type="string">
            <text:p text:style-name="P127">Bibliografia:</text:p>
            <text:p text:style-name="P131">Básica</text:p>
            <text:p text:style-name="EMENTA"><text:span text:style-name="T220">BERGAMACHI, R.I.; MARTINS, R. </text:span><text:span text:style-name="T226">Discursos atuais sobre a surdez</text:span><text:span text:style-name="T220">. Canoas: La Salle, 1996. Disponível em http://www.ines.gov.br/paginas/revista/debate3.htm.</text:span></text:p>
            <text:p text:style-name="EMENTA"><text:span text:style-name="T220">CAPOVILLA, Fernando C.; RAPHAEL, Walquiria D. </text:span><text:span text:style-name="T226">Dicionário Enciclopédico Ilustrado Trilingue da Língua de Sinais Brasileira</text:span><text:span text:style-name="T220">. 3. ed.São Paulo: Edusp, 2001.</text:span></text:p>
            <text:p text:style-name="P116">FELIPE, Tânia A. <text:span text:style-name="T1">Libras em contexto</text:span>. Brasília Editor: MEC/SEESP Nº Edição: 7 Ano: 2010.</text:p>
            <text:p text:style-name="P116"/>
            <text:p text:style-name="P131">Complementar</text:p>
            <text:p text:style-name="P153">BRASIL. Lei n.° 10.436, de 24 de abril de 2002. Dispõe sobre a Língua Brasileira de Sinais - Libras e dá outras providências. Disponível em: &lt;http://planalto.gov.br/CCIVIL_03/LEIS/2002/L10436.htm&gt;. Acesso em 04 out. 2012.</text:p>
            <text:p text:style-name="P153">BRASIL. Decreto n.° 5626, de 22 de dezembro de 2005. Regulamenta a Lei no 10.436, de 24 de abril de 2002, que dispõe sobre a Língua Brasileira de Sinais - Libras, e o art. 18 da Lei no 10.098, de 19 de dezembro de 2000. &lt;http://www.planalto.gov.br/ccivil_03/_ato2004-2006/2005/decreto/d5626.htm&gt;. Acesso em 04 out. 2012.</text:p>
            <text:p text:style-name="EMENTA"><text:span text:style-name="T220">BRITO, Lucinda Ferreira. </text:span><text:span text:style-name="T226">Por uma gramática de línguas de sinais</text:span><text:span text:style-name="T220">. Rio de Janeiro: Editora Tempo Brasileiro, 1995. </text:span></text:p>
            <text:p text:style-name="EMENTA"><text:span text:style-name="T220">GESSER, Audrei. </text:span><text:span text:style-name="T226">LIBRAS</text:span><text:span text:style-name="T220">: que língua é essa? São Paulo: Parábola, 2009</text:span></text:p>
            <text:p text:style-name="EMENTA"><text:span text:style-name="T220">QUADROS, Ronice M. de; KARNOPP, Lodenir B. </text:span><text:span text:style-name="T226">Língua de sinais brasileira</text:span><text:span text:style-name="T220">: estudos linguísticos. Porto Alegre: Artmed, 2004.</text:span></text:p>
          </table:table-cell>
          <table:covered-table-cell/>
          <table:covered-table-cell/>
        </table:table-row>
      </table:table>
      <text:p text:style-name="Standard"/>
      <text:p text:style-name="Standard"/>
      <text:p text:style-name="Standard"/>
      <table:table table:name="Table50" table:style-name="Table50">
        <table:table-column table:style-name="Table50.A"/>
        <table:table-column table:style-name="Table50.B"/>
        <table:table-column table:style-name="Table50.C"/>
        <text:soft-page-break/>
        <table:table-row table:style-name="Table50.1">
          <table:table-cell table:style-name="Table50.A1" office:value-type="string">
            <text:p text:style-name="P116"><text:span text:style-name="T247">Disciplina:</text:span><text:span text:style-name="T249"> </text:span></text:p>
            <text:p text:style-name="P127">Inteligência Artificial</text:p>
          </table:table-cell>
          <table:table-cell table:style-name="Table50.A1" office:value-type="string">
            <text:p text:style-name="P116"><text:span text:style-name="T247">Série/Período:</text:span><text:span text:style-name="T249"> </text:span></text:p>
            <text:p text:style-name="P127">6º</text:p>
          </table:table-cell>
          <table:table-cell table:style-name="Table50.C1" office:value-type="string">
            <text:p text:style-name="P116"><text:span text:style-name="T247">CH Hora/Relógio:</text:span><text:span text:style-name="T249"> </text:span></text:p>
            <text:p text:style-name="P118">27 horas</text:p>
          </table:table-cell>
        </table:table-row>
        <table:table-row table:style-name="Table50.1">
          <table:table-cell table:style-name="Table50.A1" office:value-type="string">
            <text:p text:style-name="P129">Pré-requisito:</text:p>
            <text:p text:style-name="P127">Algoritmos</text:p>
          </table:table-cell>
          <table:table-cell table:style-name="Table50.C1" table:number-columns-spanned="2" office:value-type="string">
            <text:p text:style-name="P116"><text:span text:style-name="T10">Regime:</text:span><text:span text:style-name="T9"> </text:span></text:p>
            <text:p text:style-name="P118">Optativa</text:p>
          </table:table-cell>
          <table:covered-table-cell/>
        </table:table-row>
        <table:table-row table:style-name="Table50.1">
          <table:table-cell table:style-name="Table50.C1" table:number-columns-spanned="3" office:value-type="string">
            <text:p text:style-name="P117"><text:span text:style-name="T249">Ementa</text:span><text:span text:style-name="T247">:</text:span><text:span text:style-name="T10"> </text:span></text:p>
            <text:p text:style-name="P159">Histórico da Inteligência Artificial; Representação do Conhecimento; Sistemas Especialistas; Métodos de Resolução de Problemas; Algoritmos Genéticos; Redes Neurais Artificiais; Agentes inteligentes; Aprendizado de máquina.</text:p>
          </table:table-cell>
          <table:covered-table-cell/>
          <table:covered-table-cell/>
        </table:table-row>
        <table:table-row table:style-name="Table50.1">
          <table:table-cell table:style-name="Table50.C1" table:number-columns-spanned="3" office:value-type="string">
            <text:p text:style-name="P116"><text:span text:style-name="T249">Objetivo</text:span><text:span text:style-name="T247">:</text:span></text:p>
            <text:p text:style-name="P159">Proporcionar ao acadêmico competências e habilidades para que conheça a história, evolução, conceitos básicos e novos desafios relacionados ao estudo da Inteligência Artificial, bem como suas mais importantes aplicações; Capacitar o acadêmico à criação de modelos que utilizem técnicas de Inteligência Artificial para resolução de problemas.</text:p>
          </table:table-cell>
          <table:covered-table-cell/>
          <table:covered-table-cell/>
        </table:table-row>
        <table:table-row table:style-name="Table50.5">
          <table:table-cell table:style-name="Table50.C1" table:number-columns-spanned="3" office:value-type="string">
            <text:p text:style-name="P127">Bibliografia:</text:p>
            <text:p text:style-name="P137">Básica</text:p>
            <text:p text:style-name="EMENTA"><text:span text:style-name="T233">RUSSELL, S.; NORVING, P. </text:span><text:span text:style-name="T230">Inteligência Artificial</text:span><text:span text:style-name="T233">. 2ª ed. Rio de Janeiro: Câmpus, 2004.</text:span></text:p>
            <text:p text:style-name="EMENTA"><text:span text:style-name="T233">ARTERO, A. O. </text:span><text:span text:style-name="T230">Inteligência Artificial: teoria e prática</text:span><text:span text:style-name="T233">. São Paulo: Livraria da Física, 2009.</text:span></text:p>
            <text:p text:style-name="EMENTA"><text:span text:style-name="T233">FERNANDES, A. M. R. </text:span><text:span text:style-name="T230">Inteligência Artificial: noções gerais.</text:span><text:span text:style-name="T233"> Florianópolis: Visual Books, 2004</text:span></text:p>
            <text:p text:style-name="P137">Complementar</text:p>
            <text:p text:style-name="EMENTA"><text:span text:style-name="T233">COPPIN, B</text:span><text:span text:style-name="T230">. Inteligência Artificial</text:span><text:span text:style-name="T233">. São Paulo: LTC, 2010.</text:span></text:p>
            <text:p text:style-name="EMENTA"><text:span text:style-name="T233">LUDWIG JR., O.; COSTA, E. M. M. </text:span><text:span text:style-name="T230">Redes Neurais: fundamentos e aplicações com programas em C</text:span><text:span text:style-name="T233">. Rio de Janeiro: Ciência Moderna, 2007.</text:span></text:p>
            <text:p text:style-name="EMENTA"><text:span text:style-name="T233">KOVÁCS, Z. L. </text:span><text:span text:style-name="T230">Redes Neurais Artificiais: fundamentos e aplicações: um texto básico</text:span><text:span text:style-name="T233">. São Paulo: Livraria da Física, 2006.</text:span></text:p>
            <text:p text:style-name="EMENTA"><text:span text:style-name="T233">BITTENCOURT, G</text:span><text:span text:style-name="T230">. Inteligência Artificial: fundamentos e teorias.</text:span><text:span text:style-name="T233"> Florianópolis: Editora UFSC, 2001.</text:span><text:span text:style-name="T220"><text:line-break/></text:span><text:span text:style-name="T233">TEIXEIRA, J. F</text:span><text:span text:style-name="T230">. Inteligência Artificial</text:span><text:span text:style-name="T233">. São Paulo: Paulus, 2009.</text:span></text:p>
          </table:table-cell>
          <table:covered-table-cell/>
          <table:covered-table-cell/>
        </table:table-row>
      </table:table>
      <text:p text:style-name="Standard"/>
      <text:p text:style-name="P50"/>
      <text:p text:style-name="P50"/>
      <text:p text:style-name="P50"/>
      <text:p text:style-name="P50"/>
      <text:p text:style-name="P50"/>
      <text:p text:style-name="P50"/>
      <text:p text:style-name="P50"/>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16"><text:span text:style-name="T247">Disciplina:</text:span><text:span text:style-name="T249"> </text:span></text:p>
            <text:p text:style-name="P119"><text:soft-page-break/>Relações Étnico-Raciais, História e Cultura Afro-Brasileira e Indígena</text:p>
          </table:table-cell>
          <table:table-cell table:style-name="Table51.A1" office:value-type="string">
            <text:p text:style-name="P116"><text:span text:style-name="T247">Série/Período:</text:span><text:span text:style-name="T249"> </text:span></text:p>
            <text:p text:style-name="P127"><text:soft-page-break/>5º</text:p>
          </table:table-cell>
          <table:table-cell table:style-name="Table51.C1" office:value-type="string">
            <text:p text:style-name="P116"><text:span text:style-name="T247">CH Hora/Relógio:</text:span><text:span text:style-name="T249"> </text:span></text:p>
            <text:p text:style-name="P118"><text:soft-page-break/>27 horas</text:p>
          </table:table-cell>
        </table:table-row>
        <table:table-row table:style-name="Table51.1">
          <table:table-cell table:style-name="Table51.A1" office:value-type="string">
            <text:p text:style-name="P129">Pré-requisito:</text:p>
            <text:p text:style-name="P127">Nenhum</text:p>
          </table:table-cell>
          <table:table-cell table:style-name="Table51.C1" table:number-columns-spanned="2" office:value-type="string">
            <text:p text:style-name="P116"><text:span text:style-name="T10">Regime:</text:span><text:span text:style-name="T9"> </text:span></text:p>
            <text:p text:style-name="P118">Optativa</text:p>
          </table:table-cell>
          <table:covered-table-cell/>
        </table:table-row>
        <table:table-row table:style-name="Table51.1">
          <table:table-cell table:style-name="Table51.C1" table:number-columns-spanned="3" office:value-type="string">
            <text:p text:style-name="P117"><text:span text:style-name="T249">Ementa</text:span><text:span text:style-name="T247">:</text:span><text:span text:style-name="T10"> </text:span></text:p>
            <text:p text:style-name="P153">História das questões étnico-raciais no Brasil. Educação para as relações étnico-raciais. Conceitos de raça e etnia, mestiçagem, racismo e racialismo, preconceito e discriminação. Configurações dos conceitos de raça, etnia e cor no Brasil: entre as abordagens acadêmicas e sociais. Cultura e História afro-brasileira e indígena. Políticas afirmativas, discriminação positiva e militância de resistência à discriminação racial e à exclusão dos negros no que tange ao acesso aos bens materiais e simbólicos produzidos no Brasil.</text:p>
          </table:table-cell>
          <table:covered-table-cell/>
          <table:covered-table-cell/>
        </table:table-row>
        <table:table-row table:style-name="Table51.1">
          <table:table-cell table:style-name="Table51.C1" table:number-columns-spanned="3" office:value-type="string">
            <text:p text:style-name="P127">Objetivo:</text:p>
            <text:p text:style-name="P159">Conhecer os conceitos de raça e etnia, mestiçagem, racismo e racialismo, fricção interétnica, preconceito e discriminação no Brasil. Examinar sob a ótica das relações interétnicas a sociedade colonial e nacional no Brasil desde a conquista até a atualidade. Discutir as raízes do preconceito de cor no Brasil. Re-significar as culturas afro-brasileira e indígena, reconhecendo a sua presença de forma positivada em todos os segmentos sociais do Brasil: arte, política, economia, ciências. Apresentar e analisar as políticas de ação afirmativas e a importância dos movimentos de resistência no combate à discriminação e denúncia de práticas discriminatórias.</text:p>
          </table:table-cell>
          <table:covered-table-cell/>
          <table:covered-table-cell/>
        </table:table-row>
        <table:table-row table:style-name="Table51.1">
          <table:table-cell table:style-name="Table51.C1" table:number-columns-spanned="3" office:value-type="string">
            <text:p text:style-name="P127">Bibliografia:</text:p>
            <text:p text:style-name="P131">Básica</text:p>
            <text:p text:style-name="P145"><text:span text:style-name="T26">ALENCASTRO, Luiz Felipe. </text:span><text:span text:style-name="T23">O trato dos viventes. Formação do Brasil no Atlântico Sul, séculos XVI e XVII</text:span><text:span text:style-name="T26">. São Paulo: Companhia das Letras, 2000.</text:span></text:p>
            <text:p text:style-name="P144"><text:span text:style-name="T26">MUNANGA, Kabengele. </text:span><text:span text:style-name="T23">O negro no Brasil de hoje</text:span><text:span text:style-name="T26">. São Paulo: Global, 2006.</text:span></text:p>
            <text:p text:style-name="P145"><text:span text:style-name="T26">RIBEIRO, Darcy. </text:span><text:span text:style-name="T25">Os índios e a civilização: a integração das populações indígenas no Brasil Moderno</text:span><text:span text:style-name="T26">. Companhia das Letras. São Paulo, 1996.</text:span></text:p>
            <text:p text:style-name="P145"><text:span text:style-name="T26">SCHWARCZ, Lilia Moritz. </text:span><text:span text:style-name="T25">O Espetáculo das Raças: cientistas, instituições e questão racial no Brasil 1870-1930</text:span><text:span text:style-name="T26">. São Paulo, Companhia das Letras, 2001.</text:span></text:p>
            <text:p text:style-name="P131">Complementar</text:p>
            <text:p text:style-name="P144"><text:span text:style-name="T26">BRASIL. Conselho Nacional de Educação. Conselho Pleno. Parecer CNE/CP3/2004 – </text:span><text:span text:style-name="T23">Diretrizes Curriculares para a Educação das Relações Étnico-Raciais e para o Ensino de História e Cultura Afro-Brasileira e Africana</text:span><text:span text:style-name="T26">. Brasília, MEC, 2004.</text:span></text:p>
            <text:p text:style-name="P145"><text:span text:style-name="T26">CANCLINI, Néstor Garcia. </text:span><text:span text:style-name="T25">Culturas híbridas</text:span><text:span text:style-name="T26">. São Paulo: Edusp, 1997.</text:span></text:p>
            <text:p text:style-name="P145"><text:span text:style-name="T26">CARVALHO, José J. de. </text:span><text:span text:style-name="T25">Inclusão Étnica e Racial no Brasil: </text:span><text:span text:style-name="T23">a questão das cotas no ensino superior</text:span><text:span text:style-name="T26">. São Paulo, Attar Editorial. 2006. </text:span></text:p>
            <text:p text:style-name="P145"><text:span text:style-name="T27">FONSECA, Marcus Vinícius; SILVA, Carolina Mostaro Neves da; FERNANDES, Alexsandra Borges (Orgs.). </text:span><text:span text:style-name="T24">Relações Étnico-Raciais e educação no Brasil</text:span><text:span text:style-name="T27">. Belo Horizonte: Mazza Edições, 2011.</text:span></text:p>
            <text:p text:style-name="P146"><text:span text:style-name="T26">PACHECO DE OLIVEIRA, João; FREIRE, Carlos Augusto da Rocha. </text:span><text:span text:style-name="T23">Presença Indígena na Formação do Brasil</text:span><text:span text:style-name="T26">. Brasília: Ministério da Educação, Secretaria de Educação Continuada, Alfabetização e Diversidade; LACED/Museu Nacional, 2006.</text:span></text:p>
          </table:table-cell>
          <table:covered-table-cell/>
          <table:covered-table-cell/>
        </table:table-row>
      </table:table>
      <text:p text:style-name="P50"/>
      <text:p text:style-name="P50"/>
      <text:p text:style-name="P50"/>
      <text:p text:style-name="P50"/>
      <text:p text:style-name="P50"><text:soft-page-break/></text:p>
      <text:p text:style-name="P50"/>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16"><text:span text:style-name="T247">Disciplina:</text:span><text:span text:style-name="T249"> </text:span></text:p>
            <text:p text:style-name="P127">Programação de Dispositivos Móveis</text:p>
          </table:table-cell>
          <table:table-cell table:style-name="Table52.A1" office:value-type="string">
            <text:p text:style-name="P116"><text:span text:style-name="T247">Série/Período:</text:span><text:span text:style-name="T249"> </text:span></text:p>
            <text:p text:style-name="P127">6º</text:p>
          </table:table-cell>
          <table:table-cell table:style-name="Table52.C1" office:value-type="string">
            <text:p text:style-name="P116"><text:span text:style-name="T247">CH Hora/Relógio:</text:span><text:span text:style-name="T249"> </text:span></text:p>
            <text:p text:style-name="P118">54 horas</text:p>
          </table:table-cell>
        </table:table-row>
        <table:table-row table:style-name="Table52.2">
          <table:table-cell table:style-name="Table52.A1" office:value-type="string">
            <text:p text:style-name="P129">Pré-requisito:</text:p>
            <text:p text:style-name="P127">Algoritmos </text:p>
          </table:table-cell>
          <table:table-cell table:style-name="Table52.C1" table:number-columns-spanned="2" office:value-type="string">
            <text:p text:style-name="P116"><text:span text:style-name="T10">Regime:</text:span><text:span text:style-name="T9"> </text:span></text:p>
            <text:p text:style-name="P119">Optativa</text:p>
            <text:p text:style-name="P121"/>
            <text:p text:style-name="P121"/>
          </table:table-cell>
          <table:covered-table-cell/>
        </table:table-row>
        <table:table-row table:style-name="Table52.1">
          <table:table-cell table:style-name="Table52.C1" table:number-columns-spanned="3" office:value-type="string">
            <text:p text:style-name="P117"><text:span text:style-name="T249">Ementa</text:span><text:span text:style-name="T247">:</text:span><text:span text:style-name="T10"> </text:span></text:p>
            <text:p text:style-name="EMENTA"><text:span text:style-name="T233">Introdução a dispositivos móveis, comunicação sem fio, plataformas de hardware, plataforma de software, ferramentas de desenvolvimento. Ambiente integrado de desenvolvimento para aplicações móveis e sem fio. componentes visuais. Estrutura de um sistema baseado em formulários. </text:span><text:span text:style-name="T224">Layouts</text:span><text:span text:style-name="T233"> e organização de formulários compactos. Usabilidade de um sistema. Organização visual de um sistema. Arquitetura padrão.</text:span></text:p>
          </table:table-cell>
          <table:covered-table-cell/>
          <table:covered-table-cell/>
        </table:table-row>
        <table:table-row table:style-name="Table52.1">
          <table:table-cell table:style-name="Table52.C1" table:number-columns-spanned="3" office:value-type="string">
            <text:p text:style-name="P116"><text:span text:style-name="T249">Objetivo</text:span><text:span text:style-name="T247">:</text:span></text:p>
            <text:p text:style-name="P159">Proporcionar oportunidade de desenvolver conhecimento e de reflexões sobre a problemática social e ambiental nas empresas sob os enfoques técnico e humano..</text:p>
          </table:table-cell>
          <table:covered-table-cell/>
          <table:covered-table-cell/>
        </table:table-row>
        <table:table-row table:style-name="Table52.1">
          <table:table-cell table:style-name="Table52.C1" table:number-columns-spanned="3" office:value-type="string">
            <text:p text:style-name="P127">Bibliografia:</text:p>
            <text:p text:style-name="P137">Básica</text:p>
            <text:p text:style-name="EMENTA"><text:span text:style-name="T7">LECHETA, Ricardo R. </text:span><text:span text:style-name="T4">Google Android: aprenda a criar aplicações para dispositivos móveis com o Android SDK</text:span><text:span text:style-name="T7">. 2ª ed., São Paulo : Novatec Editora, 2010.</text:span></text:p>
            <text:p text:style-name="EMENTA"><text:span text:style-name="T7">BORGES JÚNIOR, M. </text:span><text:span text:style-name="T4">Aplicativos Móveis: Aplicativos para Dispositivos Móveis usando C#. Net.</text:span><text:span text:style-name="T7"> Rio de Janeiro: Ciência Moderna, 2005.</text:span></text:p>
            <text:p text:style-name="EMENTA"><text:span text:style-name="T7">TERUEL, E. Web Mobile: </text:span><text:span text:style-name="T4">Desenvolva Sites para Dispositivos Móveis com Tecnologias de Uso Livre. </text:span><text:span text:style-name="T7">Ciência Moderna, 2010.</text:span></text:p>
            <text:p text:style-name="P137">Complementar</text:p>
            <text:p text:style-name="EMENTA"><text:span text:style-name="T7">CAMACHO Jr, C. O. de A. </text:span><text:span text:style-name="T4">Desenvolvimento em Camadas com C#</text:span><text:span text:style-name="T7"> .Net. Visual Books, 2008.</text:span></text:p>
            <text:p text:style-name="EMENTA"><text:span text:style-name="T7">DEITEL, H. M.; DEITEL, P. J. </text:span><text:span text:style-name="T4">Java: Como Programar</text:span><text:span text:style-name="T7">. 8ª. ed. São Paulo: Prentice-Hall. 2010.</text:span></text:p>
            <text:p text:style-name="EMENTA"><text:span text:style-name="T7">JOHNSON, T. M. </text:span><text:span text:style-name="T4">Java para</text:span><text:span text:style-name="T7"> </text:span><text:span text:style-name="T4">Dispositivos</text:span><text:span text:style-name="T7"> </text:span><text:span text:style-name="T4">Móveis</text:span><text:span text:style-name="T7">. 1. Ed. São Paulo: Novatec, 2007.</text:span></text:p>
            <text:p text:style-name="EMENTA"><text:span text:style-name="T7">MUCHOW, J. W. </text:span><text:span text:style-name="T4">Core J2ME: Tecnologia E MIDP</text:span><text:span text:style-name="T7">. 1. Ed. São Paulo: Pearson Education, 2004. </text:span></text:p>
            <text:p text:style-name="EMENTA"><text:span text:style-name="T7">LEE, V.; SCHENEIDER, H.; SCHELL, R. A</text:span><text:span text:style-name="T4">plicações móveis: arquitetura, projeto e desenvolvimento. </text:span><text:span text:style-name="T7">São Paulo: Pearson Education: Makron Books, 2005. 328 p</text:span></text:p>
          </table:table-cell>
          <table:covered-table-cell/>
          <table:covered-table-cell/>
        </table:table-row>
      </table:table>
      <text:p text:style-name="P84"/>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252in" loext:contextual-spacing="false" fo:line-height="150%" fo:orphans="2" fo:widows="2" style:writing-mode="lr-tb"/>
      <style:text-properties fo:color="#000000" style:font-name="Arial" fo:font-family="Arial" style:font-family-generic="swiss" style:font-pitch="variable" fo:font-size="9pt" fo:language="pt" fo:country="BR" fo:background-color="#ffffff" style:font-name-asian="Arial" style:font-family-asian="Arial" style:font-family-generic-asian="swiss" style:font-pitch-asian="variable" style:font-size-asian="9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Standard" style:class="text">
      <style:paragraph-properties fo:margin-top="0.1665in" fo:margin-bottom="0.3335in" loext:contextual-spacing="true" fo:text-align="center" style:justify-single-word="false"/>
      <style:text-properties fo:text-transform="uppercase" style:font-name="Times New Roman" fo:font-family="'Times New Roman'" style:font-family-generic="roman" style:font-pitch="variable" fo:font-size="22pt" fo:font-weight="bold" style:font-size-asian="22pt" style:font-weight-asian="bold" style:font-name-complex="Times New Roman" style:font-family-complex="'Times New Roman'" style:font-family-generic-complex="roman" style:font-pitch-complex="variable"/>
    </style:style>
    <style:style style:name="Text_20_body" style:display-name="Text body" style:family="paragraph" style:parent-style-name="Standard" style:class="text">
      <style:paragraph-properties fo:margin-top="0in" fo:margin-bottom="0.0835in" loext:contextual-spacing="false"/>
      <style:text-properties fo:language="none" fo:country="none" style:font-name-complex="Times New Roman" style:font-family-complex="'Times New Roman'" style:font-family-generic-complex="roman"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2992in" fo:margin-right="0in" fo:margin-top="0.25in" fo:margin-bottom="0.3335in" loext:contextual-spacing="true" fo:text-indent="-0.2992in" style:auto-text-indent="false"/>
      <style:text-properties fo:font-variant="small-caps" style:font-name="Times New Roman" fo:font-family="'Times New Roman'" style:font-family-generic="roman" style:font-pitch="variable" fo:font-size="14pt" fo:language="none" fo:country="none" fo:font-weight="bold"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4016in" fo:margin-right="0in" fo:margin-top="0.0835in" fo:margin-bottom="0.25in" loext:contextual-spacing="true" fo:text-indent="-0.4016in" style:auto-text-indent="false"/>
      <style:text-properties style:font-name="Times New Roman" fo:font-family="'Times New Roman'" style:font-family-generic="roman" style:font-pitch="variable" fo:font-size="12pt" fo:language="none" fo:country="none" fo:font-weight="bold" style:font-size-asian="12pt" style:font-weight-asian="bold" style:font-name-complex="Times New Roman" style:font-family-complex="'Times New Roman'" style:font-family-generic-complex="roman" style:font-pitch-complex="variable" style:font-size-complex="10pt"/>
    </style:style>
    <style:style style:name="Heading_20_3" style:display-name="Heading 3" style:family="paragraph" style:parent-style-name="Standard" style:next-style-name="Standard" style:default-outline-level="3" style:class="text">
      <style:paragraph-properties fo:margin-top="0.1665in" fo:margin-bottom="0.0835in" loext:contextual-spacing="true"/>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Heading_20_4" style:display-name="Heading 4" style:family="paragraph" style:parent-style-name="Standard" style:next-style-name="Standard" style:default-outline-level="4" style:class="text">
      <style:paragraph-properties fo:margin-top="0.1665in" fo:margin-bottom="0.028in" loext:contextual-spacing="true"/>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1528in" fo:margin-bottom="0.028in" loext:contextual-spacing="tru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39in" fo:margin-bottom="0.028in" loext:contextual-spacing="true"/>
      <style:text-properties fo:font-size="10pt" style:font-size-asian="10pt"/>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language="none" fo:country="non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ize-complex="10pt"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language="none" fo:country="none"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language="none" fo:country="none"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style>
    <style:style style:name="Subtitle" style:family="paragraph" style:parent-style-name="Standard" style:next-style-name="Standard" style:class="chapter">
      <style:paragraph-properties fo:margin-top="0.25in" fo:margin-bottom="0.0555in" loext:contextual-spacing="true"/>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style>
    <style:style style:name="Texto_20_de_20_balão" style:display-name="Texto de balão" style:family="paragraph" style:parent-style-name="Standard">
      <style:paragraph-properties fo:margin-top="0in" fo:margin-bottom="0in" loext:contextual-spacing="false" fo:line-height="100%"/>
      <style:text-properties fo:color="#003300" style:font-name="Tahoma" fo:font-family="Tahoma" style:font-family-generic="swiss" style:font-pitch="variable" fo:font-size="8pt" fo:language="none" fo:country="none" fo:font-weight="bold" style:font-size-asian="8pt" style:font-weight-asian="bold" style:font-name-complex="Times New Roman" style:font-family-complex="'Times New Roman'" style:font-family-generic-complex="roman" style:font-pitch-complex="variable" style:font-size-complex="8pt"/>
    </style:style>
    <style:style style:name="Texto_20_Normal" style:display-name="Texto Normal" style:family="paragraph" style:parent-style-name="Standard">
      <style:paragraph-properties fo:margin-left="0in" fo:margin-right="0in" fo:margin-top="0in" fo:margin-bottom="0in" loext:contextual-spacing="false" fo:text-align="justify" style:justify-single-word="false" fo:text-indent="0.5909in" style:auto-text-indent="false"/>
      <style:text-properties style:font-name="Times New Roman" fo:font-family="'Times New Roman'" style:font-family-generic="roman" style:font-pitch="variable" fo:font-size="11pt" fo:background-color="#ffffff" style:font-size-asian="11pt" style:font-name-complex="Times New Roman" style:font-family-complex="'Times New Roman'" style:font-family-generic-complex="roman" style:font-pitch-complex="variable"/>
    </style:style>
    <style:style style:name="Legenda" style:family="paragraph" style:parent-style-name="Standard" style:next-style-name="Standard">
      <style:paragraph-properties fo:margin-top="0in" fo:margin-bottom="0.1665in" loext:contextual-spacing="false" fo:line-height="100%"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9pt" style:font-weight-complex="bold"/>
    </style:style>
    <style:style style:name="Header" style:family="paragraph" style:parent-style-name="Standard" style:class="extra">
      <style:paragraph-properties fo:margin-top="0in" fo:margin-bottom="0in" loext:contextual-spacing="false" fo:line-height="100%"/>
      <style:text-properties fo:language="none" fo:country="none" style:font-name-complex="Times New Roman" style:font-family-complex="'Times New Roman'" style:font-family-generic-complex="roman" style:font-pitch-complex="variable" style:font-size-complex="10pt"/>
    </style:style>
    <style:style style:name="Footer" style:family="paragraph" style:parent-style-name="Standard" style:class="extra">
      <style:paragraph-properties fo:margin-top="0in" fo:margin-bottom="0in" loext:contextual-spacing="false" fo:line-height="100%"/>
      <style:text-properties fo:language="none" fo:country="none"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1252in" fo:margin-right="0in" fo:margin-top="0in" fo:margin-bottom="0in" loext:contextual-spacing="false" fo:text-indent="0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25in" fo:margin-right="0in" fo:margin-top="0in" fo:margin-bottom="0in" loext:contextual-spacing="false"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3752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5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6252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75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0.8752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font-size-complex="9pt"/>
    </style:style>
    <style:style style:name="Parágrafo_20_da_20_Lista" style:display-name="Parágrafo da Lista" style:family="paragraph" style:parent-style-name="Standard">
      <style:paragraph-properties fo:margin-left="0.4917in" fo:margin-right="0in" fo:margin-top="0in" fo:margin-bottom="0.0835in" loext:contextual-spacing="false" fo:line-height="100%" fo:text-align="justify" style:justify-single-word="false" fo:text-indent="0in" style:auto-text-indent="false"/>
      <style:text-properties fo:color="#000000" fo:font-size="11pt" fo:background-color="#ffffff" style:font-name-asian="Times New Roman" style:font-family-asian="'Times New Roman'" style:font-family-generic-asian="roman" style:font-pitch-asian="variable" style:font-size-asian="11pt" style:language-asian="zh" style:country-asian="CN" style:font-size-complex="10pt"/>
    </style:style>
    <style:style style:name="EMENTA" style:family="paragraph" style:parent-style-name="Text_20_body">
      <style:paragraph-properties fo:margin-top="0.0835in" fo:margin-bottom="0in" loext:contextual-spacing="false" fo:text-align="justify" style:justify-single-word="false"/>
      <style:text-properties style:font-name="Times New Roman" fo:font-family="'Times New Roman'" style:font-family-generic="roman" style:font-pitch="variable" fo:font-size="10pt" fo:background-color="#ffffff" style:font-size-asian="10pt" style:font-name-complex="Times New Roman" style:font-family-complex="'Times New Roman'" style:font-family-generic-complex="roman" style:font-pitch-complex="variable"/>
    </style:style>
    <style:style style:name="Standard_20__28_user_29__20__28_user_29_" style:display-name="Standard (user) (user)" style:family="paragraph">
      <style:paragraph-properties fo:margin-top="0in" fo:margin-bottom="0.139in" loext:contextual-spacing="false" fo:line-height="115%" fo:orphans="2" fo:widows="2" fo:hyphenation-ladder-count="no-limit" style:vertical-align="baseline"/>
      <style:text-properties style:use-window-font-color="true" style:font-name="Calibri" fo:font-family="Calibri" style:font-family-generic="swiss" style:font-pitch="variable" fo:font-size="11pt" fo:language="pt" fo:country="BR"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údo_20_da_20_tabela" style:display-name="Conteúdo da tabela" style:family="paragraph" style:parent-style-name="Standard_20__28_user_29__20__28_user_29_"/>
    <style:style style:name="Normal_20__2b__20_Negrito" style:display-name="Normal + Negrito" style:family="paragraph" style:parent-style-name="Standard">
      <style:paragraph-properties fo:margin-left="0.25in" fo:margin-right="0in" fo:margin-top="0in" fo:margin-bottom="0in" loext:contextual-spacing="false" fo:line-height="100%" fo:hyphenation-ladder-count="no-limit" fo:text-indent="0in" style:auto-text-indent="false"/>
      <style:text-properties fo:color="#000000" style:font-name="Times New Roman" fo:font-family="'Times New Roman'" style:font-family-generic="roman" style:font-pitch="variable" fo:font-size="12pt" fo:language="none" fo:country="none" fo:background-color="#ffffff"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margin-top="0.1945in" fo:margin-bottom="0.1945in" loext:contextual-spacing="false" fo:line-height="100%"/>
      <style:text-properties fo:color="#000000" style:font-name="Times New Roman" fo:font-family="'Times New Roman'" style:font-family-generic="roman" style:font-pitch="variable" fo:font-size="12pt" fo:background-color="#ffffff"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mes_20_New_20_Roman" style:display-name="Times New Roman" style:family="paragraph" style:parent-style-name="Standard"/>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text-position="0% 100%"/>
    </style:style>
    <style:style style:name="WW8Num12z1" style:family="text">
      <style:text-properties style:text-position="0% 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asian="Times New Roman" style:font-family-asian="'Times New Roman'" style:font-family-generic-asian="roman" style:font-pitch-asian="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size="14pt" style:font-size-asian="14pt" style:font-size-complex="14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text-position="0% 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nte_20_parág._20_padrão" style:display-name="Fonte parág. padrão" style:family="text"/>
    <style:style style:name="Texto_20_de_20_balão_20_Char" style:display-name="Texto de balão Char" style:family="text">
      <style:text-properties fo:color="#003300" style:font-name="Tahoma" fo:font-family="Tahoma" style:font-family-generic="swiss" style:font-pitch="variable" fo:font-size="8pt" fo:font-weight="bold" fo:background-color="#ffffff" style:font-name-asian="Arial" style:font-family-asian="Arial" style:font-family-generic-asian="swiss" style:font-pitch-asian="variable" style:font-size-asian="8pt" style:font-weight-asian="bold" style:font-name-complex="Tahoma" style:font-family-complex="Tahoma" style:font-family-generic-complex="swiss" style:font-pitch-complex="variable" style:font-size-complex="8pt"/>
    </style:style>
    <style:style style:name="Título_20_7_20_Char" style:display-name="Título 7 Char" style:family="text">
      <style:text-properties fo:color="#404040" style:font-name="Cambria" fo:font-family="Cambria" style:font-family-generic="roman" style:font-pitch="variable" fo:font-size="9pt" fo:font-style="italic" fo:font-weight="bold" fo:background-color="#ffffff"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404040" style:font-name="Cambria" fo:font-family="Cambria" style:font-family-generic="roman" style:font-pitch="variable" fo:font-size="10pt" fo:font-weight="bold" fo:background-color="#ffffff"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Título_20_9_20_Char" style:display-name="Título 9 Char" style:family="text">
      <style:text-properties fo:color="#404040" style:font-name="Cambria" fo:font-family="Cambria" style:font-family-generic="roman" style:font-pitch="variable" fo:font-size="10pt" fo:font-style="italic" fo:font-weight="bold" fo:background-color="#ffffff"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style>
    <style:style style:name="Cabeçalho_20_Char" style:display-name="Cabeçalho Char" style:family="text">
      <style:text-properties fo:color="#000000" style:font-name="Arial" fo:font-family="Arial" style:font-family-generic="swiss" style:font-pitch="variable" fo:font-size="9pt" fo:background-color="#ffffff"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Rodapé_20_Char" style:display-name="Rodapé Char" style:family="text">
      <style:text-properties fo:color="#000000" style:font-name="Arial" fo:font-family="Arial" style:font-family-generic="swiss" style:font-pitch="variable" fo:font-size="9pt" fo:background-color="#ffffff"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Corpo_20_de_20_texto_20_Char" style:display-name="Corpo de texto Char" style:family="text">
      <style:text-properties fo:color="#000000" style:font-name="Arial" fo:font-family="Arial" style:font-family-generic="swiss" style:font-pitch="variable" fo:font-size="9pt" fo:background-color="#ffffff"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Título_20_1_20_Char" style:display-name="Título 1 Char" style:family="text">
      <style:text-properties fo:font-variant="small-caps" fo:color="#000000" style:font-name="Times New Roman" fo:font-family="'Times New Roman'" style:font-family-generic="roman" style:font-pitch="variable" fo:font-size="14pt" fo:font-weight="bold" fo:background-color="#ffffff"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style>
    <style:style style:name="Normal_20__2b__20_Negrito_3b_Preto_20__2b__20_Negrito_20_Char_20_Char" style:display-name="Normal + Negrito;Preto + Negrito Char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2_20_Char" style:display-name="Título 2 Char" style:family="text">
      <style:text-properties fo:color="#000000" style:font-name="Times New Roman" fo:font-family="'Times New Roman'" style:font-family-generic="roman" style:font-pitch="variable" fo:font-size="12pt" fo:font-weight="bold" fo:background-color="#ffffff"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parent-style-name="Fonte_20_parág._20_padrão"/>
    <style:style style:name="il" style:family="text" style:parent-style-name="Fonte_20_parág._20_padrão"/>
    <style:style style:name="verdana_5f_11_5f_cinza_5f_sublinhado" style:display-name="verdana_11_cinza_sublinhado" style:family="text" style:parent-style-name="Fonte_20_parág._20_padrão"/>
    <style:style style:name="Strong_20_Emphasis" style:display-name="Strong Emphasis" style:family="text">
      <style:text-properties fo:font-weight="bold" style:font-weight-asian="bold" style:font-weight-complex="bold"/>
    </style:style>
    <style:style style:name="highlightedsearchterm" style:family="text" style:parent-style-name="Fonte_20_parág._20_padrão"/>
    <style:style style:name="apple-style-span"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1.2874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7874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2.2874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7874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3.2874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7874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4.287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787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5.2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1.090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1.0909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1.090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840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3409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8409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3409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8409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3409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8409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3409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8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I">
        <style:list-level-properties text:list-level-position-and-space-mode="label-alignment" fo:text-align="end">
          <style:list-level-label-alignment text:label-followed-by="listtab"/>
        </style:list-level-properties>
      </text:list-level-style-number>
      <text:list-level-style-number text:level="2" text:style-name="WW8Num12z1" style:num-suffix="." style:num-format="1" text:start-value="3">
        <style:list-level-properties text:list-level-position-and-space-mode="label-alignment">
          <style:list-level-label-alignment text:label-followed-by="listtab" fo:text-indent="0.2362in" fo:margin-left="0.9756in"/>
        </style:list-level-properties>
      </text:list-level-style-number>
      <text:list-level-style-number text:level="3" text:style-name="WW8Num12z1" style:num-suffix="." style:num-format="1">
        <style:list-level-properties text:list-level-position-and-space-mode="label-alignment">
          <style:list-level-label-alignment text:label-followed-by="listtab" fo:text-indent="0.472in" fo:margin-left="1.222in"/>
        </style:list-level-properties>
      </text:list-level-style-number>
      <text:list-level-style-number text:level="4" text:style-name="WW8Num12z1" style:num-suffix="." style:num-format="1">
        <style:list-level-properties text:list-level-position-and-space-mode="label-alignment">
          <style:list-level-label-alignment text:label-followed-by="listtab" fo:text-indent="0.7083in" fo:margin-left="1.4583in"/>
        </style:list-level-properties>
      </text:list-level-style-number>
      <text:list-level-style-number text:level="5" text:style-name="WW8Num12z1" style:num-suffix="." style:num-format="1">
        <style:list-level-properties text:list-level-position-and-space-mode="label-alignment">
          <style:list-level-label-alignment text:label-followed-by="listtab" fo:text-indent="0.9445in" fo:margin-left="1.9445in"/>
        </style:list-level-properties>
      </text:list-level-style-number>
      <text:list-level-style-number text:level="6" text:style-name="WW8Num12z1" style:num-suffix="." style:num-format="1">
        <style:list-level-properties text:list-level-position-and-space-mode="label-alignment">
          <style:list-level-label-alignment text:label-followed-by="listtab" fo:text-indent="1.1807in" fo:margin-left="2.4307in"/>
        </style:list-level-properties>
      </text:list-level-style-number>
      <text:list-level-style-number text:level="7" text:style-name="WW8Num12z1" style:num-suffix="." style:num-format="1">
        <style:list-level-properties text:list-level-position-and-space-mode="label-alignment">
          <style:list-level-label-alignment text:label-followed-by="listtab" fo:text-indent="1.4165in" fo:margin-left="2.6665in"/>
        </style:list-level-properties>
      </text:list-level-style-number>
      <text:list-level-style-number text:level="8" text:style-name="WW8Num12z1" style:num-suffix="." style:num-format="1">
        <style:list-level-properties text:list-level-position-and-space-mode="label-alignment">
          <style:list-level-label-alignment text:label-followed-by="listtab" fo:text-indent="1.6528in" fo:margin-left="3.1528in"/>
        </style:list-level-properties>
      </text:list-level-style-number>
      <text:list-level-style-number text:level="9" text:style-name="WW8Num12z1" style:num-suffix="." style:num-format="1">
        <style:list-level-properties text:list-level-position-and-space-mode="label-alignment">
          <style:list-level-label-alignment text:label-followed-by="listtab" fo:text-indent="1.889in" fo:margin-left="3.6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0909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1.2874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7874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2.2874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7874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3.2874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7874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4.287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787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5.2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1.09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fo:text-indent="0.3154in" fo:margin-left="0.6154in"/>
        </style:list-level-properties>
      </text:list-level-style-number>
      <text:list-level-style-number text:level="2" text:style-name="WW8Num23z0" style:num-suffix="." style:num-format="1">
        <style:list-level-properties text:list-level-position-and-space-mode="label-alignment">
          <style:list-level-label-alignment text:label-followed-by="listtab" fo:text-indent="0.3154in" fo:margin-left="0.7154in"/>
        </style:list-level-properties>
      </text:list-level-style-number>
      <text:list-level-style-number text:level="3" text:style-name="WW8Num23z0" style:num-suffix="." style:num-format="1">
        <style:list-level-properties text:list-level-position-and-space-mode="label-alignment">
          <style:list-level-label-alignment text:label-followed-by="listtab" fo:text-indent="0.3154in" fo:margin-left="0.8154in"/>
        </style:list-level-properties>
      </text:list-level-style-number>
      <text:list-level-style-number text:level="4" text:style-name="WW8Num23z0" style:num-suffix="." style:num-format="1">
        <style:list-level-properties text:list-level-position-and-space-mode="label-alignment">
          <style:list-level-label-alignment text:label-followed-by="listtab" fo:text-indent="0.3154in" fo:margin-left="0.9154in"/>
        </style:list-level-properties>
      </text:list-level-style-number>
      <text:list-level-style-number text:level="5" text:style-name="WW8Num23z0" style:num-suffix="." style:num-format="1">
        <style:list-level-properties text:list-level-position-and-space-mode="label-alignment">
          <style:list-level-label-alignment text:label-followed-by="listtab" fo:text-indent="0.3154in" fo:margin-left="1.0154in"/>
        </style:list-level-properties>
      </text:list-level-style-number>
      <text:list-level-style-number text:level="6" text:style-name="WW8Num23z0" style:num-suffix="." style:num-format="1">
        <style:list-level-properties text:list-level-position-and-space-mode="label-alignment">
          <style:list-level-label-alignment text:label-followed-by="listtab" fo:text-indent="0.3154in" fo:margin-left="1.1154in"/>
        </style:list-level-properties>
      </text:list-level-style-number>
      <text:list-level-style-number text:level="7" text:style-name="WW8Num23z0" style:num-suffix="." style:num-format="1">
        <style:list-level-properties text:list-level-position-and-space-mode="label-alignment">
          <style:list-level-label-alignment text:label-followed-by="listtab" fo:text-indent="0.3154in" fo:margin-left="1.2154in"/>
        </style:list-level-properties>
      </text:list-level-style-number>
      <text:list-level-style-number text:level="8" text:style-name="WW8Num23z0" style:num-suffix="." style:num-format="1">
        <style:list-level-properties text:list-level-position-and-space-mode="label-alignment">
          <style:list-level-label-alignment text:label-followed-by="listtab" fo:text-indent="0.3154in" fo:margin-left="1.3154in"/>
        </style:list-level-properties>
      </text:list-level-style-number>
      <text:list-level-style-number text:level="9" text:style-name="WW8Num23z0" style:num-suffix="." style:num-format="1">
        <style:list-level-properties text:list-level-position-and-space-mode="label-alignment">
          <style:list-level-label-alignment text:label-followed-by="listtab" fo:text-indent="0.3154in" fo:margin-left="1.41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1.5in" fo:margin-right="0in" fo:margin-top="0in" fo:margin-bottom="0in" loext:contextual-spacing="false" fo:line-height="100%" fo:text-align="justify" style:justify-single-word="false" fo:orphans="2" fo:widows="2" fo:text-indent="0in" style:auto-text-indent="false" style:page-number="auto" fo:background-color="transparent" style:writing-mode="lr-tb"/>
      <style:text-properties officeooo:rsid="00252a36" officeooo:paragraph-rsid="00252a36"/>
    </style:style>
    <style:style style:name="MP2" style:family="paragraph" style:parent-style-name="Header">
      <loext:graphic-properties draw:fill="none"/>
      <style:paragraph-properties fo:margin-left="1.5in" fo:margin-right="0in" fo:margin-top="0in" fo:margin-bottom="0in" loext:contextual-spacing="false" fo:line-height="100%" fo:text-align="justify" style:justify-single-word="false" fo:orphans="2" fo:widows="2" fo:text-indent="0in" style:auto-text-indent="false" fo:background-color="transparent" style:writing-mode="lr-tb"/>
      <style:text-properties officeooo:rsid="00252a36" officeooo:paragraph-rsid="00252a36"/>
    </style:style>
    <style:style style:name="MP3" style:family="paragraph" style:parent-style-name="Header">
      <loext:graphic-properties draw:fill="none"/>
      <style:paragraph-properties fo:margin-left="0.5in" fo:margin-right="0in" fo:margin-top="0in" fo:margin-bottom="0in" loext:contextual-spacing="false" fo:line-height="100%" fo:orphans="2" fo:widows="2" fo:text-indent="0in" style:auto-text-indent="false" fo:background-color="transparent" style:writing-mode="lr-tb"/>
      <style:text-properties officeooo:rsid="00252a36" officeooo:paragraph-rsid="00252a36"/>
    </style:style>
    <style:style style:name="MP4" style:family="paragraph" style:parent-style-name="Footer">
      <style:paragraph-properties fo:text-align="end" style:justify-single-word="false"/>
    </style:style>
    <style:style style:name="MP5" style:family="paragraph" style:parent-style-name="Standard">
      <style:paragraph-properties fo:margin-top="0in" fo:margin-bottom="0in" loext:contextual-spacing="false" fo:line-height="10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4925in" fo:margin-left="1.1811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252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902in" fo:margin-left="0in" fo:margin-right="0in" fo:margin-bottom="0.65in" fo:background-color="transparent" style:dynamic-spacing="true" draw:fill="none" draw:fill-color="#729fcf"/>
      </style:header-style>
      <style:footer-style>
        <style:header-footer-properties fo:min-height="0.2953in" fo:margin-left="0in" fo:margin-right="0in" fo:margin-top="0.2563in" style:dynamic-spacing="true"/>
      </style:footer-style>
    </style:page-layout>
    <style:page-layout style:name="Mpm2">
      <style:page-layout-properties fo:page-width="8.2681in" fo:page-height="11.6929in" style:num-format="1" style:print-orientation="portrait" fo:margin-top="0.5in" fo:margin-bottom="0.5in" fo:margin-left="0.9846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252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322in" fo:margin-left="0in" fo:margin-right="0in" fo:margin-top="0.2835in" style:dynamic-spacing="true"/>
      </style:footer-style>
    </style:page-layout>
    <style:page-layout style:name="Mpm3">
      <style:page-layout-properties fo:page-width="11.6929in" fo:page-height="8.2681in" style:num-format="1" style:print-orientation="landscape" fo:margin-top="0.5in" fo:margin-bottom="0.5in" fo:margin-left="1.1811in" fo:margin-right="1.1811in" fo:background-color="#ffffff" style:writing-mode="lr-tb" style:layout-grid-color="#c0c0c0" style:layout-grid-lines="42" style:layout-grid-base-height="0.1701in" style:layout-grid-ruby-height="0in" style:layout-grid-mode="none" style:layout-grid-ruby-below="false" style:layout-grid-print="false" style:layout-grid-display="false" style:layout-grid-base-width="0.1252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Mpm1">
      <style:header>
        <text:p text:style-name="MP1"><draw:frame draw:style-name="Mfr1" draw:name="Image1" text:anchor-type="paragraph" svg:x="0.4189in" svg:y="0.0366in" svg:width="0.3425in" svg:height="0.4118in" draw:z-index="7"><draw:image xlink:href="Pictures/10000201000003A800000470E2A014E267100BC1.png" xlink:type="simple" xlink:show="embed" xlink:actuate="onLoad"/></draw:frame>MINISTÉRIO DA EDUCAÇÃO</text:p>
        <text:p text:style-name="MP2">SECRETARIA DE EDUCAÇÃO PROFISSIONAL E TECNOLÓGICA</text:p>
        <text:p text:style-name="MP2">INSTITUTO FEDERAL DE EDUCAÇÃO, CIÊNCIA E TECNOLOGIA DE GOIÁS – IFG </text:p>
        <text:p text:style-name="MP2">CÂMPUS FORMOSA</text:p>
        <text:p text:style-name="MP3"/>
      </style:header>
      <style:footer>
        <text:p text:style-name="MP4"><text:page-number text:select-page="current">7</text:page-number></text:p>
        <text:p text:style-name="Footer"/>
      </style:footer>
    </style:master-page>
    <style:master-page style:name="Convert_20_1" style:display-name="Convert 1" style:page-layout-name="Mpm2">
      <style:header>
        <text:p text:style-name="MP5"/>
      </style:header>
      <style:footer>
        <text:p text:style-name="MP5"/>
      </style:footer>
    </style:master-page>
    <style:master-page style:name="Convert_20_2" style:display-name="Convert 2" style:page-layout-name="Mpm3">
      <style:header>
        <text:p text:style-name="MP5"/>
      </style:header>
      <style:footer>
        <text:p text:style-name="MP5"/>
      </style:footer>
    </style:master-page>
    <style:master-page style:name="Convert_20_3" style:display-name="Convert 3" style:page-layout-name="Mpm2">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o de Curso - Superior - TAD.docx</dc:title>
    <meta:initial-creator>Murilo Assis</meta:initial-creator>
    <meta:creation-date>2014-01-23T15:05:00</meta:creation-date>
    <dc:date>2019-02-04T12:45:45.385133344</dc:date>
    <meta:print-date>2013-11-18T11:12:00</meta:print-date>
    <meta:editing-cycles>40</meta:editing-cycles>
    <meta:editing-duration>P1DT5H42M36S</meta:editing-duration>
    <meta:generator>LibreOffice/5.3.7.2.0$Linux_X86_64 LibreOffice_project/30$Build-2</meta:generator>
    <meta:document-statistic meta:table-count="51" meta:image-count="2" meta:object-count="1" meta:page-count="77" meta:paragraph-count="1720" meta:word-count="16019" meta:character-count="111636" meta:non-whitespace-character-count="970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1.2pt"/>
    </style:style>
    <style:style style:name="co2" style:family="table-column">
      <style:table-column-properties fo:break-before="auto" style:column-width="93.26pt"/>
    </style:style>
    <style:style style:name="co3" style:family="table-column">
      <style:table-column-properties fo:break-before="auto" style:column-width="70.75pt"/>
    </style:style>
    <style:style style:name="co4" style:family="table-column">
      <style:table-column-properties fo:break-before="auto" style:column-width="198.74pt"/>
    </style:style>
    <style:style style:name="co5" style:family="table-column">
      <style:table-column-properties fo:break-before="auto" style:column-width="146.64pt"/>
    </style:style>
    <style:style style:name="co6" style:family="table-column">
      <style:table-column-properties fo:break-before="auto" style:column-width="64.01pt"/>
    </style:style>
    <style:style style:name="ro1" style:family="table-row">
      <style:table-row-properties style:row-height="84.95pt" fo:break-before="auto" style:use-optimal-row-height="false"/>
    </style:style>
    <style:style style:name="ro2" style:family="table-row">
      <style:table-row-properties style:row-height="13.8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96" style:family="table-cell" style:parent-style-name="Default">
      <style:table-cell-properties fo:background-color="#888a85" style:text-align-source="fix" style:repeat-content="false" fo:wrap-option="wrap" fo:border="0.06pt solid #000000" style:rotation-angle="90" style:vertical-align="middle"/>
      <style:paragraph-properties fo:text-align="center" fo:margin-left="0pt"/>
      <style:text-properties style:font-name="Times New Roman" fo:font-size="11pt" style:font-size-asian="11pt" style:font-size-complex="11pt"/>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fo:border="0.06pt solid #000000" style:vertical-align="middle"/>
    </style:style>
    <style:style style:name="ce99" style:family="table-cell" style:parent-style-name="Default">
      <style:table-cell-properties fo:background-color="#888a85" style:text-align-source="fix" style:repeat-content="false" fo:border="0.06pt solid #000000" style:vertical-align="middle"/>
      <style:paragraph-properties fo:text-align="center"/>
    </style:style>
    <style:style style:name="ce98" style:family="table-cell" style:parent-style-name="Default">
      <style:table-cell-properties fo:border="0.06pt solid #000000" style:vertical-align="middle"/>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pt"/>
    </style:style>
    <style:style style:name="ce7" style:family="table-cell" style:parent-style-name="Default">
      <style:table-cell-properties style:vertical-align="middle"/>
    </style:style>
    <style:style style:name="ce102" style:family="table-cell" style:parent-style-name="Default">
      <style:table-cell-properties fo:background-color="#888a85" style:text-align-source="fix" style:repeat-content="false" fo:wrap-option="wrap" fo:border="0.06pt solid #000000" style:rotation-angle="90" style:vertical-align="middle"/>
      <style:paragraph-properties fo:text-align="start" fo:margin-left="0pt"/>
      <style:text-properties style:font-name="Times New Roman" fo:font-size="11pt" style:font-name-asian="Source Han Sans CN Regular" style:font-size-asian="11pt" style:font-name-complex="Lohit Devanagari" style:font-size-complex="11pt"/>
    </style:style>
    <style:style style:name="ce9" style:family="table-cell" style:parent-style-name="Default">
      <style:table-cell-properties style:text-align-source="fix" style:repeat-content="false" fo:border="0.06pt solid #000000" style:vertical-align="middle"/>
      <style:paragraph-properties fo:text-align="center" fo:margin-left="0pt"/>
      <style:text-properties fo:color="#000009"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1"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vertical-align="middle"/>
      <style:paragraph-properties fo:text-align="start" fo:margin-left="0pt"/>
      <style:text-properties fo:color="#000009"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name-asian="Times New Roman1" style:font-size-asian="11pt" style:language-asian="zh" style:country-asian="CN" style:font-style-asian="normal" style:font-weight-asian="normal" style:font-name-complex="Times New Roman1" style:font-size-complex="11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fo:border="0.06pt solid #000000" style:vertical-align="middle"/>
      <style:paragraph-properties fo:text-align="start" fo:margin-left="0pt"/>
      <style:text-properties fo:color="#000009"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1pt" style:font-size-asian="11pt" style:font-size-complex="11pt"/>
    </style:style>
    <style:style style:name="ce106" style:family="table-cell" style:parent-style-name="Default">
      <style:table-cell-properties fo:background-color="#000000" style:text-align-source="fix" style:repeat-content="false" fo:border="0.06pt solid #000000" style:vertical-align="middle"/>
      <style:paragraph-properties fo:text-align="start" fo:margin-left="0pt"/>
      <style:text-properties style:font-name="Times New Roman" fo:font-size="11pt" style:font-size-asian="11pt" style:font-size-complex="11pt"/>
    </style:style>
    <style:style style:name="ce14" style:family="table-cell" style:parent-style-name="Default">
      <style:table-cell-properties style:text-align-source="fix" style:repeat-content="false" fo:border="0.06pt solid #000000" style:vertical-align="middle"/>
      <style:paragraph-properties fo:text-align="start" fo:margin-left="0pt"/>
      <style:text-properties fo:color="#000009" style:font-name="Times New Roman" fo:font-size="11pt" fo:language="pt" fo:country="BR" style:font-name-asian="Times New Roman1" style:font-size-asian="11pt" style:font-name-complex="Times New Roman1" style:font-size-complex="11pt" style:language-complex="none" style:country-complex="none"/>
    </style:style>
    <style:style style:name="ce15" style:family="table-cell" style:parent-style-name="Default">
      <style:table-cell-properties style:text-align-source="fix" style:repeat-content="false" fo:background-color="transparent" fo:border="0.06pt solid #000000" style:vertical-align="middle"/>
      <style:paragraph-properties fo:text-align="start" fo:margin-left="0pt"/>
      <style:text-properties style:font-name="Times New Roman" fo:font-size="11pt" style:font-size-asian="11pt" style:font-size-complex="11pt"/>
    </style:style>
    <style:style style:name="ce16" style:family="table-cell" style:parent-style-name="Default">
      <style:table-cell-properties fo:background-color="#eeeeec" style:text-align-source="fix" style:repeat-content="false" fo:border="0.06pt solid #000000" style:vertical-align="middle"/>
      <style:paragraph-properties fo:text-align="start" fo:margin-left="0pt"/>
      <style:text-properties style:font-name="Times New Roman" fo:font-size="11pt" style:font-size-asian="11pt" style:font-size-complex="11pt"/>
    </style:style>
    <style:style style:name="ce17" style:family="table-cell" style:parent-style-name="Default">
      <style:table-cell-properties style:text-align-source="fix" style:repeat-content="false" style:vertical-align="middle"/>
      <style:paragraph-properties fo:text-align="start" fo:margin-left="0pt"/>
      <style:text-properties style:font-name="Times New Roman" fo:font-size="11pt" style:font-size-asian="11pt" style:font-size-complex="11pt"/>
    </style:style>
    <style:style style:name="ce111" style:family="table-cell" style:parent-style-name="Default">
      <style:table-cell-properties fo:background-color="#f9c6db" fo:border="0.06pt solid #000000" style:vertical-align="middle"/>
      <style:text-properties style:font-name="Times New Roman" fo:font-size="11pt" style:font-size-asian="11pt" style:font-size-complex="11pt"/>
    </style:style>
    <style:style style:name="ce112" style:family="table-cell" style:parent-style-name="Default">
      <style:table-cell-properties fo:background-color="#f1d2ab" fo:border="0.06pt solid #000000" style:vertical-align="middle"/>
      <style:text-properties style:font-name="Times New Roman" fo:font-size="11pt" style:font-size-asian="11pt" style:font-size-complex="11pt"/>
    </style:style>
    <style:style style:name="ce113" style:family="table-cell" style:parent-style-name="Default">
      <style:table-cell-properties fo:background-color="#dffec1" fo:border="0.06pt solid #000000" style:vertical-align="middle"/>
      <style:text-properties style:font-name="Times New Roman" fo:font-size="11pt" style:font-size-asian="11pt" style:font-size-complex="11pt"/>
    </style:style>
    <style:style style:name="ce114" style:family="table-cell" style:parent-style-name="Default">
      <style:table-cell-properties fo:background-color="#000000" style:text-align-source="fix" style:repeat-content="false" fo:border="0.06pt solid #000000" style:vertical-align="middle"/>
      <style:paragraph-properties fo:text-align="center"/>
      <style:text-properties style:font-name="Times New Roman" fo:font-size="11pt" style:font-size-asian="11pt" style:font-size-complex="11pt"/>
    </style:style>
    <style:style style:name="ce115" style:family="table-cell" style:parent-style-name="Default">
      <style:table-cell-properties fo:background-color="#000000" style:text-align-source="fix" style:repeat-content="false" fo:border="0.06pt solid #000000" style:vertical-align="middle"/>
      <style:paragraph-properties fo:text-align="center"/>
      <style:text-properties fo:color="#000000" style:font-name="Times New Roman" fo:font-size="11pt" style:font-size-asian="11pt" style:font-size-complex="11pt"/>
    </style:style>
    <style:style style:name="ce23" style:family="table-cell" style:parent-style-name="Default">
      <style:table-cell-properties fo:background-color="#fce94f" style:text-align-source="fix" style:repeat-content="false" fo:border="0.06pt solid #000000" style:vertical-align="middle"/>
      <style:paragraph-properties fo:text-align="center" fo:margin-left="0pt"/>
      <style:text-properties style:font-name="Times New Roman" fo:font-size="11pt" style:font-size-asian="11pt" style:font-size-complex="11pt"/>
    </style:style>
    <style:style style:name="ce24" style:family="table-cell" style:parent-style-name="Default">
      <style:table-cell-properties fo:background-color="#ff0000" fo:border="0.06pt solid #000000" style:vertical-align="middle"/>
      <style:text-properties fo:color="#ffffff" style:font-name="Times New Roman" fo:font-size="11pt" style:font-size-asian="11pt" style:font-size-complex="11pt"/>
    </style:style>
    <style:style style:name="ce118" style:family="table-cell" style:parent-style-name="Default">
      <style:table-cell-properties fo:background-color="#000000" fo:border="0.06pt solid #000000" style:vertical-align="middle"/>
      <style:text-properties style:font-name="Times New Roman" fo:font-size="11pt" style:font-size-asian="11pt" style:font-size-complex="11pt"/>
    </style:style>
    <style:style style:name="ce26" style:family="table-cell" style:parent-style-name="Default">
      <style:table-cell-properties fo:background-color="#fce94f" fo:border="0.06pt solid #000000" style:vertical-align="middle"/>
      <style:text-properties style:font-name="Times New Roman" fo:font-size="11pt" style:font-name-asian="Source Han Sans CN Regular" style:font-size-asian="11pt" style:font-name-complex="Lohit Devanagari" style:font-size-complex="11pt"/>
    </style:style>
    <style:style style:name="ce27" style:family="table-cell" style:parent-style-name="Default" style:data-style-name="N11">
      <style:table-cell-properties fo:background-color="#eeeeec" style:text-align-source="fix" style:repeat-content="false" fo:border="0.06pt solid #000000" style:vertical-align="middle"/>
      <style:paragraph-properties fo:text-align="end" fo:margin-left="0pt"/>
      <style:text-properties style:font-name="Times New Roman" fo:font-size="11pt" style:font-size-asian="11pt" style:font-size-complex="11pt"/>
    </style:style>
    <style:style style:name="ce28" style:family="table-cell" style:parent-style-name="Default" style:data-style-name="N121">
      <style:table-cell-properties fo:background-color="#eeeeec" style:text-align-source="fix" style:repeat-content="false" fo:border="0.06pt solid #000000" style:vertical-align="middle"/>
      <style:paragraph-properties fo:text-align="end" fo:margin-left="0pt"/>
      <style:text-properties style:font-name="Times New Roman" fo:font-size="11pt" style:font-size-asian="11pt" style:font-size-complex="11pt"/>
    </style:style>
    <style:style style:name="ce29" style:family="table-cell" style:parent-style-name="Default">
      <style:table-cell-properties fo:background-color="#eeeeec" style:text-align-source="fix" style:repeat-content="false" fo:border="0.06pt solid #000000" style:vertical-align="middle"/>
      <style:paragraph-properties fo:text-align="center" fo:margin-left="0pt"/>
      <style:text-properties style:font-name="Times New Roman" fo:font-size="11pt" style:font-size-asian="11pt" style:font-size-complex="11pt"/>
    </style:style>
    <style:style style:name="ce30" style:family="table-cell" style:parent-style-name="Default">
      <style:table-cell-properties style:vertical-align="middle"/>
      <style:text-properties style:font-name="Times New Roman" fo:font-size="11pt" style:font-size-asian="11pt" style:font-size-complex="11pt"/>
    </style:style>
    <style:style style:name="ce124" style:family="table-cell" style:parent-style-name="Default">
      <style:table-cell-properties fo:background-color="#f9c6db" fo:border="0.06pt solid #000000" style:vertical-align="middle"/>
      <style:text-properties fo:color="#000009"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fo:background-color="#f1d2ab" fo:border="0.06pt solid #000000" style:vertical-align="middle"/>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ackground-color="#dffec1" fo:border="0.06pt solid #000000" style:vertical-align="middle"/>
      <style:text-properties fo:color="#000000" style:font-name="Times New Roman" fo:font-size="11pt" fo:language="pt" fo:country="BR" style:font-name-asian="Times New Roman1" style:font-size-asian="11pt" style:font-name-complex="Times New Roman1" style:font-size-complex="11pt" style:language-complex="none" style:country-complex="none"/>
    </style:style>
    <style:style style:name="ce127" style:family="table-cell" style:parent-style-name="Default">
      <style:table-cell-properties fo:background-color="#dffec1" fo:border="0.06pt solid #000000" style:vertical-align="middle"/>
      <style:text-properties fo:color="#000009" style:font-name="Times New Roman" fo:font-size="11pt" fo:language="pt" fo:country="BR" style:font-name-asian="Times New Roman1" style:font-size-asian="11pt" style:font-name-complex="Times New Roman1" style:font-size-complex="11pt" style:language-complex="none" style:country-complex="none"/>
    </style:style>
    <style:style style:name="ce128" style:family="table-cell" style:parent-style-name="Default">
      <style:table-cell-properties fo:background-color="#000000" fo:border="0.06pt solid #000000" style:vertical-align="middle"/>
      <style:text-properties fo:color="#000000" style:font-name="Times New Roman" fo:font-size="11pt" fo:language="pt" fo:country="BR" style:font-name-asian="Times New Roman1" style:font-size-asian="11pt" style:font-name-complex="Times New Roman1" style:font-size-complex="11pt" style:language-complex="none" style:country-complex="none"/>
    </style:style>
    <style:style style:name="ce129" style:family="table-cell" style:parent-style-name="Default">
      <style:table-cell-properties fo:background-color="#f9c6db" fo:border="0.06pt solid #000000" style:vertical-align="middle"/>
      <style:text-properties style:use-window-font-color="true" style:font-name="Times New Roman" fo:font-size="11pt" fo:language="en" fo:country="US" style:font-name-asian="Source Han Sans CN Regular" style:font-size-asian="11pt" style:font-name-complex="Lohit Devanagari" style:font-size-complex="11pt" style:language-complex="hi" style:country-complex="IN"/>
    </style:style>
    <style:style style:name="ce130" style:family="table-cell" style:parent-style-name="Default">
      <style:table-cell-properties fo:background-color="#ffffcc" fo:border="0.06pt solid #000000" style:vertical-align="middle"/>
      <style:text-properties fo:color="#000000" style:font-name="Times New Roman" fo:font-size="11pt" style:font-size-asian="11pt" style:font-size-complex="11pt"/>
    </style:style>
    <style:style style:name="ce131" style:family="table-cell" style:parent-style-name="Default">
      <style:table-cell-properties fo:background-color="#dddddd" fo:border="0.06pt solid #000000" style:vertical-align="middle"/>
      <style:text-properties style:font-name="Times New Roman" fo:font-size="11pt" style:font-size-asian="11pt" style:font-size-complex="11pt"/>
    </style:style>
    <style:style style:name="ce39" style:family="table-cell" style:parent-style-name="Default">
      <style:table-cell-properties fo:background-color="#f1d2ab" fo:border="0.06pt solid #000000" style:vertical-align="middle"/>
      <style:text-properties fo:color="#000009" style:font-name="Times New Roman" fo:font-size="11pt" fo:language="pt" fo:country="BR" style:font-name-asian="Times New Roman1" style:font-size-asian="11pt" style:font-name-complex="Times New Roman1" style:font-size-complex="11pt" style:language-complex="none" style:country-complex="none"/>
    </style:style>
    <style:style style:name="ce40" style:family="table-cell" style:parent-style-name="Default">
      <style:table-cell-properties fo:background-color="#fce94f" fo:border="0.06pt solid #000000" style:vertical-align="middle"/>
      <style:text-properties style:font-name="Times New Roman" fo:font-size="11pt" style:font-size-asian="11pt" style:font-size-complex="11pt"/>
    </style:style>
    <style:style style:name="ce41" style:family="table-cell" style:parent-style-name="Default">
      <style:table-cell-properties fo:background-color="#ff0000" fo:border="0.06pt solid #000000" style:vertical-align="middle"/>
      <style:text-properties fo:color="#ffffff" style:font-name="Times New Roman" fo:font-size="11pt" fo:language="pt" fo:country="BR" style:font-name-asian="Times New Roman1" style:font-size-asian="11pt" style:font-name-complex="Times New Roman1" style:font-size-complex="11pt" style:language-complex="none" style:country-complex="none"/>
    </style:style>
    <style:style style:name="ce42" style:family="table-cell" style:parent-style-name="Default">
      <style:table-cell-properties fo:background-color="#888a85" fo:border="0.06pt solid #000000" style:vertical-align="middle"/>
      <style:text-properties style:font-name="Times New Roman" fo:font-size="11pt" style:font-size-asian="11pt" style:font-size-complex="11pt"/>
    </style:style>
    <style:style style:name="ce136" style:family="table-cell" style:parent-style-name="Default">
      <style:table-cell-properties fo:background-color="#f9c6db" fo:border="0.06pt solid #000000" style:vertical-align="middle"/>
      <style:text-properties fo:color="#000009" style:font-name="Times New Roman" fo:font-size="11pt" fo:language="pt" fo:country="BR" style:font-name-asian="Source Han Sans CN Regular" style:font-size-asian="11pt" style:font-name-complex="Lohit Devanagari" style:font-size-complex="11pt" style:language-complex="none" style:country-complex="none"/>
    </style:style>
    <style:style style:name="ce44" style:family="table-cell" style:parent-style-name="Default">
      <style:table-cell-properties fo:background-color="#f9c6db" fo:border="0.06pt solid #000000" style:vertical-align="middle"/>
      <style:text-properties style:font-name="Times New Roman" fo:font-size="11pt" style:font-name-asian="Source Han Sans CN Regular" style:font-size-asian="11pt" style:font-name-complex="Lohit Devanagari" style:font-size-complex="11pt"/>
    </style:style>
    <style:style style:name="ce45" style:family="table-cell" style:parent-style-name="Default">
      <style:table-cell-properties fo:background-color="#f1d2ab" fo:border="0.06pt solid #000000" style:vertical-align="middle"/>
      <style:text-properties fo:color="#000000" style:font-name="Times New Roman" fo:font-size="11pt" fo:language="pt" fo:country="BR" style:font-name-asian="Source Han Sans CN Regular" style:font-size-asian="11pt" style:font-name-complex="Lohit Devanagari" style:font-size-complex="11pt" style:language-complex="none" style:country-complex="none"/>
    </style:style>
    <style:style style:name="ce46" style:family="table-cell" style:parent-style-name="Default">
      <style:table-cell-properties fo:background-color="#fce94f" fo:border="0.06pt solid #000000" style:vertical-align="middle"/>
      <style:text-properties fo:color="#000009" style:font-name="Times New Roman" fo:font-size="11pt" fo:language="pt" fo:country="BR" style:font-name-asian="Source Han Sans CN Regular" style:font-size-asian="11pt" style:font-name-complex="Lohit Devanagari" style:font-size-complex="11pt" style:language-complex="none" style:country-complex="none"/>
    </style:style>
    <style:style style:name="ce47" style:family="table-cell" style:parent-style-name="Default" style:data-style-name="N121">
      <style:table-cell-properties fo:background-color="#dffec1" fo:border="0.06pt solid #000000"/>
    </style:style>
    <style:style style:name="ce48" style:family="table-cell" style:parent-style-name="Default" style:data-style-name="N121">
      <style:table-cell-properties fo:background-color="#f1d2ab" fo:border="0.06pt solid #000000"/>
    </style:style>
    <style:style style:name="ce49" style:family="table-cell" style:parent-style-name="Default" style:data-style-name="N121">
      <style:table-cell-properties fo:background-color="#f9c6db" fo:border="0.06pt solid #000000"/>
    </style:style>
    <style:style style:name="ce50" style:family="table-cell" style:parent-style-name="Default" style:data-style-name="N121">
      <style:table-cell-properties fo:background-color="#fce94f" fo:border="0.06pt solid #000000"/>
    </style:style>
    <style:style style:name="ce51" style:family="table-cell" style:parent-style-name="Default" style:data-style-name="N121">
      <style:table-cell-properties fo:background-color="#888a85" fo:border="0.06pt solid #000000"/>
    </style:style>
  </office:automatic-styles>
  <office:body>
    <office:spreadsheet>
      <table:calculation-settings table:automatic-find-labels="false" table:use-regular-expressions="false" table:use-wildcards="true"/>
      <table:table table:name="NOVO_TADS" table:style-name="ta1">
        <table:table-column table:style-name="co1" table:default-cell-style-name="ce98"/>
        <table:table-column table:style-name="co2" table:default-cell-style-name="ce12"/>
        <table:table-column table:style-name="co3" table:default-cell-style-name="ce111"/>
        <table:table-column table:style-name="co4" table:default-cell-style-name="ce111"/>
        <table:table-column table:style-name="co5" table:default-cell-style-name="ce136"/>
        <table:table-column table:style-name="co6" table:default-cell-style-name="ce111"/>
        <table:table-row table:style-name="ro1">
          <table:table-cell table:style-name="ce96" office:value-type="string" calcext:value-type="string">
            <text:p>Período</text:p>
          </table:table-cell>
          <table:table-cell table:style-name="ce102" office:value-type="string" calcext:value-type="string">
            <text:p>Núcleo</text:p>
          </table:table-cell>
          <table:table-cell table:style-name="ce96" office:value-type="string" calcext:value-type="string">
            <text:p>Área</text:p>
          </table:table-cell>
          <table:table-cell table:style-name="ce96" office:value-type="string" calcext:value-type="string">
            <text:p>Disciplina</text:p>
          </table:table-cell>
          <table:table-cell table:style-name="ce96" office:value-type="string" calcext:value-type="string">
            <text:p>Pré-requisitos</text:p>
          </table:table-cell>
          <table:table-cell table:style-name="ce96" office:value-type="string" calcext:value-type="string">
            <text:p>CHT</text:p>
          </table:table-cell>
        </table:table-row>
        <table:table-row table:style-name="ro2">
          <table:table-cell table:style-name="ce2" office:value-type="float" office:value="1" calcext:value-type="float" table:number-columns-spanned="1" table:number-rows-spanned="7">
            <text:p>1</text:p>
          </table:table-cell>
          <table:table-cell table:style-name="ce9" office:value-type="string" calcext:value-type="string" table:number-columns-spanned="1" table:number-rows-spanned="2">
            <text:p>Profissionalizante</text:p>
          </table:table-cell>
          <table:table-cell office:value-type="string" calcext:value-type="string">
            <text:p>Técnicas</text:p>
          </table:table-cell>
          <table:table-cell table:style-name="ce124" office:value-type="string" calcext:value-type="string">
            <text:p>Algoritmos</text:p>
          </table:table-cell>
          <table:table-cell table:style-name="ce111"/>
          <table:table-cell office:value-type="float" office:value="81" calcext:value-type="float">
            <text:p>81</text:p>
          </table:table-cell>
        </table:table-row>
        <table:table-row table:style-name="ro2">
          <table:covered-table-cell table:style-name="ce2"/>
          <table:covered-table-cell table:style-name="ce10"/>
          <table:table-cell office:value-type="string" calcext:value-type="string">
            <text:p>Técnicas</text:p>
          </table:table-cell>
          <table:table-cell office:value-type="string" calcext:value-type="string">
            <text:p>Programação para Web I</text:p>
          </table:table-cell>
          <table:table-cell/>
          <table:table-cell office:value-type="float" office:value="81" calcext:value-type="float">
            <text:p>81</text:p>
          </table:table-cell>
        </table:table-row>
        <table:table-row table:style-name="ro2">
          <table:covered-table-cell table:style-name="ce2"/>
          <table:table-cell table:style-name="ce104" office:value-type="string" calcext:value-type="string" table:number-columns-spanned="1" table:number-rows-spanned="5">
            <text:p>Básico</text:p>
          </table:table-cell>
          <table:table-cell table:style-name="ce112" office:value-type="string" calcext:value-type="string">
            <text:p>Matemática</text:p>
          </table:table-cell>
          <table:table-cell table:style-name="ce125" office:value-type="string" calcext:value-type="string">
            <text:p>Matemática Elementar</text:p>
          </table:table-cell>
          <table:table-cell table:style-name="ce112"/>
          <table:table-cell table:style-name="ce112" office:value-type="float" office:value="81" calcext:value-type="float">
            <text:p>81</text:p>
          </table:table-cell>
        </table:table-row>
        <table:table-row table:style-name="ro2">
          <table:covered-table-cell table:style-name="ce3"/>
          <table:covered-table-cell/>
          <table:table-cell table:style-name="ce113" office:value-type="string" calcext:value-type="string">
            <text:p>Humanidades</text:p>
          </table:table-cell>
          <table:table-cell table:style-name="ce126" office:value-type="string" calcext:value-type="string">
            <text:p>Inglês Acadêmico</text:p>
          </table:table-cell>
          <table:table-cell table:style-name="ce113"/>
          <table:table-cell table:style-name="ce113" office:value-type="float" office:value="54" calcext:value-type="float">
            <text:p>54</text:p>
          </table:table-cell>
        </table:table-row>
        <table:table-row table:style-name="ro2">
          <table:covered-table-cell table:style-name="ce3"/>
          <table:covered-table-cell/>
          <table:table-cell table:style-name="ce113" office:value-type="string" calcext:value-type="string">
            <text:p>Humanidades</text:p>
          </table:table-cell>
          <table:table-cell table:style-name="ce113" office:value-type="string" calcext:value-type="string">
            <text:p>Sociologia do Trabalho</text:p>
          </table:table-cell>
          <table:table-cell table:style-name="ce113"/>
          <table:table-cell table:style-name="ce113" office:value-type="float" office:value="27" calcext:value-type="float">
            <text:p>27</text:p>
          </table:table-cell>
        </table:table-row>
        <table:table-row table:style-name="ro2">
          <table:covered-table-cell table:style-name="ce3"/>
          <table:covered-table-cell/>
          <table:table-cell table:style-name="ce113" office:value-type="string" calcext:value-type="string">
            <text:p>Humanidades</text:p>
          </table:table-cell>
          <table:table-cell table:style-name="ce127" office:value-type="string" calcext:value-type="string">
            <text:p>Educação Ambiental</text:p>
          </table:table-cell>
          <table:table-cell table:style-name="ce113"/>
          <table:table-cell table:style-name="ce113" office:value-type="float" office:value="27" calcext:value-type="float">
            <text:p>27</text:p>
          </table:table-cell>
        </table:table-row>
        <table:table-row table:style-name="ro2">
          <table:covered-table-cell table:style-name="ce3"/>
          <table:covered-table-cell/>
          <table:table-cell table:style-name="ce113" office:value-type="string" calcext:value-type="string">
            <text:p>Humanidades</text:p>
          </table:table-cell>
          <table:table-cell table:style-name="ce126" office:value-type="string" calcext:value-type="string">
            <text:p>Ética e Legislação Aplicada</text:p>
          </table:table-cell>
          <table:table-cell table:style-name="ce113"/>
          <table:table-cell table:style-name="ce113" office:value-type="float" office:value="27" calcext:value-type="float">
            <text:p>27</text:p>
          </table:table-cell>
        </table:table-row>
        <table:table-row table:style-name="ro2">
          <table:table-cell table:style-name="ce99" table:number-columns-spanned="6" table:number-rows-spanned="1"/>
          <table:covered-table-cell table:style-name="ce106"/>
          <table:covered-table-cell table:style-name="ce114"/>
          <table:covered-table-cell table:style-name="ce128"/>
          <table:covered-table-cell table:number-columns-repeated="2" table:style-name="ce118"/>
        </table:table-row>
        <table:table-row table:style-name="ro2">
          <table:table-cell table:style-name="ce2" office:value-type="float" office:value="2" calcext:value-type="float" table:number-columns-spanned="1" table:number-rows-spanned="6">
            <text:p>2</text:p>
          </table:table-cell>
          <table:table-cell table:style-name="ce10" office:value-type="string" calcext:value-type="string" table:number-columns-spanned="1" table:number-rows-spanned="4">
            <text:p>Profissionalizante</text:p>
          </table:table-cell>
          <table:table-cell office:value-type="string" calcext:value-type="string">
            <text:p>Técnicas</text:p>
          </table:table-cell>
          <table:table-cell table:style-name="ce129" office:value-type="string" calcext:value-type="string">
            <text:p>Sistemas Operacionais</text:p>
          </table:table-cell>
          <table:table-cell table:style-name="ce111"/>
          <table:table-cell office:value-type="float" office:value="81" calcext:value-type="float">
            <text:p>81</text:p>
          </table:table-cell>
        </table:table-row>
        <table:table-row table:style-name="ro2">
          <table:covered-table-cell table:number-columns-repeated="2"/>
          <table:table-cell office:value-type="string" calcext:value-type="string">
            <text:p>Técnicas</text:p>
          </table:table-cell>
          <table:table-cell office:value-type="string" calcext:value-type="string">
            <text:p>Bancos de Dados</text:p>
          </table:table-cell>
          <table:table-cell table:style-name="ce111"/>
          <table:table-cell office:value-type="float" office:value="81" calcext:value-type="float">
            <text:p>81</text:p>
          </table:table-cell>
        </table:table-row>
        <table:table-row table:style-name="ro2">
          <table:covered-table-cell table:number-columns-repeated="2"/>
          <table:table-cell office:value-type="string" calcext:value-type="string">
            <text:p>Técnicas</text:p>
          </table:table-cell>
          <table:table-cell table:style-name="ce129" office:value-type="string" calcext:value-type="string">
            <text:p>Engenharia de Software</text:p>
          </table:table-cell>
          <table:table-cell/>
          <table:table-cell office:value-type="float" office:value="81" calcext:value-type="float">
            <text:p>81</text:p>
          </table:table-cell>
        </table:table-row>
        <table:table-row table:style-name="ro2">
          <table:covered-table-cell table:number-columns-repeated="2"/>
          <table:table-cell office:value-type="string" calcext:value-type="string">
            <text:p>Técnicas</text:p>
          </table:table-cell>
          <table:table-cell office:value-type="string" calcext:value-type="string">
            <text:p>Estruturas de Dados</text:p>
          </table:table-cell>
          <table:table-cell office:value-type="string" calcext:value-type="string">
            <text:p>Algoritmos</text:p>
          </table:table-cell>
          <table:table-cell office:value-type="float" office:value="81" calcext:value-type="float">
            <text:p>81</text:p>
          </table:table-cell>
        </table:table-row>
        <table:table-row table:style-name="ro2">
          <table:covered-table-cell/>
          <table:table-cell office:value-type="string" calcext:value-type="string" table:number-columns-spanned="1" table:number-rows-spanned="2">
            <text:p>Básico</text:p>
          </table:table-cell>
          <table:table-cell table:style-name="ce113" office:value-type="string" calcext:value-type="string">
            <text:p>Humanidades</text:p>
          </table:table-cell>
          <table:table-cell table:style-name="ce127" office:value-type="string" calcext:value-type="string">
            <text:p>Optativa (humanidades)</text:p>
          </table:table-cell>
          <table:table-cell table:style-name="ce113"/>
          <table:table-cell table:style-name="ce113" office:value-type="float" office:value="27" calcext:value-type="float">
            <text:p>27</text:p>
          </table:table-cell>
        </table:table-row>
        <table:table-row table:style-name="ro2">
          <table:covered-table-cell table:number-columns-repeated="2"/>
          <table:table-cell table:style-name="ce113" office:value-type="string" calcext:value-type="string">
            <text:p>Humanidades</text:p>
          </table:table-cell>
          <table:table-cell table:style-name="ce127" office:value-type="string" calcext:value-type="string">
            <text:p>Optativa (humanidades)</text:p>
          </table:table-cell>
          <table:table-cell table:style-name="ce113"/>
          <table:table-cell table:style-name="ce113" office:value-type="float" office:value="27" calcext:value-type="float">
            <text:p>27</text:p>
          </table:table-cell>
        </table:table-row>
        <table:table-row table:style-name="ro2">
          <table:table-cell table:style-name="ce99" table:number-columns-spanned="6" table:number-rows-spanned="1"/>
          <table:covered-table-cell table:style-name="ce106"/>
          <table:covered-table-cell table:style-name="ce115"/>
          <table:covered-table-cell table:number-columns-repeated="3" table:style-name="ce130"/>
        </table:table-row>
        <table:table-row table:style-name="ro2">
          <table:table-cell table:style-name="ce2" office:value-type="float" office:value="3" calcext:value-type="float" table:number-columns-spanned="1" table:number-rows-spanned="5">
            <text:p>3</text:p>
          </table:table-cell>
          <table:table-cell table:style-name="ce14" office:value-type="string" calcext:value-type="string" table:number-columns-spanned="1" table:number-rows-spanned="5">
            <text:p>Profissionalizante</text:p>
          </table:table-cell>
          <table:table-cell office:value-type="string" calcext:value-type="string">
            <text:p>Técnicas</text:p>
          </table:table-cell>
          <table:table-cell office:value-type="string" calcext:value-type="string">
            <text:p>Redes de Computadores</text:p>
          </table:table-cell>
          <table:table-cell table:style-name="ce44" office:value-type="string" calcext:value-type="string">
            <text:p>Sistemas Operacionais</text:p>
          </table:table-cell>
          <table:table-cell office:value-type="float" office:value="81" calcext:value-type="float">
            <text:p>81</text:p>
          </table:table-cell>
        </table:table-row>
        <table:table-row table:style-name="ro2">
          <table:covered-table-cell table:style-name="ce3"/>
          <table:covered-table-cell/>
          <table:table-cell office:value-type="string" calcext:value-type="string">
            <text:p>Técnicas</text:p>
          </table:table-cell>
          <table:table-cell office:value-type="string" calcext:value-type="string">
            <text:p>Análise e desenvolvimento de sistemas</text:p>
          </table:table-cell>
          <table:table-cell office:value-type="string" calcext:value-type="string">
            <text:p>Algoritmos</text:p>
          </table:table-cell>
          <table:table-cell office:value-type="float" office:value="162" calcext:value-type="float">
            <text:p>162</text:p>
          </table:table-cell>
        </table:table-row>
        <table:table-row table:style-name="ro2">
          <table:covered-table-cell table:style-name="ce3"/>
          <table:covered-table-cell/>
          <table:table-cell office:value-type="string" calcext:value-type="string">
            <text:p>Técnicas</text:p>
          </table:table-cell>
          <table:table-cell office:value-type="string" calcext:value-type="string">
            <text:p>Programação para Web II</text:p>
          </table:table-cell>
          <table:table-cell office:value-type="string" calcext:value-type="string">
            <text:p>Algoritmos</text:p>
          </table:table-cell>
          <table:table-cell office:value-type="float" office:value="81" calcext:value-type="float">
            <text:p>81</text:p>
          </table:table-cell>
        </table:table-row>
        <table:table-row table:style-name="ro2">
          <table:covered-table-cell table:style-name="ce3"/>
          <table:covered-table-cell/>
          <table:table-cell office:value-type="string" calcext:value-type="string">
            <text:p>Técnicas</text:p>
          </table:table-cell>
          <table:table-cell office:value-type="string" calcext:value-type="string">
            <text:p>Gerência de serviços de TI</text:p>
          </table:table-cell>
          <table:table-cell table:style-name="ce111"/>
          <table:table-cell office:value-type="float" office:value="27" calcext:value-type="float">
            <text:p>27</text:p>
          </table:table-cell>
        </table:table-row>
        <table:table-row table:style-name="ro2">
          <table:covered-table-cell table:style-name="ce3"/>
          <table:covered-table-cell/>
          <table:table-cell office:value-type="string" calcext:value-type="string">
            <text:p>Técnicas</text:p>
          </table:table-cell>
          <table:table-cell office:value-type="string" calcext:value-type="string">
            <text:p>Administração de Serviços para Internet</text:p>
          </table:table-cell>
          <table:table-cell/>
          <table:table-cell office:value-type="float" office:value="27" calcext:value-type="float">
            <text:p>27</text:p>
          </table:table-cell>
        </table:table-row>
        <table:table-row table:style-name="ro2">
          <table:table-cell table:style-name="ce99" table:number-columns-spanned="6" table:number-rows-spanned="1"/>
          <table:covered-table-cell table:style-name="ce106"/>
          <table:covered-table-cell table:style-name="ce114"/>
          <table:covered-table-cell table:number-columns-repeated="3" table:style-name="ce131"/>
        </table:table-row>
        <table:table-row table:style-name="ro2">
          <table:table-cell table:style-name="ce2" office:value-type="float" office:value="4" calcext:value-type="float" table:number-columns-spanned="1" table:number-rows-spanned="7">
            <text:p>4</text:p>
          </table:table-cell>
          <table:table-cell table:style-name="ce14" office:value-type="string" calcext:value-type="string" table:number-columns-spanned="1" table:number-rows-spanned="3">
            <text:p>Profissionalizante</text:p>
          </table:table-cell>
          <table:table-cell office:value-type="string" calcext:value-type="string">
            <text:p>Técnicas</text:p>
          </table:table-cell>
          <table:table-cell office:value-type="string" calcext:value-type="string">
            <text:p>Projeto Integrador</text:p>
          </table:table-cell>
          <table:table-cell office:value-type="string" calcext:value-type="string">
            <text:p>Algoritmos, Bancos de Dados</text:p>
          </table:table-cell>
          <table:table-cell office:value-type="float" office:value="81" calcext:value-type="float">
            <text:p>81</text:p>
          </table:table-cell>
        </table:table-row>
        <table:table-row table:style-name="ro2">
          <table:covered-table-cell table:number-columns-repeated="2"/>
          <table:table-cell office:value-type="string" calcext:value-type="string">
            <text:p>Técnicas</text:p>
          </table:table-cell>
          <table:table-cell office:value-type="string" calcext:value-type="string">
            <text:p>Programação para Dispositivos Móveis</text:p>
          </table:table-cell>
          <table:table-cell office:value-type="string" calcext:value-type="string">
            <text:p>Algoritmos</text:p>
          </table:table-cell>
          <table:table-cell office:value-type="float" office:value="81" calcext:value-type="float">
            <text:p>81</text:p>
          </table:table-cell>
        </table:table-row>
        <table:table-row table:style-name="ro2">
          <table:covered-table-cell table:number-columns-repeated="2"/>
          <table:table-cell office:value-type="string" calcext:value-type="string">
            <text:p>Técnicas</text:p>
          </table:table-cell>
          <table:table-cell office:value-type="string" calcext:value-type="string">
            <text:p>Gerência de Projetos</text:p>
          </table:table-cell>
          <table:table-cell table:style-name="ce44"/>
          <table:table-cell office:value-type="float" office:value="27" calcext:value-type="float">
            <text:p>27</text:p>
          </table:table-cell>
        </table:table-row>
        <table:table-row table:style-name="ro2">
          <table:covered-table-cell/>
          <table:table-cell office:value-type="string" calcext:value-type="string" table:number-columns-spanned="1" table:number-rows-spanned="2">
            <text:p>Básico</text:p>
          </table:table-cell>
          <table:table-cell table:style-name="ce112" office:value-type="string" calcext:value-type="string">
            <text:p>Matemática</text:p>
          </table:table-cell>
          <table:table-cell table:style-name="ce39" office:value-type="string" calcext:value-type="string">
            <text:p>Probabilidade e Estatística</text:p>
          </table:table-cell>
          <table:table-cell table:style-name="ce45" office:value-type="string" calcext:value-type="string">
            <text:p>Matemática Elementar</text:p>
          </table:table-cell>
          <table:table-cell table:style-name="ce112" office:value-type="float" office:value="81" calcext:value-type="float">
            <text:p>81</text:p>
          </table:table-cell>
        </table:table-row>
        <table:table-row table:style-name="ro2">
          <table:covered-table-cell/>
          <table:covered-table-cell office:value-type="string" calcext:value-type="string">
            <text:p>Básico</text:p>
          </table:covered-table-cell>
          <table:table-cell table:style-name="ce113" office:value-type="string" calcext:value-type="string">
            <text:p>Humanidades</text:p>
          </table:table-cell>
          <table:table-cell table:style-name="ce127" office:value-type="string" calcext:value-type="string">
            <text:p>Optativa (humanidades)</text:p>
          </table:table-cell>
          <table:table-cell table:style-name="ce113"/>
          <table:table-cell table:style-name="ce113" office:value-type="float" office:value="27" calcext:value-type="float">
            <text:p>27</text:p>
          </table:table-cell>
        </table:table-row>
        <table:table-row table:style-name="ro2">
          <table:covered-table-cell/>
          <table:table-cell table:style-name="ce14" office:value-type="string" calcext:value-type="string">
            <text:p>Optativas</text:p>
          </table:table-cell>
          <table:table-cell table:style-name="ce23" office:value-type="string" calcext:value-type="string">
            <text:p>-</text:p>
          </table:table-cell>
          <table:table-cell table:style-name="ce40" office:value-type="string" calcext:value-type="string">
            <text:p>Componente Curricular Eletivo</text:p>
          </table:table-cell>
          <table:table-cell table:style-name="ce46"/>
          <table:table-cell table:style-name="ce40" office:value-type="float" office:value="81" calcext:value-type="float">
            <text:p>81</text:p>
          </table:table-cell>
        </table:table-row>
        <table:table-row table:style-name="ro2">
          <table:covered-table-cell/>
          <table:table-cell office:value-type="string" calcext:value-type="string">
            <text:p>TCC</text:p>
          </table:table-cell>
          <table:table-cell table:style-name="ce24"/>
          <table:table-cell table:style-name="ce41" office:value-type="string" calcext:value-type="string">
            <text:p>TCC I</text:p>
          </table:table-cell>
          <table:table-cell table:style-name="ce24"/>
          <table:table-cell table:style-name="ce24" office:value-type="float" office:value="54" calcext:value-type="float">
            <text:p>54</text:p>
          </table:table-cell>
        </table:table-row>
        <table:table-row table:style-name="ro2">
          <table:table-cell table:style-name="ce99" table:number-columns-spanned="6" table:number-rows-spanned="1"/>
          <table:covered-table-cell table:style-name="ce106"/>
          <table:covered-table-cell table:number-columns-repeated="4" table:style-name="ce118"/>
        </table:table-row>
        <table:table-row table:style-name="ro2">
          <table:table-cell table:style-name="ce2" office:value-type="float" office:value="5" calcext:value-type="float" table:number-columns-spanned="1" table:number-rows-spanned="7">
            <text:p>5</text:p>
          </table:table-cell>
          <table:table-cell office:value-type="string" calcext:value-type="string" table:number-columns-spanned="1" table:number-rows-spanned="4">
            <text:p>Profissionalizante</text:p>
          </table:table-cell>
          <table:table-cell office:value-type="string" calcext:value-type="string">
            <text:p>Técnicas</text:p>
          </table:table-cell>
          <table:table-cell office:value-type="string" calcext:value-type="string">
            <text:p>Sistemas distribuídos</text:p>
          </table:table-cell>
          <table:table-cell office:value-type="string" calcext:value-type="string">
            <text:p>Algoritmos</text:p>
          </table:table-cell>
          <table:table-cell office:value-type="float" office:value="81" calcext:value-type="float">
            <text:p>81</text:p>
          </table:table-cell>
        </table:table-row>
        <table:table-row table:style-name="ro2">
          <table:covered-table-cell table:number-columns-repeated="2"/>
          <table:table-cell office:value-type="string" calcext:value-type="string">
            <text:p>Técnicas</text:p>
          </table:table-cell>
          <table:table-cell office:value-type="string" calcext:value-type="string">
            <text:p>Segurança da Informação</text:p>
          </table:table-cell>
          <table:table-cell office:value-type="string" calcext:value-type="string">
            <text:p>Algoritmos</text:p>
          </table:table-cell>
          <table:table-cell office:value-type="float" office:value="27" calcext:value-type="float">
            <text:p>27</text:p>
          </table:table-cell>
        </table:table-row>
        <table:table-row table:style-name="ro2">
          <table:covered-table-cell table:number-columns-repeated="2"/>
          <table:table-cell office:value-type="string" calcext:value-type="string">
            <text:p>Técnicas</text:p>
          </table:table-cell>
          <table:table-cell office:value-type="string" calcext:value-type="string">
            <text:p>Governança de Tecnologia da Informação</text:p>
          </table:table-cell>
          <table:table-cell table:style-name="ce111"/>
          <table:table-cell office:value-type="float" office:value="27" calcext:value-type="float">
            <text:p>27</text:p>
          </table:table-cell>
        </table:table-row>
        <table:table-row table:style-name="ro2">
          <table:covered-table-cell table:number-columns-repeated="2"/>
          <table:table-cell office:value-type="string" calcext:value-type="string">
            <text:p>Técnicas</text:p>
          </table:table-cell>
          <table:table-cell office:value-type="string" calcext:value-type="string">
            <text:p>Metodologia e Iniciação Científica</text:p>
          </table:table-cell>
          <table:table-cell/>
          <table:table-cell office:value-type="float" office:value="81" calcext:value-type="float">
            <text:p>81</text:p>
          </table:table-cell>
        </table:table-row>
        <table:table-row table:style-name="ro2">
          <table:covered-table-cell/>
          <table:table-cell office:value-type="string" calcext:value-type="string" table:number-columns-spanned="1" table:number-rows-spanned="2">
            <text:p>Optativas</text:p>
          </table:table-cell>
          <table:table-cell table:style-name="ce23" office:value-type="string" calcext:value-type="string">
            <text:p>-</text:p>
          </table:table-cell>
          <table:table-cell table:style-name="ce40" office:value-type="string" calcext:value-type="string">
            <text:p>Componente Curricular Eletivo</text:p>
          </table:table-cell>
          <table:table-cell table:style-name="ce46"/>
          <table:table-cell table:style-name="ce40" office:value-type="float" office:value="81" calcext:value-type="float">
            <text:p>81</text:p>
          </table:table-cell>
        </table:table-row>
        <table:table-row table:style-name="ro2">
          <table:covered-table-cell table:number-columns-repeated="2"/>
          <table:table-cell table:style-name="ce23" office:value-type="string" calcext:value-type="string">
            <text:p>-</text:p>
          </table:table-cell>
          <table:table-cell table:style-name="ce40" office:value-type="string" calcext:value-type="string">
            <text:p>Componente Curricular Eletivo</text:p>
          </table:table-cell>
          <table:table-cell table:style-name="ce46"/>
          <table:table-cell table:style-name="ce40" office:value-type="float" office:value="81" calcext:value-type="float">
            <text:p>81</text:p>
          </table:table-cell>
        </table:table-row>
        <table:table-row table:style-name="ro2">
          <table:covered-table-cell/>
          <table:table-cell office:value-type="string" calcext:value-type="string">
            <text:p>TCC</text:p>
          </table:table-cell>
          <table:table-cell table:style-name="ce24"/>
          <table:table-cell table:style-name="ce41" office:value-type="string" calcext:value-type="string">
            <text:p>TCC II</text:p>
          </table:table-cell>
          <table:table-cell table:style-name="ce24"/>
          <table:table-cell table:style-name="ce24" office:value-type="float" office:value="54" calcext:value-type="float">
            <text:p>54</text:p>
          </table:table-cell>
        </table:table-row>
        <table:table-row table:style-name="ro2">
          <table:table-cell table:style-name="ce99" table:number-columns-spanned="6" table:number-rows-spanned="1"/>
          <table:covered-table-cell table:style-name="ce106"/>
          <table:covered-table-cell table:number-columns-repeated="4" table:style-name="ce118"/>
        </table:table-row>
        <table:table-row table:style-name="ro2">
          <table:table-cell table:style-name="ce6" office:value-type="string" calcext:value-type="string">
            <text:p>-</text:p>
          </table:table-cell>
          <table:table-cell table:style-name="ce15" office:value-type="string" calcext:value-type="string">
            <text:p>Complementar</text:p>
          </table:table-cell>
          <table:table-cell table:style-name="ce26" office:value-type="string" calcext:value-type="string">
            <text:p>Complementar</text:p>
          </table:table-cell>
          <table:table-cell table:style-name="ce40" office:value-type="string" calcext:value-type="string">
            <text:p>Atividades complementares</text:p>
          </table:table-cell>
          <table:table-cell table:style-name="ce40"/>
          <table:table-cell table:style-name="ce40" office:value-type="float" office:value="400" calcext:value-type="float">
            <text:p>400</text:p>
          </table:table-cell>
        </table:table-row>
        <table:table-row table:style-name="ro2">
          <table:table-cell table:style-name="ce99" table:number-columns-spanned="6" table:number-rows-spanned="1"/>
          <table:covered-table-cell table:style-name="ce106"/>
          <table:covered-table-cell table:number-columns-repeated="4" table:style-name="ce118"/>
        </table:table-row>
        <table:table-row table:style-name="ro2">
          <table:table-cell table:style-name="ce7"/>
          <table:table-cell table:style-name="ce16" office:value-type="string" calcext:value-type="string">
            <text:p>Básica</text:p>
          </table:table-cell>
          <table:table-cell table:style-name="ce27" table:formula="of:=[.E41]+[.E42]-[.C43]" office:value-type="percentage" office:value="0.153275109170306" calcext:value-type="percentage">
            <text:p>15.33%</text:p>
          </table:table-cell>
          <table:table-cell table:style-name="ce113" office:value-type="string" calcext:value-type="string">
            <text:p>Humanidades</text:p>
          </table:table-cell>
          <table:table-cell table:style-name="ce47" table:formula="of:=[.F41]/[.F46]" office:value-type="percentage" office:value="0.0943231441048035" calcext:value-type="percentage">
            <text:p>9.4%</text:p>
          </table:table-cell>
          <table:table-cell table:style-name="ce113" table:formula="of:=SUM([.F27];[.F15];[.F14];[.F8];[.F7];[.F6];[.F5])" office:value-type="float" office:value="216" calcext:value-type="float">
            <text:p>216</text:p>
          </table:table-cell>
        </table:table-row>
        <table:table-row table:style-name="ro2">
          <table:table-cell table:style-name="ce7"/>
          <table:table-cell table:style-name="ce16" office:value-type="string" calcext:value-type="string">
            <text:p>Profissionalizante</text:p>
          </table:table-cell>
          <table:table-cell table:style-name="ce27" table:formula="of:=[.E43]+[.E45]" office:value-type="percentage" office:value="0.660262008733625" calcext:value-type="percentage">
            <text:p>66.03%</text:p>
          </table:table-cell>
          <table:table-cell table:style-name="ce112" office:value-type="string" calcext:value-type="string">
            <text:p>Matemática</text:p>
          </table:table-cell>
          <table:table-cell table:style-name="ce48" table:formula="of:=[.F42]/[.F46]" office:value-type="percentage" office:value="0.0707423580786026" calcext:value-type="percentage">
            <text:p>7.1%</text:p>
          </table:table-cell>
          <table:table-cell table:style-name="ce112" table:formula="of:=SUM([.F4];[.F26])" office:value-type="float" office:value="162" calcext:value-type="float">
            <text:p>162</text:p>
          </table:table-cell>
        </table:table-row>
        <table:table-row table:style-name="ro2">
          <table:table-cell table:style-name="ce7"/>
          <table:table-cell table:style-name="ce16" office:value-type="string" calcext:value-type="string">
            <text:p>Optativas</text:p>
          </table:table-cell>
          <table:table-cell table:style-name="ce27" table:formula="of:=[.F27]/[.F46]" office:value-type="percentage" office:value="0.0117903930131004" calcext:value-type="percentage">
            <text:p>1.18%</text:p>
          </table:table-cell>
          <table:table-cell office:value-type="string" calcext:value-type="string">
            <text:p>Técnicas</text:p>
          </table:table-cell>
          <table:table-cell table:style-name="ce49" table:formula="of:=[.F43]/[.F46]" office:value-type="percentage" office:value="0.554148471615721" calcext:value-type="percentage">
            <text:p>55.4%</text:p>
          </table:table-cell>
          <table:table-cell table:formula="of:=SUM([.F2];[.F10];[.F11];[.F12];[.F13];[.F17];[.F18];[.F19];[.F19];[.F20];[.F21];[.F23];[.F24];[.F25];[.F31];[.F32];[.F33];[.F34])" office:value-type="float" office:value="1269" calcext:value-type="float">
            <text:p>1269</text:p>
          </table:table-cell>
        </table:table-row>
        <table:table-row table:style-name="ro2">
          <table:table-cell table:style-name="ce7"/>
          <table:table-cell table:style-name="ce16" office:value-type="string" calcext:value-type="string">
            <text:p>Complementar</text:p>
          </table:table-cell>
          <table:table-cell table:style-name="ce28" table:formula="of:=[.E44]" office:value-type="percentage" office:value="0.174672489082969" calcext:value-type="percentage">
            <text:p>17.5%</text:p>
          </table:table-cell>
          <table:table-cell table:style-name="ce40" office:value-type="string" calcext:value-type="string">
            <text:p>Atividades complementares</text:p>
          </table:table-cell>
          <table:table-cell table:style-name="ce50" table:formula="of:=[.F44]/[.F46]" office:value-type="percentage" office:value="0.174672489082969" calcext:value-type="percentage">
            <text:p>17.5%</text:p>
          </table:table-cell>
          <table:table-cell table:style-name="ce40" table:formula="of:=SUM([.F39])" office:value-type="float" office:value="400" calcext:value-type="float">
            <text:p>400</text:p>
          </table:table-cell>
        </table:table-row>
        <table:table-row table:style-name="ro2">
          <table:table-cell table:style-name="ce7"/>
          <table:table-cell table:style-name="ce16" office:value-type="string" calcext:value-type="string">
            <text:p>TCC</text:p>
          </table:table-cell>
          <table:table-cell table:style-name="ce29" office:value-type="string" calcext:value-type="string">
            <text:p>-</text:p>
          </table:table-cell>
          <table:table-cell table:style-name="ce26" office:value-type="string" calcext:value-type="string">
            <text:p>Componentes Eletivos</text:p>
          </table:table-cell>
          <table:table-cell table:style-name="ce50" table:formula="of:=[.F45]/[.F46]" office:value-type="percentage" office:value="0.106113537117904" calcext:value-type="percentage">
            <text:p>10.6%</text:p>
          </table:table-cell>
          <table:table-cell table:style-name="ce40" table:formula="of:=SUM([.F36];[.F35];[.F28])" office:value-type="float" office:value="243" calcext:value-type="float">
            <text:p>243</text:p>
          </table:table-cell>
        </table:table-row>
        <table:table-row table:style-name="ro2">
          <table:table-cell table:style-name="ce7"/>
          <table:table-cell table:style-name="ce17"/>
          <table:table-cell table:style-name="ce30"/>
          <table:table-cell table:style-name="ce42" office:value-type="string" calcext:value-type="string">
            <text:p>Total</text:p>
          </table:table-cell>
          <table:table-cell table:style-name="ce51" table:formula="of:=SUM([.E41:.E45])" office:value-type="percentage" office:value="1" calcext:value-type="percentage">
            <text:p>100.0%</text:p>
          </table:table-cell>
          <table:table-cell table:style-name="ce42" table:formula="of:=SUM([.F41:.F45])" office:value-type="float" office:value="2290" calcext:value-type="float">
            <text:p>229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21">
      <number:number number:decimal-places="1" loext:min-decimal-places="1" number:min-integer-digits="1"/>
      <number:text>%</number:text>
    </number:percentage-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04">00/00/0000</text:date>, <text:time style:data-style-name="N2" text:time-value="12:22:36.179384276">00:00:00</text:time></text:p>
        </style:region-right>
      </style:header>
      <style:header-left style:display="false"/>
      <style:footer>
        <text:p>Page <text:page-number>1</text:page-number> / <text:page-count>99</text:page-count></text:p>
      </style:footer>
      <style:footer-left style:display="false"/>
    </style:master-page>
  </office:master-styles>
</office:document-styles>
</file>